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92mm"/>
    </style:style>
    <style:style style:name="co2" style:family="table-column">
      <style:table-column-properties fo:break-before="auto" style:column-width="11.41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8.7mm"/>
    </style:style>
    <style:style style:name="co6" style:family="table-column">
      <style:table-column-properties fo:break-before="auto" style:column-width="16.37mm"/>
    </style:style>
    <style:style style:name="co7" style:family="table-column">
      <style:table-column-properties fo:break-before="auto" style:column-width="11.57mm"/>
    </style:style>
    <style:style style:name="co8" style:family="table-column">
      <style:table-column-properties fo:break-before="auto" style:column-width="9.49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8mm"/>
    </style:style>
    <style:style style:name="co12" style:family="table-column">
      <style:table-column-properties fo:break-before="auto" style:column-width="7.58mm"/>
    </style:style>
    <style:style style:name="co13" style:family="table-column">
      <style:table-column-properties fo:break-before="auto" style:column-width="18.77mm"/>
    </style:style>
    <style:style style:name="co14" style:family="table-column">
      <style:table-column-properties fo:break-before="auto" style:column-width="17.16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2.22mm"/>
    </style:style>
    <style:style style:name="co17" style:family="table-column">
      <style:table-column-properties fo:break-before="auto" style:column-width="9.82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17.34mm"/>
    </style:style>
    <style:style style:name="co20" style:family="table-column">
      <style:table-column-properties fo:break-before="auto" style:column-width="16.2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1.34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25.17mm"/>
    </style:style>
    <style:style style:name="co25" style:family="table-column">
      <style:table-column-properties fo:break-before="auto" style:column-width="30.6mm"/>
    </style:style>
    <style:style style:name="co30" style:family="table-column">
      <style:table-column-properties fo:break-before="auto" style:column-width="16.53mm"/>
    </style:style>
    <style:style style:name="co31" style:family="table-column">
      <style:table-column-properties fo:break-before="auto" style:column-width="21.17mm"/>
    </style:style>
    <style:style style:name="co32" style:family="table-column">
      <style:table-column-properties fo:break-before="auto" style:column-width="10.94mm"/>
    </style:style>
    <style:style style:name="co33" style:family="table-column">
      <style:table-column-properties fo:break-before="auto" style:column-width="26.44mm"/>
    </style:style>
    <style:style style:name="co29" style:family="table-column">
      <style:table-column-properties fo:break-before="auto" style:column-width="22.77mm"/>
    </style:style>
    <style:style style:name="co34" style:family="table-column">
      <style:table-column-properties fo:break-before="auto" style:column-width="13.49mm"/>
    </style:style>
    <style:style style:name="co35" style:family="table-column">
      <style:table-column-properties fo:break-before="auto" style:column-width="18.45mm"/>
    </style:style>
    <style:style style:name="co36" style:family="table-column">
      <style:table-column-properties fo:break-before="auto" style:column-width="12.05mm"/>
    </style:style>
    <style:style style:name="co37" style:family="table-column">
      <style:table-column-properties fo:break-before="auto" style:column-width="27.39mm"/>
    </style:style>
    <style:style style:name="co26" style:family="table-column">
      <style:table-column-properties fo:break-before="auto" style:column-width="9.67mm"/>
    </style:style>
    <style:style style:name="co38" style:family="table-column">
      <style:table-column-properties fo:break-before="auto" style:column-width="14.13mm"/>
    </style:style>
    <style:style style:name="co39" style:family="table-column">
      <style:table-column-properties fo:break-before="auto" style:column-width="10.62mm"/>
    </style:style>
    <style:style style:name="co40" style:family="table-column">
      <style:table-column-properties fo:break-before="auto" style:column-width="14.45mm"/>
    </style:style>
    <style:style style:name="co41" style:family="table-column">
      <style:table-column-properties fo:break-before="auto" style:column-width="23.09mm"/>
    </style:style>
    <style:style style:name="co42" style:family="table-column">
      <style:table-column-properties fo:break-before="auto" style:column-width="22.28mm"/>
    </style:style>
    <style:style style:name="co43" style:family="table-column">
      <style:table-column-properties fo:break-before="auto" style:column-width="7.9mm"/>
    </style:style>
    <style:style style:name="co44" style:family="table-column">
      <style:table-column-properties fo:break-before="auto" style:column-width="12.54mm"/>
    </style:style>
    <style:style style:name="co45" style:family="table-column">
      <style:table-column-properties fo:break-before="auto" style:column-width="20.21mm"/>
    </style:style>
    <style:style style:name="co46" style:family="table-column">
      <style:table-column-properties fo:break-before="auto" style:column-width="6.61mm"/>
    </style:style>
    <style:style style:name="co47" style:family="table-column">
      <style:table-column-properties fo:break-before="auto" style:column-width="5.82mm"/>
    </style:style>
    <style:style style:name="co48" style:family="table-column">
      <style:table-column-properties fo:break-before="auto" style:column-width="14.94mm"/>
    </style:style>
    <style:style style:name="co51" style:family="table-column">
      <style:table-column-properties fo:break-before="auto" style:column-width="14.61mm"/>
    </style:style>
    <style:style style:name="co52" style:family="table-column">
      <style:table-column-properties fo:break-before="auto" style:column-width="28.52mm"/>
    </style:style>
    <style:style style:name="co53" style:family="table-column">
      <style:table-column-properties fo:break-before="auto" style:column-width="15.42mm"/>
    </style:style>
    <style:style style:name="co54" style:family="table-column">
      <style:table-column-properties fo:break-before="auto" style:column-width="10.46mm"/>
    </style:style>
    <style:style style:name="co55" style:family="table-column">
      <style:table-column-properties fo:break-before="auto" style:column-width="8.38mm"/>
    </style:style>
    <style:style style:name="co56" style:family="table-column">
      <style:table-column-properties fo:break-before="auto" style:column-width="9.33mm"/>
    </style:style>
    <style:style style:name="co57" style:family="table-column">
      <style:table-column-properties fo:break-before="auto" style:column-width="5.98mm"/>
    </style:style>
    <style:style style:name="co58" style:family="table-column">
      <style:table-column-properties fo:break-before="auto" style:column-width="13.11mm"/>
    </style:style>
    <style:style style:name="co59" style:family="table-column">
      <style:table-column-properties fo:break-before="auto" style:column-width="17.82mm"/>
    </style:style>
    <style:style style:name="co60" style:family="table-column">
      <style:table-column-properties fo:break-before="auto" style:column-width="65.78mm"/>
    </style:style>
    <style:style style:name="co61" style:family="table-column">
      <style:table-column-properties fo:break-before="auto" style:column-width="8.63mm"/>
    </style:style>
    <style:style style:name="co62" style:family="table-column">
      <style:table-column-properties fo:break-before="auto" style:column-width="46.83mm"/>
    </style:style>
    <style:style style:name="co63" style:family="table-column">
      <style:table-column-properties fo:break-before="auto" style:column-width="35.15mm"/>
    </style:style>
    <style:style style:name="co64" style:family="table-column">
      <style:table-column-properties fo:break-before="auto" style:column-width="14.06mm"/>
    </style:style>
    <style:style style:name="co65" style:family="table-column">
      <style:table-column-properties fo:break-before="auto" style:column-width="9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7" style:family="table-cell" style:parent-style-name="Default">
      <style:table-cell-properties fo:background-color="#fff200"/>
    </style:style>
    <style:style style:name="ce28" style:family="table-cell" style:parent-style-name="Default" style:data-style-name="N107"/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08"/>
    <style:style style:name="ce40" style:family="table-cell" style:parent-style-name="Default" style:data-style-name="N109"/>
    <style:style style:name="ce41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mm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200"/>
    </style:style>
    <style:style style:name="ce14" style:family="table-cell" style:parent-style-name="Default" style:data-style-name="N107"/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/>
    <style:style style:name="ce1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08"/>
    <style:style style:name="ce36" style:family="table-cell" style:parent-style-name="Default" style:data-style-name="N109"/>
    <style:style style:name="ce46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mm"/>
    </style:style>
    <style:style style:name="ce47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mm"/>
    </style:style>
    <style:style style:name="ce4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[.$P3]" style:apply-style-name="destaque" style:base-cell-address="resumo.L3"/>
    </style:style>
    <style:style style:name="ce5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83caff"/>
    </style:style>
    <style:style style:name="ce38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/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83caf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a-su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Default"/>
        <table:table-column table:style-name="co9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4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5"/>
        <table:table-column table:style-name="co25" table:default-cell-style-name="ce15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time0</text:p>
          </table:table-cell>
          <table:table-cell table:style-name="ce13" office:value-type="string" calcext:value-type="string">
            <text:p>heur</text:p>
          </table:table-cell>
          <table:table-cell table:style-name="ce13" office:value-type="string" calcext:value-type="string">
            <text:p>heur time</text:p>
          </table:table-cell>
          <table:table-cell table:style-name="ce13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901" calcext:value-type="float">
            <text:p>901</text:p>
          </table:table-cell>
          <table:table-cell office:value-type="float" office:value="4382" calcext:value-type="float">
            <text:p>4382</text:p>
          </table:table-cell>
          <table:table-cell office:value-type="float" office:value="6111" calcext:value-type="float">
            <text:p>6111</text:p>
          </table:table-cell>
          <table:table-cell table:style-name="Default" office:value-type="float" office:value="11.012502" calcext:value-type="float">
            <text:p>11,012502</text:p>
          </table:table-cell>
          <table:table-cell table:style-name="Default" office:value-type="float" office:value="-180.587173" calcext:value-type="float">
            <text:p>-180,5871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587173" calcext:value-type="float">
            <text:p>-180,587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81" calcext:value-type="float">
            <text:p>10,81</text:p>
          </table:table-cell>
          <table:table-cell office:value-type="float" office:value="11" calcext:value-type="float">
            <text:p>11</text:p>
          </table:table-cell>
          <table:table-cell office:value-type="float" office:value="46863007" calcext:value-type="float">
            <text:p>46863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-sub.config</text:p>
          </table:table-cell>
          <table:table-cell table:formula="of:=CONCATENATE(&quot;r&quot;;[.B2];&quot;-&quot;;[.C2];&quot;-&quot;;[.AH2];&quot;-&quot;;LEFT(RIGHT([.A2];6);1))" office:value-type="string" office:string-value="r20-10-250-1" calcext:value-type="string">
            <text:p>r20-10-250-1</text:p>
          </table:table-cell>
          <table:table-cell table:formula="of:=ROUND(([.F2]/[.G2])*100;2)" office:value-type="float" office:value="20.56" calcext:value-type="float">
            <text:p>20,56</text:p>
          </table:table-cell>
          <table:table-cell table:style-name="ce14" table:formula="of:=[.J2]" office:value-type="float" office:value="-180.587173" calcext:value-type="float">
            <text:p>-180,6</text:p>
          </table:table-cell>
          <table:table-cell table:style-name="ce14" table:formula="of:=[.I2]" office:value-type="float" office:value="11.012502" calcext:value-type="float">
            <text:p>11,0</text:p>
          </table:table-cell>
          <table:table-cell table:formula="of:=[.U2]" office:value-type="float" office:value="-1" calcext:value-type="float">
            <text:p>-1</text:p>
          </table:table-cell>
          <table:table-cell table:formula="of:=[.V2]" office:value-type="float" office:value="0.00145" calcext:value-type="float">
            <text:p>0,00145</text:p>
          </table:table-cell>
          <table:table-cell table:formula="of:=ABS([.AE2]-CEILING([.AC2]))" office:value-type="float" office:value="179" calcext:value-type="float">
            <text:p>179</text:p>
          </table:table-cell>
          <table:table-cell table:formula="of:=CEILING([.E2]*(4/3))" office:value-type="float" office:value="250" calcext:value-type="float">
            <text:p>250</text:p>
          </table:table-cell>
          <table:table-cell table:style-name="ce17" table:formula="of:=ROUND(AVERAGE([.AG2:.AG300]);2)" office:value-type="float" office:value="331.15" calcext:value-type="float">
            <text:p>331,15</text:p>
          </table:table-cell>
          <table:table-cell table:style-name="ce17" table:formula="of:=ROUND(AVERAGEIF([.AG2:.AG300];&quot;&gt;0&quot;;[.AG2:.AG300]);2)" office:value-type="float" office:value="331.15" calcext:value-type="float">
            <text:p>331,15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Ra-sub.config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891" calcext:value-type="float">
            <text:p>891</text:p>
          </table:table-cell>
          <table:table-cell office:value-type="float" office:value="4382" calcext:value-type="float">
            <text:p>4382</text:p>
          </table:table-cell>
          <table:table-cell office:value-type="float" office:value="5462" calcext:value-type="float">
            <text:p>5462</text:p>
          </table:table-cell>
          <table:table-cell table:style-name="Default" office:value-type="float" office:value="8.252562" calcext:value-type="float">
            <text:p>8,252562</text:p>
          </table:table-cell>
          <table:table-cell table:style-name="Default" office:value-type="float" office:value="-181.604731" calcext:value-type="float">
            <text:p>-181,6047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1.604731" calcext:value-type="float">
            <text:p>-181,6047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5" calcext:value-type="float">
            <text:p>8,05</text:p>
          </table:table-cell>
          <table:table-cell office:value-type="float" office:value="8.23" calcext:value-type="float">
            <text:p>8,23</text:p>
          </table:table-cell>
          <table:table-cell office:value-type="float" office:value="46887015" calcext:value-type="float">
            <text:p>46887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1509" calcext:value-type="float">
            <text:p>0,0015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ra-sub.config</text:p>
          </table:table-cell>
          <table:table-cell table:formula="of:=CONCATENATE(&quot;r&quot;;[.B3];&quot;-&quot;;[.C3];&quot;-&quot;;[.AH3];&quot;-&quot;;LEFT(RIGHT([.A3];6);1))" office:value-type="string" office:string-value="r20-10-250-2" calcext:value-type="string">
            <text:p>r20-10-250-2</text:p>
          </table:table-cell>
          <table:table-cell table:formula="of:=ROUND(([.F3]/[.G3])*100;2)" office:value-type="float" office:value="20.33" calcext:value-type="float">
            <text:p>20,33</text:p>
          </table:table-cell>
          <table:table-cell table:style-name="ce14" table:formula="of:=[.J3]" office:value-type="float" office:value="-181.604731" calcext:value-type="float">
            <text:p>-181,6</text:p>
          </table:table-cell>
          <table:table-cell table:style-name="ce14" table:formula="of:=[.I3]" office:value-type="float" office:value="8.252562" calcext:value-type="float">
            <text:p>8,3</text:p>
          </table:table-cell>
          <table:table-cell table:formula="of:=[.U3]" office:value-type="float" office:value="-1" calcext:value-type="float">
            <text:p>-1</text:p>
          </table:table-cell>
          <table:table-cell table:formula="of:=[.V3]" office:value-type="float" office:value="0.001509" calcext:value-type="float">
            <text:p>0,001509</text:p>
          </table:table-cell>
          <table:table-cell table:formula="of:=ABS([.AE3]-CEILING([.AC3]))" office:value-type="float" office:value="180" calcext:value-type="float">
            <text:p>180</text:p>
          </table:table-cell>
          <table:table-cell table:formula="of:=CEILING([.E3]*(4/3))"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595" calcext:value-type="float">
            <text:p>1595</text:p>
          </table:table-cell>
          <table:table-cell office:value-type="float" office:value="8762" calcext:value-type="float">
            <text:p>8762</text:p>
          </table:table-cell>
          <table:table-cell office:value-type="float" office:value="15156" calcext:value-type="float">
            <text:p>15156</text:p>
          </table:table-cell>
          <table:table-cell table:style-name="Default" office:value-type="float" office:value="136.598433" calcext:value-type="float">
            <text:p>136,598433</text:p>
          </table:table-cell>
          <table:table-cell table:style-name="Default" office:value-type="float" office:value="-360.609871" calcext:value-type="float">
            <text:p>-360,6098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0.609871" calcext:value-type="float">
            <text:p>-360,6098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.77" calcext:value-type="float">
            <text:p>135,77</text:p>
          </table:table-cell>
          <table:table-cell office:value-type="float" office:value="136.52" calcext:value-type="float">
            <text:p>136,52</text:p>
          </table:table-cell>
          <table:table-cell office:value-type="float" office:value="158204468" calcext:value-type="float">
            <text:p>158204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5219" calcext:value-type="float">
            <text:p>0,00521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ra-sub.config</text:p>
          </table:table-cell>
          <table:table-cell table:formula="of:=CONCATENATE(&quot;r&quot;;[.B4];&quot;-&quot;;[.C4];&quot;-&quot;;[.AH4];&quot;-&quot;;LEFT(RIGHT([.A4];6);1))" office:value-type="string" office:string-value="r20-10-500-1" calcext:value-type="string">
            <text:p>r20-10-500-1</text:p>
          </table:table-cell>
          <table:table-cell table:formula="of:=ROUND(([.F4]/[.G4])*100;2)" office:value-type="float" office:value="18.2" calcext:value-type="float">
            <text:p>18,2</text:p>
          </table:table-cell>
          <table:table-cell table:style-name="ce14" table:formula="of:=[.J4]" office:value-type="float" office:value="-360.609871" calcext:value-type="float">
            <text:p>-360,6</text:p>
          </table:table-cell>
          <table:table-cell table:style-name="ce14" table:formula="of:=[.I4]" office:value-type="float" office:value="136.598433" calcext:value-type="float">
            <text:p>136,6</text:p>
          </table:table-cell>
          <table:table-cell table:formula="of:=[.U4]" office:value-type="float" office:value="0" calcext:value-type="float">
            <text:p>0</text:p>
          </table:table-cell>
          <table:table-cell table:formula="of:=[.V4]" office:value-type="float" office:value="0.005219" calcext:value-type="float">
            <text:p>0,005219</text:p>
          </table:table-cell>
          <table:table-cell table:formula="of:=ABS([.AE4]-CEILING([.AC4]))" office:value-type="float" office:value="360" calcext:value-type="float">
            <text:p>360</text:p>
          </table:table-cell>
          <table:table-cell table:formula="of:=CEILING([.E4]*(4/3))" office:value-type="float" office:value="500" calcext:value-type="float">
            <text:p>500</text:p>
          </table:table-cell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362" calcext:value-type="float">
            <text:p>1362</text:p>
          </table:table-cell>
          <table:table-cell office:value-type="float" office:value="8762" calcext:value-type="float">
            <text:p>8762</text:p>
          </table:table-cell>
          <table:table-cell office:value-type="float" office:value="13064" calcext:value-type="float">
            <text:p>13064</text:p>
          </table:table-cell>
          <table:table-cell table:style-name="Default" office:value-type="float" office:value="121.407709" calcext:value-type="float">
            <text:p>121,407709</text:p>
          </table:table-cell>
          <table:table-cell table:style-name="Default" office:value-type="float" office:value="-361.827028" calcext:value-type="float">
            <text:p>-361,82702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827028" calcext:value-type="float">
            <text:p>-361,8270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.63" calcext:value-type="float">
            <text:p>120,63</text:p>
          </table:table-cell>
          <table:table-cell office:value-type="float" office:value="121.37" calcext:value-type="float">
            <text:p>121,37</text:p>
          </table:table-cell>
          <table:table-cell office:value-type="float" office:value="158217092" calcext:value-type="float">
            <text:p>158217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5083" calcext:value-type="float">
            <text:p>0,0050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a-sub.config</text:p>
          </table:table-cell>
          <table:table-cell table:formula="of:=CONCATENATE(&quot;r&quot;;[.B5];&quot;-&quot;;[.C5];&quot;-&quot;;[.AH5];&quot;-&quot;;LEFT(RIGHT([.A5];6);1))" office:value-type="string" office:string-value="r20-10-500-2" calcext:value-type="string">
            <text:p>r20-10-500-2</text:p>
          </table:table-cell>
          <table:table-cell table:formula="of:=ROUND(([.F5]/[.G5])*100;2)" office:value-type="float" office:value="15.54" calcext:value-type="float">
            <text:p>15,54</text:p>
          </table:table-cell>
          <table:table-cell table:style-name="ce14" table:formula="of:=[.J5]" office:value-type="float" office:value="-361.827028" calcext:value-type="float">
            <text:p>-361,8</text:p>
          </table:table-cell>
          <table:table-cell table:style-name="ce14" table:formula="of:=[.I5]" office:value-type="float" office:value="121.407709" calcext:value-type="float">
            <text:p>121,4</text:p>
          </table:table-cell>
          <table:table-cell table:formula="of:=[.U5]" office:value-type="float" office:value="-1" calcext:value-type="float">
            <text:p>-1</text:p>
          </table:table-cell>
          <table:table-cell table:formula="of:=[.V5]" office:value-type="float" office:value="0.005083" calcext:value-type="float">
            <text:p>0,005083</text:p>
          </table:table-cell>
          <table:table-cell table:formula="of:=ABS([.AE5]-CEILING([.AC5]))" office:value-type="float" office:value="360" calcext:value-type="float">
            <text:p>360</text:p>
          </table:table-cell>
          <table:table-cell table:formula="of:=CEILING([.E5]*(4/3))" office:value-type="float" office:value="500" calcext:value-type="float">
            <text:p>500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20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2178" calcext:value-type="float">
            <text:p>2178</text:p>
          </table:table-cell>
          <table:table-cell office:value-type="float" office:value="13132" calcext:value-type="float">
            <text:p>13132</text:p>
          </table:table-cell>
          <table:table-cell office:value-type="float" office:value="26876" calcext:value-type="float">
            <text:p>26876</text:p>
          </table:table-cell>
          <table:table-cell table:style-name="Default" office:value-type="float" office:value="485.581611" calcext:value-type="float">
            <text:p>485,581611</text:p>
          </table:table-cell>
          <table:table-cell table:style-name="Default" office:value-type="float" office:value="-539.924973" calcext:value-type="float">
            <text:p>-539,9249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39.924973" calcext:value-type="float">
            <text:p>-539,9249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3.76" calcext:value-type="float">
            <text:p>483,76</text:p>
          </table:table-cell>
          <table:table-cell office:value-type="float" office:value="485.49" calcext:value-type="float">
            <text:p>485,49</text:p>
          </table:table-cell>
          <table:table-cell office:value-type="float" office:value="350813938" calcext:value-type="float">
            <text:p>350813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1124" calcext:value-type="float">
            <text:p>0,01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a-sub.config</text:p>
          </table:table-cell>
          <table:table-cell table:formula="of:=CONCATENATE(&quot;r&quot;;[.B6];&quot;-&quot;;[.C6];&quot;-&quot;;[.AH6];&quot;-&quot;;LEFT(RIGHT([.A6];6);1))" office:value-type="string" office:string-value="r20-10-750-1" calcext:value-type="string">
            <text:p>r20-10-750-1</text:p>
          </table:table-cell>
          <table:table-cell table:formula="of:=ROUND(([.F6]/[.G6])*100;2)" office:value-type="float" office:value="16.59" calcext:value-type="float">
            <text:p>16,59</text:p>
          </table:table-cell>
          <table:table-cell table:style-name="ce14" table:formula="of:=[.J6]" office:value-type="float" office:value="-539.924973" calcext:value-type="float">
            <text:p>-539,9</text:p>
          </table:table-cell>
          <table:table-cell table:style-name="ce14" table:formula="of:=[.I6]" office:value-type="float" office:value="485.581611" calcext:value-type="float">
            <text:p>485,6</text:p>
          </table:table-cell>
          <table:table-cell table:formula="of:=[.U6]" office:value-type="float" office:value="-1" calcext:value-type="float">
            <text:p>-1</text:p>
          </table:table-cell>
          <table:table-cell table:formula="of:=[.V6]" office:value-type="float" office:value="0.01124" calcext:value-type="float">
            <text:p>0,01124</text:p>
          </table:table-cell>
          <table:table-cell table:formula="of:=ABS([.AE6]-CEILING([.AC6]))" office:value-type="float" office:value="538" calcext:value-type="float">
            <text:p>538</text:p>
          </table:table-cell>
          <table:table-cell table:formula="of:=CEILING([.E6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795" calcext:value-type="float">
            <text:p>1795</text:p>
          </table:table-cell>
          <table:table-cell office:value-type="float" office:value="13132" calcext:value-type="float">
            <text:p>13132</text:p>
          </table:table-cell>
          <table:table-cell office:value-type="float" office:value="21649" calcext:value-type="float">
            <text:p>21649</text:p>
          </table:table-cell>
          <table:table-cell table:style-name="Default" office:value-type="float" office:value="277.139845" calcext:value-type="float">
            <text:p>277,139845</text:p>
          </table:table-cell>
          <table:table-cell table:style-name="Default" office:value-type="float" office:value="-542.136687" calcext:value-type="float">
            <text:p>-542,1366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2.136687" calcext:value-type="float">
            <text:p>-542,136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.33" calcext:value-type="float">
            <text:p>275,33</text:p>
          </table:table-cell>
          <table:table-cell office:value-type="float" office:value="277.02" calcext:value-type="float">
            <text:p>277,02</text:p>
          </table:table-cell>
          <table:table-cell office:value-type="float" office:value="351181762" calcext:value-type="float">
            <text:p>351181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11189" calcext:value-type="float">
            <text:p>0,011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9" calcext:value-type="float">
            <text:p>53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a-sub.config</text:p>
          </table:table-cell>
          <table:table-cell table:formula="of:=CONCATENATE(&quot;r&quot;;[.B7];&quot;-&quot;;[.C7];&quot;-&quot;;[.AH7];&quot;-&quot;;LEFT(RIGHT([.A7];6);1))" office:value-type="string" office:string-value="r20-10-750-2" calcext:value-type="string">
            <text:p>r20-10-750-2</text:p>
          </table:table-cell>
          <table:table-cell table:formula="of:=ROUND(([.F7]/[.G7])*100;2)" office:value-type="float" office:value="13.67" calcext:value-type="float">
            <text:p>13,67</text:p>
          </table:table-cell>
          <table:table-cell table:style-name="ce14" table:formula="of:=[.J7]" office:value-type="float" office:value="-542.136687" calcext:value-type="float">
            <text:p>-542,1</text:p>
          </table:table-cell>
          <table:table-cell table:style-name="ce14" table:formula="of:=[.I7]" office:value-type="float" office:value="277.139845" calcext:value-type="float">
            <text:p>277,1</text:p>
          </table:table-cell>
          <table:table-cell table:formula="of:=[.U7]" office:value-type="float" office:value="3" calcext:value-type="float">
            <text:p>3</text:p>
          </table:table-cell>
          <table:table-cell table:formula="of:=[.V7]" office:value-type="float" office:value="0.011189" calcext:value-type="float">
            <text:p>0,011189</text:p>
          </table:table-cell>
          <table:table-cell table:formula="of:=ABS([.AE7]-CEILING([.AC7]))" office:value-type="float" office:value="545" calcext:value-type="float">
            <text:p>545</text:p>
          </table:table-cell>
          <table:table-cell table:formula="of:=CEILING([.E7]*(4/3))" office:value-type="float" office:value="750" calcext:value-type="float">
            <text:p>75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1222" calcext:value-type="float">
            <text:p>1222</text:p>
          </table:table-cell>
          <table:table-cell office:value-type="float" office:value="4702" calcext:value-type="float">
            <text:p>4702</text:p>
          </table:table-cell>
          <table:table-cell office:value-type="float" office:value="8854" calcext:value-type="float">
            <text:p>8854</text:p>
          </table:table-cell>
          <table:table-cell table:style-name="Default" office:value-type="float" office:value="50.398522" calcext:value-type="float">
            <text:p>50,398522</text:p>
          </table:table-cell>
          <table:table-cell table:style-name="Default" office:value-type="float" office:value="-180.316952" calcext:value-type="float">
            <text:p>-180,31695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316952" calcext:value-type="float">
            <text:p>-180,3169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1" calcext:value-type="float">
            <text:p>50,1</text:p>
          </table:table-cell>
          <table:table-cell office:value-type="float" office:value="50.38" calcext:value-type="float">
            <text:p>50,38</text:p>
          </table:table-cell>
          <table:table-cell office:value-type="float" office:value="65944951" calcext:value-type="float">
            <text:p>65944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2031" calcext:value-type="float">
            <text:p>0,0020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a-sub.config</text:p>
          </table:table-cell>
          <table:table-cell table:formula="of:=CONCATENATE(&quot;r&quot;;[.B8];&quot;-&quot;;[.C8];&quot;-&quot;;[.AH8];&quot;-&quot;;LEFT(RIGHT([.A8];6);1))" office:value-type="string" office:string-value="r20-15-250-1" calcext:value-type="string">
            <text:p>r20-15-250-1</text:p>
          </table:table-cell>
          <table:table-cell table:formula="of:=ROUND(([.F8]/[.G8])*100;2)" office:value-type="float" office:value="25.99" calcext:value-type="float">
            <text:p>25,99</text:p>
          </table:table-cell>
          <table:table-cell table:style-name="ce14" table:formula="of:=[.J8]" office:value-type="float" office:value="-180.316952" calcext:value-type="float">
            <text:p>-180,3</text:p>
          </table:table-cell>
          <table:table-cell table:style-name="ce14" table:formula="of:=[.I8]" office:value-type="float" office:value="50.398522" calcext:value-type="float">
            <text:p>50,4</text:p>
          </table:table-cell>
          <table:table-cell table:formula="of:=[.U8]" office:value-type="float" office:value="2" calcext:value-type="float">
            <text:p>2</text:p>
          </table:table-cell>
          <table:table-cell table:formula="of:=[.V8]" office:value-type="float" office:value="0.002031" calcext:value-type="float">
            <text:p>0,002031</text:p>
          </table:table-cell>
          <table:table-cell table:formula="of:=ABS([.AE8]-CEILING([.AC8]))" office:value-type="float" office:value="182" calcext:value-type="float">
            <text:p>182</text:p>
          </table:table-cell>
          <table:table-cell table:formula="of:=CEILING([.E8]*(4/3))" office:value-type="float" office:value="250" calcext:value-type="float">
            <text:p>250</text:p>
          </table:table-cell>
          <table:table-cell table:formula="of:=COUNTIF([.AG2:.AG300];&quot;&gt;=0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1230" calcext:value-type="float">
            <text:p>1230</text:p>
          </table:table-cell>
          <table:table-cell office:value-type="float" office:value="4702" calcext:value-type="float">
            <text:p>4702</text:p>
          </table:table-cell>
          <table:table-cell office:value-type="float" office:value="8876" calcext:value-type="float">
            <text:p>8876</text:p>
          </table:table-cell>
          <table:table-cell table:style-name="Default" office:value-type="float" office:value="18.485159" calcext:value-type="float">
            <text:p>18,485159</text:p>
          </table:table-cell>
          <table:table-cell table:style-name="Default" office:value-type="float" office:value="-182.076066" calcext:value-type="float">
            <text:p>-182,07606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2.076066" calcext:value-type="float">
            <text:p>-182,076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.18" calcext:value-type="float">
            <text:p>18,18</text:p>
          </table:table-cell>
          <table:table-cell office:value-type="float" office:value="18.46" calcext:value-type="float">
            <text:p>18,46</text:p>
          </table:table-cell>
          <table:table-cell office:value-type="float" office:value="65989463" calcext:value-type="float">
            <text:p>65989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2026" calcext:value-type="float">
            <text:p>0,0020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ra-sub.config</text:p>
          </table:table-cell>
          <table:table-cell table:formula="of:=CONCATENATE(&quot;r&quot;;[.B9];&quot;-&quot;;[.C9];&quot;-&quot;;[.AH9];&quot;-&quot;;LEFT(RIGHT([.A9];6);1))" office:value-type="string" office:string-value="r20-15-250-2" calcext:value-type="string">
            <text:p>r20-15-250-2</text:p>
          </table:table-cell>
          <table:table-cell table:formula="of:=ROUND(([.F9]/[.G9])*100;2)" office:value-type="float" office:value="26.16" calcext:value-type="float">
            <text:p>26,16</text:p>
          </table:table-cell>
          <table:table-cell table:style-name="ce14" table:formula="of:=[.J9]" office:value-type="float" office:value="-182.076066" calcext:value-type="float">
            <text:p>-182,1</text:p>
          </table:table-cell>
          <table:table-cell table:style-name="ce14" table:formula="of:=[.I9]" office:value-type="float" office:value="18.485159" calcext:value-type="float">
            <text:p>18,5</text:p>
          </table:table-cell>
          <table:table-cell table:formula="of:=[.U9]" office:value-type="float" office:value="2" calcext:value-type="float">
            <text:p>2</text:p>
          </table:table-cell>
          <table:table-cell table:formula="of:=[.V9]" office:value-type="float" office:value="0.002026" calcext:value-type="float">
            <text:p>0,002026</text:p>
          </table:table-cell>
          <table:table-cell table:formula="of:=ABS([.AE9]-CEILING([.AC9]))" office:value-type="float" office:value="184" calcext:value-type="float">
            <text:p>184</text:p>
          </table:table-cell>
          <table:table-cell table:formula="of:=CEILING([.E9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2069" calcext:value-type="float">
            <text:p>2069</text:p>
          </table:table-cell>
          <table:table-cell office:value-type="float" office:value="9392" calcext:value-type="float">
            <text:p>9392</text:p>
          </table:table-cell>
          <table:table-cell office:value-type="float" office:value="24022" calcext:value-type="float">
            <text:p>24022</text:p>
          </table:table-cell>
          <table:table-cell table:style-name="Default" office:value-type="float" office:value="435.733089" calcext:value-type="float">
            <text:p>435,733089</text:p>
          </table:table-cell>
          <table:table-cell table:style-name="Default" office:value-type="float" office:value="-359.7137" calcext:value-type="float">
            <text:p>-359,71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9.7137" calcext:value-type="float">
            <text:p>-359,7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4.53" calcext:value-type="float">
            <text:p>434,53</text:p>
          </table:table-cell>
          <table:table-cell office:value-type="float" office:value="435.65" calcext:value-type="float">
            <text:p>435,65</text:p>
          </table:table-cell>
          <table:table-cell office:value-type="float" office:value="227672438" calcext:value-type="float">
            <text:p>227672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7587" calcext:value-type="float">
            <text:p>0,0075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ra-sub.config</text:p>
          </table:table-cell>
          <table:table-cell table:formula="of:=CONCATENATE(&quot;r&quot;;[.B10];&quot;-&quot;;[.C10];&quot;-&quot;;[.AH10];&quot;-&quot;;LEFT(RIGHT([.A10];6);1))" office:value-type="string" office:string-value="r20-15-500-1" calcext:value-type="string">
            <text:p>r20-15-500-1</text:p>
          </table:table-cell>
          <table:table-cell table:formula="of:=ROUND(([.F10]/[.G10])*100;2)" office:value-type="float" office:value="22.03" calcext:value-type="float">
            <text:p>22,03</text:p>
          </table:table-cell>
          <table:table-cell table:style-name="ce14" table:formula="of:=[.J10]" office:value-type="float" office:value="-359.7137" calcext:value-type="float">
            <text:p>-359,7</text:p>
          </table:table-cell>
          <table:table-cell table:style-name="ce14" table:formula="of:=[.I10]" office:value-type="float" office:value="435.733089" calcext:value-type="float">
            <text:p>435,7</text:p>
          </table:table-cell>
          <table:table-cell table:formula="of:=[.U10]" office:value-type="float" office:value="2" calcext:value-type="float">
            <text:p>2</text:p>
          </table:table-cell>
          <table:table-cell table:formula="of:=[.V10]" office:value-type="float" office:value="0.007587" calcext:value-type="float">
            <text:p>0,007587</text:p>
          </table:table-cell>
          <table:table-cell table:formula="of:=ABS([.AE10]-CEILING([.AC10]))" office:value-type="float" office:value="361" calcext:value-type="float">
            <text:p>361</text:p>
          </table:table-cell>
          <table:table-cell table:formula="of:=CEILING([.E10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782" calcext:value-type="float">
            <text:p>1782</text:p>
          </table:table-cell>
          <table:table-cell office:value-type="float" office:value="9392" calcext:value-type="float">
            <text:p>9392</text:p>
          </table:table-cell>
          <table:table-cell office:value-type="float" office:value="18344" calcext:value-type="float">
            <text:p>18344</text:p>
          </table:table-cell>
          <table:table-cell table:style-name="Default" office:value-type="float" office:value="209.384143" calcext:value-type="float">
            <text:p>209,384143</text:p>
          </table:table-cell>
          <table:table-cell table:style-name="Default" office:value-type="float" office:value="-361.760279" calcext:value-type="float">
            <text:p>-361,760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760279" calcext:value-type="float">
            <text:p>-361,760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.2" calcext:value-type="float">
            <text:p>208,2</text:p>
          </table:table-cell>
          <table:table-cell office:value-type="float" office:value="209.32" calcext:value-type="float">
            <text:p>209,32</text:p>
          </table:table-cell>
          <table:table-cell office:value-type="float" office:value="227783161" calcext:value-type="float">
            <text:p>227783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7551" calcext:value-type="float">
            <text:p>0,0075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a-sub.config</text:p>
          </table:table-cell>
          <table:table-cell table:formula="of:=CONCATENATE(&quot;r&quot;;[.B11];&quot;-&quot;;[.C11];&quot;-&quot;;[.AH11];&quot;-&quot;;LEFT(RIGHT([.A11];6);1))" office:value-type="string" office:string-value="r20-15-500-2" calcext:value-type="string">
            <text:p>r20-15-500-2</text:p>
          </table:table-cell>
          <table:table-cell table:formula="of:=ROUND(([.F11]/[.G11])*100;2)" office:value-type="float" office:value="18.97" calcext:value-type="float">
            <text:p>18,97</text:p>
          </table:table-cell>
          <table:table-cell table:style-name="ce14" table:formula="of:=[.J11]" office:value-type="float" office:value="-361.760279" calcext:value-type="float">
            <text:p>-361,8</text:p>
          </table:table-cell>
          <table:table-cell table:style-name="ce14" table:formula="of:=[.I11]" office:value-type="float" office:value="209.384143" calcext:value-type="float">
            <text:p>209,4</text:p>
          </table:table-cell>
          <table:table-cell table:formula="of:=[.U11]" office:value-type="float" office:value="4" calcext:value-type="float">
            <text:p>4</text:p>
          </table:table-cell>
          <table:table-cell table:formula="of:=[.V11]" office:value-type="float" office:value="0.007551" calcext:value-type="float">
            <text:p>0,007551</text:p>
          </table:table-cell>
          <table:table-cell table:formula="of:=ABS([.AE11]-CEILING([.AC11]))" office:value-type="float" office:value="365" calcext:value-type="float">
            <text:p>365</text:p>
          </table:table-cell>
          <table:table-cell table:formula="of:=CEILING([.E11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4077" calcext:value-type="float">
            <text:p>14077</text:p>
          </table:table-cell>
          <table:table-cell office:value-type="float" office:value="37054" calcext:value-type="float">
            <text:p>37054</text:p>
          </table:table-cell>
          <table:table-cell table:style-name="Default" office:value-type="float" office:value="604.266177" calcext:value-type="float">
            <text:p>604,266177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56" calcext:value-type="float">
            <text:p>601,56</text:p>
          </table:table-cell>
          <table:table-cell office:value-type="float" office:value="604.13" calcext:value-type="float">
            <text:p>604,13</text:p>
          </table:table-cell>
          <table:table-cell office:value-type="float" office:value="510650360" calcext:value-type="float">
            <text:p>5106503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9" calcext:value-type="float">
            <text:p>19</text:p>
          </table:table-cell>
          <table:table-cell office:value-type="float" office:value="0.016974" calcext:value-type="float">
            <text:p>0,0169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2" calcext:value-type="float">
            <text:p>54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ra-sub.config</text:p>
          </table:table-cell>
          <table:table-cell table:formula="of:=CONCATENATE(&quot;r&quot;;[.B12];&quot;-&quot;;[.C12];&quot;-&quot;;[.AH12];&quot;-&quot;;LEFT(RIGHT([.A12];6);1))" office:value-type="string" office:string-value="r20-15-750-1" calcext:value-type="string">
            <text:p>r20-15-750-1</text:p>
          </table:table-cell>
          <table:table-cell table:formula="of:=ROUND(([.F12]/[.G12])*100;2)" office:value-type="float" office:value="0" calcext:value-type="float">
            <text:p>0</text:p>
          </table:table-cell>
          <table:table-cell table:style-name="ce14" table:formula="of:=[.J12]" office:value-type="float" office:value="-562" calcext:value-type="float">
            <text:p>-562,0</text:p>
          </table:table-cell>
          <table:table-cell table:style-name="ce14" table:formula="of:=[.I12]" office:value-type="float" office:value="604.266177" calcext:value-type="float">
            <text:p>604,3</text:p>
          </table:table-cell>
          <table:table-cell table:formula="of:=[.U12]" office:value-type="float" office:value="19" calcext:value-type="float">
            <text:p>19</text:p>
          </table:table-cell>
          <table:table-cell table:formula="of:=[.V12]" office:value-type="float" office:value="0.016974" calcext:value-type="float">
            <text:p>0,016974</text:p>
          </table:table-cell>
          <table:table-cell table:formula="of:=ABS([.AE12]-CEILING([.AC12]))" office:value-type="float" office:value="581" calcext:value-type="float">
            <text:p>581</text:p>
          </table:table-cell>
          <table:table-cell table:formula="of:=CEILING([.E12]*(4/3))" office:value-type="float" office:value="750" calcext:value-type="float">
            <text:p>750</text:p>
          </table:table-cell>
          <table:table-cell table:style-name="ce18" office:value-type="string" calcext:value-type="string">
            <text:p>← time limit reached. Using pseudo solutions inst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4077" calcext:value-type="float">
            <text:p>14077</text:p>
          </table:table-cell>
          <table:table-cell office:value-type="float" office:value="33062" calcext:value-type="float">
            <text:p>33062</text:p>
          </table:table-cell>
          <table:table-cell table:style-name="Default" office:value-type="float" office:value="603.127945" calcext:value-type="float">
            <text:p>603,127945</text:p>
          </table:table-cell>
          <table:table-cell table:style-name="Default" office:value-type="float" office:value="-541.524102" calcext:value-type="float">
            <text:p>-541,5241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1.524102" calcext:value-type="float">
            <text:p>-541,524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45" calcext:value-type="float">
            <text:p>600,45</text:p>
          </table:table-cell>
          <table:table-cell office:value-type="float" office:value="603.02" calcext:value-type="float">
            <text:p>603,02</text:p>
          </table:table-cell>
          <table:table-cell office:value-type="float" office:value="511023628" calcext:value-type="float">
            <text:p>511023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3" calcext:value-type="float">
            <text:p>13</text:p>
          </table:table-cell>
          <table:table-cell office:value-type="float" office:value="0.016748" calcext:value-type="float">
            <text:p>0,0167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1" calcext:value-type="float">
            <text:p>54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ra-sub.config</text:p>
          </table:table-cell>
          <table:table-cell table:formula="of:=CONCATENATE(&quot;r&quot;;[.B13];&quot;-&quot;;[.C13];&quot;-&quot;;[.AH13];&quot;-&quot;;LEFT(RIGHT([.A13];6);1))" office:value-type="string" office:string-value="r20-15-750-2" calcext:value-type="string">
            <text:p>r20-15-750-2</text:p>
          </table:table-cell>
          <table:table-cell table:formula="of:=ROUND(([.F13]/[.G13])*100;2)" office:value-type="float" office:value="0" calcext:value-type="float">
            <text:p>0</text:p>
          </table:table-cell>
          <table:table-cell table:style-name="ce14" table:formula="of:=[.J13]" office:value-type="float" office:value="-541.524102" calcext:value-type="float">
            <text:p>-541,5</text:p>
          </table:table-cell>
          <table:table-cell table:style-name="ce14" table:formula="of:=[.I13]" office:value-type="float" office:value="603.127945" calcext:value-type="float">
            <text:p>603,1</text:p>
          </table:table-cell>
          <table:table-cell table:formula="of:=[.U13]" office:value-type="float" office:value="13" calcext:value-type="float">
            <text:p>13</text:p>
          </table:table-cell>
          <table:table-cell table:formula="of:=[.V13]" office:value-type="float" office:value="0.016748" calcext:value-type="float">
            <text:p>0,016748</text:p>
          </table:table-cell>
          <table:table-cell table:formula="of:=ABS([.AE13]-CEILING([.AC13]))" office:value-type="float" office:value="554" calcext:value-type="float">
            <text:p>554</text:p>
          </table:table-cell>
          <table:table-cell table:formula="of:=CEILING([.E13]*(4/3))" office:value-type="float" office:value="750" calcext:value-type="float">
            <text:p>750</text:p>
          </table:table-cell>
          <table:table-cell table:style-name="ce18" office:value-type="string" calcext:value-type="string">
            <text:p>(node 1) LP solver hit time limit in LP 1 -- using pseudo solution inst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1452" calcext:value-type="float">
            <text:p>1452</text:p>
          </table:table-cell>
          <table:table-cell office:value-type="float" office:value="5022" calcext:value-type="float">
            <text:p>5022</text:p>
          </table:table-cell>
          <table:table-cell office:value-type="float" office:value="10418" calcext:value-type="float">
            <text:p>10418</text:p>
          </table:table-cell>
          <table:table-cell table:style-name="Default" office:value-type="float" office:value="74.678172" calcext:value-type="float">
            <text:p>74,678172</text:p>
          </table:table-cell>
          <table:table-cell table:style-name="Default" office:value-type="float" office:value="-179.753164" calcext:value-type="float">
            <text:p>-179,7531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9.753164" calcext:value-type="float">
            <text:p>-179,753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.26" calcext:value-type="float">
            <text:p>74,26</text:p>
          </table:table-cell>
          <table:table-cell office:value-type="float" office:value="74.61" calcext:value-type="float">
            <text:p>74,61</text:p>
          </table:table-cell>
          <table:table-cell office:value-type="float" office:value="85169838" calcext:value-type="float">
            <text:p>85169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02736" calcext:value-type="float">
            <text:p>0,0027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-sub.config</text:p>
          </table:table-cell>
          <table:table-cell table:formula="of:=CONCATENATE(&quot;r&quot;;[.B14];&quot;-&quot;;[.C14];&quot;-&quot;;[.AH14];&quot;-&quot;;LEFT(RIGHT([.A14];6);1))" office:value-type="string" office:string-value="r20-20-250-1" calcext:value-type="string">
            <text:p>r20-20-250-1</text:p>
          </table:table-cell>
          <table:table-cell table:formula="of:=ROUND(([.F14]/[.G14])*100;2)" office:value-type="float" office:value="28.91" calcext:value-type="float">
            <text:p>28,91</text:p>
          </table:table-cell>
          <table:table-cell table:style-name="ce14" table:formula="of:=[.J14]" office:value-type="float" office:value="-179.753164" calcext:value-type="float">
            <text:p>-179,8</text:p>
          </table:table-cell>
          <table:table-cell table:style-name="ce14" table:formula="of:=[.I14]" office:value-type="float" office:value="74.678172" calcext:value-type="float">
            <text:p>74,7</text:p>
          </table:table-cell>
          <table:table-cell table:formula="of:=[.U14]" office:value-type="float" office:value="4" calcext:value-type="float">
            <text:p>4</text:p>
          </table:table-cell>
          <table:table-cell table:formula="of:=[.V14]" office:value-type="float" office:value="0.002736" calcext:value-type="float">
            <text:p>0,002736</text:p>
          </table:table-cell>
          <table:table-cell table:formula="of:=ABS([.AE14]-CEILING([.AC14]))" office:value-type="float" office:value="183" calcext:value-type="float">
            <text:p>183</text:p>
          </table:table-cell>
          <table:table-cell table:formula="of:=CEILING([.E14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1466" calcext:value-type="float">
            <text:p>1466</text:p>
          </table:table-cell>
          <table:table-cell office:value-type="float" office:value="5022" calcext:value-type="float">
            <text:p>5022</text:p>
          </table:table-cell>
          <table:table-cell office:value-type="float" office:value="10241" calcext:value-type="float">
            <text:p>10241</text:p>
          </table:table-cell>
          <table:table-cell table:style-name="Default" office:value-type="float" office:value="87.361219" calcext:value-type="float">
            <text:p>87,361219</text:p>
          </table:table-cell>
          <table:table-cell table:style-name="Default" office:value-type="float" office:value="-180.861286" calcext:value-type="float">
            <text:p>-180,8612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861286" calcext:value-type="float">
            <text:p>-180,861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.95" calcext:value-type="float">
            <text:p>86,95</text:p>
          </table:table-cell>
          <table:table-cell office:value-type="float" office:value="87.33" calcext:value-type="float">
            <text:p>87,33</text:p>
          </table:table-cell>
          <table:table-cell office:value-type="float" office:value="85352550" calcext:value-type="float">
            <text:p>85352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2598" calcext:value-type="float">
            <text:p>0,0025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-sub.config</text:p>
          </table:table-cell>
          <table:table-cell table:formula="of:=CONCATENATE(&quot;r&quot;;[.B15];&quot;-&quot;;[.C15];&quot;-&quot;;[.AH15];&quot;-&quot;;LEFT(RIGHT([.A15];6);1))" office:value-type="string" office:string-value="r20-20-250-2" calcext:value-type="string">
            <text:p>r20-20-250-2</text:p>
          </table:table-cell>
          <table:table-cell table:formula="of:=ROUND(([.F15]/[.G15])*100;2)" office:value-type="float" office:value="29.19" calcext:value-type="float">
            <text:p>29,19</text:p>
          </table:table-cell>
          <table:table-cell table:style-name="ce14" table:formula="of:=[.J15]" office:value-type="float" office:value="-180.861286" calcext:value-type="float">
            <text:p>-180,9</text:p>
          </table:table-cell>
          <table:table-cell table:style-name="ce14" table:formula="of:=[.I15]" office:value-type="float" office:value="87.361219" calcext:value-type="float">
            <text:p>87,4</text:p>
          </table:table-cell>
          <table:table-cell table:formula="of:=[.U15]" office:value-type="float" office:value="2" calcext:value-type="float">
            <text:p>2</text:p>
          </table:table-cell>
          <table:table-cell table:formula="of:=[.V15]" office:value-type="float" office:value="0.002598" calcext:value-type="float">
            <text:p>0,002598</text:p>
          </table:table-cell>
          <table:table-cell table:formula="of:=ABS([.AE15]-CEILING([.AC15]))" office:value-type="float" office:value="182" calcext:value-type="float">
            <text:p>182</text:p>
          </table:table-cell>
          <table:table-cell table:formula="of:=CEILING([.E15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022" calcext:value-type="float">
            <text:p>10022</text:p>
          </table:table-cell>
          <table:table-cell office:value-type="float" office:value="34465" calcext:value-type="float">
            <text:p>34465</text:p>
          </table:table-cell>
          <table:table-cell table:style-name="Default" office:value-type="float" office:value="602.484871" calcext:value-type="float">
            <text:p>602,484871</text:p>
          </table:table-cell>
          <table:table-cell table:style-name="Default" office:value-type="float" office:value="-358.798256" calcext:value-type="float">
            <text:p>-358,7982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8.798256" calcext:value-type="float">
            <text:p>-358,798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88" calcext:value-type="float">
            <text:p>600,88</text:p>
          </table:table-cell>
          <table:table-cell office:value-type="float" office:value="602.41" calcext:value-type="float">
            <text:p>602,41</text:p>
          </table:table-cell>
          <table:table-cell office:value-type="float" office:value="296894637" calcext:value-type="float">
            <text:p>2968946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7" calcext:value-type="float">
            <text:p>17</text:p>
          </table:table-cell>
          <table:table-cell office:value-type="float" office:value="0.010181" calcext:value-type="float">
            <text:p>0,010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1" calcext:value-type="float">
            <text:p>361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a-sub.config</text:p>
          </table:table-cell>
          <table:table-cell table:formula="of:=CONCATENATE(&quot;r&quot;;[.B16];&quot;-&quot;;[.C16];&quot;-&quot;;[.AH16];&quot;-&quot;;LEFT(RIGHT([.A16];6);1))" office:value-type="string" office:string-value="r20-20-500-1" calcext:value-type="string">
            <text:p>r20-20-500-1</text:p>
          </table:table-cell>
          <table:table-cell table:formula="of:=ROUND(([.F16]/[.G16])*100;2)" office:value-type="float" office:value="0" calcext:value-type="float">
            <text:p>0</text:p>
          </table:table-cell>
          <table:table-cell table:style-name="ce14" table:formula="of:=[.J16]" office:value-type="float" office:value="-358.798256" calcext:value-type="float">
            <text:p>-358,8</text:p>
          </table:table-cell>
          <table:table-cell table:style-name="ce14" table:formula="of:=[.I16]" office:value-type="float" office:value="602.484871" calcext:value-type="float">
            <text:p>602,5</text:p>
          </table:table-cell>
          <table:table-cell table:formula="of:=[.U16]" office:value-type="float" office:value="17" calcext:value-type="float">
            <text:p>17</text:p>
          </table:table-cell>
          <table:table-cell table:formula="of:=[.V16]" office:value-type="float" office:value="0.010181" calcext:value-type="float">
            <text:p>0,010181</text:p>
          </table:table-cell>
          <table:table-cell table:formula="of:=ABS([.AE16]-CEILING([.AC16]))" office:value-type="float" office:value="375" calcext:value-type="float">
            <text:p>375</text:p>
          </table:table-cell>
          <table:table-cell table:formula="of:=CEILING([.E16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916" calcext:value-type="float">
            <text:p>1916</text:p>
          </table:table-cell>
          <table:table-cell office:value-type="float" office:value="10022" calcext:value-type="float">
            <text:p>10022</text:p>
          </table:table-cell>
          <table:table-cell office:value-type="float" office:value="19309" calcext:value-type="float">
            <text:p>19309</text:p>
          </table:table-cell>
          <table:table-cell table:style-name="Default" office:value-type="float" office:value="226.669144" calcext:value-type="float">
            <text:p>226,669144</text:p>
          </table:table-cell>
          <table:table-cell table:style-name="Default" office:value-type="float" office:value="-361.897279" calcext:value-type="float">
            <text:p>-361,897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897279" calcext:value-type="float">
            <text:p>-361,897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.09" calcext:value-type="float">
            <text:p>225,09</text:p>
          </table:table-cell>
          <table:table-cell office:value-type="float" office:value="226.58" calcext:value-type="float">
            <text:p>226,58</text:p>
          </table:table-cell>
          <table:table-cell office:value-type="float" office:value="296964293" calcext:value-type="float">
            <text:p>296964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9826" calcext:value-type="float">
            <text:p>0,0098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a-sub.config</text:p>
          </table:table-cell>
          <table:table-cell table:formula="of:=CONCATENATE(&quot;r&quot;;[.B17];&quot;-&quot;;[.C17];&quot;-&quot;;[.AH17];&quot;-&quot;;LEFT(RIGHT([.A17];6);1))" office:value-type="string" office:string-value="r20-20-500-2" calcext:value-type="string">
            <text:p>r20-20-500-2</text:p>
          </table:table-cell>
          <table:table-cell table:formula="of:=ROUND(([.F17]/[.G17])*100;2)" office:value-type="float" office:value="19.12" calcext:value-type="float">
            <text:p>19,12</text:p>
          </table:table-cell>
          <table:table-cell table:style-name="ce14" table:formula="of:=[.J17]" office:value-type="float" office:value="-361.897279" calcext:value-type="float">
            <text:p>-361,9</text:p>
          </table:table-cell>
          <table:table-cell table:style-name="ce14" table:formula="of:=[.I17]" office:value-type="float" office:value="226.669144" calcext:value-type="float">
            <text:p>226,7</text:p>
          </table:table-cell>
          <table:table-cell table:formula="of:=[.U17]" office:value-type="float" office:value="2" calcext:value-type="float">
            <text:p>2</text:p>
          </table:table-cell>
          <table:table-cell table:formula="of:=[.V17]" office:value-type="float" office:value="0.009826" calcext:value-type="float">
            <text:p>0,009826</text:p>
          </table:table-cell>
          <table:table-cell table:formula="of:=ABS([.AE17]-CEILING([.AC17]))" office:value-type="float" office:value="363" calcext:value-type="float">
            <text:p>363</text:p>
          </table:table-cell>
          <table:table-cell table:formula="of:=CEILING([.E17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22" calcext:value-type="float">
            <text:p>15022</text:p>
          </table:table-cell>
          <table:table-cell office:value-type="float" office:value="43333" calcext:value-type="float">
            <text:p>43333</text:p>
          </table:table-cell>
          <table:table-cell table:style-name="Default" office:value-type="float" office:value="603.803149" calcext:value-type="float">
            <text:p>603,803149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14" calcext:value-type="float">
            <text:p>600,14</text:p>
          </table:table-cell>
          <table:table-cell office:value-type="float" office:value="603.57" calcext:value-type="float">
            <text:p>603,57</text:p>
          </table:table-cell>
          <table:table-cell office:value-type="float" office:value="675911690" calcext:value-type="float">
            <text:p>6759116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5" calcext:value-type="float">
            <text:p>15</text:p>
          </table:table-cell>
          <table:table-cell office:value-type="float" office:value="0.022345" calcext:value-type="float">
            <text:p>0,0223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8" calcext:value-type="float">
            <text:p>538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ra-sub.config</text:p>
          </table:table-cell>
          <table:table-cell table:formula="of:=CONCATENATE(&quot;r&quot;;[.B18];&quot;-&quot;;[.C18];&quot;-&quot;;[.AH18];&quot;-&quot;;LEFT(RIGHT([.A18];6);1))" office:value-type="string" office:string-value="r20-20-750-1" calcext:value-type="string">
            <text:p>r20-20-750-1</text:p>
          </table:table-cell>
          <table:table-cell table:formula="of:=ROUND(([.F18]/[.G18])*100;2)" office:value-type="float" office:value="0" calcext:value-type="float">
            <text:p>0</text:p>
          </table:table-cell>
          <table:table-cell table:style-name="ce14" table:formula="of:=[.J18]" office:value-type="float" office:value="-562" calcext:value-type="float">
            <text:p>-562,0</text:p>
          </table:table-cell>
          <table:table-cell table:style-name="ce14" table:formula="of:=[.I18]" office:value-type="float" office:value="603.803149" calcext:value-type="float">
            <text:p>603,8</text:p>
          </table:table-cell>
          <table:table-cell table:formula="of:=[.U18]" office:value-type="float" office:value="15" calcext:value-type="float">
            <text:p>15</text:p>
          </table:table-cell>
          <table:table-cell table:formula="of:=[.V18]" office:value-type="float" office:value="0.022345" calcext:value-type="float">
            <text:p>0,022345</text:p>
          </table:table-cell>
          <table:table-cell table:formula="of:=ABS([.AE18]-CEILING([.AC18]))" office:value-type="float" office:value="577" calcext:value-type="float">
            <text:p>577</text:p>
          </table:table-cell>
          <table:table-cell table:formula="of:=CEILING([.E18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22" calcext:value-type="float">
            <text:p>15022</text:p>
          </table:table-cell>
          <table:table-cell office:value-type="float" office:value="48985" calcext:value-type="float">
            <text:p>48985</text:p>
          </table:table-cell>
          <table:table-cell table:style-name="Default" office:value-type="float" office:value="604.503458" calcext:value-type="float">
            <text:p>604,503458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84" calcext:value-type="float">
            <text:p>600,84</text:p>
          </table:table-cell>
          <table:table-cell office:value-type="float" office:value="604.3" calcext:value-type="float">
            <text:p>604,3</text:p>
          </table:table-cell>
          <table:table-cell office:value-type="float" office:value="676806730" calcext:value-type="float">
            <text:p>6768067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7" calcext:value-type="float">
            <text:p>17</text:p>
          </table:table-cell>
          <table:table-cell office:value-type="float" office:value="0.022252" calcext:value-type="float">
            <text:p>0,022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1" calcext:value-type="float">
            <text:p>541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ra-sub.config</text:p>
          </table:table-cell>
          <table:table-cell table:formula="of:=CONCATENATE(&quot;r&quot;;[.B19];&quot;-&quot;;[.C19];&quot;-&quot;;[.AH19];&quot;-&quot;;LEFT(RIGHT([.A19];6);1))" office:value-type="string" office:string-value="r20-20-750-2" calcext:value-type="string">
            <text:p>r20-20-750-2</text:p>
          </table:table-cell>
          <table:table-cell table:formula="of:=ROUND(([.F19]/[.G19])*100;2)" office:value-type="float" office:value="0" calcext:value-type="float">
            <text:p>0</text:p>
          </table:table-cell>
          <table:table-cell table:style-name="ce14" table:formula="of:=[.J19]" office:value-type="float" office:value="-562" calcext:value-type="float">
            <text:p>-562,0</text:p>
          </table:table-cell>
          <table:table-cell table:style-name="ce14" table:formula="of:=[.I19]" office:value-type="float" office:value="604.503458" calcext:value-type="float">
            <text:p>604,5</text:p>
          </table:table-cell>
          <table:table-cell table:formula="of:=[.U19]" office:value-type="float" office:value="17" calcext:value-type="float">
            <text:p>17</text:p>
          </table:table-cell>
          <table:table-cell table:formula="of:=[.V19]" office:value-type="float" office:value="0.022252" calcext:value-type="float">
            <text:p>0,022252</text:p>
          </table:table-cell>
          <table:table-cell table:formula="of:=ABS([.AE19]-CEILING([.AC19]))" office:value-type="float" office:value="579" calcext:value-type="float">
            <text:p>579</text:p>
          </table:table-cell>
          <table:table-cell table:formula="of:=CEILING([.E19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342" calcext:value-type="float">
            <text:p>5342</text:p>
          </table:table-cell>
          <table:table-cell office:value-type="float" office:value="23956" calcext:value-type="float">
            <text:p>23956</text:p>
          </table:table-cell>
          <table:table-cell table:style-name="Default" office:value-type="float" office:value="601.07286" calcext:value-type="float">
            <text:p>601,07286</text:p>
          </table:table-cell>
          <table:table-cell table:style-name="Default" office:value-type="float" office:value="-179" calcext:value-type="float">
            <text:p>-1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9" calcext:value-type="float">
            <text:p>-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51" calcext:value-type="float">
            <text:p>600,51</text:p>
          </table:table-cell>
          <table:table-cell office:value-type="float" office:value="600.98" calcext:value-type="float">
            <text:p>600,98</text:p>
          </table:table-cell>
          <table:table-cell office:value-type="float" office:value="104163894" calcext:value-type="float">
            <text:p>104163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3" calcext:value-type="float">
            <text:p>13</text:p>
          </table:table-cell>
          <table:table-cell office:value-type="float" office:value="0.003373" calcext:value-type="float">
            <text:p>0,0033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ra-sub.config</text:p>
          </table:table-cell>
          <table:table-cell table:formula="of:=CONCATENATE(&quot;r&quot;;[.B20];&quot;-&quot;;[.C20];&quot;-&quot;;[.AH20];&quot;-&quot;;LEFT(RIGHT([.A20];6);1))" office:value-type="string" office:string-value="r20-25-250-1" calcext:value-type="string">
            <text:p>r20-25-250-1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style-name="ce14" table:formula="of:=[.J20]" office:value-type="float" office:value="-179" calcext:value-type="float">
            <text:p>-179,0</text:p>
          </table:table-cell>
          <table:table-cell table:style-name="ce14" table:formula="of:=[.I20]" office:value-type="float" office:value="601.07286" calcext:value-type="float">
            <text:p>601,1</text:p>
          </table:table-cell>
          <table:table-cell table:formula="of:=[.U20]" office:value-type="float" office:value="13" calcext:value-type="float">
            <text:p>13</text:p>
          </table:table-cell>
          <table:table-cell table:formula="of:=[.V20]" office:value-type="float" office:value="0.003373" calcext:value-type="float">
            <text:p>0,003373</text:p>
          </table:table-cell>
          <table:table-cell table:formula="of:=ABS([.AE20]-CEILING([.AC20]))" office:value-type="float" office:value="192" calcext:value-type="float">
            <text:p>192</text:p>
          </table:table-cell>
          <table:table-cell table:formula="of:=CEILING([.E20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1583" calcext:value-type="float">
            <text:p>1583</text:p>
          </table:table-cell>
          <table:table-cell office:value-type="float" office:value="5342" calcext:value-type="float">
            <text:p>5342</text:p>
          </table:table-cell>
          <table:table-cell office:value-type="float" office:value="11405" calcext:value-type="float">
            <text:p>11405</text:p>
          </table:table-cell>
          <table:table-cell table:style-name="Default" office:value-type="float" office:value="51.705117" calcext:value-type="float">
            <text:p>51,705117</text:p>
          </table:table-cell>
          <table:table-cell table:style-name="Default" office:value-type="float" office:value="-180.468099" calcext:value-type="float">
            <text:p>-180,4680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468099" calcext:value-type="float">
            <text:p>-180,468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.22" calcext:value-type="float">
            <text:p>51,22</text:p>
          </table:table-cell>
          <table:table-cell office:value-type="float" office:value="51.68" calcext:value-type="float">
            <text:p>51,68</text:p>
          </table:table-cell>
          <table:table-cell office:value-type="float" office:value="103988101" calcext:value-type="float">
            <text:p>103988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03281" calcext:value-type="float">
            <text:p>0,003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a-sub.config</text:p>
          </table:table-cell>
          <table:table-cell table:formula="of:=CONCATENATE(&quot;r&quot;;[.B21];&quot;-&quot;;[.C21];&quot;-&quot;;[.AH21];&quot;-&quot;;LEFT(RIGHT([.A21];6);1))" office:value-type="string" office:string-value="r20-25-250-2" calcext:value-type="string">
            <text:p>r20-25-250-2</text:p>
          </table:table-cell>
          <table:table-cell table:formula="of:=ROUND(([.F21]/[.G21])*100;2)" office:value-type="float" office:value="29.63" calcext:value-type="float">
            <text:p>29,63</text:p>
          </table:table-cell>
          <table:table-cell table:style-name="ce14" table:formula="of:=[.J21]" office:value-type="float" office:value="-180.468099" calcext:value-type="float">
            <text:p>-180,5</text:p>
          </table:table-cell>
          <table:table-cell table:style-name="ce14" table:formula="of:=[.I21]" office:value-type="float" office:value="51.705117" calcext:value-type="float">
            <text:p>51,7</text:p>
          </table:table-cell>
          <table:table-cell table:formula="of:=[.U21]" office:value-type="float" office:value="3" calcext:value-type="float">
            <text:p>3</text:p>
          </table:table-cell>
          <table:table-cell table:formula="of:=[.V21]" office:value-type="float" office:value="0.003281" calcext:value-type="float">
            <text:p>0,003281</text:p>
          </table:table-cell>
          <table:table-cell table:formula="of:=ABS([.AE21]-CEILING([.AC21]))" office:value-type="float" office:value="183" calcext:value-type="float">
            <text:p>183</text:p>
          </table:table-cell>
          <table:table-cell table:formula="of:=CEILING([.E21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652" calcext:value-type="float">
            <text:p>10652</text:p>
          </table:table-cell>
          <table:table-cell office:value-type="float" office:value="34179" calcext:value-type="float">
            <text:p>34179</text:p>
          </table:table-cell>
          <table:table-cell table:style-name="Default" office:value-type="float" office:value="604.411311" calcext:value-type="float">
            <text:p>604,411311</text:p>
          </table:table-cell>
          <table:table-cell table:style-name="Default" office:value-type="float" office:value="-358.889237" calcext:value-type="float">
            <text:p>-358,8892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8.889237" calcext:value-type="float">
            <text:p>-358,8892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2.34" calcext:value-type="float">
            <text:p>602,34</text:p>
          </table:table-cell>
          <table:table-cell office:value-type="float" office:value="604.27" calcext:value-type="float">
            <text:p>604,27</text:p>
          </table:table-cell>
          <table:table-cell office:value-type="float" office:value="369395141" calcext:value-type="float">
            <text:p>369395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7" calcext:value-type="float">
            <text:p>17</text:p>
          </table:table-cell>
          <table:table-cell office:value-type="float" office:value="0.01263" calcext:value-type="float">
            <text:p>0,01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3" calcext:value-type="float">
            <text:p>36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ra-sub.config</text:p>
          </table:table-cell>
          <table:table-cell table:formula="of:=CONCATENATE(&quot;r&quot;;[.B22];&quot;-&quot;;[.C22];&quot;-&quot;;[.AH22];&quot;-&quot;;LEFT(RIGHT([.A22];6);1))" office:value-type="string" office:string-value="r20-25-500-1" calcext:value-type="string">
            <text:p>r20-25-500-1</text:p>
          </table:table-cell>
          <table:table-cell table:formula="of:=ROUND(([.F22]/[.G22])*100;2)" office:value-type="float" office:value="0" calcext:value-type="float">
            <text:p>0</text:p>
          </table:table-cell>
          <table:table-cell table:style-name="ce14" table:formula="of:=[.J22]" office:value-type="float" office:value="-358.889237" calcext:value-type="float">
            <text:p>-358,9</text:p>
          </table:table-cell>
          <table:table-cell table:style-name="ce14" table:formula="of:=[.I22]" office:value-type="float" office:value="604.411311" calcext:value-type="float">
            <text:p>604,4</text:p>
          </table:table-cell>
          <table:table-cell table:formula="of:=[.U22]" office:value-type="float" office:value="17" calcext:value-type="float">
            <text:p>17</text:p>
          </table:table-cell>
          <table:table-cell table:formula="of:=[.V22]" office:value-type="float" office:value="0.01263" calcext:value-type="float">
            <text:p>0,01263</text:p>
          </table:table-cell>
          <table:table-cell table:formula="of:=ABS([.AE22]-CEILING([.AC22]))" office:value-type="float" office:value="375" calcext:value-type="float">
            <text:p>375</text:p>
          </table:table-cell>
          <table:table-cell table:formula="of:=CEILING([.E22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2080" calcext:value-type="float">
            <text:p>2080</text:p>
          </table:table-cell>
          <table:table-cell office:value-type="float" office:value="10652" calcext:value-type="float">
            <text:p>10652</text:p>
          </table:table-cell>
          <table:table-cell office:value-type="float" office:value="21689" calcext:value-type="float">
            <text:p>21689</text:p>
          </table:table-cell>
          <table:table-cell table:style-name="Default" office:value-type="float" office:value="274.672115" calcext:value-type="float">
            <text:p>274,672115</text:p>
          </table:table-cell>
          <table:table-cell table:style-name="Default" office:value-type="float" office:value="-361.736563" calcext:value-type="float">
            <text:p>-361,73656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736563" calcext:value-type="float">
            <text:p>-361,7365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2.7" calcext:value-type="float">
            <text:p>272,7</text:p>
          </table:table-cell>
          <table:table-cell office:value-type="float" office:value="274.61" calcext:value-type="float">
            <text:p>274,61</text:p>
          </table:table-cell>
          <table:table-cell office:value-type="float" office:value="369091781" calcext:value-type="float">
            <text:p>369091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0.012613" calcext:value-type="float">
            <text:p>0,0126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a-sub.config</text:p>
          </table:table-cell>
          <table:table-cell table:formula="of:=CONCATENATE(&quot;r&quot;;[.B23];&quot;-&quot;;[.C23];&quot;-&quot;;[.AH23];&quot;-&quot;;LEFT(RIGHT([.A23];6);1))" office:value-type="string" office:string-value="r20-25-500-2" calcext:value-type="string">
            <text:p>r20-25-500-2</text:p>
          </table:table-cell>
          <table:table-cell table:formula="of:=ROUND(([.F23]/[.G23])*100;2)" office:value-type="float" office:value="19.53" calcext:value-type="float">
            <text:p>19,53</text:p>
          </table:table-cell>
          <table:table-cell table:style-name="ce14" table:formula="of:=[.J23]" office:value-type="float" office:value="-361.736563" calcext:value-type="float">
            <text:p>-361,7</text:p>
          </table:table-cell>
          <table:table-cell table:style-name="ce14" table:formula="of:=[.I23]" office:value-type="float" office:value="274.672115" calcext:value-type="float">
            <text:p>274,7</text:p>
          </table:table-cell>
          <table:table-cell table:formula="of:=[.U23]" office:value-type="float" office:value="4" calcext:value-type="float">
            <text:p>4</text:p>
          </table:table-cell>
          <table:table-cell table:formula="of:=[.V23]" office:value-type="float" office:value="0.012613" calcext:value-type="float">
            <text:p>0,012613</text:p>
          </table:table-cell>
          <table:table-cell table:formula="of:=ABS([.AE23]-CEILING([.AC23]))" office:value-type="float" office:value="365" calcext:value-type="float">
            <text:p>365</text:p>
          </table:table-cell>
          <table:table-cell table:formula="of:=CEILING([.E23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967" calcext:value-type="float">
            <text:p>15967</text:p>
          </table:table-cell>
          <table:table-cell office:value-type="float" office:value="29826" calcext:value-type="float">
            <text:p>29826</text:p>
          </table:table-cell>
          <table:table-cell table:style-name="Default" office:value-type="float" office:value="606.937704" calcext:value-type="float">
            <text:p>606,937704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2.33" calcext:value-type="float">
            <text:p>602,33</text:p>
          </table:table-cell>
          <table:table-cell office:value-type="float" office:value="606.62" calcext:value-type="float">
            <text:p>606,62</text:p>
          </table:table-cell>
          <table:table-cell office:value-type="float" office:value="835165294" calcext:value-type="float">
            <text:p>835165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24" calcext:value-type="float">
            <text:p>24</text:p>
          </table:table-cell>
          <table:table-cell office:value-type="float" office:value="0.027986" calcext:value-type="float">
            <text:p>0,0279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1" calcext:value-type="float">
            <text:p>541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ra-sub.config</text:p>
          </table:table-cell>
          <table:table-cell table:formula="of:=CONCATENATE(&quot;r&quot;;[.B24];&quot;-&quot;;[.C24];&quot;-&quot;;[.AH24];&quot;-&quot;;LEFT(RIGHT([.A24];6);1))" office:value-type="string" office:string-value="r20-25-750-1" calcext:value-type="string">
            <text:p>r20-25-750-1</text:p>
          </table:table-cell>
          <table:table-cell table:formula="of:=ROUND(([.F24]/[.G24])*100;2)" office:value-type="float" office:value="0" calcext:value-type="float">
            <text:p>0</text:p>
          </table:table-cell>
          <table:table-cell table:style-name="ce14" table:formula="of:=[.J24]" office:value-type="float" office:value="-562" calcext:value-type="float">
            <text:p>-562,0</text:p>
          </table:table-cell>
          <table:table-cell table:style-name="ce14" table:formula="of:=[.I24]" office:value-type="float" office:value="606.937704" calcext:value-type="float">
            <text:p>606,9</text:p>
          </table:table-cell>
          <table:table-cell table:formula="of:=[.U24]" office:value-type="float" office:value="24" calcext:value-type="float">
            <text:p>24</text:p>
          </table:table-cell>
          <table:table-cell table:formula="of:=[.V24]" office:value-type="float" office:value="0.027986" calcext:value-type="float">
            <text:p>0,027986</text:p>
          </table:table-cell>
          <table:table-cell table:formula="of:=ABS([.AE24]-CEILING([.AC24]))" office:value-type="float" office:value="586" calcext:value-type="float">
            <text:p>586</text:p>
          </table:table-cell>
          <table:table-cell table:formula="of:=CEILING([.E24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967" calcext:value-type="float">
            <text:p>15967</text:p>
          </table:table-cell>
          <table:table-cell office:value-type="float" office:value="44550" calcext:value-type="float">
            <text:p>44550</text:p>
          </table:table-cell>
          <table:table-cell table:style-name="Default" office:value-type="float" office:value="604.715422" calcext:value-type="float">
            <text:p>604,715422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21" calcext:value-type="float">
            <text:p>600,21</text:p>
          </table:table-cell>
          <table:table-cell office:value-type="float" office:value="604.49" calcext:value-type="float">
            <text:p>604,49</text:p>
          </table:table-cell>
          <table:table-cell office:value-type="float" office:value="836032206" calcext:value-type="float">
            <text:p>836032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16" calcext:value-type="float">
            <text:p>16</text:p>
          </table:table-cell>
          <table:table-cell office:value-type="float" office:value="0.028043" calcext:value-type="float">
            <text:p>0,0280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7" calcext:value-type="float">
            <text:p>53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ra-sub.config</text:p>
          </table:table-cell>
          <table:table-cell table:formula="of:=CONCATENATE(&quot;r&quot;;[.B25];&quot;-&quot;;[.C25];&quot;-&quot;;[.AH25];&quot;-&quot;;LEFT(RIGHT([.A25];6);1))" office:value-type="string" office:string-value="r20-25-750-2" calcext:value-type="string">
            <text:p>r20-25-750-2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style-name="ce14" table:formula="of:=[.J25]" office:value-type="float" office:value="-562" calcext:value-type="float">
            <text:p>-562,0</text:p>
          </table:table-cell>
          <table:table-cell table:style-name="ce14" table:formula="of:=[.I25]" office:value-type="float" office:value="604.715422" calcext:value-type="float">
            <text:p>604,7</text:p>
          </table:table-cell>
          <table:table-cell table:formula="of:=[.U25]" office:value-type="float" office:value="16" calcext:value-type="float">
            <text:p>16</text:p>
          </table:table-cell>
          <table:table-cell table:formula="of:=[.V25]" office:value-type="float" office:value="0.028043" calcext:value-type="float">
            <text:p>0,028043</text:p>
          </table:table-cell>
          <table:table-cell table:formula="of:=ABS([.AE25]-CEILING([.AC25]))" office:value-type="float" office:value="578" calcext:value-type="float">
            <text:p>578</text:p>
          </table:table-cell>
          <table:table-cell table:formula="of:=CEILING([.E25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575" calcext:value-type="float">
            <text:p>575</text:p>
          </table:table-cell>
          <table:table-cell office:value-type="float" office:value="4062" calcext:value-type="float">
            <text:p>4062</text:p>
          </table:table-cell>
          <table:table-cell office:value-type="float" office:value="3403" calcext:value-type="float">
            <text:p>3403</text:p>
          </table:table-cell>
          <table:table-cell table:style-name="Default" office:value-type="float" office:value="3.424393" calcext:value-type="float">
            <text:p>3,424393</text:p>
          </table:table-cell>
          <table:table-cell table:style-name="Default" office:value-type="float" office:value="-181.771766" calcext:value-type="float">
            <text:p>-181,77176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1.771766" calcext:value-type="float">
            <text:p>-181,771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2" calcext:value-type="float">
            <text:p>3,32</text:p>
          </table:table-cell>
          <table:table-cell office:value-type="float" office:value="3.41" calcext:value-type="float">
            <text:p>3,41</text:p>
          </table:table-cell>
          <table:table-cell office:value-type="float" office:value="28025565" calcext:value-type="float">
            <text:p>2802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0851" calcext:value-type="float">
            <text:p>0,0008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-sub.config</text:p>
          </table:table-cell>
          <table:table-cell table:formula="of:=CONCATENATE(&quot;r&quot;;[.B26];&quot;-&quot;;[.C26];&quot;-&quot;;[.AH26];&quot;-&quot;;LEFT(RIGHT([.A26];6);1))" office:value-type="string" office:string-value="r20-5-250-1" calcext:value-type="string">
            <text:p>r20-5-250-1</text:p>
          </table:table-cell>
          <table:table-cell table:formula="of:=ROUND(([.F26]/[.G26])*100;2)" office:value-type="float" office:value="14.16" calcext:value-type="float">
            <text:p>14,16</text:p>
          </table:table-cell>
          <table:table-cell table:style-name="ce14" table:formula="of:=[.J26]" office:value-type="float" office:value="-181.771766" calcext:value-type="float">
            <text:p>-181,8</text:p>
          </table:table-cell>
          <table:table-cell table:style-name="ce14" table:formula="of:=[.I26]" office:value-type="float" office:value="3.424393" calcext:value-type="float">
            <text:p>3,4</text:p>
          </table:table-cell>
          <table:table-cell table:formula="of:=[.U26]" office:value-type="float" office:value="-2" calcext:value-type="float">
            <text:p>-2</text:p>
          </table:table-cell>
          <table:table-cell table:formula="of:=[.V26]" office:value-type="float" office:value="0.000851" calcext:value-type="float">
            <text:p>0,000851</text:p>
          </table:table-cell>
          <table:table-cell table:formula="of:=ABS([.AE26]-CEILING([.AC26]))" office:value-type="float" office:value="179" calcext:value-type="float">
            <text:p>179</text:p>
          </table:table-cell>
          <table:table-cell table:formula="of:=CEILING([.E26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582" calcext:value-type="float">
            <text:p>582</text:p>
          </table:table-cell>
          <table:table-cell office:value-type="float" office:value="4062" calcext:value-type="float">
            <text:p>4062</text:p>
          </table:table-cell>
          <table:table-cell office:value-type="float" office:value="2705" calcext:value-type="float">
            <text:p>2705</text:p>
          </table:table-cell>
          <table:table-cell table:style-name="Default" office:value-type="float" office:value="2.563048" calcext:value-type="float">
            <text:p>2,563048</text:p>
          </table:table-cell>
          <table:table-cell table:style-name="Default" office:value-type="float" office:value="-183.339103" calcext:value-type="float">
            <text:p>-183,3391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3.339103" calcext:value-type="float">
            <text:p>-183,339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6" calcext:value-type="float">
            <text:p>2,46</text:p>
          </table:table-cell>
          <table:table-cell office:value-type="float" office:value="2.55" calcext:value-type="float">
            <text:p>2,55</text:p>
          </table:table-cell>
          <table:table-cell office:value-type="float" office:value="27984805" calcext:value-type="float">
            <text:p>27984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office:value-type="float" office:value="0.000824" calcext:value-type="float">
            <text:p>0,0008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ra-sub.config</text:p>
          </table:table-cell>
          <table:table-cell table:formula="of:=CONCATENATE(&quot;r&quot;;[.B27];&quot;-&quot;;[.C27];&quot;-&quot;;[.AH27];&quot;-&quot;;LEFT(RIGHT([.A27];6);1))" office:value-type="string" office:string-value="r20-5-250-2" calcext:value-type="string">
            <text:p>r20-5-250-2</text:p>
          </table:table-cell>
          <table:table-cell table:formula="of:=ROUND(([.F27]/[.G27])*100;2)" office:value-type="float" office:value="14.33" calcext:value-type="float">
            <text:p>14,33</text:p>
          </table:table-cell>
          <table:table-cell table:style-name="ce14" table:formula="of:=[.J27]" office:value-type="float" office:value="-183.339103" calcext:value-type="float">
            <text:p>-183,3</text:p>
          </table:table-cell>
          <table:table-cell table:style-name="ce14" table:formula="of:=[.I27]" office:value-type="float" office:value="2.563048" calcext:value-type="float">
            <text:p>2,6</text:p>
          </table:table-cell>
          <table:table-cell table:formula="of:=[.U27]" office:value-type="float" office:value="-1" calcext:value-type="float">
            <text:p>-1</text:p>
          </table:table-cell>
          <table:table-cell table:formula="of:=[.V27]" office:value-type="float" office:value="0.000824" calcext:value-type="float">
            <text:p>0,000824</text:p>
          </table:table-cell>
          <table:table-cell table:formula="of:=ABS([.AE27]-CEILING([.AC27]))" office:value-type="float" office:value="182" calcext:value-type="float">
            <text:p>182</text:p>
          </table:table-cell>
          <table:table-cell table:formula="of:=CEILING([.E27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132" calcext:value-type="float">
            <text:p>8132</text:p>
          </table:table-cell>
          <table:table-cell office:value-type="float" office:value="7957" calcext:value-type="float">
            <text:p>7957</text:p>
          </table:table-cell>
          <table:table-cell table:style-name="Default" office:value-type="float" office:value="31.396557" calcext:value-type="float">
            <text:p>31,396557</text:p>
          </table:table-cell>
          <table:table-cell table:style-name="Default" office:value-type="float" office:value="-362.567654" calcext:value-type="float">
            <text:p>-362,56765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2.567654" calcext:value-type="float">
            <text:p>-362,5676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.99" calcext:value-type="float">
            <text:p>30,99</text:p>
          </table:table-cell>
          <table:table-cell office:value-type="float" office:value="31.35" calcext:value-type="float">
            <text:p>31,35</text:p>
          </table:table-cell>
          <table:table-cell office:value-type="float" office:value="87605419" calcext:value-type="float">
            <text:p>87605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" calcext:value-type="float">
            <text:p>-6</text:p>
          </table:table-cell>
          <table:table-cell office:value-type="float" office:value="0.002862" calcext:value-type="float">
            <text:p>0,0028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a-sub.config</text:p>
          </table:table-cell>
          <table:table-cell table:formula="of:=CONCATENATE(&quot;r&quot;;[.B28];&quot;-&quot;;[.C28];&quot;-&quot;;[.AH28];&quot;-&quot;;LEFT(RIGHT([.A28];6);1))" office:value-type="string" office:string-value="r20-5-500-1" calcext:value-type="string">
            <text:p>r20-5-500-1</text:p>
          </table:table-cell>
          <table:table-cell table:formula="of:=ROUND(([.F28]/[.G28])*100;2)" office:value-type="float" office:value="11.73" calcext:value-type="float">
            <text:p>11,73</text:p>
          </table:table-cell>
          <table:table-cell table:style-name="ce14" table:formula="of:=[.J28]" office:value-type="float" office:value="-362.567654" calcext:value-type="float">
            <text:p>-362,6</text:p>
          </table:table-cell>
          <table:table-cell table:style-name="ce14" table:formula="of:=[.I28]" office:value-type="float" office:value="31.396557" calcext:value-type="float">
            <text:p>31,4</text:p>
          </table:table-cell>
          <table:table-cell table:formula="of:=[.U28]" office:value-type="float" office:value="-6" calcext:value-type="float">
            <text:p>-6</text:p>
          </table:table-cell>
          <table:table-cell table:formula="of:=[.V28]" office:value-type="float" office:value="0.002862" calcext:value-type="float">
            <text:p>0,002862</text:p>
          </table:table-cell>
          <table:table-cell table:formula="of:=ABS([.AE28]-CEILING([.AC28]))" office:value-type="float" office:value="356" calcext:value-type="float">
            <text:p>356</text:p>
          </table:table-cell>
          <table:table-cell table:formula="of:=CEILING([.E28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956" calcext:value-type="float">
            <text:p>956</text:p>
          </table:table-cell>
          <table:table-cell office:value-type="float" office:value="8132" calcext:value-type="float">
            <text:p>8132</text:p>
          </table:table-cell>
          <table:table-cell office:value-type="float" office:value="7622" calcext:value-type="float">
            <text:p>7622</text:p>
          </table:table-cell>
          <table:table-cell table:style-name="Default" office:value-type="float" office:value="28.931365" calcext:value-type="float">
            <text:p>28,931365</text:p>
          </table:table-cell>
          <table:table-cell table:style-name="Default" office:value-type="float" office:value="-363.24675" calcext:value-type="float">
            <text:p>-363,246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3.24675" calcext:value-type="float">
            <text:p>-363,24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53" calcext:value-type="float">
            <text:p>28,53</text:p>
          </table:table-cell>
          <table:table-cell office:value-type="float" office:value="28.9" calcext:value-type="float">
            <text:p>28,9</text:p>
          </table:table-cell>
          <table:table-cell office:value-type="float" office:value="87667851" calcext:value-type="float">
            <text:p>87667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" calcext:value-type="float">
            <text:p>-5</text:p>
          </table:table-cell>
          <table:table-cell office:value-type="float" office:value="0.002679" calcext:value-type="float">
            <text:p>0,0026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a-sub.config</text:p>
          </table:table-cell>
          <table:table-cell table:formula="of:=CONCATENATE(&quot;r&quot;;[.B29];&quot;-&quot;;[.C29];&quot;-&quot;;[.AH29];&quot;-&quot;;LEFT(RIGHT([.A29];6);1))" office:value-type="string" office:string-value="r20-5-500-2" calcext:value-type="string">
            <text:p>r20-5-500-2</text:p>
          </table:table-cell>
          <table:table-cell table:formula="of:=ROUND(([.F29]/[.G29])*100;2)" office:value-type="float" office:value="11.76" calcext:value-type="float">
            <text:p>11,76</text:p>
          </table:table-cell>
          <table:table-cell table:style-name="ce14" table:formula="of:=[.J29]" office:value-type="float" office:value="-363.24675" calcext:value-type="float">
            <text:p>-363,2</text:p>
          </table:table-cell>
          <table:table-cell table:style-name="ce14" table:formula="of:=[.I29]" office:value-type="float" office:value="28.931365" calcext:value-type="float">
            <text:p>28,9</text:p>
          </table:table-cell>
          <table:table-cell table:formula="of:=[.U29]" office:value-type="float" office:value="-5" calcext:value-type="float">
            <text:p>-5</text:p>
          </table:table-cell>
          <table:table-cell table:formula="of:=[.V29]" office:value-type="float" office:value="0.002679" calcext:value-type="float">
            <text:p>0,002679</text:p>
          </table:table-cell>
          <table:table-cell table:formula="of:=ABS([.AE29]-CEILING([.AC29]))" office:value-type="float" office:value="358" calcext:value-type="float">
            <text:p>358</text:p>
          </table:table-cell>
          <table:table-cell table:formula="of:=CEILING([.E29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312" calcext:value-type="float">
            <text:p>1312</text:p>
          </table:table-cell>
          <table:table-cell office:value-type="float" office:value="12187" calcext:value-type="float">
            <text:p>12187</text:p>
          </table:table-cell>
          <table:table-cell office:value-type="float" office:value="12998" calcext:value-type="float">
            <text:p>12998</text:p>
          </table:table-cell>
          <table:table-cell table:style-name="Default" office:value-type="float" office:value="105.494207" calcext:value-type="float">
            <text:p>105,494207</text:p>
          </table:table-cell>
          <table:table-cell table:style-name="Default" office:value-type="float" office:value="-542.903065" calcext:value-type="float">
            <text:p>-542,9030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2.903065" calcext:value-type="float">
            <text:p>-542,903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.6" calcext:value-type="float">
            <text:p>104,6</text:p>
          </table:table-cell>
          <table:table-cell office:value-type="float" office:value="105.45" calcext:value-type="float">
            <text:p>105,45</text:p>
          </table:table-cell>
          <table:table-cell office:value-type="float" office:value="188186345" calcext:value-type="float">
            <text:p>188186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" calcext:value-type="float">
            <text:p>-6</text:p>
          </table:table-cell>
          <table:table-cell office:value-type="float" office:value="0.005823" calcext:value-type="float">
            <text:p>0,0058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a-sub.config</text:p>
          </table:table-cell>
          <table:table-cell table:formula="of:=CONCATENATE(&quot;r&quot;;[.B30];&quot;-&quot;;[.C30];&quot;-&quot;;[.AH30];&quot;-&quot;;LEFT(RIGHT([.A30];6);1))" office:value-type="string" office:string-value="r20-5-750-1" calcext:value-type="string">
            <text:p>r20-5-750-1</text:p>
          </table:table-cell>
          <table:table-cell table:formula="of:=ROUND(([.F30]/[.G30])*100;2)" office:value-type="float" office:value="10.77" calcext:value-type="float">
            <text:p>10,77</text:p>
          </table:table-cell>
          <table:table-cell table:style-name="ce14" table:formula="of:=[.J30]" office:value-type="float" office:value="-542.903065" calcext:value-type="float">
            <text:p>-542,9</text:p>
          </table:table-cell>
          <table:table-cell table:style-name="ce14" table:formula="of:=[.I30]" office:value-type="float" office:value="105.494207" calcext:value-type="float">
            <text:p>105,5</text:p>
          </table:table-cell>
          <table:table-cell table:formula="of:=[.U30]" office:value-type="float" office:value="-6" calcext:value-type="float">
            <text:p>-6</text:p>
          </table:table-cell>
          <table:table-cell table:formula="of:=[.V30]" office:value-type="float" office:value="0.005823" calcext:value-type="float">
            <text:p>0,005823</text:p>
          </table:table-cell>
          <table:table-cell table:formula="of:=ABS([.AE30]-CEILING([.AC30]))" office:value-type="float" office:value="536" calcext:value-type="float">
            <text:p>536</text:p>
          </table:table-cell>
          <table:table-cell table:formula="of:=CEILING([.E30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424" calcext:value-type="float">
            <text:p>1424</text:p>
          </table:table-cell>
          <table:table-cell office:value-type="float" office:value="12187" calcext:value-type="float">
            <text:p>12187</text:p>
          </table:table-cell>
          <table:table-cell office:value-type="float" office:value="13575" calcext:value-type="float">
            <text:p>13575</text:p>
          </table:table-cell>
          <table:table-cell table:style-name="Default" office:value-type="float" office:value="131.741205" calcext:value-type="float">
            <text:p>131,741205</text:p>
          </table:table-cell>
          <table:table-cell table:style-name="Default" office:value-type="float" office:value="-543.436046" calcext:value-type="float">
            <text:p>-543,4360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3.436046" calcext:value-type="float">
            <text:p>-543,436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.84" calcext:value-type="float">
            <text:p>130,84</text:p>
          </table:table-cell>
          <table:table-cell office:value-type="float" office:value="131.67" calcext:value-type="float">
            <text:p>131,67</text:p>
          </table:table-cell>
          <table:table-cell office:value-type="float" office:value="188365489" calcext:value-type="float">
            <text:p>188365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office:value-type="float" office:value="0.005782" calcext:value-type="float">
            <text:p>0,0057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ra-sub.config</text:p>
          </table:table-cell>
          <table:table-cell table:formula="of:=CONCATENATE(&quot;r&quot;;[.B31];&quot;-&quot;;[.C31];&quot;-&quot;;[.AH31];&quot;-&quot;;LEFT(RIGHT([.A31];6);1))" office:value-type="string" office:string-value="r20-5-750-2" calcext:value-type="string">
            <text:p>r20-5-750-2</text:p>
          </table:table-cell>
          <table:table-cell table:formula="of:=ROUND(([.F31]/[.G31])*100;2)" office:value-type="float" office:value="11.68" calcext:value-type="float">
            <text:p>11,68</text:p>
          </table:table-cell>
          <table:table-cell table:style-name="ce14" table:formula="of:=[.J31]" office:value-type="float" office:value="-543.436046" calcext:value-type="float">
            <text:p>-543,4</text:p>
          </table:table-cell>
          <table:table-cell table:style-name="ce14" table:formula="of:=[.I31]" office:value-type="float" office:value="131.741205" calcext:value-type="float">
            <text:p>131,7</text:p>
          </table:table-cell>
          <table:table-cell table:formula="of:=[.U31]" office:value-type="float" office:value="-2" calcext:value-type="float">
            <text:p>-2</text:p>
          </table:table-cell>
          <table:table-cell table:formula="of:=[.V31]" office:value-type="float" office:value="0.005782" calcext:value-type="float">
            <text:p>0,005782</text:p>
          </table:table-cell>
          <table:table-cell table:formula="of:=ABS([.AE31]-CEILING([.AC31]))" office:value-type="float" office:value="541" calcext:value-type="float">
            <text:p>541</text:p>
          </table:table-cell>
          <table:table-cell table:formula="of:=CEILING([.E31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534" calcext:value-type="float">
            <text:p>534</text:p>
          </table:table-cell>
          <table:table-cell office:value-type="float" office:value="1390" calcext:value-type="float">
            <text:p>1390</text:p>
          </table:table-cell>
          <table:table-cell office:value-type="float" office:value="1920" calcext:value-type="float">
            <text:p>1920</text:p>
          </table:table-cell>
          <table:table-cell table:style-name="Default" office:value-type="float" office:value="6.982404" calcext:value-type="float">
            <text:p>6,982404</text:p>
          </table:table-cell>
          <table:table-cell table:style-name="Default" office:value-type="float" office:value="-142.950809" calcext:value-type="float">
            <text:p>-142,9508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2.950809" calcext:value-type="float">
            <text:p>-142,9508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9" calcext:value-type="float">
            <text:p>6,9</text:p>
          </table:table-cell>
          <table:table-cell office:value-type="float" office:value="6.93" calcext:value-type="float">
            <text:p>6,93</text:p>
          </table:table-cell>
          <table:table-cell office:value-type="float" office:value="40145651" calcext:value-type="float">
            <text:p>40145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1711" calcext:value-type="float">
            <text:p>0,00171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ra-sub.config</text:p>
          </table:table-cell>
          <table:table-cell table:formula="of:=CONCATENATE(&quot;r&quot;;[.B32];&quot;-&quot;;[.C32];&quot;-&quot;;[.AH32];&quot;-&quot;;LEFT(RIGHT([.A32];6);1))" office:value-type="string" office:string-value="r4-10-250-1" calcext:value-type="string">
            <text:p>r4-10-250-1</text:p>
          </table:table-cell>
          <table:table-cell table:formula="of:=ROUND(([.F32]/[.G32])*100;2)" office:value-type="float" office:value="38.42" calcext:value-type="float">
            <text:p>38,42</text:p>
          </table:table-cell>
          <table:table-cell table:style-name="ce14" table:formula="of:=[.J32]" office:value-type="float" office:value="-142.950809" calcext:value-type="float">
            <text:p>-143,0</text:p>
          </table:table-cell>
          <table:table-cell table:style-name="ce14" table:formula="of:=[.I32]" office:value-type="float" office:value="6.982404" calcext:value-type="float">
            <text:p>7,0</text:p>
          </table:table-cell>
          <table:table-cell table:formula="of:=[.U32]" office:value-type="float" office:value="0" calcext:value-type="float">
            <text:p>0</text:p>
          </table:table-cell>
          <table:table-cell table:formula="of:=[.V32]" office:value-type="float" office:value="0.001711" calcext:value-type="float">
            <text:p>0,001711</text:p>
          </table:table-cell>
          <table:table-cell table:formula="of:=ABS([.AE32]-CEILING([.AC32]))" office:value-type="float" office:value="142" calcext:value-type="float">
            <text:p>142</text:p>
          </table:table-cell>
          <table:table-cell table:formula="of:=CEILING([.E32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473" calcext:value-type="float">
            <text:p>473</text:p>
          </table:table-cell>
          <table:table-cell office:value-type="float" office:value="1390" calcext:value-type="float">
            <text:p>1390</text:p>
          </table:table-cell>
          <table:table-cell office:value-type="float" office:value="1785" calcext:value-type="float">
            <text:p>1785</text:p>
          </table:table-cell>
          <table:table-cell table:style-name="Default" office:value-type="float" office:value="5.416636" calcext:value-type="float">
            <text:p>5,416636</text:p>
          </table:table-cell>
          <table:table-cell table:style-name="Default" office:value-type="float" office:value="-143.160045" calcext:value-type="float">
            <text:p>-143,1600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160045" calcext:value-type="float">
            <text:p>-143,1600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,36</text:p>
          </table:table-cell>
          <table:table-cell office:value-type="float" office:value="5.4" calcext:value-type="float">
            <text:p>5,4</text:p>
          </table:table-cell>
          <table:table-cell office:value-type="float" office:value="40074851" calcext:value-type="float">
            <text:p>40074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1693" calcext:value-type="float">
            <text:p>0,0016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a-sub.config</text:p>
          </table:table-cell>
          <table:table-cell table:formula="of:=CONCATENATE(&quot;r&quot;;[.B33];&quot;-&quot;;[.C33];&quot;-&quot;;[.AH33];&quot;-&quot;;LEFT(RIGHT([.A33];6);1))" office:value-type="string" office:string-value="r4-10-250-2" calcext:value-type="string">
            <text:p>r4-10-250-2</text:p>
          </table:table-cell>
          <table:table-cell table:formula="of:=ROUND(([.F33]/[.G33])*100;2)" office:value-type="float" office:value="34.03" calcext:value-type="float">
            <text:p>34,03</text:p>
          </table:table-cell>
          <table:table-cell table:style-name="ce14" table:formula="of:=[.J33]" office:value-type="float" office:value="-143.160045" calcext:value-type="float">
            <text:p>-143,2</text:p>
          </table:table-cell>
          <table:table-cell table:style-name="ce14" table:formula="of:=[.I33]" office:value-type="float" office:value="5.416636" calcext:value-type="float">
            <text:p>5,4</text:p>
          </table:table-cell>
          <table:table-cell table:formula="of:=[.U33]" office:value-type="float" office:value="5" calcext:value-type="float">
            <text:p>5</text:p>
          </table:table-cell>
          <table:table-cell table:formula="of:=[.V33]" office:value-type="float" office:value="0.001693" calcext:value-type="float">
            <text:p>0,001693</text:p>
          </table:table-cell>
          <table:table-cell table:formula="of:=ABS([.AE33]-CEILING([.AC33]))" office:value-type="float" office:value="148" calcext:value-type="float">
            <text:p>148</text:p>
          </table:table-cell>
          <table:table-cell table:formula="of:=CEILING([.E33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101" calcext:value-type="float">
            <text:p>1101</text:p>
          </table:table-cell>
          <table:table-cell office:value-type="float" office:value="2762" calcext:value-type="float">
            <text:p>2762</text:p>
          </table:table-cell>
          <table:table-cell office:value-type="float" office:value="6206" calcext:value-type="float">
            <text:p>6206</text:p>
          </table:table-cell>
          <table:table-cell table:style-name="Default" office:value-type="float" office:value="76.323371" calcext:value-type="float">
            <text:p>76,323371</text:p>
          </table:table-cell>
          <table:table-cell table:style-name="Default" office:value-type="float" office:value="-283.447529" calcext:value-type="float">
            <text:p>-283,4475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447529" calcext:value-type="float">
            <text:p>-283,4475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.08" calcext:value-type="float">
            <text:p>76,08</text:p>
          </table:table-cell>
          <table:table-cell office:value-type="float" office:value="76.22" calcext:value-type="float">
            <text:p>76,22</text:p>
          </table:table-cell>
          <table:table-cell office:value-type="float" office:value="144075695" calcext:value-type="float">
            <text:p>144075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6659" calcext:value-type="float">
            <text:p>0,0066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a-sub.config</text:p>
          </table:table-cell>
          <table:table-cell table:formula="of:=CONCATENATE(&quot;r&quot;;[.B34];&quot;-&quot;;[.C34];&quot;-&quot;;[.AH34];&quot;-&quot;;LEFT(RIGHT([.A34];6);1))" office:value-type="string" office:string-value="r4-10-500-1" calcext:value-type="string">
            <text:p>r4-10-500-1</text:p>
          </table:table-cell>
          <table:table-cell table:formula="of:=ROUND(([.F34]/[.G34])*100;2)" office:value-type="float" office:value="39.86" calcext:value-type="float">
            <text:p>39,86</text:p>
          </table:table-cell>
          <table:table-cell table:style-name="ce14" table:formula="of:=[.J34]" office:value-type="float" office:value="-283.447529" calcext:value-type="float">
            <text:p>-283,4</text:p>
          </table:table-cell>
          <table:table-cell table:style-name="ce14" table:formula="of:=[.I34]" office:value-type="float" office:value="76.323371" calcext:value-type="float">
            <text:p>76,3</text:p>
          </table:table-cell>
          <table:table-cell table:formula="of:=[.U34]" office:value-type="float" office:value="8" calcext:value-type="float">
            <text:p>8</text:p>
          </table:table-cell>
          <table:table-cell table:formula="of:=[.V34]" office:value-type="float" office:value="0.006659" calcext:value-type="float">
            <text:p>0,006659</text:p>
          </table:table-cell>
          <table:table-cell table:formula="of:=ABS([.AE34]-CEILING([.AC34]))" office:value-type="float" office:value="291" calcext:value-type="float">
            <text:p>291</text:p>
          </table:table-cell>
          <table:table-cell table:formula="of:=CEILING([.E34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915" calcext:value-type="float">
            <text:p>915</text:p>
          </table:table-cell>
          <table:table-cell office:value-type="float" office:value="2762" calcext:value-type="float">
            <text:p>2762</text:p>
          </table:table-cell>
          <table:table-cell office:value-type="float" office:value="5335" calcext:value-type="float">
            <text:p>5335</text:p>
          </table:table-cell>
          <table:table-cell table:style-name="Default" office:value-type="float" office:value="70.050076" calcext:value-type="float">
            <text:p>70,050076</text:p>
          </table:table-cell>
          <table:table-cell table:style-name="Default" office:value-type="float" office:value="-286.603823" calcext:value-type="float">
            <text:p>-286,6038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6.603823" calcext:value-type="float">
            <text:p>-286,6038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.84" calcext:value-type="float">
            <text:p>69,84</text:p>
          </table:table-cell>
          <table:table-cell office:value-type="float" office:value="70.01" calcext:value-type="float">
            <text:p>70,01</text:p>
          </table:table-cell>
          <table:table-cell office:value-type="float" office:value="144417535" calcext:value-type="float">
            <text:p>144417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006446" calcext:value-type="float">
            <text:p>0,0064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a-sub.config</text:p>
          </table:table-cell>
          <table:table-cell table:formula="of:=CONCATENATE(&quot;r&quot;;[.B35];&quot;-&quot;;[.C35];&quot;-&quot;;[.AH35];&quot;-&quot;;LEFT(RIGHT([.A35];6);1))" office:value-type="string" office:string-value="r4-10-500-2" calcext:value-type="string">
            <text:p>r4-10-500-2</text:p>
          </table:table-cell>
          <table:table-cell table:formula="of:=ROUND(([.F35]/[.G35])*100;2)" office:value-type="float" office:value="33.13" calcext:value-type="float">
            <text:p>33,13</text:p>
          </table:table-cell>
          <table:table-cell table:style-name="ce14" table:formula="of:=[.J35]" office:value-type="float" office:value="-286.603823" calcext:value-type="float">
            <text:p>-286,6</text:p>
          </table:table-cell>
          <table:table-cell table:style-name="ce14" table:formula="of:=[.I35]" office:value-type="float" office:value="70.050076" calcext:value-type="float">
            <text:p>70,1</text:p>
          </table:table-cell>
          <table:table-cell table:formula="of:=[.U35]" office:value-type="float" office:value="1" calcext:value-type="float">
            <text:p>1</text:p>
          </table:table-cell>
          <table:table-cell table:formula="of:=[.V35]" office:value-type="float" office:value="0.006446" calcext:value-type="float">
            <text:p>0,006446</text:p>
          </table:table-cell>
          <table:table-cell table:formula="of:=ABS([.AE35]-CEILING([.AC35]))" office:value-type="float" office:value="287" calcext:value-type="float">
            <text:p>287</text:p>
          </table:table-cell>
          <table:table-cell table:formula="of:=CEILING([.E35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661" calcext:value-type="float">
            <text:p>1661</text:p>
          </table:table-cell>
          <table:table-cell office:value-type="float" office:value="4140" calcext:value-type="float">
            <text:p>4140</text:p>
          </table:table-cell>
          <table:table-cell office:value-type="float" office:value="10360" calcext:value-type="float">
            <text:p>10360</text:p>
          </table:table-cell>
          <table:table-cell table:style-name="Default" office:value-type="float" office:value="325.439143" calcext:value-type="float">
            <text:p>325,439143</text:p>
          </table:table-cell>
          <table:table-cell table:style-name="Default" office:value-type="float" office:value="-424.078485" calcext:value-type="float">
            <text:p>-424,07848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4.078485" calcext:value-type="float">
            <text:p>-424,0784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4.97" calcext:value-type="float">
            <text:p>324,97</text:p>
          </table:table-cell>
          <table:table-cell office:value-type="float" office:value="325.35" calcext:value-type="float">
            <text:p>325,35</text:p>
          </table:table-cell>
          <table:table-cell office:value-type="float" office:value="328728659" calcext:value-type="float">
            <text:p>328728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office:value-type="float" office:value="0.014568" calcext:value-type="float">
            <text:p>0,0145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9" calcext:value-type="float">
            <text:p>40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a-sub.config</text:p>
          </table:table-cell>
          <table:table-cell table:formula="of:=CONCATENATE(&quot;r&quot;;[.B36];&quot;-&quot;;[.C36];&quot;-&quot;;[.AH36];&quot;-&quot;;LEFT(RIGHT([.A36];6);1))" office:value-type="string" office:string-value="r4-10-750-1" calcext:value-type="string">
            <text:p>r4-10-750-1</text:p>
          </table:table-cell>
          <table:table-cell table:formula="of:=ROUND(([.F36]/[.G36])*100;2)" office:value-type="float" office:value="40.12" calcext:value-type="float">
            <text:p>40,12</text:p>
          </table:table-cell>
          <table:table-cell table:style-name="ce14" table:formula="of:=[.J36]" office:value-type="float" office:value="-424.078485" calcext:value-type="float">
            <text:p>-424,1</text:p>
          </table:table-cell>
          <table:table-cell table:style-name="ce14" table:formula="of:=[.I36]" office:value-type="float" office:value="325.439143" calcext:value-type="float">
            <text:p>325,4</text:p>
          </table:table-cell>
          <table:table-cell table:formula="of:=[.U36]" office:value-type="float" office:value="3" calcext:value-type="float">
            <text:p>3</text:p>
          </table:table-cell>
          <table:table-cell table:formula="of:=[.V36]" office:value-type="float" office:value="0.014568" calcext:value-type="float">
            <text:p>0,014568</text:p>
          </table:table-cell>
          <table:table-cell table:formula="of:=ABS([.AE36]-CEILING([.AC36]))" office:value-type="float" office:value="427" calcext:value-type="float">
            <text:p>427</text:p>
          </table:table-cell>
          <table:table-cell table:formula="of:=CEILING([.E36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301" calcext:value-type="float">
            <text:p>1301</text:p>
          </table:table-cell>
          <table:table-cell office:value-type="float" office:value="4140" calcext:value-type="float">
            <text:p>4140</text:p>
          </table:table-cell>
          <table:table-cell office:value-type="float" office:value="9624" calcext:value-type="float">
            <text:p>9624</text:p>
          </table:table-cell>
          <table:table-cell table:style-name="Default" office:value-type="float" office:value="274.250837" calcext:value-type="float">
            <text:p>274,250837</text:p>
          </table:table-cell>
          <table:table-cell table:style-name="Default" office:value-type="float" office:value="-425.738189" calcext:value-type="float">
            <text:p>-425,7381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5.738189" calcext:value-type="float">
            <text:p>-425,738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.81" calcext:value-type="float">
            <text:p>273,81</text:p>
          </table:table-cell>
          <table:table-cell office:value-type="float" office:value="274.17" calcext:value-type="float">
            <text:p>274,17</text:p>
          </table:table-cell>
          <table:table-cell office:value-type="float" office:value="329980051" calcext:value-type="float">
            <text:p>329980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13484" calcext:value-type="float">
            <text:p>0,0134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ra-sub.config</text:p>
          </table:table-cell>
          <table:table-cell table:formula="of:=CONCATENATE(&quot;r&quot;;[.B37];&quot;-&quot;;[.C37];&quot;-&quot;;[.AH37];&quot;-&quot;;LEFT(RIGHT([.A37];6);1))" office:value-type="string" office:string-value="r4-10-750-2" calcext:value-type="string">
            <text:p>r4-10-750-2</text:p>
          </table:table-cell>
          <table:table-cell table:formula="of:=ROUND(([.F37]/[.G37])*100;2)" office:value-type="float" office:value="31.43" calcext:value-type="float">
            <text:p>31,43</text:p>
          </table:table-cell>
          <table:table-cell table:style-name="ce14" table:formula="of:=[.J37]" office:value-type="float" office:value="-425.738189" calcext:value-type="float">
            <text:p>-425,7</text:p>
          </table:table-cell>
          <table:table-cell table:style-name="ce14" table:formula="of:=[.I37]" office:value-type="float" office:value="274.250837" calcext:value-type="float">
            <text:p>274,3</text:p>
          </table:table-cell>
          <table:table-cell table:formula="of:=[.U37]" office:value-type="float" office:value="5" calcext:value-type="float">
            <text:p>5</text:p>
          </table:table-cell>
          <table:table-cell table:formula="of:=[.V37]" office:value-type="float" office:value="0.013484" calcext:value-type="float">
            <text:p>0,013484</text:p>
          </table:table-cell>
          <table:table-cell table:formula="of:=ABS([.AE37]-CEILING([.AC37]))" office:value-type="float" office:value="430" calcext:value-type="float">
            <text:p>430</text:p>
          </table:table-cell>
          <table:table-cell table:formula="of:=CEILING([.E37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753" calcext:value-type="float">
            <text:p>753</text:p>
          </table:table-cell>
          <table:table-cell office:value-type="float" office:value="1710" calcext:value-type="float">
            <text:p>1710</text:p>
          </table:table-cell>
          <table:table-cell office:value-type="float" office:value="2980" calcext:value-type="float">
            <text:p>2980</text:p>
          </table:table-cell>
          <table:table-cell table:style-name="Default" office:value-type="float" office:value="31.131279" calcext:value-type="float">
            <text:p>31,131279</text:p>
          </table:table-cell>
          <table:table-cell table:style-name="Default" office:value-type="float" office:value="-140.533372" calcext:value-type="float">
            <text:p>-140,5333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533372" calcext:value-type="float">
            <text:p>-140,5333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.05" calcext:value-type="float">
            <text:p>31,05</text:p>
          </table:table-cell>
          <table:table-cell office:value-type="float" office:value="31.1" calcext:value-type="float">
            <text:p>31,1</text:p>
          </table:table-cell>
          <table:table-cell office:value-type="float" office:value="59384054" calcext:value-type="float">
            <text:p>59384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float" office:value="0.002688" calcext:value-type="float">
            <text:p>0,0026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a-sub.config</text:p>
          </table:table-cell>
          <table:table-cell table:formula="of:=CONCATENATE(&quot;r&quot;;[.B38];&quot;-&quot;;[.C38];&quot;-&quot;;[.AH38];&quot;-&quot;;LEFT(RIGHT([.A38];6);1))" office:value-type="string" office:string-value="r4-15-250-1" calcext:value-type="string">
            <text:p>r4-15-250-1</text:p>
          </table:table-cell>
          <table:table-cell table:formula="of:=ROUND(([.F38]/[.G38])*100;2)" office:value-type="float" office:value="44.04" calcext:value-type="float">
            <text:p>44,04</text:p>
          </table:table-cell>
          <table:table-cell table:style-name="ce14" table:formula="of:=[.J38]" office:value-type="float" office:value="-140.533372" calcext:value-type="float">
            <text:p>-140,5</text:p>
          </table:table-cell>
          <table:table-cell table:style-name="ce14" table:formula="of:=[.I38]" office:value-type="float" office:value="31.131279" calcext:value-type="float">
            <text:p>31,1</text:p>
          </table:table-cell>
          <table:table-cell table:formula="of:=[.U38]" office:value-type="float" office:value="2" calcext:value-type="float">
            <text:p>2</text:p>
          </table:table-cell>
          <table:table-cell table:formula="of:=[.V38]" office:value-type="float" office:value="0.002688" calcext:value-type="float">
            <text:p>0,002688</text:p>
          </table:table-cell>
          <table:table-cell table:formula="of:=ABS([.AE38]-CEILING([.AC38]))" office:value-type="float" office:value="142" calcext:value-type="float">
            <text:p>142</text:p>
          </table:table-cell>
          <table:table-cell table:formula="of:=CEILING([.E38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1710" calcext:value-type="float">
            <text:p>1710</text:p>
          </table:table-cell>
          <table:table-cell office:value-type="float" office:value="2749" calcext:value-type="float">
            <text:p>2749</text:p>
          </table:table-cell>
          <table:table-cell table:style-name="Default" office:value-type="float" office:value="12.161677" calcext:value-type="float">
            <text:p>12,161677</text:p>
          </table:table-cell>
          <table:table-cell table:style-name="Default" office:value-type="float" office:value="-141.371932" calcext:value-type="float">
            <text:p>-141,37193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1.371932" calcext:value-type="float">
            <text:p>-141,3719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08" calcext:value-type="float">
            <text:p>12,08</text:p>
          </table:table-cell>
          <table:table-cell office:value-type="float" office:value="12.13" calcext:value-type="float">
            <text:p>12,13</text:p>
          </table:table-cell>
          <table:table-cell office:value-type="float" office:value="59213318" calcext:value-type="float">
            <text:p>59213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2709" calcext:value-type="float">
            <text:p>0,0027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a-sub.config</text:p>
          </table:table-cell>
          <table:table-cell table:formula="of:=CONCATENATE(&quot;r&quot;;[.B39];&quot;-&quot;;[.C39];&quot;-&quot;;[.AH39];&quot;-&quot;;LEFT(RIGHT([.A39];6);1))" office:value-type="string" office:string-value="r4-15-250-2" calcext:value-type="string">
            <text:p>r4-15-250-2</text:p>
          </table:table-cell>
          <table:table-cell table:formula="of:=ROUND(([.F39]/[.G39])*100;2)" office:value-type="float" office:value="36.37" calcext:value-type="float">
            <text:p>36,37</text:p>
          </table:table-cell>
          <table:table-cell table:style-name="ce14" table:formula="of:=[.J39]" office:value-type="float" office:value="-141.371932" calcext:value-type="float">
            <text:p>-141,4</text:p>
          </table:table-cell>
          <table:table-cell table:style-name="ce14" table:formula="of:=[.I39]" office:value-type="float" office:value="12.161677" calcext:value-type="float">
            <text:p>12,2</text:p>
          </table:table-cell>
          <table:table-cell table:formula="of:=[.U39]" office:value-type="float" office:value="5" calcext:value-type="float">
            <text:p>5</text:p>
          </table:table-cell>
          <table:table-cell table:formula="of:=[.V39]" office:value-type="float" office:value="0.002709" calcext:value-type="float">
            <text:p>0,002709</text:p>
          </table:table-cell>
          <table:table-cell table:formula="of:=ABS([.AE39]-CEILING([.AC39]))" office:value-type="float" office:value="146" calcext:value-type="float">
            <text:p>146</text:p>
          </table:table-cell>
          <table:table-cell table:formula="of:=CEILING([.E39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417" calcext:value-type="float">
            <text:p>1417</text:p>
          </table:table-cell>
          <table:table-cell office:value-type="float" office:value="3392" calcext:value-type="float">
            <text:p>3392</text:p>
          </table:table-cell>
          <table:table-cell office:value-type="float" office:value="8388" calcext:value-type="float">
            <text:p>8388</text:p>
          </table:table-cell>
          <table:table-cell table:style-name="Default" office:value-type="float" office:value="196.694797" calcext:value-type="float">
            <text:p>196,694797</text:p>
          </table:table-cell>
          <table:table-cell table:style-name="Default" office:value-type="float" office:value="-281.526972" calcext:value-type="float">
            <text:p>-281,5269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1.526972" calcext:value-type="float">
            <text:p>-281,5269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.37" calcext:value-type="float">
            <text:p>196,37</text:p>
          </table:table-cell>
          <table:table-cell office:value-type="float" office:value="196.61" calcext:value-type="float">
            <text:p>196,61</text:p>
          </table:table-cell>
          <table:table-cell office:value-type="float" office:value="214665464" calcext:value-type="float">
            <text:p>214665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office:value-type="float" office:value="0.00977" calcext:value-type="float">
            <text:p>0,009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a-sub.config</text:p>
          </table:table-cell>
          <table:table-cell table:formula="of:=CONCATENATE(&quot;r&quot;;[.B40];&quot;-&quot;;[.C40];&quot;-&quot;;[.AH40];&quot;-&quot;;LEFT(RIGHT([.A40];6);1))" office:value-type="string" office:string-value="r4-15-500-1" calcext:value-type="string">
            <text:p>r4-15-500-1</text:p>
          </table:table-cell>
          <table:table-cell table:formula="of:=ROUND(([.F40]/[.G40])*100;2)" office:value-type="float" office:value="41.77" calcext:value-type="float">
            <text:p>41,77</text:p>
          </table:table-cell>
          <table:table-cell table:style-name="ce14" table:formula="of:=[.J40]" office:value-type="float" office:value="-281.526972" calcext:value-type="float">
            <text:p>-281,5</text:p>
          </table:table-cell>
          <table:table-cell table:style-name="ce14" table:formula="of:=[.I40]" office:value-type="float" office:value="196.694797" calcext:value-type="float">
            <text:p>196,7</text:p>
          </table:table-cell>
          <table:table-cell table:formula="of:=[.U40]" office:value-type="float" office:value="12" calcext:value-type="float">
            <text:p>12</text:p>
          </table:table-cell>
          <table:table-cell table:formula="of:=[.V40]" office:value-type="float" office:value="0.00977" calcext:value-type="float">
            <text:p>0,00977</text:p>
          </table:table-cell>
          <table:table-cell table:formula="of:=ABS([.AE40]-CEILING([.AC40]))" office:value-type="float" office:value="293" calcext:value-type="float">
            <text:p>293</text:p>
          </table:table-cell>
          <table:table-cell table:formula="of:=CEILING([.E40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218" calcext:value-type="float">
            <text:p>1218</text:p>
          </table:table-cell>
          <table:table-cell office:value-type="float" office:value="3392" calcext:value-type="float">
            <text:p>3392</text:p>
          </table:table-cell>
          <table:table-cell office:value-type="float" office:value="7562" calcext:value-type="float">
            <text:p>7562</text:p>
          </table:table-cell>
          <table:table-cell table:style-name="Default" office:value-type="float" office:value="241.583976" calcext:value-type="float">
            <text:p>241,583976</text:p>
          </table:table-cell>
          <table:table-cell table:style-name="Default" office:value-type="float" office:value="-282.863019" calcext:value-type="float">
            <text:p>-282,8630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2.863019" calcext:value-type="float">
            <text:p>-282,863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1.24" calcext:value-type="float">
            <text:p>241,24</text:p>
          </table:table-cell>
          <table:table-cell office:value-type="float" office:value="241.47" calcext:value-type="float">
            <text:p>241,47</text:p>
          </table:table-cell>
          <table:table-cell office:value-type="float" office:value="215382368" calcext:value-type="float">
            <text:p>215382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office:value-type="float" office:value="0.009493" calcext:value-type="float">
            <text:p>0,0094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a-sub.config</text:p>
          </table:table-cell>
          <table:table-cell table:formula="of:=CONCATENATE(&quot;r&quot;;[.B41];&quot;-&quot;;[.C41];&quot;-&quot;;[.AH41];&quot;-&quot;;LEFT(RIGHT([.A41];6);1))" office:value-type="string" office:string-value="r4-15-500-2" calcext:value-type="string">
            <text:p>r4-15-500-2</text:p>
          </table:table-cell>
          <table:table-cell table:formula="of:=ROUND(([.F41]/[.G41])*100;2)" office:value-type="float" office:value="35.91" calcext:value-type="float">
            <text:p>35,91</text:p>
          </table:table-cell>
          <table:table-cell table:style-name="ce14" table:formula="of:=[.J41]" office:value-type="float" office:value="-282.863019" calcext:value-type="float">
            <text:p>-282,9</text:p>
          </table:table-cell>
          <table:table-cell table:style-name="ce14" table:formula="of:=[.I41]" office:value-type="float" office:value="241.583976" calcext:value-type="float">
            <text:p>241,6</text:p>
          </table:table-cell>
          <table:table-cell table:formula="of:=[.U41]" office:value-type="float" office:value="10" calcext:value-type="float">
            <text:p>10</text:p>
          </table:table-cell>
          <table:table-cell table:formula="of:=[.V41]" office:value-type="float" office:value="0.009493" calcext:value-type="float">
            <text:p>0,009493</text:p>
          </table:table-cell>
          <table:table-cell table:formula="of:=ABS([.AE41]-CEILING([.AC41]))" office:value-type="float" office:value="292" calcext:value-type="float">
            <text:p>292</text:p>
          </table:table-cell>
          <table:table-cell table:formula="of:=CEILING([.E41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085" calcext:value-type="float">
            <text:p>5085</text:p>
          </table:table-cell>
          <table:table-cell office:value-type="float" office:value="15298" calcext:value-type="float">
            <text:p>15298</text:p>
          </table:table-cell>
          <table:table-cell table:style-name="Default" office:value-type="float" office:value="601.634795" calcext:value-type="float">
            <text:p>601,634795</text:p>
          </table:table-cell>
          <table:table-cell table:style-name="Default" office:value-type="float" office:value="-422.628592" calcext:value-type="float">
            <text:p>-422,6285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2.628592" calcext:value-type="float">
            <text:p>-422,6285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95" calcext:value-type="float">
            <text:p>600,95</text:p>
          </table:table-cell>
          <table:table-cell office:value-type="float" office:value="601.48" calcext:value-type="float">
            <text:p>601,48</text:p>
          </table:table-cell>
          <table:table-cell office:value-type="float" office:value="493182736" calcext:value-type="float">
            <text:p>4931827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31" calcext:value-type="float">
            <text:p>31</text:p>
          </table:table-cell>
          <table:table-cell office:value-type="float" office:value="0.017494" calcext:value-type="float">
            <text:p>0,0174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4" calcext:value-type="float">
            <text:p>43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a-sub.config</text:p>
          </table:table-cell>
          <table:table-cell table:formula="of:=CONCATENATE(&quot;r&quot;;[.B42];&quot;-&quot;;[.C42];&quot;-&quot;;[.AH42];&quot;-&quot;;LEFT(RIGHT([.A42];6);1))" office:value-type="string" office:string-value="r4-15-750-1" calcext:value-type="string">
            <text:p>r4-15-750-1</text:p>
          </table:table-cell>
          <table:table-cell table:formula="of:=ROUND(([.F42]/[.G42])*100;2)" office:value-type="float" office:value="0" calcext:value-type="float">
            <text:p>0</text:p>
          </table:table-cell>
          <table:table-cell table:style-name="ce14" table:formula="of:=[.J42]" office:value-type="float" office:value="-422.628592" calcext:value-type="float">
            <text:p>-422,6</text:p>
          </table:table-cell>
          <table:table-cell table:style-name="ce14" table:formula="of:=[.I42]" office:value-type="float" office:value="601.634795" calcext:value-type="float">
            <text:p>601,6</text:p>
          </table:table-cell>
          <table:table-cell table:formula="of:=[.U42]" office:value-type="float" office:value="31" calcext:value-type="float">
            <text:p>31</text:p>
          </table:table-cell>
          <table:table-cell table:formula="of:=[.V42]" office:value-type="float" office:value="0.017494" calcext:value-type="float">
            <text:p>0,017494</text:p>
          </table:table-cell>
          <table:table-cell table:formula="of:=ABS([.AE42]-CEILING([.AC42]))" office:value-type="float" office:value="453" calcext:value-type="float">
            <text:p>453</text:p>
          </table:table-cell>
          <table:table-cell table:formula="of:=CEILING([.E42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1326" calcext:value-type="float">
            <text:p>1326</text:p>
          </table:table-cell>
          <table:table-cell office:value-type="float" office:value="5085" calcext:value-type="float">
            <text:p>5085</text:p>
          </table:table-cell>
          <table:table-cell office:value-type="float" office:value="9706" calcext:value-type="float">
            <text:p>9706</text:p>
          </table:table-cell>
          <table:table-cell table:style-name="Default" office:value-type="float" office:value="493.462846" calcext:value-type="float">
            <text:p>493,462846</text:p>
          </table:table-cell>
          <table:table-cell table:style-name="Default" office:value-type="float" office:value="-428.083225" calcext:value-type="float">
            <text:p>-428,08322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8.083225" calcext:value-type="float">
            <text:p>-428,083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.76" calcext:value-type="float">
            <text:p>492,76</text:p>
          </table:table-cell>
          <table:table-cell office:value-type="float" office:value="493.3" calcext:value-type="float">
            <text:p>493,3</text:p>
          </table:table-cell>
          <table:table-cell office:value-type="float" office:value="491952969" calcext:value-type="float">
            <text:p>491952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8" calcext:value-type="float">
            <text:p>18</text:p>
          </table:table-cell>
          <table:table-cell office:value-type="float" office:value="0.019617" calcext:value-type="float">
            <text:p>0,0196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8" calcext:value-type="float">
            <text:p>42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a-sub.config</text:p>
          </table:table-cell>
          <table:table-cell table:formula="of:=CONCATENATE(&quot;r&quot;;[.B43];&quot;-&quot;;[.C43];&quot;-&quot;;[.AH43];&quot;-&quot;;LEFT(RIGHT([.A43];6);1))" office:value-type="string" office:string-value="r4-15-750-2" calcext:value-type="string">
            <text:p>r4-15-750-2</text:p>
          </table:table-cell>
          <table:table-cell table:formula="of:=ROUND(([.F43]/[.G43])*100;2)" office:value-type="float" office:value="26.08" calcext:value-type="float">
            <text:p>26,08</text:p>
          </table:table-cell>
          <table:table-cell table:style-name="ce14" table:formula="of:=[.J43]" office:value-type="float" office:value="-428.083225" calcext:value-type="float">
            <text:p>-428,1</text:p>
          </table:table-cell>
          <table:table-cell table:style-name="ce14" table:formula="of:=[.I43]" office:value-type="float" office:value="493.462846" calcext:value-type="float">
            <text:p>493,5</text:p>
          </table:table-cell>
          <table:table-cell table:formula="of:=[.U43]" office:value-type="float" office:value="18" calcext:value-type="float">
            <text:p>18</text:p>
          </table:table-cell>
          <table:table-cell table:formula="of:=[.V43]" office:value-type="float" office:value="0.019617" calcext:value-type="float">
            <text:p>0,019617</text:p>
          </table:table-cell>
          <table:table-cell table:formula="of:=ABS([.AE43]-CEILING([.AC43]))" office:value-type="float" office:value="446" calcext:value-type="float">
            <text:p>446</text:p>
          </table:table-cell>
          <table:table-cell table:formula="of:=CEILING([.E43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785" calcext:value-type="float">
            <text:p>785</text:p>
          </table:table-cell>
          <table:table-cell office:value-type="float" office:value="2030" calcext:value-type="float">
            <text:p>2030</text:p>
          </table:table-cell>
          <table:table-cell office:value-type="float" office:value="3479" calcext:value-type="float">
            <text:p>3479</text:p>
          </table:table-cell>
          <table:table-cell table:style-name="Default" office:value-type="float" office:value="48.290848" calcext:value-type="float">
            <text:p>48,290848</text:p>
          </table:table-cell>
          <table:table-cell table:style-name="Default" office:value-type="float" office:value="-140.618094" calcext:value-type="float">
            <text:p>-140,61809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618094" calcext:value-type="float">
            <text:p>-140,6180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18" calcext:value-type="float">
            <text:p>48,18</text:p>
          </table:table-cell>
          <table:table-cell office:value-type="float" office:value="48.25" calcext:value-type="float">
            <text:p>48,25</text:p>
          </table:table-cell>
          <table:table-cell office:value-type="float" office:value="78295729" calcext:value-type="float">
            <text:p>78295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3404" calcext:value-type="float">
            <text:p>0,0034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a-sub.config</text:p>
          </table:table-cell>
          <table:table-cell table:formula="of:=CONCATENATE(&quot;r&quot;;[.B44];&quot;-&quot;;[.C44];&quot;-&quot;;[.AH44];&quot;-&quot;;LEFT(RIGHT([.A44];6);1))" office:value-type="string" office:string-value="r4-20-250-1" calcext:value-type="string">
            <text:p>r4-20-250-1</text:p>
          </table:table-cell>
          <table:table-cell table:formula="of:=ROUND(([.F44]/[.G44])*100;2)" office:value-type="float" office:value="38.67" calcext:value-type="float">
            <text:p>38,67</text:p>
          </table:table-cell>
          <table:table-cell table:style-name="ce14" table:formula="of:=[.J44]" office:value-type="float" office:value="-140.618094" calcext:value-type="float">
            <text:p>-140,6</text:p>
          </table:table-cell>
          <table:table-cell table:style-name="ce14" table:formula="of:=[.I44]" office:value-type="float" office:value="48.290848" calcext:value-type="float">
            <text:p>48,3</text:p>
          </table:table-cell>
          <table:table-cell table:formula="of:=[.U44]" office:value-type="float" office:value="5" calcext:value-type="float">
            <text:p>5</text:p>
          </table:table-cell>
          <table:table-cell table:formula="of:=[.V44]" office:value-type="float" office:value="0.003404" calcext:value-type="float">
            <text:p>0,003404</text:p>
          </table:table-cell>
          <table:table-cell table:formula="of:=ABS([.AE44]-CEILING([.AC44]))" office:value-type="float" office:value="145" calcext:value-type="float">
            <text:p>145</text:p>
          </table:table-cell>
          <table:table-cell table:formula="of:=CEILING([.E44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519" calcext:value-type="float">
            <text:p>519</text:p>
          </table:table-cell>
          <table:table-cell office:value-type="float" office:value="2030" calcext:value-type="float">
            <text:p>2030</text:p>
          </table:table-cell>
          <table:table-cell office:value-type="float" office:value="2568" calcext:value-type="float">
            <text:p>2568</text:p>
          </table:table-cell>
          <table:table-cell table:style-name="Default" office:value-type="float" office:value="24.902899" calcext:value-type="float">
            <text:p>24,902899</text:p>
          </table:table-cell>
          <table:table-cell table:style-name="Default" office:value-type="float" office:value="-142" calcext:value-type="float">
            <text:p>-1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2" calcext:value-type="float">
            <text:p>-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81" calcext:value-type="float">
            <text:p>24,81</text:p>
          </table:table-cell>
          <table:table-cell office:value-type="float" office:value="24.88" calcext:value-type="float">
            <text:p>24,88</text:p>
          </table:table-cell>
          <table:table-cell office:value-type="float" office:value="78715384" calcext:value-type="float">
            <text:p>78715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office:value-type="float" office:value="0.003281" calcext:value-type="float">
            <text:p>0,003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a-sub.config</text:p>
          </table:table-cell>
          <table:table-cell table:formula="of:=CONCATENATE(&quot;r&quot;;[.B45];&quot;-&quot;;[.C45];&quot;-&quot;;[.AH45];&quot;-&quot;;LEFT(RIGHT([.A45];6);1))" office:value-type="string" office:string-value="r4-20-250-2" calcext:value-type="string">
            <text:p>r4-20-250-2</text:p>
          </table:table-cell>
          <table:table-cell table:formula="of:=ROUND(([.F45]/[.G45])*100;2)" office:value-type="float" office:value="25.57" calcext:value-type="float">
            <text:p>25,57</text:p>
          </table:table-cell>
          <table:table-cell table:style-name="ce14" table:formula="of:=[.J45]" office:value-type="float" office:value="-142" calcext:value-type="float">
            <text:p>-142,0</text:p>
          </table:table-cell>
          <table:table-cell table:style-name="ce14" table:formula="of:=[.I45]" office:value-type="float" office:value="24.902899" calcext:value-type="float">
            <text:p>24,9</text:p>
          </table:table-cell>
          <table:table-cell table:formula="of:=[.U45]" office:value-type="float" office:value="6" calcext:value-type="float">
            <text:p>6</text:p>
          </table:table-cell>
          <table:table-cell table:formula="of:=[.V45]" office:value-type="float" office:value="0.003281" calcext:value-type="float">
            <text:p>0,003281</text:p>
          </table:table-cell>
          <table:table-cell table:formula="of:=ABS([.AE45]-CEILING([.AC45]))" office:value-type="float" office:value="148" calcext:value-type="float">
            <text:p>148</text:p>
          </table:table-cell>
          <table:table-cell table:formula="of:=CEILING([.E45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304" calcext:value-type="float">
            <text:p>1304</text:p>
          </table:table-cell>
          <table:table-cell office:value-type="float" office:value="4022" calcext:value-type="float">
            <text:p>4022</text:p>
          </table:table-cell>
          <table:table-cell office:value-type="float" office:value="8343" calcext:value-type="float">
            <text:p>8343</text:p>
          </table:table-cell>
          <table:table-cell table:style-name="Default" office:value-type="float" office:value="275.477336" calcext:value-type="float">
            <text:p>275,477336</text:p>
          </table:table-cell>
          <table:table-cell table:style-name="Default" office:value-type="float" office:value="-283.020531" calcext:value-type="float">
            <text:p>-283,0205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020531" calcext:value-type="float">
            <text:p>-283,020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.06" calcext:value-type="float">
            <text:p>275,06</text:p>
          </table:table-cell>
          <table:table-cell office:value-type="float" office:value="275.37" calcext:value-type="float">
            <text:p>275,37</text:p>
          </table:table-cell>
          <table:table-cell office:value-type="float" office:value="283376151" calcext:value-type="float">
            <text:p>283376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office:value-type="float" office:value="0.011608" calcext:value-type="float">
            <text:p>0,011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a-sub.config</text:p>
          </table:table-cell>
          <table:table-cell table:formula="of:=CONCATENATE(&quot;r&quot;;[.B46];&quot;-&quot;;[.C46];&quot;-&quot;;[.AH46];&quot;-&quot;;LEFT(RIGHT([.A46];6);1))" office:value-type="string" office:string-value="r4-20-500-1" calcext:value-type="string">
            <text:p>r4-20-500-1</text:p>
          </table:table-cell>
          <table:table-cell table:formula="of:=ROUND(([.F46]/[.G46])*100;2)" office:value-type="float" office:value="32.42" calcext:value-type="float">
            <text:p>32,42</text:p>
          </table:table-cell>
          <table:table-cell table:style-name="ce14" table:formula="of:=[.J46]" office:value-type="float" office:value="-283.020531" calcext:value-type="float">
            <text:p>-283,0</text:p>
          </table:table-cell>
          <table:table-cell table:style-name="ce14" table:formula="of:=[.I46]" office:value-type="float" office:value="275.477336" calcext:value-type="float">
            <text:p>275,5</text:p>
          </table:table-cell>
          <table:table-cell table:formula="of:=[.U46]" office:value-type="float" office:value="10" calcext:value-type="float">
            <text:p>10</text:p>
          </table:table-cell>
          <table:table-cell table:formula="of:=[.V46]" office:value-type="float" office:value="0.011608" calcext:value-type="float">
            <text:p>0,011608</text:p>
          </table:table-cell>
          <table:table-cell table:formula="of:=ABS([.AE46]-CEILING([.AC46]))" office:value-type="float" office:value="293" calcext:value-type="float">
            <text:p>293</text:p>
          </table:table-cell>
          <table:table-cell table:formula="of:=CEILING([.E46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250" calcext:value-type="float">
            <text:p>1250</text:p>
          </table:table-cell>
          <table:table-cell office:value-type="float" office:value="4022" calcext:value-type="float">
            <text:p>4022</text:p>
          </table:table-cell>
          <table:table-cell office:value-type="float" office:value="7962" calcext:value-type="float">
            <text:p>7962</text:p>
          </table:table-cell>
          <table:table-cell table:style-name="Default" office:value-type="float" office:value="241.63709" calcext:value-type="float">
            <text:p>241,63709</text:p>
          </table:table-cell>
          <table:table-cell table:style-name="Default" office:value-type="float" office:value="-283.058438" calcext:value-type="float">
            <text:p>-283,0584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058438" calcext:value-type="float">
            <text:p>-283,058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1.22" calcext:value-type="float">
            <text:p>241,22</text:p>
          </table:table-cell>
          <table:table-cell office:value-type="float" office:value="241.53" calcext:value-type="float">
            <text:p>241,53</text:p>
          </table:table-cell>
          <table:table-cell office:value-type="float" office:value="283322759" calcext:value-type="float">
            <text:p>283322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office:value-type="float" office:value="0.012726" calcext:value-type="float">
            <text:p>0,0127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a-sub.config</text:p>
          </table:table-cell>
          <table:table-cell table:formula="of:=CONCATENATE(&quot;r&quot;;[.B47];&quot;-&quot;;[.C47];&quot;-&quot;;[.AH47];&quot;-&quot;;LEFT(RIGHT([.A47];6);1))" office:value-type="string" office:string-value="r4-20-500-2" calcext:value-type="string">
            <text:p>r4-20-500-2</text:p>
          </table:table-cell>
          <table:table-cell table:formula="of:=ROUND(([.F47]/[.G47])*100;2)" office:value-type="float" office:value="31.08" calcext:value-type="float">
            <text:p>31,08</text:p>
          </table:table-cell>
          <table:table-cell table:style-name="ce14" table:formula="of:=[.J47]" office:value-type="float" office:value="-283.058438" calcext:value-type="float">
            <text:p>-283,1</text:p>
          </table:table-cell>
          <table:table-cell table:style-name="ce14" table:formula="of:=[.I47]" office:value-type="float" office:value="241.63709" calcext:value-type="float">
            <text:p>241,6</text:p>
          </table:table-cell>
          <table:table-cell table:formula="of:=[.U47]" office:value-type="float" office:value="9" calcext:value-type="float">
            <text:p>9</text:p>
          </table:table-cell>
          <table:table-cell table:formula="of:=[.V47]" office:value-type="float" office:value="0.012726" calcext:value-type="float">
            <text:p>0,012726</text:p>
          </table:table-cell>
          <table:table-cell table:formula="of:=ABS([.AE47]-CEILING([.AC47]))" office:value-type="float" office:value="292" calcext:value-type="float">
            <text:p>292</text:p>
          </table:table-cell>
          <table:table-cell table:formula="of:=CEILING([.E47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16130" calcext:value-type="float">
            <text:p>16130</text:p>
          </table:table-cell>
          <table:table-cell table:style-name="Default" office:value-type="float" office:value="601.030233" calcext:value-type="float">
            <text:p>601,030233</text:p>
          </table:table-cell>
          <table:table-cell table:style-name="Default" office:value-type="float" office:value="-422.3089" calcext:value-type="float">
            <text:p>-422,30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2.3089" calcext:value-type="float">
            <text:p>-422,30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14" calcext:value-type="float">
            <text:p>600,14</text:p>
          </table:table-cell>
          <table:table-cell office:value-type="float" office:value="600.85" calcext:value-type="float">
            <text:p>600,85</text:p>
          </table:table-cell>
          <table:table-cell office:value-type="float" office:value="653187713" calcext:value-type="float">
            <text:p>6531877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44" calcext:value-type="float">
            <text:p>44</text:p>
          </table:table-cell>
          <table:table-cell office:value-type="float" office:value="0.023104" calcext:value-type="float">
            <text:p>0,023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1" calcext:value-type="float">
            <text:p>44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a-sub.config</text:p>
          </table:table-cell>
          <table:table-cell table:formula="of:=CONCATENATE(&quot;r&quot;;[.B48];&quot;-&quot;;[.C48];&quot;-&quot;;[.AH48];&quot;-&quot;;LEFT(RIGHT([.A48];6);1))" office:value-type="string" office:string-value="r4-20-750-1" calcext:value-type="string">
            <text:p>r4-20-750-1</text:p>
          </table:table-cell>
          <table:table-cell table:formula="of:=ROUND(([.F48]/[.G48])*100;2)" office:value-type="float" office:value="0" calcext:value-type="float">
            <text:p>0</text:p>
          </table:table-cell>
          <table:table-cell table:style-name="ce14" table:formula="of:=[.J48]" office:value-type="float" office:value="-422.3089" calcext:value-type="float">
            <text:p>-422,3</text:p>
          </table:table-cell>
          <table:table-cell table:style-name="ce14" table:formula="of:=[.I48]" office:value-type="float" office:value="601.030233" calcext:value-type="float">
            <text:p>601,0</text:p>
          </table:table-cell>
          <table:table-cell table:formula="of:=[.U48]" office:value-type="float" office:value="44" calcext:value-type="float">
            <text:p>44</text:p>
          </table:table-cell>
          <table:table-cell table:formula="of:=[.V48]" office:value-type="float" office:value="0.023104" calcext:value-type="float">
            <text:p>0,023104</text:p>
          </table:table-cell>
          <table:table-cell table:formula="of:=ABS([.AE48]-CEILING([.AC48]))" office:value-type="float" office:value="466" calcext:value-type="float">
            <text:p>466</text:p>
          </table:table-cell>
          <table:table-cell table:formula="of:=CEILING([.E48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20944" calcext:value-type="float">
            <text:p>20944</text:p>
          </table:table-cell>
          <table:table-cell table:style-name="Default" office:value-type="float" office:value="602.511598" calcext:value-type="float">
            <text:p>602,511598</text:p>
          </table:table-cell>
          <table:table-cell table:style-name="Default" office:value-type="float" office:value="-421.970827" calcext:value-type="float">
            <text:p>-421,9708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1.970827" calcext:value-type="float">
            <text:p>-421,9708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6" calcext:value-type="float">
            <text:p>601,6</text:p>
          </table:table-cell>
          <table:table-cell office:value-type="float" office:value="602.33" calcext:value-type="float">
            <text:p>602,33</text:p>
          </table:table-cell>
          <table:table-cell office:value-type="float" office:value="655308449" calcext:value-type="float">
            <text:p>655308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21" calcext:value-type="float">
            <text:p>21</text:p>
          </table:table-cell>
          <table:table-cell office:value-type="float" office:value="0.02616" calcext:value-type="float">
            <text:p>0,026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8" calcext:value-type="float">
            <text:p>42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a-sub.config</text:p>
          </table:table-cell>
          <table:table-cell table:formula="of:=CONCATENATE(&quot;r&quot;;[.B49];&quot;-&quot;;[.C49];&quot;-&quot;;[.AH49];&quot;-&quot;;LEFT(RIGHT([.A49];6);1))" office:value-type="string" office:string-value="r4-20-750-2" calcext:value-type="string">
            <text:p>r4-20-750-2</text:p>
          </table:table-cell>
          <table:table-cell table:formula="of:=ROUND(([.F49]/[.G49])*100;2)" office:value-type="float" office:value="0" calcext:value-type="float">
            <text:p>0</text:p>
          </table:table-cell>
          <table:table-cell table:style-name="ce14" table:formula="of:=[.J49]" office:value-type="float" office:value="-421.970827" calcext:value-type="float">
            <text:p>-422,0</text:p>
          </table:table-cell>
          <table:table-cell table:style-name="ce14" table:formula="of:=[.I49]" office:value-type="float" office:value="602.511598" calcext:value-type="float">
            <text:p>602,5</text:p>
          </table:table-cell>
          <table:table-cell table:formula="of:=[.U49]" office:value-type="float" office:value="21" calcext:value-type="float">
            <text:p>21</text:p>
          </table:table-cell>
          <table:table-cell table:formula="of:=[.V49]" office:value-type="float" office:value="0.02616" calcext:value-type="float">
            <text:p>0,02616</text:p>
          </table:table-cell>
          <table:table-cell table:formula="of:=ABS([.AE49]-CEILING([.AC49]))" office:value-type="float" office:value="442" calcext:value-type="float">
            <text:p>442</text:p>
          </table:table-cell>
          <table:table-cell table:formula="of:=CEILING([.E49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849" calcext:value-type="float">
            <text:p>849</text:p>
          </table:table-cell>
          <table:table-cell office:value-type="float" office:value="2350" calcext:value-type="float">
            <text:p>2350</text:p>
          </table:table-cell>
          <table:table-cell office:value-type="float" office:value="2737" calcext:value-type="float">
            <text:p>2737</text:p>
          </table:table-cell>
          <table:table-cell table:style-name="Default" office:value-type="float" office:value="94.318835" calcext:value-type="float">
            <text:p>94,318835</text:p>
          </table:table-cell>
          <table:table-cell table:style-name="Default" office:value-type="float" office:value="-140.188807" calcext:value-type="float">
            <text:p>-140,1888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188807" calcext:value-type="float">
            <text:p>-140,1888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.17" calcext:value-type="float">
            <text:p>94,17</text:p>
          </table:table-cell>
          <table:table-cell office:value-type="float" office:value="94.27" calcext:value-type="float">
            <text:p>94,27</text:p>
          </table:table-cell>
          <table:table-cell office:value-type="float" office:value="97325155" calcext:value-type="float">
            <text:p>97325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office:value-type="float" office:value="0.004385" calcext:value-type="float">
            <text:p>0,0043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a-sub.config</text:p>
          </table:table-cell>
          <table:table-cell table:formula="of:=CONCATENATE(&quot;r&quot;;[.B50];&quot;-&quot;;[.C50];&quot;-&quot;;[.AH50];&quot;-&quot;;LEFT(RIGHT([.A50];6);1))" office:value-type="string" office:string-value="r4-25-250-1" calcext:value-type="string">
            <text:p>r4-25-250-1</text:p>
          </table:table-cell>
          <table:table-cell table:formula="of:=ROUND(([.F50]/[.G50])*100;2)" office:value-type="float" office:value="36.13" calcext:value-type="float">
            <text:p>36,13</text:p>
          </table:table-cell>
          <table:table-cell table:style-name="ce14" table:formula="of:=[.J50]" office:value-type="float" office:value="-140.188807" calcext:value-type="float">
            <text:p>-140,2</text:p>
          </table:table-cell>
          <table:table-cell table:style-name="ce14" table:formula="of:=[.I50]" office:value-type="float" office:value="94.318835" calcext:value-type="float">
            <text:p>94,3</text:p>
          </table:table-cell>
          <table:table-cell table:formula="of:=[.U50]" office:value-type="float" office:value="11" calcext:value-type="float">
            <text:p>11</text:p>
          </table:table-cell>
          <table:table-cell table:formula="of:=[.V50]" office:value-type="float" office:value="0.004385" calcext:value-type="float">
            <text:p>0,004385</text:p>
          </table:table-cell>
          <table:table-cell table:formula="of:=ABS([.AE50]-CEILING([.AC50]))" office:value-type="float" office:value="151" calcext:value-type="float">
            <text:p>151</text:p>
          </table:table-cell>
          <table:table-cell table:formula="of:=CEILING([.E50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705" calcext:value-type="float">
            <text:p>705</text:p>
          </table:table-cell>
          <table:table-cell office:value-type="float" office:value="2350" calcext:value-type="float">
            <text:p>2350</text:p>
          </table:table-cell>
          <table:table-cell office:value-type="float" office:value="3971" calcext:value-type="float">
            <text:p>3971</text:p>
          </table:table-cell>
          <table:table-cell table:style-name="Default" office:value-type="float" office:value="47.816641" calcext:value-type="float">
            <text:p>47,816641</text:p>
          </table:table-cell>
          <table:table-cell table:style-name="Default" office:value-type="float" office:value="-141.012379" calcext:value-type="float">
            <text:p>-141,0123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1.012379" calcext:value-type="float">
            <text:p>-141,0123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68" calcext:value-type="float">
            <text:p>47,68</text:p>
          </table:table-cell>
          <table:table-cell office:value-type="float" office:value="47.79" calcext:value-type="float">
            <text:p>47,79</text:p>
          </table:table-cell>
          <table:table-cell office:value-type="float" office:value="97436202" calcext:value-type="float">
            <text:p>97436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0.00423" calcext:value-type="float">
            <text:p>0,004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a-sub.config</text:p>
          </table:table-cell>
          <table:table-cell table:formula="of:=CONCATENATE(&quot;r&quot;;[.B51];&quot;-&quot;;[.C51];&quot;-&quot;;[.AH51];&quot;-&quot;;LEFT(RIGHT([.A51];6);1))" office:value-type="string" office:string-value="r4-25-250-2" calcext:value-type="string">
            <text:p>r4-25-250-2</text:p>
          </table:table-cell>
          <table:table-cell table:formula="of:=ROUND(([.F51]/[.G51])*100;2)" office:value-type="float" office:value="30" calcext:value-type="float">
            <text:p>30</text:p>
          </table:table-cell>
          <table:table-cell table:style-name="ce14" table:formula="of:=[.J51]" office:value-type="float" office:value="-141.012379" calcext:value-type="float">
            <text:p>-141,0</text:p>
          </table:table-cell>
          <table:table-cell table:style-name="ce14" table:formula="of:=[.I51]" office:value-type="float" office:value="47.816641" calcext:value-type="float">
            <text:p>47,8</text:p>
          </table:table-cell>
          <table:table-cell table:formula="of:=[.U51]" office:value-type="float" office:value="8" calcext:value-type="float">
            <text:p>8</text:p>
          </table:table-cell>
          <table:table-cell table:formula="of:=[.V51]" office:value-type="float" office:value="0.00423" calcext:value-type="float">
            <text:p>0,00423</text:p>
          </table:table-cell>
          <table:table-cell table:formula="of:=ABS([.AE51]-CEILING([.AC51]))" office:value-type="float" office:value="149" calcext:value-type="float">
            <text:p>149</text:p>
          </table:table-cell>
          <table:table-cell table:formula="of:=CEILING([.E51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483" calcext:value-type="float">
            <text:p>1483</text:p>
          </table:table-cell>
          <table:table-cell office:value-type="float" office:value="4652" calcext:value-type="float">
            <text:p>4652</text:p>
          </table:table-cell>
          <table:table-cell office:value-type="float" office:value="10165" calcext:value-type="float">
            <text:p>10165</text:p>
          </table:table-cell>
          <table:table-cell table:style-name="Default" office:value-type="float" office:value="412.493578" calcext:value-type="float">
            <text:p>412,493578</text:p>
          </table:table-cell>
          <table:table-cell table:style-name="Default" office:value-type="float" office:value="-281.597639" calcext:value-type="float">
            <text:p>-281,5976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1.597639" calcext:value-type="float">
            <text:p>-281,5976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1.98" calcext:value-type="float">
            <text:p>411,98</text:p>
          </table:table-cell>
          <table:table-cell office:value-type="float" office:value="412.36" calcext:value-type="float">
            <text:p>412,36</text:p>
          </table:table-cell>
          <table:table-cell office:value-type="float" office:value="353831690" calcext:value-type="float">
            <text:p>353831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7" calcext:value-type="float">
            <text:p>17</text:p>
          </table:table-cell>
          <table:table-cell office:value-type="float" office:value="0.015998" calcext:value-type="float">
            <text:p>0,0159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3" calcext:value-type="float">
            <text:p>28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a-sub.config</text:p>
          </table:table-cell>
          <table:table-cell table:formula="of:=CONCATENATE(&quot;r&quot;;[.B52];&quot;-&quot;;[.C52];&quot;-&quot;;[.AH52];&quot;-&quot;;LEFT(RIGHT([.A52];6);1))" office:value-type="string" office:string-value="r4-25-500-1" calcext:value-type="string">
            <text:p>r4-25-500-1</text:p>
          </table:table-cell>
          <table:table-cell table:formula="of:=ROUND(([.F52]/[.G52])*100;2)" office:value-type="float" office:value="31.88" calcext:value-type="float">
            <text:p>31,88</text:p>
          </table:table-cell>
          <table:table-cell table:style-name="ce14" table:formula="of:=[.J52]" office:value-type="float" office:value="-281.597639" calcext:value-type="float">
            <text:p>-281,6</text:p>
          </table:table-cell>
          <table:table-cell table:style-name="ce14" table:formula="of:=[.I52]" office:value-type="float" office:value="412.493578" calcext:value-type="float">
            <text:p>412,5</text:p>
          </table:table-cell>
          <table:table-cell table:formula="of:=[.U52]" office:value-type="float" office:value="17" calcext:value-type="float">
            <text:p>17</text:p>
          </table:table-cell>
          <table:table-cell table:formula="of:=[.V52]" office:value-type="float" office:value="0.015998" calcext:value-type="float">
            <text:p>0,015998</text:p>
          </table:table-cell>
          <table:table-cell table:formula="of:=ABS([.AE52]-CEILING([.AC52]))" office:value-type="float" office:value="298" calcext:value-type="float">
            <text:p>298</text:p>
          </table:table-cell>
          <table:table-cell table:formula="of:=CEILING([.E52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196" calcext:value-type="float">
            <text:p>1196</text:p>
          </table:table-cell>
          <table:table-cell office:value-type="float" office:value="4652" calcext:value-type="float">
            <text:p>4652</text:p>
          </table:table-cell>
          <table:table-cell office:value-type="float" office:value="9229" calcext:value-type="float">
            <text:p>9229</text:p>
          </table:table-cell>
          <table:table-cell table:style-name="Default" office:value-type="float" office:value="155.860311" calcext:value-type="float">
            <text:p>155,860311</text:p>
          </table:table-cell>
          <table:table-cell table:style-name="Default" office:value-type="float" office:value="-283.411397" calcext:value-type="float">
            <text:p>-283,41139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411397" calcext:value-type="float">
            <text:p>-283,41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.36" calcext:value-type="float">
            <text:p>155,36</text:p>
          </table:table-cell>
          <table:table-cell office:value-type="float" office:value="155.77" calcext:value-type="float">
            <text:p>155,77</text:p>
          </table:table-cell>
          <table:table-cell office:value-type="float" office:value="356389438" calcext:value-type="float">
            <text:p>356389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office:value-type="float" office:value="0.015871" calcext:value-type="float">
            <text:p>0,0158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" calcext:value-type="float">
            <text:p>28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a-sub.config</text:p>
          </table:table-cell>
          <table:table-cell table:formula="of:=CONCATENATE(&quot;r&quot;;[.B53];&quot;-&quot;;[.C53];&quot;-&quot;;[.AH53];&quot;-&quot;;LEFT(RIGHT([.A53];6);1))" office:value-type="string" office:string-value="r4-25-500-2" calcext:value-type="string">
            <text:p>r4-25-500-2</text:p>
          </table:table-cell>
          <table:table-cell table:formula="of:=ROUND(([.F53]/[.G53])*100;2)" office:value-type="float" office:value="25.71" calcext:value-type="float">
            <text:p>25,71</text:p>
          </table:table-cell>
          <table:table-cell table:style-name="ce14" table:formula="of:=[.J53]" office:value-type="float" office:value="-283.411397" calcext:value-type="float">
            <text:p>-283,4</text:p>
          </table:table-cell>
          <table:table-cell table:style-name="ce14" table:formula="of:=[.I53]" office:value-type="float" office:value="155.860311" calcext:value-type="float">
            <text:p>155,9</text:p>
          </table:table-cell>
          <table:table-cell table:formula="of:=[.U53]" office:value-type="float" office:value="11" calcext:value-type="float">
            <text:p>11</text:p>
          </table:table-cell>
          <table:table-cell table:formula="of:=[.V53]" office:value-type="float" office:value="0.015871" calcext:value-type="float">
            <text:p>0,015871</text:p>
          </table:table-cell>
          <table:table-cell table:formula="of:=ABS([.AE53]-CEILING([.AC53]))" office:value-type="float" office:value="294" calcext:value-type="float">
            <text:p>294</text:p>
          </table:table-cell>
          <table:table-cell table:formula="of:=CEILING([.E53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float" office:value="15787" calcext:value-type="float">
            <text:p>15787</text:p>
          </table:table-cell>
          <table:table-cell table:style-name="Default" office:value-type="float" office:value="603.089011" calcext:value-type="float">
            <text:p>603,089011</text:p>
          </table:table-cell>
          <table:table-cell table:style-name="Default" office:value-type="float" office:value="-421" calcext:value-type="float">
            <text:p>-4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1" calcext:value-type="float">
            <text:p>-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99" calcext:value-type="float">
            <text:p>601,99</text:p>
          </table:table-cell>
          <table:table-cell office:value-type="float" office:value="602.89" calcext:value-type="float">
            <text:p>602,89</text:p>
          </table:table-cell>
          <table:table-cell office:value-type="float" office:value="810397092" calcext:value-type="float">
            <text:p>810397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31" calcext:value-type="float">
            <text:p>31</text:p>
          </table:table-cell>
          <table:table-cell office:value-type="float" office:value="0.029266" calcext:value-type="float">
            <text:p>0,029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4" calcext:value-type="float">
            <text:p>434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a-sub.config</text:p>
          </table:table-cell>
          <table:table-cell table:formula="of:=CONCATENATE(&quot;r&quot;;[.B54];&quot;-&quot;;[.C54];&quot;-&quot;;[.AH54];&quot;-&quot;;LEFT(RIGHT([.A54];6);1))" office:value-type="string" office:string-value="r4-25-750-1" calcext:value-type="string">
            <text:p>r4-25-750-1</text:p>
          </table:table-cell>
          <table:table-cell table:formula="of:=ROUND(([.F54]/[.G54])*100;2)" office:value-type="float" office:value="0" calcext:value-type="float">
            <text:p>0</text:p>
          </table:table-cell>
          <table:table-cell table:style-name="ce14" table:formula="of:=[.J54]" office:value-type="float" office:value="-421" calcext:value-type="float">
            <text:p>-421,0</text:p>
          </table:table-cell>
          <table:table-cell table:style-name="ce14" table:formula="of:=[.I54]" office:value-type="float" office:value="603.089011" calcext:value-type="float">
            <text:p>603,1</text:p>
          </table:table-cell>
          <table:table-cell table:formula="of:=[.U54]" office:value-type="float" office:value="31" calcext:value-type="float">
            <text:p>31</text:p>
          </table:table-cell>
          <table:table-cell table:formula="of:=[.V54]" office:value-type="float" office:value="0.029266" calcext:value-type="float">
            <text:p>0,029266</text:p>
          </table:table-cell>
          <table:table-cell table:formula="of:=ABS([.AE54]-CEILING([.AC54]))" office:value-type="float" office:value="452" calcext:value-type="float">
            <text:p>452</text:p>
          </table:table-cell>
          <table:table-cell table:formula="of:=CEILING([.E54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float" office:value="14181" calcext:value-type="float">
            <text:p>14181</text:p>
          </table:table-cell>
          <table:table-cell table:style-name="Default" office:value-type="float" office:value="601.781949" calcext:value-type="float">
            <text:p>601,781949</text:p>
          </table:table-cell>
          <table:table-cell table:style-name="Default" office:value-type="float" office:value="-424.73384" calcext:value-type="float">
            <text:p>-424,733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4.73384" calcext:value-type="float">
            <text:p>-424,733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61" calcext:value-type="float">
            <text:p>600,61</text:p>
          </table:table-cell>
          <table:table-cell office:value-type="float" office:value="601.5" calcext:value-type="float">
            <text:p>601,5</text:p>
          </table:table-cell>
          <table:table-cell office:value-type="float" office:value="818713064" calcext:value-type="float">
            <text:p>818713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37" calcext:value-type="float">
            <text:p>37</text:p>
          </table:table-cell>
          <table:table-cell office:value-type="float" office:value="0.03024" calcext:value-type="float">
            <text:p>0,030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3" calcext:value-type="float">
            <text:p>433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a-sub.config</text:p>
          </table:table-cell>
          <table:table-cell table:formula="of:=CONCATENATE(&quot;r&quot;;[.B55];&quot;-&quot;;[.C55];&quot;-&quot;;[.AH55];&quot;-&quot;;LEFT(RIGHT([.A55];6);1))" office:value-type="string" office:string-value="r4-25-750-2" calcext:value-type="string">
            <text:p>r4-25-750-2</text:p>
          </table:table-cell>
          <table:table-cell table:formula="of:=ROUND(([.F55]/[.G55])*100;2)" office:value-type="float" office:value="0" calcext:value-type="float">
            <text:p>0</text:p>
          </table:table-cell>
          <table:table-cell table:style-name="ce14" table:formula="of:=[.J55]" office:value-type="float" office:value="-424.73384" calcext:value-type="float">
            <text:p>-424,7</text:p>
          </table:table-cell>
          <table:table-cell table:style-name="ce14" table:formula="of:=[.I55]" office:value-type="float" office:value="601.781949" calcext:value-type="float">
            <text:p>601,8</text:p>
          </table:table-cell>
          <table:table-cell table:formula="of:=[.U55]" office:value-type="float" office:value="37" calcext:value-type="float">
            <text:p>37</text:p>
          </table:table-cell>
          <table:table-cell table:formula="of:=[.V55]" office:value-type="float" office:value="0.03024" calcext:value-type="float">
            <text:p>0,03024</text:p>
          </table:table-cell>
          <table:table-cell table:formula="of:=ABS([.AE55]-CEILING([.AC55]))" office:value-type="float" office:value="461" calcext:value-type="float">
            <text:p>461</text:p>
          </table:table-cell>
          <table:table-cell table:formula="of:=CEILING([.E55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87" calcext:value-type="float">
            <text:p>387</text:p>
          </table:table-cell>
          <table:table-cell office:value-type="float" office:value="1070" calcext:value-type="float">
            <text:p>1070</text:p>
          </table:table-cell>
          <table:table-cell office:value-type="float" office:value="1395" calcext:value-type="float">
            <text:p>1395</text:p>
          </table:table-cell>
          <table:table-cell table:style-name="Default" office:value-type="float" office:value="2.368423" calcext:value-type="float">
            <text:p>2,368423</text:p>
          </table:table-cell>
          <table:table-cell table:style-name="Default" office:value-type="float" office:value="-143.127957" calcext:value-type="float">
            <text:p>-143,1279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127957" calcext:value-type="float">
            <text:p>-143,127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,33</text:p>
          </table:table-cell>
          <table:table-cell office:value-type="float" office:value="2.35" calcext:value-type="float">
            <text:p>2,35</text:p>
          </table:table-cell>
          <table:table-cell office:value-type="float" office:value="21183528" calcext:value-type="float">
            <text:p>21183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office:value-type="float" office:value="0.000933" calcext:value-type="float">
            <text:p>0,0009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a-sub.config</text:p>
          </table:table-cell>
          <table:table-cell table:formula="of:=CONCATENATE(&quot;r&quot;;[.B56];&quot;-&quot;;[.C56];&quot;-&quot;;[.AH56];&quot;-&quot;;LEFT(RIGHT([.A56];6);1))" office:value-type="string" office:string-value="r4-5-250-1" calcext:value-type="string">
            <text:p>r4-5-250-1</text:p>
          </table:table-cell>
          <table:table-cell table:formula="of:=ROUND(([.F56]/[.G56])*100;2)" office:value-type="float" office:value="36.17" calcext:value-type="float">
            <text:p>36,17</text:p>
          </table:table-cell>
          <table:table-cell table:style-name="ce14" table:formula="of:=[.J56]" office:value-type="float" office:value="-143.127957" calcext:value-type="float">
            <text:p>-143,1</text:p>
          </table:table-cell>
          <table:table-cell table:style-name="ce14" table:formula="of:=[.I56]" office:value-type="float" office:value="2.368423" calcext:value-type="float">
            <text:p>2,4</text:p>
          </table:table-cell>
          <table:table-cell table:formula="of:=[.U56]" office:value-type="float" office:value="-3" calcext:value-type="float">
            <text:p>-3</text:p>
          </table:table-cell>
          <table:table-cell table:formula="of:=[.V56]" office:value-type="float" office:value="0.000933" calcext:value-type="float">
            <text:p>0,000933</text:p>
          </table:table-cell>
          <table:table-cell table:formula="of:=ABS([.AE56]-CEILING([.AC56]))" office:value-type="float" office:value="140" calcext:value-type="float">
            <text:p>140</text:p>
          </table:table-cell>
          <table:table-cell table:formula="of:=CEILING([.E56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21" calcext:value-type="float">
            <text:p>321</text:p>
          </table:table-cell>
          <table:table-cell office:value-type="float" office:value="1070" calcext:value-type="float">
            <text:p>1070</text:p>
          </table:table-cell>
          <table:table-cell office:value-type="float" office:value="1106" calcext:value-type="float">
            <text:p>1106</text:p>
          </table:table-cell>
          <table:table-cell table:style-name="Default" office:value-type="float" office:value="1.252477" calcext:value-type="float">
            <text:p>1,252477</text:p>
          </table:table-cell>
          <table:table-cell table:style-name="Default" office:value-type="float" office:value="-146.32833" calcext:value-type="float">
            <text:p>-146,328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6.32833" calcext:value-type="float">
            <text:p>-146,328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office:value-type="float" office:value="21142888" calcext:value-type="float">
            <text:p>21142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office:value-type="float" office:value="0.000854" calcext:value-type="float">
            <text:p>0,00085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ra-sub.config</text:p>
          </table:table-cell>
          <table:table-cell table:formula="of:=CONCATENATE(&quot;r&quot;;[.B57];&quot;-&quot;;[.C57];&quot;-&quot;;[.AH57];&quot;-&quot;;LEFT(RIGHT([.A57];6);1))" office:value-type="string" office:string-value="r4-5-250-2" calcext:value-type="string">
            <text:p>r4-5-250-2</text:p>
          </table:table-cell>
          <table:table-cell table:formula="of:=ROUND(([.F57]/[.G57])*100;2)" office:value-type="float" office:value="30" calcext:value-type="float">
            <text:p>30</text:p>
          </table:table-cell>
          <table:table-cell table:style-name="ce14" table:formula="of:=[.J57]" office:value-type="float" office:value="-146.32833" calcext:value-type="float">
            <text:p>-146,3</text:p>
          </table:table-cell>
          <table:table-cell table:style-name="ce14" table:formula="of:=[.I57]" office:value-type="float" office:value="1.252477" calcext:value-type="float">
            <text:p>1,3</text:p>
          </table:table-cell>
          <table:table-cell table:formula="of:=[.U57]" office:value-type="float" office:value="0" calcext:value-type="float">
            <text:p>0</text:p>
          </table:table-cell>
          <table:table-cell table:formula="of:=[.V57]" office:value-type="float" office:value="0.000854" calcext:value-type="float">
            <text:p>0,000854</text:p>
          </table:table-cell>
          <table:table-cell table:formula="of:=ABS([.AE57]-CEILING([.AC57]))" office:value-type="float" office:value="146" calcext:value-type="float">
            <text:p>146</text:p>
          </table:table-cell>
          <table:table-cell table:formula="of:=CEILING([.E57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788" calcext:value-type="float">
            <text:p>788</text:p>
          </table:table-cell>
          <table:table-cell office:value-type="float" office:value="2132" calcext:value-type="float">
            <text:p>2132</text:p>
          </table:table-cell>
          <table:table-cell office:value-type="float" office:value="3800" calcext:value-type="float">
            <text:p>3800</text:p>
          </table:table-cell>
          <table:table-cell table:style-name="Default" office:value-type="float" office:value="14.053552" calcext:value-type="float">
            <text:p>14,053552</text:p>
          </table:table-cell>
          <table:table-cell table:style-name="Default" office:value-type="float" office:value="-285.834659" calcext:value-type="float">
            <text:p>-285,8346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5.834659" calcext:value-type="float">
            <text:p>-285,8346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4" calcext:value-type="float">
            <text:p>13,94</text:p>
          </table:table-cell>
          <table:table-cell office:value-type="float" office:value="14.01" calcext:value-type="float">
            <text:p>14,01</text:p>
          </table:table-cell>
          <table:table-cell office:value-type="float" office:value="73933347" calcext:value-type="float">
            <text:p>73933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" calcext:value-type="float">
            <text:p>-4</text:p>
          </table:table-cell>
          <table:table-cell office:value-type="float" office:value="0.00343" calcext:value-type="float">
            <text:p>0,003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a-sub.config</text:p>
          </table:table-cell>
          <table:table-cell table:formula="of:=CONCATENATE(&quot;r&quot;;[.B58];&quot;-&quot;;[.C58];&quot;-&quot;;[.AH58];&quot;-&quot;;LEFT(RIGHT([.A58];6);1))" office:value-type="string" office:string-value="r4-5-500-1" calcext:value-type="string">
            <text:p>r4-5-500-1</text:p>
          </table:table-cell>
          <table:table-cell table:formula="of:=ROUND(([.F58]/[.G58])*100;2)" office:value-type="float" office:value="36.96" calcext:value-type="float">
            <text:p>36,96</text:p>
          </table:table-cell>
          <table:table-cell table:style-name="ce14" table:formula="of:=[.J58]" office:value-type="float" office:value="-285.834659" calcext:value-type="float">
            <text:p>-285,8</text:p>
          </table:table-cell>
          <table:table-cell table:style-name="ce14" table:formula="of:=[.I58]" office:value-type="float" office:value="14.053552" calcext:value-type="float">
            <text:p>14,1</text:p>
          </table:table-cell>
          <table:table-cell table:formula="of:=[.U58]" office:value-type="float" office:value="-4" calcext:value-type="float">
            <text:p>-4</text:p>
          </table:table-cell>
          <table:table-cell table:formula="of:=[.V58]" office:value-type="float" office:value="0.00343" calcext:value-type="float">
            <text:p>0,00343</text:p>
          </table:table-cell>
          <table:table-cell table:formula="of:=ABS([.AE58]-CEILING([.AC58]))" office:value-type="float" office:value="281" calcext:value-type="float">
            <text:p>281</text:p>
          </table:table-cell>
          <table:table-cell table:formula="of:=CEILING([.E58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623" calcext:value-type="float">
            <text:p>623</text:p>
          </table:table-cell>
          <table:table-cell office:value-type="float" office:value="2132" calcext:value-type="float">
            <text:p>2132</text:p>
          </table:table-cell>
          <table:table-cell office:value-type="float" office:value="3249" calcext:value-type="float">
            <text:p>3249</text:p>
          </table:table-cell>
          <table:table-cell table:style-name="Default" office:value-type="float" office:value="11.789787" calcext:value-type="float">
            <text:p>11,789787</text:p>
          </table:table-cell>
          <table:table-cell table:style-name="Default" office:value-type="float" office:value="-288.766118" calcext:value-type="float">
            <text:p>-288,7661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8.766118" calcext:value-type="float">
            <text:p>-288,766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68" calcext:value-type="float">
            <text:p>11,68</text:p>
          </table:table-cell>
          <table:table-cell office:value-type="float" office:value="11.76" calcext:value-type="float">
            <text:p>11,76</text:p>
          </table:table-cell>
          <table:table-cell office:value-type="float" office:value="73949027" calcext:value-type="float">
            <text:p>73949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float" office:value="0.003197" calcext:value-type="float">
            <text:p>0,003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ra-sub.config</text:p>
          </table:table-cell>
          <table:table-cell table:formula="of:=CONCATENATE(&quot;r&quot;;[.B59];&quot;-&quot;;[.C59];&quot;-&quot;;[.AH59];&quot;-&quot;;LEFT(RIGHT([.A59];6);1))" office:value-type="string" office:string-value="r4-5-500-2" calcext:value-type="string">
            <text:p>r4-5-500-2</text:p>
          </table:table-cell>
          <table:table-cell table:formula="of:=ROUND(([.F59]/[.G59])*100;2)" office:value-type="float" office:value="29.22" calcext:value-type="float">
            <text:p>29,22</text:p>
          </table:table-cell>
          <table:table-cell table:style-name="ce14" table:formula="of:=[.J59]" office:value-type="float" office:value="-288.766118" calcext:value-type="float">
            <text:p>-288,8</text:p>
          </table:table-cell>
          <table:table-cell table:style-name="ce14" table:formula="of:=[.I59]" office:value-type="float" office:value="11.789787" calcext:value-type="float">
            <text:p>11,8</text:p>
          </table:table-cell>
          <table:table-cell table:formula="of:=[.U59]" office:value-type="float" office:value="5" calcext:value-type="float">
            <text:p>5</text:p>
          </table:table-cell>
          <table:table-cell table:formula="of:=[.V59]" office:value-type="float" office:value="0.003197" calcext:value-type="float">
            <text:p>0,003197</text:p>
          </table:table-cell>
          <table:table-cell table:formula="of:=ABS([.AE59]-CEILING([.AC59]))" office:value-type="float" office:value="293" calcext:value-type="float">
            <text:p>293</text:p>
          </table:table-cell>
          <table:table-cell table:formula="of:=CEILING([.E59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173" calcext:value-type="float">
            <text:p>1173</text:p>
          </table:table-cell>
          <table:table-cell office:value-type="float" office:value="3195" calcext:value-type="float">
            <text:p>3195</text:p>
          </table:table-cell>
          <table:table-cell office:value-type="float" office:value="6849" calcext:value-type="float">
            <text:p>6849</text:p>
          </table:table-cell>
          <table:table-cell table:style-name="Default" office:value-type="float" office:value="111.795183" calcext:value-type="float">
            <text:p>111,795183</text:p>
          </table:table-cell>
          <table:table-cell table:style-name="Default" office:value-type="float" office:value="-429.326106" calcext:value-type="float">
            <text:p>-429,3261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9.326106" calcext:value-type="float">
            <text:p>-429,326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.57" calcext:value-type="float">
            <text:p>111,57</text:p>
          </table:table-cell>
          <table:table-cell office:value-type="float" office:value="111.73" calcext:value-type="float">
            <text:p>111,73</text:p>
          </table:table-cell>
          <table:table-cell office:value-type="float" office:value="168633366" calcext:value-type="float">
            <text:p>168633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" calcext:value-type="float">
            <text:p>-7</text:p>
          </table:table-cell>
          <table:table-cell office:value-type="float" office:value="0.006548" calcext:value-type="float">
            <text:p>0,0065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9" calcext:value-type="float">
            <text:p>40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ra-sub.config</text:p>
          </table:table-cell>
          <table:table-cell table:formula="of:=CONCATENATE(&quot;r&quot;;[.B60];&quot;-&quot;;[.C60];&quot;-&quot;;[.AH60];&quot;-&quot;;LEFT(RIGHT([.A60];6);1))" office:value-type="string" office:string-value="r4-5-750-1" calcext:value-type="string">
            <text:p>r4-5-750-1</text:p>
          </table:table-cell>
          <table:table-cell table:formula="of:=ROUND(([.F60]/[.G60])*100;2)" office:value-type="float" office:value="36.71" calcext:value-type="float">
            <text:p>36,71</text:p>
          </table:table-cell>
          <table:table-cell table:style-name="ce14" table:formula="of:=[.J60]" office:value-type="float" office:value="-429.326106" calcext:value-type="float">
            <text:p>-429,3</text:p>
          </table:table-cell>
          <table:table-cell table:style-name="ce14" table:formula="of:=[.I60]" office:value-type="float" office:value="111.795183" calcext:value-type="float">
            <text:p>111,8</text:p>
          </table:table-cell>
          <table:table-cell table:formula="of:=[.U60]" office:value-type="float" office:value="-7" calcext:value-type="float">
            <text:p>-7</text:p>
          </table:table-cell>
          <table:table-cell table:formula="of:=[.V60]" office:value-type="float" office:value="0.006548" calcext:value-type="float">
            <text:p>0,006548</text:p>
          </table:table-cell>
          <table:table-cell table:formula="of:=ABS([.AE60]-CEILING([.AC60]))" office:value-type="float" office:value="422" calcext:value-type="float">
            <text:p>422</text:p>
          </table:table-cell>
          <table:table-cell table:formula="of:=CEILING([.E60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198" calcext:value-type="float">
            <text:p>1198</text:p>
          </table:table-cell>
          <table:table-cell office:value-type="float" office:value="3195" calcext:value-type="float">
            <text:p>3195</text:p>
          </table:table-cell>
          <table:table-cell office:value-type="float" office:value="6974" calcext:value-type="float">
            <text:p>6974</text:p>
          </table:table-cell>
          <table:table-cell table:style-name="Default" office:value-type="float" office:value="57.248345" calcext:value-type="float">
            <text:p>57,248345</text:p>
          </table:table-cell>
          <table:table-cell table:style-name="Default" office:value-type="float" office:value="-427.04984" calcext:value-type="float">
            <text:p>-427,049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7.04984" calcext:value-type="float">
            <text:p>-427,04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.01" calcext:value-type="float">
            <text:p>57,01</text:p>
          </table:table-cell>
          <table:table-cell office:value-type="float" office:value="57.18" calcext:value-type="float">
            <text:p>57,18</text:p>
          </table:table-cell>
          <table:table-cell office:value-type="float" office:value="168447158" calcext:value-type="float">
            <text:p>168447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" calcext:value-type="float">
            <text:p>-7</text:p>
          </table:table-cell>
          <table:table-cell office:value-type="float" office:value="0.007396" calcext:value-type="float">
            <text:p>0,0073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6" calcext:value-type="float">
            <text:p>40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ra-sub.config</text:p>
          </table:table-cell>
          <table:table-cell table:formula="of:=CONCATENATE(&quot;r&quot;;[.B61];&quot;-&quot;;[.C61];&quot;-&quot;;[.AH61];&quot;-&quot;;LEFT(RIGHT([.A61];6);1))" office:value-type="string" office:string-value="r4-5-750-2" calcext:value-type="string">
            <text:p>r4-5-750-2</text:p>
          </table:table-cell>
          <table:table-cell table:formula="of:=ROUND(([.F61]/[.G61])*100;2)" office:value-type="float" office:value="37.5" calcext:value-type="float">
            <text:p>37,5</text:p>
          </table:table-cell>
          <table:table-cell table:style-name="ce14" table:formula="of:=[.J61]" office:value-type="float" office:value="-427.04984" calcext:value-type="float">
            <text:p>-427,0</text:p>
          </table:table-cell>
          <table:table-cell table:style-name="ce14" table:formula="of:=[.I61]" office:value-type="float" office:value="57.248345" calcext:value-type="float">
            <text:p>57,2</text:p>
          </table:table-cell>
          <table:table-cell table:formula="of:=[.U61]" office:value-type="float" office:value="-7" calcext:value-type="float">
            <text:p>-7</text:p>
          </table:table-cell>
          <table:table-cell table:formula="of:=[.V61]" office:value-type="float" office:value="0.007396" calcext:value-type="float">
            <text:p>0,007396</text:p>
          </table:table-cell>
          <table:table-cell table:formula="of:=ABS([.AE61]-CEILING([.AC61]))" office:value-type="float" office:value="420" calcext:value-type="float">
            <text:p>420</text:p>
          </table:table-cell>
          <table:table-cell table:formula="of:=CEILING([.E61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 table:number-rows-repeated="104851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cpa-sub-t6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6" table:default-cell-style-name="ce6"/>
        <table:table-column table:style-name="co51" table:default-cell-style-name="ce6"/>
        <table:table-column table:style-name="co10" table:number-columns-repeated="2" table:default-cell-style-name="Default"/>
        <table:table-column table:style-name="co5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52" table:default-cell-style-name="Default"/>
        <table:table-column table:style-name="co29" table:default-cell-style-name="Default"/>
        <table:table-column table:style-name="co5" table:default-cell-style-name="ce15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5"/>
        <table:table-column table:style-name="co25" table:default-cell-style-name="ce15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6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time0</text:p>
          </table:table-cell>
          <table:table-cell table:style-name="ce13" office:value-type="string" calcext:value-type="string">
            <text:p>heur</text:p>
          </table:table-cell>
          <table:table-cell table:style-name="ce13" office:value-type="string" calcext:value-type="string">
            <text:p>heur time</text:p>
          </table:table-cell>
          <table:table-cell table:style-name="ce13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901" calcext:value-type="float">
            <text:p>901</text:p>
          </table:table-cell>
          <table:table-cell office:value-type="float" office:value="4382" calcext:value-type="float">
            <text:p>4382</text:p>
          </table:table-cell>
          <table:table-cell office:value-type="float" office:value="6111" calcext:value-type="float">
            <text:p>6111</text:p>
          </table:table-cell>
          <table:table-cell table:style-name="Default" office:value-type="float" office:value="10.910209" calcext:value-type="float">
            <text:p>10,910209</text:p>
          </table:table-cell>
          <table:table-cell table:style-name="Default" office:value-type="float" office:value="-180.587173" calcext:value-type="float">
            <text:p>-180,5871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587173" calcext:value-type="float">
            <text:p>-180,587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71" calcext:value-type="float">
            <text:p>10,71</text:p>
          </table:table-cell>
          <table:table-cell office:value-type="float" office:value="611.07" calcext:value-type="float">
            <text:p>611,07</text:p>
          </table:table-cell>
          <table:table-cell office:value-type="float" office:value="46863007" calcext:value-type="float">
            <text:p>46863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00.511036" calcext:value-type="float">
            <text:p>600,5110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];&quot;-&quot;;[.C2];&quot;-&quot;;[.AH2];&quot;-&quot;;LEFT(RIGHT([.A2];6);1))" office:value-type="string" office:string-value="r20-10-250-1" calcext:value-type="string">
            <text:p>r20-10-250-1</text:p>
          </table:table-cell>
          <table:table-cell table:formula="of:=IFERROR(ROUND(([.F2]/[.G2])*100;2);&quot;-&quot;)" office:value-type="float" office:value="20.56" calcext:value-type="float">
            <text:p>20,56</text:p>
          </table:table-cell>
          <table:table-cell table:style-name="ce14" table:formula="of:=IF([.AB2]=&quot;-&quot;;&quot;&quot;;[.J2])" office:value-type="float" office:value="-180.587173" calcext:value-type="float">
            <text:p>-180,6</text:p>
          </table:table-cell>
          <table:table-cell table:style-name="ce14" table:formula="of:=IF([.AB2]=&quot;-&quot;;&quot;&quot;;[.I2])" office:value-type="float" office:value="10.910209" calcext:value-type="float">
            <text:p>10,9</text:p>
          </table:table-cell>
          <table:table-cell table:formula="of:=IF([.AB2]=&quot;-&quot;;&quot;&quot;;[.U2])" office:value-type="float" office:value="-1" calcext:value-type="float">
            <text:p>-1</text:p>
          </table:table-cell>
          <table:table-cell table:formula="of:=IF([.AB2]=&quot;-&quot;;&quot;&quot;;[.V2])" office:value-type="float" office:value="600.511036" calcext:value-type="float">
            <text:p>600,511036</text:p>
          </table:table-cell>
          <table:table-cell table:formula="of:=IFERROR(ABS([.AE2]-CEILING([.AC2]));&quot;&quot;)" office:value-type="float" office:value="179" calcext:value-type="float">
            <text:p>179</text:p>
          </table:table-cell>
          <table:table-cell table:formula="of:=CEILING([.E2]*(4/3))" office:value-type="float" office:value="250" calcext:value-type="float">
            <text:p>250</text:p>
          </table:table-cell>
          <table:table-cell table:style-name="ce17" table:formula="of:=ROUND(AVERAGE([.AG2:.AG300]);2)" office:value-type="float" office:value="291.39" calcext:value-type="float">
            <text:p>291,39</text:p>
          </table:table-cell>
          <table:table-cell table:style-name="ce17" table:formula="of:=ROUND(AVERAGEIF([.AG2:.AG300];&quot;&gt;0&quot;;[.AG2:.AG300]);2)" office:value-type="float" office:value="291.39" calcext:value-type="float">
            <text:p>291,39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cpa-t600-sub.config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891" calcext:value-type="float">
            <text:p>891</text:p>
          </table:table-cell>
          <table:table-cell office:value-type="float" office:value="4382" calcext:value-type="float">
            <text:p>4382</text:p>
          </table:table-cell>
          <table:table-cell office:value-type="float" office:value="5462" calcext:value-type="float">
            <text:p>5462</text:p>
          </table:table-cell>
          <table:table-cell table:style-name="Default" office:value-type="float" office:value="8.297041" calcext:value-type="float">
            <text:p>8,297041</text:p>
          </table:table-cell>
          <table:table-cell table:style-name="Default" office:value-type="float" office:value="-181.604731" calcext:value-type="float">
            <text:p>-181,6047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1.604731" calcext:value-type="float">
            <text:p>-181,6047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11" calcext:value-type="float">
            <text:p>8,11</text:p>
          </table:table-cell>
          <table:table-cell office:value-type="float" office:value="608.48" calcext:value-type="float">
            <text:p>608,48</text:p>
          </table:table-cell>
          <table:table-cell office:value-type="float" office:value="46887015" calcext:value-type="float">
            <text:p>46887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float" office:value="600.563901" calcext:value-type="float">
            <text:p>600,5639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];&quot;-&quot;;[.C3];&quot;-&quot;;[.AH3];&quot;-&quot;;LEFT(RIGHT([.A3];6);1))" office:value-type="string" office:string-value="r20-10-250-2" calcext:value-type="string">
            <text:p>r20-10-250-2</text:p>
          </table:table-cell>
          <table:table-cell table:formula="of:=IFERROR(ROUND(([.F3]/[.G3])*100;2);&quot;-&quot;)" office:value-type="float" office:value="20.33" calcext:value-type="float">
            <text:p>20,33</text:p>
          </table:table-cell>
          <table:table-cell table:style-name="ce14" table:formula="of:=IF([.AB3]=&quot;-&quot;;&quot;&quot;;[.J3])" office:value-type="float" office:value="-181.604731" calcext:value-type="float">
            <text:p>-181,6</text:p>
          </table:table-cell>
          <table:table-cell table:style-name="ce14" table:formula="of:=IF([.AB3]=&quot;-&quot;;&quot;&quot;;[.I3])" office:value-type="float" office:value="8.297041" calcext:value-type="float">
            <text:p>8,3</text:p>
          </table:table-cell>
          <table:table-cell table:formula="of:=IF([.AB3]=&quot;-&quot;;&quot;&quot;;[.U3])" office:value-type="float" office:value="-4" calcext:value-type="float">
            <text:p>-4</text:p>
          </table:table-cell>
          <table:table-cell table:formula="of:=IF([.AB3]=&quot;-&quot;;&quot;&quot;;[.V3])" office:value-type="float" office:value="600.563901" calcext:value-type="float">
            <text:p>600,563901</text:p>
          </table:table-cell>
          <table:table-cell table:formula="of:=IFERROR(ABS([.AE3]-CEILING([.AC3]));&quot;&quot;)" office:value-type="float" office:value="177" calcext:value-type="float">
            <text:p>177</text:p>
          </table:table-cell>
          <table:table-cell table:formula="of:=CEILING([.E3]*(4/3))"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595" calcext:value-type="float">
            <text:p>1595</text:p>
          </table:table-cell>
          <table:table-cell office:value-type="float" office:value="8762" calcext:value-type="float">
            <text:p>8762</text:p>
          </table:table-cell>
          <table:table-cell office:value-type="float" office:value="15156" calcext:value-type="float">
            <text:p>15156</text:p>
          </table:table-cell>
          <table:table-cell table:style-name="Default" office:value-type="float" office:value="136.550837" calcext:value-type="float">
            <text:p>136,550837</text:p>
          </table:table-cell>
          <table:table-cell table:style-name="Default" office:value-type="float" office:value="-360.609871" calcext:value-type="float">
            <text:p>-360,6098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0.609871" calcext:value-type="float">
            <text:p>-360,6098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.76" calcext:value-type="float">
            <text:p>135,76</text:p>
          </table:table-cell>
          <table:table-cell office:value-type="float" office:value="737.35" calcext:value-type="float">
            <text:p>737,35</text:p>
          </table:table-cell>
          <table:table-cell office:value-type="float" office:value="158204468" calcext:value-type="float">
            <text:p>158204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0" calcext:value-type="float">
            <text:p>-10</text:p>
          </table:table-cell>
          <table:table-cell office:value-type="float" office:value="601.069965" calcext:value-type="float">
            <text:p>601,0699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];&quot;-&quot;;[.C4];&quot;-&quot;;[.AH4];&quot;-&quot;;LEFT(RIGHT([.A4];6);1))" office:value-type="string" office:string-value="r20-10-500-1" calcext:value-type="string">
            <text:p>r20-10-500-1</text:p>
          </table:table-cell>
          <table:table-cell table:formula="of:=IFERROR(ROUND(([.F4]/[.G4])*100;2);&quot;-&quot;)" office:value-type="float" office:value="18.2" calcext:value-type="float">
            <text:p>18,2</text:p>
          </table:table-cell>
          <table:table-cell table:style-name="ce14" table:formula="of:=IF([.AB4]=&quot;-&quot;;&quot;&quot;;[.J4])" office:value-type="float" office:value="-360.609871" calcext:value-type="float">
            <text:p>-360,6</text:p>
          </table:table-cell>
          <table:table-cell table:style-name="ce14" table:formula="of:=IF([.AB4]=&quot;-&quot;;&quot;&quot;;[.I4])" office:value-type="float" office:value="136.550837" calcext:value-type="float">
            <text:p>136,6</text:p>
          </table:table-cell>
          <table:table-cell table:formula="of:=IF([.AB4]=&quot;-&quot;;&quot;&quot;;[.U4])" office:value-type="float" office:value="-10" calcext:value-type="float">
            <text:p>-10</text:p>
          </table:table-cell>
          <table:table-cell table:formula="of:=IF([.AB4]=&quot;-&quot;;&quot;&quot;;[.V4])" office:value-type="float" office:value="601.069965" calcext:value-type="float">
            <text:p>601,069965</text:p>
          </table:table-cell>
          <table:table-cell table:formula="of:=IFERROR(ABS([.AE4]-CEILING([.AC4]));&quot;&quot;)" office:value-type="float" office:value="350" calcext:value-type="float">
            <text:p>350</text:p>
          </table:table-cell>
          <table:table-cell table:formula="of:=CEILING([.E4]*(4/3))" office:value-type="float" office:value="500" calcext:value-type="float">
            <text:p>500</text:p>
          </table:table-cell>
          <table:table-cell office:value-type="string" calcext:value-type="string">
            <text:p>optimal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string" calcext:value-type="string">
            <text:p>bcpa is solved by SCIP with default settings (heuristics, cuts, propagations, preprocessings)</text:p>
          </table:table-cell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362" calcext:value-type="float">
            <text:p>1362</text:p>
          </table:table-cell>
          <table:table-cell office:value-type="float" office:value="8762" calcext:value-type="float">
            <text:p>8762</text:p>
          </table:table-cell>
          <table:table-cell office:value-type="float" office:value="13064" calcext:value-type="float">
            <text:p>13064</text:p>
          </table:table-cell>
          <table:table-cell table:style-name="Default" office:value-type="float" office:value="121.061979" calcext:value-type="float">
            <text:p>121,061979</text:p>
          </table:table-cell>
          <table:table-cell table:style-name="Default" office:value-type="float" office:value="-361.827028" calcext:value-type="float">
            <text:p>-361,82702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827028" calcext:value-type="float">
            <text:p>-361,8270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.27" calcext:value-type="float">
            <text:p>120,27</text:p>
          </table:table-cell>
          <table:table-cell office:value-type="float" office:value="721.77" calcext:value-type="float">
            <text:p>721,77</text:p>
          </table:table-cell>
          <table:table-cell office:value-type="float" office:value="158217092" calcext:value-type="float">
            <text:p>158217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6" calcext:value-type="float">
            <text:p>-6</text:p>
          </table:table-cell>
          <table:table-cell office:value-type="float" office:value="601.038137" calcext:value-type="float">
            <text:p>601,038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7" calcext:value-type="float">
            <text:p>34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];&quot;-&quot;;[.C5];&quot;-&quot;;[.AH5];&quot;-&quot;;LEFT(RIGHT([.A5];6);1))" office:value-type="string" office:string-value="r20-10-500-2" calcext:value-type="string">
            <text:p>r20-10-500-2</text:p>
          </table:table-cell>
          <table:table-cell table:formula="of:=IFERROR(ROUND(([.F5]/[.G5])*100;2);&quot;-&quot;)" office:value-type="float" office:value="15.54" calcext:value-type="float">
            <text:p>15,54</text:p>
          </table:table-cell>
          <table:table-cell table:style-name="ce14" table:formula="of:=IF([.AB5]=&quot;-&quot;;&quot;&quot;;[.J5])" office:value-type="float" office:value="-361.827028" calcext:value-type="float">
            <text:p>-361,8</text:p>
          </table:table-cell>
          <table:table-cell table:style-name="ce14" table:formula="of:=IF([.AB5]=&quot;-&quot;;&quot;&quot;;[.I5])" office:value-type="float" office:value="121.061979" calcext:value-type="float">
            <text:p>121,1</text:p>
          </table:table-cell>
          <table:table-cell table:formula="of:=IF([.AB5]=&quot;-&quot;;&quot;&quot;;[.U5])" office:value-type="float" office:value="-6" calcext:value-type="float">
            <text:p>-6</text:p>
          </table:table-cell>
          <table:table-cell table:formula="of:=IF([.AB5]=&quot;-&quot;;&quot;&quot;;[.V5])" office:value-type="float" office:value="601.038137" calcext:value-type="float">
            <text:p>601,038137</text:p>
          </table:table-cell>
          <table:table-cell table:formula="of:=IFERROR(ABS([.AE5]-CEILING([.AC5]));&quot;&quot;)" office:value-type="float" office:value="355" calcext:value-type="float">
            <text:p>355</text:p>
          </table:table-cell>
          <table:table-cell table:formula="of:=CEILING([.E5]*(4/3))" office:value-type="float" office:value="500" calcext:value-type="float">
            <text:p>500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20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2178" calcext:value-type="float">
            <text:p>2178</text:p>
          </table:table-cell>
          <table:table-cell office:value-type="float" office:value="13132" calcext:value-type="float">
            <text:p>13132</text:p>
          </table:table-cell>
          <table:table-cell office:value-type="float" office:value="26876" calcext:value-type="float">
            <text:p>26876</text:p>
          </table:table-cell>
          <table:table-cell table:style-name="Default" office:value-type="float" office:value="489.445985" calcext:value-type="float">
            <text:p>489,445985</text:p>
          </table:table-cell>
          <table:table-cell table:style-name="Default" office:value-type="float" office:value="-539.924973" calcext:value-type="float">
            <text:p>-539,9249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39.924973" calcext:value-type="float">
            <text:p>-539,9249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7.65" calcext:value-type="float">
            <text:p>487,65</text:p>
          </table:table-cell>
          <table:table-cell office:value-type="float" office:value="1091.51" calcext:value-type="float">
            <text:p>1091,51</text:p>
          </table:table-cell>
          <table:table-cell office:value-type="float" office:value="350813938" calcext:value-type="float">
            <text:p>350813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2" calcext:value-type="float">
            <text:p>12</text:p>
          </table:table-cell>
          <table:table-cell office:value-type="float" office:value="602.533277" calcext:value-type="float">
            <text:p>602,533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9" calcext:value-type="float">
            <text:p>539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];&quot;-&quot;;[.C6];&quot;-&quot;;[.AH6];&quot;-&quot;;LEFT(RIGHT([.A6];6);1))" office:value-type="string" office:string-value="r20-10-750-1" calcext:value-type="string">
            <text:p>r20-10-750-1</text:p>
          </table:table-cell>
          <table:table-cell table:formula="of:=IFERROR(ROUND(([.F6]/[.G6])*100;2);&quot;-&quot;)" office:value-type="float" office:value="16.59" calcext:value-type="float">
            <text:p>16,59</text:p>
          </table:table-cell>
          <table:table-cell table:style-name="ce14" table:formula="of:=IF([.AB6]=&quot;-&quot;;&quot;&quot;;[.J6])" office:value-type="float" office:value="-539.924973" calcext:value-type="float">
            <text:p>-539,9</text:p>
          </table:table-cell>
          <table:table-cell table:style-name="ce14" table:formula="of:=IF([.AB6]=&quot;-&quot;;&quot;&quot;;[.I6])" office:value-type="float" office:value="489.445985" calcext:value-type="float">
            <text:p>489,4</text:p>
          </table:table-cell>
          <table:table-cell table:formula="of:=IF([.AB6]=&quot;-&quot;;&quot;&quot;;[.U6])" office:value-type="float" office:value="12" calcext:value-type="float">
            <text:p>12</text:p>
          </table:table-cell>
          <table:table-cell table:formula="of:=IF([.AB6]=&quot;-&quot;;&quot;&quot;;[.V6])" office:value-type="float" office:value="602.533277" calcext:value-type="float">
            <text:p>602,533277</text:p>
          </table:table-cell>
          <table:table-cell table:formula="of:=IFERROR(ABS([.AE6]-CEILING([.AC6]));&quot;&quot;)" office:value-type="float" office:value="551" calcext:value-type="float">
            <text:p>551</text:p>
          </table:table-cell>
          <table:table-cell table:formula="of:=CEILING([.E6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795" calcext:value-type="float">
            <text:p>1795</text:p>
          </table:table-cell>
          <table:table-cell office:value-type="float" office:value="13132" calcext:value-type="float">
            <text:p>13132</text:p>
          </table:table-cell>
          <table:table-cell office:value-type="float" office:value="21649" calcext:value-type="float">
            <text:p>21649</text:p>
          </table:table-cell>
          <table:table-cell table:style-name="Default" office:value-type="float" office:value="277.123804" calcext:value-type="float">
            <text:p>277,123804</text:p>
          </table:table-cell>
          <table:table-cell table:style-name="Default" office:value-type="float" office:value="-542.136687" calcext:value-type="float">
            <text:p>-542,1366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2.136687" calcext:value-type="float">
            <text:p>-542,136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.31" calcext:value-type="float">
            <text:p>275,31</text:p>
          </table:table-cell>
          <table:table-cell office:value-type="float" office:value="878.8" calcext:value-type="float">
            <text:p>878,8</text:p>
          </table:table-cell>
          <table:table-cell office:value-type="float" office:value="351181762" calcext:value-type="float">
            <text:p>351181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0" calcext:value-type="float">
            <text:p>10</text:p>
          </table:table-cell>
          <table:table-cell office:value-type="float" office:value="602.213722" calcext:value-type="float">
            <text:p>602,2137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8" calcext:value-type="float">
            <text:p>53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7];&quot;-&quot;;[.C7];&quot;-&quot;;[.AH7];&quot;-&quot;;LEFT(RIGHT([.A7];6);1))" office:value-type="string" office:string-value="r20-10-750-2" calcext:value-type="string">
            <text:p>r20-10-750-2</text:p>
          </table:table-cell>
          <table:table-cell table:formula="of:=IFERROR(ROUND(([.F7]/[.G7])*100;2);&quot;-&quot;)" office:value-type="float" office:value="13.67" calcext:value-type="float">
            <text:p>13,67</text:p>
          </table:table-cell>
          <table:table-cell table:style-name="ce14" table:formula="of:=IF([.AB7]=&quot;-&quot;;&quot;&quot;;[.J7])" office:value-type="float" office:value="-542.136687" calcext:value-type="float">
            <text:p>-542,1</text:p>
          </table:table-cell>
          <table:table-cell table:style-name="ce14" table:formula="of:=IF([.AB7]=&quot;-&quot;;&quot;&quot;;[.I7])" office:value-type="float" office:value="277.123804" calcext:value-type="float">
            <text:p>277,1</text:p>
          </table:table-cell>
          <table:table-cell table:formula="of:=IF([.AB7]=&quot;-&quot;;&quot;&quot;;[.U7])" office:value-type="float" office:value="10" calcext:value-type="float">
            <text:p>10</text:p>
          </table:table-cell>
          <table:table-cell table:formula="of:=IF([.AB7]=&quot;-&quot;;&quot;&quot;;[.V7])" office:value-type="float" office:value="602.213722" calcext:value-type="float">
            <text:p>602,213722</text:p>
          </table:table-cell>
          <table:table-cell table:formula="of:=IFERROR(ABS([.AE7]-CEILING([.AC7]));&quot;&quot;)" office:value-type="float" office:value="552" calcext:value-type="float">
            <text:p>552</text:p>
          </table:table-cell>
          <table:table-cell table:formula="of:=CEILING([.E7]*(4/3))" office:value-type="float" office:value="750" calcext:value-type="float">
            <text:p>75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1222" calcext:value-type="float">
            <text:p>1222</text:p>
          </table:table-cell>
          <table:table-cell office:value-type="float" office:value="4702" calcext:value-type="float">
            <text:p>4702</text:p>
          </table:table-cell>
          <table:table-cell office:value-type="float" office:value="8854" calcext:value-type="float">
            <text:p>8854</text:p>
          </table:table-cell>
          <table:table-cell table:style-name="Default" office:value-type="float" office:value="49.810419" calcext:value-type="float">
            <text:p>49,810419</text:p>
          </table:table-cell>
          <table:table-cell table:style-name="Default" office:value-type="float" office:value="-180.316952" calcext:value-type="float">
            <text:p>-180,31695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316952" calcext:value-type="float">
            <text:p>-180,3169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.51" calcext:value-type="float">
            <text:p>49,51</text:p>
          </table:table-cell>
          <table:table-cell office:value-type="float" office:value="650.06" calcext:value-type="float">
            <text:p>650,06</text:p>
          </table:table-cell>
          <table:table-cell office:value-type="float" office:value="65944951" calcext:value-type="float">
            <text:p>65944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float" office:value="600.549059" calcext:value-type="float">
            <text:p>600,5490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8];&quot;-&quot;;[.C8];&quot;-&quot;;[.AH8];&quot;-&quot;;LEFT(RIGHT([.A8];6);1))" office:value-type="string" office:string-value="r20-15-250-1" calcext:value-type="string">
            <text:p>r20-15-250-1</text:p>
          </table:table-cell>
          <table:table-cell table:formula="of:=IFERROR(ROUND(([.F8]/[.G8])*100;2);&quot;-&quot;)" office:value-type="float" office:value="25.99" calcext:value-type="float">
            <text:p>25,99</text:p>
          </table:table-cell>
          <table:table-cell table:style-name="ce14" table:formula="of:=IF([.AB8]=&quot;-&quot;;&quot;&quot;;[.J8])" office:value-type="float" office:value="-180.316952" calcext:value-type="float">
            <text:p>-180,3</text:p>
          </table:table-cell>
          <table:table-cell table:style-name="ce14" table:formula="of:=IF([.AB8]=&quot;-&quot;;&quot;&quot;;[.I8])" office:value-type="float" office:value="49.810419" calcext:value-type="float">
            <text:p>49,8</text:p>
          </table:table-cell>
          <table:table-cell table:formula="of:=IF([.AB8]=&quot;-&quot;;&quot;&quot;;[.U8])" office:value-type="float" office:value="-4" calcext:value-type="float">
            <text:p>-4</text:p>
          </table:table-cell>
          <table:table-cell table:formula="of:=IF([.AB8]=&quot;-&quot;;&quot;&quot;;[.V8])" office:value-type="float" office:value="600.549059" calcext:value-type="float">
            <text:p>600,549059</text:p>
          </table:table-cell>
          <table:table-cell table:formula="of:=IFERROR(ABS([.AE8]-CEILING([.AC8]));&quot;&quot;)" office:value-type="float" office:value="176" calcext:value-type="float">
            <text:p>176</text:p>
          </table:table-cell>
          <table:table-cell table:formula="of:=CEILING([.E8]*(4/3))" office:value-type="float" office:value="250" calcext:value-type="float">
            <text:p>250</text:p>
          </table:table-cell>
          <table:table-cell table:formula="of:=299-COUNTIF([.A2:.A300];&quot;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1230" calcext:value-type="float">
            <text:p>1230</text:p>
          </table:table-cell>
          <table:table-cell office:value-type="float" office:value="4702" calcext:value-type="float">
            <text:p>4702</text:p>
          </table:table-cell>
          <table:table-cell office:value-type="float" office:value="8876" calcext:value-type="float">
            <text:p>8876</text:p>
          </table:table-cell>
          <table:table-cell table:style-name="Default" office:value-type="float" office:value="18.503079" calcext:value-type="float">
            <text:p>18,503079</text:p>
          </table:table-cell>
          <table:table-cell table:style-name="Default" office:value-type="float" office:value="-182.076066" calcext:value-type="float">
            <text:p>-182,07606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2.076066" calcext:value-type="float">
            <text:p>-182,076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.19" calcext:value-type="float">
            <text:p>18,19</text:p>
          </table:table-cell>
          <table:table-cell office:value-type="float" office:value="618.75" calcext:value-type="float">
            <text:p>618,75</text:p>
          </table:table-cell>
          <table:table-cell office:value-type="float" office:value="65989463" calcext:value-type="float">
            <text:p>65989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0.552578" calcext:value-type="float">
            <text:p>600,5525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9];&quot;-&quot;;[.C9];&quot;-&quot;;[.AH9];&quot;-&quot;;LEFT(RIGHT([.A9];6);1))" office:value-type="string" office:string-value="r20-15-250-2" calcext:value-type="string">
            <text:p>r20-15-250-2</text:p>
          </table:table-cell>
          <table:table-cell table:formula="of:=IFERROR(ROUND(([.F9]/[.G9])*100;2);&quot;-&quot;)" office:value-type="float" office:value="26.16" calcext:value-type="float">
            <text:p>26,16</text:p>
          </table:table-cell>
          <table:table-cell table:style-name="ce14" table:formula="of:=IF([.AB9]=&quot;-&quot;;&quot;&quot;;[.J9])" office:value-type="float" office:value="-182.076066" calcext:value-type="float">
            <text:p>-182,1</text:p>
          </table:table-cell>
          <table:table-cell table:style-name="ce14" table:formula="of:=IF([.AB9]=&quot;-&quot;;&quot;&quot;;[.I9])" office:value-type="float" office:value="18.503079" calcext:value-type="float">
            <text:p>18,5</text:p>
          </table:table-cell>
          <table:table-cell table:formula="of:=IF([.AB9]=&quot;-&quot;;&quot;&quot;;[.U9])" office:value-type="float" office:value="1" calcext:value-type="float">
            <text:p>1</text:p>
          </table:table-cell>
          <table:table-cell table:formula="of:=IF([.AB9]=&quot;-&quot;;&quot;&quot;;[.V9])" office:value-type="float" office:value="600.552578" calcext:value-type="float">
            <text:p>600,552578</text:p>
          </table:table-cell>
          <table:table-cell table:formula="of:=IFERROR(ABS([.AE9]-CEILING([.AC9]));&quot;&quot;)" office:value-type="float" office:value="183" calcext:value-type="float">
            <text:p>183</text:p>
          </table:table-cell>
          <table:table-cell table:formula="of:=CEILING([.E9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2069" calcext:value-type="float">
            <text:p>2069</text:p>
          </table:table-cell>
          <table:table-cell office:value-type="float" office:value="9392" calcext:value-type="float">
            <text:p>9392</text:p>
          </table:table-cell>
          <table:table-cell office:value-type="float" office:value="24022" calcext:value-type="float">
            <text:p>24022</text:p>
          </table:table-cell>
          <table:table-cell table:style-name="Default" office:value-type="float" office:value="438.063596" calcext:value-type="float">
            <text:p>438,063596</text:p>
          </table:table-cell>
          <table:table-cell table:style-name="Default" office:value-type="float" office:value="-359.7137" calcext:value-type="float">
            <text:p>-359,71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9.7137" calcext:value-type="float">
            <text:p>-359,7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6.86" calcext:value-type="float">
            <text:p>436,86</text:p>
          </table:table-cell>
          <table:table-cell office:value-type="float" office:value="1039.4" calcext:value-type="float">
            <text:p>1039,4</text:p>
          </table:table-cell>
          <table:table-cell office:value-type="float" office:value="227672438" calcext:value-type="float">
            <text:p>227672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9" calcext:value-type="float">
            <text:p>9</text:p>
          </table:table-cell>
          <table:table-cell office:value-type="float" office:value="602.056747" calcext:value-type="float">
            <text:p>602,0567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7" calcext:value-type="float">
            <text:p>35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0];&quot;-&quot;;[.C10];&quot;-&quot;;[.AH10];&quot;-&quot;;LEFT(RIGHT([.A10];6);1))" office:value-type="string" office:string-value="r20-15-500-1" calcext:value-type="string">
            <text:p>r20-15-500-1</text:p>
          </table:table-cell>
          <table:table-cell table:formula="of:=IFERROR(ROUND(([.F10]/[.G10])*100;2);&quot;-&quot;)" office:value-type="float" office:value="22.03" calcext:value-type="float">
            <text:p>22,03</text:p>
          </table:table-cell>
          <table:table-cell table:style-name="ce14" table:formula="of:=IF([.AB10]=&quot;-&quot;;&quot;&quot;;[.J10])" office:value-type="float" office:value="-359.7137" calcext:value-type="float">
            <text:p>-359,7</text:p>
          </table:table-cell>
          <table:table-cell table:style-name="ce14" table:formula="of:=IF([.AB10]=&quot;-&quot;;&quot;&quot;;[.I10])" office:value-type="float" office:value="438.063596" calcext:value-type="float">
            <text:p>438,1</text:p>
          </table:table-cell>
          <table:table-cell table:formula="of:=IF([.AB10]=&quot;-&quot;;&quot;&quot;;[.U10])" office:value-type="float" office:value="9" calcext:value-type="float">
            <text:p>9</text:p>
          </table:table-cell>
          <table:table-cell table:formula="of:=IF([.AB10]=&quot;-&quot;;&quot;&quot;;[.V10])" office:value-type="float" office:value="602.056747" calcext:value-type="float">
            <text:p>602,056747</text:p>
          </table:table-cell>
          <table:table-cell table:formula="of:=IFERROR(ABS([.AE10]-CEILING([.AC10]));&quot;&quot;)" office:value-type="float" office:value="368" calcext:value-type="float">
            <text:p>368</text:p>
          </table:table-cell>
          <table:table-cell table:formula="of:=CEILING([.E10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782" calcext:value-type="float">
            <text:p>1782</text:p>
          </table:table-cell>
          <table:table-cell office:value-type="float" office:value="9392" calcext:value-type="float">
            <text:p>9392</text:p>
          </table:table-cell>
          <table:table-cell office:value-type="float" office:value="18344" calcext:value-type="float">
            <text:p>18344</text:p>
          </table:table-cell>
          <table:table-cell table:style-name="Default" office:value-type="float" office:value="209.210144" calcext:value-type="float">
            <text:p>209,210144</text:p>
          </table:table-cell>
          <table:table-cell table:style-name="Default" office:value-type="float" office:value="-361.760279" calcext:value-type="float">
            <text:p>-361,760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760279" calcext:value-type="float">
            <text:p>-361,760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8.02" calcext:value-type="float">
            <text:p>208,02</text:p>
          </table:table-cell>
          <table:table-cell office:value-type="float" office:value="810.32" calcext:value-type="float">
            <text:p>810,32</text:p>
          </table:table-cell>
          <table:table-cell office:value-type="float" office:value="227783161" calcext:value-type="float">
            <text:p>227783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float" office:value="601.469349" calcext:value-type="float">
            <text:p>601,4693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1];&quot;-&quot;;[.C11];&quot;-&quot;;[.AH11];&quot;-&quot;;LEFT(RIGHT([.A11];6);1))" office:value-type="string" office:string-value="r20-15-500-2" calcext:value-type="string">
            <text:p>r20-15-500-2</text:p>
          </table:table-cell>
          <table:table-cell table:formula="of:=IFERROR(ROUND(([.F11]/[.G11])*100;2);&quot;-&quot;)" office:value-type="float" office:value="18.97" calcext:value-type="float">
            <text:p>18,97</text:p>
          </table:table-cell>
          <table:table-cell table:style-name="ce14" table:formula="of:=IF([.AB11]=&quot;-&quot;;&quot;&quot;;[.J11])" office:value-type="float" office:value="-361.760279" calcext:value-type="float">
            <text:p>-361,8</text:p>
          </table:table-cell>
          <table:table-cell table:style-name="ce14" table:formula="of:=IF([.AB11]=&quot;-&quot;;&quot;&quot;;[.I11])" office:value-type="float" office:value="209.210144" calcext:value-type="float">
            <text:p>209,2</text:p>
          </table:table-cell>
          <table:table-cell table:formula="of:=IF([.AB11]=&quot;-&quot;;&quot;&quot;;[.U11])" office:value-type="float" office:value="-2" calcext:value-type="float">
            <text:p>-2</text:p>
          </table:table-cell>
          <table:table-cell table:formula="of:=IF([.AB11]=&quot;-&quot;;&quot;&quot;;[.V11])" office:value-type="float" office:value="601.469349" calcext:value-type="float">
            <text:p>601,469349</text:p>
          </table:table-cell>
          <table:table-cell table:formula="of:=IFERROR(ABS([.AE11]-CEILING([.AC11]));&quot;&quot;)" office:value-type="float" office:value="359" calcext:value-type="float">
            <text:p>359</text:p>
          </table:table-cell>
          <table:table-cell table:formula="of:=CEILING([.E11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750-1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12];&quot;-&quot;;[.C12];&quot;-&quot;;[.AH12];&quot;-&quot;;LEFT(RIGHT([.A12];6);1))" office:value-type="string" office:string-value="r--0-1" calcext:value-type="string">
            <text:p>r--0-1</text:p>
          </table:table-cell>
          <table:table-cell table:formula="of:=IFERROR(ROUND(([.F12]/[.G12])*100;2);&quot;-&quot;)" office:value-type="string" office:string-value="-" calcext:value-type="string">
            <text:p>-</text:p>
          </table:table-cell>
          <table:table-cell table:style-name="ce14" table:formula="of:=IF([.AB12]=&quot;-&quot;;&quot;&quot;;[.J12])">
            <text:p/>
          </table:table-cell>
          <table:table-cell table:style-name="ce14" table:formula="of:=IF([.AB12]=&quot;-&quot;;&quot;&quot;;[.I12])">
            <text:p/>
          </table:table-cell>
          <table:table-cell table:formula="of:=IF([.AB12]=&quot;-&quot;;&quot;&quot;;[.U12])">
            <text:p/>
          </table:table-cell>
          <table:table-cell table:formula="of:=IF([.AB12]=&quot;-&quot;;&quot;&quot;;[.V12])">
            <text:p/>
          </table:table-cell>
          <table:table-cell table:formula="of:=IFERROR(ABS([.AE12]-CEILING([.AC12]));&quot;&quot;)">
            <text:p/>
          </table:table-cell>
          <table:table-cell table:formula="of:=CEILING([.E12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750-2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13];&quot;-&quot;;[.C13];&quot;-&quot;;[.AH13];&quot;-&quot;;LEFT(RIGHT([.A13];6);1))" office:value-type="string" office:string-value="r--0-2" calcext:value-type="string">
            <text:p>r--0-2</text:p>
          </table:table-cell>
          <table:table-cell table:formula="of:=IFERROR(ROUND(([.F13]/[.G13])*100;2);&quot;-&quot;)" office:value-type="string" office:string-value="-" calcext:value-type="string">
            <text:p>-</text:p>
          </table:table-cell>
          <table:table-cell table:style-name="ce14" table:formula="of:=IF([.AB13]=&quot;-&quot;;&quot;&quot;;[.J13])">
            <text:p/>
          </table:table-cell>
          <table:table-cell table:style-name="ce14" table:formula="of:=IF([.AB13]=&quot;-&quot;;&quot;&quot;;[.I13])">
            <text:p/>
          </table:table-cell>
          <table:table-cell table:formula="of:=IF([.AB13]=&quot;-&quot;;&quot;&quot;;[.U13])">
            <text:p/>
          </table:table-cell>
          <table:table-cell table:formula="of:=IF([.AB13]=&quot;-&quot;;&quot;&quot;;[.V13])">
            <text:p/>
          </table:table-cell>
          <table:table-cell table:formula="of:=IFERROR(ABS([.AE13]-CEILING([.AC13]));&quot;&quot;)">
            <text:p/>
          </table:table-cell>
          <table:table-cell table:formula="of:=CEILING([.E13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1452" calcext:value-type="float">
            <text:p>1452</text:p>
          </table:table-cell>
          <table:table-cell office:value-type="float" office:value="5022" calcext:value-type="float">
            <text:p>5022</text:p>
          </table:table-cell>
          <table:table-cell office:value-type="float" office:value="10418" calcext:value-type="float">
            <text:p>10418</text:p>
          </table:table-cell>
          <table:table-cell table:style-name="Default" office:value-type="float" office:value="74.961867" calcext:value-type="float">
            <text:p>74,961867</text:p>
          </table:table-cell>
          <table:table-cell table:style-name="Default" office:value-type="float" office:value="-179.753164" calcext:value-type="float">
            <text:p>-179,7531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9.753164" calcext:value-type="float">
            <text:p>-179,753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.53" calcext:value-type="float">
            <text:p>74,53</text:p>
          </table:table-cell>
          <table:table-cell office:value-type="float" office:value="675.28" calcext:value-type="float">
            <text:p>675,28</text:p>
          </table:table-cell>
          <table:table-cell office:value-type="float" office:value="85169838" calcext:value-type="float">
            <text:p>85169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float" office:value="600.662348" calcext:value-type="float">
            <text:p>600,6623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4];&quot;-&quot;;[.C14];&quot;-&quot;;[.AH14];&quot;-&quot;;LEFT(RIGHT([.A14];6);1))" office:value-type="string" office:string-value="r20-20-250-1" calcext:value-type="string">
            <text:p>r20-20-250-1</text:p>
          </table:table-cell>
          <table:table-cell table:formula="of:=IFERROR(ROUND(([.F14]/[.G14])*100;2);&quot;-&quot;)" office:value-type="float" office:value="28.91" calcext:value-type="float">
            <text:p>28,91</text:p>
          </table:table-cell>
          <table:table-cell table:style-name="ce14" table:formula="of:=IF([.AB14]=&quot;-&quot;;&quot;&quot;;[.J14])" office:value-type="float" office:value="-179.753164" calcext:value-type="float">
            <text:p>-179,8</text:p>
          </table:table-cell>
          <table:table-cell table:style-name="ce14" table:formula="of:=IF([.AB14]=&quot;-&quot;;&quot;&quot;;[.I14])" office:value-type="float" office:value="74.961867" calcext:value-type="float">
            <text:p>75,0</text:p>
          </table:table-cell>
          <table:table-cell table:formula="of:=IF([.AB14]=&quot;-&quot;;&quot;&quot;;[.U14])" office:value-type="float" office:value="-1" calcext:value-type="float">
            <text:p>-1</text:p>
          </table:table-cell>
          <table:table-cell table:formula="of:=IF([.AB14]=&quot;-&quot;;&quot;&quot;;[.V14])" office:value-type="float" office:value="600.662348" calcext:value-type="float">
            <text:p>600,662348</text:p>
          </table:table-cell>
          <table:table-cell table:formula="of:=IFERROR(ABS([.AE14]-CEILING([.AC14]));&quot;&quot;)" office:value-type="float" office:value="178" calcext:value-type="float">
            <text:p>178</text:p>
          </table:table-cell>
          <table:table-cell table:formula="of:=CEILING([.E14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1466" calcext:value-type="float">
            <text:p>1466</text:p>
          </table:table-cell>
          <table:table-cell office:value-type="float" office:value="5022" calcext:value-type="float">
            <text:p>5022</text:p>
          </table:table-cell>
          <table:table-cell office:value-type="float" office:value="10241" calcext:value-type="float">
            <text:p>10241</text:p>
          </table:table-cell>
          <table:table-cell table:style-name="Default" office:value-type="float" office:value="88.239156" calcext:value-type="float">
            <text:p>88,239156</text:p>
          </table:table-cell>
          <table:table-cell table:style-name="Default" office:value-type="float" office:value="-180.861286" calcext:value-type="float">
            <text:p>-180,8612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861286" calcext:value-type="float">
            <text:p>-180,861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.81" calcext:value-type="float">
            <text:p>87,81</text:p>
          </table:table-cell>
          <table:table-cell office:value-type="float" office:value="688.57" calcext:value-type="float">
            <text:p>688,57</text:p>
          </table:table-cell>
          <table:table-cell office:value-type="float" office:value="85352550" calcext:value-type="float">
            <text:p>85352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00.752698" calcext:value-type="float">
            <text:p>600,752698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5];&quot;-&quot;;[.C15];&quot;-&quot;;[.AH15];&quot;-&quot;;LEFT(RIGHT([.A15];6);1))" office:value-type="string" office:string-value="r20-20-250-2" calcext:value-type="string">
            <text:p>r20-20-250-2</text:p>
          </table:table-cell>
          <table:table-cell table:formula="of:=IFERROR(ROUND(([.F15]/[.G15])*100;2);&quot;-&quot;)" office:value-type="float" office:value="29.19" calcext:value-type="float">
            <text:p>29,19</text:p>
          </table:table-cell>
          <table:table-cell table:style-name="ce14" table:formula="of:=IF([.AB15]=&quot;-&quot;;&quot;&quot;;[.J15])" office:value-type="float" office:value="-180.861286" calcext:value-type="float">
            <text:p>-180,9</text:p>
          </table:table-cell>
          <table:table-cell table:style-name="ce14" table:formula="of:=IF([.AB15]=&quot;-&quot;;&quot;&quot;;[.I15])" office:value-type="float" office:value="88.239156" calcext:value-type="float">
            <text:p>88,2</text:p>
          </table:table-cell>
          <table:table-cell table:formula="of:=IF([.AB15]=&quot;-&quot;;&quot;&quot;;[.U15])" office:value-type="float" office:value="0" calcext:value-type="float">
            <text:p>0</text:p>
          </table:table-cell>
          <table:table-cell table:formula="of:=IF([.AB15]=&quot;-&quot;;&quot;&quot;;[.V15])" office:value-type="float" office:value="600.752698" calcext:value-type="float">
            <text:p>600,752698</text:p>
          </table:table-cell>
          <table:table-cell table:formula="of:=IFERROR(ABS([.AE15]-CEILING([.AC15]));&quot;&quot;)" office:value-type="float" office:value="180" calcext:value-type="float">
            <text:p>180</text:p>
          </table:table-cell>
          <table:table-cell table:formula="of:=CEILING([.E15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16];&quot;-&quot;;[.C16];&quot;-&quot;;[.AH16];&quot;-&quot;;LEFT(RIGHT([.A16];6);1))" office:value-type="string" office:string-value="r--0-1" calcext:value-type="string">
            <text:p>r--0-1</text:p>
          </table:table-cell>
          <table:table-cell table:formula="of:=IFERROR(ROUND(([.F16]/[.G16])*100;2);&quot;-&quot;)" office:value-type="string" office:string-value="-" calcext:value-type="string">
            <text:p>-</text:p>
          </table:table-cell>
          <table:table-cell table:style-name="ce14" table:formula="of:=IF([.AB16]=&quot;-&quot;;&quot;&quot;;[.J16])">
            <text:p/>
          </table:table-cell>
          <table:table-cell table:style-name="ce14" table:formula="of:=IF([.AB16]=&quot;-&quot;;&quot;&quot;;[.I16])">
            <text:p/>
          </table:table-cell>
          <table:table-cell table:formula="of:=IF([.AB16]=&quot;-&quot;;&quot;&quot;;[.U16])">
            <text:p/>
          </table:table-cell>
          <table:table-cell table:formula="of:=IF([.AB16]=&quot;-&quot;;&quot;&quot;;[.V16])">
            <text:p/>
          </table:table-cell>
          <table:table-cell table:formula="of:=IFERROR(ABS([.AE16]-CEILING([.AC16]));&quot;&quot;)">
            <text:p/>
          </table:table-cell>
          <table:table-cell table:formula="of:=CEILING([.E16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916" calcext:value-type="float">
            <text:p>1916</text:p>
          </table:table-cell>
          <table:table-cell office:value-type="float" office:value="10022" calcext:value-type="float">
            <text:p>10022</text:p>
          </table:table-cell>
          <table:table-cell office:value-type="float" office:value="19309" calcext:value-type="float">
            <text:p>19309</text:p>
          </table:table-cell>
          <table:table-cell table:style-name="Default" office:value-type="float" office:value="227.356406" calcext:value-type="float">
            <text:p>227,356406</text:p>
          </table:table-cell>
          <table:table-cell table:style-name="Default" office:value-type="float" office:value="-361.897279" calcext:value-type="float">
            <text:p>-361,897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897279" calcext:value-type="float">
            <text:p>-361,897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.78" calcext:value-type="float">
            <text:p>225,78</text:p>
          </table:table-cell>
          <table:table-cell office:value-type="float" office:value="828.76" calcext:value-type="float">
            <text:p>828,76</text:p>
          </table:table-cell>
          <table:table-cell office:value-type="float" office:value="296964293" calcext:value-type="float">
            <text:p>296964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1.79607" calcext:value-type="float">
            <text:p>601,796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17];&quot;-&quot;;[.C17];&quot;-&quot;;[.AH17];&quot;-&quot;;LEFT(RIGHT([.A17];6);1))" office:value-type="string" office:string-value="r20-20-500-2" calcext:value-type="string">
            <text:p>r20-20-500-2</text:p>
          </table:table-cell>
          <table:table-cell table:formula="of:=IFERROR(ROUND(([.F17]/[.G17])*100;2);&quot;-&quot;)" office:value-type="float" office:value="19.12" calcext:value-type="float">
            <text:p>19,12</text:p>
          </table:table-cell>
          <table:table-cell table:style-name="ce14" table:formula="of:=IF([.AB17]=&quot;-&quot;;&quot;&quot;;[.J17])" office:value-type="float" office:value="-361.897279" calcext:value-type="float">
            <text:p>-361,9</text:p>
          </table:table-cell>
          <table:table-cell table:style-name="ce14" table:formula="of:=IF([.AB17]=&quot;-&quot;;&quot;&quot;;[.I17])" office:value-type="float" office:value="227.356406" calcext:value-type="float">
            <text:p>227,4</text:p>
          </table:table-cell>
          <table:table-cell table:formula="of:=IF([.AB17]=&quot;-&quot;;&quot;&quot;;[.U17])" office:value-type="float" office:value="1" calcext:value-type="float">
            <text:p>1</text:p>
          </table:table-cell>
          <table:table-cell table:formula="of:=IF([.AB17]=&quot;-&quot;;&quot;&quot;;[.V17])" office:value-type="float" office:value="601.79607" calcext:value-type="float">
            <text:p>601,79607</text:p>
          </table:table-cell>
          <table:table-cell table:formula="of:=IFERROR(ABS([.AE17]-CEILING([.AC17]));&quot;&quot;)" office:value-type="float" office:value="362" calcext:value-type="float">
            <text:p>362</text:p>
          </table:table-cell>
          <table:table-cell table:formula="of:=CEILING([.E17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18];&quot;-&quot;;[.C18];&quot;-&quot;;[.AH18];&quot;-&quot;;LEFT(RIGHT([.A18];6);1))" office:value-type="string" office:string-value="r--0-1" calcext:value-type="string">
            <text:p>r--0-1</text:p>
          </table:table-cell>
          <table:table-cell table:formula="of:=IFERROR(ROUND(([.F18]/[.G18])*100;2);&quot;-&quot;)" office:value-type="string" office:string-value="-" calcext:value-type="string">
            <text:p>-</text:p>
          </table:table-cell>
          <table:table-cell table:style-name="ce14" table:formula="of:=IF([.AB18]=&quot;-&quot;;&quot;&quot;;[.J18])">
            <text:p/>
          </table:table-cell>
          <table:table-cell table:style-name="ce14" table:formula="of:=IF([.AB18]=&quot;-&quot;;&quot;&quot;;[.I18])">
            <text:p/>
          </table:table-cell>
          <table:table-cell table:formula="of:=IF([.AB18]=&quot;-&quot;;&quot;&quot;;[.U18])">
            <text:p/>
          </table:table-cell>
          <table:table-cell table:formula="of:=IF([.AB18]=&quot;-&quot;;&quot;&quot;;[.V18])">
            <text:p/>
          </table:table-cell>
          <table:table-cell table:formula="of:=IFERROR(ABS([.AE18]-CEILING([.AC18]));&quot;&quot;)">
            <text:p/>
          </table:table-cell>
          <table:table-cell table:formula="of:=CEILING([.E18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19];&quot;-&quot;;[.C19];&quot;-&quot;;[.AH19];&quot;-&quot;;LEFT(RIGHT([.A19];6);1))" office:value-type="string" office:string-value="r--0-2" calcext:value-type="string">
            <text:p>r--0-2</text:p>
          </table:table-cell>
          <table:table-cell table:formula="of:=IFERROR(ROUND(([.F19]/[.G19])*100;2);&quot;-&quot;)" office:value-type="string" office:string-value="-" calcext:value-type="string">
            <text:p>-</text:p>
          </table:table-cell>
          <table:table-cell table:style-name="ce14" table:formula="of:=IF([.AB19]=&quot;-&quot;;&quot;&quot;;[.J19])">
            <text:p/>
          </table:table-cell>
          <table:table-cell table:style-name="ce14" table:formula="of:=IF([.AB19]=&quot;-&quot;;&quot;&quot;;[.I19])">
            <text:p/>
          </table:table-cell>
          <table:table-cell table:formula="of:=IF([.AB19]=&quot;-&quot;;&quot;&quot;;[.U19])">
            <text:p/>
          </table:table-cell>
          <table:table-cell table:formula="of:=IF([.AB19]=&quot;-&quot;;&quot;&quot;;[.V19])">
            <text:p/>
          </table:table-cell>
          <table:table-cell table:formula="of:=IFERROR(ABS([.AE19]-CEILING([.AC19]));&quot;&quot;)">
            <text:p/>
          </table:table-cell>
          <table:table-cell table:formula="of:=CEILING([.E19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250-1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20];&quot;-&quot;;[.C20];&quot;-&quot;;[.AH20];&quot;-&quot;;LEFT(RIGHT([.A20];6);1))" office:value-type="string" office:string-value="r--0-1" calcext:value-type="string">
            <text:p>r--0-1</text:p>
          </table:table-cell>
          <table:table-cell table:formula="of:=IFERROR(ROUND(([.F20]/[.G20])*100;2);&quot;-&quot;)" office:value-type="string" office:string-value="-" calcext:value-type="string">
            <text:p>-</text:p>
          </table:table-cell>
          <table:table-cell table:style-name="ce14" table:formula="of:=IF([.AB20]=&quot;-&quot;;&quot;&quot;;[.J20])">
            <text:p/>
          </table:table-cell>
          <table:table-cell table:style-name="ce14" table:formula="of:=IF([.AB20]=&quot;-&quot;;&quot;&quot;;[.I20])">
            <text:p/>
          </table:table-cell>
          <table:table-cell table:formula="of:=IF([.AB20]=&quot;-&quot;;&quot;&quot;;[.U20])">
            <text:p/>
          </table:table-cell>
          <table:table-cell table:formula="of:=IF([.AB20]=&quot;-&quot;;&quot;&quot;;[.V20])">
            <text:p/>
          </table:table-cell>
          <table:table-cell table:formula="of:=IFERROR(ABS([.AE20]-CEILING([.AC20]));&quot;&quot;)">
            <text:p/>
          </table:table-cell>
          <table:table-cell table:formula="of:=CEILING([.E20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1583" calcext:value-type="float">
            <text:p>1583</text:p>
          </table:table-cell>
          <table:table-cell office:value-type="float" office:value="5342" calcext:value-type="float">
            <text:p>5342</text:p>
          </table:table-cell>
          <table:table-cell office:value-type="float" office:value="11405" calcext:value-type="float">
            <text:p>11405</text:p>
          </table:table-cell>
          <table:table-cell table:style-name="Default" office:value-type="float" office:value="51.246136" calcext:value-type="float">
            <text:p>51,246136</text:p>
          </table:table-cell>
          <table:table-cell table:style-name="Default" office:value-type="float" office:value="-180.468099" calcext:value-type="float">
            <text:p>-180,4680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468099" calcext:value-type="float">
            <text:p>-180,468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74" calcext:value-type="float">
            <text:p>50,74</text:p>
          </table:table-cell>
          <table:table-cell office:value-type="float" office:value="651.68" calcext:value-type="float">
            <text:p>651,68</text:p>
          </table:table-cell>
          <table:table-cell office:value-type="float" office:value="103988101" calcext:value-type="float">
            <text:p>103988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float" office:value="600.651265" calcext:value-type="float">
            <text:p>600,651265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1];&quot;-&quot;;[.C21];&quot;-&quot;;[.AH21];&quot;-&quot;;LEFT(RIGHT([.A21];6);1))" office:value-type="string" office:string-value="r20-25-250-2" calcext:value-type="string">
            <text:p>r20-25-250-2</text:p>
          </table:table-cell>
          <table:table-cell table:formula="of:=IFERROR(ROUND(([.F21]/[.G21])*100;2);&quot;-&quot;)" office:value-type="float" office:value="29.63" calcext:value-type="float">
            <text:p>29,63</text:p>
          </table:table-cell>
          <table:table-cell table:style-name="ce14" table:formula="of:=IF([.AB21]=&quot;-&quot;;&quot;&quot;;[.J21])" office:value-type="float" office:value="-180.468099" calcext:value-type="float">
            <text:p>-180,5</text:p>
          </table:table-cell>
          <table:table-cell table:style-name="ce14" table:formula="of:=IF([.AB21]=&quot;-&quot;;&quot;&quot;;[.I21])" office:value-type="float" office:value="51.246136" calcext:value-type="float">
            <text:p>51,2</text:p>
          </table:table-cell>
          <table:table-cell table:formula="of:=IF([.AB21]=&quot;-&quot;;&quot;&quot;;[.U21])" office:value-type="float" office:value="0" calcext:value-type="float">
            <text:p>0</text:p>
          </table:table-cell>
          <table:table-cell table:formula="of:=IF([.AB21]=&quot;-&quot;;&quot;&quot;;[.V21])" office:value-type="float" office:value="600.651265" calcext:value-type="float">
            <text:p>600,651265</text:p>
          </table:table-cell>
          <table:table-cell table:formula="of:=IFERROR(ABS([.AE21]-CEILING([.AC21]));&quot;&quot;)" office:value-type="float" office:value="180" calcext:value-type="float">
            <text:p>180</text:p>
          </table:table-cell>
          <table:table-cell table:formula="of:=CEILING([.E21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500-1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22];&quot;-&quot;;[.C22];&quot;-&quot;;[.AH22];&quot;-&quot;;LEFT(RIGHT([.A22];6);1))" office:value-type="string" office:string-value="r--0-1" calcext:value-type="string">
            <text:p>r--0-1</text:p>
          </table:table-cell>
          <table:table-cell table:formula="of:=IFERROR(ROUND(([.F22]/[.G22])*100;2);&quot;-&quot;)" office:value-type="string" office:string-value="-" calcext:value-type="string">
            <text:p>-</text:p>
          </table:table-cell>
          <table:table-cell table:style-name="ce14" table:formula="of:=IF([.AB22]=&quot;-&quot;;&quot;&quot;;[.J22])">
            <text:p/>
          </table:table-cell>
          <table:table-cell table:style-name="ce14" table:formula="of:=IF([.AB22]=&quot;-&quot;;&quot;&quot;;[.I22])">
            <text:p/>
          </table:table-cell>
          <table:table-cell table:formula="of:=IF([.AB22]=&quot;-&quot;;&quot;&quot;;[.U22])">
            <text:p/>
          </table:table-cell>
          <table:table-cell table:formula="of:=IF([.AB22]=&quot;-&quot;;&quot;&quot;;[.V22])">
            <text:p/>
          </table:table-cell>
          <table:table-cell table:formula="of:=IFERROR(ABS([.AE22]-CEILING([.AC22]));&quot;&quot;)">
            <text:p/>
          </table:table-cell>
          <table:table-cell table:formula="of:=CEILING([.E22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2080" calcext:value-type="float">
            <text:p>2080</text:p>
          </table:table-cell>
          <table:table-cell office:value-type="float" office:value="10652" calcext:value-type="float">
            <text:p>10652</text:p>
          </table:table-cell>
          <table:table-cell office:value-type="float" office:value="21689" calcext:value-type="float">
            <text:p>21689</text:p>
          </table:table-cell>
          <table:table-cell table:style-name="Default" office:value-type="float" office:value="275.693021" calcext:value-type="float">
            <text:p>275,693021</text:p>
          </table:table-cell>
          <table:table-cell table:style-name="Default" office:value-type="float" office:value="-361.736563" calcext:value-type="float">
            <text:p>-361,73656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736563" calcext:value-type="float">
            <text:p>-361,7365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.68" calcext:value-type="float">
            <text:p>273,68</text:p>
          </table:table-cell>
          <table:table-cell office:value-type="float" office:value="877.58" calcext:value-type="float">
            <text:p>877,58</text:p>
          </table:table-cell>
          <table:table-cell office:value-type="float" office:value="369091781" calcext:value-type="float">
            <text:p>369091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5" calcext:value-type="float">
            <text:p>15</text:p>
          </table:table-cell>
          <table:table-cell office:value-type="float" office:value="602.409251" calcext:value-type="float">
            <text:p>602,409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3];&quot;-&quot;;[.C23];&quot;-&quot;;[.AH23];&quot;-&quot;;LEFT(RIGHT([.A23];6);1))" office:value-type="string" office:string-value="r20-25-500-2" calcext:value-type="string">
            <text:p>r20-25-500-2</text:p>
          </table:table-cell>
          <table:table-cell table:formula="of:=IFERROR(ROUND(([.F23]/[.G23])*100;2);&quot;-&quot;)" office:value-type="float" office:value="19.53" calcext:value-type="float">
            <text:p>19,53</text:p>
          </table:table-cell>
          <table:table-cell table:style-name="ce14" table:formula="of:=IF([.AB23]=&quot;-&quot;;&quot;&quot;;[.J23])" office:value-type="float" office:value="-361.736563" calcext:value-type="float">
            <text:p>-361,7</text:p>
          </table:table-cell>
          <table:table-cell table:style-name="ce14" table:formula="of:=IF([.AB23]=&quot;-&quot;;&quot;&quot;;[.I23])" office:value-type="float" office:value="275.693021" calcext:value-type="float">
            <text:p>275,7</text:p>
          </table:table-cell>
          <table:table-cell table:formula="of:=IF([.AB23]=&quot;-&quot;;&quot;&quot;;[.U23])" office:value-type="float" office:value="15" calcext:value-type="float">
            <text:p>15</text:p>
          </table:table-cell>
          <table:table-cell table:formula="of:=IF([.AB23]=&quot;-&quot;;&quot;&quot;;[.V23])" office:value-type="float" office:value="602.409251" calcext:value-type="float">
            <text:p>602,409251</text:p>
          </table:table-cell>
          <table:table-cell table:formula="of:=IFERROR(ABS([.AE23]-CEILING([.AC23]));&quot;&quot;)" office:value-type="float" office:value="376" calcext:value-type="float">
            <text:p>376</text:p>
          </table:table-cell>
          <table:table-cell table:formula="of:=CEILING([.E23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750-1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24];&quot;-&quot;;[.C24];&quot;-&quot;;[.AH24];&quot;-&quot;;LEFT(RIGHT([.A24];6);1))" office:value-type="string" office:string-value="r--0-1" calcext:value-type="string">
            <text:p>r--0-1</text:p>
          </table:table-cell>
          <table:table-cell table:formula="of:=IFERROR(ROUND(([.F24]/[.G24])*100;2);&quot;-&quot;)" office:value-type="string" office:string-value="-" calcext:value-type="string">
            <text:p>-</text:p>
          </table:table-cell>
          <table:table-cell table:style-name="ce14" table:formula="of:=IF([.AB24]=&quot;-&quot;;&quot;&quot;;[.J24])">
            <text:p/>
          </table:table-cell>
          <table:table-cell table:style-name="ce14" table:formula="of:=IF([.AB24]=&quot;-&quot;;&quot;&quot;;[.I24])">
            <text:p/>
          </table:table-cell>
          <table:table-cell table:formula="of:=IF([.AB24]=&quot;-&quot;;&quot;&quot;;[.U24])">
            <text:p/>
          </table:table-cell>
          <table:table-cell table:formula="of:=IF([.AB24]=&quot;-&quot;;&quot;&quot;;[.V24])">
            <text:p/>
          </table:table-cell>
          <table:table-cell table:formula="of:=IFERROR(ABS([.AE24]-CEILING([.AC24]));&quot;&quot;)">
            <text:p/>
          </table:table-cell>
          <table:table-cell table:formula="of:=CEILING([.E24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750-2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25];&quot;-&quot;;[.C25];&quot;-&quot;;[.AH25];&quot;-&quot;;LEFT(RIGHT([.A25];6);1))" office:value-type="string" office:string-value="r--0-2" calcext:value-type="string">
            <text:p>r--0-2</text:p>
          </table:table-cell>
          <table:table-cell table:formula="of:=IFERROR(ROUND(([.F25]/[.G25])*100;2);&quot;-&quot;)" office:value-type="string" office:string-value="-" calcext:value-type="string">
            <text:p>-</text:p>
          </table:table-cell>
          <table:table-cell table:style-name="ce14" table:formula="of:=IF([.AB25]=&quot;-&quot;;&quot;&quot;;[.J25])">
            <text:p/>
          </table:table-cell>
          <table:table-cell table:style-name="ce14" table:formula="of:=IF([.AB25]=&quot;-&quot;;&quot;&quot;;[.I25])">
            <text:p/>
          </table:table-cell>
          <table:table-cell table:formula="of:=IF([.AB25]=&quot;-&quot;;&quot;&quot;;[.U25])">
            <text:p/>
          </table:table-cell>
          <table:table-cell table:formula="of:=IF([.AB25]=&quot;-&quot;;&quot;&quot;;[.V25])">
            <text:p/>
          </table:table-cell>
          <table:table-cell table:formula="of:=IFERROR(ABS([.AE25]-CEILING([.AC25]));&quot;&quot;)">
            <text:p/>
          </table:table-cell>
          <table:table-cell table:formula="of:=CEILING([.E25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575" calcext:value-type="float">
            <text:p>575</text:p>
          </table:table-cell>
          <table:table-cell office:value-type="float" office:value="4062" calcext:value-type="float">
            <text:p>4062</text:p>
          </table:table-cell>
          <table:table-cell office:value-type="float" office:value="3403" calcext:value-type="float">
            <text:p>3403</text:p>
          </table:table-cell>
          <table:table-cell table:style-name="Default" office:value-type="float" office:value="3.425087" calcext:value-type="float">
            <text:p>3,425087</text:p>
          </table:table-cell>
          <table:table-cell table:style-name="Default" office:value-type="float" office:value="-181.771766" calcext:value-type="float">
            <text:p>-181,77176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1.771766" calcext:value-type="float">
            <text:p>-181,771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,33</text:p>
          </table:table-cell>
          <table:table-cell office:value-type="float" office:value="603.5" calcext:value-type="float">
            <text:p>603,5</text:p>
          </table:table-cell>
          <table:table-cell office:value-type="float" office:value="28025565" calcext:value-type="float">
            <text:p>2802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3" calcext:value-type="float">
            <text:p>-13</text:p>
          </table:table-cell>
          <table:table-cell office:value-type="float" office:value="600.933565" calcext:value-type="float">
            <text:p>600,9335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6];&quot;-&quot;;[.C26];&quot;-&quot;;[.AH26];&quot;-&quot;;LEFT(RIGHT([.A26];6);1))" office:value-type="string" office:string-value="r20-5-250-1" calcext:value-type="string">
            <text:p>r20-5-250-1</text:p>
          </table:table-cell>
          <table:table-cell table:formula="of:=IFERROR(ROUND(([.F26]/[.G26])*100;2);&quot;-&quot;)" office:value-type="float" office:value="14.16" calcext:value-type="float">
            <text:p>14,16</text:p>
          </table:table-cell>
          <table:table-cell table:style-name="ce14" table:formula="of:=IF([.AB26]=&quot;-&quot;;&quot;&quot;;[.J26])" office:value-type="float" office:value="-181.771766" calcext:value-type="float">
            <text:p>-181,8</text:p>
          </table:table-cell>
          <table:table-cell table:style-name="ce14" table:formula="of:=IF([.AB26]=&quot;-&quot;;&quot;&quot;;[.I26])" office:value-type="float" office:value="3.425087" calcext:value-type="float">
            <text:p>3,4</text:p>
          </table:table-cell>
          <table:table-cell table:formula="of:=IF([.AB26]=&quot;-&quot;;&quot;&quot;;[.U26])" office:value-type="float" office:value="-13" calcext:value-type="float">
            <text:p>-13</text:p>
          </table:table-cell>
          <table:table-cell table:formula="of:=IF([.AB26]=&quot;-&quot;;&quot;&quot;;[.V26])" office:value-type="float" office:value="600.933565" calcext:value-type="float">
            <text:p>600,933565</text:p>
          </table:table-cell>
          <table:table-cell table:formula="of:=IFERROR(ABS([.AE26]-CEILING([.AC26]));&quot;&quot;)" office:value-type="float" office:value="168" calcext:value-type="float">
            <text:p>168</text:p>
          </table:table-cell>
          <table:table-cell table:formula="of:=CEILING([.E26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582" calcext:value-type="float">
            <text:p>582</text:p>
          </table:table-cell>
          <table:table-cell office:value-type="float" office:value="4062" calcext:value-type="float">
            <text:p>4062</text:p>
          </table:table-cell>
          <table:table-cell office:value-type="float" office:value="2705" calcext:value-type="float">
            <text:p>2705</text:p>
          </table:table-cell>
          <table:table-cell table:style-name="Default" office:value-type="float" office:value="2.595573" calcext:value-type="float">
            <text:p>2,595573</text:p>
          </table:table-cell>
          <table:table-cell table:style-name="Default" office:value-type="float" office:value="-183.339103" calcext:value-type="float">
            <text:p>-183,3391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3.339103" calcext:value-type="float">
            <text:p>-183,339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8" calcext:value-type="float">
            <text:p>2,48</text:p>
          </table:table-cell>
          <table:table-cell office:value-type="float" office:value="379.27" calcext:value-type="float">
            <text:p>379,27</text:p>
          </table:table-cell>
          <table:table-cell office:value-type="float" office:value="27984805" calcext:value-type="float">
            <text:p>27984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1" calcext:value-type="float">
            <text:p>-11</text:p>
          </table:table-cell>
          <table:table-cell office:value-type="float" office:value="378.222784" calcext:value-type="float">
            <text:p>378,2227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7];&quot;-&quot;;[.C27];&quot;-&quot;;[.AH27];&quot;-&quot;;LEFT(RIGHT([.A27];6);1))" office:value-type="string" office:string-value="r20-5-250-2" calcext:value-type="string">
            <text:p>r20-5-250-2</text:p>
          </table:table-cell>
          <table:table-cell table:formula="of:=IFERROR(ROUND(([.F27]/[.G27])*100;2);&quot;-&quot;)" office:value-type="float" office:value="14.33" calcext:value-type="float">
            <text:p>14,33</text:p>
          </table:table-cell>
          <table:table-cell table:style-name="ce14" table:formula="of:=IF([.AB27]=&quot;-&quot;;&quot;&quot;;[.J27])" office:value-type="float" office:value="-183.339103" calcext:value-type="float">
            <text:p>-183,3</text:p>
          </table:table-cell>
          <table:table-cell table:style-name="ce14" table:formula="of:=IF([.AB27]=&quot;-&quot;;&quot;&quot;;[.I27])" office:value-type="float" office:value="2.595573" calcext:value-type="float">
            <text:p>2,6</text:p>
          </table:table-cell>
          <table:table-cell table:formula="of:=IF([.AB27]=&quot;-&quot;;&quot;&quot;;[.U27])" office:value-type="float" office:value="-11" calcext:value-type="float">
            <text:p>-11</text:p>
          </table:table-cell>
          <table:table-cell table:formula="of:=IF([.AB27]=&quot;-&quot;;&quot;&quot;;[.V27])" office:value-type="float" office:value="378.222784" calcext:value-type="float">
            <text:p>378,222784</text:p>
          </table:table-cell>
          <table:table-cell table:formula="of:=IFERROR(ABS([.AE27]-CEILING([.AC27]));&quot;&quot;)" office:value-type="float" office:value="172" calcext:value-type="float">
            <text:p>172</text:p>
          </table:table-cell>
          <table:table-cell table:formula="of:=CEILING([.E27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132" calcext:value-type="float">
            <text:p>8132</text:p>
          </table:table-cell>
          <table:table-cell office:value-type="float" office:value="7957" calcext:value-type="float">
            <text:p>7957</text:p>
          </table:table-cell>
          <table:table-cell table:style-name="Default" office:value-type="float" office:value="30.79383" calcext:value-type="float">
            <text:p>30,79383</text:p>
          </table:table-cell>
          <table:table-cell table:style-name="Default" office:value-type="float" office:value="-362.567654" calcext:value-type="float">
            <text:p>-362,56765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2.567654" calcext:value-type="float">
            <text:p>-362,5676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.4" calcext:value-type="float">
            <text:p>30,4</text:p>
          </table:table-cell>
          <table:table-cell office:value-type="float" office:value="631.15" calcext:value-type="float">
            <text:p>631,15</text:p>
          </table:table-cell>
          <table:table-cell office:value-type="float" office:value="87605419" calcext:value-type="float">
            <text:p>87605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5" calcext:value-type="float">
            <text:p>-15</text:p>
          </table:table-cell>
          <table:table-cell office:value-type="float" office:value="600.65887" calcext:value-type="float">
            <text:p>600,658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3" calcext:value-type="float">
            <text:p>34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8];&quot;-&quot;;[.C28];&quot;-&quot;;[.AH28];&quot;-&quot;;LEFT(RIGHT([.A28];6);1))" office:value-type="string" office:string-value="r20-5-500-1" calcext:value-type="string">
            <text:p>r20-5-500-1</text:p>
          </table:table-cell>
          <table:table-cell table:formula="of:=IFERROR(ROUND(([.F28]/[.G28])*100;2);&quot;-&quot;)" office:value-type="float" office:value="11.73" calcext:value-type="float">
            <text:p>11,73</text:p>
          </table:table-cell>
          <table:table-cell table:style-name="ce14" table:formula="of:=IF([.AB28]=&quot;-&quot;;&quot;&quot;;[.J28])" office:value-type="float" office:value="-362.567654" calcext:value-type="float">
            <text:p>-362,6</text:p>
          </table:table-cell>
          <table:table-cell table:style-name="ce14" table:formula="of:=IF([.AB28]=&quot;-&quot;;&quot;&quot;;[.I28])" office:value-type="float" office:value="30.79383" calcext:value-type="float">
            <text:p>30,8</text:p>
          </table:table-cell>
          <table:table-cell table:formula="of:=IF([.AB28]=&quot;-&quot;;&quot;&quot;;[.U28])" office:value-type="float" office:value="-15" calcext:value-type="float">
            <text:p>-15</text:p>
          </table:table-cell>
          <table:table-cell table:formula="of:=IF([.AB28]=&quot;-&quot;;&quot;&quot;;[.V28])" office:value-type="float" office:value="600.65887" calcext:value-type="float">
            <text:p>600,65887</text:p>
          </table:table-cell>
          <table:table-cell table:formula="of:=IFERROR(ABS([.AE28]-CEILING([.AC28]));&quot;&quot;)" office:value-type="float" office:value="347" calcext:value-type="float">
            <text:p>347</text:p>
          </table:table-cell>
          <table:table-cell table:formula="of:=CEILING([.E28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956" calcext:value-type="float">
            <text:p>956</text:p>
          </table:table-cell>
          <table:table-cell office:value-type="float" office:value="8132" calcext:value-type="float">
            <text:p>8132</text:p>
          </table:table-cell>
          <table:table-cell office:value-type="float" office:value="7622" calcext:value-type="float">
            <text:p>7622</text:p>
          </table:table-cell>
          <table:table-cell table:style-name="Default" office:value-type="float" office:value="28.817721" calcext:value-type="float">
            <text:p>28,817721</text:p>
          </table:table-cell>
          <table:table-cell table:style-name="Default" office:value-type="float" office:value="-363.24675" calcext:value-type="float">
            <text:p>-363,246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3.24675" calcext:value-type="float">
            <text:p>-363,24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43" calcext:value-type="float">
            <text:p>28,43</text:p>
          </table:table-cell>
          <table:table-cell office:value-type="float" office:value="629.16" calcext:value-type="float">
            <text:p>629,16</text:p>
          </table:table-cell>
          <table:table-cell office:value-type="float" office:value="87667851" calcext:value-type="float">
            <text:p>87667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6" calcext:value-type="float">
            <text:p>-6</text:p>
          </table:table-cell>
          <table:table-cell office:value-type="float" office:value="600.62102" calcext:value-type="float">
            <text:p>600,62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9" calcext:value-type="float">
            <text:p>34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29];&quot;-&quot;;[.C29];&quot;-&quot;;[.AH29];&quot;-&quot;;LEFT(RIGHT([.A29];6);1))" office:value-type="string" office:string-value="r20-5-500-2" calcext:value-type="string">
            <text:p>r20-5-500-2</text:p>
          </table:table-cell>
          <table:table-cell table:formula="of:=IFERROR(ROUND(([.F29]/[.G29])*100;2);&quot;-&quot;)" office:value-type="float" office:value="11.76" calcext:value-type="float">
            <text:p>11,76</text:p>
          </table:table-cell>
          <table:table-cell table:style-name="ce14" table:formula="of:=IF([.AB29]=&quot;-&quot;;&quot;&quot;;[.J29])" office:value-type="float" office:value="-363.24675" calcext:value-type="float">
            <text:p>-363,2</text:p>
          </table:table-cell>
          <table:table-cell table:style-name="ce14" table:formula="of:=IF([.AB29]=&quot;-&quot;;&quot;&quot;;[.I29])" office:value-type="float" office:value="28.817721" calcext:value-type="float">
            <text:p>28,8</text:p>
          </table:table-cell>
          <table:table-cell table:formula="of:=IF([.AB29]=&quot;-&quot;;&quot;&quot;;[.U29])" office:value-type="float" office:value="-6" calcext:value-type="float">
            <text:p>-6</text:p>
          </table:table-cell>
          <table:table-cell table:formula="of:=IF([.AB29]=&quot;-&quot;;&quot;&quot;;[.V29])" office:value-type="float" office:value="600.62102" calcext:value-type="float">
            <text:p>600,62102</text:p>
          </table:table-cell>
          <table:table-cell table:formula="of:=IFERROR(ABS([.AE29]-CEILING([.AC29]));&quot;&quot;)" office:value-type="float" office:value="357" calcext:value-type="float">
            <text:p>357</text:p>
          </table:table-cell>
          <table:table-cell table:formula="of:=CEILING([.E29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312" calcext:value-type="float">
            <text:p>1312</text:p>
          </table:table-cell>
          <table:table-cell office:value-type="float" office:value="12187" calcext:value-type="float">
            <text:p>12187</text:p>
          </table:table-cell>
          <table:table-cell office:value-type="float" office:value="12998" calcext:value-type="float">
            <text:p>12998</text:p>
          </table:table-cell>
          <table:table-cell table:style-name="Default" office:value-type="float" office:value="104.921975" calcext:value-type="float">
            <text:p>104,921975</text:p>
          </table:table-cell>
          <table:table-cell table:style-name="Default" office:value-type="float" office:value="-542.903065" calcext:value-type="float">
            <text:p>-542,9030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2.903065" calcext:value-type="float">
            <text:p>-542,903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.03" calcext:value-type="float">
            <text:p>104,03</text:p>
          </table:table-cell>
          <table:table-cell office:value-type="float" office:value="705.72" calcext:value-type="float">
            <text:p>705,72</text:p>
          </table:table-cell>
          <table:table-cell office:value-type="float" office:value="188186345" calcext:value-type="float">
            <text:p>188186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4" calcext:value-type="float">
            <text:p>-24</text:p>
          </table:table-cell>
          <table:table-cell office:value-type="float" office:value="601.117229" calcext:value-type="float">
            <text:p>601,117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1" calcext:value-type="float">
            <text:p>51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0];&quot;-&quot;;[.C30];&quot;-&quot;;[.AH30];&quot;-&quot;;LEFT(RIGHT([.A30];6);1))" office:value-type="string" office:string-value="r20-5-750-1" calcext:value-type="string">
            <text:p>r20-5-750-1</text:p>
          </table:table-cell>
          <table:table-cell table:formula="of:=IFERROR(ROUND(([.F30]/[.G30])*100;2);&quot;-&quot;)" office:value-type="float" office:value="10.77" calcext:value-type="float">
            <text:p>10,77</text:p>
          </table:table-cell>
          <table:table-cell table:style-name="ce14" table:formula="of:=IF([.AB30]=&quot;-&quot;;&quot;&quot;;[.J30])" office:value-type="float" office:value="-542.903065" calcext:value-type="float">
            <text:p>-542,9</text:p>
          </table:table-cell>
          <table:table-cell table:style-name="ce14" table:formula="of:=IF([.AB30]=&quot;-&quot;;&quot;&quot;;[.I30])" office:value-type="float" office:value="104.921975" calcext:value-type="float">
            <text:p>104,9</text:p>
          </table:table-cell>
          <table:table-cell table:formula="of:=IF([.AB30]=&quot;-&quot;;&quot;&quot;;[.U30])" office:value-type="float" office:value="-24" calcext:value-type="float">
            <text:p>-24</text:p>
          </table:table-cell>
          <table:table-cell table:formula="of:=IF([.AB30]=&quot;-&quot;;&quot;&quot;;[.V30])" office:value-type="float" office:value="601.117229" calcext:value-type="float">
            <text:p>601,117229</text:p>
          </table:table-cell>
          <table:table-cell table:formula="of:=IFERROR(ABS([.AE30]-CEILING([.AC30]));&quot;&quot;)" office:value-type="float" office:value="518" calcext:value-type="float">
            <text:p>518</text:p>
          </table:table-cell>
          <table:table-cell table:formula="of:=CEILING([.E30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424" calcext:value-type="float">
            <text:p>1424</text:p>
          </table:table-cell>
          <table:table-cell office:value-type="float" office:value="12187" calcext:value-type="float">
            <text:p>12187</text:p>
          </table:table-cell>
          <table:table-cell office:value-type="float" office:value="13575" calcext:value-type="float">
            <text:p>13575</text:p>
          </table:table-cell>
          <table:table-cell table:style-name="Default" office:value-type="float" office:value="131.448903" calcext:value-type="float">
            <text:p>131,448903</text:p>
          </table:table-cell>
          <table:table-cell table:style-name="Default" office:value-type="float" office:value="-543.436046" calcext:value-type="float">
            <text:p>-543,4360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3.436046" calcext:value-type="float">
            <text:p>-543,436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.52" calcext:value-type="float">
            <text:p>130,52</text:p>
          </table:table-cell>
          <table:table-cell office:value-type="float" office:value="732.19" calcext:value-type="float">
            <text:p>732,19</text:p>
          </table:table-cell>
          <table:table-cell office:value-type="float" office:value="188365489" calcext:value-type="float">
            <text:p>188365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1" calcext:value-type="float">
            <text:p>-21</text:p>
          </table:table-cell>
          <table:table-cell office:value-type="float" office:value="601.066274" calcext:value-type="float">
            <text:p>601,066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5" calcext:value-type="float">
            <text:p>51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1];&quot;-&quot;;[.C31];&quot;-&quot;;[.AH31];&quot;-&quot;;LEFT(RIGHT([.A31];6);1))" office:value-type="string" office:string-value="r20-5-750-2" calcext:value-type="string">
            <text:p>r20-5-750-2</text:p>
          </table:table-cell>
          <table:table-cell table:formula="of:=IFERROR(ROUND(([.F31]/[.G31])*100;2);&quot;-&quot;)" office:value-type="float" office:value="11.68" calcext:value-type="float">
            <text:p>11,68</text:p>
          </table:table-cell>
          <table:table-cell table:style-name="ce14" table:formula="of:=IF([.AB31]=&quot;-&quot;;&quot;&quot;;[.J31])" office:value-type="float" office:value="-543.436046" calcext:value-type="float">
            <text:p>-543,4</text:p>
          </table:table-cell>
          <table:table-cell table:style-name="ce14" table:formula="of:=IF([.AB31]=&quot;-&quot;;&quot;&quot;;[.I31])" office:value-type="float" office:value="131.448903" calcext:value-type="float">
            <text:p>131,4</text:p>
          </table:table-cell>
          <table:table-cell table:formula="of:=IF([.AB31]=&quot;-&quot;;&quot;&quot;;[.U31])" office:value-type="float" office:value="-21" calcext:value-type="float">
            <text:p>-21</text:p>
          </table:table-cell>
          <table:table-cell table:formula="of:=IF([.AB31]=&quot;-&quot;;&quot;&quot;;[.V31])" office:value-type="float" office:value="601.066274" calcext:value-type="float">
            <text:p>601,066274</text:p>
          </table:table-cell>
          <table:table-cell table:formula="of:=IFERROR(ABS([.AE31]-CEILING([.AC31]));&quot;&quot;)" office:value-type="float" office:value="522" calcext:value-type="float">
            <text:p>522</text:p>
          </table:table-cell>
          <table:table-cell table:formula="of:=CEILING([.E31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534" calcext:value-type="float">
            <text:p>534</text:p>
          </table:table-cell>
          <table:table-cell office:value-type="float" office:value="1390" calcext:value-type="float">
            <text:p>1390</text:p>
          </table:table-cell>
          <table:table-cell office:value-type="float" office:value="1920" calcext:value-type="float">
            <text:p>1920</text:p>
          </table:table-cell>
          <table:table-cell table:style-name="Default" office:value-type="float" office:value="7.030372" calcext:value-type="float">
            <text:p>7,030372</text:p>
          </table:table-cell>
          <table:table-cell table:style-name="Default" office:value-type="float" office:value="-142.950809" calcext:value-type="float">
            <text:p>-142,9508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2.950809" calcext:value-type="float">
            <text:p>-142,9508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97" calcext:value-type="float">
            <text:p>6,97</text:p>
          </table:table-cell>
          <table:table-cell office:value-type="float" office:value="607.06" calcext:value-type="float">
            <text:p>607,06</text:p>
          </table:table-cell>
          <table:table-cell office:value-type="float" office:value="40145651" calcext:value-type="float">
            <text:p>40145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float" office:value="600.525159" calcext:value-type="float">
            <text:p>600,525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2];&quot;-&quot;;[.C32];&quot;-&quot;;[.AH32];&quot;-&quot;;LEFT(RIGHT([.A32];6);1))" office:value-type="string" office:string-value="r4-10-250-1" calcext:value-type="string">
            <text:p>r4-10-250-1</text:p>
          </table:table-cell>
          <table:table-cell table:formula="of:=IFERROR(ROUND(([.F32]/[.G32])*100;2);&quot;-&quot;)" office:value-type="float" office:value="38.42" calcext:value-type="float">
            <text:p>38,42</text:p>
          </table:table-cell>
          <table:table-cell table:style-name="ce14" table:formula="of:=IF([.AB32]=&quot;-&quot;;&quot;&quot;;[.J32])" office:value-type="float" office:value="-142.950809" calcext:value-type="float">
            <text:p>-143,0</text:p>
          </table:table-cell>
          <table:table-cell table:style-name="ce14" table:formula="of:=IF([.AB32]=&quot;-&quot;;&quot;&quot;;[.I32])" office:value-type="float" office:value="7.030372" calcext:value-type="float">
            <text:p>7,0</text:p>
          </table:table-cell>
          <table:table-cell table:formula="of:=IF([.AB32]=&quot;-&quot;;&quot;&quot;;[.U32])" office:value-type="float" office:value="1" calcext:value-type="float">
            <text:p>1</text:p>
          </table:table-cell>
          <table:table-cell table:formula="of:=IF([.AB32]=&quot;-&quot;;&quot;&quot;;[.V32])" office:value-type="float" office:value="600.525159" calcext:value-type="float">
            <text:p>600,525159</text:p>
          </table:table-cell>
          <table:table-cell table:formula="of:=IFERROR(ABS([.AE32]-CEILING([.AC32]));&quot;&quot;)" office:value-type="float" office:value="143" calcext:value-type="float">
            <text:p>143</text:p>
          </table:table-cell>
          <table:table-cell table:formula="of:=CEILING([.E32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473" calcext:value-type="float">
            <text:p>473</text:p>
          </table:table-cell>
          <table:table-cell office:value-type="float" office:value="1390" calcext:value-type="float">
            <text:p>1390</text:p>
          </table:table-cell>
          <table:table-cell office:value-type="float" office:value="1785" calcext:value-type="float">
            <text:p>1785</text:p>
          </table:table-cell>
          <table:table-cell table:style-name="Default" office:value-type="float" office:value="5.504946" calcext:value-type="float">
            <text:p>5,504946</text:p>
          </table:table-cell>
          <table:table-cell table:style-name="Default" office:value-type="float" office:value="-143.160045" calcext:value-type="float">
            <text:p>-143,1600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160045" calcext:value-type="float">
            <text:p>-143,1600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45" calcext:value-type="float">
            <text:p>5,45</text:p>
          </table:table-cell>
          <table:table-cell office:value-type="float" office:value="605.53" calcext:value-type="float">
            <text:p>605,53</text:p>
          </table:table-cell>
          <table:table-cell office:value-type="float" office:value="40074851" calcext:value-type="float">
            <text:p>40074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float" office:value="600.616451" calcext:value-type="float">
            <text:p>600,6164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3];&quot;-&quot;;[.C33];&quot;-&quot;;[.AH33];&quot;-&quot;;LEFT(RIGHT([.A33];6);1))" office:value-type="string" office:string-value="r4-10-250-2" calcext:value-type="string">
            <text:p>r4-10-250-2</text:p>
          </table:table-cell>
          <table:table-cell table:formula="of:=IFERROR(ROUND(([.F33]/[.G33])*100;2);&quot;-&quot;)" office:value-type="float" office:value="34.03" calcext:value-type="float">
            <text:p>34,03</text:p>
          </table:table-cell>
          <table:table-cell table:style-name="ce14" table:formula="of:=IF([.AB33]=&quot;-&quot;;&quot;&quot;;[.J33])" office:value-type="float" office:value="-143.160045" calcext:value-type="float">
            <text:p>-143,2</text:p>
          </table:table-cell>
          <table:table-cell table:style-name="ce14" table:formula="of:=IF([.AB33]=&quot;-&quot;;&quot;&quot;;[.I33])" office:value-type="float" office:value="5.504946" calcext:value-type="float">
            <text:p>5,5</text:p>
          </table:table-cell>
          <table:table-cell table:formula="of:=IF([.AB33]=&quot;-&quot;;&quot;&quot;;[.U33])" office:value-type="float" office:value="4" calcext:value-type="float">
            <text:p>4</text:p>
          </table:table-cell>
          <table:table-cell table:formula="of:=IF([.AB33]=&quot;-&quot;;&quot;&quot;;[.V33])" office:value-type="float" office:value="600.616451" calcext:value-type="float">
            <text:p>600,616451</text:p>
          </table:table-cell>
          <table:table-cell table:formula="of:=IFERROR(ABS([.AE33]-CEILING([.AC33]));&quot;&quot;)" office:value-type="float" office:value="147" calcext:value-type="float">
            <text:p>147</text:p>
          </table:table-cell>
          <table:table-cell table:formula="of:=CEILING([.E33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101" calcext:value-type="float">
            <text:p>1101</text:p>
          </table:table-cell>
          <table:table-cell office:value-type="float" office:value="2762" calcext:value-type="float">
            <text:p>2762</text:p>
          </table:table-cell>
          <table:table-cell office:value-type="float" office:value="6206" calcext:value-type="float">
            <text:p>6206</text:p>
          </table:table-cell>
          <table:table-cell table:style-name="Default" office:value-type="float" office:value="76.218233" calcext:value-type="float">
            <text:p>76,218233</text:p>
          </table:table-cell>
          <table:table-cell table:style-name="Default" office:value-type="float" office:value="-283.447529" calcext:value-type="float">
            <text:p>-283,4475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447529" calcext:value-type="float">
            <text:p>-283,4475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676.32" calcext:value-type="float">
            <text:p>676,32</text:p>
          </table:table-cell>
          <table:table-cell office:value-type="float" office:value="144075695" calcext:value-type="float">
            <text:p>144075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4" calcext:value-type="float">
            <text:p>14</text:p>
          </table:table-cell>
          <table:table-cell office:value-type="float" office:value="600.372444" calcext:value-type="float">
            <text:p>600,3724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3" calcext:value-type="float">
            <text:p>28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4];&quot;-&quot;;[.C34];&quot;-&quot;;[.AH34];&quot;-&quot;;LEFT(RIGHT([.A34];6);1))" office:value-type="string" office:string-value="r4-10-500-1" calcext:value-type="string">
            <text:p>r4-10-500-1</text:p>
          </table:table-cell>
          <table:table-cell table:formula="of:=IFERROR(ROUND(([.F34]/[.G34])*100;2);&quot;-&quot;)" office:value-type="float" office:value="39.86" calcext:value-type="float">
            <text:p>39,86</text:p>
          </table:table-cell>
          <table:table-cell table:style-name="ce14" table:formula="of:=IF([.AB34]=&quot;-&quot;;&quot;&quot;;[.J34])" office:value-type="float" office:value="-283.447529" calcext:value-type="float">
            <text:p>-283,4</text:p>
          </table:table-cell>
          <table:table-cell table:style-name="ce14" table:formula="of:=IF([.AB34]=&quot;-&quot;;&quot;&quot;;[.I34])" office:value-type="float" office:value="76.218233" calcext:value-type="float">
            <text:p>76,2</text:p>
          </table:table-cell>
          <table:table-cell table:formula="of:=IF([.AB34]=&quot;-&quot;;&quot;&quot;;[.U34])" office:value-type="float" office:value="14" calcext:value-type="float">
            <text:p>14</text:p>
          </table:table-cell>
          <table:table-cell table:formula="of:=IF([.AB34]=&quot;-&quot;;&quot;&quot;;[.V34])" office:value-type="float" office:value="600.372444" calcext:value-type="float">
            <text:p>600,372444</text:p>
          </table:table-cell>
          <table:table-cell table:formula="of:=IFERROR(ABS([.AE34]-CEILING([.AC34]));&quot;&quot;)" office:value-type="float" office:value="297" calcext:value-type="float">
            <text:p>297</text:p>
          </table:table-cell>
          <table:table-cell table:formula="of:=CEILING([.E34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915" calcext:value-type="float">
            <text:p>915</text:p>
          </table:table-cell>
          <table:table-cell office:value-type="float" office:value="2762" calcext:value-type="float">
            <text:p>2762</text:p>
          </table:table-cell>
          <table:table-cell office:value-type="float" office:value="5335" calcext:value-type="float">
            <text:p>5335</text:p>
          </table:table-cell>
          <table:table-cell table:style-name="Default" office:value-type="float" office:value="68.951317" calcext:value-type="float">
            <text:p>68,951317</text:p>
          </table:table-cell>
          <table:table-cell table:style-name="Default" office:value-type="float" office:value="-286.603823" calcext:value-type="float">
            <text:p>-286,6038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6.603823" calcext:value-type="float">
            <text:p>-286,6038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.73" calcext:value-type="float">
            <text:p>68,73</text:p>
          </table:table-cell>
          <table:table-cell office:value-type="float" office:value="669.12" calcext:value-type="float">
            <text:p>669,12</text:p>
          </table:table-cell>
          <table:table-cell office:value-type="float" office:value="144417535" calcext:value-type="float">
            <text:p>144417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6" calcext:value-type="float">
            <text:p>26</text:p>
          </table:table-cell>
          <table:table-cell office:value-type="float" office:value="600.480216" calcext:value-type="float">
            <text:p>600,480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1" calcext:value-type="float">
            <text:p>29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5];&quot;-&quot;;[.C35];&quot;-&quot;;[.AH35];&quot;-&quot;;LEFT(RIGHT([.A35];6);1))" office:value-type="string" office:string-value="r4-10-500-2" calcext:value-type="string">
            <text:p>r4-10-500-2</text:p>
          </table:table-cell>
          <table:table-cell table:formula="of:=IFERROR(ROUND(([.F35]/[.G35])*100;2);&quot;-&quot;)" office:value-type="float" office:value="33.13" calcext:value-type="float">
            <text:p>33,13</text:p>
          </table:table-cell>
          <table:table-cell table:style-name="ce14" table:formula="of:=IF([.AB35]=&quot;-&quot;;&quot;&quot;;[.J35])" office:value-type="float" office:value="-286.603823" calcext:value-type="float">
            <text:p>-286,6</text:p>
          </table:table-cell>
          <table:table-cell table:style-name="ce14" table:formula="of:=IF([.AB35]=&quot;-&quot;;&quot;&quot;;[.I35])" office:value-type="float" office:value="68.951317" calcext:value-type="float">
            <text:p>69,0</text:p>
          </table:table-cell>
          <table:table-cell table:formula="of:=IF([.AB35]=&quot;-&quot;;&quot;&quot;;[.U35])" office:value-type="float" office:value="26" calcext:value-type="float">
            <text:p>26</text:p>
          </table:table-cell>
          <table:table-cell table:formula="of:=IF([.AB35]=&quot;-&quot;;&quot;&quot;;[.V35])" office:value-type="float" office:value="600.480216" calcext:value-type="float">
            <text:p>600,480216</text:p>
          </table:table-cell>
          <table:table-cell table:formula="of:=IFERROR(ABS([.AE35]-CEILING([.AC35]));&quot;&quot;)" office:value-type="float" office:value="312" calcext:value-type="float">
            <text:p>312</text:p>
          </table:table-cell>
          <table:table-cell table:formula="of:=CEILING([.E35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661" calcext:value-type="float">
            <text:p>1661</text:p>
          </table:table-cell>
          <table:table-cell office:value-type="float" office:value="4140" calcext:value-type="float">
            <text:p>4140</text:p>
          </table:table-cell>
          <table:table-cell office:value-type="float" office:value="10360" calcext:value-type="float">
            <text:p>10360</text:p>
          </table:table-cell>
          <table:table-cell table:style-name="Default" office:value-type="float" office:value="325.924435" calcext:value-type="float">
            <text:p>325,924435</text:p>
          </table:table-cell>
          <table:table-cell table:style-name="Default" office:value-type="float" office:value="-424.078485" calcext:value-type="float">
            <text:p>-424,07848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4.078485" calcext:value-type="float">
            <text:p>-424,0784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5.47" calcext:value-type="float">
            <text:p>325,47</text:p>
          </table:table-cell>
          <table:table-cell office:value-type="float" office:value="926.51" calcext:value-type="float">
            <text:p>926,51</text:p>
          </table:table-cell>
          <table:table-cell office:value-type="float" office:value="328728659" calcext:value-type="float">
            <text:p>328728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3" calcext:value-type="float">
            <text:p>43</text:p>
          </table:table-cell>
          <table:table-cell office:value-type="float" office:value="601.060802" calcext:value-type="float">
            <text:p>601,0608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4" calcext:value-type="float">
            <text:p>43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6];&quot;-&quot;;[.C36];&quot;-&quot;;[.AH36];&quot;-&quot;;LEFT(RIGHT([.A36];6);1))" office:value-type="string" office:string-value="r4-10-750-1" calcext:value-type="string">
            <text:p>r4-10-750-1</text:p>
          </table:table-cell>
          <table:table-cell table:formula="of:=IFERROR(ROUND(([.F36]/[.G36])*100;2);&quot;-&quot;)" office:value-type="float" office:value="40.12" calcext:value-type="float">
            <text:p>40,12</text:p>
          </table:table-cell>
          <table:table-cell table:style-name="ce14" table:formula="of:=IF([.AB36]=&quot;-&quot;;&quot;&quot;;[.J36])" office:value-type="float" office:value="-424.078485" calcext:value-type="float">
            <text:p>-424,1</text:p>
          </table:table-cell>
          <table:table-cell table:style-name="ce14" table:formula="of:=IF([.AB36]=&quot;-&quot;;&quot;&quot;;[.I36])" office:value-type="float" office:value="325.924435" calcext:value-type="float">
            <text:p>325,9</text:p>
          </table:table-cell>
          <table:table-cell table:formula="of:=IF([.AB36]=&quot;-&quot;;&quot;&quot;;[.U36])" office:value-type="float" office:value="43" calcext:value-type="float">
            <text:p>43</text:p>
          </table:table-cell>
          <table:table-cell table:formula="of:=IF([.AB36]=&quot;-&quot;;&quot;&quot;;[.V36])" office:value-type="float" office:value="601.060802" calcext:value-type="float">
            <text:p>601,060802</text:p>
          </table:table-cell>
          <table:table-cell table:formula="of:=IFERROR(ABS([.AE36]-CEILING([.AC36]));&quot;&quot;)" office:value-type="float" office:value="467" calcext:value-type="float">
            <text:p>467</text:p>
          </table:table-cell>
          <table:table-cell table:formula="of:=CEILING([.E36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301" calcext:value-type="float">
            <text:p>1301</text:p>
          </table:table-cell>
          <table:table-cell office:value-type="float" office:value="4140" calcext:value-type="float">
            <text:p>4140</text:p>
          </table:table-cell>
          <table:table-cell office:value-type="float" office:value="9624" calcext:value-type="float">
            <text:p>9624</text:p>
          </table:table-cell>
          <table:table-cell table:style-name="Default" office:value-type="float" office:value="274.237191" calcext:value-type="float">
            <text:p>274,237191</text:p>
          </table:table-cell>
          <table:table-cell table:style-name="Default" office:value-type="float" office:value="-425.738189" calcext:value-type="float">
            <text:p>-425,7381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5.738189" calcext:value-type="float">
            <text:p>-425,738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.76" calcext:value-type="float">
            <text:p>273,76</text:p>
          </table:table-cell>
          <table:table-cell office:value-type="float" office:value="874.59" calcext:value-type="float">
            <text:p>874,59</text:p>
          </table:table-cell>
          <table:table-cell office:value-type="float" office:value="329980051" calcext:value-type="float">
            <text:p>329980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1" calcext:value-type="float">
            <text:p>41</text:p>
          </table:table-cell>
          <table:table-cell office:value-type="float" office:value="600.744653" calcext:value-type="float">
            <text:p>600,7446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7" calcext:value-type="float">
            <text:p>43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7];&quot;-&quot;;[.C37];&quot;-&quot;;[.AH37];&quot;-&quot;;LEFT(RIGHT([.A37];6);1))" office:value-type="string" office:string-value="r4-10-750-2" calcext:value-type="string">
            <text:p>r4-10-750-2</text:p>
          </table:table-cell>
          <table:table-cell table:formula="of:=IFERROR(ROUND(([.F37]/[.G37])*100;2);&quot;-&quot;)" office:value-type="float" office:value="31.43" calcext:value-type="float">
            <text:p>31,43</text:p>
          </table:table-cell>
          <table:table-cell table:style-name="ce14" table:formula="of:=IF([.AB37]=&quot;-&quot;;&quot;&quot;;[.J37])" office:value-type="float" office:value="-425.738189" calcext:value-type="float">
            <text:p>-425,7</text:p>
          </table:table-cell>
          <table:table-cell table:style-name="ce14" table:formula="of:=IF([.AB37]=&quot;-&quot;;&quot;&quot;;[.I37])" office:value-type="float" office:value="274.237191" calcext:value-type="float">
            <text:p>274,2</text:p>
          </table:table-cell>
          <table:table-cell table:formula="of:=IF([.AB37]=&quot;-&quot;;&quot;&quot;;[.U37])" office:value-type="float" office:value="41" calcext:value-type="float">
            <text:p>41</text:p>
          </table:table-cell>
          <table:table-cell table:formula="of:=IF([.AB37]=&quot;-&quot;;&quot;&quot;;[.V37])" office:value-type="float" office:value="600.744653" calcext:value-type="float">
            <text:p>600,744653</text:p>
          </table:table-cell>
          <table:table-cell table:formula="of:=IFERROR(ABS([.AE37]-CEILING([.AC37]));&quot;&quot;)" office:value-type="float" office:value="466" calcext:value-type="float">
            <text:p>466</text:p>
          </table:table-cell>
          <table:table-cell table:formula="of:=CEILING([.E37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753" calcext:value-type="float">
            <text:p>753</text:p>
          </table:table-cell>
          <table:table-cell office:value-type="float" office:value="1710" calcext:value-type="float">
            <text:p>1710</text:p>
          </table:table-cell>
          <table:table-cell office:value-type="float" office:value="2980" calcext:value-type="float">
            <text:p>2980</text:p>
          </table:table-cell>
          <table:table-cell table:style-name="Default" office:value-type="float" office:value="31.221034" calcext:value-type="float">
            <text:p>31,221034</text:p>
          </table:table-cell>
          <table:table-cell table:style-name="Default" office:value-type="float" office:value="-140.533372" calcext:value-type="float">
            <text:p>-140,5333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533372" calcext:value-type="float">
            <text:p>-140,5333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.14" calcext:value-type="float">
            <text:p>31,14</text:p>
          </table:table-cell>
          <table:table-cell office:value-type="float" office:value="631.26" calcext:value-type="float">
            <text:p>631,26</text:p>
          </table:table-cell>
          <table:table-cell office:value-type="float" office:value="59384054" calcext:value-type="float">
            <text:p>59384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9" calcext:value-type="float">
            <text:p>9</text:p>
          </table:table-cell>
          <table:table-cell office:value-type="float" office:value="600.582242" calcext:value-type="float">
            <text:p>600,582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8];&quot;-&quot;;[.C38];&quot;-&quot;;[.AH38];&quot;-&quot;;LEFT(RIGHT([.A38];6);1))" office:value-type="string" office:string-value="r4-15-250-1" calcext:value-type="string">
            <text:p>r4-15-250-1</text:p>
          </table:table-cell>
          <table:table-cell table:formula="of:=IFERROR(ROUND(([.F38]/[.G38])*100;2);&quot;-&quot;)" office:value-type="float" office:value="44.04" calcext:value-type="float">
            <text:p>44,04</text:p>
          </table:table-cell>
          <table:table-cell table:style-name="ce14" table:formula="of:=IF([.AB38]=&quot;-&quot;;&quot;&quot;;[.J38])" office:value-type="float" office:value="-140.533372" calcext:value-type="float">
            <text:p>-140,5</text:p>
          </table:table-cell>
          <table:table-cell table:style-name="ce14" table:formula="of:=IF([.AB38]=&quot;-&quot;;&quot;&quot;;[.I38])" office:value-type="float" office:value="31.221034" calcext:value-type="float">
            <text:p>31,2</text:p>
          </table:table-cell>
          <table:table-cell table:formula="of:=IF([.AB38]=&quot;-&quot;;&quot;&quot;;[.U38])" office:value-type="float" office:value="9" calcext:value-type="float">
            <text:p>9</text:p>
          </table:table-cell>
          <table:table-cell table:formula="of:=IF([.AB38]=&quot;-&quot;;&quot;&quot;;[.V38])" office:value-type="float" office:value="600.582242" calcext:value-type="float">
            <text:p>600,582242</text:p>
          </table:table-cell>
          <table:table-cell table:formula="of:=IFERROR(ABS([.AE38]-CEILING([.AC38]));&quot;&quot;)" office:value-type="float" office:value="149" calcext:value-type="float">
            <text:p>149</text:p>
          </table:table-cell>
          <table:table-cell table:formula="of:=CEILING([.E38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1710" calcext:value-type="float">
            <text:p>1710</text:p>
          </table:table-cell>
          <table:table-cell office:value-type="float" office:value="2749" calcext:value-type="float">
            <text:p>2749</text:p>
          </table:table-cell>
          <table:table-cell table:style-name="Default" office:value-type="float" office:value="12.022144" calcext:value-type="float">
            <text:p>12,022144</text:p>
          </table:table-cell>
          <table:table-cell table:style-name="Default" office:value-type="float" office:value="-141.371932" calcext:value-type="float">
            <text:p>-141,37193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1.371932" calcext:value-type="float">
            <text:p>-141,3719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92" calcext:value-type="float">
            <text:p>11,92</text:p>
          </table:table-cell>
          <table:table-cell office:value-type="float" office:value="612.03" calcext:value-type="float">
            <text:p>612,03</text:p>
          </table:table-cell>
          <table:table-cell office:value-type="float" office:value="59213318" calcext:value-type="float">
            <text:p>59213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6" calcext:value-type="float">
            <text:p>6</text:p>
          </table:table-cell>
          <table:table-cell office:value-type="float" office:value="600.632618" calcext:value-type="float">
            <text:p>600,6326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39];&quot;-&quot;;[.C39];&quot;-&quot;;[.AH39];&quot;-&quot;;LEFT(RIGHT([.A39];6);1))" office:value-type="string" office:string-value="r4-15-250-2" calcext:value-type="string">
            <text:p>r4-15-250-2</text:p>
          </table:table-cell>
          <table:table-cell table:formula="of:=IFERROR(ROUND(([.F39]/[.G39])*100;2);&quot;-&quot;)" office:value-type="float" office:value="36.37" calcext:value-type="float">
            <text:p>36,37</text:p>
          </table:table-cell>
          <table:table-cell table:style-name="ce14" table:formula="of:=IF([.AB39]=&quot;-&quot;;&quot;&quot;;[.J39])" office:value-type="float" office:value="-141.371932" calcext:value-type="float">
            <text:p>-141,4</text:p>
          </table:table-cell>
          <table:table-cell table:style-name="ce14" table:formula="of:=IF([.AB39]=&quot;-&quot;;&quot;&quot;;[.I39])" office:value-type="float" office:value="12.022144" calcext:value-type="float">
            <text:p>12,0</text:p>
          </table:table-cell>
          <table:table-cell table:formula="of:=IF([.AB39]=&quot;-&quot;;&quot;&quot;;[.U39])" office:value-type="float" office:value="6" calcext:value-type="float">
            <text:p>6</text:p>
          </table:table-cell>
          <table:table-cell table:formula="of:=IF([.AB39]=&quot;-&quot;;&quot;&quot;;[.V39])" office:value-type="float" office:value="600.632618" calcext:value-type="float">
            <text:p>600,632618</text:p>
          </table:table-cell>
          <table:table-cell table:formula="of:=IFERROR(ABS([.AE39]-CEILING([.AC39]));&quot;&quot;)" office:value-type="float" office:value="147" calcext:value-type="float">
            <text:p>147</text:p>
          </table:table-cell>
          <table:table-cell table:formula="of:=CEILING([.E39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417" calcext:value-type="float">
            <text:p>1417</text:p>
          </table:table-cell>
          <table:table-cell office:value-type="float" office:value="3392" calcext:value-type="float">
            <text:p>3392</text:p>
          </table:table-cell>
          <table:table-cell office:value-type="float" office:value="8388" calcext:value-type="float">
            <text:p>8388</text:p>
          </table:table-cell>
          <table:table-cell table:style-name="Default" office:value-type="float" office:value="195.591181" calcext:value-type="float">
            <text:p>195,591181</text:p>
          </table:table-cell>
          <table:table-cell table:style-name="Default" office:value-type="float" office:value="-281.526972" calcext:value-type="float">
            <text:p>-281,5269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1.526972" calcext:value-type="float">
            <text:p>-281,5269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5.27" calcext:value-type="float">
            <text:p>195,27</text:p>
          </table:table-cell>
          <table:table-cell office:value-type="float" office:value="796.03" calcext:value-type="float">
            <text:p>796,03</text:p>
          </table:table-cell>
          <table:table-cell office:value-type="float" office:value="214665464" calcext:value-type="float">
            <text:p>214665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0" calcext:value-type="float">
            <text:p>30</text:p>
          </table:table-cell>
          <table:table-cell office:value-type="float" office:value="600.8222" calcext:value-type="float">
            <text:p>600,8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6" calcext:value-type="float">
            <text:p>28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0];&quot;-&quot;;[.C40];&quot;-&quot;;[.AH40];&quot;-&quot;;LEFT(RIGHT([.A40];6);1))" office:value-type="string" office:string-value="r4-15-500-1" calcext:value-type="string">
            <text:p>r4-15-500-1</text:p>
          </table:table-cell>
          <table:table-cell table:formula="of:=IFERROR(ROUND(([.F40]/[.G40])*100;2);&quot;-&quot;)" office:value-type="float" office:value="41.77" calcext:value-type="float">
            <text:p>41,77</text:p>
          </table:table-cell>
          <table:table-cell table:style-name="ce14" table:formula="of:=IF([.AB40]=&quot;-&quot;;&quot;&quot;;[.J40])" office:value-type="float" office:value="-281.526972" calcext:value-type="float">
            <text:p>-281,5</text:p>
          </table:table-cell>
          <table:table-cell table:style-name="ce14" table:formula="of:=IF([.AB40]=&quot;-&quot;;&quot;&quot;;[.I40])" office:value-type="float" office:value="195.591181" calcext:value-type="float">
            <text:p>195,6</text:p>
          </table:table-cell>
          <table:table-cell table:formula="of:=IF([.AB40]=&quot;-&quot;;&quot;&quot;;[.U40])" office:value-type="float" office:value="30" calcext:value-type="float">
            <text:p>30</text:p>
          </table:table-cell>
          <table:table-cell table:formula="of:=IF([.AB40]=&quot;-&quot;;&quot;&quot;;[.V40])" office:value-type="float" office:value="600.8222" calcext:value-type="float">
            <text:p>600,8222</text:p>
          </table:table-cell>
          <table:table-cell table:formula="of:=IFERROR(ABS([.AE40]-CEILING([.AC40]));&quot;&quot;)" office:value-type="float" office:value="311" calcext:value-type="float">
            <text:p>311</text:p>
          </table:table-cell>
          <table:table-cell table:formula="of:=CEILING([.E40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218" calcext:value-type="float">
            <text:p>1218</text:p>
          </table:table-cell>
          <table:table-cell office:value-type="float" office:value="3392" calcext:value-type="float">
            <text:p>3392</text:p>
          </table:table-cell>
          <table:table-cell office:value-type="float" office:value="7562" calcext:value-type="float">
            <text:p>7562</text:p>
          </table:table-cell>
          <table:table-cell table:style-name="Default" office:value-type="float" office:value="241.975552" calcext:value-type="float">
            <text:p>241,975552</text:p>
          </table:table-cell>
          <table:table-cell table:style-name="Default" office:value-type="float" office:value="-282.863019" calcext:value-type="float">
            <text:p>-282,8630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2.863019" calcext:value-type="float">
            <text:p>-282,863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1.66" calcext:value-type="float">
            <text:p>241,66</text:p>
          </table:table-cell>
          <table:table-cell office:value-type="float" office:value="842.25" calcext:value-type="float">
            <text:p>842,25</text:p>
          </table:table-cell>
          <table:table-cell office:value-type="float" office:value="215382368" calcext:value-type="float">
            <text:p>215382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7" calcext:value-type="float">
            <text:p>37</text:p>
          </table:table-cell>
          <table:table-cell office:value-type="float" office:value="600.600479" calcext:value-type="float">
            <text:p>600,6004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9" calcext:value-type="float">
            <text:p>29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1];&quot;-&quot;;[.C41];&quot;-&quot;;[.AH41];&quot;-&quot;;LEFT(RIGHT([.A41];6);1))" office:value-type="string" office:string-value="r4-15-500-2" calcext:value-type="string">
            <text:p>r4-15-500-2</text:p>
          </table:table-cell>
          <table:table-cell table:formula="of:=IFERROR(ROUND(([.F41]/[.G41])*100;2);&quot;-&quot;)" office:value-type="float" office:value="35.91" calcext:value-type="float">
            <text:p>35,91</text:p>
          </table:table-cell>
          <table:table-cell table:style-name="ce14" table:formula="of:=IF([.AB41]=&quot;-&quot;;&quot;&quot;;[.J41])" office:value-type="float" office:value="-282.863019" calcext:value-type="float">
            <text:p>-282,9</text:p>
          </table:table-cell>
          <table:table-cell table:style-name="ce14" table:formula="of:=IF([.AB41]=&quot;-&quot;;&quot;&quot;;[.I41])" office:value-type="float" office:value="241.975552" calcext:value-type="float">
            <text:p>242,0</text:p>
          </table:table-cell>
          <table:table-cell table:formula="of:=IF([.AB41]=&quot;-&quot;;&quot;&quot;;[.U41])" office:value-type="float" office:value="37" calcext:value-type="float">
            <text:p>37</text:p>
          </table:table-cell>
          <table:table-cell table:formula="of:=IF([.AB41]=&quot;-&quot;;&quot;&quot;;[.V41])" office:value-type="float" office:value="600.600479" calcext:value-type="float">
            <text:p>600,600479</text:p>
          </table:table-cell>
          <table:table-cell table:formula="of:=IFERROR(ABS([.AE41]-CEILING([.AC41]));&quot;&quot;)" office:value-type="float" office:value="319" calcext:value-type="float">
            <text:p>319</text:p>
          </table:table-cell>
          <table:table-cell table:formula="of:=CEILING([.E41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750-1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42];&quot;-&quot;;[.C42];&quot;-&quot;;[.AH42];&quot;-&quot;;LEFT(RIGHT([.A42];6);1))" office:value-type="string" office:string-value="r--0-1" calcext:value-type="string">
            <text:p>r--0-1</text:p>
          </table:table-cell>
          <table:table-cell table:formula="of:=IFERROR(ROUND(([.F42]/[.G42])*100;2);&quot;-&quot;)" office:value-type="string" office:string-value="-" calcext:value-type="string">
            <text:p>-</text:p>
          </table:table-cell>
          <table:table-cell table:style-name="ce14" table:formula="of:=IF([.AB42]=&quot;-&quot;;&quot;&quot;;[.J42])">
            <text:p/>
          </table:table-cell>
          <table:table-cell table:style-name="ce14" table:formula="of:=IF([.AB42]=&quot;-&quot;;&quot;&quot;;[.I42])">
            <text:p/>
          </table:table-cell>
          <table:table-cell table:formula="of:=IF([.AB42]=&quot;-&quot;;&quot;&quot;;[.U42])">
            <text:p/>
          </table:table-cell>
          <table:table-cell table:formula="of:=IF([.AB42]=&quot;-&quot;;&quot;&quot;;[.V42])">
            <text:p/>
          </table:table-cell>
          <table:table-cell table:formula="of:=IFERROR(ABS([.AE42]-CEILING([.AC42]));&quot;&quot;)">
            <text:p/>
          </table:table-cell>
          <table:table-cell table:formula="of:=CEILING([.E42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1326" calcext:value-type="float">
            <text:p>1326</text:p>
          </table:table-cell>
          <table:table-cell office:value-type="float" office:value="5085" calcext:value-type="float">
            <text:p>5085</text:p>
          </table:table-cell>
          <table:table-cell office:value-type="float" office:value="9706" calcext:value-type="float">
            <text:p>9706</text:p>
          </table:table-cell>
          <table:table-cell table:style-name="Default" office:value-type="float" office:value="495.548352" calcext:value-type="float">
            <text:p>495,548352</text:p>
          </table:table-cell>
          <table:table-cell table:style-name="Default" office:value-type="float" office:value="-428.083225" calcext:value-type="float">
            <text:p>-428,08322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8.083225" calcext:value-type="float">
            <text:p>-428,083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96.03" calcext:value-type="float">
            <text:p>1096,03</text:p>
          </table:table-cell>
          <table:table-cell office:value-type="float" office:value="491952969" calcext:value-type="float">
            <text:p>491952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4" calcext:value-type="float">
            <text:p>24</text:p>
          </table:table-cell>
          <table:table-cell office:value-type="float" office:value="601.058794" calcext:value-type="float">
            <text:p>601,0587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2" calcext:value-type="float">
            <text:p>44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3];&quot;-&quot;;[.C43];&quot;-&quot;;[.AH43];&quot;-&quot;;LEFT(RIGHT([.A43];6);1))" office:value-type="string" office:string-value="r4-15-750-2" calcext:value-type="string">
            <text:p>r4-15-750-2</text:p>
          </table:table-cell>
          <table:table-cell table:formula="of:=IFERROR(ROUND(([.F43]/[.G43])*100;2);&quot;-&quot;)" office:value-type="float" office:value="26.08" calcext:value-type="float">
            <text:p>26,08</text:p>
          </table:table-cell>
          <table:table-cell table:style-name="ce14" table:formula="of:=IF([.AB43]=&quot;-&quot;;&quot;&quot;;[.J43])" office:value-type="float" office:value="-428.083225" calcext:value-type="float">
            <text:p>-428,1</text:p>
          </table:table-cell>
          <table:table-cell table:style-name="ce14" table:formula="of:=IF([.AB43]=&quot;-&quot;;&quot;&quot;;[.I43])" office:value-type="float" office:value="495.548352" calcext:value-type="float">
            <text:p>495,5</text:p>
          </table:table-cell>
          <table:table-cell table:formula="of:=IF([.AB43]=&quot;-&quot;;&quot;&quot;;[.U43])" office:value-type="float" office:value="24" calcext:value-type="float">
            <text:p>24</text:p>
          </table:table-cell>
          <table:table-cell table:formula="of:=IF([.AB43]=&quot;-&quot;;&quot;&quot;;[.V43])" office:value-type="float" office:value="601.058794" calcext:value-type="float">
            <text:p>601,058794</text:p>
          </table:table-cell>
          <table:table-cell table:formula="of:=IFERROR(ABS([.AE43]-CEILING([.AC43]));&quot;&quot;)" office:value-type="float" office:value="452" calcext:value-type="float">
            <text:p>452</text:p>
          </table:table-cell>
          <table:table-cell table:formula="of:=CEILING([.E43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785" calcext:value-type="float">
            <text:p>785</text:p>
          </table:table-cell>
          <table:table-cell office:value-type="float" office:value="2030" calcext:value-type="float">
            <text:p>2030</text:p>
          </table:table-cell>
          <table:table-cell office:value-type="float" office:value="3479" calcext:value-type="float">
            <text:p>3479</text:p>
          </table:table-cell>
          <table:table-cell table:style-name="Default" office:value-type="float" office:value="48.124841" calcext:value-type="float">
            <text:p>48,124841</text:p>
          </table:table-cell>
          <table:table-cell table:style-name="Default" office:value-type="float" office:value="-140.618094" calcext:value-type="float">
            <text:p>-140,61809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618094" calcext:value-type="float">
            <text:p>-140,6180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48.19" calcext:value-type="float">
            <text:p>648,19</text:p>
          </table:table-cell>
          <table:table-cell office:value-type="float" office:value="78295729" calcext:value-type="float">
            <text:p>78295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2" calcext:value-type="float">
            <text:p>12</text:p>
          </table:table-cell>
          <table:table-cell office:value-type="float" office:value="600.486972" calcext:value-type="float">
            <text:p>600,4869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4];&quot;-&quot;;[.C44];&quot;-&quot;;[.AH44];&quot;-&quot;;LEFT(RIGHT([.A44];6);1))" office:value-type="string" office:string-value="r4-20-250-1" calcext:value-type="string">
            <text:p>r4-20-250-1</text:p>
          </table:table-cell>
          <table:table-cell table:formula="of:=IFERROR(ROUND(([.F44]/[.G44])*100;2);&quot;-&quot;)" office:value-type="float" office:value="38.67" calcext:value-type="float">
            <text:p>38,67</text:p>
          </table:table-cell>
          <table:table-cell table:style-name="ce14" table:formula="of:=IF([.AB44]=&quot;-&quot;;&quot;&quot;;[.J44])" office:value-type="float" office:value="-140.618094" calcext:value-type="float">
            <text:p>-140,6</text:p>
          </table:table-cell>
          <table:table-cell table:style-name="ce14" table:formula="of:=IF([.AB44]=&quot;-&quot;;&quot;&quot;;[.I44])" office:value-type="float" office:value="48.124841" calcext:value-type="float">
            <text:p>48,1</text:p>
          </table:table-cell>
          <table:table-cell table:formula="of:=IF([.AB44]=&quot;-&quot;;&quot;&quot;;[.U44])" office:value-type="float" office:value="12" calcext:value-type="float">
            <text:p>12</text:p>
          </table:table-cell>
          <table:table-cell table:formula="of:=IF([.AB44]=&quot;-&quot;;&quot;&quot;;[.V44])" office:value-type="float" office:value="600.486972" calcext:value-type="float">
            <text:p>600,486972</text:p>
          </table:table-cell>
          <table:table-cell table:formula="of:=IFERROR(ABS([.AE44]-CEILING([.AC44]));&quot;&quot;)" office:value-type="float" office:value="152" calcext:value-type="float">
            <text:p>152</text:p>
          </table:table-cell>
          <table:table-cell table:formula="of:=CEILING([.E44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519" calcext:value-type="float">
            <text:p>519</text:p>
          </table:table-cell>
          <table:table-cell office:value-type="float" office:value="2030" calcext:value-type="float">
            <text:p>2030</text:p>
          </table:table-cell>
          <table:table-cell office:value-type="float" office:value="2568" calcext:value-type="float">
            <text:p>2568</text:p>
          </table:table-cell>
          <table:table-cell table:style-name="Default" office:value-type="float" office:value="25.061998" calcext:value-type="float">
            <text:p>25,061998</text:p>
          </table:table-cell>
          <table:table-cell table:style-name="Default" office:value-type="float" office:value="-142" calcext:value-type="float">
            <text:p>-1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2" calcext:value-type="float">
            <text:p>-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97" calcext:value-type="float">
            <text:p>24,97</text:p>
          </table:table-cell>
          <table:table-cell office:value-type="float" office:value="625.13" calcext:value-type="float">
            <text:p>625,13</text:p>
          </table:table-cell>
          <table:table-cell office:value-type="float" office:value="78715384" calcext:value-type="float">
            <text:p>78715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0" calcext:value-type="float">
            <text:p>10</text:p>
          </table:table-cell>
          <table:table-cell office:value-type="float" office:value="600.492977" calcext:value-type="float">
            <text:p>600,4929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5];&quot;-&quot;;[.C45];&quot;-&quot;;[.AH45];&quot;-&quot;;LEFT(RIGHT([.A45];6);1))" office:value-type="string" office:string-value="r4-20-250-2" calcext:value-type="string">
            <text:p>r4-20-250-2</text:p>
          </table:table-cell>
          <table:table-cell table:formula="of:=IFERROR(ROUND(([.F45]/[.G45])*100;2);&quot;-&quot;)" office:value-type="float" office:value="25.57" calcext:value-type="float">
            <text:p>25,57</text:p>
          </table:table-cell>
          <table:table-cell table:style-name="ce14" table:formula="of:=IF([.AB45]=&quot;-&quot;;&quot;&quot;;[.J45])" office:value-type="float" office:value="-142" calcext:value-type="float">
            <text:p>-142,0</text:p>
          </table:table-cell>
          <table:table-cell table:style-name="ce14" table:formula="of:=IF([.AB45]=&quot;-&quot;;&quot;&quot;;[.I45])" office:value-type="float" office:value="25.061998" calcext:value-type="float">
            <text:p>25,1</text:p>
          </table:table-cell>
          <table:table-cell table:formula="of:=IF([.AB45]=&quot;-&quot;;&quot;&quot;;[.U45])" office:value-type="float" office:value="10" calcext:value-type="float">
            <text:p>10</text:p>
          </table:table-cell>
          <table:table-cell table:formula="of:=IF([.AB45]=&quot;-&quot;;&quot;&quot;;[.V45])" office:value-type="float" office:value="600.492977" calcext:value-type="float">
            <text:p>600,492977</text:p>
          </table:table-cell>
          <table:table-cell table:formula="of:=IFERROR(ABS([.AE45]-CEILING([.AC45]));&quot;&quot;)" office:value-type="float" office:value="152" calcext:value-type="float">
            <text:p>152</text:p>
          </table:table-cell>
          <table:table-cell table:formula="of:=CEILING([.E45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304" calcext:value-type="float">
            <text:p>1304</text:p>
          </table:table-cell>
          <table:table-cell office:value-type="float" office:value="4022" calcext:value-type="float">
            <text:p>4022</text:p>
          </table:table-cell>
          <table:table-cell office:value-type="float" office:value="8343" calcext:value-type="float">
            <text:p>8343</text:p>
          </table:table-cell>
          <table:table-cell table:style-name="Default" office:value-type="float" office:value="275.877901" calcext:value-type="float">
            <text:p>275,877901</text:p>
          </table:table-cell>
          <table:table-cell table:style-name="Default" office:value-type="float" office:value="-283.020531" calcext:value-type="float">
            <text:p>-283,0205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020531" calcext:value-type="float">
            <text:p>-283,020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.47" calcext:value-type="float">
            <text:p>275,47</text:p>
          </table:table-cell>
          <table:table-cell office:value-type="float" office:value="876.3" calcext:value-type="float">
            <text:p>876,3</text:p>
          </table:table-cell>
          <table:table-cell office:value-type="float" office:value="283376151" calcext:value-type="float">
            <text:p>283376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8" calcext:value-type="float">
            <text:p>38</text:p>
          </table:table-cell>
          <table:table-cell office:value-type="float" office:value="600.798008" calcext:value-type="float">
            <text:p>600,7980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5" calcext:value-type="float">
            <text:p>29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6];&quot;-&quot;;[.C46];&quot;-&quot;;[.AH46];&quot;-&quot;;LEFT(RIGHT([.A46];6);1))" office:value-type="string" office:string-value="r4-20-500-1" calcext:value-type="string">
            <text:p>r4-20-500-1</text:p>
          </table:table-cell>
          <table:table-cell table:formula="of:=IFERROR(ROUND(([.F46]/[.G46])*100;2);&quot;-&quot;)" office:value-type="float" office:value="32.42" calcext:value-type="float">
            <text:p>32,42</text:p>
          </table:table-cell>
          <table:table-cell table:style-name="ce14" table:formula="of:=IF([.AB46]=&quot;-&quot;;&quot;&quot;;[.J46])" office:value-type="float" office:value="-283.020531" calcext:value-type="float">
            <text:p>-283,0</text:p>
          </table:table-cell>
          <table:table-cell table:style-name="ce14" table:formula="of:=IF([.AB46]=&quot;-&quot;;&quot;&quot;;[.I46])" office:value-type="float" office:value="275.877901" calcext:value-type="float">
            <text:p>275,9</text:p>
          </table:table-cell>
          <table:table-cell table:formula="of:=IF([.AB46]=&quot;-&quot;;&quot;&quot;;[.U46])" office:value-type="float" office:value="38" calcext:value-type="float">
            <text:p>38</text:p>
          </table:table-cell>
          <table:table-cell table:formula="of:=IF([.AB46]=&quot;-&quot;;&quot;&quot;;[.V46])" office:value-type="float" office:value="600.798008" calcext:value-type="float">
            <text:p>600,798008</text:p>
          </table:table-cell>
          <table:table-cell table:formula="of:=IFERROR(ABS([.AE46]-CEILING([.AC46]));&quot;&quot;)" office:value-type="float" office:value="321" calcext:value-type="float">
            <text:p>321</text:p>
          </table:table-cell>
          <table:table-cell table:formula="of:=CEILING([.E46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250" calcext:value-type="float">
            <text:p>1250</text:p>
          </table:table-cell>
          <table:table-cell office:value-type="float" office:value="4022" calcext:value-type="float">
            <text:p>4022</text:p>
          </table:table-cell>
          <table:table-cell office:value-type="float" office:value="7962" calcext:value-type="float">
            <text:p>7962</text:p>
          </table:table-cell>
          <table:table-cell table:style-name="Default" office:value-type="float" office:value="242.811702" calcext:value-type="float">
            <text:p>242,811702</text:p>
          </table:table-cell>
          <table:table-cell table:style-name="Default" office:value-type="float" office:value="-283.058438" calcext:value-type="float">
            <text:p>-283,0584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058438" calcext:value-type="float">
            <text:p>-283,058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2.43" calcext:value-type="float">
            <text:p>242,43</text:p>
          </table:table-cell>
          <table:table-cell office:value-type="float" office:value="843.2" calcext:value-type="float">
            <text:p>843,2</text:p>
          </table:table-cell>
          <table:table-cell office:value-type="float" office:value="283322759" calcext:value-type="float">
            <text:p>283322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4" calcext:value-type="float">
            <text:p>34</text:p>
          </table:table-cell>
          <table:table-cell office:value-type="float" office:value="600.798318" calcext:value-type="float">
            <text:p>600,798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5" calcext:value-type="float">
            <text:p>28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47];&quot;-&quot;;[.C47];&quot;-&quot;;[.AH47];&quot;-&quot;;LEFT(RIGHT([.A47];6);1))" office:value-type="string" office:string-value="r4-20-500-2" calcext:value-type="string">
            <text:p>r4-20-500-2</text:p>
          </table:table-cell>
          <table:table-cell table:formula="of:=IFERROR(ROUND(([.F47]/[.G47])*100;2);&quot;-&quot;)" office:value-type="float" office:value="31.08" calcext:value-type="float">
            <text:p>31,08</text:p>
          </table:table-cell>
          <table:table-cell table:style-name="ce14" table:formula="of:=IF([.AB47]=&quot;-&quot;;&quot;&quot;;[.J47])" office:value-type="float" office:value="-283.058438" calcext:value-type="float">
            <text:p>-283,1</text:p>
          </table:table-cell>
          <table:table-cell table:style-name="ce14" table:formula="of:=IF([.AB47]=&quot;-&quot;;&quot;&quot;;[.I47])" office:value-type="float" office:value="242.811702" calcext:value-type="float">
            <text:p>242,8</text:p>
          </table:table-cell>
          <table:table-cell table:formula="of:=IF([.AB47]=&quot;-&quot;;&quot;&quot;;[.U47])" office:value-type="float" office:value="34" calcext:value-type="float">
            <text:p>34</text:p>
          </table:table-cell>
          <table:table-cell table:formula="of:=IF([.AB47]=&quot;-&quot;;&quot;&quot;;[.V47])" office:value-type="float" office:value="600.798318" calcext:value-type="float">
            <text:p>600,798318</text:p>
          </table:table-cell>
          <table:table-cell table:formula="of:=IFERROR(ABS([.AE47]-CEILING([.AC47]));&quot;&quot;)" office:value-type="float" office:value="317" calcext:value-type="float">
            <text:p>317</text:p>
          </table:table-cell>
          <table:table-cell table:formula="of:=CEILING([.E47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750-1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48];&quot;-&quot;;[.C48];&quot;-&quot;;[.AH48];&quot;-&quot;;LEFT(RIGHT([.A48];6);1))" office:value-type="string" office:string-value="r--0-1" calcext:value-type="string">
            <text:p>r--0-1</text:p>
          </table:table-cell>
          <table:table-cell table:formula="of:=IFERROR(ROUND(([.F48]/[.G48])*100;2);&quot;-&quot;)" office:value-type="string" office:string-value="-" calcext:value-type="string">
            <text:p>-</text:p>
          </table:table-cell>
          <table:table-cell table:style-name="ce14" table:formula="of:=IF([.AB48]=&quot;-&quot;;&quot;&quot;;[.J48])">
            <text:p/>
          </table:table-cell>
          <table:table-cell table:style-name="ce14" table:formula="of:=IF([.AB48]=&quot;-&quot;;&quot;&quot;;[.I48])">
            <text:p/>
          </table:table-cell>
          <table:table-cell table:formula="of:=IF([.AB48]=&quot;-&quot;;&quot;&quot;;[.U48])">
            <text:p/>
          </table:table-cell>
          <table:table-cell table:formula="of:=IF([.AB48]=&quot;-&quot;;&quot;&quot;;[.V48])">
            <text:p/>
          </table:table-cell>
          <table:table-cell table:formula="of:=IFERROR(ABS([.AE48]-CEILING([.AC48]));&quot;&quot;)">
            <text:p/>
          </table:table-cell>
          <table:table-cell table:formula="of:=CEILING([.E48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750-2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49];&quot;-&quot;;[.C49];&quot;-&quot;;[.AH49];&quot;-&quot;;LEFT(RIGHT([.A49];6);1))" office:value-type="string" office:string-value="r--0-2" calcext:value-type="string">
            <text:p>r--0-2</text:p>
          </table:table-cell>
          <table:table-cell table:formula="of:=IFERROR(ROUND(([.F49]/[.G49])*100;2);&quot;-&quot;)" office:value-type="string" office:string-value="-" calcext:value-type="string">
            <text:p>-</text:p>
          </table:table-cell>
          <table:table-cell table:style-name="ce14" table:formula="of:=IF([.AB49]=&quot;-&quot;;&quot;&quot;;[.J49])">
            <text:p/>
          </table:table-cell>
          <table:table-cell table:style-name="ce14" table:formula="of:=IF([.AB49]=&quot;-&quot;;&quot;&quot;;[.I49])">
            <text:p/>
          </table:table-cell>
          <table:table-cell table:formula="of:=IF([.AB49]=&quot;-&quot;;&quot;&quot;;[.U49])">
            <text:p/>
          </table:table-cell>
          <table:table-cell table:formula="of:=IF([.AB49]=&quot;-&quot;;&quot;&quot;;[.V49])">
            <text:p/>
          </table:table-cell>
          <table:table-cell table:formula="of:=IFERROR(ABS([.AE49]-CEILING([.AC49]));&quot;&quot;)">
            <text:p/>
          </table:table-cell>
          <table:table-cell table:formula="of:=CEILING([.E49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849" calcext:value-type="float">
            <text:p>849</text:p>
          </table:table-cell>
          <table:table-cell office:value-type="float" office:value="2350" calcext:value-type="float">
            <text:p>2350</text:p>
          </table:table-cell>
          <table:table-cell office:value-type="float" office:value="2737" calcext:value-type="float">
            <text:p>2737</text:p>
          </table:table-cell>
          <table:table-cell table:style-name="Default" office:value-type="float" office:value="94.136497" calcext:value-type="float">
            <text:p>94,136497</text:p>
          </table:table-cell>
          <table:table-cell table:style-name="Default" office:value-type="float" office:value="-140.188807" calcext:value-type="float">
            <text:p>-140,1888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188807" calcext:value-type="float">
            <text:p>-140,1888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.99" calcext:value-type="float">
            <text:p>93,99</text:p>
          </table:table-cell>
          <table:table-cell office:value-type="float" office:value="694.25" calcext:value-type="float">
            <text:p>694,25</text:p>
          </table:table-cell>
          <table:table-cell office:value-type="float" office:value="97325155" calcext:value-type="float">
            <text:p>97325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3" calcext:value-type="float">
            <text:p>23</text:p>
          </table:table-cell>
          <table:table-cell office:value-type="float" office:value="600.35608" calcext:value-type="float">
            <text:p>600,356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0];&quot;-&quot;;[.C50];&quot;-&quot;;[.AH50];&quot;-&quot;;LEFT(RIGHT([.A50];6);1))" office:value-type="string" office:string-value="r4-25-250-1" calcext:value-type="string">
            <text:p>r4-25-250-1</text:p>
          </table:table-cell>
          <table:table-cell table:formula="of:=IFERROR(ROUND(([.F50]/[.G50])*100;2);&quot;-&quot;)" office:value-type="float" office:value="36.13" calcext:value-type="float">
            <text:p>36,13</text:p>
          </table:table-cell>
          <table:table-cell table:style-name="ce14" table:formula="of:=IF([.AB50]=&quot;-&quot;;&quot;&quot;;[.J50])" office:value-type="float" office:value="-140.188807" calcext:value-type="float">
            <text:p>-140,2</text:p>
          </table:table-cell>
          <table:table-cell table:style-name="ce14" table:formula="of:=IF([.AB50]=&quot;-&quot;;&quot;&quot;;[.I50])" office:value-type="float" office:value="94.136497" calcext:value-type="float">
            <text:p>94,1</text:p>
          </table:table-cell>
          <table:table-cell table:formula="of:=IF([.AB50]=&quot;-&quot;;&quot;&quot;;[.U50])" office:value-type="float" office:value="23" calcext:value-type="float">
            <text:p>23</text:p>
          </table:table-cell>
          <table:table-cell table:formula="of:=IF([.AB50]=&quot;-&quot;;&quot;&quot;;[.V50])" office:value-type="float" office:value="600.35608" calcext:value-type="float">
            <text:p>600,35608</text:p>
          </table:table-cell>
          <table:table-cell table:formula="of:=IFERROR(ABS([.AE50]-CEILING([.AC50]));&quot;&quot;)" office:value-type="float" office:value="163" calcext:value-type="float">
            <text:p>163</text:p>
          </table:table-cell>
          <table:table-cell table:formula="of:=CEILING([.E50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705" calcext:value-type="float">
            <text:p>705</text:p>
          </table:table-cell>
          <table:table-cell office:value-type="float" office:value="2350" calcext:value-type="float">
            <text:p>2350</text:p>
          </table:table-cell>
          <table:table-cell office:value-type="float" office:value="3971" calcext:value-type="float">
            <text:p>3971</text:p>
          </table:table-cell>
          <table:table-cell table:style-name="Default" office:value-type="float" office:value="47.848825" calcext:value-type="float">
            <text:p>47,848825</text:p>
          </table:table-cell>
          <table:table-cell table:style-name="Default" office:value-type="float" office:value="-141.012379" calcext:value-type="float">
            <text:p>-141,0123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1.012379" calcext:value-type="float">
            <text:p>-141,0123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2" calcext:value-type="float">
            <text:p>47,72</text:p>
          </table:table-cell>
          <table:table-cell office:value-type="float" office:value="647.94" calcext:value-type="float">
            <text:p>647,94</text:p>
          </table:table-cell>
          <table:table-cell office:value-type="float" office:value="97436202" calcext:value-type="float">
            <text:p>97436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14" calcext:value-type="float">
            <text:p>14</text:p>
          </table:table-cell>
          <table:table-cell office:value-type="float" office:value="600.418675" calcext:value-type="float">
            <text:p>600,4186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1];&quot;-&quot;;[.C51];&quot;-&quot;;[.AH51];&quot;-&quot;;LEFT(RIGHT([.A51];6);1))" office:value-type="string" office:string-value="r4-25-250-2" calcext:value-type="string">
            <text:p>r4-25-250-2</text:p>
          </table:table-cell>
          <table:table-cell table:formula="of:=IFERROR(ROUND(([.F51]/[.G51])*100;2);&quot;-&quot;)" office:value-type="float" office:value="30" calcext:value-type="float">
            <text:p>30</text:p>
          </table:table-cell>
          <table:table-cell table:style-name="ce14" table:formula="of:=IF([.AB51]=&quot;-&quot;;&quot;&quot;;[.J51])" office:value-type="float" office:value="-141.012379" calcext:value-type="float">
            <text:p>-141,0</text:p>
          </table:table-cell>
          <table:table-cell table:style-name="ce14" table:formula="of:=IF([.AB51]=&quot;-&quot;;&quot;&quot;;[.I51])" office:value-type="float" office:value="47.848825" calcext:value-type="float">
            <text:p>47,8</text:p>
          </table:table-cell>
          <table:table-cell table:formula="of:=IF([.AB51]=&quot;-&quot;;&quot;&quot;;[.U51])" office:value-type="float" office:value="14" calcext:value-type="float">
            <text:p>14</text:p>
          </table:table-cell>
          <table:table-cell table:formula="of:=IF([.AB51]=&quot;-&quot;;&quot;&quot;;[.V51])" office:value-type="float" office:value="600.418675" calcext:value-type="float">
            <text:p>600,418675</text:p>
          </table:table-cell>
          <table:table-cell table:formula="of:=IFERROR(ABS([.AE51]-CEILING([.AC51]));&quot;&quot;)" office:value-type="float" office:value="155" calcext:value-type="float">
            <text:p>155</text:p>
          </table:table-cell>
          <table:table-cell table:formula="of:=CEILING([.E51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483" calcext:value-type="float">
            <text:p>1483</text:p>
          </table:table-cell>
          <table:table-cell office:value-type="float" office:value="4652" calcext:value-type="float">
            <text:p>4652</text:p>
          </table:table-cell>
          <table:table-cell office:value-type="float" office:value="10165" calcext:value-type="float">
            <text:p>10165</text:p>
          </table:table-cell>
          <table:table-cell table:style-name="Default" office:value-type="float" office:value="409.822082" calcext:value-type="float">
            <text:p>409,822082</text:p>
          </table:table-cell>
          <table:table-cell table:style-name="Default" office:value-type="float" office:value="-281.597639" calcext:value-type="float">
            <text:p>-281,5976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1.597639" calcext:value-type="float">
            <text:p>-281,5976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9.32" calcext:value-type="float">
            <text:p>409,32</text:p>
          </table:table-cell>
          <table:table-cell office:value-type="float" office:value="1010.46" calcext:value-type="float">
            <text:p>1010,46</text:p>
          </table:table-cell>
          <table:table-cell office:value-type="float" office:value="353831690" calcext:value-type="float">
            <text:p>353831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5" calcext:value-type="float">
            <text:p>25</text:p>
          </table:table-cell>
          <table:table-cell office:value-type="float" office:value="601.2668" calcext:value-type="float">
            <text:p>601,26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2" calcext:value-type="float">
            <text:p>28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2];&quot;-&quot;;[.C52];&quot;-&quot;;[.AH52];&quot;-&quot;;LEFT(RIGHT([.A52];6);1))" office:value-type="string" office:string-value="r4-25-500-1" calcext:value-type="string">
            <text:p>r4-25-500-1</text:p>
          </table:table-cell>
          <table:table-cell table:formula="of:=IFERROR(ROUND(([.F52]/[.G52])*100;2);&quot;-&quot;)" office:value-type="float" office:value="31.88" calcext:value-type="float">
            <text:p>31,88</text:p>
          </table:table-cell>
          <table:table-cell table:style-name="ce14" table:formula="of:=IF([.AB52]=&quot;-&quot;;&quot;&quot;;[.J52])" office:value-type="float" office:value="-281.597639" calcext:value-type="float">
            <text:p>-281,6</text:p>
          </table:table-cell>
          <table:table-cell table:style-name="ce14" table:formula="of:=IF([.AB52]=&quot;-&quot;;&quot;&quot;;[.I52])" office:value-type="float" office:value="409.822082" calcext:value-type="float">
            <text:p>409,8</text:p>
          </table:table-cell>
          <table:table-cell table:formula="of:=IF([.AB52]=&quot;-&quot;;&quot;&quot;;[.U52])" office:value-type="float" office:value="25" calcext:value-type="float">
            <text:p>25</text:p>
          </table:table-cell>
          <table:table-cell table:formula="of:=IF([.AB52]=&quot;-&quot;;&quot;&quot;;[.V52])" office:value-type="float" office:value="601.2668" calcext:value-type="float">
            <text:p>601,2668</text:p>
          </table:table-cell>
          <table:table-cell table:formula="of:=IFERROR(ABS([.AE52]-CEILING([.AC52]));&quot;&quot;)" office:value-type="float" office:value="306" calcext:value-type="float">
            <text:p>306</text:p>
          </table:table-cell>
          <table:table-cell table:formula="of:=CEILING([.E52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196" calcext:value-type="float">
            <text:p>1196</text:p>
          </table:table-cell>
          <table:table-cell office:value-type="float" office:value="4652" calcext:value-type="float">
            <text:p>4652</text:p>
          </table:table-cell>
          <table:table-cell office:value-type="float" office:value="9229" calcext:value-type="float">
            <text:p>9229</text:p>
          </table:table-cell>
          <table:table-cell table:style-name="Default" office:value-type="float" office:value="157.728073" calcext:value-type="float">
            <text:p>157,728073</text:p>
          </table:table-cell>
          <table:table-cell table:style-name="Default" office:value-type="float" office:value="-283.411397" calcext:value-type="float">
            <text:p>-283,41139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411397" calcext:value-type="float">
            <text:p>-283,41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.22" calcext:value-type="float">
            <text:p>157,22</text:p>
          </table:table-cell>
          <table:table-cell office:value-type="float" office:value="758.14" calcext:value-type="float">
            <text:p>758,14</text:p>
          </table:table-cell>
          <table:table-cell office:value-type="float" office:value="356389438" calcext:value-type="float">
            <text:p>356389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46" calcext:value-type="float">
            <text:p>46</text:p>
          </table:table-cell>
          <table:table-cell office:value-type="float" office:value="600.841847" calcext:value-type="float">
            <text:p>600,8418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2" calcext:value-type="float">
            <text:p>30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3];&quot;-&quot;;[.C53];&quot;-&quot;;[.AH53];&quot;-&quot;;LEFT(RIGHT([.A53];6);1))" office:value-type="string" office:string-value="r4-25-500-2" calcext:value-type="string">
            <text:p>r4-25-500-2</text:p>
          </table:table-cell>
          <table:table-cell table:formula="of:=IFERROR(ROUND(([.F53]/[.G53])*100;2);&quot;-&quot;)" office:value-type="float" office:value="25.71" calcext:value-type="float">
            <text:p>25,71</text:p>
          </table:table-cell>
          <table:table-cell table:style-name="ce14" table:formula="of:=IF([.AB53]=&quot;-&quot;;&quot;&quot;;[.J53])" office:value-type="float" office:value="-283.411397" calcext:value-type="float">
            <text:p>-283,4</text:p>
          </table:table-cell>
          <table:table-cell table:style-name="ce14" table:formula="of:=IF([.AB53]=&quot;-&quot;;&quot;&quot;;[.I53])" office:value-type="float" office:value="157.728073" calcext:value-type="float">
            <text:p>157,7</text:p>
          </table:table-cell>
          <table:table-cell table:formula="of:=IF([.AB53]=&quot;-&quot;;&quot;&quot;;[.U53])" office:value-type="float" office:value="46" calcext:value-type="float">
            <text:p>46</text:p>
          </table:table-cell>
          <table:table-cell table:formula="of:=IF([.AB53]=&quot;-&quot;;&quot;&quot;;[.V53])" office:value-type="float" office:value="600.841847" calcext:value-type="float">
            <text:p>600,841847</text:p>
          </table:table-cell>
          <table:table-cell table:formula="of:=IFERROR(ABS([.AE53]-CEILING([.AC53]));&quot;&quot;)" office:value-type="float" office:value="329" calcext:value-type="float">
            <text:p>329</text:p>
          </table:table-cell>
          <table:table-cell table:formula="of:=CEILING([.E53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750-1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54];&quot;-&quot;;[.C54];&quot;-&quot;;[.AH54];&quot;-&quot;;LEFT(RIGHT([.A54];6);1))" office:value-type="string" office:string-value="r--0-1" calcext:value-type="string">
            <text:p>r--0-1</text:p>
          </table:table-cell>
          <table:table-cell table:formula="of:=IFERROR(ROUND(([.F54]/[.G54])*100;2);&quot;-&quot;)" office:value-type="string" office:string-value="-" calcext:value-type="string">
            <text:p>-</text:p>
          </table:table-cell>
          <table:table-cell table:style-name="ce14" table:formula="of:=IF([.AB54]=&quot;-&quot;;&quot;&quot;;[.J54])">
            <text:p/>
          </table:table-cell>
          <table:table-cell table:style-name="ce14" table:formula="of:=IF([.AB54]=&quot;-&quot;;&quot;&quot;;[.I54])">
            <text:p/>
          </table:table-cell>
          <table:table-cell table:formula="of:=IF([.AB54]=&quot;-&quot;;&quot;&quot;;[.U54])">
            <text:p/>
          </table:table-cell>
          <table:table-cell table:formula="of:=IF([.AB54]=&quot;-&quot;;&quot;&quot;;[.V54])">
            <text:p/>
          </table:table-cell>
          <table:table-cell table:formula="of:=IFERROR(ABS([.AE54]-CEILING([.AC54]));&quot;&quot;)">
            <text:p/>
          </table:table-cell>
          <table:table-cell table:formula="of:=CEILING([.E54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750-2.dssp</text:p>
          </table:table-cell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3"/>
          <table:table-cell table:formula="of:=CONCATENATE(&quot;r&quot;;[.B55];&quot;-&quot;;[.C55];&quot;-&quot;;[.AH55];&quot;-&quot;;LEFT(RIGHT([.A55];6);1))" office:value-type="string" office:string-value="r--0-2" calcext:value-type="string">
            <text:p>r--0-2</text:p>
          </table:table-cell>
          <table:table-cell table:formula="of:=IFERROR(ROUND(([.F55]/[.G55])*100;2);&quot;-&quot;)" office:value-type="string" office:string-value="-" calcext:value-type="string">
            <text:p>-</text:p>
          </table:table-cell>
          <table:table-cell table:style-name="ce14" table:formula="of:=IF([.AB55]=&quot;-&quot;;&quot;&quot;;[.J55])">
            <text:p/>
          </table:table-cell>
          <table:table-cell table:style-name="ce14" table:formula="of:=IF([.AB55]=&quot;-&quot;;&quot;&quot;;[.I55])">
            <text:p/>
          </table:table-cell>
          <table:table-cell table:formula="of:=IF([.AB55]=&quot;-&quot;;&quot;&quot;;[.U55])">
            <text:p/>
          </table:table-cell>
          <table:table-cell table:formula="of:=IF([.AB55]=&quot;-&quot;;&quot;&quot;;[.V55])">
            <text:p/>
          </table:table-cell>
          <table:table-cell table:formula="of:=IFERROR(ABS([.AE55]-CEILING([.AC55]));&quot;&quot;)">
            <text:p/>
          </table:table-cell>
          <table:table-cell table:formula="of:=CEILING([.E55]*(4/3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87" calcext:value-type="float">
            <text:p>387</text:p>
          </table:table-cell>
          <table:table-cell office:value-type="float" office:value="1070" calcext:value-type="float">
            <text:p>1070</text:p>
          </table:table-cell>
          <table:table-cell office:value-type="float" office:value="1395" calcext:value-type="float">
            <text:p>1395</text:p>
          </table:table-cell>
          <table:table-cell table:style-name="Default" office:value-type="float" office:value="2.408875" calcext:value-type="float">
            <text:p>2,408875</text:p>
          </table:table-cell>
          <table:table-cell table:style-name="Default" office:value-type="float" office:value="-143.127957" calcext:value-type="float">
            <text:p>-143,1279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127957" calcext:value-type="float">
            <text:p>-143,127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8" calcext:value-type="float">
            <text:p>2,38</text:p>
          </table:table-cell>
          <table:table-cell office:value-type="float" office:value="602.41" calcext:value-type="float">
            <text:p>602,41</text:p>
          </table:table-cell>
          <table:table-cell office:value-type="float" office:value="21183528" calcext:value-type="float">
            <text:p>21183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2" calcext:value-type="float">
            <text:p>-12</text:p>
          </table:table-cell>
          <table:table-cell office:value-type="float" office:value="604.686651" calcext:value-type="float">
            <text:p>604,6866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6];&quot;-&quot;;[.C56];&quot;-&quot;;[.AH56];&quot;-&quot;;LEFT(RIGHT([.A56];6);1))" office:value-type="string" office:string-value="r4-5-250-1" calcext:value-type="string">
            <text:p>r4-5-250-1</text:p>
          </table:table-cell>
          <table:table-cell table:formula="of:=IFERROR(ROUND(([.F56]/[.G56])*100;2);&quot;-&quot;)" office:value-type="float" office:value="36.17" calcext:value-type="float">
            <text:p>36,17</text:p>
          </table:table-cell>
          <table:table-cell table:style-name="ce14" table:formula="of:=IF([.AB56]=&quot;-&quot;;&quot;&quot;;[.J56])" office:value-type="float" office:value="-143.127957" calcext:value-type="float">
            <text:p>-143,1</text:p>
          </table:table-cell>
          <table:table-cell table:style-name="ce14" table:formula="of:=IF([.AB56]=&quot;-&quot;;&quot;&quot;;[.I56])" office:value-type="float" office:value="2.408875" calcext:value-type="float">
            <text:p>2,4</text:p>
          </table:table-cell>
          <table:table-cell table:formula="of:=IF([.AB56]=&quot;-&quot;;&quot;&quot;;[.U56])" office:value-type="float" office:value="-12" calcext:value-type="float">
            <text:p>-12</text:p>
          </table:table-cell>
          <table:table-cell table:formula="of:=IF([.AB56]=&quot;-&quot;;&quot;&quot;;[.V56])" office:value-type="float" office:value="604.686651" calcext:value-type="float">
            <text:p>604,686651</text:p>
          </table:table-cell>
          <table:table-cell table:formula="of:=IFERROR(ABS([.AE56]-CEILING([.AC56]));&quot;&quot;)" office:value-type="float" office:value="131" calcext:value-type="float">
            <text:p>131</text:p>
          </table:table-cell>
          <table:table-cell table:formula="of:=CEILING([.E56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21" calcext:value-type="float">
            <text:p>321</text:p>
          </table:table-cell>
          <table:table-cell office:value-type="float" office:value="1070" calcext:value-type="float">
            <text:p>1070</text:p>
          </table:table-cell>
          <table:table-cell office:value-type="float" office:value="1106" calcext:value-type="float">
            <text:p>1106</text:p>
          </table:table-cell>
          <table:table-cell table:style-name="Default" office:value-type="float" office:value="1.257958" calcext:value-type="float">
            <text:p>1,257958</text:p>
          </table:table-cell>
          <table:table-cell table:style-name="Default" office:value-type="float" office:value="-146.32833" calcext:value-type="float">
            <text:p>-146,328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6.32833" calcext:value-type="float">
            <text:p>-146,328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,22</text:p>
          </table:table-cell>
          <table:table-cell office:value-type="float" office:value="601.26" calcext:value-type="float">
            <text:p>601,26</text:p>
          </table:table-cell>
          <table:table-cell office:value-type="float" office:value="21142888" calcext:value-type="float">
            <text:p>21142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9" calcext:value-type="float">
            <text:p>-9</text:p>
          </table:table-cell>
          <table:table-cell office:value-type="float" office:value="602.261554" calcext:value-type="float">
            <text:p>602,2615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7];&quot;-&quot;;[.C57];&quot;-&quot;;[.AH57];&quot;-&quot;;LEFT(RIGHT([.A57];6);1))" office:value-type="string" office:string-value="r4-5-250-2" calcext:value-type="string">
            <text:p>r4-5-250-2</text:p>
          </table:table-cell>
          <table:table-cell table:formula="of:=IFERROR(ROUND(([.F57]/[.G57])*100;2);&quot;-&quot;)" office:value-type="float" office:value="30" calcext:value-type="float">
            <text:p>30</text:p>
          </table:table-cell>
          <table:table-cell table:style-name="ce14" table:formula="of:=IF([.AB57]=&quot;-&quot;;&quot;&quot;;[.J57])" office:value-type="float" office:value="-146.32833" calcext:value-type="float">
            <text:p>-146,3</text:p>
          </table:table-cell>
          <table:table-cell table:style-name="ce14" table:formula="of:=IF([.AB57]=&quot;-&quot;;&quot;&quot;;[.I57])" office:value-type="float" office:value="1.257958" calcext:value-type="float">
            <text:p>1,3</text:p>
          </table:table-cell>
          <table:table-cell table:formula="of:=IF([.AB57]=&quot;-&quot;;&quot;&quot;;[.U57])" office:value-type="float" office:value="-9" calcext:value-type="float">
            <text:p>-9</text:p>
          </table:table-cell>
          <table:table-cell table:formula="of:=IF([.AB57]=&quot;-&quot;;&quot;&quot;;[.V57])" office:value-type="float" office:value="602.261554" calcext:value-type="float">
            <text:p>602,261554</text:p>
          </table:table-cell>
          <table:table-cell table:formula="of:=IFERROR(ABS([.AE57]-CEILING([.AC57]));&quot;&quot;)" office:value-type="float" office:value="137" calcext:value-type="float">
            <text:p>137</text:p>
          </table:table-cell>
          <table:table-cell table:formula="of:=CEILING([.E57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788" calcext:value-type="float">
            <text:p>788</text:p>
          </table:table-cell>
          <table:table-cell office:value-type="float" office:value="2132" calcext:value-type="float">
            <text:p>2132</text:p>
          </table:table-cell>
          <table:table-cell office:value-type="float" office:value="3800" calcext:value-type="float">
            <text:p>3800</text:p>
          </table:table-cell>
          <table:table-cell table:style-name="Default" office:value-type="float" office:value="13.874167" calcext:value-type="float">
            <text:p>13,874167</text:p>
          </table:table-cell>
          <table:table-cell table:style-name="Default" office:value-type="float" office:value="-285.834659" calcext:value-type="float">
            <text:p>-285,8346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5.834659" calcext:value-type="float">
            <text:p>-285,8346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77" calcext:value-type="float">
            <text:p>13,77</text:p>
          </table:table-cell>
          <table:table-cell office:value-type="float" office:value="613.93" calcext:value-type="float">
            <text:p>613,93</text:p>
          </table:table-cell>
          <table:table-cell office:value-type="float" office:value="73933347" calcext:value-type="float">
            <text:p>73933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21" calcext:value-type="float">
            <text:p>-21</text:p>
          </table:table-cell>
          <table:table-cell office:value-type="float" office:value="600.36739" calcext:value-type="float">
            <text:p>600,367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8" calcext:value-type="float">
            <text:p>24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8];&quot;-&quot;;[.C58];&quot;-&quot;;[.AH58];&quot;-&quot;;LEFT(RIGHT([.A58];6);1))" office:value-type="string" office:string-value="r4-5-500-1" calcext:value-type="string">
            <text:p>r4-5-500-1</text:p>
          </table:table-cell>
          <table:table-cell table:formula="of:=IFERROR(ROUND(([.F58]/[.G58])*100;2);&quot;-&quot;)" office:value-type="float" office:value="36.96" calcext:value-type="float">
            <text:p>36,96</text:p>
          </table:table-cell>
          <table:table-cell table:style-name="ce14" table:formula="of:=IF([.AB58]=&quot;-&quot;;&quot;&quot;;[.J58])" office:value-type="float" office:value="-285.834659" calcext:value-type="float">
            <text:p>-285,8</text:p>
          </table:table-cell>
          <table:table-cell table:style-name="ce14" table:formula="of:=IF([.AB58]=&quot;-&quot;;&quot;&quot;;[.I58])" office:value-type="float" office:value="13.874167" calcext:value-type="float">
            <text:p>13,9</text:p>
          </table:table-cell>
          <table:table-cell table:formula="of:=IF([.AB58]=&quot;-&quot;;&quot;&quot;;[.U58])" office:value-type="float" office:value="-21" calcext:value-type="float">
            <text:p>-21</text:p>
          </table:table-cell>
          <table:table-cell table:formula="of:=IF([.AB58]=&quot;-&quot;;&quot;&quot;;[.V58])" office:value-type="float" office:value="600.36739" calcext:value-type="float">
            <text:p>600,36739</text:p>
          </table:table-cell>
          <table:table-cell table:formula="of:=IFERROR(ABS([.AE58]-CEILING([.AC58]));&quot;&quot;)" office:value-type="float" office:value="264" calcext:value-type="float">
            <text:p>264</text:p>
          </table:table-cell>
          <table:table-cell table:formula="of:=CEILING([.E58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623" calcext:value-type="float">
            <text:p>623</text:p>
          </table:table-cell>
          <table:table-cell office:value-type="float" office:value="2132" calcext:value-type="float">
            <text:p>2132</text:p>
          </table:table-cell>
          <table:table-cell office:value-type="float" office:value="3249" calcext:value-type="float">
            <text:p>3249</text:p>
          </table:table-cell>
          <table:table-cell table:style-name="Default" office:value-type="float" office:value="11.845772" calcext:value-type="float">
            <text:p>11,845772</text:p>
          </table:table-cell>
          <table:table-cell table:style-name="Default" office:value-type="float" office:value="-288.766118" calcext:value-type="float">
            <text:p>-288,7661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8.766118" calcext:value-type="float">
            <text:p>-288,766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72" calcext:value-type="float">
            <text:p>11,72</text:p>
          </table:table-cell>
          <table:table-cell office:value-type="float" office:value="611.87" calcext:value-type="float">
            <text:p>611,87</text:p>
          </table:table-cell>
          <table:table-cell office:value-type="float" office:value="73949027" calcext:value-type="float">
            <text:p>73949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float" office:value="600.311291" calcext:value-type="float">
            <text:p>600,311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59];&quot;-&quot;;[.C59];&quot;-&quot;;[.AH59];&quot;-&quot;;LEFT(RIGHT([.A59];6);1))" office:value-type="string" office:string-value="r4-5-500-2" calcext:value-type="string">
            <text:p>r4-5-500-2</text:p>
          </table:table-cell>
          <table:table-cell table:formula="of:=IFERROR(ROUND(([.F59]/[.G59])*100;2);&quot;-&quot;)" office:value-type="float" office:value="29.22" calcext:value-type="float">
            <text:p>29,22</text:p>
          </table:table-cell>
          <table:table-cell table:style-name="ce14" table:formula="of:=IF([.AB59]=&quot;-&quot;;&quot;&quot;;[.J59])" office:value-type="float" office:value="-288.766118" calcext:value-type="float">
            <text:p>-288,8</text:p>
          </table:table-cell>
          <table:table-cell table:style-name="ce14" table:formula="of:=IF([.AB59]=&quot;-&quot;;&quot;&quot;;[.I59])" office:value-type="float" office:value="11.845772" calcext:value-type="float">
            <text:p>11,8</text:p>
          </table:table-cell>
          <table:table-cell table:formula="of:=IF([.AB59]=&quot;-&quot;;&quot;&quot;;[.U59])" office:value-type="float" office:value="3" calcext:value-type="float">
            <text:p>3</text:p>
          </table:table-cell>
          <table:table-cell table:formula="of:=IF([.AB59]=&quot;-&quot;;&quot;&quot;;[.V59])" office:value-type="float" office:value="600.311291" calcext:value-type="float">
            <text:p>600,311291</text:p>
          </table:table-cell>
          <table:table-cell table:formula="of:=IFERROR(ABS([.AE59]-CEILING([.AC59]));&quot;&quot;)" office:value-type="float" office:value="291" calcext:value-type="float">
            <text:p>291</text:p>
          </table:table-cell>
          <table:table-cell table:formula="of:=CEILING([.E59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173" calcext:value-type="float">
            <text:p>1173</text:p>
          </table:table-cell>
          <table:table-cell office:value-type="float" office:value="3195" calcext:value-type="float">
            <text:p>3195</text:p>
          </table:table-cell>
          <table:table-cell office:value-type="float" office:value="6849" calcext:value-type="float">
            <text:p>6849</text:p>
          </table:table-cell>
          <table:table-cell table:style-name="Default" office:value-type="float" office:value="111.725629" calcext:value-type="float">
            <text:p>111,725629</text:p>
          </table:table-cell>
          <table:table-cell table:style-name="Default" office:value-type="float" office:value="-429.326106" calcext:value-type="float">
            <text:p>-429,3261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9.326106" calcext:value-type="float">
            <text:p>-429,326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.48" calcext:value-type="float">
            <text:p>111,48</text:p>
          </table:table-cell>
          <table:table-cell office:value-type="float" office:value="711.85" calcext:value-type="float">
            <text:p>711,85</text:p>
          </table:table-cell>
          <table:table-cell office:value-type="float" office:value="168633366" calcext:value-type="float">
            <text:p>168633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27" calcext:value-type="float">
            <text:p>27</text:p>
          </table:table-cell>
          <table:table-cell office:value-type="float" office:value="600.426416" calcext:value-type="float">
            <text:p>600,4264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8" calcext:value-type="float">
            <text:p>42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0];&quot;-&quot;;[.C60];&quot;-&quot;;[.AH60];&quot;-&quot;;LEFT(RIGHT([.A60];6);1))" office:value-type="string" office:string-value="r4-5-750-1" calcext:value-type="string">
            <text:p>r4-5-750-1</text:p>
          </table:table-cell>
          <table:table-cell table:formula="of:=IFERROR(ROUND(([.F60]/[.G60])*100;2);&quot;-&quot;)" office:value-type="float" office:value="36.71" calcext:value-type="float">
            <text:p>36,71</text:p>
          </table:table-cell>
          <table:table-cell table:style-name="ce14" table:formula="of:=IF([.AB60]=&quot;-&quot;;&quot;&quot;;[.J60])" office:value-type="float" office:value="-429.326106" calcext:value-type="float">
            <text:p>-429,3</text:p>
          </table:table-cell>
          <table:table-cell table:style-name="ce14" table:formula="of:=IF([.AB60]=&quot;-&quot;;&quot;&quot;;[.I60])" office:value-type="float" office:value="111.725629" calcext:value-type="float">
            <text:p>111,7</text:p>
          </table:table-cell>
          <table:table-cell table:formula="of:=IF([.AB60]=&quot;-&quot;;&quot;&quot;;[.U60])" office:value-type="float" office:value="27" calcext:value-type="float">
            <text:p>27</text:p>
          </table:table-cell>
          <table:table-cell table:formula="of:=IF([.AB60]=&quot;-&quot;;&quot;&quot;;[.V60])" office:value-type="float" office:value="600.426416" calcext:value-type="float">
            <text:p>600,426416</text:p>
          </table:table-cell>
          <table:table-cell table:formula="of:=IFERROR(ABS([.AE60]-CEILING([.AC60]));&quot;&quot;)" office:value-type="float" office:value="456" calcext:value-type="float">
            <text:p>456</text:p>
          </table:table-cell>
          <table:table-cell table:formula="of:=CEILING([.E60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198" calcext:value-type="float">
            <text:p>1198</text:p>
          </table:table-cell>
          <table:table-cell office:value-type="float" office:value="3195" calcext:value-type="float">
            <text:p>3195</text:p>
          </table:table-cell>
          <table:table-cell office:value-type="float" office:value="6974" calcext:value-type="float">
            <text:p>6974</text:p>
          </table:table-cell>
          <table:table-cell table:style-name="Default" office:value-type="float" office:value="57.295969" calcext:value-type="float">
            <text:p>57,295969</text:p>
          </table:table-cell>
          <table:table-cell table:style-name="Default" office:value-type="float" office:value="-427.04984" calcext:value-type="float">
            <text:p>-427,049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7.04984" calcext:value-type="float">
            <text:p>-427,04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.04" calcext:value-type="float">
            <text:p>57,04</text:p>
          </table:table-cell>
          <table:table-cell office:value-type="float" office:value="657.41" calcext:value-type="float">
            <text:p>657,41</text:p>
          </table:table-cell>
          <table:table-cell office:value-type="float" office:value="168447158" calcext:value-type="float">
            <text:p>168447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  <table:table-cell office:value-type="float" office:value="-17" calcext:value-type="float">
            <text:p>-17</text:p>
          </table:table-cell>
          <table:table-cell office:value-type="float" office:value="600.451634" calcext:value-type="float">
            <text:p>600,4516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" calcext:value-type="float">
            <text:p>3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cpa-sub-t600.config</text:p>
          </table:table-cell>
          <table:table-cell table:formula="of:=CONCATENATE(&quot;r&quot;;[.B61];&quot;-&quot;;[.C61];&quot;-&quot;;[.AH61];&quot;-&quot;;LEFT(RIGHT([.A61];6);1))" office:value-type="string" office:string-value="r4-5-750-2" calcext:value-type="string">
            <text:p>r4-5-750-2</text:p>
          </table:table-cell>
          <table:table-cell table:formula="of:=IFERROR(ROUND(([.F61]/[.G61])*100;2);&quot;-&quot;)" office:value-type="float" office:value="37.5" calcext:value-type="float">
            <text:p>37,5</text:p>
          </table:table-cell>
          <table:table-cell table:style-name="ce14" table:formula="of:=IF([.AB61]=&quot;-&quot;;&quot;&quot;;[.J61])" office:value-type="float" office:value="-427.04984" calcext:value-type="float">
            <text:p>-427,0</text:p>
          </table:table-cell>
          <table:table-cell table:style-name="ce14" table:formula="of:=IF([.AB61]=&quot;-&quot;;&quot;&quot;;[.I61])" office:value-type="float" office:value="57.295969" calcext:value-type="float">
            <text:p>57,3</text:p>
          </table:table-cell>
          <table:table-cell table:formula="of:=IF([.AB61]=&quot;-&quot;;&quot;&quot;;[.U61])" office:value-type="float" office:value="-17" calcext:value-type="float">
            <text:p>-17</text:p>
          </table:table-cell>
          <table:table-cell table:formula="of:=IF([.AB61]=&quot;-&quot;;&quot;&quot;;[.V61])" office:value-type="float" office:value="600.451634" calcext:value-type="float">
            <text:p>600,451634</text:p>
          </table:table-cell>
          <table:table-cell table:formula="of:=IFERROR(ABS([.AE61]-CEILING([.AC61]));&quot;&quot;)" office:value-type="float" office:value="410" calcext:value-type="float">
            <text:p>410</text:p>
          </table:table-cell>
          <table:table-cell table:formula="of:=CEILING([.E61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 table:number-rows-repeated="104851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blpl-sub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6"/>
        <table:table-column table:style-name="co30" table:default-cell-style-name="ce26"/>
        <table:table-column table:style-name="co10" table:number-columns-repeated="2" table:default-cell-style-name="Default"/>
        <table:table-column table:style-name="co30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5"/>
        <table:table-column table:style-name="co25" table:default-cell-style-name="ce15"/>
        <table:table-column table:style-name="co21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time0</text:p>
          </table:table-cell>
          <table:table-cell table:style-name="ce13" office:value-type="string" calcext:value-type="string">
            <text:p>heur</text:p>
          </table:table-cell>
          <table:table-cell table:style-name="ce13" office:value-type="string" calcext:value-type="string">
            <text:p>heur time</text:p>
          </table:table-cell>
          <table:table-cell table:style-name="ce13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901" calcext:value-type="float">
            <text:p>901</text:p>
          </table:table-cell>
          <table:table-cell office:value-type="float" office:value="4382" calcext:value-type="float">
            <text:p>4382</text:p>
          </table:table-cell>
          <table:table-cell office:value-type="float" office:value="6111" calcext:value-type="float">
            <text:p>6111</text:p>
          </table:table-cell>
          <table:table-cell table:style-name="Default" office:value-type="float" office:value="10.933201" calcext:value-type="float">
            <text:p>10,933201</text:p>
          </table:table-cell>
          <table:table-cell table:style-name="Default" office:value-type="float" office:value="-180.587173" calcext:value-type="float">
            <text:p>-180,5871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587173" calcext:value-type="float">
            <text:p>-180,587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73" calcext:value-type="float">
            <text:p>10,73</text:p>
          </table:table-cell>
          <table:table-cell office:value-type="float" office:value="311.35" calcext:value-type="float">
            <text:p>311,35</text:p>
          </table:table-cell>
          <table:table-cell office:value-type="float" office:value="46863007" calcext:value-type="float">
            <text:p>46863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428815" calcext:value-type="float">
            <text:p>300,428815</text:p>
          </table:table-cell>
          <table:table-cell office:value-type="float" office:value="-1" calcext:value-type="float">
            <text:p>-1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];&quot;-&quot;;[.C2];&quot;-&quot;;[.AH2];&quot;-&quot;;LEFT(RIGHT([.A2];6);1))" office:value-type="string" office:string-value="r20-10-250-1" calcext:value-type="string">
            <text:p>r20-10-250-1</text:p>
          </table:table-cell>
          <table:table-cell table:formula="of:=ROUND(([.F2]/[.G2])*100;2)" office:value-type="float" office:value="20.56" calcext:value-type="float">
            <text:p>20,56</text:p>
          </table:table-cell>
          <table:table-cell table:style-name="ce14" table:formula="of:=[.J2]" office:value-type="float" office:value="-180.587173" calcext:value-type="float">
            <text:p>-180,6</text:p>
          </table:table-cell>
          <table:table-cell table:style-name="ce14" table:formula="of:=[.I2]" office:value-type="float" office:value="10.933201" calcext:value-type="float">
            <text:p>10,9</text:p>
          </table:table-cell>
          <table:table-cell table:formula="of:=[.U2]" office:value-type="float" office:value="-2" calcext:value-type="float">
            <text:p>-2</text:p>
          </table:table-cell>
          <table:table-cell table:formula="of:=[.V2]" office:value-type="float" office:value="300.428815" calcext:value-type="float">
            <text:p>300,428815</text:p>
          </table:table-cell>
          <table:table-cell table:formula="of:=ABS([.AE2]-CEILING([.AC2]))" office:value-type="float" office:value="178" calcext:value-type="float">
            <text:p>178</text:p>
          </table:table-cell>
          <table:table-cell table:formula="of:=CEILING([.E2]*(4/3))" office:value-type="float" office:value="250" calcext:value-type="float">
            <text:p>250</text:p>
          </table:table-cell>
          <table:table-cell table:style-name="ce17" table:formula="of:=ROUND(AVERAGE([.AG2:.AG300]);2)" office:value-type="float" office:value="325.2" calcext:value-type="float">
            <text:p>325,20</text:p>
          </table:table-cell>
          <table:table-cell table:style-name="ce17" table:formula="of:=ROUND(AVERAGEIF([.AG2:.AG300];&quot;&gt;0&quot;;[.AG2:.AG300]);2)" office:value-type="float" office:value="325.2" calcext:value-type="float">
            <text:p>325,20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Blpl-sub-t300.config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891" calcext:value-type="float">
            <text:p>891</text:p>
          </table:table-cell>
          <table:table-cell office:value-type="float" office:value="4382" calcext:value-type="float">
            <text:p>4382</text:p>
          </table:table-cell>
          <table:table-cell office:value-type="float" office:value="5462" calcext:value-type="float">
            <text:p>5462</text:p>
          </table:table-cell>
          <table:table-cell table:style-name="Default" office:value-type="float" office:value="8.244944" calcext:value-type="float">
            <text:p>8,244944</text:p>
          </table:table-cell>
          <table:table-cell table:style-name="Default" office:value-type="float" office:value="-181.604731" calcext:value-type="float">
            <text:p>-181,6047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1.604731" calcext:value-type="float">
            <text:p>-181,6047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4" calcext:value-type="float">
            <text:p>8,04</text:p>
          </table:table-cell>
          <table:table-cell office:value-type="float" office:value="308.65" calcext:value-type="float">
            <text:p>308,65</text:p>
          </table:table-cell>
          <table:table-cell office:value-type="float" office:value="46887015" calcext:value-type="float">
            <text:p>46887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0.427309" calcext:value-type="float">
            <text:p>300,427309</text:p>
          </table:table-cell>
          <table:table-cell office:value-type="float" office:value="-1" calcext:value-type="float">
            <text:p>-1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];&quot;-&quot;;[.C3];&quot;-&quot;;[.AH3];&quot;-&quot;;LEFT(RIGHT([.A3];6);1))" office:value-type="string" office:string-value="r20-10-250-2" calcext:value-type="string">
            <text:p>r20-10-250-2</text:p>
          </table:table-cell>
          <table:table-cell table:formula="of:=ROUND(([.F3]/[.G3])*100;2)" office:value-type="float" office:value="20.33" calcext:value-type="float">
            <text:p>20,33</text:p>
          </table:table-cell>
          <table:table-cell table:style-name="ce14" table:formula="of:=[.J3]" office:value-type="float" office:value="-181.604731" calcext:value-type="float">
            <text:p>-181,6</text:p>
          </table:table-cell>
          <table:table-cell table:style-name="ce14" table:formula="of:=[.I3]" office:value-type="float" office:value="8.244944" calcext:value-type="float">
            <text:p>8,2</text:p>
          </table:table-cell>
          <table:table-cell table:formula="of:=[.U3]" office:value-type="float" office:value="-2" calcext:value-type="float">
            <text:p>-2</text:p>
          </table:table-cell>
          <table:table-cell table:formula="of:=[.V3]" office:value-type="float" office:value="300.427309" calcext:value-type="float">
            <text:p>300,427309</text:p>
          </table:table-cell>
          <table:table-cell table:formula="of:=ABS([.AE3]-CEILING([.AC3]))" office:value-type="float" office:value="179" calcext:value-type="float">
            <text:p>179</text:p>
          </table:table-cell>
          <table:table-cell table:formula="of:=CEILING([.E3]*(4/3))"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595" calcext:value-type="float">
            <text:p>1595</text:p>
          </table:table-cell>
          <table:table-cell office:value-type="float" office:value="8762" calcext:value-type="float">
            <text:p>8762</text:p>
          </table:table-cell>
          <table:table-cell office:value-type="float" office:value="15156" calcext:value-type="float">
            <text:p>15156</text:p>
          </table:table-cell>
          <table:table-cell table:style-name="Default" office:value-type="float" office:value="135.603526" calcext:value-type="float">
            <text:p>135,603526</text:p>
          </table:table-cell>
          <table:table-cell table:style-name="Default" office:value-type="float" office:value="-360.609871" calcext:value-type="float">
            <text:p>-360,6098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0.609871" calcext:value-type="float">
            <text:p>-360,6098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4.82" calcext:value-type="float">
            <text:p>134,82</text:p>
          </table:table-cell>
          <table:table-cell office:value-type="float" office:value="438.08" calcext:value-type="float">
            <text:p>438,08</text:p>
          </table:table-cell>
          <table:table-cell office:value-type="float" office:value="158204468" calcext:value-type="float">
            <text:p>158204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" calcext:value-type="float">
            <text:p>-3</text:p>
          </table:table-cell>
          <table:table-cell office:value-type="float" office:value="302.541066" calcext:value-type="float">
            <text:p>302,541066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];&quot;-&quot;;[.C4];&quot;-&quot;;[.AH4];&quot;-&quot;;LEFT(RIGHT([.A4];6);1))" office:value-type="string" office:string-value="r20-10-500-1" calcext:value-type="string">
            <text:p>r20-10-500-1</text:p>
          </table:table-cell>
          <table:table-cell table:formula="of:=ROUND(([.F4]/[.G4])*100;2)" office:value-type="float" office:value="18.2" calcext:value-type="float">
            <text:p>18,2</text:p>
          </table:table-cell>
          <table:table-cell table:style-name="ce14" table:formula="of:=[.J4]" office:value-type="float" office:value="-360.609871" calcext:value-type="float">
            <text:p>-360,6</text:p>
          </table:table-cell>
          <table:table-cell table:style-name="ce14" table:formula="of:=[.I4]" office:value-type="float" office:value="135.603526" calcext:value-type="float">
            <text:p>135,6</text:p>
          </table:table-cell>
          <table:table-cell table:formula="of:=[.U4]" office:value-type="float" office:value="-3" calcext:value-type="float">
            <text:p>-3</text:p>
          </table:table-cell>
          <table:table-cell table:formula="of:=[.V4]" office:value-type="float" office:value="302.541066" calcext:value-type="float">
            <text:p>302,541066</text:p>
          </table:table-cell>
          <table:table-cell table:formula="of:=ABS([.AE4]-CEILING([.AC4]))" office:value-type="float" office:value="357" calcext:value-type="float">
            <text:p>357</text:p>
          </table:table-cell>
          <table:table-cell table:formula="of:=CEILING([.E4]*(4/3))" office:value-type="float" office:value="500" calcext:value-type="float">
            <text:p>500</text:p>
          </table:table-cell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362" calcext:value-type="float">
            <text:p>1362</text:p>
          </table:table-cell>
          <table:table-cell office:value-type="float" office:value="8762" calcext:value-type="float">
            <text:p>8762</text:p>
          </table:table-cell>
          <table:table-cell office:value-type="float" office:value="13064" calcext:value-type="float">
            <text:p>13064</text:p>
          </table:table-cell>
          <table:table-cell table:style-name="Default" office:value-type="float" office:value="121.402596" calcext:value-type="float">
            <text:p>121,402596</text:p>
          </table:table-cell>
          <table:table-cell table:style-name="Default" office:value-type="float" office:value="-361.827028" calcext:value-type="float">
            <text:p>-361,82702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827028" calcext:value-type="float">
            <text:p>-361,8270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.6" calcext:value-type="float">
            <text:p>120,6</text:p>
          </table:table-cell>
          <table:table-cell office:value-type="float" office:value="426.66" calcext:value-type="float">
            <text:p>426,66</text:p>
          </table:table-cell>
          <table:table-cell office:value-type="float" office:value="158217092" calcext:value-type="float">
            <text:p>158217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5.310077" calcext:value-type="float">
            <text:p>305,310077</text:p>
          </table:table-cell>
          <table:table-cell office:value-type="float" office:value="-1" calcext:value-type="float">
            <text:p>-1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];&quot;-&quot;;[.C5];&quot;-&quot;;[.AH5];&quot;-&quot;;LEFT(RIGHT([.A5];6);1))" office:value-type="string" office:string-value="r20-10-500-2" calcext:value-type="string">
            <text:p>r20-10-500-2</text:p>
          </table:table-cell>
          <table:table-cell table:formula="of:=ROUND(([.F5]/[.G5])*100;2)" office:value-type="float" office:value="15.54" calcext:value-type="float">
            <text:p>15,54</text:p>
          </table:table-cell>
          <table:table-cell table:style-name="ce14" table:formula="of:=[.J5]" office:value-type="float" office:value="-361.827028" calcext:value-type="float">
            <text:p>-361,8</text:p>
          </table:table-cell>
          <table:table-cell table:style-name="ce14" table:formula="of:=[.I5]" office:value-type="float" office:value="121.402596" calcext:value-type="float">
            <text:p>121,4</text:p>
          </table:table-cell>
          <table:table-cell table:formula="of:=[.U5]" office:value-type="float" office:value="-2" calcext:value-type="float">
            <text:p>-2</text:p>
          </table:table-cell>
          <table:table-cell table:formula="of:=[.V5]" office:value-type="float" office:value="305.310077" calcext:value-type="float">
            <text:p>305,310077</text:p>
          </table:table-cell>
          <table:table-cell table:formula="of:=ABS([.AE5]-CEILING([.AC5]))" office:value-type="float" office:value="359" calcext:value-type="float">
            <text:p>359</text:p>
          </table:table-cell>
          <table:table-cell table:formula="of:=CEILING([.E5]*(4/3))" office:value-type="float" office:value="500" calcext:value-type="float">
            <text:p>500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20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2178" calcext:value-type="float">
            <text:p>2178</text:p>
          </table:table-cell>
          <table:table-cell office:value-type="float" office:value="13132" calcext:value-type="float">
            <text:p>13132</text:p>
          </table:table-cell>
          <table:table-cell office:value-type="float" office:value="26876" calcext:value-type="float">
            <text:p>26876</text:p>
          </table:table-cell>
          <table:table-cell table:style-name="Default" office:value-type="float" office:value="496.074317" calcext:value-type="float">
            <text:p>496,074317</text:p>
          </table:table-cell>
          <table:table-cell table:style-name="Default" office:value-type="float" office:value="-539.924973" calcext:value-type="float">
            <text:p>-539,9249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39.924973" calcext:value-type="float">
            <text:p>-539,9249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4.28" calcext:value-type="float">
            <text:p>494,28</text:p>
          </table:table-cell>
          <table:table-cell office:value-type="float" office:value="805.83" calcext:value-type="float">
            <text:p>805,83</text:p>
          </table:table-cell>
          <table:table-cell office:value-type="float" office:value="350813938" calcext:value-type="float">
            <text:p>350813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" calcext:value-type="float">
            <text:p>-3</text:p>
          </table:table-cell>
          <table:table-cell office:value-type="float" office:value="309.870595" calcext:value-type="float">
            <text:p>309,870595</text:p>
          </table:table-cell>
          <table:table-cell office:value-type="float" office:value="-1" calcext:value-type="float">
            <text:p>-1</text:p>
          </table:table-cell>
          <table:table-cell office:value-type="float" office:value="530" calcext:value-type="float">
            <text:p>53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];&quot;-&quot;;[.C6];&quot;-&quot;;[.AH6];&quot;-&quot;;LEFT(RIGHT([.A6];6);1))" office:value-type="string" office:string-value="r20-10-750-1" calcext:value-type="string">
            <text:p>r20-10-750-1</text:p>
          </table:table-cell>
          <table:table-cell table:formula="of:=ROUND(([.F6]/[.G6])*100;2)" office:value-type="float" office:value="16.59" calcext:value-type="float">
            <text:p>16,59</text:p>
          </table:table-cell>
          <table:table-cell table:style-name="ce14" table:formula="of:=[.J6]" office:value-type="float" office:value="-539.924973" calcext:value-type="float">
            <text:p>-539,9</text:p>
          </table:table-cell>
          <table:table-cell table:style-name="ce14" table:formula="of:=[.I6]" office:value-type="float" office:value="496.074317" calcext:value-type="float">
            <text:p>496,1</text:p>
          </table:table-cell>
          <table:table-cell table:formula="of:=[.U6]" office:value-type="float" office:value="-3" calcext:value-type="float">
            <text:p>-3</text:p>
          </table:table-cell>
          <table:table-cell table:formula="of:=[.V6]" office:value-type="float" office:value="309.870595" calcext:value-type="float">
            <text:p>309,870595</text:p>
          </table:table-cell>
          <table:table-cell table:formula="of:=ABS([.AE6]-CEILING([.AC6]))" office:value-type="float" office:value="536" calcext:value-type="float">
            <text:p>536</text:p>
          </table:table-cell>
          <table:table-cell table:formula="of:=CEILING([.E6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795" calcext:value-type="float">
            <text:p>1795</text:p>
          </table:table-cell>
          <table:table-cell office:value-type="float" office:value="13132" calcext:value-type="float">
            <text:p>13132</text:p>
          </table:table-cell>
          <table:table-cell office:value-type="float" office:value="21649" calcext:value-type="float">
            <text:p>21649</text:p>
          </table:table-cell>
          <table:table-cell table:style-name="Default" office:value-type="float" office:value="278.971056" calcext:value-type="float">
            <text:p>278,971056</text:p>
          </table:table-cell>
          <table:table-cell table:style-name="Default" office:value-type="float" office:value="-542.136687" calcext:value-type="float">
            <text:p>-542,1366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2.136687" calcext:value-type="float">
            <text:p>-542,136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7.15" calcext:value-type="float">
            <text:p>277,15</text:p>
          </table:table-cell>
          <table:table-cell office:value-type="float" office:value="595.87" calcext:value-type="float">
            <text:p>595,87</text:p>
          </table:table-cell>
          <table:table-cell office:value-type="float" office:value="351181762" calcext:value-type="float">
            <text:p>351181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17.02715" calcext:value-type="float">
            <text:p>317,027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7];&quot;-&quot;;[.C7];&quot;-&quot;;[.AH7];&quot;-&quot;;LEFT(RIGHT([.A7];6);1))" office:value-type="string" office:string-value="r20-10-750-2" calcext:value-type="string">
            <text:p>r20-10-750-2</text:p>
          </table:table-cell>
          <table:table-cell table:formula="of:=ROUND(([.F7]/[.G7])*100;2)" office:value-type="float" office:value="13.67" calcext:value-type="float">
            <text:p>13,67</text:p>
          </table:table-cell>
          <table:table-cell table:style-name="ce14" table:formula="of:=[.J7]" office:value-type="float" office:value="-542.136687" calcext:value-type="float">
            <text:p>-542,1</text:p>
          </table:table-cell>
          <table:table-cell table:style-name="ce14" table:formula="of:=[.I7]" office:value-type="float" office:value="278.971056" calcext:value-type="float">
            <text:p>279,0</text:p>
          </table:table-cell>
          <table:table-cell table:formula="of:=[.U7]" office:value-type="float" office:value="0" calcext:value-type="float">
            <text:p>0</text:p>
          </table:table-cell>
          <table:table-cell table:formula="of:=[.V7]" office:value-type="float" office:value="317.02715" calcext:value-type="float">
            <text:p>317,02715</text:p>
          </table:table-cell>
          <table:table-cell table:formula="of:=ABS([.AE7]-CEILING([.AC7]))" office:value-type="float" office:value="542" calcext:value-type="float">
            <text:p>542</text:p>
          </table:table-cell>
          <table:table-cell table:formula="of:=CEILING([.E7]*(4/3))" office:value-type="float" office:value="750" calcext:value-type="float">
            <text:p>75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1222" calcext:value-type="float">
            <text:p>1222</text:p>
          </table:table-cell>
          <table:table-cell office:value-type="float" office:value="4702" calcext:value-type="float">
            <text:p>4702</text:p>
          </table:table-cell>
          <table:table-cell office:value-type="float" office:value="8854" calcext:value-type="float">
            <text:p>8854</text:p>
          </table:table-cell>
          <table:table-cell table:style-name="Default" office:value-type="float" office:value="49.896618" calcext:value-type="float">
            <text:p>49,896618</text:p>
          </table:table-cell>
          <table:table-cell table:style-name="Default" office:value-type="float" office:value="-180.316952" calcext:value-type="float">
            <text:p>-180,31695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316952" calcext:value-type="float">
            <text:p>-180,3169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.59" calcext:value-type="float">
            <text:p>49,59</text:p>
          </table:table-cell>
          <table:table-cell office:value-type="float" office:value="350.97" calcext:value-type="float">
            <text:p>350,97</text:p>
          </table:table-cell>
          <table:table-cell office:value-type="float" office:value="65944951" calcext:value-type="float">
            <text:p>65944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1.107194" calcext:value-type="float">
            <text:p>301,1071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8];&quot;-&quot;;[.C8];&quot;-&quot;;[.AH8];&quot;-&quot;;LEFT(RIGHT([.A8];6);1))" office:value-type="string" office:string-value="r20-15-250-1" calcext:value-type="string">
            <text:p>r20-15-250-1</text:p>
          </table:table-cell>
          <table:table-cell table:formula="of:=ROUND(([.F8]/[.G8])*100;2)" office:value-type="float" office:value="25.99" calcext:value-type="float">
            <text:p>25,99</text:p>
          </table:table-cell>
          <table:table-cell table:style-name="ce14" table:formula="of:=[.J8]" office:value-type="float" office:value="-180.316952" calcext:value-type="float">
            <text:p>-180,3</text:p>
          </table:table-cell>
          <table:table-cell table:style-name="ce14" table:formula="of:=[.I8]" office:value-type="float" office:value="49.896618" calcext:value-type="float">
            <text:p>49,9</text:p>
          </table:table-cell>
          <table:table-cell table:formula="of:=[.U8]" office:value-type="float" office:value="0" calcext:value-type="float">
            <text:p>0</text:p>
          </table:table-cell>
          <table:table-cell table:formula="of:=[.V8]" office:value-type="float" office:value="301.107194" calcext:value-type="float">
            <text:p>301,107194</text:p>
          </table:table-cell>
          <table:table-cell table:formula="of:=ABS([.AE8]-CEILING([.AC8]))" office:value-type="float" office:value="180" calcext:value-type="float">
            <text:p>180</text:p>
          </table:table-cell>
          <table:table-cell table:formula="of:=CEILING([.E8]*(4/3))" office:value-type="float" office:value="250" calcext:value-type="float">
            <text:p>250</text:p>
          </table:table-cell>
          <table:table-cell table:formula="of:=COUNTIF([.AG2:.AG300];&quot;&gt;=0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1230" calcext:value-type="float">
            <text:p>1230</text:p>
          </table:table-cell>
          <table:table-cell office:value-type="float" office:value="4702" calcext:value-type="float">
            <text:p>4702</text:p>
          </table:table-cell>
          <table:table-cell office:value-type="float" office:value="8876" calcext:value-type="float">
            <text:p>8876</text:p>
          </table:table-cell>
          <table:table-cell table:style-name="Default" office:value-type="float" office:value="18.550776" calcext:value-type="float">
            <text:p>18,550776</text:p>
          </table:table-cell>
          <table:table-cell table:style-name="Default" office:value-type="float" office:value="-182.076066" calcext:value-type="float">
            <text:p>-182,07606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2.076066" calcext:value-type="float">
            <text:p>-182,076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.24" calcext:value-type="float">
            <text:p>18,24</text:p>
          </table:table-cell>
          <table:table-cell office:value-type="float" office:value="319.74" calcext:value-type="float">
            <text:p>319,74</text:p>
          </table:table-cell>
          <table:table-cell office:value-type="float" office:value="65989463" calcext:value-type="float">
            <text:p>65989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1.228162" calcext:value-type="float">
            <text:p>301,22816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9];&quot;-&quot;;[.C9];&quot;-&quot;;[.AH9];&quot;-&quot;;LEFT(RIGHT([.A9];6);1))" office:value-type="string" office:string-value="r20-15-250-2" calcext:value-type="string">
            <text:p>r20-15-250-2</text:p>
          </table:table-cell>
          <table:table-cell table:formula="of:=ROUND(([.F9]/[.G9])*100;2)" office:value-type="float" office:value="26.16" calcext:value-type="float">
            <text:p>26,16</text:p>
          </table:table-cell>
          <table:table-cell table:style-name="ce14" table:formula="of:=[.J9]" office:value-type="float" office:value="-182.076066" calcext:value-type="float">
            <text:p>-182,1</text:p>
          </table:table-cell>
          <table:table-cell table:style-name="ce14" table:formula="of:=[.I9]" office:value-type="float" office:value="18.550776" calcext:value-type="float">
            <text:p>18,6</text:p>
          </table:table-cell>
          <table:table-cell table:formula="of:=[.U9]" office:value-type="float" office:value="1" calcext:value-type="float">
            <text:p>1</text:p>
          </table:table-cell>
          <table:table-cell table:formula="of:=[.V9]" office:value-type="float" office:value="301.228162" calcext:value-type="float">
            <text:p>301,228162</text:p>
          </table:table-cell>
          <table:table-cell table:formula="of:=ABS([.AE9]-CEILING([.AC9]))" office:value-type="float" office:value="183" calcext:value-type="float">
            <text:p>183</text:p>
          </table:table-cell>
          <table:table-cell table:formula="of:=CEILING([.E9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2069" calcext:value-type="float">
            <text:p>2069</text:p>
          </table:table-cell>
          <table:table-cell office:value-type="float" office:value="9392" calcext:value-type="float">
            <text:p>9392</text:p>
          </table:table-cell>
          <table:table-cell office:value-type="float" office:value="24022" calcext:value-type="float">
            <text:p>24022</text:p>
          </table:table-cell>
          <table:table-cell table:style-name="Default" office:value-type="float" office:value="435.778599" calcext:value-type="float">
            <text:p>435,778599</text:p>
          </table:table-cell>
          <table:table-cell table:style-name="Default" office:value-type="float" office:value="-359.7137" calcext:value-type="float">
            <text:p>-359,71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9.7137" calcext:value-type="float">
            <text:p>-359,7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4.59" calcext:value-type="float">
            <text:p>434,59</text:p>
          </table:table-cell>
          <table:table-cell office:value-type="float" office:value="735.98" calcext:value-type="float">
            <text:p>735,98</text:p>
          </table:table-cell>
          <table:table-cell office:value-type="float" office:value="227672438" calcext:value-type="float">
            <text:p>227672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277176" calcext:value-type="float">
            <text:p>300,2771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0];&quot;-&quot;;[.C10];&quot;-&quot;;[.AH10];&quot;-&quot;;LEFT(RIGHT([.A10];6);1))" office:value-type="string" office:string-value="r20-15-500-1" calcext:value-type="string">
            <text:p>r20-15-500-1</text:p>
          </table:table-cell>
          <table:table-cell table:formula="of:=ROUND(([.F10]/[.G10])*100;2)" office:value-type="float" office:value="22.03" calcext:value-type="float">
            <text:p>22,03</text:p>
          </table:table-cell>
          <table:table-cell table:style-name="ce14" table:formula="of:=[.J10]" office:value-type="float" office:value="-359.7137" calcext:value-type="float">
            <text:p>-359,7</text:p>
          </table:table-cell>
          <table:table-cell table:style-name="ce14" table:formula="of:=[.I10]" office:value-type="float" office:value="435.778599" calcext:value-type="float">
            <text:p>435,8</text:p>
          </table:table-cell>
          <table:table-cell table:formula="of:=[.U10]" office:value-type="float" office:value="0" calcext:value-type="float">
            <text:p>0</text:p>
          </table:table-cell>
          <table:table-cell table:formula="of:=[.V10]" office:value-type="float" office:value="300.277176" calcext:value-type="float">
            <text:p>300,277176</text:p>
          </table:table-cell>
          <table:table-cell table:formula="of:=ABS([.AE10]-CEILING([.AC10]))" office:value-type="float" office:value="359" calcext:value-type="float">
            <text:p>359</text:p>
          </table:table-cell>
          <table:table-cell table:formula="of:=CEILING([.E10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782" calcext:value-type="float">
            <text:p>1782</text:p>
          </table:table-cell>
          <table:table-cell office:value-type="float" office:value="9392" calcext:value-type="float">
            <text:p>9392</text:p>
          </table:table-cell>
          <table:table-cell office:value-type="float" office:value="18344" calcext:value-type="float">
            <text:p>18344</text:p>
          </table:table-cell>
          <table:table-cell table:style-name="Default" office:value-type="float" office:value="208.33687" calcext:value-type="float">
            <text:p>208,33687</text:p>
          </table:table-cell>
          <table:table-cell table:style-name="Default" office:value-type="float" office:value="-361.760279" calcext:value-type="float">
            <text:p>-361,760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760279" calcext:value-type="float">
            <text:p>-361,760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.13" calcext:value-type="float">
            <text:p>207,13</text:p>
          </table:table-cell>
          <table:table-cell office:value-type="float" office:value="513.03" calcext:value-type="float">
            <text:p>513,03</text:p>
          </table:table-cell>
          <table:table-cell office:value-type="float" office:value="227783161" calcext:value-type="float">
            <text:p>227783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4.780135" calcext:value-type="float">
            <text:p>304,780135</text:p>
          </table:table-cell>
          <table:table-cell office:value-type="float" office:value="4" calcext:value-type="float">
            <text:p>4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1];&quot;-&quot;;[.C11];&quot;-&quot;;[.AH11];&quot;-&quot;;LEFT(RIGHT([.A11];6);1))" office:value-type="string" office:string-value="r20-15-500-2" calcext:value-type="string">
            <text:p>r20-15-500-2</text:p>
          </table:table-cell>
          <table:table-cell table:formula="of:=ROUND(([.F11]/[.G11])*100;2)" office:value-type="float" office:value="18.97" calcext:value-type="float">
            <text:p>18,97</text:p>
          </table:table-cell>
          <table:table-cell table:style-name="ce14" table:formula="of:=[.J11]" office:value-type="float" office:value="-361.760279" calcext:value-type="float">
            <text:p>-361,8</text:p>
          </table:table-cell>
          <table:table-cell table:style-name="ce14" table:formula="of:=[.I11]" office:value-type="float" office:value="208.33687" calcext:value-type="float">
            <text:p>208,3</text:p>
          </table:table-cell>
          <table:table-cell table:formula="of:=[.U11]" office:value-type="float" office:value="2" calcext:value-type="float">
            <text:p>2</text:p>
          </table:table-cell>
          <table:table-cell table:formula="of:=[.V11]" office:value-type="float" office:value="304.780135" calcext:value-type="float">
            <text:p>304,780135</text:p>
          </table:table-cell>
          <table:table-cell table:formula="of:=ABS([.AE11]-CEILING([.AC11]))" office:value-type="float" office:value="363" calcext:value-type="float">
            <text:p>363</text:p>
          </table:table-cell>
          <table:table-cell table:formula="of:=CEILING([.E11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4077" calcext:value-type="float">
            <text:p>14077</text:p>
          </table:table-cell>
          <table:table-cell office:value-type="float" office:value="36927" calcext:value-type="float">
            <text:p>36927</text:p>
          </table:table-cell>
          <table:table-cell table:style-name="Default" office:value-type="float" office:value="604.568615" calcext:value-type="float">
            <text:p>604,568615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81" calcext:value-type="float">
            <text:p>601,81</text:p>
          </table:table-cell>
          <table:table-cell office:value-type="float" office:value="991.04" calcext:value-type="float">
            <text:p>991,04</text:p>
          </table:table-cell>
          <table:table-cell office:value-type="float" office:value="510650360" calcext:value-type="float">
            <text:p>5106503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2" calcext:value-type="float">
            <text:p>12</text:p>
          </table:table-cell>
          <table:table-cell office:value-type="float" office:value="386.684414" calcext:value-type="float">
            <text:p>386,684414</text:p>
          </table:table-cell>
          <table:table-cell office:value-type="float" office:value="19" calcext:value-type="float">
            <text:p>19</text:p>
          </table:table-cell>
          <table:table-cell office:value-type="float" office:value="535" calcext:value-type="float">
            <text:p>53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2];&quot;-&quot;;[.C12];&quot;-&quot;;[.AH12];&quot;-&quot;;LEFT(RIGHT([.A12];6);1))" office:value-type="string" office:string-value="r20-15-750-1" calcext:value-type="string">
            <text:p>r20-15-750-1</text:p>
          </table:table-cell>
          <table:table-cell table:formula="of:=ROUND(([.F12]/[.G12])*100;2)" office:value-type="float" office:value="0" calcext:value-type="float">
            <text:p>0</text:p>
          </table:table-cell>
          <table:table-cell table:style-name="ce14" table:formula="of:=[.J12]" office:value-type="float" office:value="-562" calcext:value-type="float">
            <text:p>-562,0</text:p>
          </table:table-cell>
          <table:table-cell table:style-name="ce14" table:formula="of:=[.I12]" office:value-type="float" office:value="604.568615" calcext:value-type="float">
            <text:p>604,6</text:p>
          </table:table-cell>
          <table:table-cell table:formula="of:=[.U12]" office:value-type="float" office:value="12" calcext:value-type="float">
            <text:p>12</text:p>
          </table:table-cell>
          <table:table-cell table:formula="of:=[.V12]" office:value-type="float" office:value="386.684414" calcext:value-type="float">
            <text:p>386,684414</text:p>
          </table:table-cell>
          <table:table-cell table:formula="of:=ABS([.AE12]-CEILING([.AC12]))" office:value-type="float" office:value="574" calcext:value-type="float">
            <text:p>574</text:p>
          </table:table-cell>
          <table:table-cell table:formula="of:=CEILING([.E12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4077" calcext:value-type="float">
            <text:p>14077</text:p>
          </table:table-cell>
          <table:table-cell office:value-type="float" office:value="33062" calcext:value-type="float">
            <text:p>33062</text:p>
          </table:table-cell>
          <table:table-cell table:style-name="Default" office:value-type="float" office:value="603.127777" calcext:value-type="float">
            <text:p>603,127777</text:p>
          </table:table-cell>
          <table:table-cell table:style-name="Default" office:value-type="float" office:value="-541.524102" calcext:value-type="float">
            <text:p>-541,5241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1.524102" calcext:value-type="float">
            <text:p>-541,524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45" calcext:value-type="float">
            <text:p>600,45</text:p>
          </table:table-cell>
          <table:table-cell office:value-type="float" office:value="989.28" calcext:value-type="float">
            <text:p>989,28</text:p>
          </table:table-cell>
          <table:table-cell office:value-type="float" office:value="511023116" calcext:value-type="float">
            <text:p>511023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8" calcext:value-type="float">
            <text:p>8</text:p>
          </table:table-cell>
          <table:table-cell office:value-type="float" office:value="386.327401" calcext:value-type="float">
            <text:p>386,327401</text:p>
          </table:table-cell>
          <table:table-cell office:value-type="float" office:value="13" calcext:value-type="float">
            <text:p>13</text:p>
          </table:table-cell>
          <table:table-cell office:value-type="float" office:value="537" calcext:value-type="float">
            <text:p>537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3];&quot;-&quot;;[.C13];&quot;-&quot;;[.AH13];&quot;-&quot;;LEFT(RIGHT([.A13];6);1))" office:value-type="string" office:string-value="r20-15-750-2" calcext:value-type="string">
            <text:p>r20-15-750-2</text:p>
          </table:table-cell>
          <table:table-cell table:formula="of:=ROUND(([.F13]/[.G13])*100;2)" office:value-type="float" office:value="0" calcext:value-type="float">
            <text:p>0</text:p>
          </table:table-cell>
          <table:table-cell table:style-name="ce14" table:formula="of:=[.J13]" office:value-type="float" office:value="-541.524102" calcext:value-type="float">
            <text:p>-541,5</text:p>
          </table:table-cell>
          <table:table-cell table:style-name="ce14" table:formula="of:=[.I13]" office:value-type="float" office:value="603.127777" calcext:value-type="float">
            <text:p>603,1</text:p>
          </table:table-cell>
          <table:table-cell table:formula="of:=[.U13]" office:value-type="float" office:value="8" calcext:value-type="float">
            <text:p>8</text:p>
          </table:table-cell>
          <table:table-cell table:formula="of:=[.V13]" office:value-type="float" office:value="386.327401" calcext:value-type="float">
            <text:p>386,327401</text:p>
          </table:table-cell>
          <table:table-cell table:formula="of:=ABS([.AE13]-CEILING([.AC13]))" office:value-type="float" office:value="549" calcext:value-type="float">
            <text:p>549</text:p>
          </table:table-cell>
          <table:table-cell table:formula="of:=CEILING([.E13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1452" calcext:value-type="float">
            <text:p>1452</text:p>
          </table:table-cell>
          <table:table-cell office:value-type="float" office:value="5022" calcext:value-type="float">
            <text:p>5022</text:p>
          </table:table-cell>
          <table:table-cell office:value-type="float" office:value="10418" calcext:value-type="float">
            <text:p>10418</text:p>
          </table:table-cell>
          <table:table-cell table:style-name="Default" office:value-type="float" office:value="75.108071" calcext:value-type="float">
            <text:p>75,108071</text:p>
          </table:table-cell>
          <table:table-cell table:style-name="Default" office:value-type="float" office:value="-179.753164" calcext:value-type="float">
            <text:p>-179,7531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9.753164" calcext:value-type="float">
            <text:p>-179,753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.68" calcext:value-type="float">
            <text:p>74,68</text:p>
          </table:table-cell>
          <table:table-cell office:value-type="float" office:value="376.57" calcext:value-type="float">
            <text:p>376,57</text:p>
          </table:table-cell>
          <table:table-cell office:value-type="float" office:value="85169838" calcext:value-type="float">
            <text:p>85169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1.510618" calcext:value-type="float">
            <text:p>301,510618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4];&quot;-&quot;;[.C14];&quot;-&quot;;[.AH14];&quot;-&quot;;LEFT(RIGHT([.A14];6);1))" office:value-type="string" office:string-value="r20-20-250-1" calcext:value-type="string">
            <text:p>r20-20-250-1</text:p>
          </table:table-cell>
          <table:table-cell table:formula="of:=ROUND(([.F14]/[.G14])*100;2)" office:value-type="float" office:value="28.91" calcext:value-type="float">
            <text:p>28,91</text:p>
          </table:table-cell>
          <table:table-cell table:style-name="ce14" table:formula="of:=[.J14]" office:value-type="float" office:value="-179.753164" calcext:value-type="float">
            <text:p>-179,8</text:p>
          </table:table-cell>
          <table:table-cell table:style-name="ce14" table:formula="of:=[.I14]" office:value-type="float" office:value="75.108071" calcext:value-type="float">
            <text:p>75,1</text:p>
          </table:table-cell>
          <table:table-cell table:formula="of:=[.U14]" office:value-type="float" office:value="1" calcext:value-type="float">
            <text:p>1</text:p>
          </table:table-cell>
          <table:table-cell table:formula="of:=[.V14]" office:value-type="float" office:value="301.510618" calcext:value-type="float">
            <text:p>301,510618</text:p>
          </table:table-cell>
          <table:table-cell table:formula="of:=ABS([.AE14]-CEILING([.AC14]))" office:value-type="float" office:value="180" calcext:value-type="float">
            <text:p>180</text:p>
          </table:table-cell>
          <table:table-cell table:formula="of:=CEILING([.E14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1466" calcext:value-type="float">
            <text:p>1466</text:p>
          </table:table-cell>
          <table:table-cell office:value-type="float" office:value="5022" calcext:value-type="float">
            <text:p>5022</text:p>
          </table:table-cell>
          <table:table-cell office:value-type="float" office:value="10241" calcext:value-type="float">
            <text:p>10241</text:p>
          </table:table-cell>
          <table:table-cell table:style-name="Default" office:value-type="float" office:value="86.803604" calcext:value-type="float">
            <text:p>86,803604</text:p>
          </table:table-cell>
          <table:table-cell table:style-name="Default" office:value-type="float" office:value="-180.861286" calcext:value-type="float">
            <text:p>-180,8612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861286" calcext:value-type="float">
            <text:p>-180,861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.39" calcext:value-type="float">
            <text:p>86,39</text:p>
          </table:table-cell>
          <table:table-cell office:value-type="float" office:value="387.49" calcext:value-type="float">
            <text:p>387,49</text:p>
          </table:table-cell>
          <table:table-cell office:value-type="float" office:value="85352550" calcext:value-type="float">
            <text:p>85352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0.728397" calcext:value-type="float">
            <text:p>300,728397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5];&quot;-&quot;;[.C15];&quot;-&quot;;[.AH15];&quot;-&quot;;LEFT(RIGHT([.A15];6);1))" office:value-type="string" office:string-value="r20-20-250-2" calcext:value-type="string">
            <text:p>r20-20-250-2</text:p>
          </table:table-cell>
          <table:table-cell table:formula="of:=ROUND(([.F15]/[.G15])*100;2)" office:value-type="float" office:value="29.19" calcext:value-type="float">
            <text:p>29,19</text:p>
          </table:table-cell>
          <table:table-cell table:style-name="ce14" table:formula="of:=[.J15]" office:value-type="float" office:value="-180.861286" calcext:value-type="float">
            <text:p>-180,9</text:p>
          </table:table-cell>
          <table:table-cell table:style-name="ce14" table:formula="of:=[.I15]" office:value-type="float" office:value="86.803604" calcext:value-type="float">
            <text:p>86,8</text:p>
          </table:table-cell>
          <table:table-cell table:formula="of:=[.U15]" office:value-type="float" office:value="1" calcext:value-type="float">
            <text:p>1</text:p>
          </table:table-cell>
          <table:table-cell table:formula="of:=[.V15]" office:value-type="float" office:value="300.728397" calcext:value-type="float">
            <text:p>300,728397</text:p>
          </table:table-cell>
          <table:table-cell table:formula="of:=ABS([.AE15]-CEILING([.AC15]))" office:value-type="float" office:value="181" calcext:value-type="float">
            <text:p>181</text:p>
          </table:table-cell>
          <table:table-cell table:formula="of:=CEILING([.E15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022" calcext:value-type="float">
            <text:p>10022</text:p>
          </table:table-cell>
          <table:table-cell office:value-type="float" office:value="34465" calcext:value-type="float">
            <text:p>34465</text:p>
          </table:table-cell>
          <table:table-cell table:style-name="Default" office:value-type="float" office:value="602.522374" calcext:value-type="float">
            <text:p>602,522374</text:p>
          </table:table-cell>
          <table:table-cell table:style-name="Default" office:value-type="float" office:value="-358.798256" calcext:value-type="float">
            <text:p>-358,7982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8.798256" calcext:value-type="float">
            <text:p>-358,798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9" calcext:value-type="float">
            <text:p>600,9</text:p>
          </table:table-cell>
          <table:table-cell office:value-type="float" office:value="916.4" calcext:value-type="float">
            <text:p>916,4</text:p>
          </table:table-cell>
          <table:table-cell office:value-type="float" office:value="296895149" calcext:value-type="float">
            <text:p>296895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2" calcext:value-type="float">
            <text:p>12</text:p>
          </table:table-cell>
          <table:table-cell office:value-type="float" office:value="313.98859" calcext:value-type="float">
            <text:p>313,98859</text:p>
          </table:table-cell>
          <table:table-cell office:value-type="float" office:value="17" calcext:value-type="float">
            <text:p>17</text:p>
          </table:table-cell>
          <table:table-cell office:value-type="float" office:value="356" calcext:value-type="float">
            <text:p>35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6];&quot;-&quot;;[.C16];&quot;-&quot;;[.AH16];&quot;-&quot;;LEFT(RIGHT([.A16];6);1))" office:value-type="string" office:string-value="r20-20-500-1" calcext:value-type="string">
            <text:p>r20-20-500-1</text:p>
          </table:table-cell>
          <table:table-cell table:formula="of:=ROUND(([.F16]/[.G16])*100;2)" office:value-type="float" office:value="0" calcext:value-type="float">
            <text:p>0</text:p>
          </table:table-cell>
          <table:table-cell table:style-name="ce14" table:formula="of:=[.J16]" office:value-type="float" office:value="-358.798256" calcext:value-type="float">
            <text:p>-358,8</text:p>
          </table:table-cell>
          <table:table-cell table:style-name="ce14" table:formula="of:=[.I16]" office:value-type="float" office:value="602.522374" calcext:value-type="float">
            <text:p>602,5</text:p>
          </table:table-cell>
          <table:table-cell table:formula="of:=[.U16]" office:value-type="float" office:value="12" calcext:value-type="float">
            <text:p>12</text:p>
          </table:table-cell>
          <table:table-cell table:formula="of:=[.V16]" office:value-type="float" office:value="313.98859" calcext:value-type="float">
            <text:p>313,98859</text:p>
          </table:table-cell>
          <table:table-cell table:formula="of:=ABS([.AE16]-CEILING([.AC16]))" office:value-type="float" office:value="370" calcext:value-type="float">
            <text:p>370</text:p>
          </table:table-cell>
          <table:table-cell table:formula="of:=CEILING([.E16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916" calcext:value-type="float">
            <text:p>1916</text:p>
          </table:table-cell>
          <table:table-cell office:value-type="float" office:value="10022" calcext:value-type="float">
            <text:p>10022</text:p>
          </table:table-cell>
          <table:table-cell office:value-type="float" office:value="19309" calcext:value-type="float">
            <text:p>19309</text:p>
          </table:table-cell>
          <table:table-cell table:style-name="Default" office:value-type="float" office:value="227.03611" calcext:value-type="float">
            <text:p>227,03611</text:p>
          </table:table-cell>
          <table:table-cell table:style-name="Default" office:value-type="float" office:value="-361.897279" calcext:value-type="float">
            <text:p>-361,897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897279" calcext:value-type="float">
            <text:p>-361,897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.46" calcext:value-type="float">
            <text:p>225,46</text:p>
          </table:table-cell>
          <table:table-cell office:value-type="float" office:value="535.56" calcext:value-type="float">
            <text:p>535,56</text:p>
          </table:table-cell>
          <table:table-cell office:value-type="float" office:value="296964293" calcext:value-type="float">
            <text:p>296964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8.614711" calcext:value-type="float">
            <text:p>308,614711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7];&quot;-&quot;;[.C17];&quot;-&quot;;[.AH17];&quot;-&quot;;LEFT(RIGHT([.A17];6);1))" office:value-type="string" office:string-value="r20-20-500-2" calcext:value-type="string">
            <text:p>r20-20-500-2</text:p>
          </table:table-cell>
          <table:table-cell table:formula="of:=ROUND(([.F17]/[.G17])*100;2)" office:value-type="float" office:value="19.12" calcext:value-type="float">
            <text:p>19,12</text:p>
          </table:table-cell>
          <table:table-cell table:style-name="ce14" table:formula="of:=[.J17]" office:value-type="float" office:value="-361.897279" calcext:value-type="float">
            <text:p>-361,9</text:p>
          </table:table-cell>
          <table:table-cell table:style-name="ce14" table:formula="of:=[.I17]" office:value-type="float" office:value="227.03611" calcext:value-type="float">
            <text:p>227,0</text:p>
          </table:table-cell>
          <table:table-cell table:formula="of:=[.U17]" office:value-type="float" office:value="2" calcext:value-type="float">
            <text:p>2</text:p>
          </table:table-cell>
          <table:table-cell table:formula="of:=[.V17]" office:value-type="float" office:value="308.614711" calcext:value-type="float">
            <text:p>308,614711</text:p>
          </table:table-cell>
          <table:table-cell table:formula="of:=ABS([.AE17]-CEILING([.AC17]))" office:value-type="float" office:value="363" calcext:value-type="float">
            <text:p>363</text:p>
          </table:table-cell>
          <table:table-cell table:formula="of:=CEILING([.E17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22" calcext:value-type="float">
            <text:p>15022</text:p>
          </table:table-cell>
          <table:table-cell office:value-type="float" office:value="43219" calcext:value-type="float">
            <text:p>43219</text:p>
          </table:table-cell>
          <table:table-cell table:style-name="Default" office:value-type="float" office:value="604.573893" calcext:value-type="float">
            <text:p>604,573893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97" calcext:value-type="float">
            <text:p>600,97</text:p>
          </table:table-cell>
          <table:table-cell office:value-type="float" office:value="1119.84" calcext:value-type="float">
            <text:p>1119,84</text:p>
          </table:table-cell>
          <table:table-cell office:value-type="float" office:value="675911690" calcext:value-type="float">
            <text:p>6759116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1" calcext:value-type="float">
            <text:p>11</text:p>
          </table:table-cell>
          <table:table-cell office:value-type="float" office:value="515.447913" calcext:value-type="float">
            <text:p>515,447913</text:p>
          </table:table-cell>
          <table:table-cell office:value-type="float" office:value="15" calcext:value-type="float">
            <text:p>15</text:p>
          </table:table-cell>
          <table:table-cell office:value-type="float" office:value="534" calcext:value-type="float">
            <text:p>534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8];&quot;-&quot;;[.C18];&quot;-&quot;;[.AH18];&quot;-&quot;;LEFT(RIGHT([.A18];6);1))" office:value-type="string" office:string-value="r20-20-750-1" calcext:value-type="string">
            <text:p>r20-20-750-1</text:p>
          </table:table-cell>
          <table:table-cell table:formula="of:=ROUND(([.F18]/[.G18])*100;2)" office:value-type="float" office:value="0" calcext:value-type="float">
            <text:p>0</text:p>
          </table:table-cell>
          <table:table-cell table:style-name="ce14" table:formula="of:=[.J18]" office:value-type="float" office:value="-562" calcext:value-type="float">
            <text:p>-562,0</text:p>
          </table:table-cell>
          <table:table-cell table:style-name="ce14" table:formula="of:=[.I18]" office:value-type="float" office:value="604.573893" calcext:value-type="float">
            <text:p>604,6</text:p>
          </table:table-cell>
          <table:table-cell table:formula="of:=[.U18]" office:value-type="float" office:value="11" calcext:value-type="float">
            <text:p>11</text:p>
          </table:table-cell>
          <table:table-cell table:formula="of:=[.V18]" office:value-type="float" office:value="515.447913" calcext:value-type="float">
            <text:p>515,447913</text:p>
          </table:table-cell>
          <table:table-cell table:formula="of:=ABS([.AE18]-CEILING([.AC18]))" office:value-type="float" office:value="573" calcext:value-type="float">
            <text:p>573</text:p>
          </table:table-cell>
          <table:table-cell table:formula="of:=CEILING([.E18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22" calcext:value-type="float">
            <text:p>15022</text:p>
          </table:table-cell>
          <table:table-cell office:value-type="float" office:value="49285" calcext:value-type="float">
            <text:p>49285</text:p>
          </table:table-cell>
          <table:table-cell table:style-name="Default" office:value-type="float" office:value="603.863728" calcext:value-type="float">
            <text:p>603,863728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24" calcext:value-type="float">
            <text:p>600,24</text:p>
          </table:table-cell>
          <table:table-cell office:value-type="float" office:value="1115.61" calcext:value-type="float">
            <text:p>1115,61</text:p>
          </table:table-cell>
          <table:table-cell office:value-type="float" office:value="676806730" calcext:value-type="float">
            <text:p>6768067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4" calcext:value-type="float">
            <text:p>14</text:p>
          </table:table-cell>
          <table:table-cell office:value-type="float" office:value="511.914228" calcext:value-type="float">
            <text:p>511,914228</text:p>
          </table:table-cell>
          <table:table-cell office:value-type="float" office:value="17" calcext:value-type="float">
            <text:p>17</text:p>
          </table:table-cell>
          <table:table-cell office:value-type="float" office:value="538" calcext:value-type="float">
            <text:p>538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19];&quot;-&quot;;[.C19];&quot;-&quot;;[.AH19];&quot;-&quot;;LEFT(RIGHT([.A19];6);1))" office:value-type="string" office:string-value="r20-20-750-2" calcext:value-type="string">
            <text:p>r20-20-750-2</text:p>
          </table:table-cell>
          <table:table-cell table:formula="of:=ROUND(([.F19]/[.G19])*100;2)" office:value-type="float" office:value="0" calcext:value-type="float">
            <text:p>0</text:p>
          </table:table-cell>
          <table:table-cell table:style-name="ce14" table:formula="of:=[.J19]" office:value-type="float" office:value="-562" calcext:value-type="float">
            <text:p>-562,0</text:p>
          </table:table-cell>
          <table:table-cell table:style-name="ce14" table:formula="of:=[.I19]" office:value-type="float" office:value="603.863728" calcext:value-type="float">
            <text:p>603,9</text:p>
          </table:table-cell>
          <table:table-cell table:formula="of:=[.U19]" office:value-type="float" office:value="14" calcext:value-type="float">
            <text:p>14</text:p>
          </table:table-cell>
          <table:table-cell table:formula="of:=[.V19]" office:value-type="float" office:value="511.914228" calcext:value-type="float">
            <text:p>511,914228</text:p>
          </table:table-cell>
          <table:table-cell table:formula="of:=ABS([.AE19]-CEILING([.AC19]))" office:value-type="float" office:value="576" calcext:value-type="float">
            <text:p>576</text:p>
          </table:table-cell>
          <table:table-cell table:formula="of:=CEILING([.E19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342" calcext:value-type="float">
            <text:p>5342</text:p>
          </table:table-cell>
          <table:table-cell office:value-type="float" office:value="23956" calcext:value-type="float">
            <text:p>23956</text:p>
          </table:table-cell>
          <table:table-cell table:style-name="Default" office:value-type="float" office:value="601.095236" calcext:value-type="float">
            <text:p>601,095236</text:p>
          </table:table-cell>
          <table:table-cell table:style-name="Default" office:value-type="float" office:value="-179" calcext:value-type="float">
            <text:p>-1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9" calcext:value-type="float">
            <text:p>-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53" calcext:value-type="float">
            <text:p>600,53</text:p>
          </table:table-cell>
          <table:table-cell office:value-type="float" office:value="902.9" calcext:value-type="float">
            <text:p>902,9</text:p>
          </table:table-cell>
          <table:table-cell office:value-type="float" office:value="104163382" calcext:value-type="float">
            <text:p>1041633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0" calcext:value-type="float">
            <text:p>10</text:p>
          </table:table-cell>
          <table:table-cell office:value-type="float" office:value="301.892687" calcext:value-type="float">
            <text:p>301,892687</text:p>
          </table:table-cell>
          <table:table-cell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0];&quot;-&quot;;[.C20];&quot;-&quot;;[.AH20];&quot;-&quot;;LEFT(RIGHT([.A20];6);1))" office:value-type="string" office:string-value="r20-25-250-1" calcext:value-type="string">
            <text:p>r20-25-250-1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style-name="ce14" table:formula="of:=[.J20]" office:value-type="float" office:value="-179" calcext:value-type="float">
            <text:p>-179,0</text:p>
          </table:table-cell>
          <table:table-cell table:style-name="ce14" table:formula="of:=[.I20]" office:value-type="float" office:value="601.095236" calcext:value-type="float">
            <text:p>601,1</text:p>
          </table:table-cell>
          <table:table-cell table:formula="of:=[.U20]" office:value-type="float" office:value="10" calcext:value-type="float">
            <text:p>10</text:p>
          </table:table-cell>
          <table:table-cell table:formula="of:=[.V20]" office:value-type="float" office:value="301.892687" calcext:value-type="float">
            <text:p>301,892687</text:p>
          </table:table-cell>
          <table:table-cell table:formula="of:=ABS([.AE20]-CEILING([.AC20]))" office:value-type="float" office:value="189" calcext:value-type="float">
            <text:p>189</text:p>
          </table:table-cell>
          <table:table-cell table:formula="of:=CEILING([.E20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1583" calcext:value-type="float">
            <text:p>1583</text:p>
          </table:table-cell>
          <table:table-cell office:value-type="float" office:value="5342" calcext:value-type="float">
            <text:p>5342</text:p>
          </table:table-cell>
          <table:table-cell office:value-type="float" office:value="11405" calcext:value-type="float">
            <text:p>11405</text:p>
          </table:table-cell>
          <table:table-cell table:style-name="Default" office:value-type="float" office:value="50.248707" calcext:value-type="float">
            <text:p>50,248707</text:p>
          </table:table-cell>
          <table:table-cell table:style-name="Default" office:value-type="float" office:value="-180.468099" calcext:value-type="float">
            <text:p>-180,4680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468099" calcext:value-type="float">
            <text:p>-180,468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.74" calcext:value-type="float">
            <text:p>49,74</text:p>
          </table:table-cell>
          <table:table-cell office:value-type="float" office:value="350.75" calcext:value-type="float">
            <text:p>350,75</text:p>
          </table:table-cell>
          <table:table-cell office:value-type="float" office:value="103988101" calcext:value-type="float">
            <text:p>103988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550426" calcext:value-type="float">
            <text:p>300,5504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1];&quot;-&quot;;[.C21];&quot;-&quot;;[.AH21];&quot;-&quot;;LEFT(RIGHT([.A21];6);1))" office:value-type="string" office:string-value="r20-25-250-2" calcext:value-type="string">
            <text:p>r20-25-250-2</text:p>
          </table:table-cell>
          <table:table-cell table:formula="of:=ROUND(([.F21]/[.G21])*100;2)" office:value-type="float" office:value="29.63" calcext:value-type="float">
            <text:p>29,63</text:p>
          </table:table-cell>
          <table:table-cell table:style-name="ce14" table:formula="of:=[.J21]" office:value-type="float" office:value="-180.468099" calcext:value-type="float">
            <text:p>-180,5</text:p>
          </table:table-cell>
          <table:table-cell table:style-name="ce14" table:formula="of:=[.I21]" office:value-type="float" office:value="50.248707" calcext:value-type="float">
            <text:p>50,2</text:p>
          </table:table-cell>
          <table:table-cell table:formula="of:=[.U21]" office:value-type="float" office:value="0" calcext:value-type="float">
            <text:p>0</text:p>
          </table:table-cell>
          <table:table-cell table:formula="of:=[.V21]" office:value-type="float" office:value="300.550426" calcext:value-type="float">
            <text:p>300,550426</text:p>
          </table:table-cell>
          <table:table-cell table:formula="of:=ABS([.AE21]-CEILING([.AC21]))" office:value-type="float" office:value="180" calcext:value-type="float">
            <text:p>180</text:p>
          </table:table-cell>
          <table:table-cell table:formula="of:=CEILING([.E21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652" calcext:value-type="float">
            <text:p>10652</text:p>
          </table:table-cell>
          <table:table-cell office:value-type="float" office:value="34179" calcext:value-type="float">
            <text:p>34179</text:p>
          </table:table-cell>
          <table:table-cell table:style-name="Default" office:value-type="float" office:value="603.889947" calcext:value-type="float">
            <text:p>603,889947</text:p>
          </table:table-cell>
          <table:table-cell table:style-name="Default" office:value-type="float" office:value="-358.889237" calcext:value-type="float">
            <text:p>-358,8892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8.889237" calcext:value-type="float">
            <text:p>-358,8892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81" calcext:value-type="float">
            <text:p>601,81</text:p>
          </table:table-cell>
          <table:table-cell office:value-type="float" office:value="995.18" calcext:value-type="float">
            <text:p>995,18</text:p>
          </table:table-cell>
          <table:table-cell office:value-type="float" office:value="369395141" calcext:value-type="float">
            <text:p>369395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0" calcext:value-type="float">
            <text:p>10</text:p>
          </table:table-cell>
          <table:table-cell office:value-type="float" office:value="391.479401" calcext:value-type="float">
            <text:p>391,479401</text:p>
          </table:table-cell>
          <table:table-cell office:value-type="float" office:value="17" calcext:value-type="float">
            <text:p>17</text:p>
          </table:table-cell>
          <table:table-cell office:value-type="float" office:value="356" calcext:value-type="float">
            <text:p>35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2];&quot;-&quot;;[.C22];&quot;-&quot;;[.AH22];&quot;-&quot;;LEFT(RIGHT([.A22];6);1))" office:value-type="string" office:string-value="r20-25-500-1" calcext:value-type="string">
            <text:p>r20-25-500-1</text:p>
          </table:table-cell>
          <table:table-cell table:formula="of:=ROUND(([.F22]/[.G22])*100;2)" office:value-type="float" office:value="0" calcext:value-type="float">
            <text:p>0</text:p>
          </table:table-cell>
          <table:table-cell table:style-name="ce14" table:formula="of:=[.J22]" office:value-type="float" office:value="-358.889237" calcext:value-type="float">
            <text:p>-358,9</text:p>
          </table:table-cell>
          <table:table-cell table:style-name="ce14" table:formula="of:=[.I22]" office:value-type="float" office:value="603.889947" calcext:value-type="float">
            <text:p>603,9</text:p>
          </table:table-cell>
          <table:table-cell table:formula="of:=[.U22]" office:value-type="float" office:value="10" calcext:value-type="float">
            <text:p>10</text:p>
          </table:table-cell>
          <table:table-cell table:formula="of:=[.V22]" office:value-type="float" office:value="391.479401" calcext:value-type="float">
            <text:p>391,479401</text:p>
          </table:table-cell>
          <table:table-cell table:formula="of:=ABS([.AE22]-CEILING([.AC22]))" office:value-type="float" office:value="368" calcext:value-type="float">
            <text:p>368</text:p>
          </table:table-cell>
          <table:table-cell table:formula="of:=CEILING([.E22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2080" calcext:value-type="float">
            <text:p>2080</text:p>
          </table:table-cell>
          <table:table-cell office:value-type="float" office:value="10652" calcext:value-type="float">
            <text:p>10652</text:p>
          </table:table-cell>
          <table:table-cell office:value-type="float" office:value="21689" calcext:value-type="float">
            <text:p>21689</text:p>
          </table:table-cell>
          <table:table-cell table:style-name="Default" office:value-type="float" office:value="275.466899" calcext:value-type="float">
            <text:p>275,466899</text:p>
          </table:table-cell>
          <table:table-cell table:style-name="Default" office:value-type="float" office:value="-361.736563" calcext:value-type="float">
            <text:p>-361,73656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736563" calcext:value-type="float">
            <text:p>-361,7365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.46" calcext:value-type="float">
            <text:p>273,46</text:p>
          </table:table-cell>
          <table:table-cell office:value-type="float" office:value="576.75" calcext:value-type="float">
            <text:p>576,75</text:p>
          </table:table-cell>
          <table:table-cell office:value-type="float" office:value="369091781" calcext:value-type="float">
            <text:p>369091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1.42651" calcext:value-type="float">
            <text:p>301,42651</text:p>
          </table:table-cell>
          <table:table-cell office:value-type="float" office:value="4" calcext:value-type="float">
            <text:p>4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3];&quot;-&quot;;[.C23];&quot;-&quot;;[.AH23];&quot;-&quot;;LEFT(RIGHT([.A23];6);1))" office:value-type="string" office:string-value="r20-25-500-2" calcext:value-type="string">
            <text:p>r20-25-500-2</text:p>
          </table:table-cell>
          <table:table-cell table:formula="of:=ROUND(([.F23]/[.G23])*100;2)" office:value-type="float" office:value="19.53" calcext:value-type="float">
            <text:p>19,53</text:p>
          </table:table-cell>
          <table:table-cell table:style-name="ce14" table:formula="of:=[.J23]" office:value-type="float" office:value="-361.736563" calcext:value-type="float">
            <text:p>-361,7</text:p>
          </table:table-cell>
          <table:table-cell table:style-name="ce14" table:formula="of:=[.I23]" office:value-type="float" office:value="275.466899" calcext:value-type="float">
            <text:p>275,5</text:p>
          </table:table-cell>
          <table:table-cell table:formula="of:=[.U23]" office:value-type="float" office:value="2" calcext:value-type="float">
            <text:p>2</text:p>
          </table:table-cell>
          <table:table-cell table:formula="of:=[.V23]" office:value-type="float" office:value="301.42651" calcext:value-type="float">
            <text:p>301,42651</text:p>
          </table:table-cell>
          <table:table-cell table:formula="of:=ABS([.AE23]-CEILING([.AC23]))" office:value-type="float" office:value="363" calcext:value-type="float">
            <text:p>363</text:p>
          </table:table-cell>
          <table:table-cell table:formula="of:=CEILING([.E23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967" calcext:value-type="float">
            <text:p>15967</text:p>
          </table:table-cell>
          <table:table-cell office:value-type="float" office:value="29702" calcext:value-type="float">
            <text:p>29702</text:p>
          </table:table-cell>
          <table:table-cell table:style-name="Default" office:value-type="float" office:value="606.90904" calcext:value-type="float">
            <text:p>606,90904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2.36" calcext:value-type="float">
            <text:p>602,36</text:p>
          </table:table-cell>
          <table:table-cell office:value-type="float" office:value="1254.27" calcext:value-type="float">
            <text:p>1254,27</text:p>
          </table:table-cell>
          <table:table-cell office:value-type="float" office:value="835165294" calcext:value-type="float">
            <text:p>835165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4" calcext:value-type="float">
            <text:p>14</text:p>
          </table:table-cell>
          <table:table-cell office:value-type="float" office:value="647.612104" calcext:value-type="float">
            <text:p>647,612104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4];&quot;-&quot;;[.C24];&quot;-&quot;;[.AH24];&quot;-&quot;;LEFT(RIGHT([.A24];6);1))" office:value-type="string" office:string-value="r20-25-750-1" calcext:value-type="string">
            <text:p>r20-25-750-1</text:p>
          </table:table-cell>
          <table:table-cell table:formula="of:=ROUND(([.F24]/[.G24])*100;2)" office:value-type="float" office:value="0" calcext:value-type="float">
            <text:p>0</text:p>
          </table:table-cell>
          <table:table-cell table:style-name="ce14" table:formula="of:=[.J24]" office:value-type="float" office:value="-562" calcext:value-type="float">
            <text:p>-562,0</text:p>
          </table:table-cell>
          <table:table-cell table:style-name="ce14" table:formula="of:=[.I24]" office:value-type="float" office:value="606.90904" calcext:value-type="float">
            <text:p>606,9</text:p>
          </table:table-cell>
          <table:table-cell table:formula="of:=[.U24]" office:value-type="float" office:value="14" calcext:value-type="float">
            <text:p>14</text:p>
          </table:table-cell>
          <table:table-cell table:formula="of:=[.V24]" office:value-type="float" office:value="647.612104" calcext:value-type="float">
            <text:p>647,612104</text:p>
          </table:table-cell>
          <table:table-cell table:formula="of:=ABS([.AE24]-CEILING([.AC24]))" office:value-type="float" office:value="576" calcext:value-type="float">
            <text:p>576</text:p>
          </table:table-cell>
          <table:table-cell table:formula="of:=CEILING([.E24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967" calcext:value-type="float">
            <text:p>15967</text:p>
          </table:table-cell>
          <table:table-cell office:value-type="float" office:value="44646" calcext:value-type="float">
            <text:p>44646</text:p>
          </table:table-cell>
          <table:table-cell table:style-name="Default" office:value-type="float" office:value="605.38324" calcext:value-type="float">
            <text:p>605,38324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91" calcext:value-type="float">
            <text:p>600,91</text:p>
          </table:table-cell>
          <table:table-cell office:value-type="float" office:value="1251.81" calcext:value-type="float">
            <text:p>1251,81</text:p>
          </table:table-cell>
          <table:table-cell office:value-type="float" office:value="836032206" calcext:value-type="float">
            <text:p>836032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4" calcext:value-type="float">
            <text:p>14</text:p>
          </table:table-cell>
          <table:table-cell office:value-type="float" office:value="646.623772" calcext:value-type="float">
            <text:p>646,623772</text:p>
          </table:table-cell>
          <table:table-cell office:value-type="float" office:value="16" calcext:value-type="float">
            <text:p>16</text:p>
          </table:table-cell>
          <table:table-cell office:value-type="float" office:value="535" calcext:value-type="float">
            <text:p>53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5];&quot;-&quot;;[.C25];&quot;-&quot;;[.AH25];&quot;-&quot;;LEFT(RIGHT([.A25];6);1))" office:value-type="string" office:string-value="r20-25-750-2" calcext:value-type="string">
            <text:p>r20-25-750-2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style-name="ce14" table:formula="of:=[.J25]" office:value-type="float" office:value="-562" calcext:value-type="float">
            <text:p>-562,0</text:p>
          </table:table-cell>
          <table:table-cell table:style-name="ce14" table:formula="of:=[.I25]" office:value-type="float" office:value="605.38324" calcext:value-type="float">
            <text:p>605,4</text:p>
          </table:table-cell>
          <table:table-cell table:formula="of:=[.U25]" office:value-type="float" office:value="14" calcext:value-type="float">
            <text:p>14</text:p>
          </table:table-cell>
          <table:table-cell table:formula="of:=[.V25]" office:value-type="float" office:value="646.623772" calcext:value-type="float">
            <text:p>646,623772</text:p>
          </table:table-cell>
          <table:table-cell table:formula="of:=ABS([.AE25]-CEILING([.AC25]))" office:value-type="float" office:value="576" calcext:value-type="float">
            <text:p>576</text:p>
          </table:table-cell>
          <table:table-cell table:formula="of:=CEILING([.E25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575" calcext:value-type="float">
            <text:p>575</text:p>
          </table:table-cell>
          <table:table-cell office:value-type="float" office:value="4062" calcext:value-type="float">
            <text:p>4062</text:p>
          </table:table-cell>
          <table:table-cell office:value-type="float" office:value="3403" calcext:value-type="float">
            <text:p>3403</text:p>
          </table:table-cell>
          <table:table-cell table:style-name="Default" office:value-type="float" office:value="3.424841" calcext:value-type="float">
            <text:p>3,424841</text:p>
          </table:table-cell>
          <table:table-cell table:style-name="Default" office:value-type="float" office:value="-181.771766" calcext:value-type="float">
            <text:p>-181,77176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1.771766" calcext:value-type="float">
            <text:p>-181,771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2" calcext:value-type="float">
            <text:p>3,32</text:p>
          </table:table-cell>
          <table:table-cell office:value-type="float" office:value="303.67" calcext:value-type="float">
            <text:p>303,67</text:p>
          </table:table-cell>
          <table:table-cell office:value-type="float" office:value="28025565" calcext:value-type="float">
            <text:p>2802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5" calcext:value-type="float">
            <text:p>-5</text:p>
          </table:table-cell>
          <table:table-cell office:value-type="float" office:value="300.256736" calcext:value-type="float">
            <text:p>300,256736</text:p>
          </table:table-cell>
          <table:table-cell office:value-type="float" office:value="-2" calcext:value-type="float">
            <text:p>-2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6];&quot;-&quot;;[.C26];&quot;-&quot;;[.AH26];&quot;-&quot;;LEFT(RIGHT([.A26];6);1))" office:value-type="string" office:string-value="r20-5-250-1" calcext:value-type="string">
            <text:p>r20-5-250-1</text:p>
          </table:table-cell>
          <table:table-cell table:formula="of:=ROUND(([.F26]/[.G26])*100;2)" office:value-type="float" office:value="14.16" calcext:value-type="float">
            <text:p>14,16</text:p>
          </table:table-cell>
          <table:table-cell table:style-name="ce14" table:formula="of:=[.J26]" office:value-type="float" office:value="-181.771766" calcext:value-type="float">
            <text:p>-181,8</text:p>
          </table:table-cell>
          <table:table-cell table:style-name="ce14" table:formula="of:=[.I26]" office:value-type="float" office:value="3.424841" calcext:value-type="float">
            <text:p>3,4</text:p>
          </table:table-cell>
          <table:table-cell table:formula="of:=[.U26]" office:value-type="float" office:value="-5" calcext:value-type="float">
            <text:p>-5</text:p>
          </table:table-cell>
          <table:table-cell table:formula="of:=[.V26]" office:value-type="float" office:value="300.256736" calcext:value-type="float">
            <text:p>300,256736</text:p>
          </table:table-cell>
          <table:table-cell table:formula="of:=ABS([.AE26]-CEILING([.AC26]))" office:value-type="float" office:value="176" calcext:value-type="float">
            <text:p>176</text:p>
          </table:table-cell>
          <table:table-cell table:formula="of:=CEILING([.E26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582" calcext:value-type="float">
            <text:p>582</text:p>
          </table:table-cell>
          <table:table-cell office:value-type="float" office:value="4062" calcext:value-type="float">
            <text:p>4062</text:p>
          </table:table-cell>
          <table:table-cell office:value-type="float" office:value="2705" calcext:value-type="float">
            <text:p>2705</text:p>
          </table:table-cell>
          <table:table-cell table:style-name="Default" office:value-type="float" office:value="2.550725" calcext:value-type="float">
            <text:p>2,550725</text:p>
          </table:table-cell>
          <table:table-cell table:style-name="Default" office:value-type="float" office:value="-183.339103" calcext:value-type="float">
            <text:p>-183,3391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3.339103" calcext:value-type="float">
            <text:p>-183,339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office:value-type="float" office:value="302.66" calcext:value-type="float">
            <text:p>302,66</text:p>
          </table:table-cell>
          <table:table-cell office:value-type="float" office:value="27984805" calcext:value-type="float">
            <text:p>27984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3" calcext:value-type="float">
            <text:p>-3</text:p>
          </table:table-cell>
          <table:table-cell office:value-type="float" office:value="300.137217" calcext:value-type="float">
            <text:p>300,137217</text:p>
          </table:table-cell>
          <table:table-cell office:value-type="float" office:value="-1" calcext:value-type="float">
            <text:p>-1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7];&quot;-&quot;;[.C27];&quot;-&quot;;[.AH27];&quot;-&quot;;LEFT(RIGHT([.A27];6);1))" office:value-type="string" office:string-value="r20-5-250-2" calcext:value-type="string">
            <text:p>r20-5-250-2</text:p>
          </table:table-cell>
          <table:table-cell table:formula="of:=ROUND(([.F27]/[.G27])*100;2)" office:value-type="float" office:value="14.33" calcext:value-type="float">
            <text:p>14,33</text:p>
          </table:table-cell>
          <table:table-cell table:style-name="ce14" table:formula="of:=[.J27]" office:value-type="float" office:value="-183.339103" calcext:value-type="float">
            <text:p>-183,3</text:p>
          </table:table-cell>
          <table:table-cell table:style-name="ce14" table:formula="of:=[.I27]" office:value-type="float" office:value="2.550725" calcext:value-type="float">
            <text:p>2,6</text:p>
          </table:table-cell>
          <table:table-cell table:formula="of:=[.U27]" office:value-type="float" office:value="-3" calcext:value-type="float">
            <text:p>-3</text:p>
          </table:table-cell>
          <table:table-cell table:formula="of:=[.V27]" office:value-type="float" office:value="300.137217" calcext:value-type="float">
            <text:p>300,137217</text:p>
          </table:table-cell>
          <table:table-cell table:formula="of:=ABS([.AE27]-CEILING([.AC27]))" office:value-type="float" office:value="180" calcext:value-type="float">
            <text:p>180</text:p>
          </table:table-cell>
          <table:table-cell table:formula="of:=CEILING([.E27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132" calcext:value-type="float">
            <text:p>8132</text:p>
          </table:table-cell>
          <table:table-cell office:value-type="float" office:value="7957" calcext:value-type="float">
            <text:p>7957</text:p>
          </table:table-cell>
          <table:table-cell table:style-name="Default" office:value-type="float" office:value="30.720953" calcext:value-type="float">
            <text:p>30,720953</text:p>
          </table:table-cell>
          <table:table-cell table:style-name="Default" office:value-type="float" office:value="-362.567654" calcext:value-type="float">
            <text:p>-362,56765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2.567654" calcext:value-type="float">
            <text:p>-362,5676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.33" calcext:value-type="float">
            <text:p>30,33</text:p>
          </table:table-cell>
          <table:table-cell office:value-type="float" office:value="330.78" calcext:value-type="float">
            <text:p>330,78</text:p>
          </table:table-cell>
          <table:table-cell office:value-type="float" office:value="87605419" calcext:value-type="float">
            <text:p>87605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6" calcext:value-type="float">
            <text:p>-6</text:p>
          </table:table-cell>
          <table:table-cell office:value-type="float" office:value="300.088472" calcext:value-type="float">
            <text:p>300,088472</text:p>
          </table:table-cell>
          <table:table-cell office:value-type="float" office:value="-6" calcext:value-type="float">
            <text:p>-6</text:p>
          </table:table-cell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8];&quot;-&quot;;[.C28];&quot;-&quot;;[.AH28];&quot;-&quot;;LEFT(RIGHT([.A28];6);1))" office:value-type="string" office:string-value="r20-5-500-1" calcext:value-type="string">
            <text:p>r20-5-500-1</text:p>
          </table:table-cell>
          <table:table-cell table:formula="of:=ROUND(([.F28]/[.G28])*100;2)" office:value-type="float" office:value="11.73" calcext:value-type="float">
            <text:p>11,73</text:p>
          </table:table-cell>
          <table:table-cell table:style-name="ce14" table:formula="of:=[.J28]" office:value-type="float" office:value="-362.567654" calcext:value-type="float">
            <text:p>-362,6</text:p>
          </table:table-cell>
          <table:table-cell table:style-name="ce14" table:formula="of:=[.I28]" office:value-type="float" office:value="30.720953" calcext:value-type="float">
            <text:p>30,7</text:p>
          </table:table-cell>
          <table:table-cell table:formula="of:=[.U28]" office:value-type="float" office:value="-6" calcext:value-type="float">
            <text:p>-6</text:p>
          </table:table-cell>
          <table:table-cell table:formula="of:=[.V28]" office:value-type="float" office:value="300.088472" calcext:value-type="float">
            <text:p>300,088472</text:p>
          </table:table-cell>
          <table:table-cell table:formula="of:=ABS([.AE28]-CEILING([.AC28]))" office:value-type="float" office:value="356" calcext:value-type="float">
            <text:p>356</text:p>
          </table:table-cell>
          <table:table-cell table:formula="of:=CEILING([.E28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956" calcext:value-type="float">
            <text:p>956</text:p>
          </table:table-cell>
          <table:table-cell office:value-type="float" office:value="8132" calcext:value-type="float">
            <text:p>8132</text:p>
          </table:table-cell>
          <table:table-cell office:value-type="float" office:value="7622" calcext:value-type="float">
            <text:p>7622</text:p>
          </table:table-cell>
          <table:table-cell table:style-name="Default" office:value-type="float" office:value="28.536729" calcext:value-type="float">
            <text:p>28,536729</text:p>
          </table:table-cell>
          <table:table-cell table:style-name="Default" office:value-type="float" office:value="-363.24675" calcext:value-type="float">
            <text:p>-363,246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3.24675" calcext:value-type="float">
            <text:p>-363,24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15" calcext:value-type="float">
            <text:p>28,15</text:p>
          </table:table-cell>
          <table:table-cell office:value-type="float" office:value="329.58" calcext:value-type="float">
            <text:p>329,58</text:p>
          </table:table-cell>
          <table:table-cell office:value-type="float" office:value="87667851" calcext:value-type="float">
            <text:p>87667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7" calcext:value-type="float">
            <text:p>-7</text:p>
          </table:table-cell>
          <table:table-cell office:value-type="float" office:value="301.085676" calcext:value-type="float">
            <text:p>301,085676</text:p>
          </table:table-cell>
          <table:table-cell office:value-type="float" office:value="-5" calcext:value-type="float">
            <text:p>-5</text:p>
          </table:table-cell>
          <table:table-cell office:value-type="float" office:value="353" calcext:value-type="float">
            <text:p>35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29];&quot;-&quot;;[.C29];&quot;-&quot;;[.AH29];&quot;-&quot;;LEFT(RIGHT([.A29];6);1))" office:value-type="string" office:string-value="r20-5-500-2" calcext:value-type="string">
            <text:p>r20-5-500-2</text:p>
          </table:table-cell>
          <table:table-cell table:formula="of:=ROUND(([.F29]/[.G29])*100;2)" office:value-type="float" office:value="11.76" calcext:value-type="float">
            <text:p>11,76</text:p>
          </table:table-cell>
          <table:table-cell table:style-name="ce14" table:formula="of:=[.J29]" office:value-type="float" office:value="-363.24675" calcext:value-type="float">
            <text:p>-363,2</text:p>
          </table:table-cell>
          <table:table-cell table:style-name="ce14" table:formula="of:=[.I29]" office:value-type="float" office:value="28.536729" calcext:value-type="float">
            <text:p>28,5</text:p>
          </table:table-cell>
          <table:table-cell table:formula="of:=[.U29]" office:value-type="float" office:value="-7" calcext:value-type="float">
            <text:p>-7</text:p>
          </table:table-cell>
          <table:table-cell table:formula="of:=[.V29]" office:value-type="float" office:value="301.085676" calcext:value-type="float">
            <text:p>301,085676</text:p>
          </table:table-cell>
          <table:table-cell table:formula="of:=ABS([.AE29]-CEILING([.AC29]))" office:value-type="float" office:value="356" calcext:value-type="float">
            <text:p>356</text:p>
          </table:table-cell>
          <table:table-cell table:formula="of:=CEILING([.E29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312" calcext:value-type="float">
            <text:p>1312</text:p>
          </table:table-cell>
          <table:table-cell office:value-type="float" office:value="12187" calcext:value-type="float">
            <text:p>12187</text:p>
          </table:table-cell>
          <table:table-cell office:value-type="float" office:value="12998" calcext:value-type="float">
            <text:p>12998</text:p>
          </table:table-cell>
          <table:table-cell table:style-name="Default" office:value-type="float" office:value="104.683023" calcext:value-type="float">
            <text:p>104,683023</text:p>
          </table:table-cell>
          <table:table-cell table:style-name="Default" office:value-type="float" office:value="-542.903065" calcext:value-type="float">
            <text:p>-542,9030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2.903065" calcext:value-type="float">
            <text:p>-542,903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3.78" calcext:value-type="float">
            <text:p>103,78</text:p>
          </table:table-cell>
          <table:table-cell office:value-type="float" office:value="406.53" calcext:value-type="float">
            <text:p>406,53</text:p>
          </table:table-cell>
          <table:table-cell office:value-type="float" office:value="188186345" calcext:value-type="float">
            <text:p>188186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0" calcext:value-type="float">
            <text:p>-10</text:p>
          </table:table-cell>
          <table:table-cell office:value-type="float" office:value="301.937459" calcext:value-type="float">
            <text:p>301,937459</text:p>
          </table:table-cell>
          <table:table-cell office:value-type="float" office:value="-6" calcext:value-type="float">
            <text:p>-6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0];&quot;-&quot;;[.C30];&quot;-&quot;;[.AH30];&quot;-&quot;;LEFT(RIGHT([.A30];6);1))" office:value-type="string" office:string-value="r20-5-750-1" calcext:value-type="string">
            <text:p>r20-5-750-1</text:p>
          </table:table-cell>
          <table:table-cell table:formula="of:=ROUND(([.F30]/[.G30])*100;2)" office:value-type="float" office:value="10.77" calcext:value-type="float">
            <text:p>10,77</text:p>
          </table:table-cell>
          <table:table-cell table:style-name="ce14" table:formula="of:=[.J30]" office:value-type="float" office:value="-542.903065" calcext:value-type="float">
            <text:p>-542,9</text:p>
          </table:table-cell>
          <table:table-cell table:style-name="ce14" table:formula="of:=[.I30]" office:value-type="float" office:value="104.683023" calcext:value-type="float">
            <text:p>104,7</text:p>
          </table:table-cell>
          <table:table-cell table:formula="of:=[.U30]" office:value-type="float" office:value="-10" calcext:value-type="float">
            <text:p>-10</text:p>
          </table:table-cell>
          <table:table-cell table:formula="of:=[.V30]" office:value-type="float" office:value="301.937459" calcext:value-type="float">
            <text:p>301,937459</text:p>
          </table:table-cell>
          <table:table-cell table:formula="of:=ABS([.AE30]-CEILING([.AC30]))" office:value-type="float" office:value="532" calcext:value-type="float">
            <text:p>532</text:p>
          </table:table-cell>
          <table:table-cell table:formula="of:=CEILING([.E30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424" calcext:value-type="float">
            <text:p>1424</text:p>
          </table:table-cell>
          <table:table-cell office:value-type="float" office:value="12187" calcext:value-type="float">
            <text:p>12187</text:p>
          </table:table-cell>
          <table:table-cell office:value-type="float" office:value="13575" calcext:value-type="float">
            <text:p>13575</text:p>
          </table:table-cell>
          <table:table-cell table:style-name="Default" office:value-type="float" office:value="130.981203" calcext:value-type="float">
            <text:p>130,981203</text:p>
          </table:table-cell>
          <table:table-cell table:style-name="Default" office:value-type="float" office:value="-543.436046" calcext:value-type="float">
            <text:p>-543,4360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3.436046" calcext:value-type="float">
            <text:p>-543,436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.08" calcext:value-type="float">
            <text:p>130,08</text:p>
          </table:table-cell>
          <table:table-cell office:value-type="float" office:value="432.16" calcext:value-type="float">
            <text:p>432,16</text:p>
          </table:table-cell>
          <table:table-cell office:value-type="float" office:value="188365489" calcext:value-type="float">
            <text:p>188365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5" calcext:value-type="float">
            <text:p>-5</text:p>
          </table:table-cell>
          <table:table-cell office:value-type="float" office:value="301.246011" calcext:value-type="float">
            <text:p>301,246011</text:p>
          </table:table-cell>
          <table:table-cell office:value-type="float" office:value="-2" calcext:value-type="float">
            <text:p>-2</text:p>
          </table:table-cell>
          <table:table-cell office:value-type="float" office:value="534" calcext:value-type="float">
            <text:p>534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1];&quot;-&quot;;[.C31];&quot;-&quot;;[.AH31];&quot;-&quot;;LEFT(RIGHT([.A31];6);1))" office:value-type="string" office:string-value="r20-5-750-2" calcext:value-type="string">
            <text:p>r20-5-750-2</text:p>
          </table:table-cell>
          <table:table-cell table:formula="of:=ROUND(([.F31]/[.G31])*100;2)" office:value-type="float" office:value="11.68" calcext:value-type="float">
            <text:p>11,68</text:p>
          </table:table-cell>
          <table:table-cell table:style-name="ce14" table:formula="of:=[.J31]" office:value-type="float" office:value="-543.436046" calcext:value-type="float">
            <text:p>-543,4</text:p>
          </table:table-cell>
          <table:table-cell table:style-name="ce14" table:formula="of:=[.I31]" office:value-type="float" office:value="130.981203" calcext:value-type="float">
            <text:p>131,0</text:p>
          </table:table-cell>
          <table:table-cell table:formula="of:=[.U31]" office:value-type="float" office:value="-5" calcext:value-type="float">
            <text:p>-5</text:p>
          </table:table-cell>
          <table:table-cell table:formula="of:=[.V31]" office:value-type="float" office:value="301.246011" calcext:value-type="float">
            <text:p>301,246011</text:p>
          </table:table-cell>
          <table:table-cell table:formula="of:=ABS([.AE31]-CEILING([.AC31]))" office:value-type="float" office:value="538" calcext:value-type="float">
            <text:p>538</text:p>
          </table:table-cell>
          <table:table-cell table:formula="of:=CEILING([.E31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534" calcext:value-type="float">
            <text:p>534</text:p>
          </table:table-cell>
          <table:table-cell office:value-type="float" office:value="1390" calcext:value-type="float">
            <text:p>1390</text:p>
          </table:table-cell>
          <table:table-cell office:value-type="float" office:value="1920" calcext:value-type="float">
            <text:p>1920</text:p>
          </table:table-cell>
          <table:table-cell table:style-name="Default" office:value-type="float" office:value="7.097079" calcext:value-type="float">
            <text:p>7,097079</text:p>
          </table:table-cell>
          <table:table-cell table:style-name="Default" office:value-type="float" office:value="-142.950809" calcext:value-type="float">
            <text:p>-142,9508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2.950809" calcext:value-type="float">
            <text:p>-142,9508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03" calcext:value-type="float">
            <text:p>7,03</text:p>
          </table:table-cell>
          <table:table-cell office:value-type="float" office:value="307.89" calcext:value-type="float">
            <text:p>307,89</text:p>
          </table:table-cell>
          <table:table-cell office:value-type="float" office:value="40145651" calcext:value-type="float">
            <text:p>40145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4" calcext:value-type="float">
            <text:p>-4</text:p>
          </table:table-cell>
          <table:table-cell office:value-type="float" office:value="300.834507" calcext:value-type="float">
            <text:p>300,834507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2];&quot;-&quot;;[.C32];&quot;-&quot;;[.AH32];&quot;-&quot;;LEFT(RIGHT([.A32];6);1))" office:value-type="string" office:string-value="r4-10-250-1" calcext:value-type="string">
            <text:p>r4-10-250-1</text:p>
          </table:table-cell>
          <table:table-cell table:formula="of:=ROUND(([.F32]/[.G32])*100;2)" office:value-type="float" office:value="38.42" calcext:value-type="float">
            <text:p>38,42</text:p>
          </table:table-cell>
          <table:table-cell table:style-name="ce14" table:formula="of:=[.J32]" office:value-type="float" office:value="-142.950809" calcext:value-type="float">
            <text:p>-143,0</text:p>
          </table:table-cell>
          <table:table-cell table:style-name="ce14" table:formula="of:=[.I32]" office:value-type="float" office:value="7.097079" calcext:value-type="float">
            <text:p>7,1</text:p>
          </table:table-cell>
          <table:table-cell table:formula="of:=[.U32]" office:value-type="float" office:value="-4" calcext:value-type="float">
            <text:p>-4</text:p>
          </table:table-cell>
          <table:table-cell table:formula="of:=[.V32]" office:value-type="float" office:value="300.834507" calcext:value-type="float">
            <text:p>300,834507</text:p>
          </table:table-cell>
          <table:table-cell table:formula="of:=ABS([.AE32]-CEILING([.AC32]))" office:value-type="float" office:value="138" calcext:value-type="float">
            <text:p>138</text:p>
          </table:table-cell>
          <table:table-cell table:formula="of:=CEILING([.E32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473" calcext:value-type="float">
            <text:p>473</text:p>
          </table:table-cell>
          <table:table-cell office:value-type="float" office:value="1390" calcext:value-type="float">
            <text:p>1390</text:p>
          </table:table-cell>
          <table:table-cell office:value-type="float" office:value="1785" calcext:value-type="float">
            <text:p>1785</text:p>
          </table:table-cell>
          <table:table-cell table:style-name="Default" office:value-type="float" office:value="5.352064" calcext:value-type="float">
            <text:p>5,352064</text:p>
          </table:table-cell>
          <table:table-cell table:style-name="Default" office:value-type="float" office:value="-143.160045" calcext:value-type="float">
            <text:p>-143,1600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160045" calcext:value-type="float">
            <text:p>-143,1600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29" calcext:value-type="float">
            <text:p>5,29</text:p>
          </table:table-cell>
          <table:table-cell office:value-type="float" office:value="305.76" calcext:value-type="float">
            <text:p>305,76</text:p>
          </table:table-cell>
          <table:table-cell office:value-type="float" office:value="40074851" calcext:value-type="float">
            <text:p>40074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0.437344" calcext:value-type="float">
            <text:p>300,437344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3];&quot;-&quot;;[.C33];&quot;-&quot;;[.AH33];&quot;-&quot;;LEFT(RIGHT([.A33];6);1))" office:value-type="string" office:string-value="r4-10-250-2" calcext:value-type="string">
            <text:p>r4-10-250-2</text:p>
          </table:table-cell>
          <table:table-cell table:formula="of:=ROUND(([.F33]/[.G33])*100;2)" office:value-type="float" office:value="34.03" calcext:value-type="float">
            <text:p>34,03</text:p>
          </table:table-cell>
          <table:table-cell table:style-name="ce14" table:formula="of:=[.J33]" office:value-type="float" office:value="-143.160045" calcext:value-type="float">
            <text:p>-143,2</text:p>
          </table:table-cell>
          <table:table-cell table:style-name="ce14" table:formula="of:=[.I33]" office:value-type="float" office:value="5.352064" calcext:value-type="float">
            <text:p>5,4</text:p>
          </table:table-cell>
          <table:table-cell table:formula="of:=[.U33]" office:value-type="float" office:value="-1" calcext:value-type="float">
            <text:p>-1</text:p>
          </table:table-cell>
          <table:table-cell table:formula="of:=[.V33]" office:value-type="float" office:value="300.437344" calcext:value-type="float">
            <text:p>300,437344</text:p>
          </table:table-cell>
          <table:table-cell table:formula="of:=ABS([.AE33]-CEILING([.AC33]))" office:value-type="float" office:value="142" calcext:value-type="float">
            <text:p>142</text:p>
          </table:table-cell>
          <table:table-cell table:formula="of:=CEILING([.E33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101" calcext:value-type="float">
            <text:p>1101</text:p>
          </table:table-cell>
          <table:table-cell office:value-type="float" office:value="2762" calcext:value-type="float">
            <text:p>2762</text:p>
          </table:table-cell>
          <table:table-cell office:value-type="float" office:value="6206" calcext:value-type="float">
            <text:p>6206</text:p>
          </table:table-cell>
          <table:table-cell table:style-name="Default" office:value-type="float" office:value="76.373994" calcext:value-type="float">
            <text:p>76,373994</text:p>
          </table:table-cell>
          <table:table-cell table:style-name="Default" office:value-type="float" office:value="-283.447529" calcext:value-type="float">
            <text:p>-283,4475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447529" calcext:value-type="float">
            <text:p>-283,4475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.16" calcext:value-type="float">
            <text:p>76,16</text:p>
          </table:table-cell>
          <table:table-cell office:value-type="float" office:value="385.3" calcext:value-type="float">
            <text:p>385,3</text:p>
          </table:table-cell>
          <table:table-cell office:value-type="float" office:value="144075695" calcext:value-type="float">
            <text:p>144075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6" calcext:value-type="float">
            <text:p>-6</text:p>
          </table:table-cell>
          <table:table-cell office:value-type="float" office:value="308.981671" calcext:value-type="float">
            <text:p>308,981671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4];&quot;-&quot;;[.C34];&quot;-&quot;;[.AH34];&quot;-&quot;;LEFT(RIGHT([.A34];6);1))" office:value-type="string" office:string-value="r4-10-500-1" calcext:value-type="string">
            <text:p>r4-10-500-1</text:p>
          </table:table-cell>
          <table:table-cell table:formula="of:=ROUND(([.F34]/[.G34])*100;2)" office:value-type="float" office:value="39.86" calcext:value-type="float">
            <text:p>39,86</text:p>
          </table:table-cell>
          <table:table-cell table:style-name="ce14" table:formula="of:=[.J34]" office:value-type="float" office:value="-283.447529" calcext:value-type="float">
            <text:p>-283,4</text:p>
          </table:table-cell>
          <table:table-cell table:style-name="ce14" table:formula="of:=[.I34]" office:value-type="float" office:value="76.373994" calcext:value-type="float">
            <text:p>76,4</text:p>
          </table:table-cell>
          <table:table-cell table:formula="of:=[.U34]" office:value-type="float" office:value="-6" calcext:value-type="float">
            <text:p>-6</text:p>
          </table:table-cell>
          <table:table-cell table:formula="of:=[.V34]" office:value-type="float" office:value="308.981671" calcext:value-type="float">
            <text:p>308,981671</text:p>
          </table:table-cell>
          <table:table-cell table:formula="of:=ABS([.AE34]-CEILING([.AC34]))" office:value-type="float" office:value="277" calcext:value-type="float">
            <text:p>277</text:p>
          </table:table-cell>
          <table:table-cell table:formula="of:=CEILING([.E34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915" calcext:value-type="float">
            <text:p>915</text:p>
          </table:table-cell>
          <table:table-cell office:value-type="float" office:value="2762" calcext:value-type="float">
            <text:p>2762</text:p>
          </table:table-cell>
          <table:table-cell office:value-type="float" office:value="5335" calcext:value-type="float">
            <text:p>5335</text:p>
          </table:table-cell>
          <table:table-cell table:style-name="Default" office:value-type="float" office:value="68.961688" calcext:value-type="float">
            <text:p>68,961688</text:p>
          </table:table-cell>
          <table:table-cell table:style-name="Default" office:value-type="float" office:value="-286.603823" calcext:value-type="float">
            <text:p>-286,6038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6.603823" calcext:value-type="float">
            <text:p>-286,6038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.76" calcext:value-type="float">
            <text:p>68,76</text:p>
          </table:table-cell>
          <table:table-cell office:value-type="float" office:value="370.06" calcext:value-type="float">
            <text:p>370,06</text:p>
          </table:table-cell>
          <table:table-cell office:value-type="float" office:value="144417535" calcext:value-type="float">
            <text:p>144417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4" calcext:value-type="float">
            <text:p>-4</text:p>
          </table:table-cell>
          <table:table-cell office:value-type="float" office:value="301.162948" calcext:value-type="float">
            <text:p>301,162948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5];&quot;-&quot;;[.C35];&quot;-&quot;;[.AH35];&quot;-&quot;;LEFT(RIGHT([.A35];6);1))" office:value-type="string" office:string-value="r4-10-500-2" calcext:value-type="string">
            <text:p>r4-10-500-2</text:p>
          </table:table-cell>
          <table:table-cell table:formula="of:=ROUND(([.F35]/[.G35])*100;2)" office:value-type="float" office:value="33.13" calcext:value-type="float">
            <text:p>33,13</text:p>
          </table:table-cell>
          <table:table-cell table:style-name="ce14" table:formula="of:=[.J35]" office:value-type="float" office:value="-286.603823" calcext:value-type="float">
            <text:p>-286,6</text:p>
          </table:table-cell>
          <table:table-cell table:style-name="ce14" table:formula="of:=[.I35]" office:value-type="float" office:value="68.961688" calcext:value-type="float">
            <text:p>69,0</text:p>
          </table:table-cell>
          <table:table-cell table:formula="of:=[.U35]" office:value-type="float" office:value="-4" calcext:value-type="float">
            <text:p>-4</text:p>
          </table:table-cell>
          <table:table-cell table:formula="of:=[.V35]" office:value-type="float" office:value="301.162948" calcext:value-type="float">
            <text:p>301,162948</text:p>
          </table:table-cell>
          <table:table-cell table:formula="of:=ABS([.AE35]-CEILING([.AC35]))" office:value-type="float" office:value="282" calcext:value-type="float">
            <text:p>282</text:p>
          </table:table-cell>
          <table:table-cell table:formula="of:=CEILING([.E35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661" calcext:value-type="float">
            <text:p>1661</text:p>
          </table:table-cell>
          <table:table-cell office:value-type="float" office:value="4140" calcext:value-type="float">
            <text:p>4140</text:p>
          </table:table-cell>
          <table:table-cell office:value-type="float" office:value="10360" calcext:value-type="float">
            <text:p>10360</text:p>
          </table:table-cell>
          <table:table-cell table:style-name="Default" office:value-type="float" office:value="323.548966" calcext:value-type="float">
            <text:p>323,548966</text:p>
          </table:table-cell>
          <table:table-cell table:style-name="Default" office:value-type="float" office:value="-424.078485" calcext:value-type="float">
            <text:p>-424,07848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4.078485" calcext:value-type="float">
            <text:p>-424,0784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3.08" calcext:value-type="float">
            <text:p>323,08</text:p>
          </table:table-cell>
          <table:table-cell office:value-type="float" office:value="653.41" calcext:value-type="float">
            <text:p>653,41</text:p>
          </table:table-cell>
          <table:table-cell office:value-type="float" office:value="328728659" calcext:value-type="float">
            <text:p>328728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29.986432" calcext:value-type="float">
            <text:p>329,986432</text:p>
          </table:table-cell>
          <table:table-cell office:value-type="float" office:value="3" calcext:value-type="float">
            <text:p>3</text:p>
          </table:table-cell>
          <table:table-cell office:value-type="float" office:value="407" calcext:value-type="float">
            <text:p>40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6];&quot;-&quot;;[.C36];&quot;-&quot;;[.AH36];&quot;-&quot;;LEFT(RIGHT([.A36];6);1))" office:value-type="string" office:string-value="r4-10-750-1" calcext:value-type="string">
            <text:p>r4-10-750-1</text:p>
          </table:table-cell>
          <table:table-cell table:formula="of:=ROUND(([.F36]/[.G36])*100;2)" office:value-type="float" office:value="40.12" calcext:value-type="float">
            <text:p>40,12</text:p>
          </table:table-cell>
          <table:table-cell table:style-name="ce14" table:formula="of:=[.J36]" office:value-type="float" office:value="-424.078485" calcext:value-type="float">
            <text:p>-424,1</text:p>
          </table:table-cell>
          <table:table-cell table:style-name="ce14" table:formula="of:=[.I36]" office:value-type="float" office:value="323.548966" calcext:value-type="float">
            <text:p>323,5</text:p>
          </table:table-cell>
          <table:table-cell table:formula="of:=[.U36]" office:value-type="float" office:value="-2" calcext:value-type="float">
            <text:p>-2</text:p>
          </table:table-cell>
          <table:table-cell table:formula="of:=[.V36]" office:value-type="float" office:value="329.986432" calcext:value-type="float">
            <text:p>329,986432</text:p>
          </table:table-cell>
          <table:table-cell table:formula="of:=ABS([.AE36]-CEILING([.AC36]))" office:value-type="float" office:value="422" calcext:value-type="float">
            <text:p>422</text:p>
          </table:table-cell>
          <table:table-cell table:formula="of:=CEILING([.E36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301" calcext:value-type="float">
            <text:p>1301</text:p>
          </table:table-cell>
          <table:table-cell office:value-type="float" office:value="4140" calcext:value-type="float">
            <text:p>4140</text:p>
          </table:table-cell>
          <table:table-cell office:value-type="float" office:value="9624" calcext:value-type="float">
            <text:p>9624</text:p>
          </table:table-cell>
          <table:table-cell table:style-name="Default" office:value-type="float" office:value="274.736629" calcext:value-type="float">
            <text:p>274,736629</text:p>
          </table:table-cell>
          <table:table-cell table:style-name="Default" office:value-type="float" office:value="-425.738189" calcext:value-type="float">
            <text:p>-425,7381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5.738189" calcext:value-type="float">
            <text:p>-425,738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4.29" calcext:value-type="float">
            <text:p>274,29</text:p>
          </table:table-cell>
          <table:table-cell office:value-type="float" office:value="583.31" calcext:value-type="float">
            <text:p>583,31</text:p>
          </table:table-cell>
          <table:table-cell office:value-type="float" office:value="329980051" calcext:value-type="float">
            <text:p>329980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2" calcext:value-type="float">
            <text:p>-2</text:p>
          </table:table-cell>
          <table:table-cell office:value-type="float" office:value="308.682275" calcext:value-type="float">
            <text:p>308,682275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7];&quot;-&quot;;[.C37];&quot;-&quot;;[.AH37];&quot;-&quot;;LEFT(RIGHT([.A37];6);1))" office:value-type="string" office:string-value="r4-10-750-2" calcext:value-type="string">
            <text:p>r4-10-750-2</text:p>
          </table:table-cell>
          <table:table-cell table:formula="of:=ROUND(([.F37]/[.G37])*100;2)" office:value-type="float" office:value="31.43" calcext:value-type="float">
            <text:p>31,43</text:p>
          </table:table-cell>
          <table:table-cell table:style-name="ce14" table:formula="of:=[.J37]" office:value-type="float" office:value="-425.738189" calcext:value-type="float">
            <text:p>-425,7</text:p>
          </table:table-cell>
          <table:table-cell table:style-name="ce14" table:formula="of:=[.I37]" office:value-type="float" office:value="274.736629" calcext:value-type="float">
            <text:p>274,7</text:p>
          </table:table-cell>
          <table:table-cell table:formula="of:=[.U37]" office:value-type="float" office:value="-2" calcext:value-type="float">
            <text:p>-2</text:p>
          </table:table-cell>
          <table:table-cell table:formula="of:=[.V37]" office:value-type="float" office:value="308.682275" calcext:value-type="float">
            <text:p>308,682275</text:p>
          </table:table-cell>
          <table:table-cell table:formula="of:=ABS([.AE37]-CEILING([.AC37]))" office:value-type="float" office:value="423" calcext:value-type="float">
            <text:p>423</text:p>
          </table:table-cell>
          <table:table-cell table:formula="of:=CEILING([.E37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753" calcext:value-type="float">
            <text:p>753</text:p>
          </table:table-cell>
          <table:table-cell office:value-type="float" office:value="1710" calcext:value-type="float">
            <text:p>1710</text:p>
          </table:table-cell>
          <table:table-cell office:value-type="float" office:value="2980" calcext:value-type="float">
            <text:p>2980</text:p>
          </table:table-cell>
          <table:table-cell table:style-name="Default" office:value-type="float" office:value="31.18453" calcext:value-type="float">
            <text:p>31,18453</text:p>
          </table:table-cell>
          <table:table-cell table:style-name="Default" office:value-type="float" office:value="-140.533372" calcext:value-type="float">
            <text:p>-140,5333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533372" calcext:value-type="float">
            <text:p>-140,5333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.11" calcext:value-type="float">
            <text:p>31,11</text:p>
          </table:table-cell>
          <table:table-cell office:value-type="float" office:value="332.99" calcext:value-type="float">
            <text:p>332,99</text:p>
          </table:table-cell>
          <table:table-cell office:value-type="float" office:value="59384054" calcext:value-type="float">
            <text:p>59384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" calcext:value-type="float">
            <text:p>-1</text:p>
          </table:table-cell>
          <table:table-cell office:value-type="float" office:value="301.828891" calcext:value-type="float">
            <text:p>301,828891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8];&quot;-&quot;;[.C38];&quot;-&quot;;[.AH38];&quot;-&quot;;LEFT(RIGHT([.A38];6);1))" office:value-type="string" office:string-value="r4-15-250-1" calcext:value-type="string">
            <text:p>r4-15-250-1</text:p>
          </table:table-cell>
          <table:table-cell table:formula="of:=ROUND(([.F38]/[.G38])*100;2)" office:value-type="float" office:value="44.04" calcext:value-type="float">
            <text:p>44,04</text:p>
          </table:table-cell>
          <table:table-cell table:style-name="ce14" table:formula="of:=[.J38]" office:value-type="float" office:value="-140.533372" calcext:value-type="float">
            <text:p>-140,5</text:p>
          </table:table-cell>
          <table:table-cell table:style-name="ce14" table:formula="of:=[.I38]" office:value-type="float" office:value="31.18453" calcext:value-type="float">
            <text:p>31,2</text:p>
          </table:table-cell>
          <table:table-cell table:formula="of:=[.U38]" office:value-type="float" office:value="-1" calcext:value-type="float">
            <text:p>-1</text:p>
          </table:table-cell>
          <table:table-cell table:formula="of:=[.V38]" office:value-type="float" office:value="301.828891" calcext:value-type="float">
            <text:p>301,828891</text:p>
          </table:table-cell>
          <table:table-cell table:formula="of:=ABS([.AE38]-CEILING([.AC38]))" office:value-type="float" office:value="139" calcext:value-type="float">
            <text:p>139</text:p>
          </table:table-cell>
          <table:table-cell table:formula="of:=CEILING([.E38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1710" calcext:value-type="float">
            <text:p>1710</text:p>
          </table:table-cell>
          <table:table-cell office:value-type="float" office:value="2749" calcext:value-type="float">
            <text:p>2749</text:p>
          </table:table-cell>
          <table:table-cell table:style-name="Default" office:value-type="float" office:value="12.12701" calcext:value-type="float">
            <text:p>12,12701</text:p>
          </table:table-cell>
          <table:table-cell table:style-name="Default" office:value-type="float" office:value="-141.371932" calcext:value-type="float">
            <text:p>-141,37193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1.371932" calcext:value-type="float">
            <text:p>-141,3719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04" calcext:value-type="float">
            <text:p>12,04</text:p>
          </table:table-cell>
          <table:table-cell office:value-type="float" office:value="313.32" calcext:value-type="float">
            <text:p>313,32</text:p>
          </table:table-cell>
          <table:table-cell office:value-type="float" office:value="59213318" calcext:value-type="float">
            <text:p>59213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1.224721" calcext:value-type="float">
            <text:p>301,2247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39];&quot;-&quot;;[.C39];&quot;-&quot;;[.AH39];&quot;-&quot;;LEFT(RIGHT([.A39];6);1))" office:value-type="string" office:string-value="r4-15-250-2" calcext:value-type="string">
            <text:p>r4-15-250-2</text:p>
          </table:table-cell>
          <table:table-cell table:formula="of:=ROUND(([.F39]/[.G39])*100;2)" office:value-type="float" office:value="36.37" calcext:value-type="float">
            <text:p>36,37</text:p>
          </table:table-cell>
          <table:table-cell table:style-name="ce14" table:formula="of:=[.J39]" office:value-type="float" office:value="-141.371932" calcext:value-type="float">
            <text:p>-141,4</text:p>
          </table:table-cell>
          <table:table-cell table:style-name="ce14" table:formula="of:=[.I39]" office:value-type="float" office:value="12.12701" calcext:value-type="float">
            <text:p>12,1</text:p>
          </table:table-cell>
          <table:table-cell table:formula="of:=[.U39]" office:value-type="float" office:value="0" calcext:value-type="float">
            <text:p>0</text:p>
          </table:table-cell>
          <table:table-cell table:formula="of:=[.V39]" office:value-type="float" office:value="301.224721" calcext:value-type="float">
            <text:p>301,224721</text:p>
          </table:table-cell>
          <table:table-cell table:formula="of:=ABS([.AE39]-CEILING([.AC39]))" office:value-type="float" office:value="141" calcext:value-type="float">
            <text:p>141</text:p>
          </table:table-cell>
          <table:table-cell table:formula="of:=CEILING([.E39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417" calcext:value-type="float">
            <text:p>1417</text:p>
          </table:table-cell>
          <table:table-cell office:value-type="float" office:value="3392" calcext:value-type="float">
            <text:p>3392</text:p>
          </table:table-cell>
          <table:table-cell office:value-type="float" office:value="8388" calcext:value-type="float">
            <text:p>8388</text:p>
          </table:table-cell>
          <table:table-cell table:style-name="Default" office:value-type="float" office:value="195.72084" calcext:value-type="float">
            <text:p>195,72084</text:p>
          </table:table-cell>
          <table:table-cell table:style-name="Default" office:value-type="float" office:value="-281.526972" calcext:value-type="float">
            <text:p>-281,5269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1.526972" calcext:value-type="float">
            <text:p>-281,5269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5.4" calcext:value-type="float">
            <text:p>195,4</text:p>
          </table:table-cell>
          <table:table-cell office:value-type="float" office:value="499.73" calcext:value-type="float">
            <text:p>499,73</text:p>
          </table:table-cell>
          <table:table-cell office:value-type="float" office:value="214665464" calcext:value-type="float">
            <text:p>214665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4.110253" calcext:value-type="float">
            <text:p>304,110253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0];&quot;-&quot;;[.C40];&quot;-&quot;;[.AH40];&quot;-&quot;;LEFT(RIGHT([.A40];6);1))" office:value-type="string" office:string-value="r4-15-500-1" calcext:value-type="string">
            <text:p>r4-15-500-1</text:p>
          </table:table-cell>
          <table:table-cell table:formula="of:=ROUND(([.F40]/[.G40])*100;2)" office:value-type="float" office:value="41.77" calcext:value-type="float">
            <text:p>41,77</text:p>
          </table:table-cell>
          <table:table-cell table:style-name="ce14" table:formula="of:=[.J40]" office:value-type="float" office:value="-281.526972" calcext:value-type="float">
            <text:p>-281,5</text:p>
          </table:table-cell>
          <table:table-cell table:style-name="ce14" table:formula="of:=[.I40]" office:value-type="float" office:value="195.72084" calcext:value-type="float">
            <text:p>195,7</text:p>
          </table:table-cell>
          <table:table-cell table:formula="of:=[.U40]" office:value-type="float" office:value="2" calcext:value-type="float">
            <text:p>2</text:p>
          </table:table-cell>
          <table:table-cell table:formula="of:=[.V40]" office:value-type="float" office:value="304.110253" calcext:value-type="float">
            <text:p>304,110253</text:p>
          </table:table-cell>
          <table:table-cell table:formula="of:=ABS([.AE40]-CEILING([.AC40]))" office:value-type="float" office:value="283" calcext:value-type="float">
            <text:p>283</text:p>
          </table:table-cell>
          <table:table-cell table:formula="of:=CEILING([.E40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218" calcext:value-type="float">
            <text:p>1218</text:p>
          </table:table-cell>
          <table:table-cell office:value-type="float" office:value="3392" calcext:value-type="float">
            <text:p>3392</text:p>
          </table:table-cell>
          <table:table-cell office:value-type="float" office:value="7562" calcext:value-type="float">
            <text:p>7562</text:p>
          </table:table-cell>
          <table:table-cell table:style-name="Default" office:value-type="float" office:value="241.006636" calcext:value-type="float">
            <text:p>241,006636</text:p>
          </table:table-cell>
          <table:table-cell table:style-name="Default" office:value-type="float" office:value="-282.863019" calcext:value-type="float">
            <text:p>-282,8630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2.863019" calcext:value-type="float">
            <text:p>-282,863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.67" calcext:value-type="float">
            <text:p>240,67</text:p>
          </table:table-cell>
          <table:table-cell office:value-type="float" office:value="543.54" calcext:value-type="float">
            <text:p>543,54</text:p>
          </table:table-cell>
          <table:table-cell office:value-type="float" office:value="215382368" calcext:value-type="float">
            <text:p>215382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2.634409" calcext:value-type="float">
            <text:p>302,634409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1];&quot;-&quot;;[.C41];&quot;-&quot;;[.AH41];&quot;-&quot;;LEFT(RIGHT([.A41];6);1))" office:value-type="string" office:string-value="r4-15-500-2" calcext:value-type="string">
            <text:p>r4-15-500-2</text:p>
          </table:table-cell>
          <table:table-cell table:formula="of:=ROUND(([.F41]/[.G41])*100;2)" office:value-type="float" office:value="35.91" calcext:value-type="float">
            <text:p>35,91</text:p>
          </table:table-cell>
          <table:table-cell table:style-name="ce14" table:formula="of:=[.J41]" office:value-type="float" office:value="-282.863019" calcext:value-type="float">
            <text:p>-282,9</text:p>
          </table:table-cell>
          <table:table-cell table:style-name="ce14" table:formula="of:=[.I41]" office:value-type="float" office:value="241.006636" calcext:value-type="float">
            <text:p>241,0</text:p>
          </table:table-cell>
          <table:table-cell table:formula="of:=[.U41]" office:value-type="float" office:value="3" calcext:value-type="float">
            <text:p>3</text:p>
          </table:table-cell>
          <table:table-cell table:formula="of:=[.V41]" office:value-type="float" office:value="302.634409" calcext:value-type="float">
            <text:p>302,634409</text:p>
          </table:table-cell>
          <table:table-cell table:formula="of:=ABS([.AE41]-CEILING([.AC41]))" office:value-type="float" office:value="285" calcext:value-type="float">
            <text:p>285</text:p>
          </table:table-cell>
          <table:table-cell table:formula="of:=CEILING([.E41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085" calcext:value-type="float">
            <text:p>5085</text:p>
          </table:table-cell>
          <table:table-cell office:value-type="float" office:value="15298" calcext:value-type="float">
            <text:p>15298</text:p>
          </table:table-cell>
          <table:table-cell table:style-name="Default" office:value-type="float" office:value="600.88035" calcext:value-type="float">
            <text:p>600,88035</text:p>
          </table:table-cell>
          <table:table-cell table:style-name="Default" office:value-type="float" office:value="-422.628592" calcext:value-type="float">
            <text:p>-422,6285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2.628592" calcext:value-type="float">
            <text:p>-422,6285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18" calcext:value-type="float">
            <text:p>600,18</text:p>
          </table:table-cell>
          <table:table-cell office:value-type="float" office:value="931.61" calcext:value-type="float">
            <text:p>931,61</text:p>
          </table:table-cell>
          <table:table-cell office:value-type="float" office:value="493182736" calcext:value-type="float">
            <text:p>4931827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2" calcext:value-type="float">
            <text:p>12</text:p>
          </table:table-cell>
          <table:table-cell office:value-type="float" office:value="330.901226" calcext:value-type="float">
            <text:p>330,901226</text:p>
          </table:table-cell>
          <table:table-cell office:value-type="float" office:value="31" calcext:value-type="float">
            <text:p>31</text:p>
          </table:table-cell>
          <table:table-cell office:value-type="float" office:value="416" calcext:value-type="float">
            <text:p>41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2];&quot;-&quot;;[.C42];&quot;-&quot;;[.AH42];&quot;-&quot;;LEFT(RIGHT([.A42];6);1))" office:value-type="string" office:string-value="r4-15-750-1" calcext:value-type="string">
            <text:p>r4-15-750-1</text:p>
          </table:table-cell>
          <table:table-cell table:formula="of:=ROUND(([.F42]/[.G42])*100;2)" office:value-type="float" office:value="0" calcext:value-type="float">
            <text:p>0</text:p>
          </table:table-cell>
          <table:table-cell table:style-name="ce14" table:formula="of:=[.J42]" office:value-type="float" office:value="-422.628592" calcext:value-type="float">
            <text:p>-422,6</text:p>
          </table:table-cell>
          <table:table-cell table:style-name="ce14" table:formula="of:=[.I42]" office:value-type="float" office:value="600.88035" calcext:value-type="float">
            <text:p>600,9</text:p>
          </table:table-cell>
          <table:table-cell table:formula="of:=[.U42]" office:value-type="float" office:value="12" calcext:value-type="float">
            <text:p>12</text:p>
          </table:table-cell>
          <table:table-cell table:formula="of:=[.V42]" office:value-type="float" office:value="330.901226" calcext:value-type="float">
            <text:p>330,901226</text:p>
          </table:table-cell>
          <table:table-cell table:formula="of:=ABS([.AE42]-CEILING([.AC42]))" office:value-type="float" office:value="434" calcext:value-type="float">
            <text:p>434</text:p>
          </table:table-cell>
          <table:table-cell table:formula="of:=CEILING([.E42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1326" calcext:value-type="float">
            <text:p>1326</text:p>
          </table:table-cell>
          <table:table-cell office:value-type="float" office:value="5085" calcext:value-type="float">
            <text:p>5085</text:p>
          </table:table-cell>
          <table:table-cell office:value-type="float" office:value="9706" calcext:value-type="float">
            <text:p>9706</text:p>
          </table:table-cell>
          <table:table-cell table:style-name="Default" office:value-type="float" office:value="492.52446" calcext:value-type="float">
            <text:p>492,52446</text:p>
          </table:table-cell>
          <table:table-cell table:style-name="Default" office:value-type="float" office:value="-428.083225" calcext:value-type="float">
            <text:p>-428,08322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8.083225" calcext:value-type="float">
            <text:p>-428,083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.84" calcext:value-type="float">
            <text:p>491,84</text:p>
          </table:table-cell>
          <table:table-cell office:value-type="float" office:value="819.74" calcext:value-type="float">
            <text:p>819,74</text:p>
          </table:table-cell>
          <table:table-cell office:value-type="float" office:value="491952969" calcext:value-type="float">
            <text:p>491952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27.394065" calcext:value-type="float">
            <text:p>327,394065</text:p>
          </table:table-cell>
          <table:table-cell office:value-type="float" office:value="18" calcext:value-type="float">
            <text:p>18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3];&quot;-&quot;;[.C43];&quot;-&quot;;[.AH43];&quot;-&quot;;LEFT(RIGHT([.A43];6);1))" office:value-type="string" office:string-value="r4-15-750-2" calcext:value-type="string">
            <text:p>r4-15-750-2</text:p>
          </table:table-cell>
          <table:table-cell table:formula="of:=ROUND(([.F43]/[.G43])*100;2)" office:value-type="float" office:value="26.08" calcext:value-type="float">
            <text:p>26,08</text:p>
          </table:table-cell>
          <table:table-cell table:style-name="ce14" table:formula="of:=[.J43]" office:value-type="float" office:value="-428.083225" calcext:value-type="float">
            <text:p>-428,1</text:p>
          </table:table-cell>
          <table:table-cell table:style-name="ce14" table:formula="of:=[.I43]" office:value-type="float" office:value="492.52446" calcext:value-type="float">
            <text:p>492,5</text:p>
          </table:table-cell>
          <table:table-cell table:formula="of:=[.U43]" office:value-type="float" office:value="5" calcext:value-type="float">
            <text:p>5</text:p>
          </table:table-cell>
          <table:table-cell table:formula="of:=[.V43]" office:value-type="float" office:value="327.394065" calcext:value-type="float">
            <text:p>327,394065</text:p>
          </table:table-cell>
          <table:table-cell table:formula="of:=ABS([.AE43]-CEILING([.AC43]))" office:value-type="float" office:value="433" calcext:value-type="float">
            <text:p>433</text:p>
          </table:table-cell>
          <table:table-cell table:formula="of:=CEILING([.E43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785" calcext:value-type="float">
            <text:p>785</text:p>
          </table:table-cell>
          <table:table-cell office:value-type="float" office:value="2030" calcext:value-type="float">
            <text:p>2030</text:p>
          </table:table-cell>
          <table:table-cell office:value-type="float" office:value="3479" calcext:value-type="float">
            <text:p>3479</text:p>
          </table:table-cell>
          <table:table-cell table:style-name="Default" office:value-type="float" office:value="48.03059" calcext:value-type="float">
            <text:p>48,03059</text:p>
          </table:table-cell>
          <table:table-cell table:style-name="Default" office:value-type="float" office:value="-140.618094" calcext:value-type="float">
            <text:p>-140,61809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618094" calcext:value-type="float">
            <text:p>-140,6180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91" calcext:value-type="float">
            <text:p>47,91</text:p>
          </table:table-cell>
          <table:table-cell office:value-type="float" office:value="348.04" calcext:value-type="float">
            <text:p>348,04</text:p>
          </table:table-cell>
          <table:table-cell office:value-type="float" office:value="78295729" calcext:value-type="float">
            <text:p>78295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0" calcext:value-type="float">
            <text:p>0</text:p>
          </table:table-cell>
          <table:table-cell office:value-type="float" office:value="300.050854" calcext:value-type="float">
            <text:p>300,0508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4];&quot;-&quot;;[.C44];&quot;-&quot;;[.AH44];&quot;-&quot;;LEFT(RIGHT([.A44];6);1))" office:value-type="string" office:string-value="r4-20-250-1" calcext:value-type="string">
            <text:p>r4-20-250-1</text:p>
          </table:table-cell>
          <table:table-cell table:formula="of:=ROUND(([.F44]/[.G44])*100;2)" office:value-type="float" office:value="38.67" calcext:value-type="float">
            <text:p>38,67</text:p>
          </table:table-cell>
          <table:table-cell table:style-name="ce14" table:formula="of:=[.J44]" office:value-type="float" office:value="-140.618094" calcext:value-type="float">
            <text:p>-140,6</text:p>
          </table:table-cell>
          <table:table-cell table:style-name="ce14" table:formula="of:=[.I44]" office:value-type="float" office:value="48.03059" calcext:value-type="float">
            <text:p>48,0</text:p>
          </table:table-cell>
          <table:table-cell table:formula="of:=[.U44]" office:value-type="float" office:value="0" calcext:value-type="float">
            <text:p>0</text:p>
          </table:table-cell>
          <table:table-cell table:formula="of:=[.V44]" office:value-type="float" office:value="300.050854" calcext:value-type="float">
            <text:p>300,050854</text:p>
          </table:table-cell>
          <table:table-cell table:formula="of:=ABS([.AE44]-CEILING([.AC44]))" office:value-type="float" office:value="140" calcext:value-type="float">
            <text:p>140</text:p>
          </table:table-cell>
          <table:table-cell table:formula="of:=CEILING([.E44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519" calcext:value-type="float">
            <text:p>519</text:p>
          </table:table-cell>
          <table:table-cell office:value-type="float" office:value="2030" calcext:value-type="float">
            <text:p>2030</text:p>
          </table:table-cell>
          <table:table-cell office:value-type="float" office:value="2568" calcext:value-type="float">
            <text:p>2568</text:p>
          </table:table-cell>
          <table:table-cell table:style-name="Default" office:value-type="float" office:value="24.918333" calcext:value-type="float">
            <text:p>24,918333</text:p>
          </table:table-cell>
          <table:table-cell table:style-name="Default" office:value-type="float" office:value="-142" calcext:value-type="float">
            <text:p>-1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2" calcext:value-type="float">
            <text:p>-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78" calcext:value-type="float">
            <text:p>24,78</text:p>
          </table:table-cell>
          <table:table-cell office:value-type="float" office:value="325.73" calcext:value-type="float">
            <text:p>325,73</text:p>
          </table:table-cell>
          <table:table-cell office:value-type="float" office:value="78715384" calcext:value-type="float">
            <text:p>78715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0.870796" calcext:value-type="float">
            <text:p>300,870796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5];&quot;-&quot;;[.C45];&quot;-&quot;;[.AH45];&quot;-&quot;;LEFT(RIGHT([.A45];6);1))" office:value-type="string" office:string-value="r4-20-250-2" calcext:value-type="string">
            <text:p>r4-20-250-2</text:p>
          </table:table-cell>
          <table:table-cell table:formula="of:=ROUND(([.F45]/[.G45])*100;2)" office:value-type="float" office:value="25.57" calcext:value-type="float">
            <text:p>25,57</text:p>
          </table:table-cell>
          <table:table-cell table:style-name="ce14" table:formula="of:=[.J45]" office:value-type="float" office:value="-142" calcext:value-type="float">
            <text:p>-142,0</text:p>
          </table:table-cell>
          <table:table-cell table:style-name="ce14" table:formula="of:=[.I45]" office:value-type="float" office:value="24.918333" calcext:value-type="float">
            <text:p>24,9</text:p>
          </table:table-cell>
          <table:table-cell table:formula="of:=[.U45]" office:value-type="float" office:value="2" calcext:value-type="float">
            <text:p>2</text:p>
          </table:table-cell>
          <table:table-cell table:formula="of:=[.V45]" office:value-type="float" office:value="300.870796" calcext:value-type="float">
            <text:p>300,870796</text:p>
          </table:table-cell>
          <table:table-cell table:formula="of:=ABS([.AE45]-CEILING([.AC45]))" office:value-type="float" office:value="144" calcext:value-type="float">
            <text:p>144</text:p>
          </table:table-cell>
          <table:table-cell table:formula="of:=CEILING([.E45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304" calcext:value-type="float">
            <text:p>1304</text:p>
          </table:table-cell>
          <table:table-cell office:value-type="float" office:value="4022" calcext:value-type="float">
            <text:p>4022</text:p>
          </table:table-cell>
          <table:table-cell office:value-type="float" office:value="8343" calcext:value-type="float">
            <text:p>8343</text:p>
          </table:table-cell>
          <table:table-cell table:style-name="Default" office:value-type="float" office:value="275.594268" calcext:value-type="float">
            <text:p>275,594268</text:p>
          </table:table-cell>
          <table:table-cell table:style-name="Default" office:value-type="float" office:value="-283.020531" calcext:value-type="float">
            <text:p>-283,0205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020531" calcext:value-type="float">
            <text:p>-283,020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.19" calcext:value-type="float">
            <text:p>275,19</text:p>
          </table:table-cell>
          <table:table-cell office:value-type="float" office:value="584.55" calcext:value-type="float">
            <text:p>584,55</text:p>
          </table:table-cell>
          <table:table-cell office:value-type="float" office:value="283376151" calcext:value-type="float">
            <text:p>283376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3" calcext:value-type="float">
            <text:p>3</text:p>
          </table:table-cell>
          <table:table-cell office:value-type="float" office:value="309.06732" calcext:value-type="float">
            <text:p>309,06732</text:p>
          </table:table-cell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6];&quot;-&quot;;[.C46];&quot;-&quot;;[.AH46];&quot;-&quot;;LEFT(RIGHT([.A46];6);1))" office:value-type="string" office:string-value="r4-20-500-1" calcext:value-type="string">
            <text:p>r4-20-500-1</text:p>
          </table:table-cell>
          <table:table-cell table:formula="of:=ROUND(([.F46]/[.G46])*100;2)" office:value-type="float" office:value="32.42" calcext:value-type="float">
            <text:p>32,42</text:p>
          </table:table-cell>
          <table:table-cell table:style-name="ce14" table:formula="of:=[.J46]" office:value-type="float" office:value="-283.020531" calcext:value-type="float">
            <text:p>-283,0</text:p>
          </table:table-cell>
          <table:table-cell table:style-name="ce14" table:formula="of:=[.I46]" office:value-type="float" office:value="275.594268" calcext:value-type="float">
            <text:p>275,6</text:p>
          </table:table-cell>
          <table:table-cell table:formula="of:=[.U46]" office:value-type="float" office:value="3" calcext:value-type="float">
            <text:p>3</text:p>
          </table:table-cell>
          <table:table-cell table:formula="of:=[.V46]" office:value-type="float" office:value="309.06732" calcext:value-type="float">
            <text:p>309,06732</text:p>
          </table:table-cell>
          <table:table-cell table:formula="of:=ABS([.AE46]-CEILING([.AC46]))" office:value-type="float" office:value="286" calcext:value-type="float">
            <text:p>286</text:p>
          </table:table-cell>
          <table:table-cell table:formula="of:=CEILING([.E46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250" calcext:value-type="float">
            <text:p>1250</text:p>
          </table:table-cell>
          <table:table-cell office:value-type="float" office:value="4022" calcext:value-type="float">
            <text:p>4022</text:p>
          </table:table-cell>
          <table:table-cell office:value-type="float" office:value="7962" calcext:value-type="float">
            <text:p>7962</text:p>
          </table:table-cell>
          <table:table-cell table:style-name="Default" office:value-type="float" office:value="241.616456" calcext:value-type="float">
            <text:p>241,616456</text:p>
          </table:table-cell>
          <table:table-cell table:style-name="Default" office:value-type="float" office:value="-283.058438" calcext:value-type="float">
            <text:p>-283,0584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058438" calcext:value-type="float">
            <text:p>-283,058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1.2" calcext:value-type="float">
            <text:p>241,2</text:p>
          </table:table-cell>
          <table:table-cell office:value-type="float" office:value="555.67" calcext:value-type="float">
            <text:p>555,67</text:p>
          </table:table-cell>
          <table:table-cell office:value-type="float" office:value="283322759" calcext:value-type="float">
            <text:p>283322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14.189028" calcext:value-type="float">
            <text:p>314,189028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7];&quot;-&quot;;[.C47];&quot;-&quot;;[.AH47];&quot;-&quot;;LEFT(RIGHT([.A47];6);1))" office:value-type="string" office:string-value="r4-20-500-2" calcext:value-type="string">
            <text:p>r4-20-500-2</text:p>
          </table:table-cell>
          <table:table-cell table:formula="of:=ROUND(([.F47]/[.G47])*100;2)" office:value-type="float" office:value="31.08" calcext:value-type="float">
            <text:p>31,08</text:p>
          </table:table-cell>
          <table:table-cell table:style-name="ce14" table:formula="of:=[.J47]" office:value-type="float" office:value="-283.058438" calcext:value-type="float">
            <text:p>-283,1</text:p>
          </table:table-cell>
          <table:table-cell table:style-name="ce14" table:formula="of:=[.I47]" office:value-type="float" office:value="241.616456" calcext:value-type="float">
            <text:p>241,6</text:p>
          </table:table-cell>
          <table:table-cell table:formula="of:=[.U47]" office:value-type="float" office:value="1" calcext:value-type="float">
            <text:p>1</text:p>
          </table:table-cell>
          <table:table-cell table:formula="of:=[.V47]" office:value-type="float" office:value="314.189028" calcext:value-type="float">
            <text:p>314,189028</text:p>
          </table:table-cell>
          <table:table-cell table:formula="of:=ABS([.AE47]-CEILING([.AC47]))" office:value-type="float" office:value="284" calcext:value-type="float">
            <text:p>284</text:p>
          </table:table-cell>
          <table:table-cell table:formula="of:=CEILING([.E47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16130" calcext:value-type="float">
            <text:p>16130</text:p>
          </table:table-cell>
          <table:table-cell table:style-name="Default" office:value-type="float" office:value="602.029983" calcext:value-type="float">
            <text:p>602,029983</text:p>
          </table:table-cell>
          <table:table-cell table:style-name="Default" office:value-type="float" office:value="-422.3089" calcext:value-type="float">
            <text:p>-422,30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2.3089" calcext:value-type="float">
            <text:p>-422,30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15" calcext:value-type="float">
            <text:p>601,15</text:p>
          </table:table-cell>
          <table:table-cell office:value-type="float" office:value="988.33" calcext:value-type="float">
            <text:p>988,33</text:p>
          </table:table-cell>
          <table:table-cell office:value-type="float" office:value="653187713" calcext:value-type="float">
            <text:p>6531877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24" calcext:value-type="float">
            <text:p>24</text:p>
          </table:table-cell>
          <table:table-cell office:value-type="float" office:value="386.492833" calcext:value-type="float">
            <text:p>386,492833</text:p>
          </table:table-cell>
          <table:table-cell office:value-type="float" office:value="44" calcext:value-type="float">
            <text:p>44</text:p>
          </table:table-cell>
          <table:table-cell office:value-type="float" office:value="423" calcext:value-type="float">
            <text:p>42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8];&quot;-&quot;;[.C48];&quot;-&quot;;[.AH48];&quot;-&quot;;LEFT(RIGHT([.A48];6);1))" office:value-type="string" office:string-value="r4-20-750-1" calcext:value-type="string">
            <text:p>r4-20-750-1</text:p>
          </table:table-cell>
          <table:table-cell table:formula="of:=ROUND(([.F48]/[.G48])*100;2)" office:value-type="float" office:value="0" calcext:value-type="float">
            <text:p>0</text:p>
          </table:table-cell>
          <table:table-cell table:style-name="ce14" table:formula="of:=[.J48]" office:value-type="float" office:value="-422.3089" calcext:value-type="float">
            <text:p>-422,3</text:p>
          </table:table-cell>
          <table:table-cell table:style-name="ce14" table:formula="of:=[.I48]" office:value-type="float" office:value="602.029983" calcext:value-type="float">
            <text:p>602,0</text:p>
          </table:table-cell>
          <table:table-cell table:formula="of:=[.U48]" office:value-type="float" office:value="24" calcext:value-type="float">
            <text:p>24</text:p>
          </table:table-cell>
          <table:table-cell table:formula="of:=[.V48]" office:value-type="float" office:value="386.492833" calcext:value-type="float">
            <text:p>386,492833</text:p>
          </table:table-cell>
          <table:table-cell table:formula="of:=ABS([.AE48]-CEILING([.AC48]))" office:value-type="float" office:value="446" calcext:value-type="float">
            <text:p>446</text:p>
          </table:table-cell>
          <table:table-cell table:formula="of:=CEILING([.E48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20944" calcext:value-type="float">
            <text:p>20944</text:p>
          </table:table-cell>
          <table:table-cell table:style-name="Default" office:value-type="float" office:value="602.425615" calcext:value-type="float">
            <text:p>602,425615</text:p>
          </table:table-cell>
          <table:table-cell table:style-name="Default" office:value-type="float" office:value="-421.970827" calcext:value-type="float">
            <text:p>-421,9708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1.970827" calcext:value-type="float">
            <text:p>-421,9708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51" calcext:value-type="float">
            <text:p>601,51</text:p>
          </table:table-cell>
          <table:table-cell office:value-type="float" office:value="923.36" calcext:value-type="float">
            <text:p>923,36</text:p>
          </table:table-cell>
          <table:table-cell office:value-type="float" office:value="655308449" calcext:value-type="float">
            <text:p>655308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0" calcext:value-type="float">
            <text:p>10</text:p>
          </table:table-cell>
          <table:table-cell office:value-type="float" office:value="321.17313" calcext:value-type="float">
            <text:p>321,17313</text:p>
          </table:table-cell>
          <table:table-cell office:value-type="float" office:value="21" calcext:value-type="float">
            <text:p>21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49];&quot;-&quot;;[.C49];&quot;-&quot;;[.AH49];&quot;-&quot;;LEFT(RIGHT([.A49];6);1))" office:value-type="string" office:string-value="r4-20-750-2" calcext:value-type="string">
            <text:p>r4-20-750-2</text:p>
          </table:table-cell>
          <table:table-cell table:formula="of:=ROUND(([.F49]/[.G49])*100;2)" office:value-type="float" office:value="0" calcext:value-type="float">
            <text:p>0</text:p>
          </table:table-cell>
          <table:table-cell table:style-name="ce14" table:formula="of:=[.J49]" office:value-type="float" office:value="-421.970827" calcext:value-type="float">
            <text:p>-422,0</text:p>
          </table:table-cell>
          <table:table-cell table:style-name="ce14" table:formula="of:=[.I49]" office:value-type="float" office:value="602.425615" calcext:value-type="float">
            <text:p>602,4</text:p>
          </table:table-cell>
          <table:table-cell table:formula="of:=[.U49]" office:value-type="float" office:value="10" calcext:value-type="float">
            <text:p>10</text:p>
          </table:table-cell>
          <table:table-cell table:formula="of:=[.V49]" office:value-type="float" office:value="321.17313" calcext:value-type="float">
            <text:p>321,17313</text:p>
          </table:table-cell>
          <table:table-cell table:formula="of:=ABS([.AE49]-CEILING([.AC49]))" office:value-type="float" office:value="431" calcext:value-type="float">
            <text:p>431</text:p>
          </table:table-cell>
          <table:table-cell table:formula="of:=CEILING([.E49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849" calcext:value-type="float">
            <text:p>849</text:p>
          </table:table-cell>
          <table:table-cell office:value-type="float" office:value="2350" calcext:value-type="float">
            <text:p>2350</text:p>
          </table:table-cell>
          <table:table-cell office:value-type="float" office:value="2737" calcext:value-type="float">
            <text:p>2737</text:p>
          </table:table-cell>
          <table:table-cell table:style-name="Default" office:value-type="float" office:value="94.135711" calcext:value-type="float">
            <text:p>94,135711</text:p>
          </table:table-cell>
          <table:table-cell table:style-name="Default" office:value-type="float" office:value="-140.188807" calcext:value-type="float">
            <text:p>-140,1888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188807" calcext:value-type="float">
            <text:p>-140,1888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6.11" calcext:value-type="float">
            <text:p>396,11</text:p>
          </table:table-cell>
          <table:table-cell office:value-type="float" office:value="97325155" calcext:value-type="float">
            <text:p>97325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2" calcext:value-type="float">
            <text:p>2</text:p>
          </table:table-cell>
          <table:table-cell office:value-type="float" office:value="302.008766" calcext:value-type="float">
            <text:p>302,008766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0];&quot;-&quot;;[.C50];&quot;-&quot;;[.AH50];&quot;-&quot;;LEFT(RIGHT([.A50];6);1))" office:value-type="string" office:string-value="r4-25-250-1" calcext:value-type="string">
            <text:p>r4-25-250-1</text:p>
          </table:table-cell>
          <table:table-cell table:formula="of:=ROUND(([.F50]/[.G50])*100;2)" office:value-type="float" office:value="36.13" calcext:value-type="float">
            <text:p>36,13</text:p>
          </table:table-cell>
          <table:table-cell table:style-name="ce14" table:formula="of:=[.J50]" office:value-type="float" office:value="-140.188807" calcext:value-type="float">
            <text:p>-140,2</text:p>
          </table:table-cell>
          <table:table-cell table:style-name="ce14" table:formula="of:=[.I50]" office:value-type="float" office:value="94.135711" calcext:value-type="float">
            <text:p>94,1</text:p>
          </table:table-cell>
          <table:table-cell table:formula="of:=[.U50]" office:value-type="float" office:value="2" calcext:value-type="float">
            <text:p>2</text:p>
          </table:table-cell>
          <table:table-cell table:formula="of:=[.V50]" office:value-type="float" office:value="302.008766" calcext:value-type="float">
            <text:p>302,008766</text:p>
          </table:table-cell>
          <table:table-cell table:formula="of:=ABS([.AE50]-CEILING([.AC50]))" office:value-type="float" office:value="142" calcext:value-type="float">
            <text:p>142</text:p>
          </table:table-cell>
          <table:table-cell table:formula="of:=CEILING([.E50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705" calcext:value-type="float">
            <text:p>705</text:p>
          </table:table-cell>
          <table:table-cell office:value-type="float" office:value="2350" calcext:value-type="float">
            <text:p>2350</text:p>
          </table:table-cell>
          <table:table-cell office:value-type="float" office:value="3971" calcext:value-type="float">
            <text:p>3971</text:p>
          </table:table-cell>
          <table:table-cell table:style-name="Default" office:value-type="float" office:value="47.864793" calcext:value-type="float">
            <text:p>47,864793</text:p>
          </table:table-cell>
          <table:table-cell table:style-name="Default" office:value-type="float" office:value="-141.012379" calcext:value-type="float">
            <text:p>-141,0123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1.012379" calcext:value-type="float">
            <text:p>-141,0123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72" calcext:value-type="float">
            <text:p>47,72</text:p>
          </table:table-cell>
          <table:table-cell office:value-type="float" office:value="349.83" calcext:value-type="float">
            <text:p>349,83</text:p>
          </table:table-cell>
          <table:table-cell office:value-type="float" office:value="97436202" calcext:value-type="float">
            <text:p>97436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1" calcext:value-type="float">
            <text:p>1</text:p>
          </table:table-cell>
          <table:table-cell office:value-type="float" office:value="302.012114" calcext:value-type="float">
            <text:p>302,012114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1];&quot;-&quot;;[.C51];&quot;-&quot;;[.AH51];&quot;-&quot;;LEFT(RIGHT([.A51];6);1))" office:value-type="string" office:string-value="r4-25-250-2" calcext:value-type="string">
            <text:p>r4-25-250-2</text:p>
          </table:table-cell>
          <table:table-cell table:formula="of:=ROUND(([.F51]/[.G51])*100;2)" office:value-type="float" office:value="30" calcext:value-type="float">
            <text:p>30</text:p>
          </table:table-cell>
          <table:table-cell table:style-name="ce14" table:formula="of:=[.J51]" office:value-type="float" office:value="-141.012379" calcext:value-type="float">
            <text:p>-141,0</text:p>
          </table:table-cell>
          <table:table-cell table:style-name="ce14" table:formula="of:=[.I51]" office:value-type="float" office:value="47.864793" calcext:value-type="float">
            <text:p>47,9</text:p>
          </table:table-cell>
          <table:table-cell table:formula="of:=[.U51]" office:value-type="float" office:value="1" calcext:value-type="float">
            <text:p>1</text:p>
          </table:table-cell>
          <table:table-cell table:formula="of:=[.V51]" office:value-type="float" office:value="302.012114" calcext:value-type="float">
            <text:p>302,012114</text:p>
          </table:table-cell>
          <table:table-cell table:formula="of:=ABS([.AE51]-CEILING([.AC51]))" office:value-type="float" office:value="142" calcext:value-type="float">
            <text:p>142</text:p>
          </table:table-cell>
          <table:table-cell table:formula="of:=CEILING([.E51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483" calcext:value-type="float">
            <text:p>1483</text:p>
          </table:table-cell>
          <table:table-cell office:value-type="float" office:value="4652" calcext:value-type="float">
            <text:p>4652</text:p>
          </table:table-cell>
          <table:table-cell office:value-type="float" office:value="10165" calcext:value-type="float">
            <text:p>10165</text:p>
          </table:table-cell>
          <table:table-cell table:style-name="Default" office:value-type="float" office:value="409.964135" calcext:value-type="float">
            <text:p>409,964135</text:p>
          </table:table-cell>
          <table:table-cell table:style-name="Default" office:value-type="float" office:value="-281.597639" calcext:value-type="float">
            <text:p>-281,5976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1.597639" calcext:value-type="float">
            <text:p>-281,5976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9.43" calcext:value-type="float">
            <text:p>409,43</text:p>
          </table:table-cell>
          <table:table-cell office:value-type="float" office:value="731.34" calcext:value-type="float">
            <text:p>731,34</text:p>
          </table:table-cell>
          <table:table-cell office:value-type="float" office:value="353831690" calcext:value-type="float">
            <text:p>353831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7" calcext:value-type="float">
            <text:p>7</text:p>
          </table:table-cell>
          <table:table-cell office:value-type="float" office:value="321.534261" calcext:value-type="float">
            <text:p>321,534261</text:p>
          </table:table-cell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2];&quot;-&quot;;[.C52];&quot;-&quot;;[.AH52];&quot;-&quot;;LEFT(RIGHT([.A52];6);1))" office:value-type="string" office:string-value="r4-25-500-1" calcext:value-type="string">
            <text:p>r4-25-500-1</text:p>
          </table:table-cell>
          <table:table-cell table:formula="of:=ROUND(([.F52]/[.G52])*100;2)" office:value-type="float" office:value="31.88" calcext:value-type="float">
            <text:p>31,88</text:p>
          </table:table-cell>
          <table:table-cell table:style-name="ce14" table:formula="of:=[.J52]" office:value-type="float" office:value="-281.597639" calcext:value-type="float">
            <text:p>-281,6</text:p>
          </table:table-cell>
          <table:table-cell table:style-name="ce14" table:formula="of:=[.I52]" office:value-type="float" office:value="409.964135" calcext:value-type="float">
            <text:p>410,0</text:p>
          </table:table-cell>
          <table:table-cell table:formula="of:=[.U52]" office:value-type="float" office:value="7" calcext:value-type="float">
            <text:p>7</text:p>
          </table:table-cell>
          <table:table-cell table:formula="of:=[.V52]" office:value-type="float" office:value="321.534261" calcext:value-type="float">
            <text:p>321,534261</text:p>
          </table:table-cell>
          <table:table-cell table:formula="of:=ABS([.AE52]-CEILING([.AC52]))" office:value-type="float" office:value="288" calcext:value-type="float">
            <text:p>288</text:p>
          </table:table-cell>
          <table:table-cell table:formula="of:=CEILING([.E52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196" calcext:value-type="float">
            <text:p>1196</text:p>
          </table:table-cell>
          <table:table-cell office:value-type="float" office:value="4652" calcext:value-type="float">
            <text:p>4652</text:p>
          </table:table-cell>
          <table:table-cell office:value-type="float" office:value="9229" calcext:value-type="float">
            <text:p>9229</text:p>
          </table:table-cell>
          <table:table-cell table:style-name="Default" office:value-type="float" office:value="155.522628" calcext:value-type="float">
            <text:p>155,522628</text:p>
          </table:table-cell>
          <table:table-cell table:style-name="Default" office:value-type="float" office:value="-283.411397" calcext:value-type="float">
            <text:p>-283,41139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411397" calcext:value-type="float">
            <text:p>-283,41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473.72" calcext:value-type="float">
            <text:p>473,72</text:p>
          </table:table-cell>
          <table:table-cell office:value-type="float" office:value="356389438" calcext:value-type="float">
            <text:p>356389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5" calcext:value-type="float">
            <text:p>5</text:p>
          </table:table-cell>
          <table:table-cell office:value-type="float" office:value="318.349904" calcext:value-type="float">
            <text:p>318,349904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3];&quot;-&quot;;[.C53];&quot;-&quot;;[.AH53];&quot;-&quot;;LEFT(RIGHT([.A53];6);1))" office:value-type="string" office:string-value="r4-25-500-2" calcext:value-type="string">
            <text:p>r4-25-500-2</text:p>
          </table:table-cell>
          <table:table-cell table:formula="of:=ROUND(([.F53]/[.G53])*100;2)" office:value-type="float" office:value="25.71" calcext:value-type="float">
            <text:p>25,71</text:p>
          </table:table-cell>
          <table:table-cell table:style-name="ce14" table:formula="of:=[.J53]" office:value-type="float" office:value="-283.411397" calcext:value-type="float">
            <text:p>-283,4</text:p>
          </table:table-cell>
          <table:table-cell table:style-name="ce14" table:formula="of:=[.I53]" office:value-type="float" office:value="155.522628" calcext:value-type="float">
            <text:p>155,5</text:p>
          </table:table-cell>
          <table:table-cell table:formula="of:=[.U53]" office:value-type="float" office:value="5" calcext:value-type="float">
            <text:p>5</text:p>
          </table:table-cell>
          <table:table-cell table:formula="of:=[.V53]" office:value-type="float" office:value="318.349904" calcext:value-type="float">
            <text:p>318,349904</text:p>
          </table:table-cell>
          <table:table-cell table:formula="of:=ABS([.AE53]-CEILING([.AC53]))" office:value-type="float" office:value="288" calcext:value-type="float">
            <text:p>288</text:p>
          </table:table-cell>
          <table:table-cell table:formula="of:=CEILING([.E53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float" office:value="15787" calcext:value-type="float">
            <text:p>15787</text:p>
          </table:table-cell>
          <table:table-cell table:style-name="Default" office:value-type="float" office:value="601.329489" calcext:value-type="float">
            <text:p>601,329489</text:p>
          </table:table-cell>
          <table:table-cell table:style-name="Default" office:value-type="float" office:value="-421" calcext:value-type="float">
            <text:p>-4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1" calcext:value-type="float">
            <text:p>-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13" calcext:value-type="float">
            <text:p>600,13</text:p>
          </table:table-cell>
          <table:table-cell office:value-type="float" office:value="1001.74" calcext:value-type="float">
            <text:p>1001,74</text:p>
          </table:table-cell>
          <table:table-cell office:value-type="float" office:value="810397092" calcext:value-type="float">
            <text:p>810397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21" calcext:value-type="float">
            <text:p>21</text:p>
          </table:table-cell>
          <table:table-cell office:value-type="float" office:value="400.743129" calcext:value-type="float">
            <text:p>400,743129</text:p>
          </table:table-cell>
          <table:table-cell office:value-type="float" office:value="31" calcext:value-type="float">
            <text:p>31</text:p>
          </table:table-cell>
          <table:table-cell office:value-type="float" office:value="422" calcext:value-type="float">
            <text:p>422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4];&quot;-&quot;;[.C54];&quot;-&quot;;[.AH54];&quot;-&quot;;LEFT(RIGHT([.A54];6);1))" office:value-type="string" office:string-value="r4-25-750-1" calcext:value-type="string">
            <text:p>r4-25-750-1</text:p>
          </table:table-cell>
          <table:table-cell table:formula="of:=ROUND(([.F54]/[.G54])*100;2)" office:value-type="float" office:value="0" calcext:value-type="float">
            <text:p>0</text:p>
          </table:table-cell>
          <table:table-cell table:style-name="ce14" table:formula="of:=[.J54]" office:value-type="float" office:value="-421" calcext:value-type="float">
            <text:p>-421,0</text:p>
          </table:table-cell>
          <table:table-cell table:style-name="ce14" table:formula="of:=[.I54]" office:value-type="float" office:value="601.329489" calcext:value-type="float">
            <text:p>601,3</text:p>
          </table:table-cell>
          <table:table-cell table:formula="of:=[.U54]" office:value-type="float" office:value="21" calcext:value-type="float">
            <text:p>21</text:p>
          </table:table-cell>
          <table:table-cell table:formula="of:=[.V54]" office:value-type="float" office:value="400.743129" calcext:value-type="float">
            <text:p>400,743129</text:p>
          </table:table-cell>
          <table:table-cell table:formula="of:=ABS([.AE54]-CEILING([.AC54]))" office:value-type="float" office:value="442" calcext:value-type="float">
            <text:p>442</text:p>
          </table:table-cell>
          <table:table-cell table:formula="of:=CEILING([.E54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float" office:value="14181" calcext:value-type="float">
            <text:p>14181</text:p>
          </table:table-cell>
          <table:table-cell table:style-name="Default" office:value-type="float" office:value="601.591365" calcext:value-type="float">
            <text:p>601,591365</text:p>
          </table:table-cell>
          <table:table-cell table:style-name="Default" office:value-type="float" office:value="-424.73384" calcext:value-type="float">
            <text:p>-424,733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4.73384" calcext:value-type="float">
            <text:p>-424,733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47" calcext:value-type="float">
            <text:p>600,47</text:p>
          </table:table-cell>
          <table:table-cell office:value-type="float" office:value="1007.24" calcext:value-type="float">
            <text:p>1007,24</text:p>
          </table:table-cell>
          <table:table-cell office:value-type="float" office:value="818713064" calcext:value-type="float">
            <text:p>818713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PL</text:p>
          </table:table-cell>
          <table:table-cell office:value-type="float" office:value="17" calcext:value-type="float">
            <text:p>17</text:p>
          </table:table-cell>
          <table:table-cell office:value-type="float" office:value="405.899899" calcext:value-type="float">
            <text:p>405,899899</text:p>
          </table:table-cell>
          <table:table-cell office:value-type="float" office:value="37" calcext:value-type="float">
            <text:p>37</text:p>
          </table:table-cell>
          <table:table-cell office:value-type="float" office:value="414" calcext:value-type="float">
            <text:p>414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5];&quot;-&quot;;[.C55];&quot;-&quot;;[.AH55];&quot;-&quot;;LEFT(RIGHT([.A55];6);1))" office:value-type="string" office:string-value="r4-25-750-2" calcext:value-type="string">
            <text:p>r4-25-750-2</text:p>
          </table:table-cell>
          <table:table-cell table:formula="of:=ROUND(([.F55]/[.G55])*100;2)" office:value-type="float" office:value="0" calcext:value-type="float">
            <text:p>0</text:p>
          </table:table-cell>
          <table:table-cell table:style-name="ce14" table:formula="of:=[.J55]" office:value-type="float" office:value="-424.73384" calcext:value-type="float">
            <text:p>-424,7</text:p>
          </table:table-cell>
          <table:table-cell table:style-name="ce14" table:formula="of:=[.I55]" office:value-type="float" office:value="601.591365" calcext:value-type="float">
            <text:p>601,6</text:p>
          </table:table-cell>
          <table:table-cell table:formula="of:=[.U55]" office:value-type="float" office:value="17" calcext:value-type="float">
            <text:p>17</text:p>
          </table:table-cell>
          <table:table-cell table:formula="of:=[.V55]" office:value-type="float" office:value="405.899899" calcext:value-type="float">
            <text:p>405,899899</text:p>
          </table:table-cell>
          <table:table-cell table:formula="of:=ABS([.AE55]-CEILING([.AC55]))" office:value-type="float" office:value="441" calcext:value-type="float">
            <text:p>441</text:p>
          </table:table-cell>
          <table:table-cell table:formula="of:=CEILING([.E55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87" calcext:value-type="float">
            <text:p>387</text:p>
          </table:table-cell>
          <table:table-cell office:value-type="float" office:value="1070" calcext:value-type="float">
            <text:p>1070</text:p>
          </table:table-cell>
          <table:table-cell office:value-type="float" office:value="1395" calcext:value-type="float">
            <text:p>1395</text:p>
          </table:table-cell>
          <table:table-cell table:style-name="Default" office:value-type="float" office:value="2.376961" calcext:value-type="float">
            <text:p>2,376961</text:p>
          </table:table-cell>
          <table:table-cell table:style-name="Default" office:value-type="float" office:value="-143.127957" calcext:value-type="float">
            <text:p>-143,1279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127957" calcext:value-type="float">
            <text:p>-143,127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4" calcext:value-type="float">
            <text:p>2,34</text:p>
          </table:table-cell>
          <table:table-cell office:value-type="float" office:value="302.49" calcext:value-type="float">
            <text:p>302,49</text:p>
          </table:table-cell>
          <table:table-cell office:value-type="float" office:value="21183528" calcext:value-type="float">
            <text:p>21183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1" calcext:value-type="float">
            <text:p>-11</text:p>
          </table:table-cell>
          <table:table-cell office:value-type="float" office:value="300.126306" calcext:value-type="float">
            <text:p>300,126306</text:p>
          </table:table-cell>
          <table:table-cell office:value-type="float" office:value="-3" calcext:value-type="float">
            <text:p>-3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6];&quot;-&quot;;[.C56];&quot;-&quot;;[.AH56];&quot;-&quot;;LEFT(RIGHT([.A56];6);1))" office:value-type="string" office:string-value="r4-5-250-1" calcext:value-type="string">
            <text:p>r4-5-250-1</text:p>
          </table:table-cell>
          <table:table-cell table:formula="of:=ROUND(([.F56]/[.G56])*100;2)" office:value-type="float" office:value="36.17" calcext:value-type="float">
            <text:p>36,17</text:p>
          </table:table-cell>
          <table:table-cell table:style-name="ce14" table:formula="of:=[.J56]" office:value-type="float" office:value="-143.127957" calcext:value-type="float">
            <text:p>-143,1</text:p>
          </table:table-cell>
          <table:table-cell table:style-name="ce14" table:formula="of:=[.I56]" office:value-type="float" office:value="2.376961" calcext:value-type="float">
            <text:p>2,4</text:p>
          </table:table-cell>
          <table:table-cell table:formula="of:=[.U56]" office:value-type="float" office:value="-11" calcext:value-type="float">
            <text:p>-11</text:p>
          </table:table-cell>
          <table:table-cell table:formula="of:=[.V56]" office:value-type="float" office:value="300.126306" calcext:value-type="float">
            <text:p>300,126306</text:p>
          </table:table-cell>
          <table:table-cell table:formula="of:=ABS([.AE56]-CEILING([.AC56]))" office:value-type="float" office:value="132" calcext:value-type="float">
            <text:p>132</text:p>
          </table:table-cell>
          <table:table-cell table:formula="of:=CEILING([.E56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21" calcext:value-type="float">
            <text:p>321</text:p>
          </table:table-cell>
          <table:table-cell office:value-type="float" office:value="1070" calcext:value-type="float">
            <text:p>1070</text:p>
          </table:table-cell>
          <table:table-cell office:value-type="float" office:value="1106" calcext:value-type="float">
            <text:p>1106</text:p>
          </table:table-cell>
          <table:table-cell table:style-name="Default" office:value-type="float" office:value="1.250994" calcext:value-type="float">
            <text:p>1,250994</text:p>
          </table:table-cell>
          <table:table-cell table:style-name="Default" office:value-type="float" office:value="-146.32833" calcext:value-type="float">
            <text:p>-146,328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6.32833" calcext:value-type="float">
            <text:p>-146,328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,22</text:p>
          </table:table-cell>
          <table:table-cell office:value-type="float" office:value="301.27" calcext:value-type="float">
            <text:p>301,27</text:p>
          </table:table-cell>
          <table:table-cell office:value-type="float" office:value="21142888" calcext:value-type="float">
            <text:p>21142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7" calcext:value-type="float">
            <text:p>-7</text:p>
          </table:table-cell>
          <table:table-cell office:value-type="float" office:value="300.0273" calcext:value-type="float">
            <text:p>300,027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7];&quot;-&quot;;[.C57];&quot;-&quot;;[.AH57];&quot;-&quot;;LEFT(RIGHT([.A57];6);1))" office:value-type="string" office:string-value="r4-5-250-2" calcext:value-type="string">
            <text:p>r4-5-250-2</text:p>
          </table:table-cell>
          <table:table-cell table:formula="of:=ROUND(([.F57]/[.G57])*100;2)" office:value-type="float" office:value="30" calcext:value-type="float">
            <text:p>30</text:p>
          </table:table-cell>
          <table:table-cell table:style-name="ce14" table:formula="of:=[.J57]" office:value-type="float" office:value="-146.32833" calcext:value-type="float">
            <text:p>-146,3</text:p>
          </table:table-cell>
          <table:table-cell table:style-name="ce14" table:formula="of:=[.I57]" office:value-type="float" office:value="1.250994" calcext:value-type="float">
            <text:p>1,3</text:p>
          </table:table-cell>
          <table:table-cell table:formula="of:=[.U57]" office:value-type="float" office:value="-7" calcext:value-type="float">
            <text:p>-7</text:p>
          </table:table-cell>
          <table:table-cell table:formula="of:=[.V57]" office:value-type="float" office:value="300.0273" calcext:value-type="float">
            <text:p>300,0273</text:p>
          </table:table-cell>
          <table:table-cell table:formula="of:=ABS([.AE57]-CEILING([.AC57]))" office:value-type="float" office:value="139" calcext:value-type="float">
            <text:p>139</text:p>
          </table:table-cell>
          <table:table-cell table:formula="of:=CEILING([.E57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788" calcext:value-type="float">
            <text:p>788</text:p>
          </table:table-cell>
          <table:table-cell office:value-type="float" office:value="2132" calcext:value-type="float">
            <text:p>2132</text:p>
          </table:table-cell>
          <table:table-cell office:value-type="float" office:value="3800" calcext:value-type="float">
            <text:p>3800</text:p>
          </table:table-cell>
          <table:table-cell table:style-name="Default" office:value-type="float" office:value="13.916332" calcext:value-type="float">
            <text:p>13,916332</text:p>
          </table:table-cell>
          <table:table-cell table:style-name="Default" office:value-type="float" office:value="-285.834659" calcext:value-type="float">
            <text:p>-285,8346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5.834659" calcext:value-type="float">
            <text:p>-285,8346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79" calcext:value-type="float">
            <text:p>13,79</text:p>
          </table:table-cell>
          <table:table-cell office:value-type="float" office:value="314.39" calcext:value-type="float">
            <text:p>314,39</text:p>
          </table:table-cell>
          <table:table-cell office:value-type="float" office:value="73933347" calcext:value-type="float">
            <text:p>73933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2" calcext:value-type="float">
            <text:p>-12</text:p>
          </table:table-cell>
          <table:table-cell office:value-type="float" office:value="300.529844" calcext:value-type="float">
            <text:p>300,529844</text:p>
          </table:table-cell>
          <table:table-cell office:value-type="float" office:value="-4" calcext:value-type="float">
            <text:p>-4</text:p>
          </table:table-cell>
          <table:table-cell office:value-type="float" office:value="264" calcext:value-type="float">
            <text:p>26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8];&quot;-&quot;;[.C58];&quot;-&quot;;[.AH58];&quot;-&quot;;LEFT(RIGHT([.A58];6);1))" office:value-type="string" office:string-value="r4-5-500-1" calcext:value-type="string">
            <text:p>r4-5-500-1</text:p>
          </table:table-cell>
          <table:table-cell table:formula="of:=ROUND(([.F58]/[.G58])*100;2)" office:value-type="float" office:value="36.96" calcext:value-type="float">
            <text:p>36,96</text:p>
          </table:table-cell>
          <table:table-cell table:style-name="ce14" table:formula="of:=[.J58]" office:value-type="float" office:value="-285.834659" calcext:value-type="float">
            <text:p>-285,8</text:p>
          </table:table-cell>
          <table:table-cell table:style-name="ce14" table:formula="of:=[.I58]" office:value-type="float" office:value="13.916332" calcext:value-type="float">
            <text:p>13,9</text:p>
          </table:table-cell>
          <table:table-cell table:formula="of:=[.U58]" office:value-type="float" office:value="-12" calcext:value-type="float">
            <text:p>-12</text:p>
          </table:table-cell>
          <table:table-cell table:formula="of:=[.V58]" office:value-type="float" office:value="300.529844" calcext:value-type="float">
            <text:p>300,529844</text:p>
          </table:table-cell>
          <table:table-cell table:formula="of:=ABS([.AE58]-CEILING([.AC58]))" office:value-type="float" office:value="273" calcext:value-type="float">
            <text:p>273</text:p>
          </table:table-cell>
          <table:table-cell table:formula="of:=CEILING([.E58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623" calcext:value-type="float">
            <text:p>623</text:p>
          </table:table-cell>
          <table:table-cell office:value-type="float" office:value="2132" calcext:value-type="float">
            <text:p>2132</text:p>
          </table:table-cell>
          <table:table-cell office:value-type="float" office:value="3249" calcext:value-type="float">
            <text:p>3249</text:p>
          </table:table-cell>
          <table:table-cell table:style-name="Default" office:value-type="float" office:value="11.725429" calcext:value-type="float">
            <text:p>11,725429</text:p>
          </table:table-cell>
          <table:table-cell table:style-name="Default" office:value-type="float" office:value="-288.766118" calcext:value-type="float">
            <text:p>-288,7661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8.766118" calcext:value-type="float">
            <text:p>-288,766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63" calcext:value-type="float">
            <text:p>11,63</text:p>
          </table:table-cell>
          <table:table-cell office:value-type="float" office:value="312.63" calcext:value-type="float">
            <text:p>312,63</text:p>
          </table:table-cell>
          <table:table-cell office:value-type="float" office:value="73949027" calcext:value-type="float">
            <text:p>73949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8" calcext:value-type="float">
            <text:p>-8</text:p>
          </table:table-cell>
          <table:table-cell office:value-type="float" office:value="300.936352" calcext:value-type="float">
            <text:p>300,936352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59];&quot;-&quot;;[.C59];&quot;-&quot;;[.AH59];&quot;-&quot;;LEFT(RIGHT([.A59];6);1))" office:value-type="string" office:string-value="r4-5-500-2" calcext:value-type="string">
            <text:p>r4-5-500-2</text:p>
          </table:table-cell>
          <table:table-cell table:formula="of:=ROUND(([.F59]/[.G59])*100;2)" office:value-type="float" office:value="29.22" calcext:value-type="float">
            <text:p>29,22</text:p>
          </table:table-cell>
          <table:table-cell table:style-name="ce14" table:formula="of:=[.J59]" office:value-type="float" office:value="-288.766118" calcext:value-type="float">
            <text:p>-288,8</text:p>
          </table:table-cell>
          <table:table-cell table:style-name="ce14" table:formula="of:=[.I59]" office:value-type="float" office:value="11.725429" calcext:value-type="float">
            <text:p>11,7</text:p>
          </table:table-cell>
          <table:table-cell table:formula="of:=[.U59]" office:value-type="float" office:value="-8" calcext:value-type="float">
            <text:p>-8</text:p>
          </table:table-cell>
          <table:table-cell table:formula="of:=[.V59]" office:value-type="float" office:value="300.936352" calcext:value-type="float">
            <text:p>300,936352</text:p>
          </table:table-cell>
          <table:table-cell table:formula="of:=ABS([.AE59]-CEILING([.AC59]))" office:value-type="float" office:value="280" calcext:value-type="float">
            <text:p>280</text:p>
          </table:table-cell>
          <table:table-cell table:formula="of:=CEILING([.E59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173" calcext:value-type="float">
            <text:p>1173</text:p>
          </table:table-cell>
          <table:table-cell office:value-type="float" office:value="3195" calcext:value-type="float">
            <text:p>3195</text:p>
          </table:table-cell>
          <table:table-cell office:value-type="float" office:value="6849" calcext:value-type="float">
            <text:p>6849</text:p>
          </table:table-cell>
          <table:table-cell table:style-name="Default" office:value-type="float" office:value="111.474086" calcext:value-type="float">
            <text:p>111,474086</text:p>
          </table:table-cell>
          <table:table-cell table:style-name="Default" office:value-type="float" office:value="-429.326106" calcext:value-type="float">
            <text:p>-429,3261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9.326106" calcext:value-type="float">
            <text:p>-429,326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.22" calcext:value-type="float">
            <text:p>111,22</text:p>
          </table:table-cell>
          <table:table-cell office:value-type="float" office:value="414.78" calcext:value-type="float">
            <text:p>414,78</text:p>
          </table:table-cell>
          <table:table-cell office:value-type="float" office:value="168633366" calcext:value-type="float">
            <text:p>168633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8" calcext:value-type="float">
            <text:p>-18</text:p>
          </table:table-cell>
          <table:table-cell office:value-type="float" office:value="303.387883" calcext:value-type="float">
            <text:p>303,387883</text:p>
          </table:table-cell>
          <table:table-cell office:value-type="float" office:value="-7" calcext:value-type="float">
            <text:p>-7</text:p>
          </table:table-cell>
          <table:table-cell office:value-type="float" office:value="397" calcext:value-type="float">
            <text:p>39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0];&quot;-&quot;;[.C60];&quot;-&quot;;[.AH60];&quot;-&quot;;LEFT(RIGHT([.A60];6);1))" office:value-type="string" office:string-value="r4-5-750-1" calcext:value-type="string">
            <text:p>r4-5-750-1</text:p>
          </table:table-cell>
          <table:table-cell table:formula="of:=ROUND(([.F60]/[.G60])*100;2)" office:value-type="float" office:value="36.71" calcext:value-type="float">
            <text:p>36,71</text:p>
          </table:table-cell>
          <table:table-cell table:style-name="ce14" table:formula="of:=[.J60]" office:value-type="float" office:value="-429.326106" calcext:value-type="float">
            <text:p>-429,3</text:p>
          </table:table-cell>
          <table:table-cell table:style-name="ce14" table:formula="of:=[.I60]" office:value-type="float" office:value="111.474086" calcext:value-type="float">
            <text:p>111,5</text:p>
          </table:table-cell>
          <table:table-cell table:formula="of:=[.U60]" office:value-type="float" office:value="-18" calcext:value-type="float">
            <text:p>-18</text:p>
          </table:table-cell>
          <table:table-cell table:formula="of:=[.V60]" office:value-type="float" office:value="303.387883" calcext:value-type="float">
            <text:p>303,387883</text:p>
          </table:table-cell>
          <table:table-cell table:formula="of:=ABS([.AE60]-CEILING([.AC60]))" office:value-type="float" office:value="411" calcext:value-type="float">
            <text:p>411</text:p>
          </table:table-cell>
          <table:table-cell table:formula="of:=CEILING([.E60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198" calcext:value-type="float">
            <text:p>1198</text:p>
          </table:table-cell>
          <table:table-cell office:value-type="float" office:value="3195" calcext:value-type="float">
            <text:p>3195</text:p>
          </table:table-cell>
          <table:table-cell office:value-type="float" office:value="6974" calcext:value-type="float">
            <text:p>6974</text:p>
          </table:table-cell>
          <table:table-cell table:style-name="Default" office:value-type="float" office:value="57.435551" calcext:value-type="float">
            <text:p>57,435551</text:p>
          </table:table-cell>
          <table:table-cell table:style-name="Default" office:value-type="float" office:value="-427.04984" calcext:value-type="float">
            <text:p>-427,049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7.04984" calcext:value-type="float">
            <text:p>-427,04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.19" calcext:value-type="float">
            <text:p>57,19</text:p>
          </table:table-cell>
          <table:table-cell office:value-type="float" office:value="366.01" calcext:value-type="float">
            <text:p>366,01</text:p>
          </table:table-cell>
          <table:table-cell office:value-type="float" office:value="168447158" calcext:value-type="float">
            <text:p>168447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PL</text:p>
          </table:table-cell>
          <table:table-cell office:value-type="float" office:value="-15" calcext:value-type="float">
            <text:p>-15</text:p>
          </table:table-cell>
          <table:table-cell office:value-type="float" office:value="308.659458" calcext:value-type="float">
            <text:p>308,659458</text:p>
          </table:table-cell>
          <table:table-cell office:value-type="float" office:value="-7" calcext:value-type="float">
            <text:p>-7</text:p>
          </table:table-cell>
          <table:table-cell office:value-type="float" office:value="400" calcext:value-type="float">
            <text:p>40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lpl-sub-t300.config</text:p>
          </table:table-cell>
          <table:table-cell table:formula="of:=CONCATENATE(&quot;r&quot;;[.B61];&quot;-&quot;;[.C61];&quot;-&quot;;[.AH61];&quot;-&quot;;LEFT(RIGHT([.A61];6);1))" office:value-type="string" office:string-value="r4-5-750-2" calcext:value-type="string">
            <text:p>r4-5-750-2</text:p>
          </table:table-cell>
          <table:table-cell table:formula="of:=ROUND(([.F61]/[.G61])*100;2)" office:value-type="float" office:value="37.5" calcext:value-type="float">
            <text:p>37,5</text:p>
          </table:table-cell>
          <table:table-cell table:style-name="ce14" table:formula="of:=[.J61]" office:value-type="float" office:value="-427.04984" calcext:value-type="float">
            <text:p>-427,0</text:p>
          </table:table-cell>
          <table:table-cell table:style-name="ce14" table:formula="of:=[.I61]" office:value-type="float" office:value="57.435551" calcext:value-type="float">
            <text:p>57,4</text:p>
          </table:table-cell>
          <table:table-cell table:formula="of:=[.U61]" office:value-type="float" office:value="-15" calcext:value-type="float">
            <text:p>-15</text:p>
          </table:table-cell>
          <table:table-cell table:formula="of:=[.V61]" office:value-type="float" office:value="308.659458" calcext:value-type="float">
            <text:p>308,659458</text:p>
          </table:table-cell>
          <table:table-cell table:formula="of:=ABS([.AE61]-CEILING([.AC61]))" office:value-type="float" office:value="412" calcext:value-type="float">
            <text:p>412</text:p>
          </table:table-cell>
          <table:table-cell table:formula="of:=CEILING([.E61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 table:number-rows-repeated="104851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bpl-sub-t3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4" table:default-cell-style-name="ce36"/>
        <table:table-column table:style-name="co35" table:default-cell-style-name="ce36"/>
        <table:table-column table:style-name="co10" table:number-columns-repeated="2" table:default-cell-style-name="Default"/>
        <table:table-column table:style-name="co35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ce15"/>
        <table:table-column table:style-name="co25" table:default-cell-style-name="ce15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time0</text:p>
          </table:table-cell>
          <table:table-cell table:style-name="ce13" office:value-type="string" calcext:value-type="string">
            <text:p>heur</text:p>
          </table:table-cell>
          <table:table-cell table:style-name="ce13" office:value-type="string" calcext:value-type="string">
            <text:p>heur time</text:p>
          </table:table-cell>
          <table:table-cell table:style-name="ce13" office:value-type="string" calcext:value-type="string">
            <text:p>|heur – teto(lb0)|</text:p>
          </table:table-cell>
          <table:table-cell/>
          <table:table-cell office:value-type="string" calcext:value-type="string">
            <text:p>dist avg</text:p>
          </table:table-cell>
          <table:table-cell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901" calcext:value-type="float">
            <text:p>901</text:p>
          </table:table-cell>
          <table:table-cell office:value-type="float" office:value="4382" calcext:value-type="float">
            <text:p>4382</text:p>
          </table:table-cell>
          <table:table-cell office:value-type="float" office:value="6111" calcext:value-type="float">
            <text:p>6111</text:p>
          </table:table-cell>
          <table:table-cell table:style-name="Default" office:value-type="float" office:value="10.842556" calcext:value-type="float">
            <text:p>10,842556</text:p>
          </table:table-cell>
          <table:table-cell table:style-name="Default" office:value-type="float" office:value="-180.587173" calcext:value-type="float">
            <text:p>-180,5871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587173" calcext:value-type="float">
            <text:p>-180,5871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65" calcext:value-type="float">
            <text:p>10,65</text:p>
          </table:table-cell>
          <table:table-cell office:value-type="float" office:value="348.82" calcext:value-type="float">
            <text:p>348,82</text:p>
          </table:table-cell>
          <table:table-cell office:value-type="float" office:value="46863007" calcext:value-type="float">
            <text:p>46863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" calcext:value-type="float">
            <text:p>-3</text:p>
          </table:table-cell>
          <table:table-cell office:value-type="float" office:value="338.39447" calcext:value-type="float">
            <text:p>338,39447</text:p>
          </table:table-cell>
          <table:table-cell office:value-type="float" office:value="-1" calcext:value-type="float">
            <text:p>-1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];&quot;-&quot;;[.C2];&quot;-&quot;;[.AH2];&quot;-&quot;;LEFT(RIGHT([.A2];6);1))" office:value-type="string" office:string-value="r20-10-250-1" calcext:value-type="string">
            <text:p>r20-10-250-1</text:p>
          </table:table-cell>
          <table:table-cell table:formula="of:=ROUND(([.F2]/[.G2])*100;2)" office:value-type="float" office:value="20.56" calcext:value-type="float">
            <text:p>20,56</text:p>
          </table:table-cell>
          <table:table-cell table:style-name="ce14" table:formula="of:=[.J2]" office:value-type="float" office:value="-180.587173" calcext:value-type="float">
            <text:p>-180,6</text:p>
          </table:table-cell>
          <table:table-cell table:style-name="ce14" table:formula="of:=[.I2]" office:value-type="float" office:value="10.842556" calcext:value-type="float">
            <text:p>10,8</text:p>
          </table:table-cell>
          <table:table-cell table:formula="of:=[.U2]" office:value-type="float" office:value="-3" calcext:value-type="float">
            <text:p>-3</text:p>
          </table:table-cell>
          <table:table-cell table:formula="of:=[.V2]" office:value-type="float" office:value="338.39447" calcext:value-type="float">
            <text:p>338,39447</text:p>
          </table:table-cell>
          <table:table-cell table:formula="of:=ABS([.AE2]-CEILING([.AC2]))" office:value-type="float" office:value="177" calcext:value-type="float">
            <text:p>177</text:p>
          </table:table-cell>
          <table:table-cell table:formula="of:=CEILING([.E2]*(4/3))" office:value-type="float" office:value="250" calcext:value-type="float">
            <text:p>250</text:p>
          </table:table-cell>
          <table:table-cell table:style-name="ce17" table:formula="of:=ROUND(AVERAGE([.AG2:.AG300]);2)" office:value-type="float" office:value="325.5" calcext:value-type="float">
            <text:p>325,50</text:p>
          </table:table-cell>
          <table:table-cell table:style-name="ce17" table:formula="of:=ROUND(AVERAGEIF([.AG2:.AG300];&quot;&gt;0&quot;;[.AG2:.AG300]);2)" office:value-type="float" office:value="325.5" calcext:value-type="float">
            <text:p>325,50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Sbpl-t300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891" calcext:value-type="float">
            <text:p>891</text:p>
          </table:table-cell>
          <table:table-cell office:value-type="float" office:value="4382" calcext:value-type="float">
            <text:p>4382</text:p>
          </table:table-cell>
          <table:table-cell office:value-type="float" office:value="5462" calcext:value-type="float">
            <text:p>5462</text:p>
          </table:table-cell>
          <table:table-cell table:style-name="Default" office:value-type="float" office:value="8.277613" calcext:value-type="float">
            <text:p>8,277613</text:p>
          </table:table-cell>
          <table:table-cell table:style-name="Default" office:value-type="float" office:value="-181.604731" calcext:value-type="float">
            <text:p>-181,6047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1.604731" calcext:value-type="float">
            <text:p>-181,6047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06" calcext:value-type="float">
            <text:p>8,06</text:p>
          </table:table-cell>
          <table:table-cell office:value-type="float" office:value="350.46" calcext:value-type="float">
            <text:p>350,46</text:p>
          </table:table-cell>
          <table:table-cell office:value-type="float" office:value="46887015" calcext:value-type="float">
            <text:p>46887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42.833216" calcext:value-type="float">
            <text:p>342,833216</text:p>
          </table:table-cell>
          <table:table-cell office:value-type="float" office:value="-1" calcext:value-type="float">
            <text:p>-1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];&quot;-&quot;;[.C3];&quot;-&quot;;[.AH3];&quot;-&quot;;LEFT(RIGHT([.A3];6);1))" office:value-type="string" office:string-value="r20-10-250-2" calcext:value-type="string">
            <text:p>r20-10-250-2</text:p>
          </table:table-cell>
          <table:table-cell table:formula="of:=ROUND(([.F3]/[.G3])*100;2)" office:value-type="float" office:value="20.33" calcext:value-type="float">
            <text:p>20,33</text:p>
          </table:table-cell>
          <table:table-cell table:style-name="ce14" table:formula="of:=[.J3]" office:value-type="float" office:value="-181.604731" calcext:value-type="float">
            <text:p>-181,6</text:p>
          </table:table-cell>
          <table:table-cell table:style-name="ce14" table:formula="of:=[.I3]" office:value-type="float" office:value="8.277613" calcext:value-type="float">
            <text:p>8,3</text:p>
          </table:table-cell>
          <table:table-cell table:formula="of:=[.U3]" office:value-type="float" office:value="-2" calcext:value-type="float">
            <text:p>-2</text:p>
          </table:table-cell>
          <table:table-cell table:formula="of:=[.V3]" office:value-type="float" office:value="342.833216" calcext:value-type="float">
            <text:p>342,833216</text:p>
          </table:table-cell>
          <table:table-cell table:formula="of:=ABS([.AE3]-CEILING([.AC3]))" office:value-type="float" office:value="179" calcext:value-type="float">
            <text:p>179</text:p>
          </table:table-cell>
          <table:table-cell table:formula="of:=CEILING([.E3]*(4/3))"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595" calcext:value-type="float">
            <text:p>1595</text:p>
          </table:table-cell>
          <table:table-cell office:value-type="float" office:value="8762" calcext:value-type="float">
            <text:p>8762</text:p>
          </table:table-cell>
          <table:table-cell office:value-type="float" office:value="15156" calcext:value-type="float">
            <text:p>15156</text:p>
          </table:table-cell>
          <table:table-cell table:style-name="Default" office:value-type="float" office:value="136.426218" calcext:value-type="float">
            <text:p>136,426218</text:p>
          </table:table-cell>
          <table:table-cell table:style-name="Default" office:value-type="float" office:value="-360.609871" calcext:value-type="float">
            <text:p>-360,60987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0.609871" calcext:value-type="float">
            <text:p>-360,6098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.6" calcext:value-type="float">
            <text:p>135,6</text:p>
          </table:table-cell>
          <table:table-cell office:value-type="float" office:value="450.91" calcext:value-type="float">
            <text:p>450,91</text:p>
          </table:table-cell>
          <table:table-cell office:value-type="float" office:value="158204468" calcext:value-type="float">
            <text:p>158204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14.965158" calcext:value-type="float">
            <text:p>314,965158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];&quot;-&quot;;[.C4];&quot;-&quot;;[.AH4];&quot;-&quot;;LEFT(RIGHT([.A4];6);1))" office:value-type="string" office:string-value="r20-10-500-1" calcext:value-type="string">
            <text:p>r20-10-500-1</text:p>
          </table:table-cell>
          <table:table-cell table:formula="of:=ROUND(([.F4]/[.G4])*100;2)" office:value-type="float" office:value="18.2" calcext:value-type="float">
            <text:p>18,2</text:p>
          </table:table-cell>
          <table:table-cell table:style-name="ce14" table:formula="of:=[.J4]" office:value-type="float" office:value="-360.609871" calcext:value-type="float">
            <text:p>-360,6</text:p>
          </table:table-cell>
          <table:table-cell table:style-name="ce14" table:formula="of:=[.I4]" office:value-type="float" office:value="136.426218" calcext:value-type="float">
            <text:p>136,4</text:p>
          </table:table-cell>
          <table:table-cell table:formula="of:=[.U4]" office:value-type="float" office:value="-1" calcext:value-type="float">
            <text:p>-1</text:p>
          </table:table-cell>
          <table:table-cell table:formula="of:=[.V4]" office:value-type="float" office:value="314.965158" calcext:value-type="float">
            <text:p>314,965158</text:p>
          </table:table-cell>
          <table:table-cell table:formula="of:=ABS([.AE4]-CEILING([.AC4]))" office:value-type="float" office:value="359" calcext:value-type="float">
            <text:p>359</text:p>
          </table:table-cell>
          <table:table-cell table:formula="of:=CEILING([.E4]*(4/3))" office:value-type="float" office:value="500" calcext:value-type="float">
            <text:p>500</text:p>
          </table:table-cell>
          <table:table-cell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362" calcext:value-type="float">
            <text:p>1362</text:p>
          </table:table-cell>
          <table:table-cell office:value-type="float" office:value="8762" calcext:value-type="float">
            <text:p>8762</text:p>
          </table:table-cell>
          <table:table-cell office:value-type="float" office:value="13064" calcext:value-type="float">
            <text:p>13064</text:p>
          </table:table-cell>
          <table:table-cell table:style-name="Default" office:value-type="float" office:value="121.592495" calcext:value-type="float">
            <text:p>121,592495</text:p>
          </table:table-cell>
          <table:table-cell table:style-name="Default" office:value-type="float" office:value="-361.827028" calcext:value-type="float">
            <text:p>-361,82702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827028" calcext:value-type="float">
            <text:p>-361,8270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.81" calcext:value-type="float">
            <text:p>120,81</text:p>
          </table:table-cell>
          <table:table-cell office:value-type="float" office:value="435.31" calcext:value-type="float">
            <text:p>435,31</text:p>
          </table:table-cell>
          <table:table-cell office:value-type="float" office:value="158217092" calcext:value-type="float">
            <text:p>158217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" calcext:value-type="float">
            <text:p>-3</text:p>
          </table:table-cell>
          <table:table-cell office:value-type="float" office:value="314.111069" calcext:value-type="float">
            <text:p>314,111069</text:p>
          </table:table-cell>
          <table:table-cell office:value-type="float" office:value="-1" calcext:value-type="float">
            <text:p>-1</text:p>
          </table:table-cell>
          <table:table-cell office:value-type="float" office:value="355" calcext:value-type="float">
            <text:p>35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];&quot;-&quot;;[.C5];&quot;-&quot;;[.AH5];&quot;-&quot;;LEFT(RIGHT([.A5];6);1))" office:value-type="string" office:string-value="r20-10-500-2" calcext:value-type="string">
            <text:p>r20-10-500-2</text:p>
          </table:table-cell>
          <table:table-cell table:formula="of:=ROUND(([.F5]/[.G5])*100;2)" office:value-type="float" office:value="15.54" calcext:value-type="float">
            <text:p>15,54</text:p>
          </table:table-cell>
          <table:table-cell table:style-name="ce14" table:formula="of:=[.J5]" office:value-type="float" office:value="-361.827028" calcext:value-type="float">
            <text:p>-361,8</text:p>
          </table:table-cell>
          <table:table-cell table:style-name="ce14" table:formula="of:=[.I5]" office:value-type="float" office:value="121.592495" calcext:value-type="float">
            <text:p>121,6</text:p>
          </table:table-cell>
          <table:table-cell table:formula="of:=[.U5]" office:value-type="float" office:value="-3" calcext:value-type="float">
            <text:p>-3</text:p>
          </table:table-cell>
          <table:table-cell table:formula="of:=[.V5]" office:value-type="float" office:value="314.111069" calcext:value-type="float">
            <text:p>314,111069</text:p>
          </table:table-cell>
          <table:table-cell table:formula="of:=ABS([.AE5]-CEILING([.AC5]))" office:value-type="float" office:value="358" calcext:value-type="float">
            <text:p>358</text:p>
          </table:table-cell>
          <table:table-cell table:formula="of:=CEILING([.E5]*(4/3))" office:value-type="float" office:value="500" calcext:value-type="float">
            <text:p>500</text:p>
          </table:table-cell>
          <table:table-cell table:formula="of:=COUNTIF([.AG2:.AG300];0)" office:value-type="float" office:value="0" calcext:value-type="float">
            <text:p>0</text:p>
          </table:table-cell>
          <table:table-cell table:style-name="ce20" table:formula="of:=[.AI5]/[.AI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2178" calcext:value-type="float">
            <text:p>2178</text:p>
          </table:table-cell>
          <table:table-cell office:value-type="float" office:value="13132" calcext:value-type="float">
            <text:p>13132</text:p>
          </table:table-cell>
          <table:table-cell office:value-type="float" office:value="26876" calcext:value-type="float">
            <text:p>26876</text:p>
          </table:table-cell>
          <table:table-cell table:style-name="Default" office:value-type="float" office:value="482.851615" calcext:value-type="float">
            <text:p>482,851615</text:p>
          </table:table-cell>
          <table:table-cell table:style-name="Default" office:value-type="float" office:value="-539.924973" calcext:value-type="float">
            <text:p>-539,92497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39.924973" calcext:value-type="float">
            <text:p>-539,9249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1.03" calcext:value-type="float">
            <text:p>481,03</text:p>
          </table:table-cell>
          <table:table-cell office:value-type="float" office:value="876.83" calcext:value-type="float">
            <text:p>876,83</text:p>
          </table:table-cell>
          <table:table-cell office:value-type="float" office:value="350813938" calcext:value-type="float">
            <text:p>350813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94.630552" calcext:value-type="float">
            <text:p>394,630552</text:p>
          </table:table-cell>
          <table:table-cell office:value-type="float" office:value="-1" calcext:value-type="float">
            <text:p>-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];&quot;-&quot;;[.C6];&quot;-&quot;;[.AH6];&quot;-&quot;;LEFT(RIGHT([.A6];6);1))" office:value-type="string" office:string-value="r20-10-750-1" calcext:value-type="string">
            <text:p>r20-10-750-1</text:p>
          </table:table-cell>
          <table:table-cell table:formula="of:=ROUND(([.F6]/[.G6])*100;2)" office:value-type="float" office:value="16.59" calcext:value-type="float">
            <text:p>16,59</text:p>
          </table:table-cell>
          <table:table-cell table:style-name="ce14" table:formula="of:=[.J6]" office:value-type="float" office:value="-539.924973" calcext:value-type="float">
            <text:p>-539,9</text:p>
          </table:table-cell>
          <table:table-cell table:style-name="ce14" table:formula="of:=[.I6]" office:value-type="float" office:value="482.851615" calcext:value-type="float">
            <text:p>482,9</text:p>
          </table:table-cell>
          <table:table-cell table:formula="of:=[.U6]" office:value-type="float" office:value="-1" calcext:value-type="float">
            <text:p>-1</text:p>
          </table:table-cell>
          <table:table-cell table:formula="of:=[.V6]" office:value-type="float" office:value="394.630552" calcext:value-type="float">
            <text:p>394,630552</text:p>
          </table:table-cell>
          <table:table-cell table:formula="of:=ABS([.AE6]-CEILING([.AC6]))" office:value-type="float" office:value="538" calcext:value-type="float">
            <text:p>538</text:p>
          </table:table-cell>
          <table:table-cell table:formula="of:=CEILING([.E6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795" calcext:value-type="float">
            <text:p>1795</text:p>
          </table:table-cell>
          <table:table-cell office:value-type="float" office:value="13132" calcext:value-type="float">
            <text:p>13132</text:p>
          </table:table-cell>
          <table:table-cell office:value-type="float" office:value="21649" calcext:value-type="float">
            <text:p>21649</text:p>
          </table:table-cell>
          <table:table-cell table:style-name="Default" office:value-type="float" office:value="276.537888" calcext:value-type="float">
            <text:p>276,537888</text:p>
          </table:table-cell>
          <table:table-cell table:style-name="Default" office:value-type="float" office:value="-542.136687" calcext:value-type="float">
            <text:p>-542,13668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2.136687" calcext:value-type="float">
            <text:p>-542,136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4.74" calcext:value-type="float">
            <text:p>274,74</text:p>
          </table:table-cell>
          <table:table-cell office:value-type="float" office:value="667.96" calcext:value-type="float">
            <text:p>667,96</text:p>
          </table:table-cell>
          <table:table-cell office:value-type="float" office:value="351181762" calcext:value-type="float">
            <text:p>351181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92.131113" calcext:value-type="float">
            <text:p>392,131113</text:p>
          </table:table-cell>
          <table:table-cell office:value-type="float" office:value="3" calcext:value-type="float">
            <text:p>3</text:p>
          </table:table-cell>
          <table:table-cell office:value-type="float" office:value="539" calcext:value-type="float">
            <text:p>53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7];&quot;-&quot;;[.C7];&quot;-&quot;;[.AH7];&quot;-&quot;;LEFT(RIGHT([.A7];6);1))" office:value-type="string" office:string-value="r20-10-750-2" calcext:value-type="string">
            <text:p>r20-10-750-2</text:p>
          </table:table-cell>
          <table:table-cell table:formula="of:=ROUND(([.F7]/[.G7])*100;2)" office:value-type="float" office:value="13.67" calcext:value-type="float">
            <text:p>13,67</text:p>
          </table:table-cell>
          <table:table-cell table:style-name="ce14" table:formula="of:=[.J7]" office:value-type="float" office:value="-542.136687" calcext:value-type="float">
            <text:p>-542,1</text:p>
          </table:table-cell>
          <table:table-cell table:style-name="ce14" table:formula="of:=[.I7]" office:value-type="float" office:value="276.537888" calcext:value-type="float">
            <text:p>276,5</text:p>
          </table:table-cell>
          <table:table-cell table:formula="of:=[.U7]" office:value-type="float" office:value="3" calcext:value-type="float">
            <text:p>3</text:p>
          </table:table-cell>
          <table:table-cell table:formula="of:=[.V7]" office:value-type="float" office:value="392.131113" calcext:value-type="float">
            <text:p>392,131113</text:p>
          </table:table-cell>
          <table:table-cell table:formula="of:=ABS([.AE7]-CEILING([.AC7]))" office:value-type="float" office:value="545" calcext:value-type="float">
            <text:p>545</text:p>
          </table:table-cell>
          <table:table-cell table:formula="of:=CEILING([.E7]*(4/3))" office:value-type="float" office:value="750" calcext:value-type="float">
            <text:p>750</text:p>
          </table:table-cell>
          <table:table-cell office:value-type="string" calcext:value-type="string">
            <text:p>total instan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1222" calcext:value-type="float">
            <text:p>1222</text:p>
          </table:table-cell>
          <table:table-cell office:value-type="float" office:value="4702" calcext:value-type="float">
            <text:p>4702</text:p>
          </table:table-cell>
          <table:table-cell office:value-type="float" office:value="8854" calcext:value-type="float">
            <text:p>8854</text:p>
          </table:table-cell>
          <table:table-cell table:style-name="Default" office:value-type="float" office:value="49.828206" calcext:value-type="float">
            <text:p>49,828206</text:p>
          </table:table-cell>
          <table:table-cell table:style-name="Default" office:value-type="float" office:value="-180.316952" calcext:value-type="float">
            <text:p>-180,31695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316952" calcext:value-type="float">
            <text:p>-180,3169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.51" calcext:value-type="float">
            <text:p>49,51</text:p>
          </table:table-cell>
          <table:table-cell office:value-type="float" office:value="358.33" calcext:value-type="float">
            <text:p>358,33</text:p>
          </table:table-cell>
          <table:table-cell office:value-type="float" office:value="65944951" calcext:value-type="float">
            <text:p>65944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08.916877" calcext:value-type="float">
            <text:p>308,916877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8];&quot;-&quot;;[.C8];&quot;-&quot;;[.AH8];&quot;-&quot;;LEFT(RIGHT([.A8];6);1))" office:value-type="string" office:string-value="r20-15-250-1" calcext:value-type="string">
            <text:p>r20-15-250-1</text:p>
          </table:table-cell>
          <table:table-cell table:formula="of:=ROUND(([.F8]/[.G8])*100;2)" office:value-type="float" office:value="25.99" calcext:value-type="float">
            <text:p>25,99</text:p>
          </table:table-cell>
          <table:table-cell table:style-name="ce14" table:formula="of:=[.J8]" office:value-type="float" office:value="-180.316952" calcext:value-type="float">
            <text:p>-180,3</text:p>
          </table:table-cell>
          <table:table-cell table:style-name="ce14" table:formula="of:=[.I8]" office:value-type="float" office:value="49.828206" calcext:value-type="float">
            <text:p>49,8</text:p>
          </table:table-cell>
          <table:table-cell table:formula="of:=[.U8]" office:value-type="float" office:value="-1" calcext:value-type="float">
            <text:p>-1</text:p>
          </table:table-cell>
          <table:table-cell table:formula="of:=[.V8]" office:value-type="float" office:value="308.916877" calcext:value-type="float">
            <text:p>308,916877</text:p>
          </table:table-cell>
          <table:table-cell table:formula="of:=ABS([.AE8]-CEILING([.AC8]))" office:value-type="float" office:value="179" calcext:value-type="float">
            <text:p>179</text:p>
          </table:table-cell>
          <table:table-cell table:formula="of:=CEILING([.E8]*(4/3))" office:value-type="float" office:value="250" calcext:value-type="float">
            <text:p>250</text:p>
          </table:table-cell>
          <table:table-cell table:formula="of:=COUNTIF([.AG2:.AG300];&quot;&gt;=0&quot;)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1230" calcext:value-type="float">
            <text:p>1230</text:p>
          </table:table-cell>
          <table:table-cell office:value-type="float" office:value="4702" calcext:value-type="float">
            <text:p>4702</text:p>
          </table:table-cell>
          <table:table-cell office:value-type="float" office:value="8876" calcext:value-type="float">
            <text:p>8876</text:p>
          </table:table-cell>
          <table:table-cell table:style-name="Default" office:value-type="float" office:value="18.612473" calcext:value-type="float">
            <text:p>18,612473</text:p>
          </table:table-cell>
          <table:table-cell table:style-name="Default" office:value-type="float" office:value="-182.076066" calcext:value-type="float">
            <text:p>-182,07606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2.076066" calcext:value-type="float">
            <text:p>-182,076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.32" calcext:value-type="float">
            <text:p>18,32</text:p>
          </table:table-cell>
          <table:table-cell office:value-type="float" office:value="365.33" calcext:value-type="float">
            <text:p>365,33</text:p>
          </table:table-cell>
          <table:table-cell office:value-type="float" office:value="65989463" calcext:value-type="float">
            <text:p>65989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47.281394" calcext:value-type="float">
            <text:p>347,2813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9];&quot;-&quot;;[.C9];&quot;-&quot;;[.AH9];&quot;-&quot;;LEFT(RIGHT([.A9];6);1))" office:value-type="string" office:string-value="r20-15-250-2" calcext:value-type="string">
            <text:p>r20-15-250-2</text:p>
          </table:table-cell>
          <table:table-cell table:formula="of:=ROUND(([.F9]/[.G9])*100;2)" office:value-type="float" office:value="26.16" calcext:value-type="float">
            <text:p>26,16</text:p>
          </table:table-cell>
          <table:table-cell table:style-name="ce14" table:formula="of:=[.J9]" office:value-type="float" office:value="-182.076066" calcext:value-type="float">
            <text:p>-182,1</text:p>
          </table:table-cell>
          <table:table-cell table:style-name="ce14" table:formula="of:=[.I9]" office:value-type="float" office:value="18.612473" calcext:value-type="float">
            <text:p>18,6</text:p>
          </table:table-cell>
          <table:table-cell table:formula="of:=[.U9]" office:value-type="float" office:value="0" calcext:value-type="float">
            <text:p>0</text:p>
          </table:table-cell>
          <table:table-cell table:formula="of:=[.V9]" office:value-type="float" office:value="347.281394" calcext:value-type="float">
            <text:p>347,281394</text:p>
          </table:table-cell>
          <table:table-cell table:formula="of:=ABS([.AE9]-CEILING([.AC9]))" office:value-type="float" office:value="182" calcext:value-type="float">
            <text:p>182</text:p>
          </table:table-cell>
          <table:table-cell table:formula="of:=CEILING([.E9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2069" calcext:value-type="float">
            <text:p>2069</text:p>
          </table:table-cell>
          <table:table-cell office:value-type="float" office:value="9392" calcext:value-type="float">
            <text:p>9392</text:p>
          </table:table-cell>
          <table:table-cell office:value-type="float" office:value="24022" calcext:value-type="float">
            <text:p>24022</text:p>
          </table:table-cell>
          <table:table-cell table:style-name="Default" office:value-type="float" office:value="436.268268" calcext:value-type="float">
            <text:p>436,268268</text:p>
          </table:table-cell>
          <table:table-cell table:style-name="Default" office:value-type="float" office:value="-359.7137" calcext:value-type="float">
            <text:p>-359,71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9.7137" calcext:value-type="float">
            <text:p>-359,7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5.07" calcext:value-type="float">
            <text:p>435,07</text:p>
          </table:table-cell>
          <table:table-cell office:value-type="float" office:value="818.74" calcext:value-type="float">
            <text:p>818,74</text:p>
          </table:table-cell>
          <table:table-cell office:value-type="float" office:value="227672438" calcext:value-type="float">
            <text:p>227672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82.965996" calcext:value-type="float">
            <text:p>382,965996</text:p>
          </table:table-cell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0];&quot;-&quot;;[.C10];&quot;-&quot;;[.AH10];&quot;-&quot;;LEFT(RIGHT([.A10];6);1))" office:value-type="string" office:string-value="r20-15-500-1" calcext:value-type="string">
            <text:p>r20-15-500-1</text:p>
          </table:table-cell>
          <table:table-cell table:formula="of:=ROUND(([.F10]/[.G10])*100;2)" office:value-type="float" office:value="22.03" calcext:value-type="float">
            <text:p>22,03</text:p>
          </table:table-cell>
          <table:table-cell table:style-name="ce14" table:formula="of:=[.J10]" office:value-type="float" office:value="-359.7137" calcext:value-type="float">
            <text:p>-359,7</text:p>
          </table:table-cell>
          <table:table-cell table:style-name="ce14" table:formula="of:=[.I10]" office:value-type="float" office:value="436.268268" calcext:value-type="float">
            <text:p>436,3</text:p>
          </table:table-cell>
          <table:table-cell table:formula="of:=[.U10]" office:value-type="float" office:value="2" calcext:value-type="float">
            <text:p>2</text:p>
          </table:table-cell>
          <table:table-cell table:formula="of:=[.V10]" office:value-type="float" office:value="382.965996" calcext:value-type="float">
            <text:p>382,965996</text:p>
          </table:table-cell>
          <table:table-cell table:formula="of:=ABS([.AE10]-CEILING([.AC10]))" office:value-type="float" office:value="361" calcext:value-type="float">
            <text:p>361</text:p>
          </table:table-cell>
          <table:table-cell table:formula="of:=CEILING([.E10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782" calcext:value-type="float">
            <text:p>1782</text:p>
          </table:table-cell>
          <table:table-cell office:value-type="float" office:value="9392" calcext:value-type="float">
            <text:p>9392</text:p>
          </table:table-cell>
          <table:table-cell office:value-type="float" office:value="18344" calcext:value-type="float">
            <text:p>18344</text:p>
          </table:table-cell>
          <table:table-cell table:style-name="Default" office:value-type="float" office:value="208.549078" calcext:value-type="float">
            <text:p>208,549078</text:p>
          </table:table-cell>
          <table:table-cell table:style-name="Default" office:value-type="float" office:value="-361.760279" calcext:value-type="float">
            <text:p>-361,760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760279" calcext:value-type="float">
            <text:p>-361,760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.38" calcext:value-type="float">
            <text:p>207,38</text:p>
          </table:table-cell>
          <table:table-cell office:value-type="float" office:value="588.3" calcext:value-type="float">
            <text:p>588,3</text:p>
          </table:table-cell>
          <table:table-cell office:value-type="float" office:value="227783161" calcext:value-type="float">
            <text:p>227783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80.322904" calcext:value-type="float">
            <text:p>380,322904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1];&quot;-&quot;;[.C11];&quot;-&quot;;[.AH11];&quot;-&quot;;LEFT(RIGHT([.A11];6);1))" office:value-type="string" office:string-value="r20-15-500-2" calcext:value-type="string">
            <text:p>r20-15-500-2</text:p>
          </table:table-cell>
          <table:table-cell table:formula="of:=ROUND(([.F11]/[.G11])*100;2)" office:value-type="float" office:value="18.97" calcext:value-type="float">
            <text:p>18,97</text:p>
          </table:table-cell>
          <table:table-cell table:style-name="ce14" table:formula="of:=[.J11]" office:value-type="float" office:value="-361.760279" calcext:value-type="float">
            <text:p>-361,8</text:p>
          </table:table-cell>
          <table:table-cell table:style-name="ce14" table:formula="of:=[.I11]" office:value-type="float" office:value="208.549078" calcext:value-type="float">
            <text:p>208,5</text:p>
          </table:table-cell>
          <table:table-cell table:formula="of:=[.U11]" office:value-type="float" office:value="-1" calcext:value-type="float">
            <text:p>-1</text:p>
          </table:table-cell>
          <table:table-cell table:formula="of:=[.V11]" office:value-type="float" office:value="380.322904" calcext:value-type="float">
            <text:p>380,322904</text:p>
          </table:table-cell>
          <table:table-cell table:formula="of:=ABS([.AE11]-CEILING([.AC11]))" office:value-type="float" office:value="360" calcext:value-type="float">
            <text:p>360</text:p>
          </table:table-cell>
          <table:table-cell table:formula="of:=CEILING([.E11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4077" calcext:value-type="float">
            <text:p>14077</text:p>
          </table:table-cell>
          <table:table-cell office:value-type="float" office:value="37206" calcext:value-type="float">
            <text:p>37206</text:p>
          </table:table-cell>
          <table:table-cell table:style-name="Default" office:value-type="float" office:value="604.467967" calcext:value-type="float">
            <text:p>604,467967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73" calcext:value-type="float">
            <text:p>601,73</text:p>
          </table:table-cell>
          <table:table-cell office:value-type="float" office:value="971.2" calcext:value-type="float">
            <text:p>971,2</text:p>
          </table:table-cell>
          <table:table-cell office:value-type="float" office:value="510650360" calcext:value-type="float">
            <text:p>5106503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13" calcext:value-type="float">
            <text:p>13</text:p>
          </table:table-cell>
          <table:table-cell office:value-type="float" office:value="367.945362" calcext:value-type="float">
            <text:p>367,945362</text:p>
          </table:table-cell>
          <table:table-cell office:value-type="float" office:value="19" calcext:value-type="float">
            <text:p>19</text:p>
          </table:table-cell>
          <table:table-cell office:value-type="float" office:value="537" calcext:value-type="float">
            <text:p>53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2];&quot;-&quot;;[.C12];&quot;-&quot;;[.AH12];&quot;-&quot;;LEFT(RIGHT([.A12];6);1))" office:value-type="string" office:string-value="r20-15-750-1" calcext:value-type="string">
            <text:p>r20-15-750-1</text:p>
          </table:table-cell>
          <table:table-cell table:formula="of:=ROUND(([.F12]/[.G12])*100;2)" office:value-type="float" office:value="0" calcext:value-type="float">
            <text:p>0</text:p>
          </table:table-cell>
          <table:table-cell table:style-name="ce14" table:formula="of:=[.J12]" office:value-type="float" office:value="-562" calcext:value-type="float">
            <text:p>-562,0</text:p>
          </table:table-cell>
          <table:table-cell table:style-name="ce14" table:formula="of:=[.I12]" office:value-type="float" office:value="604.467967" calcext:value-type="float">
            <text:p>604,5</text:p>
          </table:table-cell>
          <table:table-cell table:formula="of:=[.U12]" office:value-type="float" office:value="13" calcext:value-type="float">
            <text:p>13</text:p>
          </table:table-cell>
          <table:table-cell table:formula="of:=[.V12]" office:value-type="float" office:value="367.945362" calcext:value-type="float">
            <text:p>367,945362</text:p>
          </table:table-cell>
          <table:table-cell table:formula="of:=ABS([.AE12]-CEILING([.AC12]))" office:value-type="float" office:value="575" calcext:value-type="float">
            <text:p>575</text:p>
          </table:table-cell>
          <table:table-cell table:formula="of:=CEILING([.E12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4077" calcext:value-type="float">
            <text:p>14077</text:p>
          </table:table-cell>
          <table:table-cell office:value-type="float" office:value="33062" calcext:value-type="float">
            <text:p>33062</text:p>
          </table:table-cell>
          <table:table-cell table:style-name="Default" office:value-type="float" office:value="603.108826" calcext:value-type="float">
            <text:p>603,108826</text:p>
          </table:table-cell>
          <table:table-cell table:style-name="Default" office:value-type="float" office:value="-541.524102" calcext:value-type="float">
            <text:p>-541,52410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1.524102" calcext:value-type="float">
            <text:p>-541,524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45" calcext:value-type="float">
            <text:p>600,45</text:p>
          </table:table-cell>
          <table:table-cell office:value-type="float" office:value="922.13" calcext:value-type="float">
            <text:p>922,13</text:p>
          </table:table-cell>
          <table:table-cell office:value-type="float" office:value="511023628" calcext:value-type="float">
            <text:p>511023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10" calcext:value-type="float">
            <text:p>10</text:p>
          </table:table-cell>
          <table:table-cell office:value-type="float" office:value="319.82174" calcext:value-type="float">
            <text:p>319,82174</text:p>
          </table:table-cell>
          <table:table-cell office:value-type="float" office:value="13" calcext:value-type="float">
            <text:p>13</text:p>
          </table:table-cell>
          <table:table-cell office:value-type="float" office:value="523" calcext:value-type="float">
            <text:p>52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3];&quot;-&quot;;[.C13];&quot;-&quot;;[.AH13];&quot;-&quot;;LEFT(RIGHT([.A13];6);1))" office:value-type="string" office:string-value="r20-15-750-2" calcext:value-type="string">
            <text:p>r20-15-750-2</text:p>
          </table:table-cell>
          <table:table-cell table:formula="of:=ROUND(([.F13]/[.G13])*100;2)" office:value-type="float" office:value="0" calcext:value-type="float">
            <text:p>0</text:p>
          </table:table-cell>
          <table:table-cell table:style-name="ce14" table:formula="of:=[.J13]" office:value-type="float" office:value="-541.524102" calcext:value-type="float">
            <text:p>-541,5</text:p>
          </table:table-cell>
          <table:table-cell table:style-name="ce14" table:formula="of:=[.I13]" office:value-type="float" office:value="603.108826" calcext:value-type="float">
            <text:p>603,1</text:p>
          </table:table-cell>
          <table:table-cell table:formula="of:=[.U13]" office:value-type="float" office:value="10" calcext:value-type="float">
            <text:p>10</text:p>
          </table:table-cell>
          <table:table-cell table:formula="of:=[.V13]" office:value-type="float" office:value="319.82174" calcext:value-type="float">
            <text:p>319,82174</text:p>
          </table:table-cell>
          <table:table-cell table:formula="of:=ABS([.AE13]-CEILING([.AC13]))" office:value-type="float" office:value="551" calcext:value-type="float">
            <text:p>551</text:p>
          </table:table-cell>
          <table:table-cell table:formula="of:=CEILING([.E13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1452" calcext:value-type="float">
            <text:p>1452</text:p>
          </table:table-cell>
          <table:table-cell office:value-type="float" office:value="5022" calcext:value-type="float">
            <text:p>5022</text:p>
          </table:table-cell>
          <table:table-cell office:value-type="float" office:value="10418" calcext:value-type="float">
            <text:p>10418</text:p>
          </table:table-cell>
          <table:table-cell table:style-name="Default" office:value-type="float" office:value="75.316702" calcext:value-type="float">
            <text:p>75,316702</text:p>
          </table:table-cell>
          <table:table-cell table:style-name="Default" office:value-type="float" office:value="-179.753164" calcext:value-type="float">
            <text:p>-179,75316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9.753164" calcext:value-type="float">
            <text:p>-179,7531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.9" calcext:value-type="float">
            <text:p>74,9</text:p>
          </table:table-cell>
          <table:table-cell office:value-type="float" office:value="388.48" calcext:value-type="float">
            <text:p>388,48</text:p>
          </table:table-cell>
          <table:table-cell office:value-type="float" office:value="85169838" calcext:value-type="float">
            <text:p>85169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13.586919" calcext:value-type="float">
            <text:p>313,586919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4];&quot;-&quot;;[.C14];&quot;-&quot;;[.AH14];&quot;-&quot;;LEFT(RIGHT([.A14];6);1))" office:value-type="string" office:string-value="r20-20-250-1" calcext:value-type="string">
            <text:p>r20-20-250-1</text:p>
          </table:table-cell>
          <table:table-cell table:formula="of:=ROUND(([.F14]/[.G14])*100;2)" office:value-type="float" office:value="28.91" calcext:value-type="float">
            <text:p>28,91</text:p>
          </table:table-cell>
          <table:table-cell table:style-name="ce14" table:formula="of:=[.J14]" office:value-type="float" office:value="-179.753164" calcext:value-type="float">
            <text:p>-179,8</text:p>
          </table:table-cell>
          <table:table-cell table:style-name="ce14" table:formula="of:=[.I14]" office:value-type="float" office:value="75.316702" calcext:value-type="float">
            <text:p>75,3</text:p>
          </table:table-cell>
          <table:table-cell table:formula="of:=[.U14]" office:value-type="float" office:value="1" calcext:value-type="float">
            <text:p>1</text:p>
          </table:table-cell>
          <table:table-cell table:formula="of:=[.V14]" office:value-type="float" office:value="313.586919" calcext:value-type="float">
            <text:p>313,586919</text:p>
          </table:table-cell>
          <table:table-cell table:formula="of:=ABS([.AE14]-CEILING([.AC14]))" office:value-type="float" office:value="180" calcext:value-type="float">
            <text:p>180</text:p>
          </table:table-cell>
          <table:table-cell table:formula="of:=CEILING([.E14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1466" calcext:value-type="float">
            <text:p>1466</text:p>
          </table:table-cell>
          <table:table-cell office:value-type="float" office:value="5022" calcext:value-type="float">
            <text:p>5022</text:p>
          </table:table-cell>
          <table:table-cell office:value-type="float" office:value="10241" calcext:value-type="float">
            <text:p>10241</text:p>
          </table:table-cell>
          <table:table-cell table:style-name="Default" office:value-type="float" office:value="87.045235" calcext:value-type="float">
            <text:p>87,045235</text:p>
          </table:table-cell>
          <table:table-cell table:style-name="Default" office:value-type="float" office:value="-180.861286" calcext:value-type="float">
            <text:p>-180,86128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861286" calcext:value-type="float">
            <text:p>-180,861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.63" calcext:value-type="float">
            <text:p>86,63</text:p>
          </table:table-cell>
          <table:table-cell office:value-type="float" office:value="394.93" calcext:value-type="float">
            <text:p>394,93</text:p>
          </table:table-cell>
          <table:table-cell office:value-type="float" office:value="85352550" calcext:value-type="float">
            <text:p>85352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8.29119" calcext:value-type="float">
            <text:p>308,291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5];&quot;-&quot;;[.C15];&quot;-&quot;;[.AH15];&quot;-&quot;;LEFT(RIGHT([.A15];6);1))" office:value-type="string" office:string-value="r20-20-250-2" calcext:value-type="string">
            <text:p>r20-20-250-2</text:p>
          </table:table-cell>
          <table:table-cell table:formula="of:=ROUND(([.F15]/[.G15])*100;2)" office:value-type="float" office:value="29.19" calcext:value-type="float">
            <text:p>29,19</text:p>
          </table:table-cell>
          <table:table-cell table:style-name="ce14" table:formula="of:=[.J15]" office:value-type="float" office:value="-180.861286" calcext:value-type="float">
            <text:p>-180,9</text:p>
          </table:table-cell>
          <table:table-cell table:style-name="ce14" table:formula="of:=[.I15]" office:value-type="float" office:value="87.045235" calcext:value-type="float">
            <text:p>87,0</text:p>
          </table:table-cell>
          <table:table-cell table:formula="of:=[.U15]" office:value-type="float" office:value="0" calcext:value-type="float">
            <text:p>0</text:p>
          </table:table-cell>
          <table:table-cell table:formula="of:=[.V15]" office:value-type="float" office:value="308.29119" calcext:value-type="float">
            <text:p>308,29119</text:p>
          </table:table-cell>
          <table:table-cell table:formula="of:=ABS([.AE15]-CEILING([.AC15]))" office:value-type="float" office:value="180" calcext:value-type="float">
            <text:p>180</text:p>
          </table:table-cell>
          <table:table-cell table:formula="of:=CEILING([.E15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022" calcext:value-type="float">
            <text:p>10022</text:p>
          </table:table-cell>
          <table:table-cell office:value-type="float" office:value="34465" calcext:value-type="float">
            <text:p>34465</text:p>
          </table:table-cell>
          <table:table-cell table:style-name="Default" office:value-type="float" office:value="602.547576" calcext:value-type="float">
            <text:p>602,547576</text:p>
          </table:table-cell>
          <table:table-cell table:style-name="Default" office:value-type="float" office:value="-358.798256" calcext:value-type="float">
            <text:p>-358,79825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8.798256" calcext:value-type="float">
            <text:p>-358,798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92" calcext:value-type="float">
            <text:p>600,92</text:p>
          </table:table-cell>
          <table:table-cell office:value-type="float" office:value="966.37" calcext:value-type="float">
            <text:p>966,37</text:p>
          </table:table-cell>
          <table:table-cell office:value-type="float" office:value="296895149" calcext:value-type="float">
            <text:p>296895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8" calcext:value-type="float">
            <text:p>8</text:p>
          </table:table-cell>
          <table:table-cell office:value-type="float" office:value="364.558493" calcext:value-type="float">
            <text:p>364,558493</text:p>
          </table:table-cell>
          <table:table-cell office:value-type="float" office:value="17" calcext:value-type="float">
            <text:p>17</text:p>
          </table:table-cell>
          <table:table-cell office:value-type="float" office:value="354" calcext:value-type="float">
            <text:p>35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6];&quot;-&quot;;[.C16];&quot;-&quot;;[.AH16];&quot;-&quot;;LEFT(RIGHT([.A16];6);1))" office:value-type="string" office:string-value="r20-20-500-1" calcext:value-type="string">
            <text:p>r20-20-500-1</text:p>
          </table:table-cell>
          <table:table-cell table:formula="of:=ROUND(([.F16]/[.G16])*100;2)" office:value-type="float" office:value="0" calcext:value-type="float">
            <text:p>0</text:p>
          </table:table-cell>
          <table:table-cell table:style-name="ce14" table:formula="of:=[.J16]" office:value-type="float" office:value="-358.798256" calcext:value-type="float">
            <text:p>-358,8</text:p>
          </table:table-cell>
          <table:table-cell table:style-name="ce14" table:formula="of:=[.I16]" office:value-type="float" office:value="602.547576" calcext:value-type="float">
            <text:p>602,5</text:p>
          </table:table-cell>
          <table:table-cell table:formula="of:=[.U16]" office:value-type="float" office:value="8" calcext:value-type="float">
            <text:p>8</text:p>
          </table:table-cell>
          <table:table-cell table:formula="of:=[.V16]" office:value-type="float" office:value="364.558493" calcext:value-type="float">
            <text:p>364,558493</text:p>
          </table:table-cell>
          <table:table-cell table:formula="of:=ABS([.AE16]-CEILING([.AC16]))" office:value-type="float" office:value="366" calcext:value-type="float">
            <text:p>366</text:p>
          </table:table-cell>
          <table:table-cell table:formula="of:=CEILING([.E16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916" calcext:value-type="float">
            <text:p>1916</text:p>
          </table:table-cell>
          <table:table-cell office:value-type="float" office:value="10022" calcext:value-type="float">
            <text:p>10022</text:p>
          </table:table-cell>
          <table:table-cell office:value-type="float" office:value="19309" calcext:value-type="float">
            <text:p>19309</text:p>
          </table:table-cell>
          <table:table-cell table:style-name="Default" office:value-type="float" office:value="226.707736" calcext:value-type="float">
            <text:p>226,707736</text:p>
          </table:table-cell>
          <table:table-cell table:style-name="Default" office:value-type="float" office:value="-361.897279" calcext:value-type="float">
            <text:p>-361,8972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897279" calcext:value-type="float">
            <text:p>-361,8972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5.13" calcext:value-type="float">
            <text:p>225,13</text:p>
          </table:table-cell>
          <table:table-cell office:value-type="float" office:value="553.33" calcext:value-type="float">
            <text:p>553,33</text:p>
          </table:table-cell>
          <table:table-cell office:value-type="float" office:value="296964293" calcext:value-type="float">
            <text:p>296964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27.22068" calcext:value-type="float">
            <text:p>327,22068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7];&quot;-&quot;;[.C17];&quot;-&quot;;[.AH17];&quot;-&quot;;LEFT(RIGHT([.A17];6);1))" office:value-type="string" office:string-value="r20-20-500-2" calcext:value-type="string">
            <text:p>r20-20-500-2</text:p>
          </table:table-cell>
          <table:table-cell table:formula="of:=ROUND(([.F17]/[.G17])*100;2)" office:value-type="float" office:value="19.12" calcext:value-type="float">
            <text:p>19,12</text:p>
          </table:table-cell>
          <table:table-cell table:style-name="ce14" table:formula="of:=[.J17]" office:value-type="float" office:value="-361.897279" calcext:value-type="float">
            <text:p>-361,9</text:p>
          </table:table-cell>
          <table:table-cell table:style-name="ce14" table:formula="of:=[.I17]" office:value-type="float" office:value="226.707736" calcext:value-type="float">
            <text:p>226,7</text:p>
          </table:table-cell>
          <table:table-cell table:formula="of:=[.U17]" office:value-type="float" office:value="1" calcext:value-type="float">
            <text:p>1</text:p>
          </table:table-cell>
          <table:table-cell table:formula="of:=[.V17]" office:value-type="float" office:value="327.22068" calcext:value-type="float">
            <text:p>327,22068</text:p>
          </table:table-cell>
          <table:table-cell table:formula="of:=ABS([.AE17]-CEILING([.AC17]))" office:value-type="float" office:value="362" calcext:value-type="float">
            <text:p>362</text:p>
          </table:table-cell>
          <table:table-cell table:formula="of:=CEILING([.E17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22" calcext:value-type="float">
            <text:p>15022</text:p>
          </table:table-cell>
          <table:table-cell office:value-type="float" office:value="43415" calcext:value-type="float">
            <text:p>43415</text:p>
          </table:table-cell>
          <table:table-cell table:style-name="Default" office:value-type="float" office:value="604.593685" calcext:value-type="float">
            <text:p>604,593685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93" calcext:value-type="float">
            <text:p>600,93</text:p>
          </table:table-cell>
          <table:table-cell office:value-type="float" office:value="941.12" calcext:value-type="float">
            <text:p>941,12</text:p>
          </table:table-cell>
          <table:table-cell office:value-type="float" office:value="675911690" calcext:value-type="float">
            <text:p>6759116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12" calcext:value-type="float">
            <text:p>12</text:p>
          </table:table-cell>
          <table:table-cell office:value-type="float" office:value="337.945609" calcext:value-type="float">
            <text:p>337,945609</text:p>
          </table:table-cell>
          <table:table-cell office:value-type="float" office:value="15" calcext:value-type="float">
            <text:p>15</text:p>
          </table:table-cell>
          <table:table-cell office:value-type="float" office:value="522" calcext:value-type="float">
            <text:p>52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8];&quot;-&quot;;[.C18];&quot;-&quot;;[.AH18];&quot;-&quot;;LEFT(RIGHT([.A18];6);1))" office:value-type="string" office:string-value="r20-20-750-1" calcext:value-type="string">
            <text:p>r20-20-750-1</text:p>
          </table:table-cell>
          <table:table-cell table:formula="of:=ROUND(([.F18]/[.G18])*100;2)" office:value-type="float" office:value="0" calcext:value-type="float">
            <text:p>0</text:p>
          </table:table-cell>
          <table:table-cell table:style-name="ce14" table:formula="of:=[.J18]" office:value-type="float" office:value="-562" calcext:value-type="float">
            <text:p>-562,0</text:p>
          </table:table-cell>
          <table:table-cell table:style-name="ce14" table:formula="of:=[.I18]" office:value-type="float" office:value="604.593685" calcext:value-type="float">
            <text:p>604,6</text:p>
          </table:table-cell>
          <table:table-cell table:formula="of:=[.U18]" office:value-type="float" office:value="12" calcext:value-type="float">
            <text:p>12</text:p>
          </table:table-cell>
          <table:table-cell table:formula="of:=[.V18]" office:value-type="float" office:value="337.945609" calcext:value-type="float">
            <text:p>337,945609</text:p>
          </table:table-cell>
          <table:table-cell table:formula="of:=ABS([.AE18]-CEILING([.AC18]))" office:value-type="float" office:value="574" calcext:value-type="float">
            <text:p>574</text:p>
          </table:table-cell>
          <table:table-cell table:formula="of:=CEILING([.E18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22" calcext:value-type="float">
            <text:p>15022</text:p>
          </table:table-cell>
          <table:table-cell office:value-type="float" office:value="49025" calcext:value-type="float">
            <text:p>49025</text:p>
          </table:table-cell>
          <table:table-cell table:style-name="Default" office:value-type="float" office:value="603.575857" calcext:value-type="float">
            <text:p>603,575857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9.96" calcext:value-type="float">
            <text:p>599,96</text:p>
          </table:table-cell>
          <table:table-cell office:value-type="float" office:value="934.97" calcext:value-type="float">
            <text:p>934,97</text:p>
          </table:table-cell>
          <table:table-cell office:value-type="float" office:value="676806730" calcext:value-type="float">
            <text:p>676806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6" calcext:value-type="float">
            <text:p>6</text:p>
          </table:table-cell>
          <table:table-cell office:value-type="float" office:value="332.79238" calcext:value-type="float">
            <text:p>332,7923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19];&quot;-&quot;;[.C19];&quot;-&quot;;[.AH19];&quot;-&quot;;LEFT(RIGHT([.A19];6);1))" office:value-type="string" office:string-value="r20-20-750-2" calcext:value-type="string">
            <text:p>r20-20-750-2</text:p>
          </table:table-cell>
          <table:table-cell table:formula="of:=ROUND(([.F19]/[.G19])*100;2)" office:value-type="float" office:value="0" calcext:value-type="float">
            <text:p>0</text:p>
          </table:table-cell>
          <table:table-cell table:style-name="ce14" table:formula="of:=[.J19]" office:value-type="float" office:value="-562" calcext:value-type="float">
            <text:p>-562,0</text:p>
          </table:table-cell>
          <table:table-cell table:style-name="ce14" table:formula="of:=[.I19]" office:value-type="float" office:value="603.575857" calcext:value-type="float">
            <text:p>603,6</text:p>
          </table:table-cell>
          <table:table-cell table:formula="of:=[.U19]" office:value-type="float" office:value="6" calcext:value-type="float">
            <text:p>6</text:p>
          </table:table-cell>
          <table:table-cell table:formula="of:=[.V19]" office:value-type="float" office:value="332.79238" calcext:value-type="float">
            <text:p>332,79238</text:p>
          </table:table-cell>
          <table:table-cell table:formula="of:=ABS([.AE19]-CEILING([.AC19]))" office:value-type="float" office:value="568" calcext:value-type="float">
            <text:p>568</text:p>
          </table:table-cell>
          <table:table-cell table:formula="of:=CEILING([.E19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342" calcext:value-type="float">
            <text:p>5342</text:p>
          </table:table-cell>
          <table:table-cell office:value-type="float" office:value="23956" calcext:value-type="float">
            <text:p>23956</text:p>
          </table:table-cell>
          <table:table-cell table:style-name="Default" office:value-type="float" office:value="600.837964" calcext:value-type="float">
            <text:p>600,837964</text:p>
          </table:table-cell>
          <table:table-cell table:style-name="Default" office:value-type="float" office:value="-179" calcext:value-type="float">
            <text:p>-1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79" calcext:value-type="float">
            <text:p>-1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28" calcext:value-type="float">
            <text:p>600,28</text:p>
          </table:table-cell>
          <table:table-cell office:value-type="float" office:value="912.61" calcext:value-type="float">
            <text:p>912,61</text:p>
          </table:table-cell>
          <table:table-cell office:value-type="float" office:value="104163894" calcext:value-type="float">
            <text:p>104163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9" calcext:value-type="float">
            <text:p>9</text:p>
          </table:table-cell>
          <table:table-cell office:value-type="float" office:value="312.223169" calcext:value-type="float">
            <text:p>312,22316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0];&quot;-&quot;;[.C20];&quot;-&quot;;[.AH20];&quot;-&quot;;LEFT(RIGHT([.A20];6);1))" office:value-type="string" office:string-value="r20-25-250-1" calcext:value-type="string">
            <text:p>r20-25-250-1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style-name="ce14" table:formula="of:=[.J20]" office:value-type="float" office:value="-179" calcext:value-type="float">
            <text:p>-179,0</text:p>
          </table:table-cell>
          <table:table-cell table:style-name="ce14" table:formula="of:=[.I20]" office:value-type="float" office:value="600.837964" calcext:value-type="float">
            <text:p>600,8</text:p>
          </table:table-cell>
          <table:table-cell table:formula="of:=[.U20]" office:value-type="float" office:value="9" calcext:value-type="float">
            <text:p>9</text:p>
          </table:table-cell>
          <table:table-cell table:formula="of:=[.V20]" office:value-type="float" office:value="312.223169" calcext:value-type="float">
            <text:p>312,223169</text:p>
          </table:table-cell>
          <table:table-cell table:formula="of:=ABS([.AE20]-CEILING([.AC20]))" office:value-type="float" office:value="188" calcext:value-type="float">
            <text:p>188</text:p>
          </table:table-cell>
          <table:table-cell table:formula="of:=CEILING([.E20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1583" calcext:value-type="float">
            <text:p>1583</text:p>
          </table:table-cell>
          <table:table-cell office:value-type="float" office:value="5342" calcext:value-type="float">
            <text:p>5342</text:p>
          </table:table-cell>
          <table:table-cell office:value-type="float" office:value="11405" calcext:value-type="float">
            <text:p>11405</text:p>
          </table:table-cell>
          <table:table-cell table:style-name="Default" office:value-type="float" office:value="50.966761" calcext:value-type="float">
            <text:p>50,966761</text:p>
          </table:table-cell>
          <table:table-cell table:style-name="Default" office:value-type="float" office:value="-180.468099" calcext:value-type="float">
            <text:p>-180,46809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0.468099" calcext:value-type="float">
            <text:p>-180,4680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.47" calcext:value-type="float">
            <text:p>50,47</text:p>
          </table:table-cell>
          <table:table-cell office:value-type="float" office:value="371.76" calcext:value-type="float">
            <text:p>371,76</text:p>
          </table:table-cell>
          <table:table-cell office:value-type="float" office:value="103988101" calcext:value-type="float">
            <text:p>103988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21.297221" calcext:value-type="float">
            <text:p>321,297221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1];&quot;-&quot;;[.C21];&quot;-&quot;;[.AH21];&quot;-&quot;;LEFT(RIGHT([.A21];6);1))" office:value-type="string" office:string-value="r20-25-250-2" calcext:value-type="string">
            <text:p>r20-25-250-2</text:p>
          </table:table-cell>
          <table:table-cell table:formula="of:=ROUND(([.F21]/[.G21])*100;2)" office:value-type="float" office:value="29.63" calcext:value-type="float">
            <text:p>29,63</text:p>
          </table:table-cell>
          <table:table-cell table:style-name="ce14" table:formula="of:=[.J21]" office:value-type="float" office:value="-180.468099" calcext:value-type="float">
            <text:p>-180,5</text:p>
          </table:table-cell>
          <table:table-cell table:style-name="ce14" table:formula="of:=[.I21]" office:value-type="float" office:value="50.966761" calcext:value-type="float">
            <text:p>51,0</text:p>
          </table:table-cell>
          <table:table-cell table:formula="of:=[.U21]" office:value-type="float" office:value="1" calcext:value-type="float">
            <text:p>1</text:p>
          </table:table-cell>
          <table:table-cell table:formula="of:=[.V21]" office:value-type="float" office:value="321.297221" calcext:value-type="float">
            <text:p>321,297221</text:p>
          </table:table-cell>
          <table:table-cell table:formula="of:=ABS([.AE21]-CEILING([.AC21]))" office:value-type="float" office:value="181" calcext:value-type="float">
            <text:p>181</text:p>
          </table:table-cell>
          <table:table-cell table:formula="of:=CEILING([.E21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652" calcext:value-type="float">
            <text:p>10652</text:p>
          </table:table-cell>
          <table:table-cell office:value-type="float" office:value="34179" calcext:value-type="float">
            <text:p>34179</text:p>
          </table:table-cell>
          <table:table-cell table:style-name="Default" office:value-type="float" office:value="603.347996" calcext:value-type="float">
            <text:p>603,347996</text:p>
          </table:table-cell>
          <table:table-cell table:style-name="Default" office:value-type="float" office:value="-358.889237" calcext:value-type="float">
            <text:p>-358,88923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58.889237" calcext:value-type="float">
            <text:p>-358,8892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25" calcext:value-type="float">
            <text:p>601,25</text:p>
          </table:table-cell>
          <table:table-cell office:value-type="float" office:value="951.35" calcext:value-type="float">
            <text:p>951,35</text:p>
          </table:table-cell>
          <table:table-cell office:value-type="float" office:value="369395141" calcext:value-type="float">
            <text:p>369395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9" calcext:value-type="float">
            <text:p>9</text:p>
          </table:table-cell>
          <table:table-cell office:value-type="float" office:value="348.997207" calcext:value-type="float">
            <text:p>348,997207</text:p>
          </table:table-cell>
          <table:table-cell office:value-type="float" office:value="17" calcext:value-type="float">
            <text:p>17</text:p>
          </table:table-cell>
          <table:table-cell office:value-type="float" office:value="358" calcext:value-type="float">
            <text:p>35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2];&quot;-&quot;;[.C22];&quot;-&quot;;[.AH22];&quot;-&quot;;LEFT(RIGHT([.A22];6);1))" office:value-type="string" office:string-value="r20-25-500-1" calcext:value-type="string">
            <text:p>r20-25-500-1</text:p>
          </table:table-cell>
          <table:table-cell table:formula="of:=ROUND(([.F22]/[.G22])*100;2)" office:value-type="float" office:value="0" calcext:value-type="float">
            <text:p>0</text:p>
          </table:table-cell>
          <table:table-cell table:style-name="ce14" table:formula="of:=[.J22]" office:value-type="float" office:value="-358.889237" calcext:value-type="float">
            <text:p>-358,9</text:p>
          </table:table-cell>
          <table:table-cell table:style-name="ce14" table:formula="of:=[.I22]" office:value-type="float" office:value="603.347996" calcext:value-type="float">
            <text:p>603,3</text:p>
          </table:table-cell>
          <table:table-cell table:formula="of:=[.U22]" office:value-type="float" office:value="9" calcext:value-type="float">
            <text:p>9</text:p>
          </table:table-cell>
          <table:table-cell table:formula="of:=[.V22]" office:value-type="float" office:value="348.997207" calcext:value-type="float">
            <text:p>348,997207</text:p>
          </table:table-cell>
          <table:table-cell table:formula="of:=ABS([.AE22]-CEILING([.AC22]))" office:value-type="float" office:value="367" calcext:value-type="float">
            <text:p>367</text:p>
          </table:table-cell>
          <table:table-cell table:formula="of:=CEILING([.E22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2080" calcext:value-type="float">
            <text:p>2080</text:p>
          </table:table-cell>
          <table:table-cell office:value-type="float" office:value="10652" calcext:value-type="float">
            <text:p>10652</text:p>
          </table:table-cell>
          <table:table-cell office:value-type="float" office:value="21689" calcext:value-type="float">
            <text:p>21689</text:p>
          </table:table-cell>
          <table:table-cell table:style-name="Default" office:value-type="float" office:value="274.705857" calcext:value-type="float">
            <text:p>274,705857</text:p>
          </table:table-cell>
          <table:table-cell table:style-name="Default" office:value-type="float" office:value="-361.736563" calcext:value-type="float">
            <text:p>-361,73656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1.736563" calcext:value-type="float">
            <text:p>-361,7365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2.69" calcext:value-type="float">
            <text:p>272,69</text:p>
          </table:table-cell>
          <table:table-cell office:value-type="float" office:value="672.51" calcext:value-type="float">
            <text:p>672,51</text:p>
          </table:table-cell>
          <table:table-cell office:value-type="float" office:value="369091781" calcext:value-type="float">
            <text:p>369091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98.551612" calcext:value-type="float">
            <text:p>398,551612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3];&quot;-&quot;;[.C23];&quot;-&quot;;[.AH23];&quot;-&quot;;LEFT(RIGHT([.A23];6);1))" office:value-type="string" office:string-value="r20-25-500-2" calcext:value-type="string">
            <text:p>r20-25-500-2</text:p>
          </table:table-cell>
          <table:table-cell table:formula="of:=ROUND(([.F23]/[.G23])*100;2)" office:value-type="float" office:value="19.53" calcext:value-type="float">
            <text:p>19,53</text:p>
          </table:table-cell>
          <table:table-cell table:style-name="ce14" table:formula="of:=[.J23]" office:value-type="float" office:value="-361.736563" calcext:value-type="float">
            <text:p>-361,7</text:p>
          </table:table-cell>
          <table:table-cell table:style-name="ce14" table:formula="of:=[.I23]" office:value-type="float" office:value="274.705857" calcext:value-type="float">
            <text:p>274,7</text:p>
          </table:table-cell>
          <table:table-cell table:formula="of:=[.U23]" office:value-type="float" office:value="4" calcext:value-type="float">
            <text:p>4</text:p>
          </table:table-cell>
          <table:table-cell table:formula="of:=[.V23]" office:value-type="float" office:value="398.551612" calcext:value-type="float">
            <text:p>398,551612</text:p>
          </table:table-cell>
          <table:table-cell table:formula="of:=ABS([.AE23]-CEILING([.AC23]))" office:value-type="float" office:value="365" calcext:value-type="float">
            <text:p>365</text:p>
          </table:table-cell>
          <table:table-cell table:formula="of:=CEILING([.E23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967" calcext:value-type="float">
            <text:p>15967</text:p>
          </table:table-cell>
          <table:table-cell office:value-type="float" office:value="29783" calcext:value-type="float">
            <text:p>29783</text:p>
          </table:table-cell>
          <table:table-cell table:style-name="Default" office:value-type="float" office:value="606.917589" calcext:value-type="float">
            <text:p>606,917589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2.32" calcext:value-type="float">
            <text:p>602,32</text:p>
          </table:table-cell>
          <table:table-cell office:value-type="float" office:value="923.07" calcext:value-type="float">
            <text:p>923,07</text:p>
          </table:table-cell>
          <table:table-cell office:value-type="float" office:value="835165294" calcext:value-type="float">
            <text:p>835165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19" calcext:value-type="float">
            <text:p>19</text:p>
          </table:table-cell>
          <table:table-cell office:value-type="float" office:value="317.708607" calcext:value-type="float">
            <text:p>317,708607</text:p>
          </table:table-cell>
          <table:table-cell office:value-type="float" office:value="24" calcext:value-type="float">
            <text:p>24</text:p>
          </table:table-cell>
          <table:table-cell office:value-type="float" office:value="534" calcext:value-type="float">
            <text:p>53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4];&quot;-&quot;;[.C24];&quot;-&quot;;[.AH24];&quot;-&quot;;LEFT(RIGHT([.A24];6);1))" office:value-type="string" office:string-value="r20-25-750-1" calcext:value-type="string">
            <text:p>r20-25-750-1</text:p>
          </table:table-cell>
          <table:table-cell table:formula="of:=ROUND(([.F24]/[.G24])*100;2)" office:value-type="float" office:value="0" calcext:value-type="float">
            <text:p>0</text:p>
          </table:table-cell>
          <table:table-cell table:style-name="ce14" table:formula="of:=[.J24]" office:value-type="float" office:value="-562" calcext:value-type="float">
            <text:p>-562,0</text:p>
          </table:table-cell>
          <table:table-cell table:style-name="ce14" table:formula="of:=[.I24]" office:value-type="float" office:value="606.917589" calcext:value-type="float">
            <text:p>606,9</text:p>
          </table:table-cell>
          <table:table-cell table:formula="of:=[.U24]" office:value-type="float" office:value="19" calcext:value-type="float">
            <text:p>19</text:p>
          </table:table-cell>
          <table:table-cell table:formula="of:=[.V24]" office:value-type="float" office:value="317.708607" calcext:value-type="float">
            <text:p>317,708607</text:p>
          </table:table-cell>
          <table:table-cell table:formula="of:=ABS([.AE24]-CEILING([.AC24]))" office:value-type="float" office:value="581" calcext:value-type="float">
            <text:p>581</text:p>
          </table:table-cell>
          <table:table-cell table:formula="of:=CEILING([.E24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967" calcext:value-type="float">
            <text:p>15967</text:p>
          </table:table-cell>
          <table:table-cell office:value-type="float" office:value="44401" calcext:value-type="float">
            <text:p>44401</text:p>
          </table:table-cell>
          <table:table-cell table:style-name="Default" office:value-type="float" office:value="605.367622" calcext:value-type="float">
            <text:p>605,367622</text:p>
          </table:table-cell>
          <table:table-cell table:style-name="Default" office:value-type="float" office:value="-562" calcext:value-type="float">
            <text:p>-56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91" calcext:value-type="float">
            <text:p>600,91</text:p>
          </table:table-cell>
          <table:table-cell office:value-type="float" office:value="948.35" calcext:value-type="float">
            <text:p>948,35</text:p>
          </table:table-cell>
          <table:table-cell office:value-type="float" office:value="836032206" calcext:value-type="float">
            <text:p>836032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7" calcext:value-type="float">
            <text:p>7</text:p>
          </table:table-cell>
          <table:table-cell office:value-type="float" office:value="344.400031" calcext:value-type="float">
            <text:p>344,400031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5];&quot;-&quot;;[.C25];&quot;-&quot;;[.AH25];&quot;-&quot;;LEFT(RIGHT([.A25];6);1))" office:value-type="string" office:string-value="r20-25-750-2" calcext:value-type="string">
            <text:p>r20-25-750-2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style-name="ce14" table:formula="of:=[.J25]" office:value-type="float" office:value="-562" calcext:value-type="float">
            <text:p>-562,0</text:p>
          </table:table-cell>
          <table:table-cell table:style-name="ce14" table:formula="of:=[.I25]" office:value-type="float" office:value="605.367622" calcext:value-type="float">
            <text:p>605,4</text:p>
          </table:table-cell>
          <table:table-cell table:formula="of:=[.U25]" office:value-type="float" office:value="7" calcext:value-type="float">
            <text:p>7</text:p>
          </table:table-cell>
          <table:table-cell table:formula="of:=[.V25]" office:value-type="float" office:value="344.400031" calcext:value-type="float">
            <text:p>344,400031</text:p>
          </table:table-cell>
          <table:table-cell table:formula="of:=ABS([.AE25]-CEILING([.AC25]))" office:value-type="float" office:value="569" calcext:value-type="float">
            <text:p>569</text:p>
          </table:table-cell>
          <table:table-cell table:formula="of:=CEILING([.E25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575" calcext:value-type="float">
            <text:p>575</text:p>
          </table:table-cell>
          <table:table-cell office:value-type="float" office:value="4062" calcext:value-type="float">
            <text:p>4062</text:p>
          </table:table-cell>
          <table:table-cell office:value-type="float" office:value="3403" calcext:value-type="float">
            <text:p>3403</text:p>
          </table:table-cell>
          <table:table-cell table:style-name="Default" office:value-type="float" office:value="3.41133" calcext:value-type="float">
            <text:p>3,41133</text:p>
          </table:table-cell>
          <table:table-cell table:style-name="Default" office:value-type="float" office:value="-181.771766" calcext:value-type="float">
            <text:p>-181,77176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1.771766" calcext:value-type="float">
            <text:p>-181,771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31" calcext:value-type="float">
            <text:p>3,31</text:p>
          </table:table-cell>
          <table:table-cell office:value-type="float" office:value="308.39" calcext:value-type="float">
            <text:p>308,39</text:p>
          </table:table-cell>
          <table:table-cell office:value-type="float" office:value="28025565" calcext:value-type="float">
            <text:p>2802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5" calcext:value-type="float">
            <text:p>-5</text:p>
          </table:table-cell>
          <table:table-cell office:value-type="float" office:value="306.078248" calcext:value-type="float">
            <text:p>306,078248</text:p>
          </table:table-cell>
          <table:table-cell office:value-type="float" office:value="-2" calcext:value-type="float">
            <text:p>-2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6];&quot;-&quot;;[.C26];&quot;-&quot;;[.AH26];&quot;-&quot;;LEFT(RIGHT([.A26];6);1))" office:value-type="string" office:string-value="r20-5-250-1" calcext:value-type="string">
            <text:p>r20-5-250-1</text:p>
          </table:table-cell>
          <table:table-cell table:formula="of:=ROUND(([.F26]/[.G26])*100;2)" office:value-type="float" office:value="14.16" calcext:value-type="float">
            <text:p>14,16</text:p>
          </table:table-cell>
          <table:table-cell table:style-name="ce14" table:formula="of:=[.J26]" office:value-type="float" office:value="-181.771766" calcext:value-type="float">
            <text:p>-181,8</text:p>
          </table:table-cell>
          <table:table-cell table:style-name="ce14" table:formula="of:=[.I26]" office:value-type="float" office:value="3.41133" calcext:value-type="float">
            <text:p>3,4</text:p>
          </table:table-cell>
          <table:table-cell table:formula="of:=[.U26]" office:value-type="float" office:value="-5" calcext:value-type="float">
            <text:p>-5</text:p>
          </table:table-cell>
          <table:table-cell table:formula="of:=[.V26]" office:value-type="float" office:value="306.078248" calcext:value-type="float">
            <text:p>306,078248</text:p>
          </table:table-cell>
          <table:table-cell table:formula="of:=ABS([.AE26]-CEILING([.AC26]))" office:value-type="float" office:value="176" calcext:value-type="float">
            <text:p>176</text:p>
          </table:table-cell>
          <table:table-cell table:formula="of:=CEILING([.E26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582" calcext:value-type="float">
            <text:p>582</text:p>
          </table:table-cell>
          <table:table-cell office:value-type="float" office:value="4062" calcext:value-type="float">
            <text:p>4062</text:p>
          </table:table-cell>
          <table:table-cell office:value-type="float" office:value="2705" calcext:value-type="float">
            <text:p>2705</text:p>
          </table:table-cell>
          <table:table-cell table:style-name="Default" office:value-type="float" office:value="2.567776" calcext:value-type="float">
            <text:p>2,567776</text:p>
          </table:table-cell>
          <table:table-cell table:style-name="Default" office:value-type="float" office:value="-183.339103" calcext:value-type="float">
            <text:p>-183,33910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83.339103" calcext:value-type="float">
            <text:p>-183,339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47" calcext:value-type="float">
            <text:p>2,47</text:p>
          </table:table-cell>
          <table:table-cell office:value-type="float" office:value="306.4" calcext:value-type="float">
            <text:p>306,4</text:p>
          </table:table-cell>
          <table:table-cell office:value-type="float" office:value="27984805" calcext:value-type="float">
            <text:p>27984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4" calcext:value-type="float">
            <text:p>-4</text:p>
          </table:table-cell>
          <table:table-cell office:value-type="float" office:value="305.067296" calcext:value-type="float">
            <text:p>305,067296</text:p>
          </table:table-cell>
          <table:table-cell office:value-type="float" office:value="-1" calcext:value-type="float">
            <text:p>-1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7];&quot;-&quot;;[.C27];&quot;-&quot;;[.AH27];&quot;-&quot;;LEFT(RIGHT([.A27];6);1))" office:value-type="string" office:string-value="r20-5-250-2" calcext:value-type="string">
            <text:p>r20-5-250-2</text:p>
          </table:table-cell>
          <table:table-cell table:formula="of:=ROUND(([.F27]/[.G27])*100;2)" office:value-type="float" office:value="14.33" calcext:value-type="float">
            <text:p>14,33</text:p>
          </table:table-cell>
          <table:table-cell table:style-name="ce14" table:formula="of:=[.J27]" office:value-type="float" office:value="-183.339103" calcext:value-type="float">
            <text:p>-183,3</text:p>
          </table:table-cell>
          <table:table-cell table:style-name="ce14" table:formula="of:=[.I27]" office:value-type="float" office:value="2.567776" calcext:value-type="float">
            <text:p>2,6</text:p>
          </table:table-cell>
          <table:table-cell table:formula="of:=[.U27]" office:value-type="float" office:value="-4" calcext:value-type="float">
            <text:p>-4</text:p>
          </table:table-cell>
          <table:table-cell table:formula="of:=[.V27]" office:value-type="float" office:value="305.067296" calcext:value-type="float">
            <text:p>305,067296</text:p>
          </table:table-cell>
          <table:table-cell table:formula="of:=ABS([.AE27]-CEILING([.AC27]))" office:value-type="float" office:value="179" calcext:value-type="float">
            <text:p>179</text:p>
          </table:table-cell>
          <table:table-cell table:formula="of:=CEILING([.E27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132" calcext:value-type="float">
            <text:p>8132</text:p>
          </table:table-cell>
          <table:table-cell office:value-type="float" office:value="7957" calcext:value-type="float">
            <text:p>7957</text:p>
          </table:table-cell>
          <table:table-cell table:style-name="Default" office:value-type="float" office:value="31.008018" calcext:value-type="float">
            <text:p>31,008018</text:p>
          </table:table-cell>
          <table:table-cell table:style-name="Default" office:value-type="float" office:value="-362.567654" calcext:value-type="float">
            <text:p>-362,56765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2.567654" calcext:value-type="float">
            <text:p>-362,5676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.61" calcext:value-type="float">
            <text:p>30,61</text:p>
          </table:table-cell>
          <table:table-cell office:value-type="float" office:value="357.8" calcext:value-type="float">
            <text:p>357,8</text:p>
          </table:table-cell>
          <table:table-cell office:value-type="float" office:value="87605419" calcext:value-type="float">
            <text:p>87605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7" calcext:value-type="float">
            <text:p>-7</text:p>
          </table:table-cell>
          <table:table-cell office:value-type="float" office:value="327.294973" calcext:value-type="float">
            <text:p>327,294973</text:p>
          </table:table-cell>
          <table:table-cell office:value-type="float" office:value="-6" calcext:value-type="float">
            <text:p>-6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8];&quot;-&quot;;[.C28];&quot;-&quot;;[.AH28];&quot;-&quot;;LEFT(RIGHT([.A28];6);1))" office:value-type="string" office:string-value="r20-5-500-1" calcext:value-type="string">
            <text:p>r20-5-500-1</text:p>
          </table:table-cell>
          <table:table-cell table:formula="of:=ROUND(([.F28]/[.G28])*100;2)" office:value-type="float" office:value="11.73" calcext:value-type="float">
            <text:p>11,73</text:p>
          </table:table-cell>
          <table:table-cell table:style-name="ce14" table:formula="of:=[.J28]" office:value-type="float" office:value="-362.567654" calcext:value-type="float">
            <text:p>-362,6</text:p>
          </table:table-cell>
          <table:table-cell table:style-name="ce14" table:formula="of:=[.I28]" office:value-type="float" office:value="31.008018" calcext:value-type="float">
            <text:p>31,0</text:p>
          </table:table-cell>
          <table:table-cell table:formula="of:=[.U28]" office:value-type="float" office:value="-7" calcext:value-type="float">
            <text:p>-7</text:p>
          </table:table-cell>
          <table:table-cell table:formula="of:=[.V28]" office:value-type="float" office:value="327.294973" calcext:value-type="float">
            <text:p>327,294973</text:p>
          </table:table-cell>
          <table:table-cell table:formula="of:=ABS([.AE28]-CEILING([.AC28]))" office:value-type="float" office:value="355" calcext:value-type="float">
            <text:p>355</text:p>
          </table:table-cell>
          <table:table-cell table:formula="of:=CEILING([.E28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956" calcext:value-type="float">
            <text:p>956</text:p>
          </table:table-cell>
          <table:table-cell office:value-type="float" office:value="8132" calcext:value-type="float">
            <text:p>8132</text:p>
          </table:table-cell>
          <table:table-cell office:value-type="float" office:value="7622" calcext:value-type="float">
            <text:p>7622</text:p>
          </table:table-cell>
          <table:table-cell table:style-name="Default" office:value-type="float" office:value="28.5637" calcext:value-type="float">
            <text:p>28,5637</text:p>
          </table:table-cell>
          <table:table-cell table:style-name="Default" office:value-type="float" office:value="-363.24675" calcext:value-type="float">
            <text:p>-363,2467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363.24675" calcext:value-type="float">
            <text:p>-363,246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.17" calcext:value-type="float">
            <text:p>28,17</text:p>
          </table:table-cell>
          <table:table-cell office:value-type="float" office:value="367.05" calcext:value-type="float">
            <text:p>367,05</text:p>
          </table:table-cell>
          <table:table-cell office:value-type="float" office:value="87667851" calcext:value-type="float">
            <text:p>87667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7" calcext:value-type="float">
            <text:p>-7</text:p>
          </table:table-cell>
          <table:table-cell office:value-type="float" office:value="339.007732" calcext:value-type="float">
            <text:p>339,007732</text:p>
          </table:table-cell>
          <table:table-cell office:value-type="float" office:value="-5" calcext:value-type="float">
            <text:p>-5</text:p>
          </table:table-cell>
          <table:table-cell office:value-type="float" office:value="353" calcext:value-type="float">
            <text:p>35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29];&quot;-&quot;;[.C29];&quot;-&quot;;[.AH29];&quot;-&quot;;LEFT(RIGHT([.A29];6);1))" office:value-type="string" office:string-value="r20-5-500-2" calcext:value-type="string">
            <text:p>r20-5-500-2</text:p>
          </table:table-cell>
          <table:table-cell table:formula="of:=ROUND(([.F29]/[.G29])*100;2)" office:value-type="float" office:value="11.76" calcext:value-type="float">
            <text:p>11,76</text:p>
          </table:table-cell>
          <table:table-cell table:style-name="ce14" table:formula="of:=[.J29]" office:value-type="float" office:value="-363.24675" calcext:value-type="float">
            <text:p>-363,2</text:p>
          </table:table-cell>
          <table:table-cell table:style-name="ce14" table:formula="of:=[.I29]" office:value-type="float" office:value="28.5637" calcext:value-type="float">
            <text:p>28,6</text:p>
          </table:table-cell>
          <table:table-cell table:formula="of:=[.U29]" office:value-type="float" office:value="-7" calcext:value-type="float">
            <text:p>-7</text:p>
          </table:table-cell>
          <table:table-cell table:formula="of:=[.V29]" office:value-type="float" office:value="339.007732" calcext:value-type="float">
            <text:p>339,007732</text:p>
          </table:table-cell>
          <table:table-cell table:formula="of:=ABS([.AE29]-CEILING([.AC29]))" office:value-type="float" office:value="356" calcext:value-type="float">
            <text:p>356</text:p>
          </table:table-cell>
          <table:table-cell table:formula="of:=CEILING([.E29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312" calcext:value-type="float">
            <text:p>1312</text:p>
          </table:table-cell>
          <table:table-cell office:value-type="float" office:value="12187" calcext:value-type="float">
            <text:p>12187</text:p>
          </table:table-cell>
          <table:table-cell office:value-type="float" office:value="12998" calcext:value-type="float">
            <text:p>12998</text:p>
          </table:table-cell>
          <table:table-cell table:style-name="Default" office:value-type="float" office:value="105.046388" calcext:value-type="float">
            <text:p>105,046388</text:p>
          </table:table-cell>
          <table:table-cell table:style-name="Default" office:value-type="float" office:value="-542.903065" calcext:value-type="float">
            <text:p>-542,90306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2.903065" calcext:value-type="float">
            <text:p>-542,9030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4.16" calcext:value-type="float">
            <text:p>104,16</text:p>
          </table:table-cell>
          <table:table-cell office:value-type="float" office:value="454.19" calcext:value-type="float">
            <text:p>454,19</text:p>
          </table:table-cell>
          <table:table-cell office:value-type="float" office:value="188186345" calcext:value-type="float">
            <text:p>1881863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7" calcext:value-type="float">
            <text:p>-7</text:p>
          </table:table-cell>
          <table:table-cell office:value-type="float" office:value="349.758781" calcext:value-type="float">
            <text:p>349,758781</text:p>
          </table:table-cell>
          <table:table-cell office:value-type="float" office:value="-6" calcext:value-type="float">
            <text:p>-6</text:p>
          </table:table-cell>
          <table:table-cell office:value-type="float" office:value="527" calcext:value-type="float">
            <text:p>52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0];&quot;-&quot;;[.C30];&quot;-&quot;;[.AH30];&quot;-&quot;;LEFT(RIGHT([.A30];6);1))" office:value-type="string" office:string-value="r20-5-750-1" calcext:value-type="string">
            <text:p>r20-5-750-1</text:p>
          </table:table-cell>
          <table:table-cell table:formula="of:=ROUND(([.F30]/[.G30])*100;2)" office:value-type="float" office:value="10.77" calcext:value-type="float">
            <text:p>10,77</text:p>
          </table:table-cell>
          <table:table-cell table:style-name="ce14" table:formula="of:=[.J30]" office:value-type="float" office:value="-542.903065" calcext:value-type="float">
            <text:p>-542,9</text:p>
          </table:table-cell>
          <table:table-cell table:style-name="ce14" table:formula="of:=[.I30]" office:value-type="float" office:value="105.046388" calcext:value-type="float">
            <text:p>105,0</text:p>
          </table:table-cell>
          <table:table-cell table:formula="of:=[.U30]" office:value-type="float" office:value="-7" calcext:value-type="float">
            <text:p>-7</text:p>
          </table:table-cell>
          <table:table-cell table:formula="of:=[.V30]" office:value-type="float" office:value="349.758781" calcext:value-type="float">
            <text:p>349,758781</text:p>
          </table:table-cell>
          <table:table-cell table:formula="of:=ABS([.AE30]-CEILING([.AC30]))" office:value-type="float" office:value="535" calcext:value-type="float">
            <text:p>535</text:p>
          </table:table-cell>
          <table:table-cell table:formula="of:=CEILING([.E30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424" calcext:value-type="float">
            <text:p>1424</text:p>
          </table:table-cell>
          <table:table-cell office:value-type="float" office:value="12187" calcext:value-type="float">
            <text:p>12187</text:p>
          </table:table-cell>
          <table:table-cell office:value-type="float" office:value="13575" calcext:value-type="float">
            <text:p>13575</text:p>
          </table:table-cell>
          <table:table-cell table:style-name="Default" office:value-type="float" office:value="130.620264" calcext:value-type="float">
            <text:p>130,620264</text:p>
          </table:table-cell>
          <table:table-cell table:style-name="Default" office:value-type="float" office:value="-543.436046" calcext:value-type="float">
            <text:p>-543,43604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543.436046" calcext:value-type="float">
            <text:p>-543,4360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9.74" calcext:value-type="float">
            <text:p>129,74</text:p>
          </table:table-cell>
          <table:table-cell office:value-type="float" office:value="507.04" calcext:value-type="float">
            <text:p>507,04</text:p>
          </table:table-cell>
          <table:table-cell office:value-type="float" office:value="188365489" calcext:value-type="float">
            <text:p>1883654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2" calcext:value-type="float">
            <text:p>-2</text:p>
          </table:table-cell>
          <table:table-cell office:value-type="float" office:value="376.975771" calcext:value-type="float">
            <text:p>376,975771</text:p>
          </table:table-cell>
          <table:table-cell office:value-type="float" office:value="-2" calcext:value-type="float">
            <text:p>-2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1];&quot;-&quot;;[.C31];&quot;-&quot;;[.AH31];&quot;-&quot;;LEFT(RIGHT([.A31];6);1))" office:value-type="string" office:string-value="r20-5-750-2" calcext:value-type="string">
            <text:p>r20-5-750-2</text:p>
          </table:table-cell>
          <table:table-cell table:formula="of:=ROUND(([.F31]/[.G31])*100;2)" office:value-type="float" office:value="11.68" calcext:value-type="float">
            <text:p>11,68</text:p>
          </table:table-cell>
          <table:table-cell table:style-name="ce14" table:formula="of:=[.J31]" office:value-type="float" office:value="-543.436046" calcext:value-type="float">
            <text:p>-543,4</text:p>
          </table:table-cell>
          <table:table-cell table:style-name="ce14" table:formula="of:=[.I31]" office:value-type="float" office:value="130.620264" calcext:value-type="float">
            <text:p>130,6</text:p>
          </table:table-cell>
          <table:table-cell table:formula="of:=[.U31]" office:value-type="float" office:value="-2" calcext:value-type="float">
            <text:p>-2</text:p>
          </table:table-cell>
          <table:table-cell table:formula="of:=[.V31]" office:value-type="float" office:value="376.975771" calcext:value-type="float">
            <text:p>376,975771</text:p>
          </table:table-cell>
          <table:table-cell table:formula="of:=ABS([.AE31]-CEILING([.AC31]))" office:value-type="float" office:value="541" calcext:value-type="float">
            <text:p>541</text:p>
          </table:table-cell>
          <table:table-cell table:formula="of:=CEILING([.E31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534" calcext:value-type="float">
            <text:p>534</text:p>
          </table:table-cell>
          <table:table-cell office:value-type="float" office:value="1390" calcext:value-type="float">
            <text:p>1390</text:p>
          </table:table-cell>
          <table:table-cell office:value-type="float" office:value="1920" calcext:value-type="float">
            <text:p>1920</text:p>
          </table:table-cell>
          <table:table-cell table:style-name="Default" office:value-type="float" office:value="6.946669" calcext:value-type="float">
            <text:p>6,946669</text:p>
          </table:table-cell>
          <table:table-cell table:style-name="Default" office:value-type="float" office:value="-142.950809" calcext:value-type="float">
            <text:p>-142,95080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2.950809" calcext:value-type="float">
            <text:p>-142,9508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89" calcext:value-type="float">
            <text:p>6,89</text:p>
          </table:table-cell>
          <table:table-cell office:value-type="float" office:value="326.11" calcext:value-type="float">
            <text:p>326,11</text:p>
          </table:table-cell>
          <table:table-cell office:value-type="float" office:value="40145651" calcext:value-type="float">
            <text:p>40145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5" calcext:value-type="float">
            <text:p>-5</text:p>
          </table:table-cell>
          <table:table-cell office:value-type="float" office:value="319.770265" calcext:value-type="float">
            <text:p>319,77026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2];&quot;-&quot;;[.C32];&quot;-&quot;;[.AH32];&quot;-&quot;;LEFT(RIGHT([.A32];6);1))" office:value-type="string" office:string-value="r4-10-250-1" calcext:value-type="string">
            <text:p>r4-10-250-1</text:p>
          </table:table-cell>
          <table:table-cell table:formula="of:=ROUND(([.F32]/[.G32])*100;2)" office:value-type="float" office:value="38.42" calcext:value-type="float">
            <text:p>38,42</text:p>
          </table:table-cell>
          <table:table-cell table:style-name="ce14" table:formula="of:=[.J32]" office:value-type="float" office:value="-142.950809" calcext:value-type="float">
            <text:p>-143,0</text:p>
          </table:table-cell>
          <table:table-cell table:style-name="ce14" table:formula="of:=[.I32]" office:value-type="float" office:value="6.946669" calcext:value-type="float">
            <text:p>6,9</text:p>
          </table:table-cell>
          <table:table-cell table:formula="of:=[.U32]" office:value-type="float" office:value="-5" calcext:value-type="float">
            <text:p>-5</text:p>
          </table:table-cell>
          <table:table-cell table:formula="of:=[.V32]" office:value-type="float" office:value="319.770265" calcext:value-type="float">
            <text:p>319,770265</text:p>
          </table:table-cell>
          <table:table-cell table:formula="of:=ABS([.AE32]-CEILING([.AC32]))" office:value-type="float" office:value="137" calcext:value-type="float">
            <text:p>137</text:p>
          </table:table-cell>
          <table:table-cell table:formula="of:=CEILING([.E32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473" calcext:value-type="float">
            <text:p>473</text:p>
          </table:table-cell>
          <table:table-cell office:value-type="float" office:value="1390" calcext:value-type="float">
            <text:p>1390</text:p>
          </table:table-cell>
          <table:table-cell office:value-type="float" office:value="1785" calcext:value-type="float">
            <text:p>1785</text:p>
          </table:table-cell>
          <table:table-cell table:style-name="Default" office:value-type="float" office:value="5.392745" calcext:value-type="float">
            <text:p>5,392745</text:p>
          </table:table-cell>
          <table:table-cell table:style-name="Default" office:value-type="float" office:value="-143.160045" calcext:value-type="float">
            <text:p>-143,16004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160045" calcext:value-type="float">
            <text:p>-143,1600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3" calcext:value-type="float">
            <text:p>5,33</text:p>
          </table:table-cell>
          <table:table-cell office:value-type="float" office:value="313.97" calcext:value-type="float">
            <text:p>313,97</text:p>
          </table:table-cell>
          <table:table-cell office:value-type="float" office:value="40074851" calcext:value-type="float">
            <text:p>40074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9.265839" calcext:value-type="float">
            <text:p>309,2658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3];&quot;-&quot;;[.C33];&quot;-&quot;;[.AH33];&quot;-&quot;;LEFT(RIGHT([.A33];6);1))" office:value-type="string" office:string-value="r4-10-250-2" calcext:value-type="string">
            <text:p>r4-10-250-2</text:p>
          </table:table-cell>
          <table:table-cell table:formula="of:=ROUND(([.F33]/[.G33])*100;2)" office:value-type="float" office:value="34.03" calcext:value-type="float">
            <text:p>34,03</text:p>
          </table:table-cell>
          <table:table-cell table:style-name="ce14" table:formula="of:=[.J33]" office:value-type="float" office:value="-143.160045" calcext:value-type="float">
            <text:p>-143,2</text:p>
          </table:table-cell>
          <table:table-cell table:style-name="ce14" table:formula="of:=[.I33]" office:value-type="float" office:value="5.392745" calcext:value-type="float">
            <text:p>5,4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309.265839" calcext:value-type="float">
            <text:p>309,265839</text:p>
          </table:table-cell>
          <table:table-cell table:formula="of:=ABS([.AE33]-CEILING([.AC33]))" office:value-type="float" office:value="143" calcext:value-type="float">
            <text:p>143</text:p>
          </table:table-cell>
          <table:table-cell table:formula="of:=CEILING([.E33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101" calcext:value-type="float">
            <text:p>1101</text:p>
          </table:table-cell>
          <table:table-cell office:value-type="float" office:value="2762" calcext:value-type="float">
            <text:p>2762</text:p>
          </table:table-cell>
          <table:table-cell office:value-type="float" office:value="6206" calcext:value-type="float">
            <text:p>6206</text:p>
          </table:table-cell>
          <table:table-cell table:style-name="Default" office:value-type="float" office:value="75.836283" calcext:value-type="float">
            <text:p>75,836283</text:p>
          </table:table-cell>
          <table:table-cell table:style-name="Default" office:value-type="float" office:value="-283.447529" calcext:value-type="float">
            <text:p>-283,44752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447529" calcext:value-type="float">
            <text:p>-283,4475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.6" calcext:value-type="float">
            <text:p>75,6</text:p>
          </table:table-cell>
          <table:table-cell office:value-type="float" office:value="381.13" calcext:value-type="float">
            <text:p>381,13</text:p>
          </table:table-cell>
          <table:table-cell office:value-type="float" office:value="144075695" calcext:value-type="float">
            <text:p>144075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3" calcext:value-type="float">
            <text:p>-3</text:p>
          </table:table-cell>
          <table:table-cell office:value-type="float" office:value="305.693471" calcext:value-type="float">
            <text:p>305,693471</text:p>
          </table:table-cell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4];&quot;-&quot;;[.C34];&quot;-&quot;;[.AH34];&quot;-&quot;;LEFT(RIGHT([.A34];6);1))" office:value-type="string" office:string-value="r4-10-500-1" calcext:value-type="string">
            <text:p>r4-10-500-1</text:p>
          </table:table-cell>
          <table:table-cell table:formula="of:=ROUND(([.F34]/[.G34])*100;2)" office:value-type="float" office:value="39.86" calcext:value-type="float">
            <text:p>39,86</text:p>
          </table:table-cell>
          <table:table-cell table:style-name="ce14" table:formula="of:=[.J34]" office:value-type="float" office:value="-283.447529" calcext:value-type="float">
            <text:p>-283,4</text:p>
          </table:table-cell>
          <table:table-cell table:style-name="ce14" table:formula="of:=[.I34]" office:value-type="float" office:value="75.836283" calcext:value-type="float">
            <text:p>75,8</text:p>
          </table:table-cell>
          <table:table-cell table:formula="of:=[.U34]" office:value-type="float" office:value="-3" calcext:value-type="float">
            <text:p>-3</text:p>
          </table:table-cell>
          <table:table-cell table:formula="of:=[.V34]" office:value-type="float" office:value="305.693471" calcext:value-type="float">
            <text:p>305,693471</text:p>
          </table:table-cell>
          <table:table-cell table:formula="of:=ABS([.AE34]-CEILING([.AC34]))" office:value-type="float" office:value="280" calcext:value-type="float">
            <text:p>280</text:p>
          </table:table-cell>
          <table:table-cell table:formula="of:=CEILING([.E34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915" calcext:value-type="float">
            <text:p>915</text:p>
          </table:table-cell>
          <table:table-cell office:value-type="float" office:value="2762" calcext:value-type="float">
            <text:p>2762</text:p>
          </table:table-cell>
          <table:table-cell office:value-type="float" office:value="5335" calcext:value-type="float">
            <text:p>5335</text:p>
          </table:table-cell>
          <table:table-cell table:style-name="Default" office:value-type="float" office:value="69.116174" calcext:value-type="float">
            <text:p>69,116174</text:p>
          </table:table-cell>
          <table:table-cell table:style-name="Default" office:value-type="float" office:value="-286.603823" calcext:value-type="float">
            <text:p>-286,60382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6.603823" calcext:value-type="float">
            <text:p>-286,6038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.9" calcext:value-type="float">
            <text:p>68,9</text:p>
          </table:table-cell>
          <table:table-cell office:value-type="float" office:value="421.16" calcext:value-type="float">
            <text:p>421,16</text:p>
          </table:table-cell>
          <table:table-cell office:value-type="float" office:value="144417535" calcext:value-type="float">
            <text:p>144417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4" calcext:value-type="float">
            <text:p>-4</text:p>
          </table:table-cell>
          <table:table-cell office:value-type="float" office:value="352.471185" calcext:value-type="float">
            <text:p>352,47118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5];&quot;-&quot;;[.C35];&quot;-&quot;;[.AH35];&quot;-&quot;;LEFT(RIGHT([.A35];6);1))" office:value-type="string" office:string-value="r4-10-500-2" calcext:value-type="string">
            <text:p>r4-10-500-2</text:p>
          </table:table-cell>
          <table:table-cell table:formula="of:=ROUND(([.F35]/[.G35])*100;2)" office:value-type="float" office:value="33.13" calcext:value-type="float">
            <text:p>33,13</text:p>
          </table:table-cell>
          <table:table-cell table:style-name="ce14" table:formula="of:=[.J35]" office:value-type="float" office:value="-286.603823" calcext:value-type="float">
            <text:p>-286,6</text:p>
          </table:table-cell>
          <table:table-cell table:style-name="ce14" table:formula="of:=[.I35]" office:value-type="float" office:value="69.116174" calcext:value-type="float">
            <text:p>69,1</text:p>
          </table:table-cell>
          <table:table-cell table:formula="of:=[.U35]" office:value-type="float" office:value="-4" calcext:value-type="float">
            <text:p>-4</text:p>
          </table:table-cell>
          <table:table-cell table:formula="of:=[.V35]" office:value-type="float" office:value="352.471185" calcext:value-type="float">
            <text:p>352,471185</text:p>
          </table:table-cell>
          <table:table-cell table:formula="of:=ABS([.AE35]-CEILING([.AC35]))" office:value-type="float" office:value="282" calcext:value-type="float">
            <text:p>282</text:p>
          </table:table-cell>
          <table:table-cell table:formula="of:=CEILING([.E35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661" calcext:value-type="float">
            <text:p>1661</text:p>
          </table:table-cell>
          <table:table-cell office:value-type="float" office:value="4140" calcext:value-type="float">
            <text:p>4140</text:p>
          </table:table-cell>
          <table:table-cell office:value-type="float" office:value="10360" calcext:value-type="float">
            <text:p>10360</text:p>
          </table:table-cell>
          <table:table-cell table:style-name="Default" office:value-type="float" office:value="324.183192" calcext:value-type="float">
            <text:p>324,183192</text:p>
          </table:table-cell>
          <table:table-cell table:style-name="Default" office:value-type="float" office:value="-424.078485" calcext:value-type="float">
            <text:p>-424,07848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4.078485" calcext:value-type="float">
            <text:p>-424,0784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3.72" calcext:value-type="float">
            <text:p>323,72</text:p>
          </table:table-cell>
          <table:table-cell office:value-type="float" office:value="646.6" calcext:value-type="float">
            <text:p>646,6</text:p>
          </table:table-cell>
          <table:table-cell office:value-type="float" office:value="328728659" calcext:value-type="float">
            <text:p>328728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7" calcext:value-type="float">
            <text:p>-7</text:p>
          </table:table-cell>
          <table:table-cell office:value-type="float" office:value="323.012797" calcext:value-type="float">
            <text:p>323,012797</text:p>
          </table:table-cell>
          <table:table-cell office:value-type="float" office:value="3" calcext:value-type="float">
            <text:p>3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6];&quot;-&quot;;[.C36];&quot;-&quot;;[.AH36];&quot;-&quot;;LEFT(RIGHT([.A36];6);1))" office:value-type="string" office:string-value="r4-10-750-1" calcext:value-type="string">
            <text:p>r4-10-750-1</text:p>
          </table:table-cell>
          <table:table-cell table:formula="of:=ROUND(([.F36]/[.G36])*100;2)" office:value-type="float" office:value="40.12" calcext:value-type="float">
            <text:p>40,12</text:p>
          </table:table-cell>
          <table:table-cell table:style-name="ce14" table:formula="of:=[.J36]" office:value-type="float" office:value="-424.078485" calcext:value-type="float">
            <text:p>-424,1</text:p>
          </table:table-cell>
          <table:table-cell table:style-name="ce14" table:formula="of:=[.I36]" office:value-type="float" office:value="324.183192" calcext:value-type="float">
            <text:p>324,2</text:p>
          </table:table-cell>
          <table:table-cell table:formula="of:=[.U36]" office:value-type="float" office:value="-7" calcext:value-type="float">
            <text:p>-7</text:p>
          </table:table-cell>
          <table:table-cell table:formula="of:=[.V36]" office:value-type="float" office:value="323.012797" calcext:value-type="float">
            <text:p>323,012797</text:p>
          </table:table-cell>
          <table:table-cell table:formula="of:=ABS([.AE36]-CEILING([.AC36]))" office:value-type="float" office:value="417" calcext:value-type="float">
            <text:p>417</text:p>
          </table:table-cell>
          <table:table-cell table:formula="of:=CEILING([.E36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1301" calcext:value-type="float">
            <text:p>1301</text:p>
          </table:table-cell>
          <table:table-cell office:value-type="float" office:value="4140" calcext:value-type="float">
            <text:p>4140</text:p>
          </table:table-cell>
          <table:table-cell office:value-type="float" office:value="9624" calcext:value-type="float">
            <text:p>9624</text:p>
          </table:table-cell>
          <table:table-cell table:style-name="Default" office:value-type="float" office:value="274.203079" calcext:value-type="float">
            <text:p>274,203079</text:p>
          </table:table-cell>
          <table:table-cell table:style-name="Default" office:value-type="float" office:value="-425.738189" calcext:value-type="float">
            <text:p>-425,7381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5.738189" calcext:value-type="float">
            <text:p>-425,738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.73" calcext:value-type="float">
            <text:p>273,73</text:p>
          </table:table-cell>
          <table:table-cell office:value-type="float" office:value="586.88" calcext:value-type="float">
            <text:p>586,88</text:p>
          </table:table-cell>
          <table:table-cell office:value-type="float" office:value="329980051" calcext:value-type="float">
            <text:p>329980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13.283633" calcext:value-type="float">
            <text:p>313,283633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7];&quot;-&quot;;[.C37];&quot;-&quot;;[.AH37];&quot;-&quot;;LEFT(RIGHT([.A37];6);1))" office:value-type="string" office:string-value="r4-10-750-2" calcext:value-type="string">
            <text:p>r4-10-750-2</text:p>
          </table:table-cell>
          <table:table-cell table:formula="of:=ROUND(([.F37]/[.G37])*100;2)" office:value-type="float" office:value="31.43" calcext:value-type="float">
            <text:p>31,43</text:p>
          </table:table-cell>
          <table:table-cell table:style-name="ce14" table:formula="of:=[.J37]" office:value-type="float" office:value="-425.738189" calcext:value-type="float">
            <text:p>-425,7</text:p>
          </table:table-cell>
          <table:table-cell table:style-name="ce14" table:formula="of:=[.I37]" office:value-type="float" office:value="274.203079" calcext:value-type="float">
            <text:p>274,2</text:p>
          </table:table-cell>
          <table:table-cell table:formula="of:=[.U37]" office:value-type="float" office:value="-1" calcext:value-type="float">
            <text:p>-1</text:p>
          </table:table-cell>
          <table:table-cell table:formula="of:=[.V37]" office:value-type="float" office:value="313.283633" calcext:value-type="float">
            <text:p>313,283633</text:p>
          </table:table-cell>
          <table:table-cell table:formula="of:=ABS([.AE37]-CEILING([.AC37]))" office:value-type="float" office:value="424" calcext:value-type="float">
            <text:p>424</text:p>
          </table:table-cell>
          <table:table-cell table:formula="of:=CEILING([.E37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753" calcext:value-type="float">
            <text:p>753</text:p>
          </table:table-cell>
          <table:table-cell office:value-type="float" office:value="1710" calcext:value-type="float">
            <text:p>1710</text:p>
          </table:table-cell>
          <table:table-cell office:value-type="float" office:value="2980" calcext:value-type="float">
            <text:p>2980</text:p>
          </table:table-cell>
          <table:table-cell table:style-name="Default" office:value-type="float" office:value="31.322173" calcext:value-type="float">
            <text:p>31,322173</text:p>
          </table:table-cell>
          <table:table-cell table:style-name="Default" office:value-type="float" office:value="-140.533372" calcext:value-type="float">
            <text:p>-140,5333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533372" calcext:value-type="float">
            <text:p>-140,5333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.25" calcext:value-type="float">
            <text:p>31,25</text:p>
          </table:table-cell>
          <table:table-cell office:value-type="float" office:value="348.41" calcext:value-type="float">
            <text:p>348,41</text:p>
          </table:table-cell>
          <table:table-cell office:value-type="float" office:value="59384054" calcext:value-type="float">
            <text:p>59384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" calcext:value-type="float">
            <text:p>-1</text:p>
          </table:table-cell>
          <table:table-cell office:value-type="float" office:value="317.451915" calcext:value-type="float">
            <text:p>317,451915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8];&quot;-&quot;;[.C38];&quot;-&quot;;[.AH38];&quot;-&quot;;LEFT(RIGHT([.A38];6);1))" office:value-type="string" office:string-value="r4-15-250-1" calcext:value-type="string">
            <text:p>r4-15-250-1</text:p>
          </table:table-cell>
          <table:table-cell table:formula="of:=ROUND(([.F38]/[.G38])*100;2)" office:value-type="float" office:value="44.04" calcext:value-type="float">
            <text:p>44,04</text:p>
          </table:table-cell>
          <table:table-cell table:style-name="ce14" table:formula="of:=[.J38]" office:value-type="float" office:value="-140.533372" calcext:value-type="float">
            <text:p>-140,5</text:p>
          </table:table-cell>
          <table:table-cell table:style-name="ce14" table:formula="of:=[.I38]" office:value-type="float" office:value="31.322173" calcext:value-type="float">
            <text:p>31,3</text:p>
          </table:table-cell>
          <table:table-cell table:formula="of:=[.U38]" office:value-type="float" office:value="-1" calcext:value-type="float">
            <text:p>-1</text:p>
          </table:table-cell>
          <table:table-cell table:formula="of:=[.V38]" office:value-type="float" office:value="317.451915" calcext:value-type="float">
            <text:p>317,451915</text:p>
          </table:table-cell>
          <table:table-cell table:formula="of:=ABS([.AE38]-CEILING([.AC38]))" office:value-type="float" office:value="139" calcext:value-type="float">
            <text:p>139</text:p>
          </table:table-cell>
          <table:table-cell table:formula="of:=CEILING([.E38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622" calcext:value-type="float">
            <text:p>622</text:p>
          </table:table-cell>
          <table:table-cell office:value-type="float" office:value="1710" calcext:value-type="float">
            <text:p>1710</text:p>
          </table:table-cell>
          <table:table-cell office:value-type="float" office:value="2749" calcext:value-type="float">
            <text:p>2749</text:p>
          </table:table-cell>
          <table:table-cell table:style-name="Default" office:value-type="float" office:value="12.083551" calcext:value-type="float">
            <text:p>12,083551</text:p>
          </table:table-cell>
          <table:table-cell table:style-name="Default" office:value-type="float" office:value="-141.371932" calcext:value-type="float">
            <text:p>-141,37193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1.371932" calcext:value-type="float">
            <text:p>-141,3719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98" calcext:value-type="float">
            <text:p>11,98</text:p>
          </table:table-cell>
          <table:table-cell office:value-type="float" office:value="344.78" calcext:value-type="float">
            <text:p>344,78</text:p>
          </table:table-cell>
          <table:table-cell office:value-type="float" office:value="59213318" calcext:value-type="float">
            <text:p>59213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33.161618" calcext:value-type="float">
            <text:p>333,1616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39];&quot;-&quot;;[.C39];&quot;-&quot;;[.AH39];&quot;-&quot;;LEFT(RIGHT([.A39];6);1))" office:value-type="string" office:string-value="r4-15-250-2" calcext:value-type="string">
            <text:p>r4-15-250-2</text:p>
          </table:table-cell>
          <table:table-cell table:formula="of:=ROUND(([.F39]/[.G39])*100;2)" office:value-type="float" office:value="36.37" calcext:value-type="float">
            <text:p>36,37</text:p>
          </table:table-cell>
          <table:table-cell table:style-name="ce14" table:formula="of:=[.J39]" office:value-type="float" office:value="-141.371932" calcext:value-type="float">
            <text:p>-141,4</text:p>
          </table:table-cell>
          <table:table-cell table:style-name="ce14" table:formula="of:=[.I39]" office:value-type="float" office:value="12.083551" calcext:value-type="float">
            <text:p>12,1</text:p>
          </table:table-cell>
          <table:table-cell table:formula="of:=[.U39]" office:value-type="float" office:value="0" calcext:value-type="float">
            <text:p>0</text:p>
          </table:table-cell>
          <table:table-cell table:formula="of:=[.V39]" office:value-type="float" office:value="333.161618" calcext:value-type="float">
            <text:p>333,161618</text:p>
          </table:table-cell>
          <table:table-cell table:formula="of:=ABS([.AE39]-CEILING([.AC39]))" office:value-type="float" office:value="141" calcext:value-type="float">
            <text:p>141</text:p>
          </table:table-cell>
          <table:table-cell table:formula="of:=CEILING([.E39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417" calcext:value-type="float">
            <text:p>1417</text:p>
          </table:table-cell>
          <table:table-cell office:value-type="float" office:value="3392" calcext:value-type="float">
            <text:p>3392</text:p>
          </table:table-cell>
          <table:table-cell office:value-type="float" office:value="8388" calcext:value-type="float">
            <text:p>8388</text:p>
          </table:table-cell>
          <table:table-cell table:style-name="Default" office:value-type="float" office:value="196.927772" calcext:value-type="float">
            <text:p>196,927772</text:p>
          </table:table-cell>
          <table:table-cell table:style-name="Default" office:value-type="float" office:value="-281.526972" calcext:value-type="float">
            <text:p>-281,52697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1.526972" calcext:value-type="float">
            <text:p>-281,5269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.6" calcext:value-type="float">
            <text:p>196,6</text:p>
          </table:table-cell>
          <table:table-cell office:value-type="float" office:value="515.12" calcext:value-type="float">
            <text:p>515,12</text:p>
          </table:table-cell>
          <table:table-cell office:value-type="float" office:value="214665464" calcext:value-type="float">
            <text:p>214665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18.701666" calcext:value-type="float">
            <text:p>318,7016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0];&quot;-&quot;;[.C40];&quot;-&quot;;[.AH40];&quot;-&quot;;LEFT(RIGHT([.A40];6);1))" office:value-type="string" office:string-value="r4-15-500-1" calcext:value-type="string">
            <text:p>r4-15-500-1</text:p>
          </table:table-cell>
          <table:table-cell table:formula="of:=ROUND(([.F40]/[.G40])*100;2)" office:value-type="float" office:value="41.77" calcext:value-type="float">
            <text:p>41,77</text:p>
          </table:table-cell>
          <table:table-cell table:style-name="ce14" table:formula="of:=[.J40]" office:value-type="float" office:value="-281.526972" calcext:value-type="float">
            <text:p>-281,5</text:p>
          </table:table-cell>
          <table:table-cell table:style-name="ce14" table:formula="of:=[.I40]" office:value-type="float" office:value="196.927772" calcext:value-type="float">
            <text:p>196,9</text:p>
          </table:table-cell>
          <table:table-cell table:formula="of:=[.U40]" office:value-type="float" office:value="0" calcext:value-type="float">
            <text:p>0</text:p>
          </table:table-cell>
          <table:table-cell table:formula="of:=[.V40]" office:value-type="float" office:value="318.701666" calcext:value-type="float">
            <text:p>318,701666</text:p>
          </table:table-cell>
          <table:table-cell table:formula="of:=ABS([.AE40]-CEILING([.AC40]))" office:value-type="float" office:value="281" calcext:value-type="float">
            <text:p>281</text:p>
          </table:table-cell>
          <table:table-cell table:formula="of:=CEILING([.E40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1218" calcext:value-type="float">
            <text:p>1218</text:p>
          </table:table-cell>
          <table:table-cell office:value-type="float" office:value="3392" calcext:value-type="float">
            <text:p>3392</text:p>
          </table:table-cell>
          <table:table-cell office:value-type="float" office:value="7562" calcext:value-type="float">
            <text:p>7562</text:p>
          </table:table-cell>
          <table:table-cell table:style-name="Default" office:value-type="float" office:value="241.547143" calcext:value-type="float">
            <text:p>241,547143</text:p>
          </table:table-cell>
          <table:table-cell table:style-name="Default" office:value-type="float" office:value="-282.863019" calcext:value-type="float">
            <text:p>-282,86301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2.863019" calcext:value-type="float">
            <text:p>-282,863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1.22" calcext:value-type="float">
            <text:p>241,22</text:p>
          </table:table-cell>
          <table:table-cell office:value-type="float" office:value="549.39" calcext:value-type="float">
            <text:p>549,39</text:p>
          </table:table-cell>
          <table:table-cell office:value-type="float" office:value="215382368" calcext:value-type="float">
            <text:p>215382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4" calcext:value-type="float">
            <text:p>4</text:p>
          </table:table-cell>
          <table:table-cell office:value-type="float" office:value="308.411609" calcext:value-type="float">
            <text:p>308,411609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1];&quot;-&quot;;[.C41];&quot;-&quot;;[.AH41];&quot;-&quot;;LEFT(RIGHT([.A41];6);1))" office:value-type="string" office:string-value="r4-15-500-2" calcext:value-type="string">
            <text:p>r4-15-500-2</text:p>
          </table:table-cell>
          <table:table-cell table:formula="of:=ROUND(([.F41]/[.G41])*100;2)" office:value-type="float" office:value="35.91" calcext:value-type="float">
            <text:p>35,91</text:p>
          </table:table-cell>
          <table:table-cell table:style-name="ce14" table:formula="of:=[.J41]" office:value-type="float" office:value="-282.863019" calcext:value-type="float">
            <text:p>-282,9</text:p>
          </table:table-cell>
          <table:table-cell table:style-name="ce14" table:formula="of:=[.I41]" office:value-type="float" office:value="241.547143" calcext:value-type="float">
            <text:p>241,5</text:p>
          </table:table-cell>
          <table:table-cell table:formula="of:=[.U41]" office:value-type="float" office:value="4" calcext:value-type="float">
            <text:p>4</text:p>
          </table:table-cell>
          <table:table-cell table:formula="of:=[.V41]" office:value-type="float" office:value="308.411609" calcext:value-type="float">
            <text:p>308,411609</text:p>
          </table:table-cell>
          <table:table-cell table:formula="of:=ABS([.AE41]-CEILING([.AC41]))" office:value-type="float" office:value="286" calcext:value-type="float">
            <text:p>286</text:p>
          </table:table-cell>
          <table:table-cell table:formula="of:=CEILING([.E41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085" calcext:value-type="float">
            <text:p>5085</text:p>
          </table:table-cell>
          <table:table-cell office:value-type="float" office:value="15298" calcext:value-type="float">
            <text:p>15298</text:p>
          </table:table-cell>
          <table:table-cell table:style-name="Default" office:value-type="float" office:value="601.42715" calcext:value-type="float">
            <text:p>601,42715</text:p>
          </table:table-cell>
          <table:table-cell table:style-name="Default" office:value-type="float" office:value="-422.628592" calcext:value-type="float">
            <text:p>-422,62859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2.628592" calcext:value-type="float">
            <text:p>-422,6285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77" calcext:value-type="float">
            <text:p>600,77</text:p>
          </table:table-cell>
          <table:table-cell office:value-type="float" office:value="956.22" calcext:value-type="float">
            <text:p>956,22</text:p>
          </table:table-cell>
          <table:table-cell office:value-type="float" office:value="493182736" calcext:value-type="float">
            <text:p>4931827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10" calcext:value-type="float">
            <text:p>10</text:p>
          </table:table-cell>
          <table:table-cell office:value-type="float" office:value="355.972784" calcext:value-type="float">
            <text:p>355,972784</text:p>
          </table:table-cell>
          <table:table-cell office:value-type="float" office:value="31" calcext:value-type="float">
            <text:p>31</text:p>
          </table:table-cell>
          <table:table-cell office:value-type="float" office:value="396" calcext:value-type="float">
            <text:p>39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2];&quot;-&quot;;[.C42];&quot;-&quot;;[.AH42];&quot;-&quot;;LEFT(RIGHT([.A42];6);1))" office:value-type="string" office:string-value="r4-15-750-1" calcext:value-type="string">
            <text:p>r4-15-750-1</text:p>
          </table:table-cell>
          <table:table-cell table:formula="of:=ROUND(([.F42]/[.G42])*100;2)" office:value-type="float" office:value="0" calcext:value-type="float">
            <text:p>0</text:p>
          </table:table-cell>
          <table:table-cell table:style-name="ce14" table:formula="of:=[.J42]" office:value-type="float" office:value="-422.628592" calcext:value-type="float">
            <text:p>-422,6</text:p>
          </table:table-cell>
          <table:table-cell table:style-name="ce14" table:formula="of:=[.I42]" office:value-type="float" office:value="601.42715" calcext:value-type="float">
            <text:p>601,4</text:p>
          </table:table-cell>
          <table:table-cell table:formula="of:=[.U42]" office:value-type="float" office:value="10" calcext:value-type="float">
            <text:p>10</text:p>
          </table:table-cell>
          <table:table-cell table:formula="of:=[.V42]" office:value-type="float" office:value="355.972784" calcext:value-type="float">
            <text:p>355,972784</text:p>
          </table:table-cell>
          <table:table-cell table:formula="of:=ABS([.AE42]-CEILING([.AC42]))" office:value-type="float" office:value="432" calcext:value-type="float">
            <text:p>432</text:p>
          </table:table-cell>
          <table:table-cell table:formula="of:=CEILING([.E42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1326" calcext:value-type="float">
            <text:p>1326</text:p>
          </table:table-cell>
          <table:table-cell office:value-type="float" office:value="5085" calcext:value-type="float">
            <text:p>5085</text:p>
          </table:table-cell>
          <table:table-cell office:value-type="float" office:value="9706" calcext:value-type="float">
            <text:p>9706</text:p>
          </table:table-cell>
          <table:table-cell table:style-name="Default" office:value-type="float" office:value="491.95647" calcext:value-type="float">
            <text:p>491,95647</text:p>
          </table:table-cell>
          <table:table-cell table:style-name="Default" office:value-type="float" office:value="-428.083225" calcext:value-type="float">
            <text:p>-428,083225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8.083225" calcext:value-type="float">
            <text:p>-428,0832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1.3" calcext:value-type="float">
            <text:p>491,3</text:p>
          </table:table-cell>
          <table:table-cell office:value-type="float" office:value="837.33" calcext:value-type="float">
            <text:p>837,33</text:p>
          </table:table-cell>
          <table:table-cell office:value-type="float" office:value="491952969" calcext:value-type="float">
            <text:p>4919529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46.035604" calcext:value-type="float">
            <text:p>346,0356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3];&quot;-&quot;;[.C43];&quot;-&quot;;[.AH43];&quot;-&quot;;LEFT(RIGHT([.A43];6);1))" office:value-type="string" office:string-value="r4-15-750-2" calcext:value-type="string">
            <text:p>r4-15-750-2</text:p>
          </table:table-cell>
          <table:table-cell table:formula="of:=ROUND(([.F43]/[.G43])*100;2)" office:value-type="float" office:value="26.08" calcext:value-type="float">
            <text:p>26,08</text:p>
          </table:table-cell>
          <table:table-cell table:style-name="ce14" table:formula="of:=[.J43]" office:value-type="float" office:value="-428.083225" calcext:value-type="float">
            <text:p>-428,1</text:p>
          </table:table-cell>
          <table:table-cell table:style-name="ce14" table:formula="of:=[.I43]" office:value-type="float" office:value="491.95647" calcext:value-type="float">
            <text:p>492,0</text:p>
          </table:table-cell>
          <table:table-cell table:formula="of:=[.U43]" office:value-type="float" office:value="0" calcext:value-type="float">
            <text:p>0</text:p>
          </table:table-cell>
          <table:table-cell table:formula="of:=[.V43]" office:value-type="float" office:value="346.035604" calcext:value-type="float">
            <text:p>346,035604</text:p>
          </table:table-cell>
          <table:table-cell table:formula="of:=ABS([.AE43]-CEILING([.AC43]))" office:value-type="float" office:value="428" calcext:value-type="float">
            <text:p>428</text:p>
          </table:table-cell>
          <table:table-cell table:formula="of:=CEILING([.E43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785" calcext:value-type="float">
            <text:p>785</text:p>
          </table:table-cell>
          <table:table-cell office:value-type="float" office:value="2030" calcext:value-type="float">
            <text:p>2030</text:p>
          </table:table-cell>
          <table:table-cell office:value-type="float" office:value="3479" calcext:value-type="float">
            <text:p>3479</text:p>
          </table:table-cell>
          <table:table-cell table:style-name="Default" office:value-type="float" office:value="48.375587" calcext:value-type="float">
            <text:p>48,375587</text:p>
          </table:table-cell>
          <table:table-cell table:style-name="Default" office:value-type="float" office:value="-140.618094" calcext:value-type="float">
            <text:p>-140,61809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618094" calcext:value-type="float">
            <text:p>-140,6180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.27" calcext:value-type="float">
            <text:p>48,27</text:p>
          </table:table-cell>
          <table:table-cell office:value-type="float" office:value="351.89" calcext:value-type="float">
            <text:p>351,89</text:p>
          </table:table-cell>
          <table:table-cell office:value-type="float" office:value="78295729" calcext:value-type="float">
            <text:p>782957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0" calcext:value-type="float">
            <text:p>0</text:p>
          </table:table-cell>
          <table:table-cell office:value-type="float" office:value="303.923165" calcext:value-type="float">
            <text:p>303,9231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4];&quot;-&quot;;[.C44];&quot;-&quot;;[.AH44];&quot;-&quot;;LEFT(RIGHT([.A44];6);1))" office:value-type="string" office:string-value="r4-20-250-1" calcext:value-type="string">
            <text:p>r4-20-250-1</text:p>
          </table:table-cell>
          <table:table-cell table:formula="of:=ROUND(([.F44]/[.G44])*100;2)" office:value-type="float" office:value="38.67" calcext:value-type="float">
            <text:p>38,67</text:p>
          </table:table-cell>
          <table:table-cell table:style-name="ce14" table:formula="of:=[.J44]" office:value-type="float" office:value="-140.618094" calcext:value-type="float">
            <text:p>-140,6</text:p>
          </table:table-cell>
          <table:table-cell table:style-name="ce14" table:formula="of:=[.I44]" office:value-type="float" office:value="48.375587" calcext:value-type="float">
            <text:p>48,4</text:p>
          </table:table-cell>
          <table:table-cell table:formula="of:=[.U44]" office:value-type="float" office:value="0" calcext:value-type="float">
            <text:p>0</text:p>
          </table:table-cell>
          <table:table-cell table:formula="of:=[.V44]" office:value-type="float" office:value="303.923165" calcext:value-type="float">
            <text:p>303,923165</text:p>
          </table:table-cell>
          <table:table-cell table:formula="of:=ABS([.AE44]-CEILING([.AC44]))" office:value-type="float" office:value="140" calcext:value-type="float">
            <text:p>140</text:p>
          </table:table-cell>
          <table:table-cell table:formula="of:=CEILING([.E44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519" calcext:value-type="float">
            <text:p>519</text:p>
          </table:table-cell>
          <table:table-cell office:value-type="float" office:value="2030" calcext:value-type="float">
            <text:p>2030</text:p>
          </table:table-cell>
          <table:table-cell office:value-type="float" office:value="2568" calcext:value-type="float">
            <text:p>2568</text:p>
          </table:table-cell>
          <table:table-cell table:style-name="Default" office:value-type="float" office:value="24.941294" calcext:value-type="float">
            <text:p>24,941294</text:p>
          </table:table-cell>
          <table:table-cell table:style-name="Default" office:value-type="float" office:value="-142" calcext:value-type="float">
            <text:p>-142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2" calcext:value-type="float">
            <text:p>-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81" calcext:value-type="float">
            <text:p>24,81</text:p>
          </table:table-cell>
          <table:table-cell office:value-type="float" office:value="367.74" calcext:value-type="float">
            <text:p>367,74</text:p>
          </table:table-cell>
          <table:table-cell office:value-type="float" office:value="78715384" calcext:value-type="float">
            <text:p>78715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43.384821" calcext:value-type="float">
            <text:p>343,384821</text:p>
          </table:table-cell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5];&quot;-&quot;;[.C45];&quot;-&quot;;[.AH45];&quot;-&quot;;LEFT(RIGHT([.A45];6);1))" office:value-type="string" office:string-value="r4-20-250-2" calcext:value-type="string">
            <text:p>r4-20-250-2</text:p>
          </table:table-cell>
          <table:table-cell table:formula="of:=ROUND(([.F45]/[.G45])*100;2)" office:value-type="float" office:value="25.57" calcext:value-type="float">
            <text:p>25,57</text:p>
          </table:table-cell>
          <table:table-cell table:style-name="ce14" table:formula="of:=[.J45]" office:value-type="float" office:value="-142" calcext:value-type="float">
            <text:p>-142,0</text:p>
          </table:table-cell>
          <table:table-cell table:style-name="ce14" table:formula="of:=[.I45]" office:value-type="float" office:value="24.941294" calcext:value-type="float">
            <text:p>24,9</text:p>
          </table:table-cell>
          <table:table-cell table:formula="of:=[.U45]" office:value-type="float" office:value="2" calcext:value-type="float">
            <text:p>2</text:p>
          </table:table-cell>
          <table:table-cell table:formula="of:=[.V45]" office:value-type="float" office:value="343.384821" calcext:value-type="float">
            <text:p>343,384821</text:p>
          </table:table-cell>
          <table:table-cell table:formula="of:=ABS([.AE45]-CEILING([.AC45]))" office:value-type="float" office:value="144" calcext:value-type="float">
            <text:p>144</text:p>
          </table:table-cell>
          <table:table-cell table:formula="of:=CEILING([.E45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304" calcext:value-type="float">
            <text:p>1304</text:p>
          </table:table-cell>
          <table:table-cell office:value-type="float" office:value="4022" calcext:value-type="float">
            <text:p>4022</text:p>
          </table:table-cell>
          <table:table-cell office:value-type="float" office:value="8343" calcext:value-type="float">
            <text:p>8343</text:p>
          </table:table-cell>
          <table:table-cell table:style-name="Default" office:value-type="float" office:value="276.739197" calcext:value-type="float">
            <text:p>276,739197</text:p>
          </table:table-cell>
          <table:table-cell table:style-name="Default" office:value-type="float" office:value="-283.020531" calcext:value-type="float">
            <text:p>-283,02053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020531" calcext:value-type="float">
            <text:p>-283,020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6.34" calcext:value-type="float">
            <text:p>276,34</text:p>
          </table:table-cell>
          <table:table-cell office:value-type="float" office:value="606.02" calcext:value-type="float">
            <text:p>606,02</text:p>
          </table:table-cell>
          <table:table-cell office:value-type="float" office:value="283376151" calcext:value-type="float">
            <text:p>283376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30.091924" calcext:value-type="float">
            <text:p>330,091924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6];&quot;-&quot;;[.C46];&quot;-&quot;;[.AH46];&quot;-&quot;;LEFT(RIGHT([.A46];6);1))" office:value-type="string" office:string-value="r4-20-500-1" calcext:value-type="string">
            <text:p>r4-20-500-1</text:p>
          </table:table-cell>
          <table:table-cell table:formula="of:=ROUND(([.F46]/[.G46])*100;2)" office:value-type="float" office:value="32.42" calcext:value-type="float">
            <text:p>32,42</text:p>
          </table:table-cell>
          <table:table-cell table:style-name="ce14" table:formula="of:=[.J46]" office:value-type="float" office:value="-283.020531" calcext:value-type="float">
            <text:p>-283,0</text:p>
          </table:table-cell>
          <table:table-cell table:style-name="ce14" table:formula="of:=[.I46]" office:value-type="float" office:value="276.739197" calcext:value-type="float">
            <text:p>276,7</text:p>
          </table:table-cell>
          <table:table-cell table:formula="of:=[.U46]" office:value-type="float" office:value="1" calcext:value-type="float">
            <text:p>1</text:p>
          </table:table-cell>
          <table:table-cell table:formula="of:=[.V46]" office:value-type="float" office:value="330.091924" calcext:value-type="float">
            <text:p>330,091924</text:p>
          </table:table-cell>
          <table:table-cell table:formula="of:=ABS([.AE46]-CEILING([.AC46]))" office:value-type="float" office:value="284" calcext:value-type="float">
            <text:p>284</text:p>
          </table:table-cell>
          <table:table-cell table:formula="of:=CEILING([.E46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250" calcext:value-type="float">
            <text:p>1250</text:p>
          </table:table-cell>
          <table:table-cell office:value-type="float" office:value="4022" calcext:value-type="float">
            <text:p>4022</text:p>
          </table:table-cell>
          <table:table-cell office:value-type="float" office:value="7962" calcext:value-type="float">
            <text:p>7962</text:p>
          </table:table-cell>
          <table:table-cell table:style-name="Default" office:value-type="float" office:value="242.802439" calcext:value-type="float">
            <text:p>242,802439</text:p>
          </table:table-cell>
          <table:table-cell table:style-name="Default" office:value-type="float" office:value="-283.058438" calcext:value-type="float">
            <text:p>-283,05843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058438" calcext:value-type="float">
            <text:p>-283,058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2.4" calcext:value-type="float">
            <text:p>242,4</text:p>
          </table:table-cell>
          <table:table-cell office:value-type="float" office:value="547.98" calcext:value-type="float">
            <text:p>547,98</text:p>
          </table:table-cell>
          <table:table-cell office:value-type="float" office:value="283322759" calcext:value-type="float">
            <text:p>283322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1" calcext:value-type="float">
            <text:p>1</text:p>
          </table:table-cell>
          <table:table-cell office:value-type="float" office:value="305.557444" calcext:value-type="float">
            <text:p>305,557444</text:p>
          </table:table-cell>
          <table:table-cell office:value-type="float" office:value="9" calcext:value-type="float">
            <text:p>9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7];&quot;-&quot;;[.C47];&quot;-&quot;;[.AH47];&quot;-&quot;;LEFT(RIGHT([.A47];6);1))" office:value-type="string" office:string-value="r4-20-500-2" calcext:value-type="string">
            <text:p>r4-20-500-2</text:p>
          </table:table-cell>
          <table:table-cell table:formula="of:=ROUND(([.F47]/[.G47])*100;2)" office:value-type="float" office:value="31.08" calcext:value-type="float">
            <text:p>31,08</text:p>
          </table:table-cell>
          <table:table-cell table:style-name="ce14" table:formula="of:=[.J47]" office:value-type="float" office:value="-283.058438" calcext:value-type="float">
            <text:p>-283,1</text:p>
          </table:table-cell>
          <table:table-cell table:style-name="ce14" table:formula="of:=[.I47]" office:value-type="float" office:value="242.802439" calcext:value-type="float">
            <text:p>242,8</text:p>
          </table:table-cell>
          <table:table-cell table:formula="of:=[.U47]" office:value-type="float" office:value="1" calcext:value-type="float">
            <text:p>1</text:p>
          </table:table-cell>
          <table:table-cell table:formula="of:=[.V47]" office:value-type="float" office:value="305.557444" calcext:value-type="float">
            <text:p>305,557444</text:p>
          </table:table-cell>
          <table:table-cell table:formula="of:=ABS([.AE47]-CEILING([.AC47]))" office:value-type="float" office:value="284" calcext:value-type="float">
            <text:p>284</text:p>
          </table:table-cell>
          <table:table-cell table:formula="of:=CEILING([.E47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16130" calcext:value-type="float">
            <text:p>16130</text:p>
          </table:table-cell>
          <table:table-cell table:style-name="Default" office:value-type="float" office:value="601.128222" calcext:value-type="float">
            <text:p>601,128222</text:p>
          </table:table-cell>
          <table:table-cell table:style-name="Default" office:value-type="float" office:value="-422.3089" calcext:value-type="float">
            <text:p>-422,308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2.3089" calcext:value-type="float">
            <text:p>-422,30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22" calcext:value-type="float">
            <text:p>600,22</text:p>
          </table:table-cell>
          <table:table-cell office:value-type="float" office:value="935.84" calcext:value-type="float">
            <text:p>935,84</text:p>
          </table:table-cell>
          <table:table-cell office:value-type="float" office:value="653187713" calcext:value-type="float">
            <text:p>6531877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32" calcext:value-type="float">
            <text:p>32</text:p>
          </table:table-cell>
          <table:table-cell office:value-type="float" office:value="336.118726" calcext:value-type="float">
            <text:p>336,118726</text:p>
          </table:table-cell>
          <table:table-cell office:value-type="float" office:value="44" calcext:value-type="float">
            <text:p>44</text:p>
          </table:table-cell>
          <table:table-cell office:value-type="float" office:value="424" calcext:value-type="float">
            <text:p>42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8];&quot;-&quot;;[.C48];&quot;-&quot;;[.AH48];&quot;-&quot;;LEFT(RIGHT([.A48];6);1))" office:value-type="string" office:string-value="r4-20-750-1" calcext:value-type="string">
            <text:p>r4-20-750-1</text:p>
          </table:table-cell>
          <table:table-cell table:formula="of:=ROUND(([.F48]/[.G48])*100;2)" office:value-type="float" office:value="0" calcext:value-type="float">
            <text:p>0</text:p>
          </table:table-cell>
          <table:table-cell table:style-name="ce14" table:formula="of:=[.J48]" office:value-type="float" office:value="-422.3089" calcext:value-type="float">
            <text:p>-422,3</text:p>
          </table:table-cell>
          <table:table-cell table:style-name="ce14" table:formula="of:=[.I48]" office:value-type="float" office:value="601.128222" calcext:value-type="float">
            <text:p>601,1</text:p>
          </table:table-cell>
          <table:table-cell table:formula="of:=[.U48]" office:value-type="float" office:value="32" calcext:value-type="float">
            <text:p>32</text:p>
          </table:table-cell>
          <table:table-cell table:formula="of:=[.V48]" office:value-type="float" office:value="336.118726" calcext:value-type="float">
            <text:p>336,118726</text:p>
          </table:table-cell>
          <table:table-cell table:formula="of:=ABS([.AE48]-CEILING([.AC48]))" office:value-type="float" office:value="454" calcext:value-type="float">
            <text:p>454</text:p>
          </table:table-cell>
          <table:table-cell table:formula="of:=CEILING([.E48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20944" calcext:value-type="float">
            <text:p>20944</text:p>
          </table:table-cell>
          <table:table-cell table:style-name="Default" office:value-type="float" office:value="602.446045" calcext:value-type="float">
            <text:p>602,446045</text:p>
          </table:table-cell>
          <table:table-cell table:style-name="Default" office:value-type="float" office:value="-421.970827" calcext:value-type="float">
            <text:p>-421,97082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1.970827" calcext:value-type="float">
            <text:p>-421,9708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56" calcext:value-type="float">
            <text:p>601,56</text:p>
          </table:table-cell>
          <table:table-cell office:value-type="float" office:value="967.93" calcext:value-type="float">
            <text:p>967,93</text:p>
          </table:table-cell>
          <table:table-cell office:value-type="float" office:value="655308449" calcext:value-type="float">
            <text:p>6553084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18" calcext:value-type="float">
            <text:p>18</text:p>
          </table:table-cell>
          <table:table-cell office:value-type="float" office:value="367.193827" calcext:value-type="float">
            <text:p>367,193827</text:p>
          </table:table-cell>
          <table:table-cell office:value-type="float" office:value="21" calcext:value-type="float">
            <text:p>21</text:p>
          </table:table-cell>
          <table:table-cell office:value-type="float" office:value="398" calcext:value-type="float">
            <text:p>398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49];&quot;-&quot;;[.C49];&quot;-&quot;;[.AH49];&quot;-&quot;;LEFT(RIGHT([.A49];6);1))" office:value-type="string" office:string-value="r4-20-750-2" calcext:value-type="string">
            <text:p>r4-20-750-2</text:p>
          </table:table-cell>
          <table:table-cell table:formula="of:=ROUND(([.F49]/[.G49])*100;2)" office:value-type="float" office:value="0" calcext:value-type="float">
            <text:p>0</text:p>
          </table:table-cell>
          <table:table-cell table:style-name="ce14" table:formula="of:=[.J49]" office:value-type="float" office:value="-421.970827" calcext:value-type="float">
            <text:p>-422,0</text:p>
          </table:table-cell>
          <table:table-cell table:style-name="ce14" table:formula="of:=[.I49]" office:value-type="float" office:value="602.446045" calcext:value-type="float">
            <text:p>602,4</text:p>
          </table:table-cell>
          <table:table-cell table:formula="of:=[.U49]" office:value-type="float" office:value="18" calcext:value-type="float">
            <text:p>18</text:p>
          </table:table-cell>
          <table:table-cell table:formula="of:=[.V49]" office:value-type="float" office:value="367.193827" calcext:value-type="float">
            <text:p>367,193827</text:p>
          </table:table-cell>
          <table:table-cell table:formula="of:=ABS([.AE49]-CEILING([.AC49]))" office:value-type="float" office:value="439" calcext:value-type="float">
            <text:p>439</text:p>
          </table:table-cell>
          <table:table-cell table:formula="of:=CEILING([.E49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849" calcext:value-type="float">
            <text:p>849</text:p>
          </table:table-cell>
          <table:table-cell office:value-type="float" office:value="2350" calcext:value-type="float">
            <text:p>2350</text:p>
          </table:table-cell>
          <table:table-cell office:value-type="float" office:value="2737" calcext:value-type="float">
            <text:p>2737</text:p>
          </table:table-cell>
          <table:table-cell table:style-name="Default" office:value-type="float" office:value="94.37623" calcext:value-type="float">
            <text:p>94,37623</text:p>
          </table:table-cell>
          <table:table-cell table:style-name="Default" office:value-type="float" office:value="-140.188807" calcext:value-type="float">
            <text:p>-140,18880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0.188807" calcext:value-type="float">
            <text:p>-140,1888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4.24" calcext:value-type="float">
            <text:p>94,24</text:p>
          </table:table-cell>
          <table:table-cell office:value-type="float" office:value="398.26" calcext:value-type="float">
            <text:p>398,26</text:p>
          </table:table-cell>
          <table:table-cell office:value-type="float" office:value="97325155" calcext:value-type="float">
            <text:p>97325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04.380844" calcext:value-type="float">
            <text:p>304,380844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0];&quot;-&quot;;[.C50];&quot;-&quot;;[.AH50];&quot;-&quot;;LEFT(RIGHT([.A50];6);1))" office:value-type="string" office:string-value="r4-25-250-1" calcext:value-type="string">
            <text:p>r4-25-250-1</text:p>
          </table:table-cell>
          <table:table-cell table:formula="of:=ROUND(([.F50]/[.G50])*100;2)" office:value-type="float" office:value="36.13" calcext:value-type="float">
            <text:p>36,13</text:p>
          </table:table-cell>
          <table:table-cell table:style-name="ce14" table:formula="of:=[.J50]" office:value-type="float" office:value="-140.188807" calcext:value-type="float">
            <text:p>-140,2</text:p>
          </table:table-cell>
          <table:table-cell table:style-name="ce14" table:formula="of:=[.I50]" office:value-type="float" office:value="94.37623" calcext:value-type="float">
            <text:p>94,4</text:p>
          </table:table-cell>
          <table:table-cell table:formula="of:=[.U50]" office:value-type="float" office:value="3" calcext:value-type="float">
            <text:p>3</text:p>
          </table:table-cell>
          <table:table-cell table:formula="of:=[.V50]" office:value-type="float" office:value="304.380844" calcext:value-type="float">
            <text:p>304,380844</text:p>
          </table:table-cell>
          <table:table-cell table:formula="of:=ABS([.AE50]-CEILING([.AC50]))" office:value-type="float" office:value="143" calcext:value-type="float">
            <text:p>143</text:p>
          </table:table-cell>
          <table:table-cell table:formula="of:=CEILING([.E50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705" calcext:value-type="float">
            <text:p>705</text:p>
          </table:table-cell>
          <table:table-cell office:value-type="float" office:value="2350" calcext:value-type="float">
            <text:p>2350</text:p>
          </table:table-cell>
          <table:table-cell office:value-type="float" office:value="3971" calcext:value-type="float">
            <text:p>3971</text:p>
          </table:table-cell>
          <table:table-cell table:style-name="Default" office:value-type="float" office:value="48.075684" calcext:value-type="float">
            <text:p>48,075684</text:p>
          </table:table-cell>
          <table:table-cell table:style-name="Default" office:value-type="float" office:value="-141.012379" calcext:value-type="float">
            <text:p>-141,01237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1.012379" calcext:value-type="float">
            <text:p>-141,0123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.94" calcext:value-type="float">
            <text:p>47,94</text:p>
          </table:table-cell>
          <table:table-cell office:value-type="float" office:value="356.44" calcext:value-type="float">
            <text:p>356,44</text:p>
          </table:table-cell>
          <table:table-cell office:value-type="float" office:value="97436202" calcext:value-type="float">
            <text:p>97436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2" calcext:value-type="float">
            <text:p>2</text:p>
          </table:table-cell>
          <table:table-cell office:value-type="float" office:value="308.890334" calcext:value-type="float">
            <text:p>308,890334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1];&quot;-&quot;;[.C51];&quot;-&quot;;[.AH51];&quot;-&quot;;LEFT(RIGHT([.A51];6);1))" office:value-type="string" office:string-value="r4-25-250-2" calcext:value-type="string">
            <text:p>r4-25-250-2</text:p>
          </table:table-cell>
          <table:table-cell table:formula="of:=ROUND(([.F51]/[.G51])*100;2)" office:value-type="float" office:value="30" calcext:value-type="float">
            <text:p>30</text:p>
          </table:table-cell>
          <table:table-cell table:style-name="ce14" table:formula="of:=[.J51]" office:value-type="float" office:value="-141.012379" calcext:value-type="float">
            <text:p>-141,0</text:p>
          </table:table-cell>
          <table:table-cell table:style-name="ce14" table:formula="of:=[.I51]" office:value-type="float" office:value="48.075684" calcext:value-type="float">
            <text:p>48,1</text:p>
          </table:table-cell>
          <table:table-cell table:formula="of:=[.U51]" office:value-type="float" office:value="2" calcext:value-type="float">
            <text:p>2</text:p>
          </table:table-cell>
          <table:table-cell table:formula="of:=[.V51]" office:value-type="float" office:value="308.890334" calcext:value-type="float">
            <text:p>308,890334</text:p>
          </table:table-cell>
          <table:table-cell table:formula="of:=ABS([.AE51]-CEILING([.AC51]))" office:value-type="float" office:value="143" calcext:value-type="float">
            <text:p>143</text:p>
          </table:table-cell>
          <table:table-cell table:formula="of:=CEILING([.E51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483" calcext:value-type="float">
            <text:p>1483</text:p>
          </table:table-cell>
          <table:table-cell office:value-type="float" office:value="4652" calcext:value-type="float">
            <text:p>4652</text:p>
          </table:table-cell>
          <table:table-cell office:value-type="float" office:value="10165" calcext:value-type="float">
            <text:p>10165</text:p>
          </table:table-cell>
          <table:table-cell table:style-name="Default" office:value-type="float" office:value="409.426043" calcext:value-type="float">
            <text:p>409,426043</text:p>
          </table:table-cell>
          <table:table-cell table:style-name="Default" office:value-type="float" office:value="-281.597639" calcext:value-type="float">
            <text:p>-281,59763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1.597639" calcext:value-type="float">
            <text:p>-281,5976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8.92" calcext:value-type="float">
            <text:p>408,92</text:p>
          </table:table-cell>
          <table:table-cell office:value-type="float" office:value="758.08" calcext:value-type="float">
            <text:p>758,08</text:p>
          </table:table-cell>
          <table:table-cell office:value-type="float" office:value="353831690" calcext:value-type="float">
            <text:p>353831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8" calcext:value-type="float">
            <text:p>8</text:p>
          </table:table-cell>
          <table:table-cell office:value-type="float" office:value="349.443925" calcext:value-type="float">
            <text:p>349,443925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2];&quot;-&quot;;[.C52];&quot;-&quot;;[.AH52];&quot;-&quot;;LEFT(RIGHT([.A52];6);1))" office:value-type="string" office:string-value="r4-25-500-1" calcext:value-type="string">
            <text:p>r4-25-500-1</text:p>
          </table:table-cell>
          <table:table-cell table:formula="of:=ROUND(([.F52]/[.G52])*100;2)" office:value-type="float" office:value="31.88" calcext:value-type="float">
            <text:p>31,88</text:p>
          </table:table-cell>
          <table:table-cell table:style-name="ce14" table:formula="of:=[.J52]" office:value-type="float" office:value="-281.597639" calcext:value-type="float">
            <text:p>-281,6</text:p>
          </table:table-cell>
          <table:table-cell table:style-name="ce14" table:formula="of:=[.I52]" office:value-type="float" office:value="409.426043" calcext:value-type="float">
            <text:p>409,4</text:p>
          </table:table-cell>
          <table:table-cell table:formula="of:=[.U52]" office:value-type="float" office:value="8" calcext:value-type="float">
            <text:p>8</text:p>
          </table:table-cell>
          <table:table-cell table:formula="of:=[.V52]" office:value-type="float" office:value="349.443925" calcext:value-type="float">
            <text:p>349,443925</text:p>
          </table:table-cell>
          <table:table-cell table:formula="of:=ABS([.AE52]-CEILING([.AC52]))" office:value-type="float" office:value="289" calcext:value-type="float">
            <text:p>289</text:p>
          </table:table-cell>
          <table:table-cell table:formula="of:=CEILING([.E52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196" calcext:value-type="float">
            <text:p>1196</text:p>
          </table:table-cell>
          <table:table-cell office:value-type="float" office:value="4652" calcext:value-type="float">
            <text:p>4652</text:p>
          </table:table-cell>
          <table:table-cell office:value-type="float" office:value="9229" calcext:value-type="float">
            <text:p>9229</text:p>
          </table:table-cell>
          <table:table-cell table:style-name="Default" office:value-type="float" office:value="155.575694" calcext:value-type="float">
            <text:p>155,575694</text:p>
          </table:table-cell>
          <table:table-cell table:style-name="Default" office:value-type="float" office:value="-283.411397" calcext:value-type="float">
            <text:p>-283,41139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3.411397" calcext:value-type="float">
            <text:p>-283,41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5.05" calcext:value-type="float">
            <text:p>155,05</text:p>
          </table:table-cell>
          <table:table-cell office:value-type="float" office:value="479.58" calcext:value-type="float">
            <text:p>479,58</text:p>
          </table:table-cell>
          <table:table-cell office:value-type="float" office:value="356389438" calcext:value-type="float">
            <text:p>356389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3" calcext:value-type="float">
            <text:p>3</text:p>
          </table:table-cell>
          <table:table-cell office:value-type="float" office:value="324.987437" calcext:value-type="float">
            <text:p>324,987437</text:p>
          </table:table-cell>
          <table:table-cell office:value-type="float" office:value="11" calcext:value-type="float">
            <text:p>11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3];&quot;-&quot;;[.C53];&quot;-&quot;;[.AH53];&quot;-&quot;;LEFT(RIGHT([.A53];6);1))" office:value-type="string" office:string-value="r4-25-500-2" calcext:value-type="string">
            <text:p>r4-25-500-2</text:p>
          </table:table-cell>
          <table:table-cell table:formula="of:=ROUND(([.F53]/[.G53])*100;2)" office:value-type="float" office:value="25.71" calcext:value-type="float">
            <text:p>25,71</text:p>
          </table:table-cell>
          <table:table-cell table:style-name="ce14" table:formula="of:=[.J53]" office:value-type="float" office:value="-283.411397" calcext:value-type="float">
            <text:p>-283,4</text:p>
          </table:table-cell>
          <table:table-cell table:style-name="ce14" table:formula="of:=[.I53]" office:value-type="float" office:value="155.575694" calcext:value-type="float">
            <text:p>155,6</text:p>
          </table:table-cell>
          <table:table-cell table:formula="of:=[.U53]" office:value-type="float" office:value="3" calcext:value-type="float">
            <text:p>3</text:p>
          </table:table-cell>
          <table:table-cell table:formula="of:=[.V53]" office:value-type="float" office:value="324.987437" calcext:value-type="float">
            <text:p>324,987437</text:p>
          </table:table-cell>
          <table:table-cell table:formula="of:=ABS([.AE53]-CEILING([.AC53]))" office:value-type="float" office:value="286" calcext:value-type="float">
            <text:p>286</text:p>
          </table:table-cell>
          <table:table-cell table:formula="of:=CEILING([.E53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float" office:value="15787" calcext:value-type="float">
            <text:p>15787</text:p>
          </table:table-cell>
          <table:table-cell table:style-name="Default" office:value-type="float" office:value="602.884983" calcext:value-type="float">
            <text:p>602,884983</text:p>
          </table:table-cell>
          <table:table-cell table:style-name="Default" office:value-type="float" office:value="-421" calcext:value-type="float">
            <text:p>-421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1" calcext:value-type="float">
            <text:p>-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1.76" calcext:value-type="float">
            <text:p>601,76</text:p>
          </table:table-cell>
          <table:table-cell office:value-type="float" office:value="904.41" calcext:value-type="float">
            <text:p>904,41</text:p>
          </table:table-cell>
          <table:table-cell office:value-type="float" office:value="810397092" calcext:value-type="float">
            <text:p>810397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14" calcext:value-type="float">
            <text:p>14</text:p>
          </table:table-cell>
          <table:table-cell office:value-type="float" office:value="302.995495" calcext:value-type="float">
            <text:p>302,995495</text:p>
          </table:table-cell>
          <table:table-cell office:value-type="float" office:value="31" calcext:value-type="float">
            <text:p>31</text:p>
          </table:table-cell>
          <table:table-cell office:value-type="float" office:value="398" calcext:value-type="float">
            <text:p>39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4];&quot;-&quot;;[.C54];&quot;-&quot;;[.AH54];&quot;-&quot;;LEFT(RIGHT([.A54];6);1))" office:value-type="string" office:string-value="r4-25-750-1" calcext:value-type="string">
            <text:p>r4-25-750-1</text:p>
          </table:table-cell>
          <table:table-cell table:formula="of:=ROUND(([.F54]/[.G54])*100;2)" office:value-type="float" office:value="0" calcext:value-type="float">
            <text:p>0</text:p>
          </table:table-cell>
          <table:table-cell table:style-name="ce14" table:formula="of:=[.J54]" office:value-type="float" office:value="-421" calcext:value-type="float">
            <text:p>-421,0</text:p>
          </table:table-cell>
          <table:table-cell table:style-name="ce14" table:formula="of:=[.I54]" office:value-type="float" office:value="602.884983" calcext:value-type="float">
            <text:p>602,9</text:p>
          </table:table-cell>
          <table:table-cell table:formula="of:=[.U54]" office:value-type="float" office:value="14" calcext:value-type="float">
            <text:p>14</text:p>
          </table:table-cell>
          <table:table-cell table:formula="of:=[.V54]" office:value-type="float" office:value="302.995495" calcext:value-type="float">
            <text:p>302,995495</text:p>
          </table:table-cell>
          <table:table-cell table:formula="of:=ABS([.AE54]-CEILING([.AC54]))" office:value-type="float" office:value="435" calcext:value-type="float">
            <text:p>435</text:p>
          </table:table-cell>
          <table:table-cell table:formula="of:=CEILING([.E54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float" office:value="14181" calcext:value-type="float">
            <text:p>14181</text:p>
          </table:table-cell>
          <table:table-cell table:style-name="Default" office:value-type="float" office:value="601.572766" calcext:value-type="float">
            <text:p>601,572766</text:p>
          </table:table-cell>
          <table:table-cell table:style-name="Default" office:value-type="float" office:value="-424.73384" calcext:value-type="float">
            <text:p>-424,733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4.73384" calcext:value-type="float">
            <text:p>-424,733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.48" calcext:value-type="float">
            <text:p>600,48</text:p>
          </table:table-cell>
          <table:table-cell office:value-type="float" office:value="942.46" calcext:value-type="float">
            <text:p>942,46</text:p>
          </table:table-cell>
          <table:table-cell office:value-type="float" office:value="818713064" calcext:value-type="float">
            <text:p>818713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PL</text:p>
          </table:table-cell>
          <table:table-cell office:value-type="float" office:value="26" calcext:value-type="float">
            <text:p>26</text:p>
          </table:table-cell>
          <table:table-cell office:value-type="float" office:value="343.588498" calcext:value-type="float">
            <text:p>343,588498</text:p>
          </table:table-cell>
          <table:table-cell office:value-type="float" office:value="37" calcext:value-type="float">
            <text:p>37</text:p>
          </table:table-cell>
          <table:table-cell office:value-type="float" office:value="434" calcext:value-type="float">
            <text:p>43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5];&quot;-&quot;;[.C55];&quot;-&quot;;[.AH55];&quot;-&quot;;LEFT(RIGHT([.A55];6);1))" office:value-type="string" office:string-value="r4-25-750-2" calcext:value-type="string">
            <text:p>r4-25-750-2</text:p>
          </table:table-cell>
          <table:table-cell table:formula="of:=ROUND(([.F55]/[.G55])*100;2)" office:value-type="float" office:value="0" calcext:value-type="float">
            <text:p>0</text:p>
          </table:table-cell>
          <table:table-cell table:style-name="ce14" table:formula="of:=[.J55]" office:value-type="float" office:value="-424.73384" calcext:value-type="float">
            <text:p>-424,7</text:p>
          </table:table-cell>
          <table:table-cell table:style-name="ce14" table:formula="of:=[.I55]" office:value-type="float" office:value="601.572766" calcext:value-type="float">
            <text:p>601,6</text:p>
          </table:table-cell>
          <table:table-cell table:formula="of:=[.U55]" office:value-type="float" office:value="26" calcext:value-type="float">
            <text:p>26</text:p>
          </table:table-cell>
          <table:table-cell table:formula="of:=[.V55]" office:value-type="float" office:value="343.588498" calcext:value-type="float">
            <text:p>343,588498</text:p>
          </table:table-cell>
          <table:table-cell table:formula="of:=ABS([.AE55]-CEILING([.AC55]))" office:value-type="float" office:value="450" calcext:value-type="float">
            <text:p>450</text:p>
          </table:table-cell>
          <table:table-cell table:formula="of:=CEILING([.E55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87" calcext:value-type="float">
            <text:p>387</text:p>
          </table:table-cell>
          <table:table-cell office:value-type="float" office:value="1070" calcext:value-type="float">
            <text:p>1070</text:p>
          </table:table-cell>
          <table:table-cell office:value-type="float" office:value="1395" calcext:value-type="float">
            <text:p>1395</text:p>
          </table:table-cell>
          <table:table-cell table:style-name="Default" office:value-type="float" office:value="2.382524" calcext:value-type="float">
            <text:p>2,382524</text:p>
          </table:table-cell>
          <table:table-cell table:style-name="Default" office:value-type="float" office:value="-143.127957" calcext:value-type="float">
            <text:p>-143,127957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3.127957" calcext:value-type="float">
            <text:p>-143,1279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4" calcext:value-type="float">
            <text:p>2,34</text:p>
          </table:table-cell>
          <table:table-cell office:value-type="float" office:value="309.56" calcext:value-type="float">
            <text:p>309,56</text:p>
          </table:table-cell>
          <table:table-cell office:value-type="float" office:value="21183528" calcext:value-type="float">
            <text:p>21183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0" calcext:value-type="float">
            <text:p>-10</text:p>
          </table:table-cell>
          <table:table-cell office:value-type="float" office:value="308.32369" calcext:value-type="float">
            <text:p>308,32369</text:p>
          </table:table-cell>
          <table:table-cell office:value-type="float" office:value="-3" calcext:value-type="float">
            <text:p>-3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6];&quot;-&quot;;[.C56];&quot;-&quot;;[.AH56];&quot;-&quot;;LEFT(RIGHT([.A56];6);1))" office:value-type="string" office:string-value="r4-5-250-1" calcext:value-type="string">
            <text:p>r4-5-250-1</text:p>
          </table:table-cell>
          <table:table-cell table:formula="of:=ROUND(([.F56]/[.G56])*100;2)" office:value-type="float" office:value="36.17" calcext:value-type="float">
            <text:p>36,17</text:p>
          </table:table-cell>
          <table:table-cell table:style-name="ce14" table:formula="of:=[.J56]" office:value-type="float" office:value="-143.127957" calcext:value-type="float">
            <text:p>-143,1</text:p>
          </table:table-cell>
          <table:table-cell table:style-name="ce14" table:formula="of:=[.I56]" office:value-type="float" office:value="2.382524" calcext:value-type="float">
            <text:p>2,4</text:p>
          </table:table-cell>
          <table:table-cell table:formula="of:=[.U56]" office:value-type="float" office:value="-10" calcext:value-type="float">
            <text:p>-10</text:p>
          </table:table-cell>
          <table:table-cell table:formula="of:=[.V56]" office:value-type="float" office:value="308.32369" calcext:value-type="float">
            <text:p>308,32369</text:p>
          </table:table-cell>
          <table:table-cell table:formula="of:=ABS([.AE56]-CEILING([.AC56]))" office:value-type="float" office:value="133" calcext:value-type="float">
            <text:p>133</text:p>
          </table:table-cell>
          <table:table-cell table:formula="of:=CEILING([.E56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21" calcext:value-type="float">
            <text:p>321</text:p>
          </table:table-cell>
          <table:table-cell office:value-type="float" office:value="1070" calcext:value-type="float">
            <text:p>1070</text:p>
          </table:table-cell>
          <table:table-cell office:value-type="float" office:value="1106" calcext:value-type="float">
            <text:p>1106</text:p>
          </table:table-cell>
          <table:table-cell table:style-name="Default" office:value-type="float" office:value="1.241191" calcext:value-type="float">
            <text:p>1,241191</text:p>
          </table:table-cell>
          <table:table-cell table:style-name="Default" office:value-type="float" office:value="-146.32833" calcext:value-type="float">
            <text:p>-146,32833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146.32833" calcext:value-type="float">
            <text:p>-146,328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310.85" calcext:value-type="float">
            <text:p>310,85</text:p>
          </table:table-cell>
          <table:table-cell office:value-type="float" office:value="21142888" calcext:value-type="float">
            <text:p>21142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8" calcext:value-type="float">
            <text:p>-8</text:p>
          </table:table-cell>
          <table:table-cell office:value-type="float" office:value="311.381178" calcext:value-type="float">
            <text:p>311,381178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7];&quot;-&quot;;[.C57];&quot;-&quot;;[.AH57];&quot;-&quot;;LEFT(RIGHT([.A57];6);1))" office:value-type="string" office:string-value="r4-5-250-2" calcext:value-type="string">
            <text:p>r4-5-250-2</text:p>
          </table:table-cell>
          <table:table-cell table:formula="of:=ROUND(([.F57]/[.G57])*100;2)" office:value-type="float" office:value="30" calcext:value-type="float">
            <text:p>30</text:p>
          </table:table-cell>
          <table:table-cell table:style-name="ce14" table:formula="of:=[.J57]" office:value-type="float" office:value="-146.32833" calcext:value-type="float">
            <text:p>-146,3</text:p>
          </table:table-cell>
          <table:table-cell table:style-name="ce14" table:formula="of:=[.I57]" office:value-type="float" office:value="1.241191" calcext:value-type="float">
            <text:p>1,2</text:p>
          </table:table-cell>
          <table:table-cell table:formula="of:=[.U57]" office:value-type="float" office:value="-8" calcext:value-type="float">
            <text:p>-8</text:p>
          </table:table-cell>
          <table:table-cell table:formula="of:=[.V57]" office:value-type="float" office:value="311.381178" calcext:value-type="float">
            <text:p>311,381178</text:p>
          </table:table-cell>
          <table:table-cell table:formula="of:=ABS([.AE57]-CEILING([.AC57]))" office:value-type="float" office:value="138" calcext:value-type="float">
            <text:p>138</text:p>
          </table:table-cell>
          <table:table-cell table:formula="of:=CEILING([.E57]*(4/3))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788" calcext:value-type="float">
            <text:p>788</text:p>
          </table:table-cell>
          <table:table-cell office:value-type="float" office:value="2132" calcext:value-type="float">
            <text:p>2132</text:p>
          </table:table-cell>
          <table:table-cell office:value-type="float" office:value="3800" calcext:value-type="float">
            <text:p>3800</text:p>
          </table:table-cell>
          <table:table-cell table:style-name="Default" office:value-type="float" office:value="14.011097" calcext:value-type="float">
            <text:p>14,011097</text:p>
          </table:table-cell>
          <table:table-cell table:style-name="Default" office:value-type="float" office:value="-285.834659" calcext:value-type="float">
            <text:p>-285,834659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5.834659" calcext:value-type="float">
            <text:p>-285,8346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89" calcext:value-type="float">
            <text:p>13,89</text:p>
          </table:table-cell>
          <table:table-cell office:value-type="float" office:value="370.32" calcext:value-type="float">
            <text:p>370,32</text:p>
          </table:table-cell>
          <table:table-cell office:value-type="float" office:value="73933347" calcext:value-type="float">
            <text:p>73933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0" calcext:value-type="float">
            <text:p>-10</text:p>
          </table:table-cell>
          <table:table-cell office:value-type="float" office:value="356.690389" calcext:value-type="float">
            <text:p>356,690389</text:p>
          </table:table-cell>
          <table:table-cell office:value-type="float" office:value="-4" calcext:value-type="float">
            <text:p>-4</text:p>
          </table:table-cell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8];&quot;-&quot;;[.C58];&quot;-&quot;;[.AH58];&quot;-&quot;;LEFT(RIGHT([.A58];6);1))" office:value-type="string" office:string-value="r4-5-500-1" calcext:value-type="string">
            <text:p>r4-5-500-1</text:p>
          </table:table-cell>
          <table:table-cell table:formula="of:=ROUND(([.F58]/[.G58])*100;2)" office:value-type="float" office:value="36.96" calcext:value-type="float">
            <text:p>36,96</text:p>
          </table:table-cell>
          <table:table-cell table:style-name="ce14" table:formula="of:=[.J58]" office:value-type="float" office:value="-285.834659" calcext:value-type="float">
            <text:p>-285,8</text:p>
          </table:table-cell>
          <table:table-cell table:style-name="ce14" table:formula="of:=[.I58]" office:value-type="float" office:value="14.011097" calcext:value-type="float">
            <text:p>14,0</text:p>
          </table:table-cell>
          <table:table-cell table:formula="of:=[.U58]" office:value-type="float" office:value="-10" calcext:value-type="float">
            <text:p>-10</text:p>
          </table:table-cell>
          <table:table-cell table:formula="of:=[.V58]" office:value-type="float" office:value="356.690389" calcext:value-type="float">
            <text:p>356,690389</text:p>
          </table:table-cell>
          <table:table-cell table:formula="of:=ABS([.AE58]-CEILING([.AC58]))" office:value-type="float" office:value="275" calcext:value-type="float">
            <text:p>275</text:p>
          </table:table-cell>
          <table:table-cell table:formula="of:=CEILING([.E58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623" calcext:value-type="float">
            <text:p>623</text:p>
          </table:table-cell>
          <table:table-cell office:value-type="float" office:value="2132" calcext:value-type="float">
            <text:p>2132</text:p>
          </table:table-cell>
          <table:table-cell office:value-type="float" office:value="3249" calcext:value-type="float">
            <text:p>3249</text:p>
          </table:table-cell>
          <table:table-cell table:style-name="Default" office:value-type="float" office:value="11.769742" calcext:value-type="float">
            <text:p>11,769742</text:p>
          </table:table-cell>
          <table:table-cell table:style-name="Default" office:value-type="float" office:value="-288.766118" calcext:value-type="float">
            <text:p>-288,766118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288.766118" calcext:value-type="float">
            <text:p>-288,766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67" calcext:value-type="float">
            <text:p>11,67</text:p>
          </table:table-cell>
          <table:table-cell office:value-type="float" office:value="371.43" calcext:value-type="float">
            <text:p>371,43</text:p>
          </table:table-cell>
          <table:table-cell office:value-type="float" office:value="73949027" calcext:value-type="float">
            <text:p>73949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4" calcext:value-type="float">
            <text:p>-4</text:p>
          </table:table-cell>
          <table:table-cell office:value-type="float" office:value="360.232534" calcext:value-type="float">
            <text:p>360,232534</text:p>
          </table:table-cell>
          <table:table-cell office:value-type="float" office:value="5" calcext:value-type="float">
            <text:p>5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59];&quot;-&quot;;[.C59];&quot;-&quot;;[.AH59];&quot;-&quot;;LEFT(RIGHT([.A59];6);1))" office:value-type="string" office:string-value="r4-5-500-2" calcext:value-type="string">
            <text:p>r4-5-500-2</text:p>
          </table:table-cell>
          <table:table-cell table:formula="of:=ROUND(([.F59]/[.G59])*100;2)" office:value-type="float" office:value="29.22" calcext:value-type="float">
            <text:p>29,22</text:p>
          </table:table-cell>
          <table:table-cell table:style-name="ce14" table:formula="of:=[.J59]" office:value-type="float" office:value="-288.766118" calcext:value-type="float">
            <text:p>-288,8</text:p>
          </table:table-cell>
          <table:table-cell table:style-name="ce14" table:formula="of:=[.I59]" office:value-type="float" office:value="11.769742" calcext:value-type="float">
            <text:p>11,8</text:p>
          </table:table-cell>
          <table:table-cell table:formula="of:=[.U59]" office:value-type="float" office:value="-4" calcext:value-type="float">
            <text:p>-4</text:p>
          </table:table-cell>
          <table:table-cell table:formula="of:=[.V59]" office:value-type="float" office:value="360.232534" calcext:value-type="float">
            <text:p>360,232534</text:p>
          </table:table-cell>
          <table:table-cell table:formula="of:=ABS([.AE59]-CEILING([.AC59]))" office:value-type="float" office:value="284" calcext:value-type="float">
            <text:p>284</text:p>
          </table:table-cell>
          <table:table-cell table:formula="of:=CEILING([.E59]*(4/3)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173" calcext:value-type="float">
            <text:p>1173</text:p>
          </table:table-cell>
          <table:table-cell office:value-type="float" office:value="3195" calcext:value-type="float">
            <text:p>3195</text:p>
          </table:table-cell>
          <table:table-cell office:value-type="float" office:value="6849" calcext:value-type="float">
            <text:p>6849</text:p>
          </table:table-cell>
          <table:table-cell table:style-name="Default" office:value-type="float" office:value="111.467318" calcext:value-type="float">
            <text:p>111,467318</text:p>
          </table:table-cell>
          <table:table-cell table:style-name="Default" office:value-type="float" office:value="-429.326106" calcext:value-type="float">
            <text:p>-429,326106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9.326106" calcext:value-type="float">
            <text:p>-429,326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.22" calcext:value-type="float">
            <text:p>111,22</text:p>
          </table:table-cell>
          <table:table-cell office:value-type="float" office:value="412.9" calcext:value-type="float">
            <text:p>412,9</text:p>
          </table:table-cell>
          <table:table-cell office:value-type="float" office:value="168633366" calcext:value-type="float">
            <text:p>1686333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2" calcext:value-type="float">
            <text:p>-12</text:p>
          </table:table-cell>
          <table:table-cell office:value-type="float" office:value="301.846295" calcext:value-type="float">
            <text:p>301,846295</text:p>
          </table:table-cell>
          <table:table-cell office:value-type="float" office:value="-7" calcext:value-type="float">
            <text:p>-7</text:p>
          </table:table-cell>
          <table:table-cell office:value-type="float" office:value="408" calcext:value-type="float">
            <text:p>40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0];&quot;-&quot;;[.C60];&quot;-&quot;;[.AH60];&quot;-&quot;;LEFT(RIGHT([.A60];6);1))" office:value-type="string" office:string-value="r4-5-750-1" calcext:value-type="string">
            <text:p>r4-5-750-1</text:p>
          </table:table-cell>
          <table:table-cell table:formula="of:=ROUND(([.F60]/[.G60])*100;2)" office:value-type="float" office:value="36.71" calcext:value-type="float">
            <text:p>36,71</text:p>
          </table:table-cell>
          <table:table-cell table:style-name="ce14" table:formula="of:=[.J60]" office:value-type="float" office:value="-429.326106" calcext:value-type="float">
            <text:p>-429,3</text:p>
          </table:table-cell>
          <table:table-cell table:style-name="ce14" table:formula="of:=[.I60]" office:value-type="float" office:value="111.467318" calcext:value-type="float">
            <text:p>111,5</text:p>
          </table:table-cell>
          <table:table-cell table:formula="of:=[.U60]" office:value-type="float" office:value="-12" calcext:value-type="float">
            <text:p>-12</text:p>
          </table:table-cell>
          <table:table-cell table:formula="of:=[.V60]" office:value-type="float" office:value="301.846295" calcext:value-type="float">
            <text:p>301,846295</text:p>
          </table:table-cell>
          <table:table-cell table:formula="of:=ABS([.AE60]-CEILING([.AC60]))" office:value-type="float" office:value="417" calcext:value-type="float">
            <text:p>417</text:p>
          </table:table-cell>
          <table:table-cell table:formula="of:=CEILING([.E60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1198" calcext:value-type="float">
            <text:p>1198</text:p>
          </table:table-cell>
          <table:table-cell office:value-type="float" office:value="3195" calcext:value-type="float">
            <text:p>3195</text:p>
          </table:table-cell>
          <table:table-cell office:value-type="float" office:value="6974" calcext:value-type="float">
            <text:p>6974</text:p>
          </table:table-cell>
          <table:table-cell table:style-name="Default" office:value-type="float" office:value="58.101413" calcext:value-type="float">
            <text:p>58,101413</text:p>
          </table:table-cell>
          <table:table-cell table:style-name="Default" office:value-type="float" office:value="-427.04984" calcext:value-type="float">
            <text:p>-427,04984</text:p>
          </table:table-cell>
          <table:table-cell table:number-columns-repeated="2" office:value-type="float" office:value="1E+020" calcext:value-type="float">
            <text:p>1E+020</text:p>
          </table:table-cell>
          <table:table-cell table:style-name="Default" office:value-type="float" office:value="-427.04984" calcext:value-type="float">
            <text:p>-427,049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.86" calcext:value-type="float">
            <text:p>57,86</text:p>
          </table:table-cell>
          <table:table-cell office:value-type="float" office:value="405.92" calcext:value-type="float">
            <text:p>405,92</text:p>
          </table:table-cell>
          <table:table-cell office:value-type="float" office:value="168447158" calcext:value-type="float">
            <text:p>168447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PL</text:p>
          </table:table-cell>
          <table:table-cell office:value-type="float" office:value="-12" calcext:value-type="float">
            <text:p>-12</text:p>
          </table:table-cell>
          <table:table-cell office:value-type="float" office:value="348.443473" calcext:value-type="float">
            <text:p>348,443473</text:p>
          </table:table-cell>
          <table:table-cell office:value-type="float" office:value="-7" calcext:value-type="float">
            <text:p>-7</text:p>
          </table:table-cell>
          <table:table-cell office:value-type="float" office:value="405" calcext:value-type="float">
            <text:p>40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bpl-sub-t300.config</text:p>
          </table:table-cell>
          <table:table-cell table:formula="of:=CONCATENATE(&quot;r&quot;;[.B61];&quot;-&quot;;[.C61];&quot;-&quot;;[.AH61];&quot;-&quot;;LEFT(RIGHT([.A61];6);1))" office:value-type="string" office:string-value="r4-5-750-2" calcext:value-type="string">
            <text:p>r4-5-750-2</text:p>
          </table:table-cell>
          <table:table-cell table:formula="of:=ROUND(([.F61]/[.G61])*100;2)" office:value-type="float" office:value="37.5" calcext:value-type="float">
            <text:p>37,5</text:p>
          </table:table-cell>
          <table:table-cell table:style-name="ce14" table:formula="of:=[.J61]" office:value-type="float" office:value="-427.04984" calcext:value-type="float">
            <text:p>-427,0</text:p>
          </table:table-cell>
          <table:table-cell table:style-name="ce14" table:formula="of:=[.I61]" office:value-type="float" office:value="58.101413" calcext:value-type="float">
            <text:p>58,1</text:p>
          </table:table-cell>
          <table:table-cell table:formula="of:=[.U61]" office:value-type="float" office:value="-12" calcext:value-type="float">
            <text:p>-12</text:p>
          </table:table-cell>
          <table:table-cell table:formula="of:=[.V61]" office:value-type="float" office:value="348.443473" calcext:value-type="float">
            <text:p>348,443473</text:p>
          </table:table-cell>
          <table:table-cell table:formula="of:=ABS([.AE61]-CEILING([.AC61]))" office:value-type="float" office:value="415" calcext:value-type="float">
            <text:p>415</text:p>
          </table:table-cell>
          <table:table-cell table:formula="of:=CEILING([.E61]*(4/3))" office:value-type="float" office:value="750" calcext:value-type="float">
            <text:p>750</text:p>
          </table:table-cell>
          <table:table-cell table:number-columns-repeated="5"/>
        </table:table-row>
        <table:table-row table:style-name="ro1" table:number-rows-repeated="1048514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exact-su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4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5" table:default-cell-style-name="Default"/>
        <table:table-column table:style-name="co16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3" table:default-cell-style-name="Default"/>
        <table:table-column table:style-name="co29" table:default-cell-style-name="Default"/>
        <table:table-column table:style-name="co7" table:default-cell-style-name="Default"/>
        <table:table-column table:style-name="co9" table:number-columns-repeated="2" table:default-cell-style-name="ce14"/>
        <table:table-column table:style-name="co43" table:default-cell-style-name="Default"/>
        <table:table-column table:style-name="co41" table:default-cell-style-name="Default"/>
        <table:table-column table:style-name="co34" table:default-cell-style-name="ce17"/>
        <table:table-column table:style-name="co44" table:default-cell-style-name="ce48"/>
        <table:table-column table:style-name="co21" table:default-cell-style-name="Default"/>
        <table:table-column table:style-name="co48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totalVars</text:p>
          </table:table-cell>
          <table:table-cell office:value-type="string" calcext:value-type="string">
            <text:p>Lpiter</text:p>
          </table:table-cell>
          <table:table-cell table:style-name="ce36" office:value-type="string" calcext:value-type="string">
            <text:p>time</text:p>
          </table:table-cell>
          <table:table-cell table:style-name="ce36"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style-name="ce36" office:value-type="string" calcext:value-type="string">
            <text:p>lb0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olve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</text:p>
          </table:table-cell>
          <table:table-cell office:value-type="string" calcext:value-type="string">
            <text:p>heurUb</text:p>
          </table:table-cell>
          <table:table-cell office:value-type="string" calcext:value-type="string">
            <text:p>heur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onfig</text:p>
          </table:table-cell>
          <table:table-cell table:style-name="ce13" office:value-type="string" calcext:value-type="string">
            <text:p>instance</text:p>
          </table:table-cell>
          <table:table-cell table:style-name="ce13" office:value-type="string" calcext:value-type="string">
            <text:p>frac</text:p>
          </table:table-cell>
          <table:table-cell table:style-name="ce13" office:value-type="string" calcext:value-type="string">
            <text:p>lb0</text:p>
          </table:table-cell>
          <table:table-cell table:style-name="ce13" office:value-type="string" calcext:value-type="string">
            <text:p>lb</text:p>
          </table:table-cell>
          <table:table-cell table:style-name="ce13" office:value-type="string" calcext:value-type="string">
            <text:p>ub</text:p>
          </table:table-cell>
          <table:table-cell table:style-name="ce13" office:value-type="string" calcext:value-type="string">
            <text:p>time</text:p>
          </table:table-cell>
          <table:table-cell table:style-name="ce46" office:value-type="string" calcext:value-type="string">
            <text:p>gap</text:p>
          </table:table-cell>
          <table:table-cell table:style-name="ce47" office:value-type="string" calcext:value-type="string">
            <text:p>nodes</text:p>
          </table:table-cell>
          <table:table-cell/>
          <table:table-cell table:style-name="ce15" office:value-type="string" calcext:value-type="string">
            <text:p>dist avg</text:p>
          </table:table-cell>
          <table:table-cell table:style-name="ce15" office:value-type="string" calcext:value-type="string">
            <text:p>dist avg (nonzero)</text:p>
          </table:table-cell>
          <table:table-cell/>
          <table:table-cell office:value-type="string" calcext:value-type="string">
            <text:p>commit</text:p>
          </table:table-cell>
          <table:table-cell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386" calcext:value-type="float">
            <text:p>386</text:p>
          </table:table-cell>
          <table:table-cell office:value-type="float" office:value="4382" calcext:value-type="float">
            <text:p>4382</text:p>
          </table:table-cell>
          <table:table-cell office:value-type="float" office:value="6350" calcext:value-type="float">
            <text:p>6350</text:p>
          </table:table-cell>
          <table:table-cell office:value-type="float" office:value="1800.61483" calcext:value-type="float">
            <text:p>1800,61483</text:p>
          </table:table-cell>
          <table:table-cell office:value-type="float" office:value="-180" calcext:value-type="float">
            <text:p>-180</text:p>
          </table:table-cell>
          <table:table-cell office:value-type="float" office:value="-11" calcext:value-type="float">
            <text:p>-11</text:p>
          </table:table-cell>
          <table:table-cell office:value-type="float" office:value="15.363636" calcext:value-type="float">
            <text:p>15,363636</text:p>
          </table:table-cell>
          <table:table-cell office:value-type="float" office:value="-180.587173" calcext:value-type="float">
            <text:p>-180,587173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800.21" calcext:value-type="float">
            <text:p>1800,21</text:p>
          </table:table-cell>
          <table:table-cell office:value-type="float" office:value="63905962" calcext:value-type="float">
            <text:p>63905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];&quot;-&quot;;[.C2];&quot;-&quot;;[.E2];&quot;-&quot;;LEFT(RIGHT([.A2];6);1))" office:value-type="string" office:string-value="r20-10-187-1" calcext:value-type="string">
            <text:p>r20-10-187-1</text:p>
          </table:table-cell>
          <table:table-cell table:formula="of:=ROUND(([.F2]/[.G2])*100;2)" office:value-type="float" office:value="8.81" calcext:value-type="float">
            <text:p>8,81</text:p>
          </table:table-cell>
          <table:table-cell table:formula="of:=[.M2]" office:value-type="float" office:value="-180.587173" calcext:value-type="float">
            <text:p>-180,6</text:p>
          </table:table-cell>
          <table:table-cell table:formula="of:=[.J2]" office:value-type="float" office:value="-180" calcext:value-type="float">
            <text:p>-180,0</text:p>
          </table:table-cell>
          <table:table-cell table:formula="of:=[.K2]" office:value-type="float" office:value="-11" calcext:value-type="float">
            <text:p>-11</text:p>
          </table:table-cell>
          <table:table-cell table:formula="of:=[.I2]" office:value-type="float" office:value="1800.61483" calcext:value-type="float">
            <text:p>1800,61483</text:p>
          </table:table-cell>
          <table:table-cell table:formula="of:=IF([.L2]&lt;10000000;[.L2];&quot;*&quot;)" office:value-type="float" office:value="15.363636" calcext:value-type="float">
            <text:p>15,36</text:p>
          </table:table-cell>
          <table:table-cell table:formula="of:=[.N2]" office:value-type="float" office:value="722" calcext:value-type="float">
            <text:p>722</text:p>
          </table:table-cell>
          <table:table-cell/>
          <table:table-cell table:style-name="ce17" table:formula="of:=ROUND(AVERAGE([.AG2:.AG300]);2)" office:value-type="float" office:value="40.02" calcext:value-type="float">
            <text:p>40,02</text:p>
          </table:table-cell>
          <table:table-cell table:style-name="ce17" table:formula="of:=ROUND(AVERAGEIF([.AG2:.AG300];&quot;&gt;0&quot;;[.AG2:.AG300]);2)" office:value-type="float" office:value="40.02" calcext:value-type="float">
            <text:p>40,02</text:p>
          </table:table-cell>
          <table:table-cell/>
          <table:table-cell office:value-type="string" calcext:value-type="string">
            <text:p>config:</text:p>
          </table:table-cell>
          <table:table-cell office:value-type="string" calcext:value-type="string">
            <text:p>Exact-sub</text:p>
          </table:table-cell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382" calcext:value-type="float">
            <text:p>4382</text:p>
          </table:table-cell>
          <table:table-cell office:value-type="float" office:value="7293" calcext:value-type="float">
            <text:p>7293</text:p>
          </table:table-cell>
          <table:table-cell office:value-type="float" office:value="1800.825736" calcext:value-type="float">
            <text:p>1800,825736</text:p>
          </table:table-cell>
          <table:table-cell office:value-type="float" office:value="-181" calcext:value-type="float">
            <text:p>-181</text:p>
          </table:table-cell>
          <table:table-cell office:value-type="float" office:value="-11" calcext:value-type="float">
            <text:p>-11</text:p>
          </table:table-cell>
          <table:table-cell office:value-type="float" office:value="15.454545" calcext:value-type="float">
            <text:p>15,454545</text:p>
          </table:table-cell>
          <table:table-cell office:value-type="float" office:value="-181.604731" calcext:value-type="float">
            <text:p>-181,604731</text:p>
          </table:table-cell>
          <table:table-cell office:value-type="float" office:value="1510" calcext:value-type="float">
            <text:p>1510</text:p>
          </table:table-cell>
          <table:table-cell office:value-type="float" office:value="1511" calcext:value-type="float">
            <text:p>1511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1800.21" calcext:value-type="float">
            <text:p>1800,21</text:p>
          </table:table-cell>
          <table:table-cell office:value-type="float" office:value="65650466" calcext:value-type="float">
            <text:p>65650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];&quot;-&quot;;[.C3];&quot;-&quot;;[.E3];&quot;-&quot;;LEFT(RIGHT([.A3];6);1))" office:value-type="string" office:string-value="r20-10-187-2" calcext:value-type="string">
            <text:p>r20-10-187-2</text:p>
          </table:table-cell>
          <table:table-cell table:formula="of:=ROUND(([.F3]/[.G3])*100;2)" office:value-type="float" office:value="0" calcext:value-type="float">
            <text:p>0</text:p>
          </table:table-cell>
          <table:table-cell table:formula="of:=[.M3]" office:value-type="float" office:value="-181.604731" calcext:value-type="float">
            <text:p>-181,6</text:p>
          </table:table-cell>
          <table:table-cell table:formula="of:=[.J3]" office:value-type="float" office:value="-181" calcext:value-type="float">
            <text:p>-181,0</text:p>
          </table:table-cell>
          <table:table-cell table:formula="of:=[.K3]" office:value-type="float" office:value="-11" calcext:value-type="float">
            <text:p>-11</text:p>
          </table:table-cell>
          <table:table-cell table:formula="of:=[.I3]" office:value-type="float" office:value="1800.825736" calcext:value-type="float">
            <text:p>1800,825736</text:p>
          </table:table-cell>
          <table:table-cell table:formula="of:=IF([.L3]&lt;10000000;[.L3];&quot;*&quot;)" office:value-type="float" office:value="15.454545" calcext:value-type="float">
            <text:p>15,45</text:p>
          </table:table-cell>
          <table:table-cell table:formula="of:=[.N3]" office:value-type="float" office:value="1510" calcext:value-type="float">
            <text:p>1510</text:p>
          </table:table-cell>
          <table:table-cell/>
          <table:table-cell table:style-name="ce15" table:number-columns-repeated="2"/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Testes-global</text:p>
          </table:table-cell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762" calcext:value-type="float">
            <text:p>8762</text:p>
          </table:table-cell>
          <table:table-cell office:value-type="float" office:value="15174" calcext:value-type="float">
            <text:p>15174</text:p>
          </table:table-cell>
          <table:table-cell office:value-type="float" office:value="1801.370929" calcext:value-type="float">
            <text:p>1801,370929</text:p>
          </table:table-cell>
          <table:table-cell office:value-type="float" office:value="-360.608791" calcext:value-type="float">
            <text:p>-360,608791</text:p>
          </table:table-cell>
          <table:table-cell office:value-type="float" office:value="15" calcext:value-type="float">
            <text:p>15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60.609772" calcext:value-type="float">
            <text:p>-360,60977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800.28" calcext:value-type="float">
            <text:p>1800,28</text:p>
          </table:table-cell>
          <table:table-cell office:value-type="float" office:value="1801.05" calcext:value-type="float">
            <text:p>1801,05</text:p>
          </table:table-cell>
          <table:table-cell office:value-type="float" office:value="195533654" calcext:value-type="float">
            <text:p>1955336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];&quot;-&quot;;[.C4];&quot;-&quot;;[.E4];&quot;-&quot;;LEFT(RIGHT([.A4];6);1))" office:value-type="string" office:string-value="r20-10-375-1" calcext:value-type="string">
            <text:p>r20-10-375-1</text:p>
          </table:table-cell>
          <table:table-cell table:formula="of:=ROUND(([.F4]/[.G4])*100;2)" office:value-type="float" office:value="0" calcext:value-type="float">
            <text:p>0</text:p>
          </table:table-cell>
          <table:table-cell table:formula="of:=[.M4]" office:value-type="float" office:value="-360.609772" calcext:value-type="float">
            <text:p>-360,6</text:p>
          </table:table-cell>
          <table:table-cell table:formula="of:=[.J4]" office:value-type="float" office:value="-360.608791" calcext:value-type="float">
            <text:p>-360,6</text:p>
          </table:table-cell>
          <table:table-cell table:formula="of:=[.K4]" office:value-type="float" office:value="15" calcext:value-type="float">
            <text:p>15</text:p>
          </table:table-cell>
          <table:table-cell table:formula="of:=[.I4]" office:value-type="float" office:value="1801.370929" calcext:value-type="float">
            <text:p>1801,370929</text:p>
          </table:table-cell>
          <table:table-cell table:formula="of:=IF([.L4]&lt;10000000;[.L4];&quot;*&quot;)" office:value-type="string" office:string-value="*" calcext:value-type="string">
            <text:p>*</text:p>
          </table:table-cell>
          <table:table-cell table:formula="of:=[.N4]" office:value-type="float" office:value="33" calcext:value-type="float">
            <text:p>33</text:p>
          </table:table-cell>
          <table:table-cell/>
          <table:table-cell table:style-name="ce15" office:value-type="string" calcext:value-type="string">
            <text:p>optimal</text:p>
          </table:table-cell>
          <table:table-cell table:style-name="ce15"/>
          <table:table-cell table:number-columns-repeated="2"/>
          <table:table-cell office:value-type="string" calcext:value-type="string">
            <text:p>scip default (with cuts, heur, preprocessing)</text:p>
          </table:table-cell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218" calcext:value-type="float">
            <text:p>1218</text:p>
          </table:table-cell>
          <table:table-cell office:value-type="float" office:value="8762" calcext:value-type="float">
            <text:p>8762</text:p>
          </table:table-cell>
          <table:table-cell office:value-type="float" office:value="13309" calcext:value-type="float">
            <text:p>13309</text:p>
          </table:table-cell>
          <table:table-cell office:value-type="float" office:value="1801.264048" calcext:value-type="float">
            <text:p>1801,264048</text:p>
          </table:table-cell>
          <table:table-cell office:value-type="float" office:value="-361.823683" calcext:value-type="float">
            <text:p>-361,823683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61.827028" calcext:value-type="float">
            <text:p>-361,827028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800.24" calcext:value-type="float">
            <text:p>1800,24</text:p>
          </table:table-cell>
          <table:table-cell office:value-type="float" office:value="1801.02" calcext:value-type="float">
            <text:p>1801,02</text:p>
          </table:table-cell>
          <table:table-cell office:value-type="float" office:value="198362488" calcext:value-type="float">
            <text:p>1983624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];&quot;-&quot;;[.C5];&quot;-&quot;;[.E5];&quot;-&quot;;LEFT(RIGHT([.A5];6);1))" office:value-type="string" office:string-value="r20-10-375-2" calcext:value-type="string">
            <text:p>r20-10-375-2</text:p>
          </table:table-cell>
          <table:table-cell table:formula="of:=ROUND(([.F5]/[.G5])*100;2)" office:value-type="float" office:value="13.9" calcext:value-type="float">
            <text:p>13,9</text:p>
          </table:table-cell>
          <table:table-cell table:formula="of:=[.M5]" office:value-type="float" office:value="-361.827028" calcext:value-type="float">
            <text:p>-361,8</text:p>
          </table:table-cell>
          <table:table-cell table:formula="of:=[.J5]" office:value-type="float" office:value="-361.823683" calcext:value-type="float">
            <text:p>-361,8</text:p>
          </table:table-cell>
          <table:table-cell table:formula="of:=[.K5]" office:value-type="float" office:value="3" calcext:value-type="float">
            <text:p>3</text:p>
          </table:table-cell>
          <table:table-cell table:formula="of:=[.I5]" office:value-type="float" office:value="1801.264048" calcext:value-type="float">
            <text:p>1801,264048</text:p>
          </table:table-cell>
          <table:table-cell table:formula="of:=IF([.L5]&lt;10000000;[.L5];&quot;*&quot;)" office:value-type="string" office:string-value="*" calcext:value-type="string">
            <text:p>*</text:p>
          </table:table-cell>
          <table:table-cell table:formula="of:=[.N5]" office:value-type="float" office:value="201" calcext:value-type="float">
            <text:p>201</text:p>
          </table:table-cell>
          <table:table-cell/>
          <table:table-cell table:style-name="ce15" table:formula="of:=COUNTIF([.AG2:.AG300];0)" office:value-type="float" office:value="0" calcext:value-type="float">
            <text:p>0</text:p>
          </table:table-cell>
          <table:table-cell table:style-name="ce20" table:formula="of:=[.AJ5]/[.AJ8]" office:value-type="percentage" office:value="0" calcext:value-type="percentage">
            <text:p>0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3132" calcext:value-type="float">
            <text:p>13132</text:p>
          </table:table-cell>
          <table:table-cell office:value-type="float" office:value="25889" calcext:value-type="float">
            <text:p>25889</text:p>
          </table:table-cell>
          <table:table-cell office:value-type="float" office:value="1802.483685" calcext:value-type="float">
            <text:p>1802,483685</text:p>
          </table:table-cell>
          <table:table-cell office:value-type="float" office:value="-539.924973" calcext:value-type="float">
            <text:p>-539,924973</text:p>
          </table:table-cell>
          <table:table-cell office:value-type="float" office:value="12" calcext:value-type="float">
            <text:p>1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539.924973" calcext:value-type="float">
            <text:p>-539,9249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00.44" calcext:value-type="float">
            <text:p>1800,44</text:p>
          </table:table-cell>
          <table:table-cell office:value-type="float" office:value="1802.2" calcext:value-type="float">
            <text:p>1802,2</text:p>
          </table:table-cell>
          <table:table-cell office:value-type="float" office:value="418524539" calcext:value-type="float">
            <text:p>4185245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6];&quot;-&quot;;[.C6];&quot;-&quot;;[.E6];&quot;-&quot;;LEFT(RIGHT([.A6];6);1))" office:value-type="string" office:string-value="r20-10-562-1" calcext:value-type="string">
            <text:p>r20-10-562-1</text:p>
          </table:table-cell>
          <table:table-cell table:formula="of:=ROUND(([.F6]/[.G6])*100;2)" office:value-type="float" office:value="0" calcext:value-type="float">
            <text:p>0</text:p>
          </table:table-cell>
          <table:table-cell table:formula="of:=[.M6]" office:value-type="float" office:value="-539.924973" calcext:value-type="float">
            <text:p>-539,9</text:p>
          </table:table-cell>
          <table:table-cell table:formula="of:=[.J6]" office:value-type="float" office:value="-539.924973" calcext:value-type="float">
            <text:p>-539,9</text:p>
          </table:table-cell>
          <table:table-cell table:formula="of:=[.K6]" office:value-type="float" office:value="12" calcext:value-type="float">
            <text:p>12</text:p>
          </table:table-cell>
          <table:table-cell table:formula="of:=[.I6]" office:value-type="float" office:value="1802.483685" calcext:value-type="float">
            <text:p>1802,483685</text:p>
          </table:table-cell>
          <table:table-cell table:formula="of:=IF([.L6]&lt;10000000;[.L6];&quot;*&quot;)" office:value-type="string" office:string-value="*" calcext:value-type="string">
            <text:p>*</text:p>
          </table:table-cell>
          <table:table-cell table:formula="of:=[.N6]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in root</text:p>
          </table:table-cell>
          <table:table-cell table:style-name="ce15" table:formula="of:=COUNTIFS([.AG2:.AG100];0;[.AH2:.AH100]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3132" calcext:value-type="float">
            <text:p>13132</text:p>
          </table:table-cell>
          <table:table-cell office:value-type="float" office:value="20003" calcext:value-type="float">
            <text:p>20003</text:p>
          </table:table-cell>
          <table:table-cell office:value-type="float" office:value="1803.068599" calcext:value-type="float">
            <text:p>1803,068599</text:p>
          </table:table-cell>
          <table:table-cell office:value-type="float" office:value="-542.13617" calcext:value-type="float">
            <text:p>-542,13617</text:p>
          </table:table-cell>
          <table:table-cell office:value-type="float" office:value="10" calcext:value-type="float">
            <text:p>1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542.138475" calcext:value-type="float">
            <text:p>-542,13847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01.08" calcext:value-type="float">
            <text:p>1801,08</text:p>
          </table:table-cell>
          <table:table-cell office:value-type="float" office:value="1802.84" calcext:value-type="float">
            <text:p>1802,84</text:p>
          </table:table-cell>
          <table:table-cell office:value-type="float" office:value="419253870" calcext:value-type="float">
            <text:p>419253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7];&quot;-&quot;;[.C7];&quot;-&quot;;[.E7];&quot;-&quot;;LEFT(RIGHT([.A7];6);1))" office:value-type="string" office:string-value="r20-10-562-2" calcext:value-type="string">
            <text:p>r20-10-562-2</text:p>
          </table:table-cell>
          <table:table-cell table:formula="of:=ROUND(([.F7]/[.G7])*100;2)" office:value-type="float" office:value="0" calcext:value-type="float">
            <text:p>0</text:p>
          </table:table-cell>
          <table:table-cell table:formula="of:=[.M7]" office:value-type="float" office:value="-542.138475" calcext:value-type="float">
            <text:p>-542,1</text:p>
          </table:table-cell>
          <table:table-cell table:formula="of:=[.J7]" office:value-type="float" office:value="-542.13617" calcext:value-type="float">
            <text:p>-542,1</text:p>
          </table:table-cell>
          <table:table-cell table:formula="of:=[.K7]" office:value-type="float" office:value="10" calcext:value-type="float">
            <text:p>10</text:p>
          </table:table-cell>
          <table:table-cell table:formula="of:=[.I7]" office:value-type="float" office:value="1803.068599" calcext:value-type="float">
            <text:p>1803,068599</text:p>
          </table:table-cell>
          <table:table-cell table:formula="of:=IF([.L7]&lt;10000000;[.L7];&quot;*&quot;)" office:value-type="string" office:string-value="*" calcext:value-type="string">
            <text:p>*</text:p>
          </table:table-cell>
          <table:table-cell table:formula="of:=[.N7]" office:value-type="float" office:value="16" calcext:value-type="float">
            <text:p>16</text:p>
          </table:table-cell>
          <table:table-cell/>
          <table:table-cell table:style-name="ce15" office:value-type="string" calcext:value-type="string">
            <text:p>total instances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702" calcext:value-type="float">
            <text:p>4702</text:p>
          </table:table-cell>
          <table:table-cell office:value-type="float" office:value="8665" calcext:value-type="float">
            <text:p>8665</text:p>
          </table:table-cell>
          <table:table-cell office:value-type="float" office:value="1802.015616" calcext:value-type="float">
            <text:p>1802,015616</text:p>
          </table:table-cell>
          <table:table-cell office:value-type="float" office:value="-180.297764" calcext:value-type="float">
            <text:p>-180,297764</text:p>
          </table:table-cell>
          <table:table-cell office:value-type="float" office:value="-1" calcext:value-type="float">
            <text:p>-1</text:p>
          </table:table-cell>
          <table:table-cell office:value-type="float" office:value="179.297764" calcext:value-type="float">
            <text:p>179,297764</text:p>
          </table:table-cell>
          <table:table-cell office:value-type="float" office:value="-180.317046" calcext:value-type="float">
            <text:p>-180,317046</text:p>
          </table:table-cell>
          <table:table-cell office:value-type="float" office:value="9473" calcext:value-type="float">
            <text:p>9473</text:p>
          </table:table-cell>
          <table:table-cell office:value-type="float" office:value="3072" calcext:value-type="float">
            <text:p>3072</text:p>
          </table:table-cell>
          <table:table-cell office:value-type="float" office:value="1800.05" calcext:value-type="float">
            <text:p>1800,05</text:p>
          </table:table-cell>
          <table:table-cell office:value-type="float" office:value="1800.34" calcext:value-type="float">
            <text:p>1800,34</text:p>
          </table:table-cell>
          <table:table-cell office:value-type="float" office:value="121811631" calcext:value-type="float">
            <text:p>1218116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8];&quot;-&quot;;[.C8];&quot;-&quot;;[.E8];&quot;-&quot;;LEFT(RIGHT([.A8];6);1))" office:value-type="string" office:string-value="r20-15-187-1" calcext:value-type="string">
            <text:p>r20-15-187-1</text:p>
          </table:table-cell>
          <table:table-cell table:formula="of:=ROUND(([.F8]/[.G8])*100;2)" office:value-type="float" office:value="0" calcext:value-type="float">
            <text:p>0</text:p>
          </table:table-cell>
          <table:table-cell table:formula="of:=[.M8]" office:value-type="float" office:value="-180.317046" calcext:value-type="float">
            <text:p>-180,3</text:p>
          </table:table-cell>
          <table:table-cell table:formula="of:=[.J8]" office:value-type="float" office:value="-180.297764" calcext:value-type="float">
            <text:p>-180,3</text:p>
          </table:table-cell>
          <table:table-cell table:formula="of:=[.K8]" office:value-type="float" office:value="-1" calcext:value-type="float">
            <text:p>-1</text:p>
          </table:table-cell>
          <table:table-cell table:formula="of:=[.I8]" office:value-type="float" office:value="1802.015616" calcext:value-type="float">
            <text:p>1802,015616</text:p>
          </table:table-cell>
          <table:table-cell table:formula="of:=IF([.L8]&lt;10000000;[.L8];&quot;*&quot;)" office:value-type="float" office:value="179.297764" calcext:value-type="float">
            <text:p>179,30</text:p>
          </table:table-cell>
          <table:table-cell table:formula="of:=[.N8]" office:value-type="float" office:value="9473" calcext:value-type="float">
            <text:p>9473</text:p>
          </table:table-cell>
          <table:table-cell/>
          <table:table-cell table:style-name="ce15" table:formula="of:=COUNTIF([.B2:.B300];&quot;&gt;=0&quot;)" office:value-type="float" office:value="60" calcext:value-type="float">
            <text:p>60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702" calcext:value-type="float">
            <text:p>4702</text:p>
          </table:table-cell>
          <table:table-cell office:value-type="float" office:value="8913" calcext:value-type="float">
            <text:p>8913</text:p>
          </table:table-cell>
          <table:table-cell office:value-type="float" office:value="1801.099254" calcext:value-type="float">
            <text:p>1801,099254</text:p>
          </table:table-cell>
          <table:table-cell office:value-type="float" office:value="-182.06335" calcext:value-type="float">
            <text:p>-182,06335</text:p>
          </table:table-cell>
          <table:table-cell office:value-type="float" office:value="-1" calcext:value-type="float">
            <text:p>-1</text:p>
          </table:table-cell>
          <table:table-cell office:value-type="float" office:value="181.06335" calcext:value-type="float">
            <text:p>181,06335</text:p>
          </table:table-cell>
          <table:table-cell office:value-type="float" office:value="-182.076066" calcext:value-type="float">
            <text:p>-182,076066</text:p>
          </table:table-cell>
          <table:table-cell office:value-type="float" office:value="3023" calcext:value-type="float">
            <text:p>3023</text:p>
          </table:table-cell>
          <table:table-cell office:value-type="float" office:value="2992" calcext:value-type="float">
            <text:p>2992</text:p>
          </table:table-cell>
          <table:table-cell office:value-type="float" office:value="1800" calcext:value-type="float">
            <text:p>1800</text:p>
          </table:table-cell>
          <table:table-cell office:value-type="float" office:value="1800.28" calcext:value-type="float">
            <text:p>1800,28</text:p>
          </table:table-cell>
          <table:table-cell office:value-type="float" office:value="92150403" calcext:value-type="float">
            <text:p>921504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9];&quot;-&quot;;[.C9];&quot;-&quot;;[.E9];&quot;-&quot;;LEFT(RIGHT([.A9];6);1))" office:value-type="string" office:string-value="r20-15-187-2" calcext:value-type="string">
            <text:p>r20-15-187-2</text:p>
          </table:table-cell>
          <table:table-cell table:formula="of:=ROUND(([.F9]/[.G9])*100;2)" office:value-type="float" office:value="0" calcext:value-type="float">
            <text:p>0</text:p>
          </table:table-cell>
          <table:table-cell table:formula="of:=[.M9]" office:value-type="float" office:value="-182.076066" calcext:value-type="float">
            <text:p>-182,1</text:p>
          </table:table-cell>
          <table:table-cell table:formula="of:=[.J9]" office:value-type="float" office:value="-182.06335" calcext:value-type="float">
            <text:p>-182,1</text:p>
          </table:table-cell>
          <table:table-cell table:formula="of:=[.K9]" office:value-type="float" office:value="-1" calcext:value-type="float">
            <text:p>-1</text:p>
          </table:table-cell>
          <table:table-cell table:formula="of:=[.I9]" office:value-type="float" office:value="1801.099254" calcext:value-type="float">
            <text:p>1801,099254</text:p>
          </table:table-cell>
          <table:table-cell table:formula="of:=IF([.L9]&lt;10000000;[.L9];&quot;*&quot;)" office:value-type="float" office:value="181.06335" calcext:value-type="float">
            <text:p>181,06</text:p>
          </table:table-cell>
          <table:table-cell table:formula="of:=[.N9]" office:value-type="float" office:value="3023" calcext:value-type="float">
            <text:p>3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9392" calcext:value-type="float">
            <text:p>9392</text:p>
          </table:table-cell>
          <table:table-cell office:value-type="float" office:value="21143" calcext:value-type="float">
            <text:p>21143</text:p>
          </table:table-cell>
          <table:table-cell office:value-type="float" office:value="1801.743913" calcext:value-type="float">
            <text:p>1801,743913</text:p>
          </table:table-cell>
          <table:table-cell office:value-type="float" office:value="-359.7137" calcext:value-type="float">
            <text:p>-359,7137</text:p>
          </table:table-cell>
          <table:table-cell office:value-type="float" office:value="11" calcext:value-type="float">
            <text:p>1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59.7137" calcext:value-type="float">
            <text:p>-359,713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00.35" calcext:value-type="float">
            <text:p>1800,35</text:p>
          </table:table-cell>
          <table:table-cell office:value-type="float" office:value="1801.53" calcext:value-type="float">
            <text:p>1801,53</text:p>
          </table:table-cell>
          <table:table-cell office:value-type="float" office:value="274581989" calcext:value-type="float">
            <text:p>2745819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0];&quot;-&quot;;[.C10];&quot;-&quot;;[.E10];&quot;-&quot;;LEFT(RIGHT([.A10];6);1))" office:value-type="string" office:string-value="r20-15-375-1" calcext:value-type="string">
            <text:p>r20-15-375-1</text:p>
          </table:table-cell>
          <table:table-cell table:formula="of:=ROUND(([.F10]/[.G10])*100;2)" office:value-type="float" office:value="0" calcext:value-type="float">
            <text:p>0</text:p>
          </table:table-cell>
          <table:table-cell table:formula="of:=[.M10]" office:value-type="float" office:value="-359.7137" calcext:value-type="float">
            <text:p>-359,7</text:p>
          </table:table-cell>
          <table:table-cell table:formula="of:=[.J10]" office:value-type="float" office:value="-359.7137" calcext:value-type="float">
            <text:p>-359,7</text:p>
          </table:table-cell>
          <table:table-cell table:formula="of:=[.K10]" office:value-type="float" office:value="11" calcext:value-type="float">
            <text:p>11</text:p>
          </table:table-cell>
          <table:table-cell table:formula="of:=[.I10]" office:value-type="float" office:value="1801.743913" calcext:value-type="float">
            <text:p>1801,743913</text:p>
          </table:table-cell>
          <table:table-cell table:formula="of:=IF([.L10]&lt;10000000;[.L10];&quot;*&quot;)" office:value-type="string" office:string-value="*" calcext:value-type="string">
            <text:p>*</text:p>
          </table:table-cell>
          <table:table-cell table:formula="of:=[.N10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9392" calcext:value-type="float">
            <text:p>9392</text:p>
          </table:table-cell>
          <table:table-cell office:value-type="float" office:value="17649" calcext:value-type="float">
            <text:p>17649</text:p>
          </table:table-cell>
          <table:table-cell office:value-type="float" office:value="1802.154357" calcext:value-type="float">
            <text:p>1802,154357</text:p>
          </table:table-cell>
          <table:table-cell office:value-type="float" office:value="-361.759863" calcext:value-type="float">
            <text:p>-361,759863</text:p>
          </table:table-cell>
          <table:table-cell office:value-type="float" office:value="13" calcext:value-type="float">
            <text:p>1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61.762489" calcext:value-type="float">
            <text:p>-361,76248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800.78" calcext:value-type="float">
            <text:p>1800,78</text:p>
          </table:table-cell>
          <table:table-cell office:value-type="float" office:value="1801.96" calcext:value-type="float">
            <text:p>1801,96</text:p>
          </table:table-cell>
          <table:table-cell office:value-type="float" office:value="275754778" calcext:value-type="float">
            <text:p>275754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1];&quot;-&quot;;[.C11];&quot;-&quot;;[.E11];&quot;-&quot;;LEFT(RIGHT([.A11];6);1))" office:value-type="string" office:string-value="r20-15-375-2" calcext:value-type="string">
            <text:p>r20-15-375-2</text:p>
          </table:table-cell>
          <table:table-cell table:formula="of:=ROUND(([.F11]/[.G11])*100;2)" office:value-type="float" office:value="0" calcext:value-type="float">
            <text:p>0</text:p>
          </table:table-cell>
          <table:table-cell table:formula="of:=[.M11]" office:value-type="float" office:value="-361.762489" calcext:value-type="float">
            <text:p>-361,8</text:p>
          </table:table-cell>
          <table:table-cell table:formula="of:=[.J11]" office:value-type="float" office:value="-361.759863" calcext:value-type="float">
            <text:p>-361,8</text:p>
          </table:table-cell>
          <table:table-cell table:formula="of:=[.K11]" office:value-type="float" office:value="13" calcext:value-type="float">
            <text:p>13</text:p>
          </table:table-cell>
          <table:table-cell table:formula="of:=[.I11]" office:value-type="float" office:value="1802.154357" calcext:value-type="float">
            <text:p>1802,154357</text:p>
          </table:table-cell>
          <table:table-cell table:formula="of:=IF([.L11]&lt;10000000;[.L11];&quot;*&quot;)" office:value-type="string" office:string-value="*" calcext:value-type="string">
            <text:p>*</text:p>
          </table:table-cell>
          <table:table-cell table:formula="of:=[.N1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4077" calcext:value-type="float">
            <text:p>14077</text:p>
          </table:table-cell>
          <table:table-cell office:value-type="float" office:value="111108" calcext:value-type="float">
            <text:p>111108</text:p>
          </table:table-cell>
          <table:table-cell office:value-type="float" office:value="1804.32191" calcext:value-type="float">
            <text:p>1804,32191</text:p>
          </table:table-cell>
          <table:table-cell office:value-type="float" office:value="-562" calcext:value-type="float">
            <text:p>-562</text:p>
          </table:table-cell>
          <table:table-cell office:value-type="float" office:value="17" calcext:value-type="float">
            <text:p>17</text:p>
          </table:table-cell>
          <table:table-cell office:value-type="float" office:value="1E+020" calcext:value-type="float">
            <text:p>1E+020</text:p>
          </table:table-cell>
          <table:table-cell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1.35" calcext:value-type="float">
            <text:p>1801,35</text:p>
          </table:table-cell>
          <table:table-cell office:value-type="float" office:value="1803.99" calcext:value-type="float">
            <text:p>1803,99</text:p>
          </table:table-cell>
          <table:table-cell office:value-type="float" office:value="597429540" calcext:value-type="float">
            <text:p>5974295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2];&quot;-&quot;;[.C12];&quot;-&quot;;[.E12];&quot;-&quot;;LEFT(RIGHT([.A12];6);1))" office:value-type="string" office:string-value="r20-15-562-1" calcext:value-type="string">
            <text:p>r20-15-562-1</text:p>
          </table:table-cell>
          <table:table-cell table:formula="of:=ROUND(([.F12]/[.G12])*100;2)" office:value-type="float" office:value="0" calcext:value-type="float">
            <text:p>0</text:p>
          </table:table-cell>
          <table:table-cell table:formula="of:=[.M12]" office:value-type="float" office:value="-562" calcext:value-type="float">
            <text:p>-562,0</text:p>
          </table:table-cell>
          <table:table-cell table:formula="of:=[.J12]" office:value-type="float" office:value="-562" calcext:value-type="float">
            <text:p>-562,0</text:p>
          </table:table-cell>
          <table:table-cell table:formula="of:=[.K12]" office:value-type="float" office:value="17" calcext:value-type="float">
            <text:p>17</text:p>
          </table:table-cell>
          <table:table-cell table:formula="of:=[.I12]" office:value-type="float" office:value="1804.32191" calcext:value-type="float">
            <text:p>1804,32191</text:p>
          </table:table-cell>
          <table:table-cell table:formula="of:=IF([.L12]&lt;10000000;[.L12];&quot;*&quot;)" office:value-type="string" office:string-value="*" calcext:value-type="string">
            <text:p>*</text:p>
          </table:table-cell>
          <table:table-cell table:formula="of:=[.N1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4077" calcext:value-type="float">
            <text:p>14077</text:p>
          </table:table-cell>
          <table:table-cell office:value-type="float" office:value="31514" calcext:value-type="float">
            <text:p>31514</text:p>
          </table:table-cell>
          <table:table-cell office:value-type="float" office:value="1803.420758" calcext:value-type="float">
            <text:p>1803,420758</text:p>
          </table:table-cell>
          <table:table-cell office:value-type="float" office:value="-541.521535" calcext:value-type="float">
            <text:p>-541,521535</text:p>
          </table:table-cell>
          <table:table-cell office:value-type="float" office:value="16" calcext:value-type="float">
            <text:p>16</text:p>
          </table:table-cell>
          <table:table-cell office:value-type="float" office:value="1E+020" calcext:value-type="float">
            <text:p>1E+020</text:p>
          </table:table-cell>
          <table:table-cell office:value-type="float" office:value="-541.524102" calcext:value-type="float">
            <text:p>-541,5241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00.44" calcext:value-type="float">
            <text:p>1800,44</text:p>
          </table:table-cell>
          <table:table-cell office:value-type="float" office:value="1803.04" calcext:value-type="float">
            <text:p>1803,04</text:p>
          </table:table-cell>
          <table:table-cell office:value-type="float" office:value="600020642" calcext:value-type="float">
            <text:p>6000206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3];&quot;-&quot;;[.C13];&quot;-&quot;;[.E13];&quot;-&quot;;LEFT(RIGHT([.A13];6);1))" office:value-type="string" office:string-value="r20-15-562-2" calcext:value-type="string">
            <text:p>r20-15-562-2</text:p>
          </table:table-cell>
          <table:table-cell table:formula="of:=ROUND(([.F13]/[.G13])*100;2)" office:value-type="float" office:value="0" calcext:value-type="float">
            <text:p>0</text:p>
          </table:table-cell>
          <table:table-cell table:formula="of:=[.M13]" office:value-type="float" office:value="-541.524102" calcext:value-type="float">
            <text:p>-541,5</text:p>
          </table:table-cell>
          <table:table-cell table:formula="of:=[.J13]" office:value-type="float" office:value="-541.521535" calcext:value-type="float">
            <text:p>-541,5</text:p>
          </table:table-cell>
          <table:table-cell table:formula="of:=[.K13]" office:value-type="float" office:value="16" calcext:value-type="float">
            <text:p>16</text:p>
          </table:table-cell>
          <table:table-cell table:formula="of:=[.I13]" office:value-type="float" office:value="1803.420758" calcext:value-type="float">
            <text:p>1803,420758</text:p>
          </table:table-cell>
          <table:table-cell table:formula="of:=IF([.L13]&lt;10000000;[.L13];&quot;*&quot;)" office:value-type="string" office:string-value="*" calcext:value-type="string">
            <text:p>*</text:p>
          </table:table-cell>
          <table:table-cell table:formula="of:=[.N1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022" calcext:value-type="float">
            <text:p>5022</text:p>
          </table:table-cell>
          <table:table-cell office:value-type="float" office:value="10754" calcext:value-type="float">
            <text:p>10754</text:p>
          </table:table-cell>
          <table:table-cell office:value-type="float" office:value="1800.719233" calcext:value-type="float">
            <text:p>1800,719233</text:p>
          </table:table-cell>
          <table:table-cell office:value-type="float" office:value="-179.752435" calcext:value-type="float">
            <text:p>-179,752435</text:p>
          </table:table-cell>
          <table:table-cell office:value-type="float" office:value="10" calcext:value-type="float">
            <text:p>1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79.752888" calcext:value-type="float">
            <text:p>-179,75288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800.16" calcext:value-type="float">
            <text:p>1800,16</text:p>
          </table:table-cell>
          <table:table-cell office:value-type="float" office:value="1800.55" calcext:value-type="float">
            <text:p>1800,55</text:p>
          </table:table-cell>
          <table:table-cell office:value-type="float" office:value="104220031" calcext:value-type="float">
            <text:p>1042200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4];&quot;-&quot;;[.C14];&quot;-&quot;;[.E14];&quot;-&quot;;LEFT(RIGHT([.A14];6);1))" office:value-type="string" office:string-value="r20-20-187-1" calcext:value-type="string">
            <text:p>r20-20-187-1</text:p>
          </table:table-cell>
          <table:table-cell table:formula="of:=ROUND(([.F14]/[.G14])*100;2)" office:value-type="float" office:value="0" calcext:value-type="float">
            <text:p>0</text:p>
          </table:table-cell>
          <table:table-cell table:formula="of:=[.M14]" office:value-type="float" office:value="-179.752888" calcext:value-type="float">
            <text:p>-179,8</text:p>
          </table:table-cell>
          <table:table-cell table:formula="of:=[.J14]" office:value-type="float" office:value="-179.752435" calcext:value-type="float">
            <text:p>-179,8</text:p>
          </table:table-cell>
          <table:table-cell table:formula="of:=[.K14]" office:value-type="float" office:value="10" calcext:value-type="float">
            <text:p>10</text:p>
          </table:table-cell>
          <table:table-cell table:formula="of:=[.I14]" office:value-type="float" office:value="1800.719233" calcext:value-type="float">
            <text:p>1800,719233</text:p>
          </table:table-cell>
          <table:table-cell table:formula="of:=IF([.L14]&lt;10000000;[.L14];&quot;*&quot;)" office:value-type="string" office:string-value="*" calcext:value-type="string">
            <text:p>*</text:p>
          </table:table-cell>
          <table:table-cell table:formula="of:=[.N14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2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022" calcext:value-type="float">
            <text:p>5022</text:p>
          </table:table-cell>
          <table:table-cell office:value-type="float" office:value="9166" calcext:value-type="float">
            <text:p>9166</text:p>
          </table:table-cell>
          <table:table-cell office:value-type="float" office:value="1801.584744" calcext:value-type="float">
            <text:p>1801,584744</text:p>
          </table:table-cell>
          <table:table-cell office:value-type="float" office:value="-180.846071" calcext:value-type="float">
            <text:p>-180,846071</text:p>
          </table:table-cell>
          <table:table-cell office:value-type="float" office:value="1" calcext:value-type="float">
            <text:p>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80.861416" calcext:value-type="float">
            <text:p>-180,861416</text:p>
          </table:table-cell>
          <table:table-cell office:value-type="float" office:value="7349" calcext:value-type="float">
            <text:p>7349</text:p>
          </table:table-cell>
          <table:table-cell office:value-type="float" office:value="3173" calcext:value-type="float">
            <text:p>3173</text:p>
          </table:table-cell>
          <table:table-cell office:value-type="float" office:value="1800.16" calcext:value-type="float">
            <text:p>1800,16</text:p>
          </table:table-cell>
          <table:table-cell office:value-type="float" office:value="1800.55" calcext:value-type="float">
            <text:p>1800,55</text:p>
          </table:table-cell>
          <table:table-cell office:value-type="float" office:value="127063084" calcext:value-type="float">
            <text:p>127063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5];&quot;-&quot;;[.C15];&quot;-&quot;;[.E15];&quot;-&quot;;LEFT(RIGHT([.A15];6);1))" office:value-type="string" office:string-value="r20-20-187-2" calcext:value-type="string">
            <text:p>r20-20-187-2</text:p>
          </table:table-cell>
          <table:table-cell table:formula="of:=ROUND(([.F15]/[.G15])*100;2)" office:value-type="float" office:value="0" calcext:value-type="float">
            <text:p>0</text:p>
          </table:table-cell>
          <table:table-cell table:formula="of:=[.M15]" office:value-type="float" office:value="-180.861416" calcext:value-type="float">
            <text:p>-180,9</text:p>
          </table:table-cell>
          <table:table-cell table:formula="of:=[.J15]" office:value-type="float" office:value="-180.846071" calcext:value-type="float">
            <text:p>-180,8</text:p>
          </table:table-cell>
          <table:table-cell table:formula="of:=[.K15]" office:value-type="float" office:value="1" calcext:value-type="float">
            <text:p>1</text:p>
          </table:table-cell>
          <table:table-cell table:formula="of:=[.I15]" office:value-type="float" office:value="1801.584744" calcext:value-type="float">
            <text:p>1801,584744</text:p>
          </table:table-cell>
          <table:table-cell table:formula="of:=IF([.L15]&lt;10000000;[.L15];&quot;*&quot;)" office:value-type="string" office:string-value="*" calcext:value-type="string">
            <text:p>*</text:p>
          </table:table-cell>
          <table:table-cell table:formula="of:=[.N15]" office:value-type="float" office:value="7349" calcext:value-type="float">
            <text:p>7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022" calcext:value-type="float">
            <text:p>10022</text:p>
          </table:table-cell>
          <table:table-cell office:value-type="float" office:value="29167" calcext:value-type="float">
            <text:p>29167</text:p>
          </table:table-cell>
          <table:table-cell office:value-type="float" office:value="1802.731482" calcext:value-type="float">
            <text:p>1802,731482</text:p>
          </table:table-cell>
          <table:table-cell office:value-type="float" office:value="-358.7947" calcext:value-type="float">
            <text:p>-358,7947</text:p>
          </table:table-cell>
          <table:table-cell office:value-type="float" office:value="18" calcext:value-type="float">
            <text:p>18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58.798256" calcext:value-type="float">
            <text:p>-358,7982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00.92" calcext:value-type="float">
            <text:p>1800,92</text:p>
          </table:table-cell>
          <table:table-cell office:value-type="float" office:value="1802.48" calcext:value-type="float">
            <text:p>1802,48</text:p>
          </table:table-cell>
          <table:table-cell office:value-type="float" office:value="352358432" calcext:value-type="float">
            <text:p>352358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6];&quot;-&quot;;[.C16];&quot;-&quot;;[.E16];&quot;-&quot;;LEFT(RIGHT([.A16];6);1))" office:value-type="string" office:string-value="r20-20-375-1" calcext:value-type="string">
            <text:p>r20-20-375-1</text:p>
          </table:table-cell>
          <table:table-cell table:formula="of:=ROUND(([.F16]/[.G16])*100;2)" office:value-type="float" office:value="0" calcext:value-type="float">
            <text:p>0</text:p>
          </table:table-cell>
          <table:table-cell table:formula="of:=[.M16]" office:value-type="float" office:value="-358.798256" calcext:value-type="float">
            <text:p>-358,8</text:p>
          </table:table-cell>
          <table:table-cell table:formula="of:=[.J16]" office:value-type="float" office:value="-358.7947" calcext:value-type="float">
            <text:p>-358,8</text:p>
          </table:table-cell>
          <table:table-cell table:formula="of:=[.K16]" office:value-type="float" office:value="18" calcext:value-type="float">
            <text:p>18</text:p>
          </table:table-cell>
          <table:table-cell table:formula="of:=[.I16]" office:value-type="float" office:value="1802.731482" calcext:value-type="float">
            <text:p>1802,731482</text:p>
          </table:table-cell>
          <table:table-cell table:formula="of:=IF([.L16]&lt;10000000;[.L16];&quot;*&quot;)" office:value-type="string" office:string-value="*" calcext:value-type="string">
            <text:p>*</text:p>
          </table:table-cell>
          <table:table-cell table:formula="of:=[.N16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50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022" calcext:value-type="float">
            <text:p>10022</text:p>
          </table:table-cell>
          <table:table-cell office:value-type="float" office:value="18630" calcext:value-type="float">
            <text:p>18630</text:p>
          </table:table-cell>
          <table:table-cell office:value-type="float" office:value="1802.079615" calcext:value-type="float">
            <text:p>1802,079615</text:p>
          </table:table-cell>
          <table:table-cell office:value-type="float" office:value="-361.894057" calcext:value-type="float">
            <text:p>-361,894057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61.897279" calcext:value-type="float">
            <text:p>-361,897279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1800.2" calcext:value-type="float">
            <text:p>1800,2</text:p>
          </table:table-cell>
          <table:table-cell office:value-type="float" office:value="1801.72" calcext:value-type="float">
            <text:p>1801,72</text:p>
          </table:table-cell>
          <table:table-cell office:value-type="float" office:value="353923072" calcext:value-type="float">
            <text:p>3539230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7];&quot;-&quot;;[.C17];&quot;-&quot;;[.E17];&quot;-&quot;;LEFT(RIGHT([.A17];6);1))" office:value-type="string" office:string-value="r20-20-375-2" calcext:value-type="string">
            <text:p>r20-20-375-2</text:p>
          </table:table-cell>
          <table:table-cell table:formula="of:=ROUND(([.F17]/[.G17])*100;2)" office:value-type="float" office:value="0" calcext:value-type="float">
            <text:p>0</text:p>
          </table:table-cell>
          <table:table-cell table:formula="of:=[.M17]" office:value-type="float" office:value="-361.897279" calcext:value-type="float">
            <text:p>-361,9</text:p>
          </table:table-cell>
          <table:table-cell table:formula="of:=[.J17]" office:value-type="float" office:value="-361.894057" calcext:value-type="float">
            <text:p>-361,9</text:p>
          </table:table-cell>
          <table:table-cell table:formula="of:=[.K17]" office:value-type="float" office:value="4" calcext:value-type="float">
            <text:p>4</text:p>
          </table:table-cell>
          <table:table-cell table:formula="of:=[.I17]" office:value-type="float" office:value="1802.079615" calcext:value-type="float">
            <text:p>1802,079615</text:p>
          </table:table-cell>
          <table:table-cell table:formula="of:=IF([.L17]&lt;10000000;[.L17];&quot;*&quot;)" office:value-type="string" office:string-value="*" calcext:value-type="string">
            <text:p>*</text:p>
          </table:table-cell>
          <table:table-cell table:formula="of:=[.N17]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1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22" calcext:value-type="float">
            <text:p>15022</text:p>
          </table:table-cell>
          <table:table-cell office:value-type="float" office:value="131834" calcext:value-type="float">
            <text:p>131834</text:p>
          </table:table-cell>
          <table:table-cell office:value-type="float" office:value="1804.752029" calcext:value-type="float">
            <text:p>1804,752029</text:p>
          </table:table-cell>
          <table:table-cell office:value-type="float" office:value="-562" calcext:value-type="float">
            <text:p>-562</text:p>
          </table:table-cell>
          <table:table-cell office:value-type="float" office:value="19" calcext:value-type="float">
            <text:p>19</text:p>
          </table:table-cell>
          <table:table-cell office:value-type="float" office:value="1E+020" calcext:value-type="float">
            <text:p>1E+020</text:p>
          </table:table-cell>
          <table:table-cell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0.88" calcext:value-type="float">
            <text:p>1800,88</text:p>
          </table:table-cell>
          <table:table-cell office:value-type="float" office:value="1804.41" calcext:value-type="float">
            <text:p>1804,41</text:p>
          </table:table-cell>
          <table:table-cell office:value-type="float" office:value="792426554" calcext:value-type="float">
            <text:p>7924265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8];&quot;-&quot;;[.C18];&quot;-&quot;;[.E18];&quot;-&quot;;LEFT(RIGHT([.A18];6);1))" office:value-type="string" office:string-value="r20-20-562-1" calcext:value-type="string">
            <text:p>r20-20-562-1</text:p>
          </table:table-cell>
          <table:table-cell table:formula="of:=ROUND(([.F18]/[.G18])*100;2)" office:value-type="float" office:value="0" calcext:value-type="float">
            <text:p>0</text:p>
          </table:table-cell>
          <table:table-cell table:formula="of:=[.M18]" office:value-type="float" office:value="-562" calcext:value-type="float">
            <text:p>-562,0</text:p>
          </table:table-cell>
          <table:table-cell table:formula="of:=[.J18]" office:value-type="float" office:value="-562" calcext:value-type="float">
            <text:p>-562,0</text:p>
          </table:table-cell>
          <table:table-cell table:formula="of:=[.K18]" office:value-type="float" office:value="19" calcext:value-type="float">
            <text:p>19</text:p>
          </table:table-cell>
          <table:table-cell table:formula="of:=[.I18]" office:value-type="float" office:value="1804.752029" calcext:value-type="float">
            <text:p>1804,752029</text:p>
          </table:table-cell>
          <table:table-cell table:formula="of:=IF([.L18]&lt;10000000;[.L18];&quot;*&quot;)" office:value-type="string" office:string-value="*" calcext:value-type="string">
            <text:p>*</text:p>
          </table:table-cell>
          <table:table-cell table:formula="of:=[.N1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0-20-750-2.dssp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022" calcext:value-type="float">
            <text:p>15022</text:p>
          </table:table-cell>
          <table:table-cell office:value-type="float" office:value="52070" calcext:value-type="float">
            <text:p>52070</text:p>
          </table:table-cell>
          <table:table-cell office:value-type="float" office:value="1804.946557" calcext:value-type="float">
            <text:p>1804,946557</text:p>
          </table:table-cell>
          <table:table-cell office:value-type="float" office:value="-540.276249" calcext:value-type="float">
            <text:p>-540,276249</text:p>
          </table:table-cell>
          <table:table-cell office:value-type="float" office:value="22" calcext:value-type="float">
            <text:p>2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540.276249" calcext:value-type="float">
            <text:p>-540,2762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0.9" calcext:value-type="float">
            <text:p>1800,9</text:p>
          </table:table-cell>
          <table:table-cell office:value-type="float" office:value="1804.48" calcext:value-type="float">
            <text:p>1804,48</text:p>
          </table:table-cell>
          <table:table-cell office:value-type="float" office:value="796137387" calcext:value-type="float">
            <text:p>796137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19];&quot;-&quot;;[.C19];&quot;-&quot;;[.E19];&quot;-&quot;;LEFT(RIGHT([.A19];6);1))" office:value-type="string" office:string-value="r20-20-562-2" calcext:value-type="string">
            <text:p>r20-20-562-2</text:p>
          </table:table-cell>
          <table:table-cell table:formula="of:=ROUND(([.F19]/[.G19])*100;2)" office:value-type="float" office:value="0" calcext:value-type="float">
            <text:p>0</text:p>
          </table:table-cell>
          <table:table-cell table:formula="of:=[.M19]" office:value-type="float" office:value="-540.276249" calcext:value-type="float">
            <text:p>-540,3</text:p>
          </table:table-cell>
          <table:table-cell table:formula="of:=[.J19]" office:value-type="float" office:value="-540.276249" calcext:value-type="float">
            <text:p>-540,3</text:p>
          </table:table-cell>
          <table:table-cell table:formula="of:=[.K19]" office:value-type="float" office:value="22" calcext:value-type="float">
            <text:p>22</text:p>
          </table:table-cell>
          <table:table-cell table:formula="of:=[.I19]" office:value-type="float" office:value="1804.946557" calcext:value-type="float">
            <text:p>1804,946557</text:p>
          </table:table-cell>
          <table:table-cell table:formula="of:=IF([.L19]&lt;10000000;[.L19];&quot;*&quot;)" office:value-type="string" office:string-value="*" calcext:value-type="string">
            <text:p>*</text:p>
          </table:table-cell>
          <table:table-cell table:formula="of:=[.N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342" calcext:value-type="float">
            <text:p>5342</text:p>
          </table:table-cell>
          <table:table-cell office:value-type="float" office:value="25444" calcext:value-type="float">
            <text:p>25444</text:p>
          </table:table-cell>
          <table:table-cell office:value-type="float" office:value="1800.861136" calcext:value-type="float">
            <text:p>1800,861136</text:p>
          </table:table-cell>
          <table:table-cell office:value-type="float" office:value="-179" calcext:value-type="float">
            <text:p>-179</text:p>
          </table:table-cell>
          <table:table-cell office:value-type="float" office:value="11" calcext:value-type="float">
            <text:p>1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79" calcext:value-type="float">
            <text:p>-1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0.15" calcext:value-type="float">
            <text:p>1800,15</text:p>
          </table:table-cell>
          <table:table-cell office:value-type="float" office:value="1800.64" calcext:value-type="float">
            <text:p>1800,64</text:p>
          </table:table-cell>
          <table:table-cell office:value-type="float" office:value="126239559" calcext:value-type="float">
            <text:p>1262395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0];&quot;-&quot;;[.C20];&quot;-&quot;;[.E20];&quot;-&quot;;LEFT(RIGHT([.A20];6);1))" office:value-type="string" office:string-value="r20-25-187-1" calcext:value-type="string">
            <text:p>r20-25-187-1</text:p>
          </table:table-cell>
          <table:table-cell table:formula="of:=ROUND(([.F20]/[.G20])*100;2)" office:value-type="float" office:value="0" calcext:value-type="float">
            <text:p>0</text:p>
          </table:table-cell>
          <table:table-cell table:formula="of:=[.M20]" office:value-type="float" office:value="-179" calcext:value-type="float">
            <text:p>-179,0</text:p>
          </table:table-cell>
          <table:table-cell table:formula="of:=[.J20]" office:value-type="float" office:value="-179" calcext:value-type="float">
            <text:p>-179,0</text:p>
          </table:table-cell>
          <table:table-cell table:formula="of:=[.K20]" office:value-type="float" office:value="11" calcext:value-type="float">
            <text:p>11</text:p>
          </table:table-cell>
          <table:table-cell table:formula="of:=[.I20]" office:value-type="float" office:value="1800.861136" calcext:value-type="float">
            <text:p>1800,861136</text:p>
          </table:table-cell>
          <table:table-cell table:formula="of:=IF([.L20]&lt;10000000;[.L20];&quot;*&quot;)" office:value-type="string" office:string-value="*" calcext:value-type="string">
            <text:p>*</text:p>
          </table:table-cell>
          <table:table-cell table:formula="of:=[.N20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342" calcext:value-type="float">
            <text:p>5342</text:p>
          </table:table-cell>
          <table:table-cell office:value-type="float" office:value="10993" calcext:value-type="float">
            <text:p>10993</text:p>
          </table:table-cell>
          <table:table-cell office:value-type="float" office:value="1800.836162" calcext:value-type="float">
            <text:p>1800,836162</text:p>
          </table:table-cell>
          <table:table-cell office:value-type="float" office:value="-180" calcext:value-type="float">
            <text:p>-180</text:p>
          </table:table-cell>
          <table:table-cell office:value-type="float" office:value="11" calcext:value-type="float">
            <text:p>1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80.468099" calcext:value-type="float">
            <text:p>-180,46809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00.22" calcext:value-type="float">
            <text:p>1800,22</text:p>
          </table:table-cell>
          <table:table-cell office:value-type="float" office:value="1800.69" calcext:value-type="float">
            <text:p>1800,69</text:p>
          </table:table-cell>
          <table:table-cell office:value-type="float" office:value="125364580" calcext:value-type="float">
            <text:p>1253645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1];&quot;-&quot;;[.C21];&quot;-&quot;;[.E21];&quot;-&quot;;LEFT(RIGHT([.A21];6);1))" office:value-type="string" office:string-value="r20-25-187-2" calcext:value-type="string">
            <text:p>r20-25-187-2</text:p>
          </table:table-cell>
          <table:table-cell table:formula="of:=ROUND(([.F21]/[.G21])*100;2)" office:value-type="float" office:value="0" calcext:value-type="float">
            <text:p>0</text:p>
          </table:table-cell>
          <table:table-cell table:formula="of:=[.M21]" office:value-type="float" office:value="-180.468099" calcext:value-type="float">
            <text:p>-180,5</text:p>
          </table:table-cell>
          <table:table-cell table:formula="of:=[.J21]" office:value-type="float" office:value="-180" calcext:value-type="float">
            <text:p>-180,0</text:p>
          </table:table-cell>
          <table:table-cell table:formula="of:=[.K21]" office:value-type="float" office:value="11" calcext:value-type="float">
            <text:p>11</text:p>
          </table:table-cell>
          <table:table-cell table:formula="of:=[.I21]" office:value-type="float" office:value="1800.836162" calcext:value-type="float">
            <text:p>1800,836162</text:p>
          </table:table-cell>
          <table:table-cell table:formula="of:=IF([.L21]&lt;10000000;[.L21];&quot;*&quot;)" office:value-type="string" office:string-value="*" calcext:value-type="string">
            <text:p>*</text:p>
          </table:table-cell>
          <table:table-cell table:formula="of:=[.N21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0652" calcext:value-type="float">
            <text:p>10652</text:p>
          </table:table-cell>
          <table:table-cell office:value-type="float" office:value="37100" calcext:value-type="float">
            <text:p>37100</text:p>
          </table:table-cell>
          <table:table-cell office:value-type="float" office:value="1803.609503" calcext:value-type="float">
            <text:p>1803,609503</text:p>
          </table:table-cell>
          <table:table-cell office:value-type="float" office:value="-358.889237" calcext:value-type="float">
            <text:p>-358,889237</text:p>
          </table:table-cell>
          <table:table-cell office:value-type="float" office:value="11" calcext:value-type="float">
            <text:p>1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58.889237" calcext:value-type="float">
            <text:p>-358,8892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1.24" calcext:value-type="float">
            <text:p>1801,24</text:p>
          </table:table-cell>
          <table:table-cell office:value-type="float" office:value="1803.22" calcext:value-type="float">
            <text:p>1803,22</text:p>
          </table:table-cell>
          <table:table-cell office:value-type="float" office:value="440767575" calcext:value-type="float">
            <text:p>4407675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2];&quot;-&quot;;[.C22];&quot;-&quot;;[.E22];&quot;-&quot;;LEFT(RIGHT([.A22];6);1))" office:value-type="string" office:string-value="r20-25-375-1" calcext:value-type="string">
            <text:p>r20-25-375-1</text:p>
          </table:table-cell>
          <table:table-cell table:formula="of:=ROUND(([.F22]/[.G22])*100;2)" office:value-type="float" office:value="0" calcext:value-type="float">
            <text:p>0</text:p>
          </table:table-cell>
          <table:table-cell table:formula="of:=[.M22]" office:value-type="float" office:value="-358.889237" calcext:value-type="float">
            <text:p>-358,9</text:p>
          </table:table-cell>
          <table:table-cell table:formula="of:=[.J22]" office:value-type="float" office:value="-358.889237" calcext:value-type="float">
            <text:p>-358,9</text:p>
          </table:table-cell>
          <table:table-cell table:formula="of:=[.K22]" office:value-type="float" office:value="11" calcext:value-type="float">
            <text:p>11</text:p>
          </table:table-cell>
          <table:table-cell table:formula="of:=[.I22]" office:value-type="float" office:value="1803.609503" calcext:value-type="float">
            <text:p>1803,609503</text:p>
          </table:table-cell>
          <table:table-cell table:formula="of:=IF([.L22]&lt;10000000;[.L22];&quot;*&quot;)" office:value-type="string" office:string-value="*" calcext:value-type="string">
            <text:p>*</text:p>
          </table:table-cell>
          <table:table-cell table:formula="of:=[.N2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400" calcext:value-type="float">
            <text:p>1400</text:p>
          </table:table-cell>
          <table:table-cell office:value-type="float" office:value="10652" calcext:value-type="float">
            <text:p>10652</text:p>
          </table:table-cell>
          <table:table-cell office:value-type="float" office:value="23234" calcext:value-type="float">
            <text:p>23234</text:p>
          </table:table-cell>
          <table:table-cell office:value-type="float" office:value="1802.724405" calcext:value-type="float">
            <text:p>1802,724405</text:p>
          </table:table-cell>
          <table:table-cell office:value-type="float" office:value="-361.731516" calcext:value-type="float">
            <text:p>-361,731516</text:p>
          </table:table-cell>
          <table:table-cell office:value-type="float" office:value="8" calcext:value-type="float">
            <text:p>8</text:p>
          </table:table-cell>
          <table:table-cell office:value-type="float" office:value="1E+020" calcext:value-type="float">
            <text:p>1E+020</text:p>
          </table:table-cell>
          <table:table-cell office:value-type="float" office:value="-361.736563" calcext:value-type="float">
            <text:p>-361,736563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800.37" calcext:value-type="float">
            <text:p>1800,37</text:p>
          </table:table-cell>
          <table:table-cell office:value-type="float" office:value="1802.33" calcext:value-type="float">
            <text:p>1802,33</text:p>
          </table:table-cell>
          <table:table-cell office:value-type="float" office:value="441868223" calcext:value-type="float">
            <text:p>441868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3];&quot;-&quot;;[.C23];&quot;-&quot;;[.E23];&quot;-&quot;;LEFT(RIGHT([.A23];6);1))" office:value-type="string" office:string-value="r20-25-375-2" calcext:value-type="string">
            <text:p>r20-25-375-2</text:p>
          </table:table-cell>
          <table:table-cell table:formula="of:=ROUND(([.F23]/[.G23])*100;2)" office:value-type="float" office:value="13.14" calcext:value-type="float">
            <text:p>13,14</text:p>
          </table:table-cell>
          <table:table-cell table:formula="of:=[.M23]" office:value-type="float" office:value="-361.736563" calcext:value-type="float">
            <text:p>-361,7</text:p>
          </table:table-cell>
          <table:table-cell table:formula="of:=[.J23]" office:value-type="float" office:value="-361.731516" calcext:value-type="float">
            <text:p>-361,7</text:p>
          </table:table-cell>
          <table:table-cell table:formula="of:=[.K23]" office:value-type="float" office:value="8" calcext:value-type="float">
            <text:p>8</text:p>
          </table:table-cell>
          <table:table-cell table:formula="of:=[.I23]" office:value-type="float" office:value="1802.724405" calcext:value-type="float">
            <text:p>1802,724405</text:p>
          </table:table-cell>
          <table:table-cell table:formula="of:=IF([.L23]&lt;10000000;[.L23];&quot;*&quot;)" office:value-type="string" office:string-value="*" calcext:value-type="string">
            <text:p>*</text:p>
          </table:table-cell>
          <table:table-cell table:formula="of:=[.N23]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967" calcext:value-type="float">
            <text:p>15967</text:p>
          </table:table-cell>
          <table:table-cell office:value-type="float" office:value="63734" calcext:value-type="float">
            <text:p>63734</text:p>
          </table:table-cell>
          <table:table-cell office:value-type="float" office:value="1808.442191" calcext:value-type="float">
            <text:p>1808,442191</text:p>
          </table:table-cell>
          <table:table-cell office:value-type="float" office:value="-562" calcext:value-type="float">
            <text:p>-562</text:p>
          </table:table-cell>
          <table:table-cell office:value-type="float" office:value="20" calcext:value-type="float">
            <text:p>2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562" calcext:value-type="float">
            <text:p>-5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3.4" calcext:value-type="float">
            <text:p>1803,4</text:p>
          </table:table-cell>
          <table:table-cell office:value-type="float" office:value="1807.84" calcext:value-type="float">
            <text:p>1807,84</text:p>
          </table:table-cell>
          <table:table-cell office:value-type="float" office:value="971363959" calcext:value-type="float">
            <text:p>9713639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4];&quot;-&quot;;[.C24];&quot;-&quot;;[.E24];&quot;-&quot;;LEFT(RIGHT([.A24];6);1))" office:value-type="string" office:string-value="r20-25-562-1" calcext:value-type="string">
            <text:p>r20-25-562-1</text:p>
          </table:table-cell>
          <table:table-cell table:formula="of:=ROUND(([.F24]/[.G24])*100;2)" office:value-type="float" office:value="0" calcext:value-type="float">
            <text:p>0</text:p>
          </table:table-cell>
          <table:table-cell table:formula="of:=[.M24]" office:value-type="float" office:value="-562" calcext:value-type="float">
            <text:p>-562,0</text:p>
          </table:table-cell>
          <table:table-cell table:formula="of:=[.J24]" office:value-type="float" office:value="-562" calcext:value-type="float">
            <text:p>-562,0</text:p>
          </table:table-cell>
          <table:table-cell table:formula="of:=[.K24]" office:value-type="float" office:value="20" calcext:value-type="float">
            <text:p>20</text:p>
          </table:table-cell>
          <table:table-cell table:formula="of:=[.I24]" office:value-type="float" office:value="1808.442191" calcext:value-type="float">
            <text:p>1808,442191</text:p>
          </table:table-cell>
          <table:table-cell table:formula="of:=IF([.L24]&lt;10000000;[.L24];&quot;*&quot;)" office:value-type="string" office:string-value="*" calcext:value-type="string">
            <text:p>*</text:p>
          </table:table-cell>
          <table:table-cell table:formula="of:=[.N2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5967" calcext:value-type="float">
            <text:p>15967</text:p>
          </table:table-cell>
          <table:table-cell office:value-type="float" office:value="46519" calcext:value-type="float">
            <text:p>46519</text:p>
          </table:table-cell>
          <table:table-cell office:value-type="float" office:value="1805.969975" calcext:value-type="float">
            <text:p>1805,969975</text:p>
          </table:table-cell>
          <table:table-cell office:value-type="float" office:value="-540.460942" calcext:value-type="float">
            <text:p>-540,460942</text:p>
          </table:table-cell>
          <table:table-cell office:value-type="float" office:value="21" calcext:value-type="float">
            <text:p>21</text:p>
          </table:table-cell>
          <table:table-cell office:value-type="float" office:value="1E+020" calcext:value-type="float">
            <text:p>1E+020</text:p>
          </table:table-cell>
          <table:table-cell office:value-type="float" office:value="-540.460942" calcext:value-type="float">
            <text:p>-540,4609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0.95" calcext:value-type="float">
            <text:p>1800,95</text:p>
          </table:table-cell>
          <table:table-cell office:value-type="float" office:value="1805.37" calcext:value-type="float">
            <text:p>1805,37</text:p>
          </table:table-cell>
          <table:table-cell office:value-type="float" office:value="975314991" calcext:value-type="float">
            <text:p>9753149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5];&quot;-&quot;;[.C25];&quot;-&quot;;[.E25];&quot;-&quot;;LEFT(RIGHT([.A25];6);1))" office:value-type="string" office:string-value="r20-25-562-2" calcext:value-type="string">
            <text:p>r20-25-562-2</text:p>
          </table:table-cell>
          <table:table-cell table:formula="of:=ROUND(([.F25]/[.G25])*100;2)" office:value-type="float" office:value="0" calcext:value-type="float">
            <text:p>0</text:p>
          </table:table-cell>
          <table:table-cell table:formula="of:=[.M25]" office:value-type="float" office:value="-540.460942" calcext:value-type="float">
            <text:p>-540,5</text:p>
          </table:table-cell>
          <table:table-cell table:formula="of:=[.J25]" office:value-type="float" office:value="-540.460942" calcext:value-type="float">
            <text:p>-540,5</text:p>
          </table:table-cell>
          <table:table-cell table:formula="of:=[.K25]" office:value-type="float" office:value="21" calcext:value-type="float">
            <text:p>21</text:p>
          </table:table-cell>
          <table:table-cell table:formula="of:=[.I25]" office:value-type="float" office:value="1805.969975" calcext:value-type="float">
            <text:p>1805,969975</text:p>
          </table:table-cell>
          <table:table-cell table:formula="of:=IF([.L25]&lt;10000000;[.L25];&quot;*&quot;)" office:value-type="string" office:string-value="*" calcext:value-type="string">
            <text:p>*</text:p>
          </table:table-cell>
          <table:table-cell table:formula="of:=[.N2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062" calcext:value-type="float">
            <text:p>4062</text:p>
          </table:table-cell>
          <table:table-cell office:value-type="float" office:value="3699" calcext:value-type="float">
            <text:p>3699</text:p>
          </table:table-cell>
          <table:table-cell office:value-type="float" office:value="1801.828493" calcext:value-type="float">
            <text:p>1801,828493</text:p>
          </table:table-cell>
          <table:table-cell office:value-type="float" office:value="-181.749896" calcext:value-type="float">
            <text:p>-181,749896</text:p>
          </table:table-cell>
          <table:table-cell office:value-type="float" office:value="-32" calcext:value-type="float">
            <text:p>-32</text:p>
          </table:table-cell>
          <table:table-cell office:value-type="float" office:value="4.679684" calcext:value-type="float">
            <text:p>4,679684</text:p>
          </table:table-cell>
          <table:table-cell office:value-type="float" office:value="-181.771766" calcext:value-type="float">
            <text:p>-181,771766</text:p>
          </table:table-cell>
          <table:table-cell office:value-type="float" office:value="19102" calcext:value-type="float">
            <text:p>19102</text:p>
          </table:table-cell>
          <table:table-cell office:value-type="float" office:value="6175" calcext:value-type="float">
            <text:p>6175</text:p>
          </table:table-cell>
          <table:table-cell office:value-type="float" office:value="1800" calcext:value-type="float">
            <text:p>1800</text:p>
          </table:table-cell>
          <table:table-cell office:value-type="float" office:value="1800.1" calcext:value-type="float">
            <text:p>1800,1</text:p>
          </table:table-cell>
          <table:table-cell office:value-type="float" office:value="65632295" calcext:value-type="float">
            <text:p>656322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6];&quot;-&quot;;[.C26];&quot;-&quot;;[.E26];&quot;-&quot;;LEFT(RIGHT([.A26];6);1))" office:value-type="string" office:string-value="r20-5-187-1" calcext:value-type="string">
            <text:p>r20-5-187-1</text:p>
          </table:table-cell>
          <table:table-cell table:formula="of:=ROUND(([.F26]/[.G26])*100;2)" office:value-type="float" office:value="0" calcext:value-type="float">
            <text:p>0</text:p>
          </table:table-cell>
          <table:table-cell table:formula="of:=[.M26]" office:value-type="float" office:value="-181.771766" calcext:value-type="float">
            <text:p>-181,8</text:p>
          </table:table-cell>
          <table:table-cell table:formula="of:=[.J26]" office:value-type="float" office:value="-181.749896" calcext:value-type="float">
            <text:p>-181,7</text:p>
          </table:table-cell>
          <table:table-cell table:formula="of:=[.K26]" office:value-type="float" office:value="-32" calcext:value-type="float">
            <text:p>-32</text:p>
          </table:table-cell>
          <table:table-cell table:formula="of:=[.I26]" office:value-type="float" office:value="1801.828493" calcext:value-type="float">
            <text:p>1801,828493</text:p>
          </table:table-cell>
          <table:table-cell table:formula="of:=IF([.L26]&lt;10000000;[.L26];&quot;*&quot;)" office:value-type="float" office:value="4.679684" calcext:value-type="float">
            <text:p>4,68</text:p>
          </table:table-cell>
          <table:table-cell table:formula="of:=[.N26]" office:value-type="float" office:value="19102" calcext:value-type="float">
            <text:p>19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4062" calcext:value-type="float">
            <text:p>4062</text:p>
          </table:table-cell>
          <table:table-cell office:value-type="float" office:value="2843" calcext:value-type="float">
            <text:p>2843</text:p>
          </table:table-cell>
          <table:table-cell office:value-type="float" office:value="1802.561809" calcext:value-type="float">
            <text:p>1802,561809</text:p>
          </table:table-cell>
          <table:table-cell office:value-type="float" office:value="-183.319741" calcext:value-type="float">
            <text:p>-183,319741</text:p>
          </table:table-cell>
          <table:table-cell office:value-type="float" office:value="-27" calcext:value-type="float">
            <text:p>-27</text:p>
          </table:table-cell>
          <table:table-cell office:value-type="float" office:value="5.78962" calcext:value-type="float">
            <text:p>5,78962</text:p>
          </table:table-cell>
          <table:table-cell office:value-type="float" office:value="-183.339103" calcext:value-type="float">
            <text:p>-183,339103</text:p>
          </table:table-cell>
          <table:table-cell office:value-type="float" office:value="29926" calcext:value-type="float">
            <text:p>29926</text:p>
          </table:table-cell>
          <table:table-cell office:value-type="float" office:value="8362" calcext:value-type="float">
            <text:p>8362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9" calcext:value-type="float">
            <text:p>1800,09</text:p>
          </table:table-cell>
          <table:table-cell office:value-type="float" office:value="73786720" calcext:value-type="float">
            <text:p>737867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7];&quot;-&quot;;[.C27];&quot;-&quot;;[.E27];&quot;-&quot;;LEFT(RIGHT([.A27];6);1))" office:value-type="string" office:string-value="r20-5-187-2" calcext:value-type="string">
            <text:p>r20-5-187-2</text:p>
          </table:table-cell>
          <table:table-cell table:formula="of:=ROUND(([.F27]/[.G27])*100;2)" office:value-type="float" office:value="0" calcext:value-type="float">
            <text:p>0</text:p>
          </table:table-cell>
          <table:table-cell table:formula="of:=[.M27]" office:value-type="float" office:value="-183.339103" calcext:value-type="float">
            <text:p>-183,3</text:p>
          </table:table-cell>
          <table:table-cell table:formula="of:=[.J27]" office:value-type="float" office:value="-183.319741" calcext:value-type="float">
            <text:p>-183,3</text:p>
          </table:table-cell>
          <table:table-cell table:formula="of:=[.K27]" office:value-type="float" office:value="-27" calcext:value-type="float">
            <text:p>-27</text:p>
          </table:table-cell>
          <table:table-cell table:formula="of:=[.I27]" office:value-type="float" office:value="1802.561809" calcext:value-type="float">
            <text:p>1802,561809</text:p>
          </table:table-cell>
          <table:table-cell table:formula="of:=IF([.L27]&lt;10000000;[.L27];&quot;*&quot;)" office:value-type="float" office:value="5.78962" calcext:value-type="float">
            <text:p>5,79</text:p>
          </table:table-cell>
          <table:table-cell table:formula="of:=[.N27]" office:value-type="float" office:value="29926" calcext:value-type="float">
            <text:p>29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8174" calcext:value-type="float">
            <text:p>8174</text:p>
          </table:table-cell>
          <table:table-cell office:value-type="float" office:value="1800.774931" calcext:value-type="float">
            <text:p>1800,774931</text:p>
          </table:table-cell>
          <table:table-cell office:value-type="float" office:value="-362" calcext:value-type="float">
            <text:p>-362</text:p>
          </table:table-cell>
          <table:table-cell office:value-type="float" office:value="-6" calcext:value-type="float">
            <text:p>-6</text:p>
          </table:table-cell>
          <table:table-cell office:value-type="float" office:value="59.333333" calcext:value-type="float">
            <text:p>59,333333</text:p>
          </table:table-cell>
          <table:table-cell office:value-type="float" office:value="-362.567777" calcext:value-type="float">
            <text:p>-362,56777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800.03" calcext:value-type="float">
            <text:p>1800,03</text:p>
          </table:table-cell>
          <table:table-cell office:value-type="float" office:value="1800.43" calcext:value-type="float">
            <text:p>1800,43</text:p>
          </table:table-cell>
          <table:table-cell office:value-type="float" office:value="116191789" calcext:value-type="float">
            <text:p>1161917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8];&quot;-&quot;;[.C28];&quot;-&quot;;[.E28];&quot;-&quot;;LEFT(RIGHT([.A28];6);1))" office:value-type="string" office:string-value="r20-5-375-1" calcext:value-type="string">
            <text:p>r20-5-375-1</text:p>
          </table:table-cell>
          <table:table-cell table:formula="of:=ROUND(([.F28]/[.G28])*100;2)" office:value-type="float" office:value="0" calcext:value-type="float">
            <text:p>0</text:p>
          </table:table-cell>
          <table:table-cell table:formula="of:=[.M28]" office:value-type="float" office:value="-362.567777" calcext:value-type="float">
            <text:p>-362,6</text:p>
          </table:table-cell>
          <table:table-cell table:formula="of:=[.J28]" office:value-type="float" office:value="-362" calcext:value-type="float">
            <text:p>-362,0</text:p>
          </table:table-cell>
          <table:table-cell table:formula="of:=[.K28]" office:value-type="float" office:value="-6" calcext:value-type="float">
            <text:p>-6</text:p>
          </table:table-cell>
          <table:table-cell table:formula="of:=[.I28]" office:value-type="float" office:value="1800.774931" calcext:value-type="float">
            <text:p>1800,774931</text:p>
          </table:table-cell>
          <table:table-cell table:formula="of:=IF([.L28]&lt;10000000;[.L28];&quot;*&quot;)" office:value-type="float" office:value="59.333333" calcext:value-type="float">
            <text:p>59,33</text:p>
          </table:table-cell>
          <table:table-cell table:formula="of:=[.N28]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8556" calcext:value-type="float">
            <text:p>8556</text:p>
          </table:table-cell>
          <table:table-cell office:value-type="float" office:value="1800.610782" calcext:value-type="float">
            <text:p>1800,610782</text:p>
          </table:table-cell>
          <table:table-cell office:value-type="float" office:value="-363" calcext:value-type="float">
            <text:p>-363</text:p>
          </table:table-cell>
          <table:table-cell office:value-type="float" office:value="-41" calcext:value-type="float">
            <text:p>-41</text:p>
          </table:table-cell>
          <table:table-cell office:value-type="float" office:value="7.853659" calcext:value-type="float">
            <text:p>7,853659</text:p>
          </table:table-cell>
          <table:table-cell office:value-type="float" office:value="-363.24675" calcext:value-type="float">
            <text:p>-363,24675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800.39" calcext:value-type="float">
            <text:p>1800,39</text:p>
          </table:table-cell>
          <table:table-cell office:value-type="float" office:value="115816748" calcext:value-type="float">
            <text:p>1158167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29];&quot;-&quot;;[.C29];&quot;-&quot;;[.E29];&quot;-&quot;;LEFT(RIGHT([.A29];6);1))" office:value-type="string" office:string-value="r20-5-375-2" calcext:value-type="string">
            <text:p>r20-5-375-2</text:p>
          </table:table-cell>
          <table:table-cell table:formula="of:=ROUND(([.F29]/[.G29])*100;2)" office:value-type="float" office:value="0" calcext:value-type="float">
            <text:p>0</text:p>
          </table:table-cell>
          <table:table-cell table:formula="of:=[.M29]" office:value-type="float" office:value="-363.24675" calcext:value-type="float">
            <text:p>-363,2</text:p>
          </table:table-cell>
          <table:table-cell table:formula="of:=[.J29]" office:value-type="float" office:value="-363" calcext:value-type="float">
            <text:p>-363,0</text:p>
          </table:table-cell>
          <table:table-cell table:formula="of:=[.K29]" office:value-type="float" office:value="-41" calcext:value-type="float">
            <text:p>-41</text:p>
          </table:table-cell>
          <table:table-cell table:formula="of:=[.I29]" office:value-type="float" office:value="1800.610782" calcext:value-type="float">
            <text:p>1800,610782</text:p>
          </table:table-cell>
          <table:table-cell table:formula="of:=IF([.L29]&lt;10000000;[.L29];&quot;*&quot;)" office:value-type="float" office:value="7.853659" calcext:value-type="float">
            <text:p>7,85</text:p>
          </table:table-cell>
          <table:table-cell table:formula="of:=[.N29]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2187" calcext:value-type="float">
            <text:p>12187</text:p>
          </table:table-cell>
          <table:table-cell office:value-type="float" office:value="13241" calcext:value-type="float">
            <text:p>13241</text:p>
          </table:table-cell>
          <table:table-cell office:value-type="float" office:value="1801.249089" calcext:value-type="float">
            <text:p>1801,249089</text:p>
          </table:table-cell>
          <table:table-cell office:value-type="float" office:value="-542.900669" calcext:value-type="float">
            <text:p>-542,900669</text:p>
          </table:table-cell>
          <table:table-cell office:value-type="float" office:value="-12" calcext:value-type="float">
            <text:p>-12</text:p>
          </table:table-cell>
          <table:table-cell office:value-type="float" office:value="44.241722" calcext:value-type="float">
            <text:p>44,241722</text:p>
          </table:table-cell>
          <table:table-cell office:value-type="float" office:value="-542.903065" calcext:value-type="float">
            <text:p>-542,903065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800.87" calcext:value-type="float">
            <text:p>1800,87</text:p>
          </table:table-cell>
          <table:table-cell office:value-type="float" office:value="239290972" calcext:value-type="float">
            <text:p>2392909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0];&quot;-&quot;;[.C30];&quot;-&quot;;[.E30];&quot;-&quot;;LEFT(RIGHT([.A30];6);1))" office:value-type="string" office:string-value="r20-5-562-1" calcext:value-type="string">
            <text:p>r20-5-562-1</text:p>
          </table:table-cell>
          <table:table-cell table:formula="of:=ROUND(([.F30]/[.G30])*100;2)" office:value-type="float" office:value="0" calcext:value-type="float">
            <text:p>0</text:p>
          </table:table-cell>
          <table:table-cell table:formula="of:=[.M30]" office:value-type="float" office:value="-542.903065" calcext:value-type="float">
            <text:p>-542,9</text:p>
          </table:table-cell>
          <table:table-cell table:formula="of:=[.J30]" office:value-type="float" office:value="-542.900669" calcext:value-type="float">
            <text:p>-542,9</text:p>
          </table:table-cell>
          <table:table-cell table:formula="of:=[.K30]" office:value-type="float" office:value="-12" calcext:value-type="float">
            <text:p>-12</text:p>
          </table:table-cell>
          <table:table-cell table:formula="of:=[.I30]" office:value-type="float" office:value="1801.249089" calcext:value-type="float">
            <text:p>1801,249089</text:p>
          </table:table-cell>
          <table:table-cell table:formula="of:=IF([.L30]&lt;10000000;[.L30];&quot;*&quot;)" office:value-type="float" office:value="44.241722" calcext:value-type="float">
            <text:p>44,24</text:p>
          </table:table-cell>
          <table:table-cell table:formula="of:=[.N30]" office:value-type="float" office:value="575" calcext:value-type="float">
            <text:p>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12187" calcext:value-type="float">
            <text:p>12187</text:p>
          </table:table-cell>
          <table:table-cell office:value-type="float" office:value="13329" calcext:value-type="float">
            <text:p>13329</text:p>
          </table:table-cell>
          <table:table-cell office:value-type="float" office:value="1801.113544" calcext:value-type="float">
            <text:p>1801,113544</text:p>
          </table:table-cell>
          <table:table-cell office:value-type="float" office:value="-543.436046" calcext:value-type="float">
            <text:p>-543,436046</text:p>
          </table:table-cell>
          <table:table-cell office:value-type="float" office:value="9" calcext:value-type="float">
            <text:p>9</text:p>
          </table:table-cell>
          <table:table-cell office:value-type="float" office:value="1E+020" calcext:value-type="float">
            <text:p>1E+020</text:p>
          </table:table-cell>
          <table:table-cell office:value-type="float" office:value="-543.436046" calcext:value-type="float">
            <text:p>-543,436046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800.05" calcext:value-type="float">
            <text:p>1800,05</text:p>
          </table:table-cell>
          <table:table-cell office:value-type="float" office:value="1800.92" calcext:value-type="float">
            <text:p>1800,92</text:p>
          </table:table-cell>
          <table:table-cell office:value-type="float" office:value="235994292" calcext:value-type="float">
            <text:p>235994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1];&quot;-&quot;;[.C31];&quot;-&quot;;[.E31];&quot;-&quot;;LEFT(RIGHT([.A31];6);1))" office:value-type="string" office:string-value="r20-5-562-2" calcext:value-type="string">
            <text:p>r20-5-562-2</text:p>
          </table:table-cell>
          <table:table-cell table:formula="of:=ROUND(([.F31]/[.G31])*100;2)" office:value-type="float" office:value="0" calcext:value-type="float">
            <text:p>0</text:p>
          </table:table-cell>
          <table:table-cell table:formula="of:=[.M31]" office:value-type="float" office:value="-543.436046" calcext:value-type="float">
            <text:p>-543,4</text:p>
          </table:table-cell>
          <table:table-cell table:formula="of:=[.J31]" office:value-type="float" office:value="-543.436046" calcext:value-type="float">
            <text:p>-543,4</text:p>
          </table:table-cell>
          <table:table-cell table:formula="of:=[.K31]" office:value-type="float" office:value="9" calcext:value-type="float">
            <text:p>9</text:p>
          </table:table-cell>
          <table:table-cell table:formula="of:=[.I31]" office:value-type="float" office:value="1801.113544" calcext:value-type="float">
            <text:p>1801,113544</text:p>
          </table:table-cell>
          <table:table-cell table:formula="of:=IF([.L31]&lt;10000000;[.L31];&quot;*&quot;)" office:value-type="string" office:string-value="*" calcext:value-type="string">
            <text:p>*</text:p>
          </table:table-cell>
          <table:table-cell table:formula="of:=[.N31]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2147" calcext:value-type="float">
            <text:p>2147</text:p>
          </table:table-cell>
          <table:table-cell office:value-type="float" office:value="1801.357453" calcext:value-type="float">
            <text:p>1801,357453</text:p>
          </table:table-cell>
          <table:table-cell office:value-type="float" office:value="-142.916111" calcext:value-type="float">
            <text:p>-142,916111</text:p>
          </table:table-cell>
          <table:table-cell office:value-type="float" office:value="-3" calcext:value-type="float">
            <text:p>-3</text:p>
          </table:table-cell>
          <table:table-cell office:value-type="float" office:value="46.638704" calcext:value-type="float">
            <text:p>46,638704</text:p>
          </table:table-cell>
          <table:table-cell office:value-type="float" office:value="-142.950809" calcext:value-type="float">
            <text:p>-142,950809</text:p>
          </table:table-cell>
          <table:table-cell office:value-type="float" office:value="7317" calcext:value-type="float">
            <text:p>7317</text:p>
          </table:table-cell>
          <table:table-cell office:value-type="float" office:value="7318" calcext:value-type="float">
            <text:p>7318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800.05" calcext:value-type="float">
            <text:p>1800,05</text:p>
          </table:table-cell>
          <table:table-cell office:value-type="float" office:value="58128336" calcext:value-type="float">
            <text:p>581283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2];&quot;-&quot;;[.C32];&quot;-&quot;;[.E32];&quot;-&quot;;LEFT(RIGHT([.A32];6);1))" office:value-type="string" office:string-value="r4-10-187-1" calcext:value-type="string">
            <text:p>r4-10-187-1</text:p>
          </table:table-cell>
          <table:table-cell table:formula="of:=ROUND(([.F32]/[.G32])*100;2)" office:value-type="float" office:value="0" calcext:value-type="float">
            <text:p>0</text:p>
          </table:table-cell>
          <table:table-cell table:formula="of:=[.M32]" office:value-type="float" office:value="-142.950809" calcext:value-type="float">
            <text:p>-143,0</text:p>
          </table:table-cell>
          <table:table-cell table:formula="of:=[.J32]" office:value-type="float" office:value="-142.916111" calcext:value-type="float">
            <text:p>-142,9</text:p>
          </table:table-cell>
          <table:table-cell table:formula="of:=[.K32]" office:value-type="float" office:value="-3" calcext:value-type="float">
            <text:p>-3</text:p>
          </table:table-cell>
          <table:table-cell table:formula="of:=[.I32]" office:value-type="float" office:value="1801.357453" calcext:value-type="float">
            <text:p>1801,357453</text:p>
          </table:table-cell>
          <table:table-cell table:formula="of:=IF([.L32]&lt;10000000;[.L32];&quot;*&quot;)" office:value-type="float" office:value="46.638704" calcext:value-type="float">
            <text:p>46,64</text:p>
          </table:table-cell>
          <table:table-cell table:formula="of:=[.N32]" office:value-type="float" office:value="7317" calcext:value-type="float">
            <text:p>7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office:value-type="float" office:value="2136" calcext:value-type="float">
            <text:p>2136</text:p>
          </table:table-cell>
          <table:table-cell office:value-type="float" office:value="1801.463344" calcext:value-type="float">
            <text:p>1801,463344</text:p>
          </table:table-cell>
          <table:table-cell office:value-type="float" office:value="-143.119741" calcext:value-type="float">
            <text:p>-143,119741</text:p>
          </table:table-cell>
          <table:table-cell office:value-type="float" office:value="5" calcext:value-type="float">
            <text:p>5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43.160045" calcext:value-type="float">
            <text:p>-143,160045</text:p>
          </table:table-cell>
          <table:table-cell office:value-type="float" office:value="11481" calcext:value-type="float">
            <text:p>11481</text:p>
          </table:table-cell>
          <table:table-cell office:value-type="float" office:value="11480" calcext:value-type="float">
            <text:p>11480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4" calcext:value-type="float">
            <text:p>1800,04</text:p>
          </table:table-cell>
          <table:table-cell office:value-type="float" office:value="63855960" calcext:value-type="float">
            <text:p>638559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3];&quot;-&quot;;[.C33];&quot;-&quot;;[.E33];&quot;-&quot;;LEFT(RIGHT([.A33];6);1))" office:value-type="string" office:string-value="r4-10-187-2" calcext:value-type="string">
            <text:p>r4-10-187-2</text:p>
          </table:table-cell>
          <table:table-cell table:formula="of:=ROUND(([.F33]/[.G33])*100;2)" office:value-type="float" office:value="0" calcext:value-type="float">
            <text:p>0</text:p>
          </table:table-cell>
          <table:table-cell table:formula="of:=[.M33]" office:value-type="float" office:value="-143.160045" calcext:value-type="float">
            <text:p>-143,2</text:p>
          </table:table-cell>
          <table:table-cell table:formula="of:=[.J33]" office:value-type="float" office:value="-143.119741" calcext:value-type="float">
            <text:p>-143,1</text:p>
          </table:table-cell>
          <table:table-cell table:formula="of:=[.K33]" office:value-type="float" office:value="5" calcext:value-type="float">
            <text:p>5</text:p>
          </table:table-cell>
          <table:table-cell table:formula="of:=[.I33]" office:value-type="float" office:value="1801.463344" calcext:value-type="float">
            <text:p>1801,463344</text:p>
          </table:table-cell>
          <table:table-cell table:formula="of:=IF([.L33]&lt;10000000;[.L33];&quot;*&quot;)" office:value-type="string" office:string-value="*" calcext:value-type="string">
            <text:p>*</text:p>
          </table:table-cell>
          <table:table-cell table:formula="of:=[.N33]" office:value-type="float" office:value="11481" calcext:value-type="float">
            <text:p>11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1053" calcext:value-type="float">
            <text:p>1053</text:p>
          </table:table-cell>
          <table:table-cell office:value-type="float" office:value="2762" calcext:value-type="float">
            <text:p>2762</text:p>
          </table:table-cell>
          <table:table-cell office:value-type="float" office:value="6189" calcext:value-type="float">
            <text:p>6189</text:p>
          </table:table-cell>
          <table:table-cell office:value-type="float" office:value="1800.416225" calcext:value-type="float">
            <text:p>1800,416225</text:p>
          </table:table-cell>
          <table:table-cell office:value-type="float" office:value="-283.447354" calcext:value-type="float">
            <text:p>-283,447354</text:p>
          </table:table-cell>
          <table:table-cell office:value-type="float" office:value="2" calcext:value-type="float">
            <text:p>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3.447529" calcext:value-type="float">
            <text:p>-283,447529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800.07" calcext:value-type="float">
            <text:p>1800,07</text:p>
          </table:table-cell>
          <table:table-cell office:value-type="float" office:value="1800.25" calcext:value-type="float">
            <text:p>1800,25</text:p>
          </table:table-cell>
          <table:table-cell office:value-type="float" office:value="171378921" calcext:value-type="float">
            <text:p>1713789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4];&quot;-&quot;;[.C34];&quot;-&quot;;[.E34];&quot;-&quot;;LEFT(RIGHT([.A34];6);1))" office:value-type="string" office:string-value="r4-10-375-1" calcext:value-type="string">
            <text:p>r4-10-375-1</text:p>
          </table:table-cell>
          <table:table-cell table:formula="of:=ROUND(([.F34]/[.G34])*100;2)" office:value-type="float" office:value="38.12" calcext:value-type="float">
            <text:p>38,12</text:p>
          </table:table-cell>
          <table:table-cell table:formula="of:=[.M34]" office:value-type="float" office:value="-283.447529" calcext:value-type="float">
            <text:p>-283,4</text:p>
          </table:table-cell>
          <table:table-cell table:formula="of:=[.J34]" office:value-type="float" office:value="-283.447354" calcext:value-type="float">
            <text:p>-283,4</text:p>
          </table:table-cell>
          <table:table-cell table:formula="of:=[.K34]" office:value-type="float" office:value="2" calcext:value-type="float">
            <text:p>2</text:p>
          </table:table-cell>
          <table:table-cell table:formula="of:=[.I34]" office:value-type="float" office:value="1800.416225" calcext:value-type="float">
            <text:p>1800,416225</text:p>
          </table:table-cell>
          <table:table-cell table:formula="of:=IF([.L34]&lt;10000000;[.L34];&quot;*&quot;)" office:value-type="string" office:string-value="*" calcext:value-type="string">
            <text:p>*</text:p>
          </table:table-cell>
          <table:table-cell table:formula="of:=[.N34]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762" calcext:value-type="float">
            <text:p>2762</text:p>
          </table:table-cell>
          <table:table-cell office:value-type="float" office:value="5089" calcext:value-type="float">
            <text:p>5089</text:p>
          </table:table-cell>
          <table:table-cell office:value-type="float" office:value="1800.498515" calcext:value-type="float">
            <text:p>1800,498515</text:p>
          </table:table-cell>
          <table:table-cell office:value-type="float" office:value="-286.603823" calcext:value-type="float">
            <text:p>-286,603823</text:p>
          </table:table-cell>
          <table:table-cell office:value-type="float" office:value="18" calcext:value-type="float">
            <text:p>18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6.603823" calcext:value-type="float">
            <text:p>-286,60382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800.17" calcext:value-type="float">
            <text:p>1800,17</text:p>
          </table:table-cell>
          <table:table-cell office:value-type="float" office:value="1800.33" calcext:value-type="float">
            <text:p>1800,33</text:p>
          </table:table-cell>
          <table:table-cell office:value-type="float" office:value="171320722" calcext:value-type="float">
            <text:p>1713207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5];&quot;-&quot;;[.C35];&quot;-&quot;;[.E35];&quot;-&quot;;LEFT(RIGHT([.A35];6);1))" office:value-type="string" office:string-value="r4-10-375-2" calcext:value-type="string">
            <text:p>r4-10-375-2</text:p>
          </table:table-cell>
          <table:table-cell table:formula="of:=ROUND(([.F35]/[.G35])*100;2)" office:value-type="float" office:value="0" calcext:value-type="float">
            <text:p>0</text:p>
          </table:table-cell>
          <table:table-cell table:formula="of:=[.M35]" office:value-type="float" office:value="-286.603823" calcext:value-type="float">
            <text:p>-286,6</text:p>
          </table:table-cell>
          <table:table-cell table:formula="of:=[.J35]" office:value-type="float" office:value="-286.603823" calcext:value-type="float">
            <text:p>-286,6</text:p>
          </table:table-cell>
          <table:table-cell table:formula="of:=[.K35]" office:value-type="float" office:value="18" calcext:value-type="float">
            <text:p>18</text:p>
          </table:table-cell>
          <table:table-cell table:formula="of:=[.I35]" office:value-type="float" office:value="1800.498515" calcext:value-type="float">
            <text:p>1800,498515</text:p>
          </table:table-cell>
          <table:table-cell table:formula="of:=IF([.L35]&lt;10000000;[.L35];&quot;*&quot;)" office:value-type="string" office:string-value="*" calcext:value-type="string">
            <text:p>*</text:p>
          </table:table-cell>
          <table:table-cell table:formula="of:=[.N35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float" office:value="10932" calcext:value-type="float">
            <text:p>10932</text:p>
          </table:table-cell>
          <table:table-cell office:value-type="float" office:value="1800.874579" calcext:value-type="float">
            <text:p>1800,874579</text:p>
          </table:table-cell>
          <table:table-cell office:value-type="float" office:value="-424.074995" calcext:value-type="float">
            <text:p>-424,074995</text:p>
          </table:table-cell>
          <table:table-cell office:value-type="float" office:value="37" calcext:value-type="float">
            <text:p>37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24.078413" calcext:value-type="float">
            <text:p>-424,07841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800.12" calcext:value-type="float">
            <text:p>1800,12</text:p>
          </table:table-cell>
          <table:table-cell office:value-type="float" office:value="1800.51" calcext:value-type="float">
            <text:p>1800,51</text:p>
          </table:table-cell>
          <table:table-cell office:value-type="float" office:value="381112548" calcext:value-type="float">
            <text:p>3811125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6];&quot;-&quot;;[.C36];&quot;-&quot;;[.E36];&quot;-&quot;;LEFT(RIGHT([.A36];6);1))" office:value-type="string" office:string-value="r4-10-562-1" calcext:value-type="string">
            <text:p>r4-10-562-1</text:p>
          </table:table-cell>
          <table:table-cell table:formula="of:=ROUND(([.F36]/[.G36])*100;2)" office:value-type="float" office:value="0" calcext:value-type="float">
            <text:p>0</text:p>
          </table:table-cell>
          <table:table-cell table:formula="of:=[.M36]" office:value-type="float" office:value="-424.078413" calcext:value-type="float">
            <text:p>-424,1</text:p>
          </table:table-cell>
          <table:table-cell table:formula="of:=[.J36]" office:value-type="float" office:value="-424.074995" calcext:value-type="float">
            <text:p>-424,1</text:p>
          </table:table-cell>
          <table:table-cell table:formula="of:=[.K36]" office:value-type="float" office:value="37" calcext:value-type="float">
            <text:p>37</text:p>
          </table:table-cell>
          <table:table-cell table:formula="of:=[.I36]" office:value-type="float" office:value="1800.874579" calcext:value-type="float">
            <text:p>1800,874579</text:p>
          </table:table-cell>
          <table:table-cell table:formula="of:=IF([.L36]&lt;10000000;[.L36];&quot;*&quot;)" office:value-type="string" office:string-value="*" calcext:value-type="string">
            <text:p>*</text:p>
          </table:table-cell>
          <table:table-cell table:formula="of:=[.N36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float" office:value="10119" calcext:value-type="float">
            <text:p>10119</text:p>
          </table:table-cell>
          <table:table-cell office:value-type="float" office:value="1800.866369" calcext:value-type="float">
            <text:p>1800,866369</text:p>
          </table:table-cell>
          <table:table-cell office:value-type="float" office:value="-425.732465" calcext:value-type="float">
            <text:p>-425,732465</text:p>
          </table:table-cell>
          <table:table-cell office:value-type="float" office:value="30" calcext:value-type="float">
            <text:p>30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25.738244" calcext:value-type="float">
            <text:p>-425,738244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800.19" calcext:value-type="float">
            <text:p>1800,19</text:p>
          </table:table-cell>
          <table:table-cell office:value-type="float" office:value="1800.6" calcext:value-type="float">
            <text:p>1800,6</text:p>
          </table:table-cell>
          <table:table-cell office:value-type="float" office:value="382705628" calcext:value-type="float">
            <text:p>382705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7];&quot;-&quot;;[.C37];&quot;-&quot;;[.E37];&quot;-&quot;;LEFT(RIGHT([.A37];6);1))" office:value-type="string" office:string-value="r4-10-562-2" calcext:value-type="string">
            <text:p>r4-10-562-2</text:p>
          </table:table-cell>
          <table:table-cell table:formula="of:=ROUND(([.F37]/[.G37])*100;2)" office:value-type="float" office:value="0" calcext:value-type="float">
            <text:p>0</text:p>
          </table:table-cell>
          <table:table-cell table:formula="of:=[.M37]" office:value-type="float" office:value="-425.738244" calcext:value-type="float">
            <text:p>-425,7</text:p>
          </table:table-cell>
          <table:table-cell table:formula="of:=[.J37]" office:value-type="float" office:value="-425.732465" calcext:value-type="float">
            <text:p>-425,7</text:p>
          </table:table-cell>
          <table:table-cell table:formula="of:=[.K37]" office:value-type="float" office:value="30" calcext:value-type="float">
            <text:p>30</text:p>
          </table:table-cell>
          <table:table-cell table:formula="of:=[.I37]" office:value-type="float" office:value="1800.866369" calcext:value-type="float">
            <text:p>1800,866369</text:p>
          </table:table-cell>
          <table:table-cell table:formula="of:=IF([.L37]&lt;10000000;[.L37];&quot;*&quot;)" office:value-type="string" office:string-value="*" calcext:value-type="string">
            <text:p>*</text:p>
          </table:table-cell>
          <table:table-cell table:formula="of:=[.N37]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office:value-type="float" office:value="3112" calcext:value-type="float">
            <text:p>3112</text:p>
          </table:table-cell>
          <table:table-cell office:value-type="float" office:value="1801.086501" calcext:value-type="float">
            <text:p>1801,086501</text:p>
          </table:table-cell>
          <table:table-cell office:value-type="float" office:value="-140" calcext:value-type="float">
            <text:p>-140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40.533372" calcext:value-type="float">
            <text:p>-140,533372</text:p>
          </table:table-cell>
          <table:table-cell office:value-type="float" office:value="6911" calcext:value-type="float">
            <text:p>6911</text:p>
          </table:table-cell>
          <table:table-cell office:value-type="float" office:value="4095" calcext:value-type="float">
            <text:p>4095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7" calcext:value-type="float">
            <text:p>1800,07</text:p>
          </table:table-cell>
          <table:table-cell office:value-type="float" office:value="97456778" calcext:value-type="float">
            <text:p>97456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8];&quot;-&quot;;[.C38];&quot;-&quot;;[.E38];&quot;-&quot;;LEFT(RIGHT([.A38];6);1))" office:value-type="string" office:string-value="r4-15-187-1" calcext:value-type="string">
            <text:p>r4-15-187-1</text:p>
          </table:table-cell>
          <table:table-cell table:formula="of:=ROUND(([.F38]/[.G38])*100;2)" office:value-type="float" office:value="0" calcext:value-type="float">
            <text:p>0</text:p>
          </table:table-cell>
          <table:table-cell table:formula="of:=[.M38]" office:value-type="float" office:value="-140.533372" calcext:value-type="float">
            <text:p>-140,5</text:p>
          </table:table-cell>
          <table:table-cell table:formula="of:=[.J38]" office:value-type="float" office:value="-140" calcext:value-type="float">
            <text:p>-140,0</text:p>
          </table:table-cell>
          <table:table-cell table:formula="of:=[.K38]" office:value-type="float" office:value="4" calcext:value-type="float">
            <text:p>4</text:p>
          </table:table-cell>
          <table:table-cell table:formula="of:=[.I38]" office:value-type="float" office:value="1801.086501" calcext:value-type="float">
            <text:p>1801,086501</text:p>
          </table:table-cell>
          <table:table-cell table:formula="of:=IF([.L38]&lt;10000000;[.L38];&quot;*&quot;)" office:value-type="string" office:string-value="*" calcext:value-type="string">
            <text:p>*</text:p>
          </table:table-cell>
          <table:table-cell table:formula="of:=[.N38]" office:value-type="float" office:value="6911" calcext:value-type="float">
            <text:p>6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office:value-type="float" office:value="2758" calcext:value-type="float">
            <text:p>2758</text:p>
          </table:table-cell>
          <table:table-cell office:value-type="float" office:value="1800.593525" calcext:value-type="float">
            <text:p>1800,593525</text:p>
          </table:table-cell>
          <table:table-cell office:value-type="float" office:value="-141.332862" calcext:value-type="float">
            <text:p>-141,332862</text:p>
          </table:table-cell>
          <table:table-cell office:value-type="float" office:value="-7" calcext:value-type="float">
            <text:p>-7</text:p>
          </table:table-cell>
          <table:table-cell office:value-type="float" office:value="19.190409" calcext:value-type="float">
            <text:p>19,190409</text:p>
          </table:table-cell>
          <table:table-cell office:value-type="float" office:value="-141.371932" calcext:value-type="float">
            <text:p>-141,371932</text:p>
          </table:table-cell>
          <table:table-cell office:value-type="float" office:value="2566" calcext:value-type="float">
            <text:p>2566</text:p>
          </table:table-cell>
          <table:table-cell office:value-type="float" office:value="2567" calcext:value-type="float">
            <text:p>2567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800.07" calcext:value-type="float">
            <text:p>1800,07</text:p>
          </table:table-cell>
          <table:table-cell office:value-type="float" office:value="74702464" calcext:value-type="float">
            <text:p>74702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39];&quot;-&quot;;[.C39];&quot;-&quot;;[.E39];&quot;-&quot;;LEFT(RIGHT([.A39];6);1))" office:value-type="string" office:string-value="r4-15-187-2" calcext:value-type="string">
            <text:p>r4-15-187-2</text:p>
          </table:table-cell>
          <table:table-cell table:formula="of:=ROUND(([.F39]/[.G39])*100;2)" office:value-type="float" office:value="0" calcext:value-type="float">
            <text:p>0</text:p>
          </table:table-cell>
          <table:table-cell table:formula="of:=[.M39]" office:value-type="float" office:value="-141.371932" calcext:value-type="float">
            <text:p>-141,4</text:p>
          </table:table-cell>
          <table:table-cell table:formula="of:=[.J39]" office:value-type="float" office:value="-141.332862" calcext:value-type="float">
            <text:p>-141,3</text:p>
          </table:table-cell>
          <table:table-cell table:formula="of:=[.K39]" office:value-type="float" office:value="-7" calcext:value-type="float">
            <text:p>-7</text:p>
          </table:table-cell>
          <table:table-cell table:formula="of:=[.I39]" office:value-type="float" office:value="1800.593525" calcext:value-type="float">
            <text:p>1800,593525</text:p>
          </table:table-cell>
          <table:table-cell table:formula="of:=IF([.L39]&lt;10000000;[.L39];&quot;*&quot;)" office:value-type="float" office:value="19.190409" calcext:value-type="float">
            <text:p>19,19</text:p>
          </table:table-cell>
          <table:table-cell table:formula="of:=[.N39]" office:value-type="float" office:value="2566" calcext:value-type="float">
            <text:p>2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float" office:value="9395" calcext:value-type="float">
            <text:p>9395</text:p>
          </table:table-cell>
          <table:table-cell office:value-type="float" office:value="1800.894955" calcext:value-type="float">
            <text:p>1800,894955</text:p>
          </table:table-cell>
          <table:table-cell office:value-type="float" office:value="-281.526927" calcext:value-type="float">
            <text:p>-281,526927</text:p>
          </table:table-cell>
          <table:table-cell office:value-type="float" office:value="38" calcext:value-type="float">
            <text:p>38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1.526927" calcext:value-type="float">
            <text:p>-281,5269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00.42" calcext:value-type="float">
            <text:p>1800,42</text:p>
          </table:table-cell>
          <table:table-cell office:value-type="float" office:value="1800.68" calcext:value-type="float">
            <text:p>1800,68</text:p>
          </table:table-cell>
          <table:table-cell office:value-type="float" office:value="251380469" calcext:value-type="float">
            <text:p>2513804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0];&quot;-&quot;;[.C40];&quot;-&quot;;[.E40];&quot;-&quot;;LEFT(RIGHT([.A40];6);1))" office:value-type="string" office:string-value="r4-15-375-1" calcext:value-type="string">
            <text:p>r4-15-375-1</text:p>
          </table:table-cell>
          <table:table-cell table:formula="of:=ROUND(([.F40]/[.G40])*100;2)" office:value-type="float" office:value="0" calcext:value-type="float">
            <text:p>0</text:p>
          </table:table-cell>
          <table:table-cell table:formula="of:=[.M40]" office:value-type="float" office:value="-281.526927" calcext:value-type="float">
            <text:p>-281,5</text:p>
          </table:table-cell>
          <table:table-cell table:formula="of:=[.J40]" office:value-type="float" office:value="-281.526927" calcext:value-type="float">
            <text:p>-281,5</text:p>
          </table:table-cell>
          <table:table-cell table:formula="of:=[.K40]" office:value-type="float" office:value="38" calcext:value-type="float">
            <text:p>38</text:p>
          </table:table-cell>
          <table:table-cell table:formula="of:=[.I40]" office:value-type="float" office:value="1800.894955" calcext:value-type="float">
            <text:p>1800,894955</text:p>
          </table:table-cell>
          <table:table-cell table:formula="of:=IF([.L40]&lt;10000000;[.L40];&quot;*&quot;)" office:value-type="string" office:string-value="*" calcext:value-type="string">
            <text:p>*</text:p>
          </table:table-cell>
          <table:table-cell table:formula="of:=[.N4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392" calcext:value-type="float">
            <text:p>3392</text:p>
          </table:table-cell>
          <table:table-cell office:value-type="float" office:value="7245" calcext:value-type="float">
            <text:p>7245</text:p>
          </table:table-cell>
          <table:table-cell office:value-type="float" office:value="1800.646984" calcext:value-type="float">
            <text:p>1800,646984</text:p>
          </table:table-cell>
          <table:table-cell office:value-type="float" office:value="-282.863019" calcext:value-type="float">
            <text:p>-282,863019</text:p>
          </table:table-cell>
          <table:table-cell office:value-type="float" office:value="25" calcext:value-type="float">
            <text:p>25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2.863019" calcext:value-type="float">
            <text:p>-282,863019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800.15" calcext:value-type="float">
            <text:p>1800,15</text:p>
          </table:table-cell>
          <table:table-cell office:value-type="float" office:value="1800.41" calcext:value-type="float">
            <text:p>1800,41</text:p>
          </table:table-cell>
          <table:table-cell office:value-type="float" office:value="253372277" calcext:value-type="float">
            <text:p>2533722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1];&quot;-&quot;;[.C41];&quot;-&quot;;[.E41];&quot;-&quot;;LEFT(RIGHT([.A41];6);1))" office:value-type="string" office:string-value="r4-15-375-2" calcext:value-type="string">
            <text:p>r4-15-375-2</text:p>
          </table:table-cell>
          <table:table-cell table:formula="of:=ROUND(([.F41]/[.G41])*100;2)" office:value-type="float" office:value="0" calcext:value-type="float">
            <text:p>0</text:p>
          </table:table-cell>
          <table:table-cell table:formula="of:=[.M41]" office:value-type="float" office:value="-282.863019" calcext:value-type="float">
            <text:p>-282,9</text:p>
          </table:table-cell>
          <table:table-cell table:formula="of:=[.J41]" office:value-type="float" office:value="-282.863019" calcext:value-type="float">
            <text:p>-282,9</text:p>
          </table:table-cell>
          <table:table-cell table:formula="of:=[.K41]" office:value-type="float" office:value="25" calcext:value-type="float">
            <text:p>25</text:p>
          </table:table-cell>
          <table:table-cell table:formula="of:=[.I41]" office:value-type="float" office:value="1800.646984" calcext:value-type="float">
            <text:p>1800,646984</text:p>
          </table:table-cell>
          <table:table-cell table:formula="of:=IF([.L41]&lt;10000000;[.L41];&quot;*&quot;)" office:value-type="string" office:string-value="*" calcext:value-type="string">
            <text:p>*</text:p>
          </table:table-cell>
          <table:table-cell table:formula="of:=[.N41]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085" calcext:value-type="float">
            <text:p>5085</text:p>
          </table:table-cell>
          <table:table-cell office:value-type="float" office:value="13426" calcext:value-type="float">
            <text:p>13426</text:p>
          </table:table-cell>
          <table:table-cell office:value-type="float" office:value="1801.954737" calcext:value-type="float">
            <text:p>1801,954737</text:p>
          </table:table-cell>
          <table:table-cell office:value-type="float" office:value="-422.628592" calcext:value-type="float">
            <text:p>-422,628592</text:p>
          </table:table-cell>
          <table:table-cell office:value-type="float" office:value="39" calcext:value-type="float">
            <text:p>39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22.628592" calcext:value-type="float">
            <text:p>-422,6285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0.94" calcext:value-type="float">
            <text:p>1800,94</text:p>
          </table:table-cell>
          <table:table-cell office:value-type="float" office:value="1801.53" calcext:value-type="float">
            <text:p>1801,53</text:p>
          </table:table-cell>
          <table:table-cell office:value-type="float" office:value="566205359" calcext:value-type="float">
            <text:p>566205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2];&quot;-&quot;;[.C42];&quot;-&quot;;[.E42];&quot;-&quot;;LEFT(RIGHT([.A42];6);1))" office:value-type="string" office:string-value="r4-15-562-1" calcext:value-type="string">
            <text:p>r4-15-562-1</text:p>
          </table:table-cell>
          <table:table-cell table:formula="of:=ROUND(([.F42]/[.G42])*100;2)" office:value-type="float" office:value="0" calcext:value-type="float">
            <text:p>0</text:p>
          </table:table-cell>
          <table:table-cell table:formula="of:=[.M42]" office:value-type="float" office:value="-422.628592" calcext:value-type="float">
            <text:p>-422,6</text:p>
          </table:table-cell>
          <table:table-cell table:formula="of:=[.J42]" office:value-type="float" office:value="-422.628592" calcext:value-type="float">
            <text:p>-422,6</text:p>
          </table:table-cell>
          <table:table-cell table:formula="of:=[.K42]" office:value-type="float" office:value="39" calcext:value-type="float">
            <text:p>39</text:p>
          </table:table-cell>
          <table:table-cell table:formula="of:=[.I42]" office:value-type="float" office:value="1801.954737" calcext:value-type="float">
            <text:p>1801,954737</text:p>
          </table:table-cell>
          <table:table-cell table:formula="of:=IF([.L42]&lt;10000000;[.L42];&quot;*&quot;)" office:value-type="string" office:string-value="*" calcext:value-type="string">
            <text:p>*</text:p>
          </table:table-cell>
          <table:table-cell table:formula="of:=[.N4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5085" calcext:value-type="float">
            <text:p>5085</text:p>
          </table:table-cell>
          <table:table-cell office:value-type="float" office:value="9764" calcext:value-type="float">
            <text:p>9764</text:p>
          </table:table-cell>
          <table:table-cell office:value-type="float" office:value="1801.072138" calcext:value-type="float">
            <text:p>1801,072138</text:p>
          </table:table-cell>
          <table:table-cell office:value-type="float" office:value="-428.086028" calcext:value-type="float">
            <text:p>-428,086028</text:p>
          </table:table-cell>
          <table:table-cell office:value-type="float" office:value="24" calcext:value-type="float">
            <text:p>2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28.086028" calcext:value-type="float">
            <text:p>-428,08602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800.16" calcext:value-type="float">
            <text:p>1800,16</text:p>
          </table:table-cell>
          <table:table-cell office:value-type="float" office:value="1800.73" calcext:value-type="float">
            <text:p>1800,73</text:p>
          </table:table-cell>
          <table:table-cell office:value-type="float" office:value="566492670" calcext:value-type="float">
            <text:p>5664926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3];&quot;-&quot;;[.C43];&quot;-&quot;;[.E43];&quot;-&quot;;LEFT(RIGHT([.A43];6);1))" office:value-type="string" office:string-value="r4-15-562-2" calcext:value-type="string">
            <text:p>r4-15-562-2</text:p>
          </table:table-cell>
          <table:table-cell table:formula="of:=ROUND(([.F43]/[.G43])*100;2)" office:value-type="float" office:value="0" calcext:value-type="float">
            <text:p>0</text:p>
          </table:table-cell>
          <table:table-cell table:formula="of:=[.M43]" office:value-type="float" office:value="-428.086028" calcext:value-type="float">
            <text:p>-428,1</text:p>
          </table:table-cell>
          <table:table-cell table:formula="of:=[.J43]" office:value-type="float" office:value="-428.086028" calcext:value-type="float">
            <text:p>-428,1</text:p>
          </table:table-cell>
          <table:table-cell table:formula="of:=[.K43]" office:value-type="float" office:value="24" calcext:value-type="float">
            <text:p>24</text:p>
          </table:table-cell>
          <table:table-cell table:formula="of:=[.I43]" office:value-type="float" office:value="1801.072138" calcext:value-type="float">
            <text:p>1801,072138</text:p>
          </table:table-cell>
          <table:table-cell table:formula="of:=IF([.L43]&lt;10000000;[.L43];&quot;*&quot;)" office:value-type="string" office:string-value="*" calcext:value-type="string">
            <text:p>*</text:p>
          </table:table-cell>
          <table:table-cell table:formula="of:=[.N43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3258" calcext:value-type="float">
            <text:p>3258</text:p>
          </table:table-cell>
          <table:table-cell office:value-type="float" office:value="1801.051139" calcext:value-type="float">
            <text:p>1801,051139</text:p>
          </table:table-cell>
          <table:table-cell office:value-type="float" office:value="-140.551097" calcext:value-type="float">
            <text:p>-140,551097</text:p>
          </table:table-cell>
          <table:table-cell office:value-type="float" office:value="-2" calcext:value-type="float">
            <text:p>-2</text:p>
          </table:table-cell>
          <table:table-cell office:value-type="float" office:value="69.275549" calcext:value-type="float">
            <text:p>69,275549</text:p>
          </table:table-cell>
          <table:table-cell office:value-type="float" office:value="-140.618094" calcext:value-type="float">
            <text:p>-140,618094</text:p>
          </table:table-cell>
          <table:table-cell office:value-type="float" office:value="4352" calcext:value-type="float">
            <text:p>4352</text:p>
          </table:table-cell>
          <table:table-cell office:value-type="float" office:value="4353" calcext:value-type="float">
            <text:p>4353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800.09" calcext:value-type="float">
            <text:p>1800,09</text:p>
          </table:table-cell>
          <table:table-cell office:value-type="float" office:value="100495756" calcext:value-type="float">
            <text:p>100495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4];&quot;-&quot;;[.C44];&quot;-&quot;;[.E44];&quot;-&quot;;LEFT(RIGHT([.A44];6);1))" office:value-type="string" office:string-value="r4-20-187-1" calcext:value-type="string">
            <text:p>r4-20-187-1</text:p>
          </table:table-cell>
          <table:table-cell table:formula="of:=ROUND(([.F44]/[.G44])*100;2)" office:value-type="float" office:value="0" calcext:value-type="float">
            <text:p>0</text:p>
          </table:table-cell>
          <table:table-cell table:formula="of:=[.M44]" office:value-type="float" office:value="-140.618094" calcext:value-type="float">
            <text:p>-140,6</text:p>
          </table:table-cell>
          <table:table-cell table:formula="of:=[.J44]" office:value-type="float" office:value="-140.551097" calcext:value-type="float">
            <text:p>-140,6</text:p>
          </table:table-cell>
          <table:table-cell table:formula="of:=[.K44]" office:value-type="float" office:value="-2" calcext:value-type="float">
            <text:p>-2</text:p>
          </table:table-cell>
          <table:table-cell table:formula="of:=[.I44]" office:value-type="float" office:value="1801.051139" calcext:value-type="float">
            <text:p>1801,051139</text:p>
          </table:table-cell>
          <table:table-cell table:formula="of:=IF([.L44]&lt;10000000;[.L44];&quot;*&quot;)" office:value-type="float" office:value="69.275549" calcext:value-type="float">
            <text:p>69,28</text:p>
          </table:table-cell>
          <table:table-cell table:formula="of:=[.N44]" office:value-type="float" office:value="4352" calcext:value-type="float">
            <text:p>4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2967" calcext:value-type="float">
            <text:p>2967</text:p>
          </table:table-cell>
          <table:table-cell office:value-type="float" office:value="1800.917826" calcext:value-type="float">
            <text:p>1800,917826</text:p>
          </table:table-cell>
          <table:table-cell office:value-type="float" office:value="-142" calcext:value-type="float">
            <text:p>-142</text:p>
          </table:table-cell>
          <table:table-cell office:value-type="float" office:value="3" calcext:value-type="float">
            <text:p>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42" calcext:value-type="float">
            <text:p>-142</text:p>
          </table:table-cell>
          <table:table-cell office:value-type="float" office:value="4451" calcext:value-type="float">
            <text:p>4451</text:p>
          </table:table-cell>
          <table:table-cell office:value-type="float" office:value="4283" calcext:value-type="float">
            <text:p>4283</text:p>
          </table:table-cell>
          <table:table-cell office:value-type="float" office:value="1800.02" calcext:value-type="float">
            <text:p>1800,02</text:p>
          </table:table-cell>
          <table:table-cell office:value-type="float" office:value="1800.11" calcext:value-type="float">
            <text:p>1800,11</text:p>
          </table:table-cell>
          <table:table-cell office:value-type="float" office:value="102560434" calcext:value-type="float">
            <text:p>1025604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5];&quot;-&quot;;[.C45];&quot;-&quot;;[.E45];&quot;-&quot;;LEFT(RIGHT([.A45];6);1))" office:value-type="string" office:string-value="r4-20-187-2" calcext:value-type="string">
            <text:p>r4-20-187-2</text:p>
          </table:table-cell>
          <table:table-cell table:formula="of:=ROUND(([.F45]/[.G45])*100;2)" office:value-type="float" office:value="0" calcext:value-type="float">
            <text:p>0</text:p>
          </table:table-cell>
          <table:table-cell table:formula="of:=[.M45]" office:value-type="float" office:value="-142" calcext:value-type="float">
            <text:p>-142,0</text:p>
          </table:table-cell>
          <table:table-cell table:formula="of:=[.J45]" office:value-type="float" office:value="-142" calcext:value-type="float">
            <text:p>-142,0</text:p>
          </table:table-cell>
          <table:table-cell table:formula="of:=[.K45]" office:value-type="float" office:value="3" calcext:value-type="float">
            <text:p>3</text:p>
          </table:table-cell>
          <table:table-cell table:formula="of:=[.I45]" office:value-type="float" office:value="1800.917826" calcext:value-type="float">
            <text:p>1800,917826</text:p>
          </table:table-cell>
          <table:table-cell table:formula="of:=IF([.L45]&lt;10000000;[.L45];&quot;*&quot;)" office:value-type="string" office:string-value="*" calcext:value-type="string">
            <text:p>*</text:p>
          </table:table-cell>
          <table:table-cell table:formula="of:=[.N45]" office:value-type="float" office:value="4451" calcext:value-type="float">
            <text:p>44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4022" calcext:value-type="float">
            <text:p>4022</text:p>
          </table:table-cell>
          <table:table-cell office:value-type="float" office:value="7803" calcext:value-type="float">
            <text:p>7803</text:p>
          </table:table-cell>
          <table:table-cell office:value-type="float" office:value="1800.814895" calcext:value-type="float">
            <text:p>1800,814895</text:p>
          </table:table-cell>
          <table:table-cell office:value-type="float" office:value="-282.990245" calcext:value-type="float">
            <text:p>-282,990245</text:p>
          </table:table-cell>
          <table:table-cell office:value-type="float" office:value="19" calcext:value-type="float">
            <text:p>19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3.020531" calcext:value-type="float">
            <text:p>-283,020531</text:p>
          </table:table-cell>
          <table:table-cell office:value-type="float" office:value="825" calcext:value-type="float">
            <text:p>825</text:p>
          </table:table-cell>
          <table:table-cell office:value-type="float" office:value="458" calcext:value-type="float">
            <text:p>458</text:p>
          </table:table-cell>
          <table:table-cell office:value-type="float" office:value="1800.18" calcext:value-type="float">
            <text:p>1800,18</text:p>
          </table:table-cell>
          <table:table-cell office:value-type="float" office:value="1800.5" calcext:value-type="float">
            <text:p>1800,5</text:p>
          </table:table-cell>
          <table:table-cell office:value-type="float" office:value="335991731" calcext:value-type="float">
            <text:p>3359917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6];&quot;-&quot;;[.C46];&quot;-&quot;;[.E46];&quot;-&quot;;LEFT(RIGHT([.A46];6);1))" office:value-type="string" office:string-value="r4-20-375-1" calcext:value-type="string">
            <text:p>r4-20-375-1</text:p>
          </table:table-cell>
          <table:table-cell table:formula="of:=ROUND(([.F46]/[.G46])*100;2)" office:value-type="float" office:value="0" calcext:value-type="float">
            <text:p>0</text:p>
          </table:table-cell>
          <table:table-cell table:formula="of:=[.M46]" office:value-type="float" office:value="-283.020531" calcext:value-type="float">
            <text:p>-283,0</text:p>
          </table:table-cell>
          <table:table-cell table:formula="of:=[.J46]" office:value-type="float" office:value="-282.990245" calcext:value-type="float">
            <text:p>-283,0</text:p>
          </table:table-cell>
          <table:table-cell table:formula="of:=[.K46]" office:value-type="float" office:value="19" calcext:value-type="float">
            <text:p>19</text:p>
          </table:table-cell>
          <table:table-cell table:formula="of:=[.I46]" office:value-type="float" office:value="1800.814895" calcext:value-type="float">
            <text:p>1800,814895</text:p>
          </table:table-cell>
          <table:table-cell table:formula="of:=IF([.L46]&lt;10000000;[.L46];&quot;*&quot;)" office:value-type="string" office:string-value="*" calcext:value-type="string">
            <text:p>*</text:p>
          </table:table-cell>
          <table:table-cell table:formula="of:=[.N46]" office:value-type="float" office:value="825" calcext:value-type="float">
            <text:p>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122" calcext:value-type="float">
            <text:p>1122</text:p>
          </table:table-cell>
          <table:table-cell office:value-type="float" office:value="4022" calcext:value-type="float">
            <text:p>4022</text:p>
          </table:table-cell>
          <table:table-cell office:value-type="float" office:value="8179" calcext:value-type="float">
            <text:p>8179</text:p>
          </table:table-cell>
          <table:table-cell office:value-type="float" office:value="1802.087293" calcext:value-type="float">
            <text:p>1802,087293</text:p>
          </table:table-cell>
          <table:table-cell office:value-type="float" office:value="-283.056823" calcext:value-type="float">
            <text:p>-283,056823</text:p>
          </table:table-cell>
          <table:table-cell office:value-type="float" office:value="23" calcext:value-type="float">
            <text:p>23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3.058438" calcext:value-type="float">
            <text:p>-283,05843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801.41" calcext:value-type="float">
            <text:p>1801,41</text:p>
          </table:table-cell>
          <table:table-cell office:value-type="float" office:value="1801.76" calcext:value-type="float">
            <text:p>1801,76</text:p>
          </table:table-cell>
          <table:table-cell office:value-type="float" office:value="329379712" calcext:value-type="float">
            <text:p>3293797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7];&quot;-&quot;;[.C47];&quot;-&quot;;[.E47];&quot;-&quot;;LEFT(RIGHT([.A47];6);1))" office:value-type="string" office:string-value="r4-20-375-2" calcext:value-type="string">
            <text:p>r4-20-375-2</text:p>
          </table:table-cell>
          <table:table-cell table:formula="of:=ROUND(([.F47]/[.G47])*100;2)" office:value-type="float" office:value="27.9" calcext:value-type="float">
            <text:p>27,9</text:p>
          </table:table-cell>
          <table:table-cell table:formula="of:=[.M47]" office:value-type="float" office:value="-283.058438" calcext:value-type="float">
            <text:p>-283,1</text:p>
          </table:table-cell>
          <table:table-cell table:formula="of:=[.J47]" office:value-type="float" office:value="-283.056823" calcext:value-type="float">
            <text:p>-283,1</text:p>
          </table:table-cell>
          <table:table-cell table:formula="of:=[.K47]" office:value-type="float" office:value="23" calcext:value-type="float">
            <text:p>23</text:p>
          </table:table-cell>
          <table:table-cell table:formula="of:=[.I47]" office:value-type="float" office:value="1802.087293" calcext:value-type="float">
            <text:p>1802,087293</text:p>
          </table:table-cell>
          <table:table-cell table:formula="of:=IF([.L47]&lt;10000000;[.L47];&quot;*&quot;)" office:value-type="string" office:string-value="*" calcext:value-type="string">
            <text:p>*</text:p>
          </table:table-cell>
          <table:table-cell table:formula="of:=[.N47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15871" calcext:value-type="float">
            <text:p>15871</text:p>
          </table:table-cell>
          <table:table-cell office:value-type="float" office:value="1802.359552" calcext:value-type="float">
            <text:p>1802,359552</text:p>
          </table:table-cell>
          <table:table-cell office:value-type="float" office:value="-422.3089" calcext:value-type="float">
            <text:p>-422,3089</text:p>
          </table:table-cell>
          <table:table-cell office:value-type="float" office:value="37" calcext:value-type="float">
            <text:p>37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22.3089" calcext:value-type="float">
            <text:p>-422,30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1.12" calcext:value-type="float">
            <text:p>1801,12</text:p>
          </table:table-cell>
          <table:table-cell office:value-type="float" office:value="1801.9" calcext:value-type="float">
            <text:p>1801,9</text:p>
          </table:table-cell>
          <table:table-cell office:value-type="float" office:value="755930634" calcext:value-type="float">
            <text:p>755930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8];&quot;-&quot;;[.C48];&quot;-&quot;;[.E48];&quot;-&quot;;LEFT(RIGHT([.A48];6);1))" office:value-type="string" office:string-value="r4-20-562-1" calcext:value-type="string">
            <text:p>r4-20-562-1</text:p>
          </table:table-cell>
          <table:table-cell table:formula="of:=ROUND(([.F48]/[.G48])*100;2)" office:value-type="float" office:value="0" calcext:value-type="float">
            <text:p>0</text:p>
          </table:table-cell>
          <table:table-cell table:formula="of:=[.M48]" office:value-type="float" office:value="-422.3089" calcext:value-type="float">
            <text:p>-422,3</text:p>
          </table:table-cell>
          <table:table-cell table:formula="of:=[.J48]" office:value-type="float" office:value="-422.3089" calcext:value-type="float">
            <text:p>-422,3</text:p>
          </table:table-cell>
          <table:table-cell table:formula="of:=[.K48]" office:value-type="float" office:value="37" calcext:value-type="float">
            <text:p>37</text:p>
          </table:table-cell>
          <table:table-cell table:formula="of:=[.I48]" office:value-type="float" office:value="1802.359552" calcext:value-type="float">
            <text:p>1802,359552</text:p>
          </table:table-cell>
          <table:table-cell table:formula="of:=IF([.L48]&lt;10000000;[.L48];&quot;*&quot;)" office:value-type="string" office:string-value="*" calcext:value-type="string">
            <text:p>*</text:p>
          </table:table-cell>
          <table:table-cell table:formula="of:=[.N4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030" calcext:value-type="float">
            <text:p>6030</text:p>
          </table:table-cell>
          <table:table-cell office:value-type="float" office:value="21042" calcext:value-type="float">
            <text:p>21042</text:p>
          </table:table-cell>
          <table:table-cell office:value-type="float" office:value="1802.928945" calcext:value-type="float">
            <text:p>1802,928945</text:p>
          </table:table-cell>
          <table:table-cell office:value-type="float" office:value="-421.970827" calcext:value-type="float">
            <text:p>-421,970827</text:p>
          </table:table-cell>
          <table:table-cell office:value-type="float" office:value="39" calcext:value-type="float">
            <text:p>39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21.970827" calcext:value-type="float">
            <text:p>-421,9708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1.58" calcext:value-type="float">
            <text:p>1801,58</text:p>
          </table:table-cell>
          <table:table-cell office:value-type="float" office:value="1802.36" calcext:value-type="float">
            <text:p>1802,36</text:p>
          </table:table-cell>
          <table:table-cell office:value-type="float" office:value="758160866" calcext:value-type="float">
            <text:p>758160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49];&quot;-&quot;;[.C49];&quot;-&quot;;[.E49];&quot;-&quot;;LEFT(RIGHT([.A49];6);1))" office:value-type="string" office:string-value="r4-20-562-2" calcext:value-type="string">
            <text:p>r4-20-562-2</text:p>
          </table:table-cell>
          <table:table-cell table:formula="of:=ROUND(([.F49]/[.G49])*100;2)" office:value-type="float" office:value="0" calcext:value-type="float">
            <text:p>0</text:p>
          </table:table-cell>
          <table:table-cell table:formula="of:=[.M49]" office:value-type="float" office:value="-421.970827" calcext:value-type="float">
            <text:p>-422,0</text:p>
          </table:table-cell>
          <table:table-cell table:formula="of:=[.J49]" office:value-type="float" office:value="-421.970827" calcext:value-type="float">
            <text:p>-422,0</text:p>
          </table:table-cell>
          <table:table-cell table:formula="of:=[.K49]" office:value-type="float" office:value="39" calcext:value-type="float">
            <text:p>39</text:p>
          </table:table-cell>
          <table:table-cell table:formula="of:=[.I49]" office:value-type="float" office:value="1802.928945" calcext:value-type="float">
            <text:p>1802,928945</text:p>
          </table:table-cell>
          <table:table-cell table:formula="of:=IF([.L49]&lt;10000000;[.L49];&quot;*&quot;)" office:value-type="string" office:string-value="*" calcext:value-type="string">
            <text:p>*</text:p>
          </table:table-cell>
          <table:table-cell table:formula="of:=[.N4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2682" calcext:value-type="float">
            <text:p>2682</text:p>
          </table:table-cell>
          <table:table-cell office:value-type="float" office:value="1801.012562" calcext:value-type="float">
            <text:p>1801,012562</text:p>
          </table:table-cell>
          <table:table-cell office:value-type="float" office:value="-139.883784" calcext:value-type="float">
            <text:p>-139,883784</text:p>
          </table:table-cell>
          <table:table-cell office:value-type="float" office:value="8" calcext:value-type="float">
            <text:p>8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40.25" calcext:value-type="float">
            <text:p>-140,25</text:p>
          </table:table-cell>
          <table:table-cell office:value-type="float" office:value="6426" calcext:value-type="float">
            <text:p>6426</text:p>
          </table:table-cell>
          <table:table-cell office:value-type="float" office:value="3531" calcext:value-type="float">
            <text:p>3531</text:p>
          </table:table-cell>
          <table:table-cell office:value-type="float" office:value="1800.03" calcext:value-type="float">
            <text:p>1800,03</text:p>
          </table:table-cell>
          <table:table-cell office:value-type="float" office:value="1800.14" calcext:value-type="float">
            <text:p>1800,14</text:p>
          </table:table-cell>
          <table:table-cell office:value-type="float" office:value="129764014" calcext:value-type="float">
            <text:p>129764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0];&quot;-&quot;;[.C50];&quot;-&quot;;[.E50];&quot;-&quot;;LEFT(RIGHT([.A50];6);1))" office:value-type="string" office:string-value="r4-25-187-1" calcext:value-type="string">
            <text:p>r4-25-187-1</text:p>
          </table:table-cell>
          <table:table-cell table:formula="of:=ROUND(([.F50]/[.G50])*100;2)" office:value-type="float" office:value="0" calcext:value-type="float">
            <text:p>0</text:p>
          </table:table-cell>
          <table:table-cell table:formula="of:=[.M50]" office:value-type="float" office:value="-140.25" calcext:value-type="float">
            <text:p>-140,3</text:p>
          </table:table-cell>
          <table:table-cell table:formula="of:=[.J50]" office:value-type="float" office:value="-139.883784" calcext:value-type="float">
            <text:p>-139,9</text:p>
          </table:table-cell>
          <table:table-cell table:formula="of:=[.K50]" office:value-type="float" office:value="8" calcext:value-type="float">
            <text:p>8</text:p>
          </table:table-cell>
          <table:table-cell table:formula="of:=[.I50]" office:value-type="float" office:value="1801.012562" calcext:value-type="float">
            <text:p>1801,012562</text:p>
          </table:table-cell>
          <table:table-cell table:formula="of:=IF([.L50]&lt;10000000;[.L50];&quot;*&quot;)" office:value-type="string" office:string-value="*" calcext:value-type="string">
            <text:p>*</text:p>
          </table:table-cell>
          <table:table-cell table:formula="of:=[.N50]" office:value-type="float" office:value="6426" calcext:value-type="float">
            <text:p>6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3536" calcext:value-type="float">
            <text:p>3536</text:p>
          </table:table-cell>
          <table:table-cell office:value-type="float" office:value="1800.639249" calcext:value-type="float">
            <text:p>1800,639249</text:p>
          </table:table-cell>
          <table:table-cell office:value-type="float" office:value="-140.981721" calcext:value-type="float">
            <text:p>-140,981721</text:p>
          </table:table-cell>
          <table:table-cell office:value-type="float" office:value="4" calcext:value-type="float">
            <text:p>4</text:p>
          </table:table-cell>
          <table:table-cell office:value-type="float" office:value="1E+020" calcext:value-type="float">
            <text:p>1E+020</text:p>
          </table:table-cell>
          <table:table-cell office:value-type="float" office:value="-141.017155" calcext:value-type="float">
            <text:p>-141,017155</text:p>
          </table:table-cell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1800" calcext:value-type="float">
            <text:p>1800</text:p>
          </table:table-cell>
          <table:table-cell office:value-type="float" office:value="1800.1" calcext:value-type="float">
            <text:p>1800,1</text:p>
          </table:table-cell>
          <table:table-cell office:value-type="float" office:value="116397105" calcext:value-type="float">
            <text:p>116397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1];&quot;-&quot;;[.C51];&quot;-&quot;;[.E51];&quot;-&quot;;LEFT(RIGHT([.A51];6);1))" office:value-type="string" office:string-value="r4-25-187-2" calcext:value-type="string">
            <text:p>r4-25-187-2</text:p>
          </table:table-cell>
          <table:table-cell table:formula="of:=ROUND(([.F51]/[.G51])*100;2)" office:value-type="float" office:value="0" calcext:value-type="float">
            <text:p>0</text:p>
          </table:table-cell>
          <table:table-cell table:formula="of:=[.M51]" office:value-type="float" office:value="-141.017155" calcext:value-type="float">
            <text:p>-141,0</text:p>
          </table:table-cell>
          <table:table-cell table:formula="of:=[.J51]" office:value-type="float" office:value="-140.981721" calcext:value-type="float">
            <text:p>-141,0</text:p>
          </table:table-cell>
          <table:table-cell table:formula="of:=[.K51]" office:value-type="float" office:value="4" calcext:value-type="float">
            <text:p>4</text:p>
          </table:table-cell>
          <table:table-cell table:formula="of:=[.I51]" office:value-type="float" office:value="1800.639249" calcext:value-type="float">
            <text:p>1800,639249</text:p>
          </table:table-cell>
          <table:table-cell table:formula="of:=IF([.L51]&lt;10000000;[.L51];&quot;*&quot;)" office:value-type="string" office:string-value="*" calcext:value-type="string">
            <text:p>*</text:p>
          </table:table-cell>
          <table:table-cell table:formula="of:=[.N51]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float" office:value="11258" calcext:value-type="float">
            <text:p>11258</text:p>
          </table:table-cell>
          <table:table-cell office:value-type="float" office:value="1800.733286" calcext:value-type="float">
            <text:p>1800,733286</text:p>
          </table:table-cell>
          <table:table-cell office:value-type="float" office:value="-281.573256" calcext:value-type="float">
            <text:p>-281,573256</text:p>
          </table:table-cell>
          <table:table-cell office:value-type="float" office:value="27" calcext:value-type="float">
            <text:p>27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1.597639" calcext:value-type="float">
            <text:p>-281,59763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00.03" calcext:value-type="float">
            <text:p>1800,03</text:p>
          </table:table-cell>
          <table:table-cell office:value-type="float" office:value="1800.45" calcext:value-type="float">
            <text:p>1800,45</text:p>
          </table:table-cell>
          <table:table-cell office:value-type="float" office:value="414816211" calcext:value-type="float">
            <text:p>414816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2];&quot;-&quot;;[.C52];&quot;-&quot;;[.E52];&quot;-&quot;;LEFT(RIGHT([.A52];6);1))" office:value-type="string" office:string-value="r4-25-375-1" calcext:value-type="string">
            <text:p>r4-25-375-1</text:p>
          </table:table-cell>
          <table:table-cell table:formula="of:=ROUND(([.F52]/[.G52])*100;2)" office:value-type="float" office:value="0" calcext:value-type="float">
            <text:p>0</text:p>
          </table:table-cell>
          <table:table-cell table:formula="of:=[.M52]" office:value-type="float" office:value="-281.597639" calcext:value-type="float">
            <text:p>-281,6</text:p>
          </table:table-cell>
          <table:table-cell table:formula="of:=[.J52]" office:value-type="float" office:value="-281.573256" calcext:value-type="float">
            <text:p>-281,6</text:p>
          </table:table-cell>
          <table:table-cell table:formula="of:=[.K52]" office:value-type="float" office:value="27" calcext:value-type="float">
            <text:p>27</text:p>
          </table:table-cell>
          <table:table-cell table:formula="of:=[.I52]" office:value-type="float" office:value="1800.733286" calcext:value-type="float">
            <text:p>1800,733286</text:p>
          </table:table-cell>
          <table:table-cell table:formula="of:=IF([.L52]&lt;10000000;[.L52];&quot;*&quot;)" office:value-type="string" office:string-value="*" calcext:value-type="string">
            <text:p>*</text:p>
          </table:table-cell>
          <table:table-cell table:formula="of:=[.N52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office:value-type="float" office:value="1072" calcext:value-type="float">
            <text:p>1072</text:p>
          </table:table-cell>
          <table:table-cell office:value-type="float" office:value="4652" calcext:value-type="float">
            <text:p>4652</text:p>
          </table:table-cell>
          <table:table-cell office:value-type="float" office:value="39755" calcext:value-type="float">
            <text:p>39755</text:p>
          </table:table-cell>
          <table:table-cell office:value-type="float" office:value="1801.553149" calcext:value-type="float">
            <text:p>1801,553149</text:p>
          </table:table-cell>
          <table:table-cell office:value-type="float" office:value="-283.411291" calcext:value-type="float">
            <text:p>-283,411291</text:p>
          </table:table-cell>
          <table:table-cell office:value-type="float" office:value="39" calcext:value-type="float">
            <text:p>39</text:p>
          </table:table-cell>
          <table:table-cell office:value-type="float" office:value="1E+020" calcext:value-type="float">
            <text:p>1E+020</text:p>
          </table:table-cell>
          <table:table-cell office:value-type="float" office:value="-283.411397" calcext:value-type="float">
            <text:p>-283,411397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800.78" calcext:value-type="float">
            <text:p>1800,78</text:p>
          </table:table-cell>
          <table:table-cell office:value-type="float" office:value="1801.19" calcext:value-type="float">
            <text:p>1801,19</text:p>
          </table:table-cell>
          <table:table-cell office:value-type="float" office:value="418596007" calcext:value-type="float">
            <text:p>418596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3];&quot;-&quot;;[.C53];&quot;-&quot;;[.E53];&quot;-&quot;;LEFT(RIGHT([.A53];6);1))" office:value-type="string" office:string-value="r4-25-375-2" calcext:value-type="string">
            <text:p>r4-25-375-2</text:p>
          </table:table-cell>
          <table:table-cell table:formula="of:=ROUND(([.F53]/[.G53])*100;2)" office:value-type="float" office:value="23.04" calcext:value-type="float">
            <text:p>23,04</text:p>
          </table:table-cell>
          <table:table-cell table:formula="of:=[.M53]" office:value-type="float" office:value="-283.411397" calcext:value-type="float">
            <text:p>-283,4</text:p>
          </table:table-cell>
          <table:table-cell table:formula="of:=[.J53]" office:value-type="float" office:value="-283.411291" calcext:value-type="float">
            <text:p>-283,4</text:p>
          </table:table-cell>
          <table:table-cell table:formula="of:=[.K53]" office:value-type="float" office:value="39" calcext:value-type="float">
            <text:p>39</text:p>
          </table:table-cell>
          <table:table-cell table:formula="of:=[.I53]" office:value-type="float" office:value="1801.553149" calcext:value-type="float">
            <text:p>1801,553149</text:p>
          </table:table-cell>
          <table:table-cell table:formula="of:=IF([.L53]&lt;10000000;[.L53];&quot;*&quot;)" office:value-type="string" office:string-value="*" calcext:value-type="string">
            <text:p>*</text:p>
          </table:table-cell>
          <table:table-cell table:formula="of:=[.N53]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float" office:value="14135" calcext:value-type="float">
            <text:p>14135</text:p>
          </table:table-cell>
          <table:table-cell office:value-type="float" office:value="1803.739307" calcext:value-type="float">
            <text:p>1803,739307</text:p>
          </table:table-cell>
          <table:table-cell office:value-type="float" office:value="-421" calcext:value-type="float">
            <text:p>-421</text:p>
          </table:table-cell>
          <table:table-cell office:value-type="float" office:value="42" calcext:value-type="float">
            <text:p>4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21" calcext:value-type="float">
            <text:p>-4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2.17" calcext:value-type="float">
            <text:p>1802,17</text:p>
          </table:table-cell>
          <table:table-cell office:value-type="float" office:value="1803.16" calcext:value-type="float">
            <text:p>1803,16</text:p>
          </table:table-cell>
          <table:table-cell office:value-type="float" office:value="932849878" calcext:value-type="float">
            <text:p>932849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4];&quot;-&quot;;[.C54];&quot;-&quot;;[.E54];&quot;-&quot;;LEFT(RIGHT([.A54];6);1))" office:value-type="string" office:string-value="r4-25-562-1" calcext:value-type="string">
            <text:p>r4-25-562-1</text:p>
          </table:table-cell>
          <table:table-cell table:formula="of:=ROUND(([.F54]/[.G54])*100;2)" office:value-type="float" office:value="0" calcext:value-type="float">
            <text:p>0</text:p>
          </table:table-cell>
          <table:table-cell table:formula="of:=[.M54]" office:value-type="float" office:value="-421" calcext:value-type="float">
            <text:p>-421,0</text:p>
          </table:table-cell>
          <table:table-cell table:formula="of:=[.J54]" office:value-type="float" office:value="-421" calcext:value-type="float">
            <text:p>-421,0</text:p>
          </table:table-cell>
          <table:table-cell table:formula="of:=[.K54]" office:value-type="float" office:value="42" calcext:value-type="float">
            <text:p>42</text:p>
          </table:table-cell>
          <table:table-cell table:formula="of:=[.I54]" office:value-type="float" office:value="1803.739307" calcext:value-type="float">
            <text:p>1803,739307</text:p>
          </table:table-cell>
          <table:table-cell table:formula="of:=IF([.L54]&lt;10000000;[.L54];&quot;*&quot;)" office:value-type="string" office:string-value="*" calcext:value-type="string">
            <text:p>*</text:p>
          </table:table-cell>
          <table:table-cell table:formula="of:=[.N5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6975" calcext:value-type="float">
            <text:p>6975</text:p>
          </table:table-cell>
          <table:table-cell office:value-type="float" office:value="20448" calcext:value-type="float">
            <text:p>20448</text:p>
          </table:table-cell>
          <table:table-cell office:value-type="float" office:value="1802.138597" calcext:value-type="float">
            <text:p>1802,138597</text:p>
          </table:table-cell>
          <table:table-cell office:value-type="float" office:value="-424.73384" calcext:value-type="float">
            <text:p>-424,73384</text:p>
          </table:table-cell>
          <table:table-cell office:value-type="float" office:value="27" calcext:value-type="float">
            <text:p>27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24.73384" calcext:value-type="float">
            <text:p>-424,733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00.49" calcext:value-type="float">
            <text:p>1800,49</text:p>
          </table:table-cell>
          <table:table-cell office:value-type="float" office:value="1801.47" calcext:value-type="float">
            <text:p>1801,47</text:p>
          </table:table-cell>
          <table:table-cell office:value-type="float" office:value="941777001" calcext:value-type="float">
            <text:p>941777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5];&quot;-&quot;;[.C55];&quot;-&quot;;[.E55];&quot;-&quot;;LEFT(RIGHT([.A55];6);1))" office:value-type="string" office:string-value="r4-25-562-2" calcext:value-type="string">
            <text:p>r4-25-562-2</text:p>
          </table:table-cell>
          <table:table-cell table:formula="of:=ROUND(([.F55]/[.G55])*100;2)" office:value-type="float" office:value="0" calcext:value-type="float">
            <text:p>0</text:p>
          </table:table-cell>
          <table:table-cell table:formula="of:=[.M55]" office:value-type="float" office:value="-424.73384" calcext:value-type="float">
            <text:p>-424,7</text:p>
          </table:table-cell>
          <table:table-cell table:formula="of:=[.J55]" office:value-type="float" office:value="-424.73384" calcext:value-type="float">
            <text:p>-424,7</text:p>
          </table:table-cell>
          <table:table-cell table:formula="of:=[.K55]" office:value-type="float" office:value="27" calcext:value-type="float">
            <text:p>27</text:p>
          </table:table-cell>
          <table:table-cell table:formula="of:=[.I55]" office:value-type="float" office:value="1802.138597" calcext:value-type="float">
            <text:p>1802,138597</text:p>
          </table:table-cell>
          <table:table-cell table:formula="of:=IF([.L55]&lt;10000000;[.L55];&quot;*&quot;)" office:value-type="string" office:string-value="*" calcext:value-type="string">
            <text:p>*</text:p>
          </table:table-cell>
          <table:table-cell table:formula="of:=[.N5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1385" calcext:value-type="float">
            <text:p>1385</text:p>
          </table:table-cell>
          <table:table-cell office:value-type="float" office:value="1804.162552" calcext:value-type="float">
            <text:p>1804,162552</text:p>
          </table:table-cell>
          <table:table-cell office:value-type="float" office:value="-143.002868" calcext:value-type="float">
            <text:p>-143,002868</text:p>
          </table:table-cell>
          <table:table-cell office:value-type="float" office:value="-31" calcext:value-type="float">
            <text:p>-31</text:p>
          </table:table-cell>
          <table:table-cell office:value-type="float" office:value="3.612996" calcext:value-type="float">
            <text:p>3,612996</text:p>
          </table:table-cell>
          <table:table-cell office:value-type="float" office:value="-143.127957" calcext:value-type="float">
            <text:p>-143,127957</text:p>
          </table:table-cell>
          <table:table-cell office:value-type="float" office:value="47938" calcext:value-type="float">
            <text:p>47938</text:p>
          </table:table-cell>
          <table:table-cell office:value-type="float" office:value="13565" calcext:value-type="float">
            <text:p>13565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1800.03" calcext:value-type="float">
            <text:p>1800,03</text:p>
          </table:table-cell>
          <table:table-cell office:value-type="float" office:value="51258030" calcext:value-type="float">
            <text:p>512580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6];&quot;-&quot;;[.C56];&quot;-&quot;;[.E56];&quot;-&quot;;LEFT(RIGHT([.A56];6);1))" office:value-type="string" office:string-value="r4-5-187-1" calcext:value-type="string">
            <text:p>r4-5-187-1</text:p>
          </table:table-cell>
          <table:table-cell table:formula="of:=ROUND(([.F56]/[.G56])*100;2)" office:value-type="float" office:value="0" calcext:value-type="float">
            <text:p>0</text:p>
          </table:table-cell>
          <table:table-cell table:formula="of:=[.M56]" office:value-type="float" office:value="-143.127957" calcext:value-type="float">
            <text:p>-143,1</text:p>
          </table:table-cell>
          <table:table-cell table:formula="of:=[.J56]" office:value-type="float" office:value="-143.002868" calcext:value-type="float">
            <text:p>-143,0</text:p>
          </table:table-cell>
          <table:table-cell table:formula="of:=[.K56]" office:value-type="float" office:value="-31" calcext:value-type="float">
            <text:p>-31</text:p>
          </table:table-cell>
          <table:table-cell table:formula="of:=[.I56]" office:value-type="float" office:value="1804.162552" calcext:value-type="float">
            <text:p>1804,162552</text:p>
          </table:table-cell>
          <table:table-cell table:formula="of:=IF([.L56]&lt;10000000;[.L56];&quot;*&quot;)" office:value-type="float" office:value="3.612996" calcext:value-type="float">
            <text:p>3,61</text:p>
          </table:table-cell>
          <table:table-cell table:formula="of:=[.N56]" office:value-type="float" office:value="47938" calcext:value-type="float">
            <text:p>47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1161" calcext:value-type="float">
            <text:p>1161</text:p>
          </table:table-cell>
          <table:table-cell office:value-type="float" office:value="1802.412299" calcext:value-type="float">
            <text:p>1802,412299</text:p>
          </table:table-cell>
          <table:table-cell office:value-type="float" office:value="-146" calcext:value-type="float">
            <text:p>-146</text:p>
          </table:table-cell>
          <table:table-cell office:value-type="float" office:value="-20" calcext:value-type="float">
            <text:p>-20</text:p>
          </table:table-cell>
          <table:table-cell office:value-type="float" office:value="6.3" calcext:value-type="float">
            <text:p>6,3</text:p>
          </table:table-cell>
          <table:table-cell office:value-type="float" office:value="-146.32833" calcext:value-type="float">
            <text:p>-146,32833</text:p>
          </table:table-cell>
          <table:table-cell office:value-type="float" office:value="26495" calcext:value-type="float">
            <text:p>26495</text:p>
          </table:table-cell>
          <table:table-cell office:value-type="float" office:value="22887" calcext:value-type="float">
            <text:p>22887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1" calcext:value-type="float">
            <text:p>1800,01</text:p>
          </table:table-cell>
          <table:table-cell office:value-type="float" office:value="55291096" calcext:value-type="float">
            <text:p>55291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7];&quot;-&quot;;[.C57];&quot;-&quot;;[.E57];&quot;-&quot;;LEFT(RIGHT([.A57];6);1))" office:value-type="string" office:string-value="r4-5-187-2" calcext:value-type="string">
            <text:p>r4-5-187-2</text:p>
          </table:table-cell>
          <table:table-cell table:formula="of:=ROUND(([.F57]/[.G57])*100;2)" office:value-type="float" office:value="0" calcext:value-type="float">
            <text:p>0</text:p>
          </table:table-cell>
          <table:table-cell table:formula="of:=[.M57]" office:value-type="float" office:value="-146.32833" calcext:value-type="float">
            <text:p>-146,3</text:p>
          </table:table-cell>
          <table:table-cell table:formula="of:=[.J57]" office:value-type="float" office:value="-146" calcext:value-type="float">
            <text:p>-146,0</text:p>
          </table:table-cell>
          <table:table-cell table:formula="of:=[.K57]" office:value-type="float" office:value="-20" calcext:value-type="float">
            <text:p>-20</text:p>
          </table:table-cell>
          <table:table-cell table:formula="of:=[.I57]" office:value-type="float" office:value="1802.412299" calcext:value-type="float">
            <text:p>1802,412299</text:p>
          </table:table-cell>
          <table:table-cell table:formula="of:=IF([.L57]&lt;10000000;[.L57];&quot;*&quot;)" office:value-type="float" office:value="6.3" calcext:value-type="float">
            <text:p>6,30</text:p>
          </table:table-cell>
          <table:table-cell table:formula="of:=[.N57]" office:value-type="float" office:value="26495" calcext:value-type="float">
            <text:p>264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3697" calcext:value-type="float">
            <text:p>3697</text:p>
          </table:table-cell>
          <table:table-cell office:value-type="float" office:value="1800.629179" calcext:value-type="float">
            <text:p>1800,629179</text:p>
          </table:table-cell>
          <table:table-cell office:value-type="float" office:value="-285.820191" calcext:value-type="float">
            <text:p>-285,820191</text:p>
          </table:table-cell>
          <table:table-cell office:value-type="float" office:value="-62" calcext:value-type="float">
            <text:p>-62</text:p>
          </table:table-cell>
          <table:table-cell office:value-type="float" office:value="3.610003" calcext:value-type="float">
            <text:p>3,610003</text:p>
          </table:table-cell>
          <table:table-cell office:value-type="float" office:value="-285.836297" calcext:value-type="float">
            <text:p>-285,836297</text:p>
          </table:table-cell>
          <table:table-cell office:value-type="float" office:value="1212" calcext:value-type="float">
            <text:p>1212</text:p>
          </table:table-cell>
          <table:table-cell office:value-type="float" office:value="1174" calcext:value-type="float">
            <text:p>1174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8" calcext:value-type="float">
            <text:p>1800,08</text:p>
          </table:table-cell>
          <table:table-cell office:value-type="float" office:value="91428847" calcext:value-type="float">
            <text:p>9142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8];&quot;-&quot;;[.C58];&quot;-&quot;;[.E58];&quot;-&quot;;LEFT(RIGHT([.A58];6);1))" office:value-type="string" office:string-value="r4-5-375-1" calcext:value-type="string">
            <text:p>r4-5-375-1</text:p>
          </table:table-cell>
          <table:table-cell table:formula="of:=ROUND(([.F58]/[.G58])*100;2)" office:value-type="float" office:value="0" calcext:value-type="float">
            <text:p>0</text:p>
          </table:table-cell>
          <table:table-cell table:formula="of:=[.M58]" office:value-type="float" office:value="-285.836297" calcext:value-type="float">
            <text:p>-285,8</text:p>
          </table:table-cell>
          <table:table-cell table:formula="of:=[.J58]" office:value-type="float" office:value="-285.820191" calcext:value-type="float">
            <text:p>-285,8</text:p>
          </table:table-cell>
          <table:table-cell table:formula="of:=[.K58]" office:value-type="float" office:value="-62" calcext:value-type="float">
            <text:p>-62</text:p>
          </table:table-cell>
          <table:table-cell table:formula="of:=[.I58]" office:value-type="float" office:value="1800.629179" calcext:value-type="float">
            <text:p>1800,629179</text:p>
          </table:table-cell>
          <table:table-cell table:formula="of:=IF([.L58]&lt;10000000;[.L58];&quot;*&quot;)" office:value-type="float" office:value="3.610003" calcext:value-type="float">
            <text:p>3,61</text:p>
          </table:table-cell>
          <table:table-cell table:formula="of:=[.N58]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132" calcext:value-type="float">
            <text:p>2132</text:p>
          </table:table-cell>
          <table:table-cell office:value-type="float" office:value="3245" calcext:value-type="float">
            <text:p>3245</text:p>
          </table:table-cell>
          <table:table-cell office:value-type="float" office:value="1800.414614" calcext:value-type="float">
            <text:p>1800,414614</text:p>
          </table:table-cell>
          <table:table-cell office:value-type="float" office:value="-288.761496" calcext:value-type="float">
            <text:p>-288,761496</text:p>
          </table:table-cell>
          <table:table-cell office:value-type="float" office:value="-33" calcext:value-type="float">
            <text:p>-33</text:p>
          </table:table-cell>
          <table:table-cell office:value-type="float" office:value="7.750348" calcext:value-type="float">
            <text:p>7,750348</text:p>
          </table:table-cell>
          <table:table-cell office:value-type="float" office:value="-288.766118" calcext:value-type="float">
            <text:p>-288,766118</text:p>
          </table:table-cell>
          <table:table-cell office:value-type="float" office:value="665" calcext:value-type="float">
            <text:p>665</text:p>
          </table:table-cell>
          <table:table-cell office:value-type="float" office:value="660" calcext:value-type="float">
            <text:p>660</text:p>
          </table:table-cell>
          <table:table-cell office:value-type="float" office:value="1800" calcext:value-type="float">
            <text:p>1800</text:p>
          </table:table-cell>
          <table:table-cell office:value-type="float" office:value="1800.08" calcext:value-type="float">
            <text:p>1800,08</text:p>
          </table:table-cell>
          <table:table-cell office:value-type="float" office:value="90531666" calcext:value-type="float">
            <text:p>905316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59];&quot;-&quot;;[.C59];&quot;-&quot;;[.E59];&quot;-&quot;;LEFT(RIGHT([.A59];6);1))" office:value-type="string" office:string-value="r4-5-375-2" calcext:value-type="string">
            <text:p>r4-5-375-2</text:p>
          </table:table-cell>
          <table:table-cell table:formula="of:=ROUND(([.F59]/[.G59])*100;2)" office:value-type="float" office:value="0" calcext:value-type="float">
            <text:p>0</text:p>
          </table:table-cell>
          <table:table-cell table:formula="of:=[.M59]" office:value-type="float" office:value="-288.766118" calcext:value-type="float">
            <text:p>-288,8</text:p>
          </table:table-cell>
          <table:table-cell table:formula="of:=[.J59]" office:value-type="float" office:value="-288.761496" calcext:value-type="float">
            <text:p>-288,8</text:p>
          </table:table-cell>
          <table:table-cell table:formula="of:=[.K59]" office:value-type="float" office:value="-33" calcext:value-type="float">
            <text:p>-33</text:p>
          </table:table-cell>
          <table:table-cell table:formula="of:=[.I59]" office:value-type="float" office:value="1800.414614" calcext:value-type="float">
            <text:p>1800,414614</text:p>
          </table:table-cell>
          <table:table-cell table:formula="of:=IF([.L59]&lt;10000000;[.L59];&quot;*&quot;)" office:value-type="float" office:value="7.750348" calcext:value-type="float">
            <text:p>7,75</text:p>
          </table:table-cell>
          <table:table-cell table:formula="of:=[.N59]" office:value-type="float" office:value="665" calcext:value-type="float">
            <text:p>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195" calcext:value-type="float">
            <text:p>3195</text:p>
          </table:table-cell>
          <table:table-cell office:value-type="float" office:value="7063" calcext:value-type="float">
            <text:p>7063</text:p>
          </table:table-cell>
          <table:table-cell office:value-type="float" office:value="1800.594906" calcext:value-type="float">
            <text:p>1800,594906</text:p>
          </table:table-cell>
          <table:table-cell office:value-type="float" office:value="-429.312177" calcext:value-type="float">
            <text:p>-429,312177</text:p>
          </table:table-cell>
          <table:table-cell office:value-type="float" office:value="-36" calcext:value-type="float">
            <text:p>-36</text:p>
          </table:table-cell>
          <table:table-cell office:value-type="float" office:value="10.925338" calcext:value-type="float">
            <text:p>10,925338</text:p>
          </table:table-cell>
          <table:table-cell office:value-type="float" office:value="-429.326106" calcext:value-type="float">
            <text:p>-429,326106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1800.04" calcext:value-type="float">
            <text:p>1800,04</text:p>
          </table:table-cell>
          <table:table-cell office:value-type="float" office:value="1800.23" calcext:value-type="float">
            <text:p>1800,23</text:p>
          </table:table-cell>
          <table:table-cell office:value-type="float" office:value="197644663" calcext:value-type="float">
            <text:p>1976446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60];&quot;-&quot;;[.C60];&quot;-&quot;;[.E60];&quot;-&quot;;LEFT(RIGHT([.A60];6);1))" office:value-type="string" office:string-value="r4-5-562-1" calcext:value-type="string">
            <text:p>r4-5-562-1</text:p>
          </table:table-cell>
          <table:table-cell table:formula="of:=ROUND(([.F60]/[.G60])*100;2)" office:value-type="float" office:value="0" calcext:value-type="float">
            <text:p>0</text:p>
          </table:table-cell>
          <table:table-cell table:formula="of:=[.M60]" office:value-type="float" office:value="-429.326106" calcext:value-type="float">
            <text:p>-429,3</text:p>
          </table:table-cell>
          <table:table-cell table:formula="of:=[.J60]" office:value-type="float" office:value="-429.312177" calcext:value-type="float">
            <text:p>-429,3</text:p>
          </table:table-cell>
          <table:table-cell table:formula="of:=[.K60]" office:value-type="float" office:value="-36" calcext:value-type="float">
            <text:p>-36</text:p>
          </table:table-cell>
          <table:table-cell table:formula="of:=[.I60]" office:value-type="float" office:value="1800.594906" calcext:value-type="float">
            <text:p>1800,594906</text:p>
          </table:table-cell>
          <table:table-cell table:formula="of:=IF([.L60]&lt;10000000;[.L60];&quot;*&quot;)" office:value-type="float" office:value="10.925338" calcext:value-type="float">
            <text:p>10,93</text:p>
          </table:table-cell>
          <table:table-cell table:formula="of:=[.N60]" office:value-type="float" office:value="291" calcext:value-type="float">
            <text:p>2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195" calcext:value-type="float">
            <text:p>3195</text:p>
          </table:table-cell>
          <table:table-cell office:value-type="float" office:value="7229" calcext:value-type="float">
            <text:p>7229</text:p>
          </table:table-cell>
          <table:table-cell office:value-type="float" office:value="1800.507691" calcext:value-type="float">
            <text:p>1800,507691</text:p>
          </table:table-cell>
          <table:table-cell office:value-type="float" office:value="-427.049694" calcext:value-type="float">
            <text:p>-427,049694</text:p>
          </table:table-cell>
          <table:table-cell office:value-type="float" office:value="12" calcext:value-type="float">
            <text:p>12</text:p>
          </table:table-cell>
          <table:table-cell office:value-type="float" office:value="1E+020" calcext:value-type="float">
            <text:p>1E+020</text:p>
          </table:table-cell>
          <table:table-cell office:value-type="float" office:value="-427.04984" calcext:value-type="float">
            <text:p>-427,0498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800.11" calcext:value-type="float">
            <text:p>1800,11</text:p>
          </table:table-cell>
          <table:table-cell office:value-type="float" office:value="1800.31" calcext:value-type="float">
            <text:p>1800,31</text:p>
          </table:table-cell>
          <table:table-cell office:value-type="float" office:value="197196776" calcext:value-type="float">
            <text:p>197196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xact-sub.config</text:p>
          </table:table-cell>
          <table:table-cell table:formula="of:=CONCATENATE(&quot;r&quot;;[.B61];&quot;-&quot;;[.C61];&quot;-&quot;;[.E61];&quot;-&quot;;LEFT(RIGHT([.A61];6);1))" office:value-type="string" office:string-value="r4-5-562-2" calcext:value-type="string">
            <text:p>r4-5-562-2</text:p>
          </table:table-cell>
          <table:table-cell table:formula="of:=ROUND(([.F61]/[.G61])*100;2)" office:value-type="float" office:value="0" calcext:value-type="float">
            <text:p>0</text:p>
          </table:table-cell>
          <table:table-cell table:formula="of:=[.M61]" office:value-type="float" office:value="-427.04984" calcext:value-type="float">
            <text:p>-427,0</text:p>
          </table:table-cell>
          <table:table-cell table:formula="of:=[.J61]" office:value-type="float" office:value="-427.049694" calcext:value-type="float">
            <text:p>-427,0</text:p>
          </table:table-cell>
          <table:table-cell table:formula="of:=[.K61]" office:value-type="float" office:value="12" calcext:value-type="float">
            <text:p>12</text:p>
          </table:table-cell>
          <table:table-cell table:formula="of:=[.I61]" office:value-type="float" office:value="1800.507691" calcext:value-type="float">
            <text:p>1800,507691</text:p>
          </table:table-cell>
          <table:table-cell table:formula="of:=IF([.L61]&lt;10000000;[.L61];&quot;*&quot;)" office:value-type="string" office:string-value="*" calcext:value-type="string">
            <text:p>*</text:p>
          </table:table-cell>
          <table:table-cell table:formula="of:=[.N61]" office:value-type="float" office:value="126" calcext:value-type="float">
            <text:p>126</text:p>
          </table:table-cell>
          <table:table-cell table:number-columns-repeated="6"/>
        </table:table-row>
        <table:table-row table:style-name="ro1" table:number-rows-repeated="59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resumo" table:style-name="ta1">
        <office:forms form:automatic-focus="false" form:apply-design-mode="false"/>
        <table:table-column table:style-name="co29" table:default-cell-style-name="Default"/>
        <table:table-column table:style-name="co7" table:default-cell-style-name="ce15"/>
        <table:table-column table:style-name="co9" table:default-cell-style-name="Default"/>
        <table:table-column table:style-name="co30" table:default-cell-style-name="ce15"/>
        <table:table-column table:style-name="co40" table:default-cell-style-name="Default"/>
        <table:table-column table:style-name="co53" table:default-cell-style-name="ce32"/>
        <table:table-column table:style-name="co34" table:default-cell-style-name="ce32"/>
        <table:table-column table:style-name="co17" table:default-cell-style-name="ce15"/>
        <table:table-column table:style-name="co3" table:default-cell-style-name="ce15"/>
        <table:table-column table:style-name="co31" table:default-cell-style-name="ce32"/>
        <table:table-column table:style-name="co8" table:default-cell-style-name="ce15"/>
        <table:table-column table:style-name="co3" table:default-cell-style-name="ce15"/>
        <table:table-column table:style-name="co54" table:default-cell-style-name="ce15"/>
        <table:table-column table:style-name="co55" table:default-cell-style-name="ce15"/>
        <table:table-column table:style-name="co56" table:default-cell-style-name="ce15"/>
        <table:table-column table:style-name="co8" table:default-cell-style-name="ce15"/>
        <table:table-column table:style-name="co5" table:default-cell-style-name="ce15"/>
        <table:table-column table:style-name="co14" table:default-cell-style-name="ce15"/>
        <table:table-column table:style-name="co5" table:default-cell-style-name="ce15"/>
        <table:table-column table:style-name="co56" table:default-cell-style-name="ce15"/>
        <table:table-column table:style-name="co5" table:default-cell-style-name="ce15"/>
        <table:table-column table:style-name="co54" table:default-cell-style-name="ce17"/>
        <table:table-column table:style-name="co5" table:default-cell-style-name="ce15"/>
        <table:table-column table:style-name="co56" table:default-cell-style-name="ce15"/>
        <table:table-column table:style-name="co57" table:default-cell-style-name="ce15"/>
        <table:table-column table:style-name="co54" table:default-cell-style-name="ce15"/>
        <table:table-column table:style-name="co55" table:default-cell-style-name="ce15"/>
        <table:table-column table:style-name="co56" table:default-cell-style-name="ce15"/>
        <table:table-column table:style-name="co58" table:default-cell-style-name="Default"/>
        <table:table-column table:style-name="co59" table:default-cell-style-name="Default"/>
        <table:table-column table:style-name="co7" table:number-columns-repeated="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number-columns-repeated="7" table:default-cell-style-name="Default"/>
        <table:table-row table:style-name="ro1">
          <table:table-cell/>
          <table:table-cell table:formula="of:=AVERAGE([.B2:.B300])" office:value-type="float" office:value="27.3484782608696" calcext:value-type="float">
            <text:p>27,3484782608696</text:p>
          </table:table-cell>
          <table:table-cell table:number-columns-repeated="5"/>
          <table:table-cell table:style-name="ce33" office:value-type="string" calcext:value-type="string" table:number-columns-spanned="4" table:number-rows-spanned="1">
            <text:p>B&amp;B</text:p>
          </table:table-cell>
          <table:covered-table-cell table:number-columns-repeated="3"/>
          <table:table-cell table:style-name="ce51" office:value-type="string" calcext:value-type="string" table:number-columns-spanned="5" table:number-rows-spanned="1">
            <text:p>heur value</text:p>
          </table:table-cell>
          <table:covered-table-cell table:number-columns-repeated="4"/>
          <table:table-cell table:style-name="ce53" office:value-type="string" calcext:value-type="string" table:number-columns-spanned="4" table:number-rows-spanned="1">
            <text:p>dist</text:p>
          </table:table-cell>
          <table:covered-table-cell table:number-columns-repeated="3"/>
          <table:table-cell table:style-name="ce23" office:value-type="string" calcext:value-type="string" table:number-columns-spanned="4" table:number-rows-spanned="1">
            <text:p>gap relativo (heur-lb)/lb</text:p>
          </table:table-cell>
          <table:covered-table-cell table:number-columns-repeated="3"/>
          <table:table-cell table:style-name="ce51" office:value-type="string" calcext:value-type="string" table:number-columns-spanned="4" table:number-rows-spanned="1">
            <text:p>best</text:p>
          </table:table-cell>
          <table:covered-table-cell table:number-columns-repeated="3"/>
          <table:table-cell table:number-columns-repeated="12"/>
          <table:table-cell table:style-name="ce53" office:value-type="string" calcext:value-type="string" table:number-columns-spanned="2" table:number-rows-spanned="1">
            <text:p>%frac</text:p>
          </table:table-cell>
          <table:covered-table-cell table:style-name="ce15"/>
          <table:table-cell table:style-name="ce44" office:value-type="string" calcext:value-type="string" table:number-columns-spanned="2" table:number-rows-spanned="1">
            <text:p>time(s)</text:p>
          </table:table-cell>
          <table:covered-table-cell table:style-name="ce15"/>
          <table:table-cell table:style-name="ce53" office:value-type="string" calcext:value-type="string" table:number-columns-spanned="2" table:number-rows-spanned="1">
            <text:p>%gap(root)</text:p>
          </table:table-cell>
          <table:covered-table-cell table:style-name="ce15"/>
          <table:table-cell table:style-name="ce45" office:value-type="string" calcext:value-type="string">
            <text:p>%opt</text:p>
          </table:table-cell>
        </table:table-row>
        <table:table-row table:style-name="ro1">
          <table:table-cell table:formula="of:=[$'ra-sub'.AA1]" office:value-type="string" office:string-value="instance" calcext:value-type="string">
            <text:p>instance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ootTime</text:p>
          </table:table-cell>
          <table:table-cell office:value-type="string" calcext:value-type="string">
            <text:p>rootOpt</text:p>
          </table:table-cell>
          <table:table-cell office:value-type="string" calcext:value-type="string">
            <text:p>gap0</text:p>
          </table:table-cell>
          <table:table-cell office:value-type="string" calcext:value-type="string">
            <text:p>dist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/>
          <table:table-cell office:value-type="string" calcext:value-type="string">
            <text:p>G1-sub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cpa</text:p>
          </table:table-cell>
          <table:table-cell office:value-type="string" calcext:value-type="string">
            <text:p>blpl</text:p>
          </table:table-cell>
          <table:table-cell office:value-type="string" calcext:value-type="string">
            <text:p>sbpl</text:p>
          </table:table-cell>
          <table:table-cell table:formula="of:=CONCATENATE([.AD2];&quot;&amp;&quot;;[.AE2];&quot;&amp;&quot;;[.AF2];&quot;&amp;&quot;;[.AG2];&quot;&amp;&quot;;[.AH2];&quot;\\\hline&quot;)" office:value-type="string" office:string-value="G1-sub&amp;ra&amp;bcpa&amp;blpl&amp;sbpl\\\hline" calcext:value-type="string">
            <text:p>G1-sub&amp;ra&amp;bcpa&amp;blpl&amp;sbpl\\\hline</text:p>
          </table:table-cell>
          <table:table-cell/>
          <table:table-cell table:formula="of:=CONCATENATE([.A2];&quot;&amp;&quot;;[.B2];&quot;&amp;&quot;;[.C2];&quot;&amp;&quot;;[.H2];&quot;&amp;&quot;;[.I2];&quot;&amp;&quot;;[.L2];&quot;&amp;&quot;;[.M2];&quot;&amp;&quot;;[.N2];&quot;&amp;&quot;;[.O2];&quot;\\&quot;)" office:value-type="string" office:string-value="instance&amp;frac&amp;root&amp;lb&amp;ub&amp;ra&amp;bcpa&amp;blpl&amp;sbpl\\" calcext:value-type="string">
            <text:p>instance&amp;frac&amp;root&amp;lb&amp;ub&amp;ra&amp;bcpa&amp;blpl&amp;sbpl\\</text:p>
          </table:table-cell>
          <table:table-cell table:number-columns-repeated="3"/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sd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sd</text:p>
          </table:table-cell>
          <table:table-cell table:style-name="ce15"/>
        </table:table-row>
        <table:table-row table:style-name="ro2">
          <table:table-cell table:formula="of:=[$'ra-sub'.AA2]" office:value-type="string" office:string-value="r20-10-250-1" calcext:value-type="string">
            <text:p>r20-10-250-1</text:p>
          </table:table-cell>
          <table:table-cell table:formula="of:=IF([$'ra-sub'.S2]=5;&quot;*&quot;;ROUND([$'ra-sub'.AB2];2))" office:value-type="float" office:value="20.56" calcext:value-type="float">
            <text:p>20,56</text:p>
          </table:table-cell>
          <table:table-cell table:style-name="ce14" table:formula="of:=IF([$'ra-sub'.S2]=5;&quot;*&quot;;ROUND([$'ra-sub'.AC2];1))" office:value-type="float" office:value="-180.6" calcext:value-type="float">
            <text:p>-180,6</text:p>
          </table:table-cell>
          <table:table-cell table:style-name="ce32" table:formula="of:=IF([$'ra-sub'.S2]=5;&quot;*&quot;;['ra-sub'.I2])" office:value-type="float" office:value="11.012502" calcext:value-type="float">
            <text:p>11,0</text:p>
          </table:table-cell>
          <table:table-cell table:style-name="ce14" table:formula="of:=IF(['ra-sub'.S2]=11;1;&quot;&quot;)">
            <text:p/>
          </table:table-cell>
          <table:table-cell table:style-name="ce14" table:formula="of:=IFERROR(IF([.I3]=0;ABS(CEILING([.C3]));ABS(([.I3]-CEILING([.C3]))/[.I3]));&quot;*&quot;)" office:value-type="float" office:value="15.3636363636364" calcext:value-type="float">
            <text:p>15,4</text:p>
          </table:table-cell>
          <table:table-cell table:style-name="ce14" table:formula="of:=IFERROR([.I3]-CEILING([.C3]);&quot;*&quot;)" office:value-type="float" office:value="169" calcext:value-type="float">
            <text:p>169,0</text:p>
          </table:table-cell>
          <table:table-cell table:formula="of:=IF(AND([$'exact-sub'.S2]=5;[$'exact-sub'.N2]=1);&quot;*&quot;;ROUND([$'exact-sub'.J2];1))" office:value-type="float" office:value="-180" calcext:value-type="float">
            <text:p>-180</text:p>
          </table:table-cell>
          <table:table-cell table:formula="of:=[$'exact-sub'.K2]" office:value-type="float" office:value="-11" calcext:value-type="float">
            <text:p>-11</text:p>
          </table:table-cell>
          <table:table-cell table:formula="of:=IF([$'exact-sub'.L2]&lt;1000000;[$'exact-sub'.L2];&quot;*&quot;)" office:value-type="float" office:value="15.363636" calcext:value-type="float">
            <text:p>15,4</text:p>
          </table:table-cell>
          <table:table-cell table:formula="of:=IF([$'exact-sub'.S2]=5;&quot;*&quot;;[$'exact-sub'.I2])" office:value-type="string" office:string-value="*" calcext:value-type="string">
            <text:p>*</text:p>
          </table:table-cell>
          <table:table-cell table:style-name="ce19" table:formula="of:=[$'ra-sub'.AE2]" office:value-type="float" office:value="-1" calcext:value-type="float">
            <text:p>-1</text:p>
          </table:table-cell>
          <table:table-cell table:style-name="ce19" table:formula="of:=IF([$'bcpa-sub-t600'.AE2]=&quot;&quot;;&quot;*&quot;;[$'bcpa-sub-t600'.AE2])" office:value-type="float" office:value="-1" calcext:value-type="float">
            <text:p>-1</text:p>
          </table:table-cell>
          <table:table-cell table:style-name="ce19" table:formula="of:=[$'blpl-sub-t300'.AE2]" office:value-type="float" office:value="-2" calcext:value-type="float">
            <text:p>-2</text:p>
          </table:table-cell>
          <table:table-cell table:style-name="ce19" table:formula="of:=[$'sbpl-sub-t300'.AE2]" office:value-type="float" office:value="-3" calcext:value-type="float">
            <text:p>-3</text:p>
          </table:table-cell>
          <table:table-cell table:formula="of:=MIN([.L3:.O3])" office:value-type="float" office:value="-3" calcext:value-type="float">
            <text:p>-3</text:p>
          </table:table-cell>
          <table:table-cell table:formula="of:=IFERROR(ABS([.L3]-CEILING([.$C3]));&quot;*&quot;)" office:value-type="float" office:value="179" calcext:value-type="float">
            <text:p>179</text:p>
          </table:table-cell>
          <table:table-cell table:formula="of:=IFERROR(ABS([.M3]-CEILING([.$C3]));&quot;*&quot;)" office:value-type="float" office:value="179" calcext:value-type="float">
            <text:p>179</text:p>
          </table:table-cell>
          <table:table-cell table:formula="of:=IFERROR(ABS([.N3]-CEILING([.$C3]));&quot;*&quot;)" office:value-type="float" office:value="178" calcext:value-type="float">
            <text:p>178</text:p>
          </table:table-cell>
          <table:table-cell table:formula="of:=IFERROR(ABS([.O3]-CEILING([.$C3]));&quot;*&quot;)" office:value-type="float" office:value="177" calcext:value-type="float">
            <text:p>177</text:p>
          </table:table-cell>
          <table:table-cell table:formula="of:=IFERROR(ABS(([.L3]-CEILING([.$C3]))/CEILING([.$C3]));&quot;*&quot;)" office:value-type="float" office:value="0.994444444444444" calcext:value-type="float">
            <text:p>0,994444444444444</text:p>
          </table:table-cell>
          <table:table-cell table:style-name="ce15" table:formula="of:=IFERROR(ABS(([.M3]-CEILING([.$C3]))/CEILING([.$C3]));&quot;*&quot;)" office:value-type="float" office:value="0.994444444444444" calcext:value-type="float">
            <text:p>0,994444444444444</text:p>
          </table:table-cell>
          <table:table-cell table:formula="of:=IFERROR(ABS(([.N3]-CEILING([.$C3]))/CEILING([.$C3]));&quot;*&quot;)" office:value-type="float" office:value="0.988888888888889" calcext:value-type="float">
            <text:p>0,988888888888889</text:p>
          </table:table-cell>
          <table:table-cell table:formula="of:=IFERROR(ABS(([.O3]-CEILING([.$C3]))/CEILING([.$C3]));&quot;*&quot;)" office:value-type="float" office:value="0.983333333333333" calcext:value-type="float">
            <text:p>0,983333333333333</text:p>
          </table:table-cell>
          <table:table-cell table:formula="of:=IF([.L3]=[.$P3];1;&quot;&quot;)">
            <text:p/>
          </table:table-cell>
          <table:table-cell table:formula="of:=IF([.M3]=[.$P3];1;&quot;&quot;)">
            <text:p/>
          </table:table-cell>
          <table:table-cell table:formula="of:=IF([.N3]=[.$P3];1;&quot;&quot;)">
            <text:p/>
          </table:table-cell>
          <table:table-cell table:formula="of:=IF([.O3]=[.$P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opt</text:p>
          </table:table-cell>
          <table:table-cell table:formula="of:=COUNTIF([.Q3:.Q300];0)" office:value-type="float" office:value="0" calcext:value-type="float">
            <text:p>0</text:p>
          </table:table-cell>
          <table:table-cell table:formula="of:=COUNTIF([.R3:.R300];0)" office:value-type="float" office:value="0" calcext:value-type="float">
            <text:p>0</text:p>
          </table:table-cell>
          <table:table-cell table:formula="of:=COUNTIF([.S3:.S300];0)" office:value-type="float" office:value="0" calcext:value-type="float">
            <text:p>0</text:p>
          </table:table-cell>
          <table:table-cell table:formula="of:=COUNTIF([.T3:.T300];0)" office:value-type="float" office:value="0" calcext:value-type="float">
            <text:p>0</text:p>
          </table:table-cell>
          <table:table-cell table:number-columns-repeated="2"/>
          <table:table-cell table:formula="of:=CONCATENATE([.A3];&quot;&amp;&quot;;[.B3];&quot;&amp;&quot;;IF([.E3]=1;CONCATENATE(&quot;\h{&quot;;[.C3];&quot;}&quot;);[.C3]);&quot;&amp;&quot;;[.H3];&quot;&amp;&quot;;IF([.J3]=0;CONCATENATE(&quot;\uu{&quot;;[.I3];&quot;}&quot;);[.I3]);&quot;&amp;&quot;;IF([.L3]=[.P3];CONCATENATE(&quot;\h{&quot;;[.L3];&quot;}&quot;);[.L3]);&quot;&amp;&quot;;IF([.M3]=[.P3];CONCATENATE(&quot;\h{&quot;;[.M3];&quot;}&quot;);[.M3]);&quot;&amp;&quot;;IF([.N3]=[.P3];CONCATENATE(&quot;\h{&quot;;[.N3];&quot;}&quot;);[.N3]);&quot;&amp;&quot;;IF([.O3]=[.P3];CONCATENATE(&quot;\h{&quot;;[.O3];&quot;}&quot;);[.O3]);&quot;\\\hline&quot;)" office:value-type="string" office:string-value="r20-10-250-1&amp;20,56&amp;-180,6&amp;-180&amp;-11&amp;-1&amp;-1&amp;-2&amp;\h{-3}\\\hline" calcext:value-type="string">
            <text:p>r20-10-250-1&amp;20,56&amp;-180,6&amp;-180&amp;-11&amp;-1&amp;-1&amp;-2&amp;\h{-3}\\\hline</text:p>
          </table:table-cell>
          <table:table-cell table:number-columns-repeated="2"/>
          <table:table-cell table:style-name="ce37" office:value-type="string" calcext:value-type="string">
            <text:p>G1-sub</text:p>
          </table:table-cell>
          <table:table-cell table:style-name="ce15" table:formula="of:=[.AF13]" office:value-type="float" office:value="27.3" calcext:value-type="float">
            <text:p>27,3</text:p>
          </table:table-cell>
          <table:table-cell table:style-name="ce15" table:formula="of:=[.AF14]" office:value-type="float" office:value="9.5" calcext:value-type="float">
            <text:p>9,5</text:p>
          </table:table-cell>
          <table:table-cell table:style-name="ce15" table:formula="of:=[.AF17]" office:value-type="string" office:string-value="*" calcext:value-type="string">
            <text:p>*</text:p>
          </table:table-cell>
          <table:table-cell table:style-name="ce15" table:formula="of:=[.AF18]" office:value-type="string" office:string-value="*" calcext:value-type="string">
            <text:p>*</text:p>
          </table:table-cell>
          <table:table-cell table:style-name="ce15" table:formula="of:=[.AF23]" office:value-type="float" office:value="41" calcext:value-type="float">
            <text:p>41</text:p>
          </table:table-cell>
          <table:table-cell table:style-name="ce15" table:formula="of:=[.AF24]" office:value-type="float" office:value="47.3" calcext:value-type="float">
            <text:p>47,3</text:p>
          </table:table-cell>
          <table:table-cell table:formula="of:=CONCATENATE([.AF21];&quot;(&quot;;[.AF22];&quot;)&quot;)" office:value-type="string" office:string-value="0(0)" calcext:value-type="string">
            <text:p>0(0)</text:p>
          </table:table-cell>
        </table:table-row>
        <table:table-row table:style-name="ro2">
          <table:table-cell table:formula="of:=[$'ra-sub'.AA3]" office:value-type="string" office:string-value="r20-10-250-2" calcext:value-type="string">
            <text:p>r20-10-250-2</text:p>
          </table:table-cell>
          <table:table-cell table:formula="of:=IF([$'ra-sub'.S3]=5;&quot;*&quot;;ROUND([$'ra-sub'.AB3];2))" office:value-type="float" office:value="20.33" calcext:value-type="float">
            <text:p>20,33</text:p>
          </table:table-cell>
          <table:table-cell table:style-name="ce14" table:formula="of:=IF([$'ra-sub'.S3]=5;&quot;*&quot;;ROUND([$'ra-sub'.AC3];1))" office:value-type="float" office:value="-181.6" calcext:value-type="float">
            <text:p>-181,6</text:p>
          </table:table-cell>
          <table:table-cell table:style-name="ce32" table:formula="of:=IF([$'ra-sub'.S3]=5;&quot;*&quot;;['ra-sub'.I3])" office:value-type="float" office:value="8.252562" calcext:value-type="float">
            <text:p>8,3</text:p>
          </table:table-cell>
          <table:table-cell table:style-name="ce14" table:formula="of:=IF(['ra-sub'.S3]=11;1;&quot;&quot;)">
            <text:p/>
          </table:table-cell>
          <table:table-cell table:style-name="ce14" table:formula="of:=IFERROR(IF([.I4]=0;ABS(CEILING([.C4]));ABS(([.I4]-CEILING([.C4]))/[.I4]));&quot;*&quot;)" office:value-type="float" office:value="15.4545454545455" calcext:value-type="float">
            <text:p>15,5</text:p>
          </table:table-cell>
          <table:table-cell table:style-name="ce14" table:formula="of:=IFERROR([.I4]-CEILING([.C4]);&quot;*&quot;)" office:value-type="float" office:value="170" calcext:value-type="float">
            <text:p>170,0</text:p>
          </table:table-cell>
          <table:table-cell table:formula="of:=IF(AND([$'exact-sub'.S3]=5;[$'exact-sub'.N3]=1);&quot;*&quot;;ROUND([$'exact-sub'.J3];1))" office:value-type="float" office:value="-181" calcext:value-type="float">
            <text:p>-181</text:p>
          </table:table-cell>
          <table:table-cell table:formula="of:=[$'exact-sub'.K3]" office:value-type="float" office:value="-11" calcext:value-type="float">
            <text:p>-11</text:p>
          </table:table-cell>
          <table:table-cell table:formula="of:=IF([$'exact-sub'.L3]&lt;1000000;[$'exact-sub'.L3];&quot;*&quot;)" office:value-type="float" office:value="15.454545" calcext:value-type="float">
            <text:p>15,5</text:p>
          </table:table-cell>
          <table:table-cell table:formula="of:=IF([$'exact-sub'.S3]=5;&quot;*&quot;;[$'exact-sub'.I3])" office:value-type="string" office:string-value="*" calcext:value-type="string">
            <text:p>*</text:p>
          </table:table-cell>
          <table:table-cell table:style-name="ce19" table:formula="of:=[$'ra-sub'.AE3]" office:value-type="float" office:value="-1" calcext:value-type="float">
            <text:p>-1</text:p>
          </table:table-cell>
          <table:table-cell table:style-name="ce19" table:formula="of:=IF([$'bcpa-sub-t600'.AE3]=&quot;&quot;;&quot;*&quot;;[$'bcpa-sub-t600'.AE3])" office:value-type="float" office:value="-4" calcext:value-type="float">
            <text:p>-4</text:p>
          </table:table-cell>
          <table:table-cell table:style-name="ce19" table:formula="of:=[$'blpl-sub-t300'.AE3]" office:value-type="float" office:value="-2" calcext:value-type="float">
            <text:p>-2</text:p>
          </table:table-cell>
          <table:table-cell table:style-name="ce19" table:formula="of:=[$'sbpl-sub-t300'.AE3]" office:value-type="float" office:value="-2" calcext:value-type="float">
            <text:p>-2</text:p>
          </table:table-cell>
          <table:table-cell table:formula="of:=MIN([.L4:.O4])" office:value-type="float" office:value="-4" calcext:value-type="float">
            <text:p>-4</text:p>
          </table:table-cell>
          <table:table-cell table:formula="of:=IFERROR(ABS([.L4]-CEILING([.$C4]));&quot;*&quot;)" office:value-type="float" office:value="180" calcext:value-type="float">
            <text:p>180</text:p>
          </table:table-cell>
          <table:table-cell table:formula="of:=IFERROR(ABS([.M4]-CEILING([.$C4]));&quot;*&quot;)" office:value-type="float" office:value="177" calcext:value-type="float">
            <text:p>177</text:p>
          </table:table-cell>
          <table:table-cell table:formula="of:=IFERROR(ABS([.N4]-CEILING([.$C4]));&quot;*&quot;)" office:value-type="float" office:value="179" calcext:value-type="float">
            <text:p>179</text:p>
          </table:table-cell>
          <table:table-cell table:formula="of:=IFERROR(ABS([.O4]-CEILING([.$C4]));&quot;*&quot;)" office:value-type="float" office:value="179" calcext:value-type="float">
            <text:p>179</text:p>
          </table:table-cell>
          <table:table-cell table:formula="of:=IFERROR(ABS(([.L4]-CEILING([.$C4]))/CEILING([.$C4]));&quot;*&quot;)" office:value-type="float" office:value="0.994475138121547" calcext:value-type="float">
            <text:p>0,994475138121547</text:p>
          </table:table-cell>
          <table:table-cell table:style-name="ce15" table:formula="of:=IFERROR(ABS(([.M4]-CEILING([.$C4]))/CEILING([.$C4]));&quot;*&quot;)" office:value-type="float" office:value="0.977900552486188" calcext:value-type="float">
            <text:p>0,977900552486188</text:p>
          </table:table-cell>
          <table:table-cell table:formula="of:=IFERROR(ABS(([.N4]-CEILING([.$C4]))/CEILING([.$C4]));&quot;*&quot;)" office:value-type="float" office:value="0.988950276243094" calcext:value-type="float">
            <text:p>0,988950276243094</text:p>
          </table:table-cell>
          <table:table-cell table:formula="of:=IFERROR(ABS(([.O4]-CEILING([.$C4]))/CEILING([.$C4]));&quot;*&quot;)" office:value-type="float" office:value="0.988950276243094" calcext:value-type="float">
            <text:p>0,988950276243094</text:p>
          </table:table-cell>
          <table:table-cell table:formula="of:=IF([.L4]=[.$P4];1;&quot;&quot;)">
            <text:p/>
          </table:table-cell>
          <table:table-cell table:formula="of:=IF([.M4]=[.$P4];1;&quot;&quot;)" office:value-type="float" office:value="1" calcext:value-type="float">
            <text:p>1</text:p>
          </table:table-cell>
          <table:table-cell table:formula="of:=IF([.N4]=[.$P4];1;&quot;&quot;)">
            <text:p/>
          </table:table-cell>
          <table:table-cell table:formula="of:=IF([.O4]=[.$P4];1;&quot;&quot;)">
            <text:p/>
          </table:table-cell>
          <table:table-cell/>
          <table:table-cell table:style-name="ce25" office:value-type="string" calcext:value-type="string">
            <text:p>dist</text:p>
          </table:table-cell>
          <table:table-cell table:style-name="ce25" table:formula="of:=ROUND(AVERAGE([.Q3:.Q300]);1)" office:value-type="float" office:value="286.9" calcext:value-type="float">
            <text:p>286,9</text:p>
          </table:table-cell>
          <table:table-cell table:style-name="ce25" table:formula="of:=ROUND(AVERAGE([.R3:.R300]);1)" office:value-type="float" office:value="291.4" calcext:value-type="float">
            <text:p>291,4</text:p>
          </table:table-cell>
          <table:table-cell table:style-name="ce25" table:formula="of:=ROUND(AVERAGE([.S3:.S300]);1)" office:value-type="float" office:value="281.9" calcext:value-type="float">
            <text:p>281,9</text:p>
          </table:table-cell>
          <table:table-cell table:style-name="ce25" table:formula="of:=ROUND(AVERAGE([.T3:.T300]);1)" office:value-type="float" office:value="282.2" calcext:value-type="float">
            <text:p>282,2</text:p>
          </table:table-cell>
          <table:table-cell table:formula="of:=CONCATENATE([.AD4];&quot;&amp;&quot;;[.AE4];&quot;&amp;&quot;;[.AF4];&quot;&amp;&quot;;[.AG4];&quot;&amp;&quot;;[.AH4];&quot;\\\hline&quot;)" office:value-type="string" office:string-value="dist&amp;286,9&amp;291,4&amp;281,9&amp;282,2\\\hline" calcext:value-type="string">
            <text:p>dist&amp;286,9&amp;291,4&amp;281,9&amp;282,2\\\hline</text:p>
          </table:table-cell>
          <table:table-cell/>
          <table:table-cell table:formula="of:=CONCATENATE([.A4];&quot;&amp;&quot;;[.B4];&quot;&amp;&quot;;IF([.E4]=1;CONCATENATE(&quot;\h{&quot;;[.C4];&quot;}&quot;);[.C4]);&quot;&amp;&quot;;[.H4];&quot;&amp;&quot;;IF([.J4]=0;CONCATENATE(&quot;\uu{&quot;;[.I4];&quot;}&quot;);[.I4]);&quot;&amp;&quot;;IF([.L4]=[.P4];CONCATENATE(&quot;\h{&quot;;[.L4];&quot;}&quot;);[.L4]);&quot;&amp;&quot;;IF([.M4]=[.P4];CONCATENATE(&quot;\h{&quot;;[.M4];&quot;}&quot;);[.M4]);&quot;&amp;&quot;;IF([.N4]=[.P4];CONCATENATE(&quot;\h{&quot;;[.N4];&quot;}&quot;);[.N4]);&quot;&amp;&quot;;IF([.O4]=[.P4];CONCATENATE(&quot;\h{&quot;;[.O4];&quot;}&quot;);[.O4]);&quot;\\\hline&quot;)" office:value-type="string" office:string-value="r20-10-250-2&amp;20,33&amp;-181,6&amp;-181&amp;-11&amp;-1&amp;\h{-4}&amp;-2&amp;-2\\\hline" calcext:value-type="string">
            <text:p>r20-10-250-2&amp;20,33&amp;-181,6&amp;-181&amp;-11&amp;-1&amp;\h{-4}&amp;-2&amp;-2\\\hline</text:p>
          </table:table-cell>
          <table:table-cell table:number-columns-repeated="10"/>
        </table:table-row>
        <table:table-row table:style-name="ro2">
          <table:table-cell table:formula="of:=[$'ra-sub'.AA4]" office:value-type="string" office:string-value="r20-10-500-1" calcext:value-type="string">
            <text:p>r20-10-500-1</text:p>
          </table:table-cell>
          <table:table-cell table:formula="of:=IF([$'ra-sub'.S4]=5;&quot;*&quot;;ROUND([$'ra-sub'.AB4];2))" office:value-type="float" office:value="18.2" calcext:value-type="float">
            <text:p>18,2</text:p>
          </table:table-cell>
          <table:table-cell table:style-name="ce14" table:formula="of:=IF([$'ra-sub'.S4]=5;&quot;*&quot;;ROUND([$'ra-sub'.AC4];1))" office:value-type="float" office:value="-360.6" calcext:value-type="float">
            <text:p>-360,6</text:p>
          </table:table-cell>
          <table:table-cell table:style-name="ce32" table:formula="of:=IF([$'ra-sub'.S4]=5;&quot;*&quot;;['ra-sub'.I4])" office:value-type="float" office:value="136.598433" calcext:value-type="float">
            <text:p>136,6</text:p>
          </table:table-cell>
          <table:table-cell table:style-name="ce14" table:formula="of:=IF(['ra-sub'.S4]=11;1;&quot;&quot;)">
            <text:p/>
          </table:table-cell>
          <table:table-cell table:style-name="ce14" table:formula="of:=IFERROR(IF([.I5]=0;ABS(CEILING([.C5]));ABS(([.I5]-CEILING([.C5]))/[.I5]));&quot;*&quot;)" office:value-type="float" office:value="25" calcext:value-type="float">
            <text:p>25,0</text:p>
          </table:table-cell>
          <table:table-cell table:style-name="ce14" table:formula="of:=IFERROR([.I5]-CEILING([.C5]);&quot;*&quot;)" office:value-type="float" office:value="375" calcext:value-type="float">
            <text:p>375,0</text:p>
          </table:table-cell>
          <table:table-cell table:formula="of:=IF(AND([$'exact-sub'.S4]=5;[$'exact-sub'.N4]=1);&quot;*&quot;;ROUND([$'exact-sub'.J4];1))" office:value-type="float" office:value="-360.6" calcext:value-type="float">
            <text:p>-360,6</text:p>
          </table:table-cell>
          <table:table-cell table:formula="of:=[$'exact-sub'.K4]" office:value-type="float" office:value="15" calcext:value-type="float">
            <text:p>15</text:p>
          </table:table-cell>
          <table:table-cell table:formula="of:=IF([$'exact-sub'.L4]&lt;1000000;[$'exact-sub'.L4];&quot;*&quot;)" office:value-type="string" office:string-value="*" calcext:value-type="string">
            <text:p>*</text:p>
          </table:table-cell>
          <table:table-cell table:formula="of:=IF([$'exact-sub'.S4]=5;&quot;*&quot;;[$'exact-sub'.I4])" office:value-type="string" office:string-value="*" calcext:value-type="string">
            <text:p>*</text:p>
          </table:table-cell>
          <table:table-cell table:style-name="ce19" table:formula="of:=[$'ra-sub'.AE4]" office:value-type="float" office:value="0" calcext:value-type="float">
            <text:p>0</text:p>
          </table:table-cell>
          <table:table-cell table:style-name="ce19" table:formula="of:=IF([$'bcpa-sub-t600'.AE4]=&quot;&quot;;&quot;*&quot;;[$'bcpa-sub-t600'.AE4])" office:value-type="float" office:value="-10" calcext:value-type="float">
            <text:p>-10</text:p>
          </table:table-cell>
          <table:table-cell table:style-name="ce19" table:formula="of:=[$'blpl-sub-t300'.AE4]" office:value-type="float" office:value="-3" calcext:value-type="float">
            <text:p>-3</text:p>
          </table:table-cell>
          <table:table-cell table:style-name="ce19" table:formula="of:=[$'sbpl-sub-t300'.AE4]" office:value-type="float" office:value="-1" calcext:value-type="float">
            <text:p>-1</text:p>
          </table:table-cell>
          <table:table-cell table:formula="of:=MIN([.L5:.O5])" office:value-type="float" office:value="-10" calcext:value-type="float">
            <text:p>-10</text:p>
          </table:table-cell>
          <table:table-cell table:formula="of:=IFERROR(ABS([.L5]-CEILING([.$C5]));&quot;*&quot;)" office:value-type="float" office:value="360" calcext:value-type="float">
            <text:p>360</text:p>
          </table:table-cell>
          <table:table-cell table:formula="of:=IFERROR(ABS([.M5]-CEILING([.$C5]));&quot;*&quot;)" office:value-type="float" office:value="350" calcext:value-type="float">
            <text:p>350</text:p>
          </table:table-cell>
          <table:table-cell table:formula="of:=IFERROR(ABS([.N5]-CEILING([.$C5]));&quot;*&quot;)" office:value-type="float" office:value="357" calcext:value-type="float">
            <text:p>357</text:p>
          </table:table-cell>
          <table:table-cell table:formula="of:=IFERROR(ABS([.O5]-CEILING([.$C5]));&quot;*&quot;)" office:value-type="float" office:value="359" calcext:value-type="float">
            <text:p>359</text:p>
          </table:table-cell>
          <table:table-cell table:formula="of:=IFERROR(ABS(([.L5]-CEILING([.$C5]))/CEILING([.$C5]));&quot;*&quot;)" office:value-type="float" office:value="1" calcext:value-type="float">
            <text:p>1</text:p>
          </table:table-cell>
          <table:table-cell table:style-name="ce15" table:formula="of:=IFERROR(ABS(([.M5]-CEILING([.$C5]))/CEILING([.$C5]));&quot;*&quot;)" office:value-type="float" office:value="0.972222222222222" calcext:value-type="float">
            <text:p>0,972222222222222</text:p>
          </table:table-cell>
          <table:table-cell table:formula="of:=IFERROR(ABS(([.N5]-CEILING([.$C5]))/CEILING([.$C5]));&quot;*&quot;)" office:value-type="float" office:value="0.991666666666667" calcext:value-type="float">
            <text:p>0,991666666666667</text:p>
          </table:table-cell>
          <table:table-cell table:formula="of:=IFERROR(ABS(([.O5]-CEILING([.$C5]))/CEILING([.$C5]));&quot;*&quot;)" office:value-type="float" office:value="0.997222222222222" calcext:value-type="float">
            <text:p>0,997222222222222</text:p>
          </table:table-cell>
          <table:table-cell table:formula="of:=IF([.L5]=[.$P5];1;&quot;&quot;)">
            <text:p/>
          </table:table-cell>
          <table:table-cell table:formula="of:=IF([.M5]=[.$P5];1;&quot;&quot;)" office:value-type="float" office:value="1" calcext:value-type="float">
            <text:p>1</text:p>
          </table:table-cell>
          <table:table-cell table:formula="of:=IF([.N5]=[.$P5];1;&quot;&quot;)">
            <text:p/>
          </table:table-cell>
          <table:table-cell table:formula="of:=IF([.O5]=[.$P5];1;&quot;&quot;)">
            <text:p/>
          </table:table-cell>
          <table:table-cell/>
          <table:table-cell office:value-type="string" calcext:value-type="string">
            <text:p>best</text:p>
          </table:table-cell>
          <table:table-cell table:formula="of:=SUM([.Y3:.Y301])" office:value-type="float" office:value="0" calcext:value-type="float">
            <text:p>0</text:p>
          </table:table-cell>
          <table:table-cell table:formula="of:=SUM([.Z3:.Z301])" office:value-type="float" office:value="18" calcext:value-type="float">
            <text:p>18</text:p>
          </table:table-cell>
          <table:table-cell table:formula="of:=SUM([.AA3:.AA301])" office:value-type="float" office:value="28" calcext:value-type="float">
            <text:p>28</text:p>
          </table:table-cell>
          <table:table-cell table:formula="of:=SUM([.AB3:.AB301])" office:value-type="float" office:value="24" calcext:value-type="float">
            <text:p>24</text:p>
          </table:table-cell>
          <table:table-cell table:number-columns-repeated="2"/>
          <table:table-cell table:formula="of:=CONCATENATE([.A5];&quot;&amp;&quot;;[.B5];&quot;&amp;&quot;;IF([.E5]=1;CONCATENATE(&quot;\h{&quot;;[.C5];&quot;}&quot;);[.C5]);&quot;&amp;&quot;;[.H5];&quot;&amp;&quot;;IF([.J5]=0;CONCATENATE(&quot;\uu{&quot;;[.I5];&quot;}&quot;);[.I5]);&quot;&amp;&quot;;IF([.L5]=[.P5];CONCATENATE(&quot;\h{&quot;;[.L5];&quot;}&quot;);[.L5]);&quot;&amp;&quot;;IF([.M5]=[.P5];CONCATENATE(&quot;\h{&quot;;[.M5];&quot;}&quot;);[.M5]);&quot;&amp;&quot;;IF([.N5]=[.P5];CONCATENATE(&quot;\h{&quot;;[.N5];&quot;}&quot;);[.N5]);&quot;&amp;&quot;;IF([.O5]=[.P5];CONCATENATE(&quot;\h{&quot;;[.O5];&quot;}&quot;);[.O5]);&quot;\\\hline&quot;)" office:value-type="string" office:string-value="r20-10-500-1&amp;18,2&amp;-360,6&amp;-360,6&amp;15&amp;0&amp;\h{-10}&amp;-3&amp;-1\\\hline" calcext:value-type="string">
            <text:p>r20-10-500-1&amp;18,2&amp;-360,6&amp;-360,6&amp;15&amp;0&amp;\h{-10}&amp;-3&amp;-1\\\hline</text:p>
          </table:table-cell>
          <table:table-cell table:number-columns-repeated="10"/>
        </table:table-row>
        <table:table-row table:style-name="ro2">
          <table:table-cell table:formula="of:=[$'ra-sub'.AA5]" office:value-type="string" office:string-value="r20-10-500-2" calcext:value-type="string">
            <text:p>r20-10-500-2</text:p>
          </table:table-cell>
          <table:table-cell table:formula="of:=IF([$'ra-sub'.S5]=5;&quot;*&quot;;ROUND([$'ra-sub'.AB5];2))" office:value-type="float" office:value="15.54" calcext:value-type="float">
            <text:p>15,54</text:p>
          </table:table-cell>
          <table:table-cell table:style-name="ce14" table:formula="of:=IF([$'ra-sub'.S5]=5;&quot;*&quot;;ROUND([$'ra-sub'.AC5];1))" office:value-type="float" office:value="-361.8" calcext:value-type="float">
            <text:p>-361,8</text:p>
          </table:table-cell>
          <table:table-cell table:style-name="ce32" table:formula="of:=IF([$'ra-sub'.S5]=5;&quot;*&quot;;['ra-sub'.I5])" office:value-type="float" office:value="121.407709" calcext:value-type="float">
            <text:p>121,4</text:p>
          </table:table-cell>
          <table:table-cell table:style-name="ce14" table:formula="of:=IF(['ra-sub'.S5]=11;1;&quot;&quot;)">
            <text:p/>
          </table:table-cell>
          <table:table-cell table:style-name="ce14" table:formula="of:=IFERROR(IF([.I6]=0;ABS(CEILING([.C6]));ABS(([.I6]-CEILING([.C6]))/[.I6]));&quot;*&quot;)" office:value-type="float" office:value="121.333333333333" calcext:value-type="float">
            <text:p>121,3</text:p>
          </table:table-cell>
          <table:table-cell table:style-name="ce14" table:formula="of:=IFERROR([.I6]-CEILING([.C6]);&quot;*&quot;)" office:value-type="float" office:value="364" calcext:value-type="float">
            <text:p>364,0</text:p>
          </table:table-cell>
          <table:table-cell table:formula="of:=IF(AND([$'exact-sub'.S5]=5;[$'exact-sub'.N5]=1);&quot;*&quot;;ROUND([$'exact-sub'.J5];1))" office:value-type="float" office:value="-361.8" calcext:value-type="float">
            <text:p>-361,8</text:p>
          </table:table-cell>
          <table:table-cell table:formula="of:=[$'exact-sub'.K5]" office:value-type="float" office:value="3" calcext:value-type="float">
            <text:p>3</text:p>
          </table:table-cell>
          <table:table-cell table:formula="of:=IF([$'exact-sub'.L5]&lt;1000000;[$'exact-sub'.L5];&quot;*&quot;)" office:value-type="string" office:string-value="*" calcext:value-type="string">
            <text:p>*</text:p>
          </table:table-cell>
          <table:table-cell table:formula="of:=IF([$'exact-sub'.S5]=5;&quot;*&quot;;[$'exact-sub'.I5])" office:value-type="string" office:string-value="*" calcext:value-type="string">
            <text:p>*</text:p>
          </table:table-cell>
          <table:table-cell table:style-name="ce19" table:formula="of:=[$'ra-sub'.AE5]" office:value-type="float" office:value="-1" calcext:value-type="float">
            <text:p>-1</text:p>
          </table:table-cell>
          <table:table-cell table:style-name="ce19" table:formula="of:=IF([$'bcpa-sub-t600'.AE5]=&quot;&quot;;&quot;*&quot;;[$'bcpa-sub-t600'.AE5])" office:value-type="float" office:value="-6" calcext:value-type="float">
            <text:p>-6</text:p>
          </table:table-cell>
          <table:table-cell table:style-name="ce19" table:formula="of:=[$'blpl-sub-t300'.AE5]" office:value-type="float" office:value="-2" calcext:value-type="float">
            <text:p>-2</text:p>
          </table:table-cell>
          <table:table-cell table:style-name="ce19" table:formula="of:=[$'sbpl-sub-t300'.AE5]" office:value-type="float" office:value="-3" calcext:value-type="float">
            <text:p>-3</text:p>
          </table:table-cell>
          <table:table-cell table:formula="of:=MIN([.L6:.O6])" office:value-type="float" office:value="-6" calcext:value-type="float">
            <text:p>-6</text:p>
          </table:table-cell>
          <table:table-cell table:formula="of:=IFERROR(ABS([.L6]-CEILING([.$C6]));&quot;*&quot;)" office:value-type="float" office:value="360" calcext:value-type="float">
            <text:p>360</text:p>
          </table:table-cell>
          <table:table-cell table:formula="of:=IFERROR(ABS([.M6]-CEILING([.$C6]));&quot;*&quot;)" office:value-type="float" office:value="355" calcext:value-type="float">
            <text:p>355</text:p>
          </table:table-cell>
          <table:table-cell table:formula="of:=IFERROR(ABS([.N6]-CEILING([.$C6]));&quot;*&quot;)" office:value-type="float" office:value="359" calcext:value-type="float">
            <text:p>359</text:p>
          </table:table-cell>
          <table:table-cell table:formula="of:=IFERROR(ABS([.O6]-CEILING([.$C6]));&quot;*&quot;)" office:value-type="float" office:value="358" calcext:value-type="float">
            <text:p>358</text:p>
          </table:table-cell>
          <table:table-cell table:formula="of:=IFERROR(ABS(([.L6]-CEILING([.$C6]))/CEILING([.$C6]));&quot;*&quot;)" office:value-type="float" office:value="0.997229916897507" calcext:value-type="float">
            <text:p>0,997229916897507</text:p>
          </table:table-cell>
          <table:table-cell table:style-name="ce15" table:formula="of:=IFERROR(ABS(([.M6]-CEILING([.$C6]))/CEILING([.$C6]));&quot;*&quot;)" office:value-type="float" office:value="0.983379501385042" calcext:value-type="float">
            <text:p>0,983379501385042</text:p>
          </table:table-cell>
          <table:table-cell table:formula="of:=IFERROR(ABS(([.N6]-CEILING([.$C6]))/CEILING([.$C6]));&quot;*&quot;)" office:value-type="float" office:value="0.994459833795014" calcext:value-type="float">
            <text:p>0,994459833795014</text:p>
          </table:table-cell>
          <table:table-cell table:formula="of:=IFERROR(ABS(([.O6]-CEILING([.$C6]))/CEILING([.$C6]));&quot;*&quot;)" office:value-type="float" office:value="0.991689750692521" calcext:value-type="float">
            <text:p>0,991689750692521</text:p>
          </table:table-cell>
          <table:table-cell table:formula="of:=IF([.L6]=[.$P6];1;&quot;&quot;)">
            <text:p/>
          </table:table-cell>
          <table:table-cell table:formula="of:=IF([.M6]=[.$P6];1;&quot;&quot;)" office:value-type="float" office:value="1" calcext:value-type="float">
            <text:p>1</text:p>
          </table:table-cell>
          <table:table-cell table:formula="of:=IF([.N6]=[.$P6];1;&quot;&quot;)">
            <text:p/>
          </table:table-cell>
          <table:table-cell table:formula="of:=IF([.O6]=[.$P6];1;&quot;&quot;)">
            <text:p/>
          </table:table-cell>
          <table:table-cell/>
          <table:table-cell office:value-type="string" calcext:value-type="string">
            <text:p>total</text:p>
          </table:table-cell>
          <table:table-cell table:formula="of:=298-COUNTIF([.A3:.A300];&quot;&quot;)" office:value-type="float" office:value="60" calcext:value-type="float">
            <text:p>60</text:p>
          </table:table-cell>
          <table:table-cell table:number-columns-repeated="5"/>
          <table:table-cell table:formula="of:=CONCATENATE([.A6];&quot;&amp;&quot;;[.B6];&quot;&amp;&quot;;IF([.E6]=1;CONCATENATE(&quot;\h{&quot;;[.C6];&quot;}&quot;);[.C6]);&quot;&amp;&quot;;[.H6];&quot;&amp;&quot;;IF([.J6]=0;CONCATENATE(&quot;\uu{&quot;;[.I6];&quot;}&quot;);[.I6]);&quot;&amp;&quot;;IF([.L6]=[.P6];CONCATENATE(&quot;\h{&quot;;[.L6];&quot;}&quot;);[.L6]);&quot;&amp;&quot;;IF([.M6]=[.P6];CONCATENATE(&quot;\h{&quot;;[.M6];&quot;}&quot;);[.M6]);&quot;&amp;&quot;;IF([.N6]=[.P6];CONCATENATE(&quot;\h{&quot;;[.N6];&quot;}&quot;);[.N6]);&quot;&amp;&quot;;IF([.O6]=[.P6];CONCATENATE(&quot;\h{&quot;;[.O6];&quot;}&quot;);[.O6]);&quot;\\\hline&quot;)" office:value-type="string" office:string-value="r20-10-500-2&amp;15,54&amp;-361,8&amp;-361,8&amp;3&amp;-1&amp;\h{-6}&amp;-2&amp;-3\\\hline" calcext:value-type="string">
            <text:p>r20-10-500-2&amp;15,54&amp;-361,8&amp;-361,8&amp;3&amp;-1&amp;\h{-6}&amp;-2&amp;-3\\\hline</text:p>
          </table:table-cell>
          <table:table-cell table:number-columns-repeated="10"/>
        </table:table-row>
        <table:table-row table:style-name="ro2">
          <table:table-cell table:formula="of:=[$'ra-sub'.AA6]" office:value-type="string" office:string-value="r20-10-750-1" calcext:value-type="string">
            <text:p>r20-10-750-1</text:p>
          </table:table-cell>
          <table:table-cell table:formula="of:=IF([$'ra-sub'.S6]=5;&quot;*&quot;;ROUND([$'ra-sub'.AB6];2))" office:value-type="float" office:value="16.59" calcext:value-type="float">
            <text:p>16,59</text:p>
          </table:table-cell>
          <table:table-cell table:style-name="ce14" table:formula="of:=IF([$'ra-sub'.S6]=5;&quot;*&quot;;ROUND([$'ra-sub'.AC6];1))" office:value-type="float" office:value="-539.9" calcext:value-type="float">
            <text:p>-539,9</text:p>
          </table:table-cell>
          <table:table-cell table:style-name="ce32" table:formula="of:=IF([$'ra-sub'.S6]=5;&quot;*&quot;;['ra-sub'.I6])" office:value-type="float" office:value="485.581611" calcext:value-type="float">
            <text:p>485,6</text:p>
          </table:table-cell>
          <table:table-cell table:style-name="ce14" table:formula="of:=IF(['ra-sub'.S6]=11;1;&quot;&quot;)">
            <text:p/>
          </table:table-cell>
          <table:table-cell table:style-name="ce14" table:formula="of:=IFERROR(IF([.I7]=0;ABS(CEILING([.C7]));ABS(([.I7]-CEILING([.C7]))/[.I7]));&quot;*&quot;)" office:value-type="float" office:value="45.9166666666667" calcext:value-type="float">
            <text:p>45,9</text:p>
          </table:table-cell>
          <table:table-cell table:style-name="ce14" table:formula="of:=IFERROR([.I7]-CEILING([.C7]);&quot;*&quot;)" office:value-type="float" office:value="551" calcext:value-type="float">
            <text:p>551,0</text:p>
          </table:table-cell>
          <table:table-cell table:formula="of:=IF(AND([$'exact-sub'.S6]=5;[$'exact-sub'.N6]=1);&quot;*&quot;;ROUND([$'exact-sub'.J6];1))" office:value-type="float" office:value="-539.9" calcext:value-type="float">
            <text:p>-539,9</text:p>
          </table:table-cell>
          <table:table-cell table:formula="of:=[$'exact-sub'.K6]" office:value-type="float" office:value="12" calcext:value-type="float">
            <text:p>12</text:p>
          </table:table-cell>
          <table:table-cell table:formula="of:=IF([$'exact-sub'.L6]&lt;1000000;[$'exact-sub'.L6];&quot;*&quot;)" office:value-type="string" office:string-value="*" calcext:value-type="string">
            <text:p>*</text:p>
          </table:table-cell>
          <table:table-cell table:formula="of:=IF([$'exact-sub'.S6]=5;&quot;*&quot;;[$'exact-sub'.I6])" office:value-type="string" office:string-value="*" calcext:value-type="string">
            <text:p>*</text:p>
          </table:table-cell>
          <table:table-cell table:style-name="ce19" table:formula="of:=[$'ra-sub'.AE6]" office:value-type="float" office:value="-1" calcext:value-type="float">
            <text:p>-1</text:p>
          </table:table-cell>
          <table:table-cell table:style-name="ce19" table:formula="of:=IF([$'bcpa-sub-t600'.AE6]=&quot;&quot;;&quot;*&quot;;[$'bcpa-sub-t600'.AE6])" office:value-type="float" office:value="12" calcext:value-type="float">
            <text:p>12</text:p>
          </table:table-cell>
          <table:table-cell table:style-name="ce19" table:formula="of:=[$'blpl-sub-t300'.AE6]" office:value-type="float" office:value="-3" calcext:value-type="float">
            <text:p>-3</text:p>
          </table:table-cell>
          <table:table-cell table:style-name="ce19" table:formula="of:=[$'sbpl-sub-t300'.AE6]" office:value-type="float" office:value="-1" calcext:value-type="float">
            <text:p>-1</text:p>
          </table:table-cell>
          <table:table-cell table:formula="of:=MIN([.L7:.O7])" office:value-type="float" office:value="-3" calcext:value-type="float">
            <text:p>-3</text:p>
          </table:table-cell>
          <table:table-cell table:formula="of:=IFERROR(ABS([.L7]-CEILING([.$C7]));&quot;*&quot;)" office:value-type="float" office:value="538" calcext:value-type="float">
            <text:p>538</text:p>
          </table:table-cell>
          <table:table-cell table:formula="of:=IFERROR(ABS([.M7]-CEILING([.$C7]));&quot;*&quot;)" office:value-type="float" office:value="551" calcext:value-type="float">
            <text:p>551</text:p>
          </table:table-cell>
          <table:table-cell table:formula="of:=IFERROR(ABS([.N7]-CEILING([.$C7]));&quot;*&quot;)" office:value-type="float" office:value="536" calcext:value-type="float">
            <text:p>536</text:p>
          </table:table-cell>
          <table:table-cell table:formula="of:=IFERROR(ABS([.O7]-CEILING([.$C7]));&quot;*&quot;)" office:value-type="float" office:value="538" calcext:value-type="float">
            <text:p>538</text:p>
          </table:table-cell>
          <table:table-cell table:formula="of:=IFERROR(ABS(([.L7]-CEILING([.$C7]))/CEILING([.$C7]));&quot;*&quot;)" office:value-type="float" office:value="0.998144712430427" calcext:value-type="float">
            <text:p>0,998144712430427</text:p>
          </table:table-cell>
          <table:table-cell table:style-name="ce15" table:formula="of:=IFERROR(ABS(([.M7]-CEILING([.$C7]))/CEILING([.$C7]));&quot;*&quot;)" office:value-type="float" office:value="1.02226345083488" calcext:value-type="float">
            <text:p>1,02226345083488</text:p>
          </table:table-cell>
          <table:table-cell table:formula="of:=IFERROR(ABS(([.N7]-CEILING([.$C7]))/CEILING([.$C7]));&quot;*&quot;)" office:value-type="float" office:value="0.99443413729128" calcext:value-type="float">
            <text:p>0,99443413729128</text:p>
          </table:table-cell>
          <table:table-cell table:formula="of:=IFERROR(ABS(([.O7]-CEILING([.$C7]))/CEILING([.$C7]));&quot;*&quot;)" office:value-type="float" office:value="0.998144712430427" calcext:value-type="float">
            <text:p>0,998144712430427</text:p>
          </table:table-cell>
          <table:table-cell table:formula="of:=IF([.L7]=[.$P7];1;&quot;&quot;)">
            <text:p/>
          </table:table-cell>
          <table:table-cell table:formula="of:=IF([.M7]=[.$P7];1;&quot;&quot;)">
            <text:p/>
          </table:table-cell>
          <table:table-cell table:formula="of:=IF([.N7]=[.$P7];1;&quot;&quot;)" office:value-type="float" office:value="1" calcext:value-type="float">
            <text:p>1</text:p>
          </table:table-cell>
          <table:table-cell table:formula="of:=IF([.O7]=[.$P7];1;&quot;&quot;)">
            <text:p/>
          </table:table-cell>
          <table:table-cell table:number-columns-repeated="8"/>
          <table:table-cell table:formula="of:=CONCATENATE([.A7];&quot;&amp;&quot;;[.B7];&quot;&amp;&quot;;IF([.E7]=1;CONCATENATE(&quot;\h{&quot;;[.C7];&quot;}&quot;);[.C7]);&quot;&amp;&quot;;[.H7];&quot;&amp;&quot;;IF([.J7]=0;CONCATENATE(&quot;\uu{&quot;;[.I7];&quot;}&quot;);[.I7]);&quot;&amp;&quot;;IF([.L7]=[.P7];CONCATENATE(&quot;\h{&quot;;[.L7];&quot;}&quot;);[.L7]);&quot;&amp;&quot;;IF([.M7]=[.P7];CONCATENATE(&quot;\h{&quot;;[.M7];&quot;}&quot;);[.M7]);&quot;&amp;&quot;;IF([.N7]=[.P7];CONCATENATE(&quot;\h{&quot;;[.N7];&quot;}&quot;);[.N7]);&quot;&amp;&quot;;IF([.O7]=[.P7];CONCATENATE(&quot;\h{&quot;;[.O7];&quot;}&quot;);[.O7]);&quot;\\\hline&quot;)" office:value-type="string" office:string-value="r20-10-750-1&amp;16,59&amp;-539,9&amp;-539,9&amp;12&amp;-1&amp;12&amp;\h{-3}&amp;-1\\\hline" calcext:value-type="string">
            <text:p>r20-10-750-1&amp;16,59&amp;-539,9&amp;-539,9&amp;12&amp;-1&amp;12&amp;\h{-3}&amp;-1\\\hline</text:p>
          </table:table-cell>
          <table:table-cell table:number-columns-repeated="10"/>
        </table:table-row>
        <table:table-row table:style-name="ro2">
          <table:table-cell table:formula="of:=[$'ra-sub'.AA7]" office:value-type="string" office:string-value="r20-10-750-2" calcext:value-type="string">
            <text:p>r20-10-750-2</text:p>
          </table:table-cell>
          <table:table-cell table:formula="of:=IF([$'ra-sub'.S7]=5;&quot;*&quot;;ROUND([$'ra-sub'.AB7];2))" office:value-type="float" office:value="13.67" calcext:value-type="float">
            <text:p>13,67</text:p>
          </table:table-cell>
          <table:table-cell table:style-name="ce14" table:formula="of:=IF([$'ra-sub'.S7]=5;&quot;*&quot;;ROUND([$'ra-sub'.AC7];1))" office:value-type="float" office:value="-542.1" calcext:value-type="float">
            <text:p>-542,1</text:p>
          </table:table-cell>
          <table:table-cell table:style-name="ce32" table:formula="of:=IF([$'ra-sub'.S7]=5;&quot;*&quot;;['ra-sub'.I7])" office:value-type="float" office:value="277.139845" calcext:value-type="float">
            <text:p>277,1</text:p>
          </table:table-cell>
          <table:table-cell table:style-name="ce14" table:formula="of:=IF(['ra-sub'.S7]=11;1;&quot;&quot;)">
            <text:p/>
          </table:table-cell>
          <table:table-cell table:style-name="ce14" table:formula="of:=IFERROR(IF([.I8]=0;ABS(CEILING([.C8]));ABS(([.I8]-CEILING([.C8]))/[.I8]));&quot;*&quot;)" office:value-type="float" office:value="55.2" calcext:value-type="float">
            <text:p>55,2</text:p>
          </table:table-cell>
          <table:table-cell table:style-name="ce14" table:formula="of:=IFERROR([.I8]-CEILING([.C8]);&quot;*&quot;)" office:value-type="float" office:value="552" calcext:value-type="float">
            <text:p>552,0</text:p>
          </table:table-cell>
          <table:table-cell table:formula="of:=IF(AND([$'exact-sub'.S7]=5;[$'exact-sub'.N7]=1);&quot;*&quot;;ROUND([$'exact-sub'.J7];1))" office:value-type="float" office:value="-542.1" calcext:value-type="float">
            <text:p>-542,1</text:p>
          </table:table-cell>
          <table:table-cell table:formula="of:=[$'exact-sub'.K7]" office:value-type="float" office:value="10" calcext:value-type="float">
            <text:p>10</text:p>
          </table:table-cell>
          <table:table-cell table:formula="of:=IF([$'exact-sub'.L7]&lt;1000000;[$'exact-sub'.L7];&quot;*&quot;)" office:value-type="string" office:string-value="*" calcext:value-type="string">
            <text:p>*</text:p>
          </table:table-cell>
          <table:table-cell table:formula="of:=IF([$'exact-sub'.S7]=5;&quot;*&quot;;[$'exact-sub'.I7])" office:value-type="string" office:string-value="*" calcext:value-type="string">
            <text:p>*</text:p>
          </table:table-cell>
          <table:table-cell table:style-name="ce19" table:formula="of:=[$'ra-sub'.AE7]" office:value-type="float" office:value="3" calcext:value-type="float">
            <text:p>3</text:p>
          </table:table-cell>
          <table:table-cell table:style-name="ce19" table:formula="of:=IF([$'bcpa-sub-t600'.AE7]=&quot;&quot;;&quot;*&quot;;[$'bcpa-sub-t600'.AE7])" office:value-type="float" office:value="10" calcext:value-type="float">
            <text:p>10</text:p>
          </table:table-cell>
          <table:table-cell table:style-name="ce19" table:formula="of:=[$'blpl-sub-t300'.AE7]" office:value-type="float" office:value="0" calcext:value-type="float">
            <text:p>0</text:p>
          </table:table-cell>
          <table:table-cell table:style-name="ce19" table:formula="of:=[$'sbpl-sub-t300'.AE7]" office:value-type="float" office:value="3" calcext:value-type="float">
            <text:p>3</text:p>
          </table:table-cell>
          <table:table-cell table:formula="of:=MIN([.L8:.O8])" office:value-type="float" office:value="0" calcext:value-type="float">
            <text:p>0</text:p>
          </table:table-cell>
          <table:table-cell table:formula="of:=IFERROR(ABS([.L8]-CEILING([.$C8]));&quot;*&quot;)" office:value-type="float" office:value="545" calcext:value-type="float">
            <text:p>545</text:p>
          </table:table-cell>
          <table:table-cell table:formula="of:=IFERROR(ABS([.M8]-CEILING([.$C8]));&quot;*&quot;)" office:value-type="float" office:value="552" calcext:value-type="float">
            <text:p>552</text:p>
          </table:table-cell>
          <table:table-cell table:formula="of:=IFERROR(ABS([.N8]-CEILING([.$C8]));&quot;*&quot;)" office:value-type="float" office:value="542" calcext:value-type="float">
            <text:p>542</text:p>
          </table:table-cell>
          <table:table-cell table:formula="of:=IFERROR(ABS([.O8]-CEILING([.$C8]));&quot;*&quot;)" office:value-type="float" office:value="545" calcext:value-type="float">
            <text:p>545</text:p>
          </table:table-cell>
          <table:table-cell table:formula="of:=IFERROR(ABS(([.L8]-CEILING([.$C8]))/CEILING([.$C8]));&quot;*&quot;)" office:value-type="float" office:value="1.00553505535055" calcext:value-type="float">
            <text:p>1,00553505535055</text:p>
          </table:table-cell>
          <table:table-cell table:style-name="ce15" table:formula="of:=IFERROR(ABS(([.M8]-CEILING([.$C8]))/CEILING([.$C8]));&quot;*&quot;)" office:value-type="float" office:value="1.01845018450185" calcext:value-type="float">
            <text:p>1,01845018450185</text:p>
          </table:table-cell>
          <table:table-cell table:formula="of:=IFERROR(ABS(([.N8]-CEILING([.$C8]))/CEILING([.$C8]));&quot;*&quot;)" office:value-type="float" office:value="1" calcext:value-type="float">
            <text:p>1</text:p>
          </table:table-cell>
          <table:table-cell table:formula="of:=IFERROR(ABS(([.O8]-CEILING([.$C8]))/CEILING([.$C8]));&quot;*&quot;)" office:value-type="float" office:value="1.00553505535055" calcext:value-type="float">
            <text:p>1,00553505535055</text:p>
          </table:table-cell>
          <table:table-cell table:formula="of:=IF([.L8]=[.$P8];1;&quot;&quot;)">
            <text:p/>
          </table:table-cell>
          <table:table-cell table:formula="of:=IF([.M8]=[.$P8];1;&quot;&quot;)">
            <text:p/>
          </table:table-cell>
          <table:table-cell table:style-name="ce24" table:formula="of:=IF([.N8]=[.$P8];1;&quot;&quot;)" office:value-type="float" office:value="1" calcext:value-type="float">
            <text:p>1</text:p>
          </table:table-cell>
          <table:table-cell table:formula="of:=IF([.O8]=[.$P8];1;&quot;&quot;)">
            <text:p/>
          </table:table-cell>
          <table:table-cell/>
          <table:table-cell table:style-name="ce25" office:value-type="string" calcext:value-type="string">
            <text:p>%opt</text:p>
          </table:table-cell>
          <table:table-cell table:style-name="ce25" table:formula="of:=ROUND(100*([.AE3]/[.$AE$6]);1)" office:value-type="float" office:value="0" calcext:value-type="float">
            <text:p>0</text:p>
          </table:table-cell>
          <table:table-cell table:style-name="ce25" table:formula="of:=ROUND(100*([.AF3]/[.$AE$6]);1)" office:value-type="float" office:value="0" calcext:value-type="float">
            <text:p>0</text:p>
          </table:table-cell>
          <table:table-cell table:style-name="ce25" table:formula="of:=ROUND(100*([.AG3]/[.$AE$6]);1)" office:value-type="float" office:value="0" calcext:value-type="float">
            <text:p>0</text:p>
          </table:table-cell>
          <table:table-cell table:style-name="ce25" table:formula="of:=ROUND(100*([.AH3]/[.$AE$6]);1)" office:value-type="float" office:value="0" calcext:value-type="float">
            <text:p>0</text:p>
          </table:table-cell>
          <table:table-cell table:formula="of:=CONCATENATE([.AD8];&quot;&amp;&quot;;[.AE8];&quot;&amp;&quot;;[.AF8];&quot;&amp;&quot;;[.AG8];&quot;&amp;&quot;;[.AH8];&quot;\\\hline&quot;)" office:value-type="string" office:string-value="%opt&amp;0&amp;0&amp;0&amp;0\\\hline" calcext:value-type="string">
            <text:p>%opt&amp;0&amp;0&amp;0&amp;0\\\hline</text:p>
          </table:table-cell>
          <table:table-cell/>
          <table:table-cell table:formula="of:=CONCATENATE([.A8];&quot;&amp;&quot;;[.B8];&quot;&amp;&quot;;IF([.E8]=1;CONCATENATE(&quot;\h{&quot;;[.C8];&quot;}&quot;);[.C8]);&quot;&amp;&quot;;[.H8];&quot;&amp;&quot;;IF([.J8]=0;CONCATENATE(&quot;\uu{&quot;;[.I8];&quot;}&quot;);[.I8]);&quot;&amp;&quot;;IF([.L8]=[.P8];CONCATENATE(&quot;\h{&quot;;[.L8];&quot;}&quot;);[.L8]);&quot;&amp;&quot;;IF([.M8]=[.P8];CONCATENATE(&quot;\h{&quot;;[.M8];&quot;}&quot;);[.M8]);&quot;&amp;&quot;;IF([.N8]=[.P8];CONCATENATE(&quot;\h{&quot;;[.N8];&quot;}&quot;);[.N8]);&quot;&amp;&quot;;IF([.O8]=[.P8];CONCATENATE(&quot;\h{&quot;;[.O8];&quot;}&quot;);[.O8]);&quot;\\\hline&quot;)" office:value-type="string" office:string-value="r20-10-750-2&amp;13,67&amp;-542,1&amp;-542,1&amp;10&amp;3&amp;10&amp;\h{0}&amp;3\\\hline" calcext:value-type="string">
            <text:p>r20-10-750-2&amp;13,67&amp;-542,1&amp;-542,1&amp;10&amp;3&amp;10&amp;\h{0}&amp;3\\\hline</text:p>
          </table:table-cell>
          <table:table-cell table:number-columns-repeated="10"/>
        </table:table-row>
        <table:table-row table:style-name="ro2">
          <table:table-cell table:formula="of:=[$'ra-sub'.AA8]" office:value-type="string" office:string-value="r20-15-250-1" calcext:value-type="string">
            <text:p>r20-15-250-1</text:p>
          </table:table-cell>
          <table:table-cell table:formula="of:=IF([$'ra-sub'.S8]=5;&quot;*&quot;;ROUND([$'ra-sub'.AB8];2))" office:value-type="float" office:value="25.99" calcext:value-type="float">
            <text:p>25,99</text:p>
          </table:table-cell>
          <table:table-cell table:style-name="ce14" table:formula="of:=IF([$'ra-sub'.S8]=5;&quot;*&quot;;ROUND([$'ra-sub'.AC8];1))" office:value-type="float" office:value="-180.3" calcext:value-type="float">
            <text:p>-180,3</text:p>
          </table:table-cell>
          <table:table-cell table:style-name="ce32" table:formula="of:=IF([$'ra-sub'.S8]=5;&quot;*&quot;;['ra-sub'.I8])" office:value-type="float" office:value="50.398522" calcext:value-type="float">
            <text:p>50,4</text:p>
          </table:table-cell>
          <table:table-cell table:style-name="ce14" table:formula="of:=IF(['ra-sub'.S8]=11;1;&quot;&quot;)">
            <text:p/>
          </table:table-cell>
          <table:table-cell table:style-name="ce14" table:formula="of:=IFERROR(IF([.I9]=0;ABS(CEILING([.C9]));ABS(([.I9]-CEILING([.C9]))/[.I9]));&quot;*&quot;)" office:value-type="float" office:value="179" calcext:value-type="float">
            <text:p>179,0</text:p>
          </table:table-cell>
          <table:table-cell table:style-name="ce14" table:formula="of:=IFERROR([.I9]-CEILING([.C9]);&quot;*&quot;)" office:value-type="float" office:value="179" calcext:value-type="float">
            <text:p>179,0</text:p>
          </table:table-cell>
          <table:table-cell table:formula="of:=IF(AND([$'exact-sub'.S8]=5;[$'exact-sub'.N8]=1);&quot;*&quot;;ROUND([$'exact-sub'.J8];1))" office:value-type="float" office:value="-180.3" calcext:value-type="float">
            <text:p>-180,3</text:p>
          </table:table-cell>
          <table:table-cell table:formula="of:=[$'exact-sub'.K8]" office:value-type="float" office:value="-1" calcext:value-type="float">
            <text:p>-1</text:p>
          </table:table-cell>
          <table:table-cell table:formula="of:=IF([$'exact-sub'.L8]&lt;1000000;[$'exact-sub'.L8];&quot;*&quot;)" office:value-type="float" office:value="179.297764" calcext:value-type="float">
            <text:p>179,3</text:p>
          </table:table-cell>
          <table:table-cell table:formula="of:=IF([$'exact-sub'.S8]=5;&quot;*&quot;;[$'exact-sub'.I8])" office:value-type="string" office:string-value="*" calcext:value-type="string">
            <text:p>*</text:p>
          </table:table-cell>
          <table:table-cell table:style-name="ce19" table:formula="of:=[$'ra-sub'.AE8]" office:value-type="float" office:value="2" calcext:value-type="float">
            <text:p>2</text:p>
          </table:table-cell>
          <table:table-cell table:style-name="ce19" table:formula="of:=IF([$'bcpa-sub-t600'.AE8]=&quot;&quot;;&quot;*&quot;;[$'bcpa-sub-t600'.AE8])" office:value-type="float" office:value="-4" calcext:value-type="float">
            <text:p>-4</text:p>
          </table:table-cell>
          <table:table-cell table:style-name="ce19" table:formula="of:=[$'blpl-sub-t300'.AE8]" office:value-type="float" office:value="0" calcext:value-type="float">
            <text:p>0</text:p>
          </table:table-cell>
          <table:table-cell table:style-name="ce19" table:formula="of:=[$'sbpl-sub-t300'.AE8]" office:value-type="float" office:value="-1" calcext:value-type="float">
            <text:p>-1</text:p>
          </table:table-cell>
          <table:table-cell table:formula="of:=MIN([.L9:.O9])" office:value-type="float" office:value="-4" calcext:value-type="float">
            <text:p>-4</text:p>
          </table:table-cell>
          <table:table-cell table:formula="of:=IFERROR(ABS([.L9]-CEILING([.$C9]));&quot;*&quot;)" office:value-type="float" office:value="182" calcext:value-type="float">
            <text:p>182</text:p>
          </table:table-cell>
          <table:table-cell table:formula="of:=IFERROR(ABS([.M9]-CEILING([.$C9]));&quot;*&quot;)" office:value-type="float" office:value="176" calcext:value-type="float">
            <text:p>176</text:p>
          </table:table-cell>
          <table:table-cell table:formula="of:=IFERROR(ABS([.N9]-CEILING([.$C9]));&quot;*&quot;)" office:value-type="float" office:value="180" calcext:value-type="float">
            <text:p>180</text:p>
          </table:table-cell>
          <table:table-cell table:formula="of:=IFERROR(ABS([.O9]-CEILING([.$C9]));&quot;*&quot;)" office:value-type="float" office:value="179" calcext:value-type="float">
            <text:p>179</text:p>
          </table:table-cell>
          <table:table-cell table:formula="of:=IFERROR(ABS(([.L9]-CEILING([.$C9]))/CEILING([.$C9]));&quot;*&quot;)" office:value-type="float" office:value="1.01111111111111" calcext:value-type="float">
            <text:p>1,01111111111111</text:p>
          </table:table-cell>
          <table:table-cell table:style-name="ce15" table:formula="of:=IFERROR(ABS(([.M9]-CEILING([.$C9]))/CEILING([.$C9]));&quot;*&quot;)" office:value-type="float" office:value="0.977777777777778" calcext:value-type="float">
            <text:p>0,977777777777778</text:p>
          </table:table-cell>
          <table:table-cell table:formula="of:=IFERROR(ABS(([.N9]-CEILING([.$C9]))/CEILING([.$C9]));&quot;*&quot;)" office:value-type="float" office:value="1" calcext:value-type="float">
            <text:p>1</text:p>
          </table:table-cell>
          <table:table-cell table:formula="of:=IFERROR(ABS(([.O9]-CEILING([.$C9]))/CEILING([.$C9]));&quot;*&quot;)" office:value-type="float" office:value="0.994444444444444" calcext:value-type="float">
            <text:p>0,994444444444444</text:p>
          </table:table-cell>
          <table:table-cell table:formula="of:=IF([.L9]=[.$P9];1;&quot;&quot;)">
            <text:p/>
          </table:table-cell>
          <table:table-cell table:formula="of:=IF([.M9]=[.$P9];1;&quot;&quot;)" office:value-type="float" office:value="1" calcext:value-type="float">
            <text:p>1</text:p>
          </table:table-cell>
          <table:table-cell table:formula="of:=IF([.N9]=[.$P9];1;&quot;&quot;)">
            <text:p/>
          </table:table-cell>
          <table:table-cell table:formula="of:=IF([.O9]=[.$P9];1;&quot;&quot;)">
            <text:p/>
          </table:table-cell>
          <table:table-cell/>
          <table:table-cell table:style-name="ce25" office:value-type="string" calcext:value-type="string">
            <text:p>%best</text:p>
          </table:table-cell>
          <table:table-cell table:style-name="ce25" table:formula="of:=ROUND(100*([.AE5]/[.$AE$6]);1)" office:value-type="float" office:value="0" calcext:value-type="float">
            <text:p>0</text:p>
          </table:table-cell>
          <table:table-cell table:style-name="ce25" table:formula="of:=ROUND(100*([.AF5]/[.$AE$6]);1)" office:value-type="float" office:value="30" calcext:value-type="float">
            <text:p>30</text:p>
          </table:table-cell>
          <table:table-cell table:style-name="ce25" table:formula="of:=ROUND(100*([.AG5]/[.$AE$6]);1)" office:value-type="float" office:value="46.7" calcext:value-type="float">
            <text:p>46,7</text:p>
          </table:table-cell>
          <table:table-cell table:style-name="ce25" table:formula="of:=ROUND(100*([.AH5]/[.$AE$6]);1)" office:value-type="float" office:value="40" calcext:value-type="float">
            <text:p>40</text:p>
          </table:table-cell>
          <table:table-cell table:formula="of:=CONCATENATE([.AD9];&quot;&amp;&quot;;[.AE9];&quot;&amp;&quot;;[.AF9];&quot;&amp;&quot;;[.AG9];&quot;&amp;&quot;;[.AH9];&quot;\\\hline&quot;)" office:value-type="string" office:string-value="%best&amp;0&amp;30&amp;46,7&amp;40\\\hline" calcext:value-type="string">
            <text:p>%best&amp;0&amp;30&amp;46,7&amp;40\\\hline</text:p>
          </table:table-cell>
          <table:table-cell/>
          <table:table-cell table:formula="of:=CONCATENATE([.A9];&quot;&amp;&quot;;[.B9];&quot;&amp;&quot;;IF([.E9]=1;CONCATENATE(&quot;\h{&quot;;[.C9];&quot;}&quot;);[.C9]);&quot;&amp;&quot;;[.H9];&quot;&amp;&quot;;IF([.J9]=0;CONCATENATE(&quot;\uu{&quot;;[.I9];&quot;}&quot;);[.I9]);&quot;&amp;&quot;;IF([.L9]=[.P9];CONCATENATE(&quot;\h{&quot;;[.L9];&quot;}&quot;);[.L9]);&quot;&amp;&quot;;IF([.M9]=[.P9];CONCATENATE(&quot;\h{&quot;;[.M9];&quot;}&quot;);[.M9]);&quot;&amp;&quot;;IF([.N9]=[.P9];CONCATENATE(&quot;\h{&quot;;[.N9];&quot;}&quot;);[.N9]);&quot;&amp;&quot;;IF([.O9]=[.P9];CONCATENATE(&quot;\h{&quot;;[.O9];&quot;}&quot;);[.O9]);&quot;\\\hline&quot;)" office:value-type="string" office:string-value="r20-15-250-1&amp;25,99&amp;-180,3&amp;-180,3&amp;-1&amp;2&amp;\h{-4}&amp;0&amp;-1\\\hline" calcext:value-type="string">
            <text:p>r20-15-250-1&amp;25,99&amp;-180,3&amp;-180,3&amp;-1&amp;2&amp;\h{-4}&amp;0&amp;-1\\\hline</text:p>
          </table:table-cell>
          <table:table-cell table:number-columns-repeated="10"/>
        </table:table-row>
        <table:table-row table:style-name="ro2">
          <table:table-cell table:formula="of:=[$'ra-sub'.AA9]" office:value-type="string" office:string-value="r20-15-250-2" calcext:value-type="string">
            <text:p>r20-15-250-2</text:p>
          </table:table-cell>
          <table:table-cell table:formula="of:=IF([$'ra-sub'.S9]=5;&quot;*&quot;;ROUND([$'ra-sub'.AB9];2))" office:value-type="float" office:value="26.16" calcext:value-type="float">
            <text:p>26,16</text:p>
          </table:table-cell>
          <table:table-cell table:style-name="ce14" table:formula="of:=IF([$'ra-sub'.S9]=5;&quot;*&quot;;ROUND([$'ra-sub'.AC9];1))" office:value-type="float" office:value="-182.1" calcext:value-type="float">
            <text:p>-182,1</text:p>
          </table:table-cell>
          <table:table-cell table:style-name="ce32" table:formula="of:=IF([$'ra-sub'.S9]=5;&quot;*&quot;;['ra-sub'.I9])" office:value-type="float" office:value="18.485159" calcext:value-type="float">
            <text:p>18,5</text:p>
          </table:table-cell>
          <table:table-cell table:style-name="ce14" table:formula="of:=IF(['ra-sub'.S9]=11;1;&quot;&quot;)">
            <text:p/>
          </table:table-cell>
          <table:table-cell table:style-name="ce14" table:formula="of:=IFERROR(IF([.I10]=0;ABS(CEILING([.C10]));ABS(([.I10]-CEILING([.C10]))/[.I10]));&quot;*&quot;)" office:value-type="float" office:value="181" calcext:value-type="float">
            <text:p>181,0</text:p>
          </table:table-cell>
          <table:table-cell table:style-name="ce14" table:formula="of:=IFERROR([.I10]-CEILING([.C10]);&quot;*&quot;)" office:value-type="float" office:value="181" calcext:value-type="float">
            <text:p>181,0</text:p>
          </table:table-cell>
          <table:table-cell table:formula="of:=IF(AND([$'exact-sub'.S9]=5;[$'exact-sub'.N9]=1);&quot;*&quot;;ROUND([$'exact-sub'.J9];1))" office:value-type="float" office:value="-182.1" calcext:value-type="float">
            <text:p>-182,1</text:p>
          </table:table-cell>
          <table:table-cell table:formula="of:=[$'exact-sub'.K9]" office:value-type="float" office:value="-1" calcext:value-type="float">
            <text:p>-1</text:p>
          </table:table-cell>
          <table:table-cell table:formula="of:=IF([$'exact-sub'.L9]&lt;1000000;[$'exact-sub'.L9];&quot;*&quot;)" office:value-type="float" office:value="181.06335" calcext:value-type="float">
            <text:p>181,1</text:p>
          </table:table-cell>
          <table:table-cell table:formula="of:=IF([$'exact-sub'.S9]=5;&quot;*&quot;;[$'exact-sub'.I9])" office:value-type="string" office:string-value="*" calcext:value-type="string">
            <text:p>*</text:p>
          </table:table-cell>
          <table:table-cell table:style-name="ce19" table:formula="of:=[$'ra-sub'.AE9]" office:value-type="float" office:value="2" calcext:value-type="float">
            <text:p>2</text:p>
          </table:table-cell>
          <table:table-cell table:style-name="ce19" table:formula="of:=IF([$'bcpa-sub-t600'.AE9]=&quot;&quot;;&quot;*&quot;;[$'bcpa-sub-t600'.AE9])" office:value-type="float" office:value="1" calcext:value-type="float">
            <text:p>1</text:p>
          </table:table-cell>
          <table:table-cell table:style-name="ce19" table:formula="of:=[$'blpl-sub-t300'.AE9]" office:value-type="float" office:value="1" calcext:value-type="float">
            <text:p>1</text:p>
          </table:table-cell>
          <table:table-cell table:style-name="ce19" table:formula="of:=[$'sbpl-sub-t300'.AE9]" office:value-type="float" office:value="0" calcext:value-type="float">
            <text:p>0</text:p>
          </table:table-cell>
          <table:table-cell table:formula="of:=MIN([.L10:.O10])" office:value-type="float" office:value="0" calcext:value-type="float">
            <text:p>0</text:p>
          </table:table-cell>
          <table:table-cell table:formula="of:=IFERROR(ABS([.L10]-CEILING([.$C10]));&quot;*&quot;)" office:value-type="float" office:value="184" calcext:value-type="float">
            <text:p>184</text:p>
          </table:table-cell>
          <table:table-cell table:formula="of:=IFERROR(ABS([.M10]-CEILING([.$C10]));&quot;*&quot;)" office:value-type="float" office:value="183" calcext:value-type="float">
            <text:p>183</text:p>
          </table:table-cell>
          <table:table-cell table:formula="of:=IFERROR(ABS([.N10]-CEILING([.$C10]));&quot;*&quot;)" office:value-type="float" office:value="183" calcext:value-type="float">
            <text:p>183</text:p>
          </table:table-cell>
          <table:table-cell table:formula="of:=IFERROR(ABS([.O10]-CEILING([.$C10]));&quot;*&quot;)" office:value-type="float" office:value="182" calcext:value-type="float">
            <text:p>182</text:p>
          </table:table-cell>
          <table:table-cell table:formula="of:=IFERROR(ABS(([.L10]-CEILING([.$C10]))/CEILING([.$C10]));&quot;*&quot;)" office:value-type="float" office:value="1.01098901098901" calcext:value-type="float">
            <text:p>1,01098901098901</text:p>
          </table:table-cell>
          <table:table-cell table:style-name="ce15" table:formula="of:=IFERROR(ABS(([.M10]-CEILING([.$C10]))/CEILING([.$C10]));&quot;*&quot;)" office:value-type="float" office:value="1.00549450549451" calcext:value-type="float">
            <text:p>1,00549450549451</text:p>
          </table:table-cell>
          <table:table-cell table:formula="of:=IFERROR(ABS(([.N10]-CEILING([.$C10]))/CEILING([.$C10]));&quot;*&quot;)" office:value-type="float" office:value="1.00549450549451" calcext:value-type="float">
            <text:p>1,00549450549451</text:p>
          </table:table-cell>
          <table:table-cell table:formula="of:=IFERROR(ABS(([.O10]-CEILING([.$C10]))/CEILING([.$C10]));&quot;*&quot;)" office:value-type="float" office:value="1" calcext:value-type="float">
            <text:p>1</text:p>
          </table:table-cell>
          <table:table-cell table:formula="of:=IF([.L10]=[.$P10];1;&quot;&quot;)">
            <text:p/>
          </table:table-cell>
          <table:table-cell table:formula="of:=IF([.M10]=[.$P10];1;&quot;&quot;)">
            <text:p/>
          </table:table-cell>
          <table:table-cell table:formula="of:=IF([.N10]=[.$P10];1;&quot;&quot;)">
            <text:p/>
          </table:table-cell>
          <table:table-cell table:formula="of:=IF([.O10]=[.$P10];1;&quot;&quot;)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gap avg</text:p>
          </table:table-cell>
          <table:table-cell table:style-name="ce25" table:formula="of:=ROUND(AVERAGE([.U2:.U300]);2)" office:value-type="float" office:value="1.01" calcext:value-type="float">
            <text:p>1,01</text:p>
          </table:table-cell>
          <table:table-cell table:style-name="ce25" table:formula="of:=ROUND(AVERAGE([.V2:.V300]);2)" office:value-type="float" office:value="1.03" calcext:value-type="float">
            <text:p>1,03</text:p>
          </table:table-cell>
          <table:table-cell table:style-name="ce25" table:formula="of:=ROUND(AVERAGE([.W2:.W300]);2)" office:value-type="float" office:value="0.99" calcext:value-type="float">
            <text:p>0,99</text:p>
          </table:table-cell>
          <table:table-cell table:style-name="ce25" table:formula="of:=ROUND(AVERAGE([.X2:.X300]);2)" office:value-type="float" office:value="0.99" calcext:value-type="float">
            <text:p>0,99</text:p>
          </table:table-cell>
          <table:table-cell table:formula="of:=CONCATENATE([.AD10];&quot;&amp;&quot;;[.AE10];&quot;&amp;&quot;;[.AF10];&quot;&amp;&quot;;[.AG10];&quot;&amp;&quot;;[.AH10];&quot;\\\hline&quot;)" office:value-type="string" office:string-value="gap avg&amp;1,01&amp;1,03&amp;0,99&amp;0,99\\\hline" calcext:value-type="string">
            <text:p>gap avg&amp;1,01&amp;1,03&amp;0,99&amp;0,99\\\hline</text:p>
          </table:table-cell>
          <table:table-cell/>
          <table:table-cell table:formula="of:=CONCATENATE([.A10];&quot;&amp;&quot;;[.B10];&quot;&amp;&quot;;IF([.E10]=1;CONCATENATE(&quot;\h{&quot;;[.C10];&quot;}&quot;);[.C10]);&quot;&amp;&quot;;[.H10];&quot;&amp;&quot;;IF([.J10]=0;CONCATENATE(&quot;\uu{&quot;;[.I10];&quot;}&quot;);[.I10]);&quot;&amp;&quot;;IF([.L10]=[.P10];CONCATENATE(&quot;\h{&quot;;[.L10];&quot;}&quot;);[.L10]);&quot;&amp;&quot;;IF([.M10]=[.P10];CONCATENATE(&quot;\h{&quot;;[.M10];&quot;}&quot;);[.M10]);&quot;&amp;&quot;;IF([.N10]=[.P10];CONCATENATE(&quot;\h{&quot;;[.N10];&quot;}&quot;);[.N10]);&quot;&amp;&quot;;IF([.O10]=[.P10];CONCATENATE(&quot;\h{&quot;;[.O10];&quot;}&quot;);[.O10]);&quot;\\\hline&quot;)" office:value-type="string" office:string-value="r20-15-250-2&amp;26,16&amp;-182,1&amp;-182,1&amp;-1&amp;2&amp;1&amp;1&amp;\h{0}\\\hline" calcext:value-type="string">
            <text:p>r20-15-250-2&amp;26,16&amp;-182,1&amp;-182,1&amp;-1&amp;2&amp;1&amp;1&amp;\h{0}\\\hline</text:p>
          </table:table-cell>
          <table:table-cell table:number-columns-repeated="10"/>
        </table:table-row>
        <table:table-row table:style-name="ro2">
          <table:table-cell table:formula="of:=[$'ra-sub'.AA10]" office:value-type="string" office:string-value="r20-15-500-1" calcext:value-type="string">
            <text:p>r20-15-500-1</text:p>
          </table:table-cell>
          <table:table-cell table:formula="of:=IF([$'ra-sub'.S10]=5;&quot;*&quot;;ROUND([$'ra-sub'.AB10];2))" office:value-type="float" office:value="22.03" calcext:value-type="float">
            <text:p>22,03</text:p>
          </table:table-cell>
          <table:table-cell table:style-name="ce14" table:formula="of:=IF([$'ra-sub'.S10]=5;&quot;*&quot;;ROUND([$'ra-sub'.AC10];1))" office:value-type="float" office:value="-359.7" calcext:value-type="float">
            <text:p>-359,7</text:p>
          </table:table-cell>
          <table:table-cell table:style-name="ce32" table:formula="of:=IF([$'ra-sub'.S10]=5;&quot;*&quot;;['ra-sub'.I10])" office:value-type="float" office:value="435.733089" calcext:value-type="float">
            <text:p>435,7</text:p>
          </table:table-cell>
          <table:table-cell table:style-name="ce14" table:formula="of:=IF(['ra-sub'.S10]=11;1;&quot;&quot;)">
            <text:p/>
          </table:table-cell>
          <table:table-cell table:style-name="ce14" table:formula="of:=IFERROR(IF([.I11]=0;ABS(CEILING([.C11]));ABS(([.I11]-CEILING([.C11]))/[.I11]));&quot;*&quot;)" office:value-type="float" office:value="33.6363636363636" calcext:value-type="float">
            <text:p>33,6</text:p>
          </table:table-cell>
          <table:table-cell table:style-name="ce14" table:formula="of:=IFERROR([.I11]-CEILING([.C11]);&quot;*&quot;)" office:value-type="float" office:value="370" calcext:value-type="float">
            <text:p>370,0</text:p>
          </table:table-cell>
          <table:table-cell table:formula="of:=IF(AND([$'exact-sub'.S10]=5;[$'exact-sub'.N10]=1);&quot;*&quot;;ROUND([$'exact-sub'.J10];1))" office:value-type="float" office:value="-359.7" calcext:value-type="float">
            <text:p>-359,7</text:p>
          </table:table-cell>
          <table:table-cell table:formula="of:=[$'exact-sub'.K10]" office:value-type="float" office:value="11" calcext:value-type="float">
            <text:p>11</text:p>
          </table:table-cell>
          <table:table-cell table:formula="of:=IF([$'exact-sub'.L10]&lt;1000000;[$'exact-sub'.L10];&quot;*&quot;)" office:value-type="string" office:string-value="*" calcext:value-type="string">
            <text:p>*</text:p>
          </table:table-cell>
          <table:table-cell table:formula="of:=IF([$'exact-sub'.S10]=5;&quot;*&quot;;[$'exact-sub'.I10])" office:value-type="string" office:string-value="*" calcext:value-type="string">
            <text:p>*</text:p>
          </table:table-cell>
          <table:table-cell table:style-name="ce19" table:formula="of:=[$'ra-sub'.AE10]" office:value-type="float" office:value="2" calcext:value-type="float">
            <text:p>2</text:p>
          </table:table-cell>
          <table:table-cell table:style-name="ce19" table:formula="of:=IF([$'bcpa-sub-t600'.AE10]=&quot;&quot;;&quot;*&quot;;[$'bcpa-sub-t600'.AE10])" office:value-type="float" office:value="9" calcext:value-type="float">
            <text:p>9</text:p>
          </table:table-cell>
          <table:table-cell table:style-name="ce19" table:formula="of:=[$'blpl-sub-t300'.AE10]" office:value-type="float" office:value="0" calcext:value-type="float">
            <text:p>0</text:p>
          </table:table-cell>
          <table:table-cell table:style-name="ce19" table:formula="of:=[$'sbpl-sub-t300'.AE10]" office:value-type="float" office:value="2" calcext:value-type="float">
            <text:p>2</text:p>
          </table:table-cell>
          <table:table-cell table:formula="of:=MIN([.L11:.O11])" office:value-type="float" office:value="0" calcext:value-type="float">
            <text:p>0</text:p>
          </table:table-cell>
          <table:table-cell table:formula="of:=IFERROR(ABS([.L11]-CEILING([.$C11]));&quot;*&quot;)" office:value-type="float" office:value="361" calcext:value-type="float">
            <text:p>361</text:p>
          </table:table-cell>
          <table:table-cell table:formula="of:=IFERROR(ABS([.M11]-CEILING([.$C11]));&quot;*&quot;)" office:value-type="float" office:value="368" calcext:value-type="float">
            <text:p>368</text:p>
          </table:table-cell>
          <table:table-cell table:formula="of:=IFERROR(ABS([.N11]-CEILING([.$C11]));&quot;*&quot;)" office:value-type="float" office:value="359" calcext:value-type="float">
            <text:p>359</text:p>
          </table:table-cell>
          <table:table-cell table:formula="of:=IFERROR(ABS([.O11]-CEILING([.$C11]));&quot;*&quot;)" office:value-type="float" office:value="361" calcext:value-type="float">
            <text:p>361</text:p>
          </table:table-cell>
          <table:table-cell table:formula="of:=IFERROR(ABS(([.L11]-CEILING([.$C11]))/CEILING([.$C11]));&quot;*&quot;)" office:value-type="float" office:value="1.00557103064067" calcext:value-type="float">
            <text:p>1,00557103064067</text:p>
          </table:table-cell>
          <table:table-cell table:style-name="ce15" table:formula="of:=IFERROR(ABS(([.M11]-CEILING([.$C11]))/CEILING([.$C11]));&quot;*&quot;)" office:value-type="float" office:value="1.02506963788301" calcext:value-type="float">
            <text:p>1,02506963788301</text:p>
          </table:table-cell>
          <table:table-cell table:formula="of:=IFERROR(ABS(([.N11]-CEILING([.$C11]))/CEILING([.$C11]));&quot;*&quot;)" office:value-type="float" office:value="1" calcext:value-type="float">
            <text:p>1</text:p>
          </table:table-cell>
          <table:table-cell table:formula="of:=IFERROR(ABS(([.O11]-CEILING([.$C11]))/CEILING([.$C11]));&quot;*&quot;)" office:value-type="float" office:value="1.00557103064067" calcext:value-type="float">
            <text:p>1,00557103064067</text:p>
          </table:table-cell>
          <table:table-cell table:formula="of:=IF([.L11]=[.$P11];1;&quot;&quot;)">
            <text:p/>
          </table:table-cell>
          <table:table-cell table:formula="of:=IF([.M11]=[.$P11];1;&quot;&quot;)">
            <text:p/>
          </table:table-cell>
          <table:table-cell table:formula="of:=IF([.N11]=[.$P11];1;&quot;&quot;)" office:value-type="float" office:value="1" calcext:value-type="float">
            <text:p>1</text:p>
          </table:table-cell>
          <table:table-cell table:formula="of:=IF([.O11]=[.$P11];1;&quot;&quot;)">
            <text:p/>
          </table:table-cell>
          <table:table-cell table:number-columns-repeated="8"/>
          <table:table-cell table:formula="of:=CONCATENATE([.A11];&quot;&amp;&quot;;[.B11];&quot;&amp;&quot;;IF([.E11]=1;CONCATENATE(&quot;\h{&quot;;[.C11];&quot;}&quot;);[.C11]);&quot;&amp;&quot;;[.H11];&quot;&amp;&quot;;IF([.J11]=0;CONCATENATE(&quot;\uu{&quot;;[.I11];&quot;}&quot;);[.I11]);&quot;&amp;&quot;;IF([.L11]=[.P11];CONCATENATE(&quot;\h{&quot;;[.L11];&quot;}&quot;);[.L11]);&quot;&amp;&quot;;IF([.M11]=[.P11];CONCATENATE(&quot;\h{&quot;;[.M11];&quot;}&quot;);[.M11]);&quot;&amp;&quot;;IF([.N11]=[.P11];CONCATENATE(&quot;\h{&quot;;[.N11];&quot;}&quot;);[.N11]);&quot;&amp;&quot;;IF([.O11]=[.P11];CONCATENATE(&quot;\h{&quot;;[.O11];&quot;}&quot;);[.O11]);&quot;\\\hline&quot;)" office:value-type="string" office:string-value="r20-15-500-1&amp;22,03&amp;-359,7&amp;-359,7&amp;11&amp;2&amp;9&amp;\h{0}&amp;2\\\hline" calcext:value-type="string">
            <text:p>r20-15-500-1&amp;22,03&amp;-359,7&amp;-359,7&amp;11&amp;2&amp;9&amp;\h{0}&amp;2\\\hline</text:p>
          </table:table-cell>
          <table:table-cell table:number-columns-repeated="10"/>
        </table:table-row>
        <table:table-row table:style-name="ro2">
          <table:table-cell table:formula="of:=[$'ra-sub'.AA11]" office:value-type="string" office:string-value="r20-15-500-2" calcext:value-type="string">
            <text:p>r20-15-500-2</text:p>
          </table:table-cell>
          <table:table-cell table:formula="of:=IF([$'ra-sub'.S11]=5;&quot;*&quot;;ROUND([$'ra-sub'.AB11];2))" office:value-type="float" office:value="18.97" calcext:value-type="float">
            <text:p>18,97</text:p>
          </table:table-cell>
          <table:table-cell table:style-name="ce14" table:formula="of:=IF([$'ra-sub'.S11]=5;&quot;*&quot;;ROUND([$'ra-sub'.AC11];1))" office:value-type="float" office:value="-361.8" calcext:value-type="float">
            <text:p>-361,8</text:p>
          </table:table-cell>
          <table:table-cell table:style-name="ce32" table:formula="of:=IF([$'ra-sub'.S11]=5;&quot;*&quot;;['ra-sub'.I11])" office:value-type="float" office:value="209.384143" calcext:value-type="float">
            <text:p>209,4</text:p>
          </table:table-cell>
          <table:table-cell table:style-name="ce14" table:formula="of:=IF(['ra-sub'.S11]=11;1;&quot;&quot;)">
            <text:p/>
          </table:table-cell>
          <table:table-cell table:style-name="ce14" table:formula="of:=IFERROR(IF([.I12]=0;ABS(CEILING([.C12]));ABS(([.I12]-CEILING([.C12]))/[.I12]));&quot;*&quot;)" office:value-type="float" office:value="28.7692307692308" calcext:value-type="float">
            <text:p>28,8</text:p>
          </table:table-cell>
          <table:table-cell table:style-name="ce14" table:formula="of:=IFERROR([.I12]-CEILING([.C12]);&quot;*&quot;)" office:value-type="float" office:value="374" calcext:value-type="float">
            <text:p>374,0</text:p>
          </table:table-cell>
          <table:table-cell table:formula="of:=IF(AND([$'exact-sub'.S11]=5;[$'exact-sub'.N11]=1);&quot;*&quot;;ROUND([$'exact-sub'.J11];1))" office:value-type="float" office:value="-361.8" calcext:value-type="float">
            <text:p>-361,8</text:p>
          </table:table-cell>
          <table:table-cell table:formula="of:=[$'exact-sub'.K11]" office:value-type="float" office:value="13" calcext:value-type="float">
            <text:p>13</text:p>
          </table:table-cell>
          <table:table-cell table:formula="of:=IF([$'exact-sub'.L11]&lt;1000000;[$'exact-sub'.L11];&quot;*&quot;)" office:value-type="string" office:string-value="*" calcext:value-type="string">
            <text:p>*</text:p>
          </table:table-cell>
          <table:table-cell table:formula="of:=IF([$'exact-sub'.S11]=5;&quot;*&quot;;[$'exact-sub'.I11])" office:value-type="string" office:string-value="*" calcext:value-type="string">
            <text:p>*</text:p>
          </table:table-cell>
          <table:table-cell table:style-name="ce19" table:formula="of:=[$'ra-sub'.AE11]" office:value-type="float" office:value="4" calcext:value-type="float">
            <text:p>4</text:p>
          </table:table-cell>
          <table:table-cell table:style-name="ce19" table:formula="of:=IF([$'bcpa-sub-t600'.AE11]=&quot;&quot;;&quot;*&quot;;[$'bcpa-sub-t600'.AE11])" office:value-type="float" office:value="-2" calcext:value-type="float">
            <text:p>-2</text:p>
          </table:table-cell>
          <table:table-cell table:style-name="ce19" table:formula="of:=[$'blpl-sub-t300'.AE11]" office:value-type="float" office:value="2" calcext:value-type="float">
            <text:p>2</text:p>
          </table:table-cell>
          <table:table-cell table:style-name="ce19" table:formula="of:=[$'sbpl-sub-t300'.AE11]" office:value-type="float" office:value="-1" calcext:value-type="float">
            <text:p>-1</text:p>
          </table:table-cell>
          <table:table-cell table:formula="of:=MIN([.L12:.O12])" office:value-type="float" office:value="-2" calcext:value-type="float">
            <text:p>-2</text:p>
          </table:table-cell>
          <table:table-cell table:formula="of:=IFERROR(ABS([.L12]-CEILING([.$C12]));&quot;*&quot;)" office:value-type="float" office:value="365" calcext:value-type="float">
            <text:p>365</text:p>
          </table:table-cell>
          <table:table-cell table:formula="of:=IFERROR(ABS([.M12]-CEILING([.$C12]));&quot;*&quot;)" office:value-type="float" office:value="359" calcext:value-type="float">
            <text:p>359</text:p>
          </table:table-cell>
          <table:table-cell table:formula="of:=IFERROR(ABS([.N12]-CEILING([.$C12]));&quot;*&quot;)" office:value-type="float" office:value="363" calcext:value-type="float">
            <text:p>363</text:p>
          </table:table-cell>
          <table:table-cell table:formula="of:=IFERROR(ABS([.O12]-CEILING([.$C12]));&quot;*&quot;)" office:value-type="float" office:value="360" calcext:value-type="float">
            <text:p>360</text:p>
          </table:table-cell>
          <table:table-cell table:formula="of:=IFERROR(ABS(([.L12]-CEILING([.$C12]))/CEILING([.$C12]));&quot;*&quot;)" office:value-type="float" office:value="1.01108033240997" calcext:value-type="float">
            <text:p>1,01108033240997</text:p>
          </table:table-cell>
          <table:table-cell table:style-name="ce15" table:formula="of:=IFERROR(ABS(([.M12]-CEILING([.$C12]))/CEILING([.$C12]));&quot;*&quot;)" office:value-type="float" office:value="0.994459833795014" calcext:value-type="float">
            <text:p>0,994459833795014</text:p>
          </table:table-cell>
          <table:table-cell table:formula="of:=IFERROR(ABS(([.N12]-CEILING([.$C12]))/CEILING([.$C12]));&quot;*&quot;)" office:value-type="float" office:value="1.00554016620499" calcext:value-type="float">
            <text:p>1,00554016620499</text:p>
          </table:table-cell>
          <table:table-cell table:formula="of:=IFERROR(ABS(([.O12]-CEILING([.$C12]))/CEILING([.$C12]));&quot;*&quot;)" office:value-type="float" office:value="0.997229916897507" calcext:value-type="float">
            <text:p>0,997229916897507</text:p>
          </table:table-cell>
          <table:table-cell table:formula="of:=IF([.L12]=[.$P12];1;&quot;&quot;)">
            <text:p/>
          </table:table-cell>
          <table:table-cell table:formula="of:=IF([.M12]=[.$P12];1;&quot;&quot;)" office:value-type="float" office:value="1" calcext:value-type="float">
            <text:p>1</text:p>
          </table:table-cell>
          <table:table-cell table:formula="of:=IF([.N12]=[.$P12];1;&quot;&quot;)">
            <text:p/>
          </table:table-cell>
          <table:table-cell table:formula="of:=IF([.O12]=[.$P12];1;&quot;&quot;)">
            <text:p/>
          </table:table-cell>
          <table:table-cell/>
          <table:table-cell table:style-name="ce38" office:value-type="string" calcext:value-type="string" table:number-columns-spanned="3" table:number-rows-spanned="1">
            <text:p>root LB</text:p>
          </table:table-cell>
          <table:covered-table-cell table:number-columns-repeated="2"/>
          <table:table-cell table:number-columns-repeated="4"/>
          <table:table-cell table:formula="of:=CONCATENATE([.A12];&quot;&amp;&quot;;[.B12];&quot;&amp;&quot;;IF([.E12]=1;CONCATENATE(&quot;\h{&quot;;[.C12];&quot;}&quot;);[.C12]);&quot;&amp;&quot;;[.H12];&quot;&amp;&quot;;IF([.J12]=0;CONCATENATE(&quot;\uu{&quot;;[.I12];&quot;}&quot;);[.I12]);&quot;&amp;&quot;;IF([.L12]=[.P12];CONCATENATE(&quot;\h{&quot;;[.L12];&quot;}&quot;);[.L12]);&quot;&amp;&quot;;IF([.M12]=[.P12];CONCATENATE(&quot;\h{&quot;;[.M12];&quot;}&quot;);[.M12]);&quot;&amp;&quot;;IF([.N12]=[.P12];CONCATENATE(&quot;\h{&quot;;[.N12];&quot;}&quot;);[.N12]);&quot;&amp;&quot;;IF([.O12]=[.P12];CONCATENATE(&quot;\h{&quot;;[.O12];&quot;}&quot;);[.O12]);&quot;\\\hline&quot;)" office:value-type="string" office:string-value="r20-15-500-2&amp;18,97&amp;-361,8&amp;-361,8&amp;13&amp;4&amp;\h{-2}&amp;2&amp;-1\\\hline" calcext:value-type="string">
            <text:p>r20-15-500-2&amp;18,97&amp;-361,8&amp;-361,8&amp;13&amp;4&amp;\h{-2}&amp;2&amp;-1\\\hline</text:p>
          </table:table-cell>
          <table:table-cell table:number-columns-repeated="10"/>
        </table:table-row>
        <table:table-row table:style-name="ro2">
          <table:table-cell table:formula="of:=[$'ra-sub'.AA12]" office:value-type="string" office:string-value="r20-15-750-1" calcext:value-type="string">
            <text:p>r20-15-750-1</text:p>
          </table:table-cell>
          <table:table-cell table:formula="of:=IF([$'ra-sub'.S12]=5;&quot;*&quot;;ROUND([$'ra-sub'.AB12];2))" office:value-type="string" office:string-value="*" calcext:value-type="string">
            <text:p>*</text:p>
          </table:table-cell>
          <table:table-cell table:style-name="ce14" table:formula="of:=IF([$'ra-sub'.S12]=5;&quot;*&quot;;ROUND([$'ra-sub'.AC12];1))" office:value-type="string" office:string-value="*" calcext:value-type="string">
            <text:p>*</text:p>
          </table:table-cell>
          <table:table-cell table:style-name="ce32" table:formula="of:=IF([$'ra-sub'.S12]=5;&quot;*&quot;;['ra-sub'.I12])" office:value-type="string" office:string-value="*" calcext:value-type="string">
            <text:p>*</text:p>
          </table:table-cell>
          <table:table-cell table:style-name="ce14" table:formula="of:=IF(['ra-sub'.S12]=11;1;&quot;&quot;)">
            <text:p/>
          </table:table-cell>
          <table:table-cell table:style-name="ce14" table:formula="of:=IFERROR(IF([.I13]=0;ABS(CEILING([.C13]));ABS(([.I13]-CEILING([.C13]))/[.I13]));&quot;*&quot;)" office:value-type="string" office:string-value="*" calcext:value-type="string">
            <text:p>*</text:p>
          </table:table-cell>
          <table:table-cell table:style-name="ce14" table:formula="of:=IFERROR([.I13]-CEILING([.C13]);&quot;*&quot;)" office:value-type="string" office:string-value="*" calcext:value-type="string">
            <text:p>*</text:p>
          </table:table-cell>
          <table:table-cell table:formula="of:=IF(AND([$'exact-sub'.S12]=5;[$'exact-sub'.N12]=1);&quot;*&quot;;ROUND([$'exact-sub'.J12];1))" office:value-type="string" office:string-value="*" calcext:value-type="string">
            <text:p>*</text:p>
          </table:table-cell>
          <table:table-cell table:formula="of:=[$'exact-sub'.K12]" office:value-type="float" office:value="17" calcext:value-type="float">
            <text:p>17</text:p>
          </table:table-cell>
          <table:table-cell table:formula="of:=IF([$'exact-sub'.L12]&lt;1000000;[$'exact-sub'.L12];&quot;*&quot;)" office:value-type="string" office:string-value="*" calcext:value-type="string">
            <text:p>*</text:p>
          </table:table-cell>
          <table:table-cell table:formula="of:=IF([$'exact-sub'.S12]=5;&quot;*&quot;;[$'exact-sub'.I12])" office:value-type="string" office:string-value="*" calcext:value-type="string">
            <text:p>*</text:p>
          </table:table-cell>
          <table:table-cell table:style-name="ce19" table:formula="of:=[$'ra-sub'.AE12]" office:value-type="float" office:value="19" calcext:value-type="float">
            <text:p>19</text:p>
          </table:table-cell>
          <table:table-cell table:style-name="ce19" table:formula="of:=IF([$'bcpa-sub-t600'.AE12]=&quot;&quot;;&quot;*&quot;;[$'bcpa-sub-t600'.AE12])" office:value-type="string" office:string-value="*" calcext:value-type="string">
            <text:p>*</text:p>
          </table:table-cell>
          <table:table-cell table:style-name="ce19" table:formula="of:=[$'blpl-sub-t300'.AE12]" office:value-type="float" office:value="12" calcext:value-type="float">
            <text:p>12</text:p>
          </table:table-cell>
          <table:table-cell table:style-name="ce19" table:formula="of:=[$'sbpl-sub-t300'.AE12]" office:value-type="float" office:value="13" calcext:value-type="float">
            <text:p>13</text:p>
          </table:table-cell>
          <table:table-cell table:formula="of:=MIN([.L13:.O13])" office:value-type="float" office:value="12" calcext:value-type="float">
            <text:p>12</text:p>
          </table:table-cell>
          <table:table-cell table:formula="of:=IFERROR(ABS([.L13]-CEILING([.$C13]));&quot;*&quot;)" office:value-type="string" office:string-value="*" calcext:value-type="string">
            <text:p>*</text:p>
          </table:table-cell>
          <table:table-cell table:formula="of:=IFERROR(ABS([.M13]-CEILING([.$C13]));&quot;*&quot;)" office:value-type="string" office:string-value="*" calcext:value-type="string">
            <text:p>*</text:p>
          </table:table-cell>
          <table:table-cell table:formula="of:=IFERROR(ABS([.N13]-CEILING([.$C13]));&quot;*&quot;)" office:value-type="string" office:string-value="*" calcext:value-type="string">
            <text:p>*</text:p>
          </table:table-cell>
          <table:table-cell table:formula="of:=IFERROR(ABS([.O13]-CEILING([.$C13]));&quot;*&quot;)" office:value-type="string" office:string-value="*" calcext:value-type="string">
            <text:p>*</text:p>
          </table:table-cell>
          <table:table-cell table:formula="of:=IFERROR(ABS(([.L13]-CEILING([.$C13]))/CEILING([.$C13]));&quot;*&quot;)" office:value-type="string" office:string-value="*" calcext:value-type="string">
            <text:p>*</text:p>
          </table:table-cell>
          <table:table-cell table:style-name="ce15" table:formula="of:=IFERROR(ABS(([.M13]-CEILING([.$C13]))/CEILING([.$C13]));&quot;*&quot;)" office:value-type="string" office:string-value="*" calcext:value-type="string">
            <text:p>*</text:p>
          </table:table-cell>
          <table:table-cell table:formula="of:=IFERROR(ABS(([.N13]-CEILING([.$C13]))/CEILING([.$C13]));&quot;*&quot;)" office:value-type="string" office:string-value="*" calcext:value-type="string">
            <text:p>*</text:p>
          </table:table-cell>
          <table:table-cell table:formula="of:=IFERROR(ABS(([.O13]-CEILING([.$C13]))/CEILING([.$C13]));&quot;*&quot;)" office:value-type="string" office:string-value="*" calcext:value-type="string">
            <text:p>*</text:p>
          </table:table-cell>
          <table:table-cell table:formula="of:=IF([.L13]=[.$P13];1;&quot;&quot;)">
            <text:p/>
          </table:table-cell>
          <table:table-cell table:formula="of:=IF([.M13]=[.$P13];1;&quot;&quot;)">
            <text:p/>
          </table:table-cell>
          <table:table-cell table:style-name="ce24" table:formula="of:=IF([.N13]=[.$P13];1;&quot;&quot;)" office:value-type="float" office:value="1" calcext:value-type="float">
            <text:p>1</text:p>
          </table:table-cell>
          <table:table-cell table:formula="of:=IF([.O13]=[.$P13];1;&quot;&quot;)">
            <text:p/>
          </table:table-cell>
          <table:table-cell/>
          <table:table-cell office:value-type="string" calcext:value-type="string">
            <text:p>%frac</text:p>
          </table:table-cell>
          <table:table-cell office:value-type="string" calcext:value-type="string">
            <text:p>avg</text:p>
          </table:table-cell>
          <table:table-cell table:formula="of:=ROUND(AVERAGE([.B3:.B300]);1)" office:value-type="float" office:value="27.3" calcext:value-type="float">
            <text:p>27,3</text:p>
          </table:table-cell>
          <table:table-cell table:number-columns-repeated="4"/>
          <table:table-cell table:formula="of:=CONCATENATE([.A13];&quot;&amp;&quot;;[.B13];&quot;&amp;&quot;;IF([.E13]=1;CONCATENATE(&quot;\h{&quot;;[.C13];&quot;}&quot;);[.C13]);&quot;&amp;&quot;;[.H13];&quot;&amp;&quot;;IF([.J13]=0;CONCATENATE(&quot;\uu{&quot;;[.I13];&quot;}&quot;);[.I13]);&quot;&amp;&quot;;IF([.L13]=[.P13];CONCATENATE(&quot;\h{&quot;;[.L13];&quot;}&quot;);[.L13]);&quot;&amp;&quot;;IF([.M13]=[.P13];CONCATENATE(&quot;\h{&quot;;[.M13];&quot;}&quot;);[.M13]);&quot;&amp;&quot;;IF([.N13]=[.P13];CONCATENATE(&quot;\h{&quot;;[.N13];&quot;}&quot;);[.N13]);&quot;&amp;&quot;;IF([.O13]=[.P13];CONCATENATE(&quot;\h{&quot;;[.O13];&quot;}&quot;);[.O13]);&quot;\\\hline&quot;)" office:value-type="string" office:string-value="r20-15-750-1&amp;*&amp;*&amp;*&amp;17&amp;19&amp;*&amp;\h{12}&amp;13\\\hline" calcext:value-type="string">
            <text:p>r20-15-750-1&amp;*&amp;*&amp;*&amp;17&amp;19&amp;*&amp;\h{12}&amp;13\\\hline</text:p>
          </table:table-cell>
          <table:table-cell table:number-columns-repeated="10"/>
        </table:table-row>
        <table:table-row table:style-name="ro2">
          <table:table-cell table:formula="of:=[$'ra-sub'.AA13]" office:value-type="string" office:string-value="r20-15-750-2" calcext:value-type="string">
            <text:p>r20-15-750-2</text:p>
          </table:table-cell>
          <table:table-cell table:formula="of:=IF([$'ra-sub'.S13]=5;&quot;*&quot;;ROUND([$'ra-sub'.AB13];2))" office:value-type="string" office:string-value="*" calcext:value-type="string">
            <text:p>*</text:p>
          </table:table-cell>
          <table:table-cell table:style-name="ce14" table:formula="of:=IF([$'ra-sub'.S13]=5;&quot;*&quot;;ROUND([$'ra-sub'.AC13];1))" office:value-type="string" office:string-value="*" calcext:value-type="string">
            <text:p>*</text:p>
          </table:table-cell>
          <table:table-cell table:style-name="ce32" table:formula="of:=IF([$'ra-sub'.S13]=5;&quot;*&quot;;['ra-sub'.I13])" office:value-type="string" office:string-value="*" calcext:value-type="string">
            <text:p>*</text:p>
          </table:table-cell>
          <table:table-cell table:style-name="ce14" table:formula="of:=IF(['ra-sub'.S13]=11;1;&quot;&quot;)">
            <text:p/>
          </table:table-cell>
          <table:table-cell table:style-name="ce14" table:formula="of:=IFERROR(IF([.I14]=0;ABS(CEILING([.C14]));ABS(([.I14]-CEILING([.C14]))/[.I14]));&quot;*&quot;)" office:value-type="string" office:string-value="*" calcext:value-type="string">
            <text:p>*</text:p>
          </table:table-cell>
          <table:table-cell table:style-name="ce14" table:formula="of:=IFERROR([.I14]-CEILING([.C14]);&quot;*&quot;)" office:value-type="string" office:string-value="*" calcext:value-type="string">
            <text:p>*</text:p>
          </table:table-cell>
          <table:table-cell table:formula="of:=IF(AND([$'exact-sub'.S13]=5;[$'exact-sub'.N13]=1);&quot;*&quot;;ROUND([$'exact-sub'.J13];1))" office:value-type="float" office:value="-541.5" calcext:value-type="float">
            <text:p>-541,5</text:p>
          </table:table-cell>
          <table:table-cell table:formula="of:=[$'exact-sub'.K13]" office:value-type="float" office:value="16" calcext:value-type="float">
            <text:p>16</text:p>
          </table:table-cell>
          <table:table-cell table:formula="of:=IF([$'exact-sub'.L13]&lt;1000000;[$'exact-sub'.L13];&quot;*&quot;)" office:value-type="string" office:string-value="*" calcext:value-type="string">
            <text:p>*</text:p>
          </table:table-cell>
          <table:table-cell table:formula="of:=IF([$'exact-sub'.S13]=5;&quot;*&quot;;[$'exact-sub'.I13])" office:value-type="string" office:string-value="*" calcext:value-type="string">
            <text:p>*</text:p>
          </table:table-cell>
          <table:table-cell table:style-name="ce19" table:formula="of:=[$'ra-sub'.AE13]" office:value-type="float" office:value="13" calcext:value-type="float">
            <text:p>13</text:p>
          </table:table-cell>
          <table:table-cell table:style-name="ce19" table:formula="of:=IF([$'bcpa-sub-t600'.AE13]=&quot;&quot;;&quot;*&quot;;[$'bcpa-sub-t600'.AE13])" office:value-type="string" office:string-value="*" calcext:value-type="string">
            <text:p>*</text:p>
          </table:table-cell>
          <table:table-cell table:style-name="ce19" table:formula="of:=[$'blpl-sub-t300'.AE13]" office:value-type="float" office:value="8" calcext:value-type="float">
            <text:p>8</text:p>
          </table:table-cell>
          <table:table-cell table:style-name="ce19" table:formula="of:=[$'sbpl-sub-t300'.AE13]" office:value-type="float" office:value="10" calcext:value-type="float">
            <text:p>10</text:p>
          </table:table-cell>
          <table:table-cell table:formula="of:=MIN([.L14:.O14])" office:value-type="float" office:value="8" calcext:value-type="float">
            <text:p>8</text:p>
          </table:table-cell>
          <table:table-cell table:formula="of:=IFERROR(ABS([.L14]-CEILING([.$C14]));&quot;*&quot;)" office:value-type="string" office:string-value="*" calcext:value-type="string">
            <text:p>*</text:p>
          </table:table-cell>
          <table:table-cell table:formula="of:=IFERROR(ABS([.M14]-CEILING([.$C14]));&quot;*&quot;)" office:value-type="string" office:string-value="*" calcext:value-type="string">
            <text:p>*</text:p>
          </table:table-cell>
          <table:table-cell table:formula="of:=IFERROR(ABS([.N14]-CEILING([.$C14]));&quot;*&quot;)" office:value-type="string" office:string-value="*" calcext:value-type="string">
            <text:p>*</text:p>
          </table:table-cell>
          <table:table-cell table:formula="of:=IFERROR(ABS([.O14]-CEILING([.$C14]));&quot;*&quot;)" office:value-type="string" office:string-value="*" calcext:value-type="string">
            <text:p>*</text:p>
          </table:table-cell>
          <table:table-cell table:formula="of:=IFERROR(ABS(([.L14]-CEILING([.$C14]))/CEILING([.$C14]));&quot;*&quot;)" office:value-type="string" office:string-value="*" calcext:value-type="string">
            <text:p>*</text:p>
          </table:table-cell>
          <table:table-cell table:style-name="ce15" table:formula="of:=IFERROR(ABS(([.M14]-CEILING([.$C14]))/CEILING([.$C14]));&quot;*&quot;)" office:value-type="string" office:string-value="*" calcext:value-type="string">
            <text:p>*</text:p>
          </table:table-cell>
          <table:table-cell table:formula="of:=IFERROR(ABS(([.N14]-CEILING([.$C14]))/CEILING([.$C14]));&quot;*&quot;)" office:value-type="string" office:string-value="*" calcext:value-type="string">
            <text:p>*</text:p>
          </table:table-cell>
          <table:table-cell table:formula="of:=IFERROR(ABS(([.O14]-CEILING([.$C14]))/CEILING([.$C14]));&quot;*&quot;)" office:value-type="string" office:string-value="*" calcext:value-type="string">
            <text:p>*</text:p>
          </table:table-cell>
          <table:table-cell table:formula="of:=IF([.L14]=[.$P14];1;&quot;&quot;)">
            <text:p/>
          </table:table-cell>
          <table:table-cell table:formula="of:=IF([.M14]=[.$P14];1;&quot;&quot;)">
            <text:p/>
          </table:table-cell>
          <table:table-cell table:formula="of:=IF([.N14]=[.$P14];1;&quot;&quot;)" office:value-type="float" office:value="1" calcext:value-type="float">
            <text:p>1</text:p>
          </table:table-cell>
          <table:table-cell table:formula="of:=IF([.O14]=[.$P14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B3:.B300]);1)" office:value-type="float" office:value="9.5" calcext:value-type="float">
            <text:p>9,5</text:p>
          </table:table-cell>
          <table:table-cell table:number-columns-repeated="4"/>
          <table:table-cell table:formula="of:=CONCATENATE([.A14];&quot;&amp;&quot;;[.B14];&quot;&amp;&quot;;IF([.E14]=1;CONCATENATE(&quot;\h{&quot;;[.C14];&quot;}&quot;);[.C14]);&quot;&amp;&quot;;[.H14];&quot;&amp;&quot;;IF([.J14]=0;CONCATENATE(&quot;\uu{&quot;;[.I14];&quot;}&quot;);[.I14]);&quot;&amp;&quot;;IF([.L14]=[.P14];CONCATENATE(&quot;\h{&quot;;[.L14];&quot;}&quot;);[.L14]);&quot;&amp;&quot;;IF([.M14]=[.P14];CONCATENATE(&quot;\h{&quot;;[.M14];&quot;}&quot;);[.M14]);&quot;&amp;&quot;;IF([.N14]=[.P14];CONCATENATE(&quot;\h{&quot;;[.N14];&quot;}&quot;);[.N14]);&quot;&amp;&quot;;IF([.O14]=[.P14];CONCATENATE(&quot;\h{&quot;;[.O14];&quot;}&quot;);[.O14]);&quot;\\\hline&quot;)" office:value-type="string" office:string-value="r20-15-750-2&amp;*&amp;*&amp;-541,5&amp;16&amp;13&amp;*&amp;\h{8}&amp;10\\\hline" calcext:value-type="string">
            <text:p>r20-15-750-2&amp;*&amp;*&amp;-541,5&amp;16&amp;13&amp;*&amp;\h{8}&amp;10\\\hline</text:p>
          </table:table-cell>
          <table:table-cell table:number-columns-repeated="10"/>
        </table:table-row>
        <table:table-row table:style-name="ro2">
          <table:table-cell table:formula="of:=[$'ra-sub'.AA14]" office:value-type="string" office:string-value="r20-20-250-1" calcext:value-type="string">
            <text:p>r20-20-250-1</text:p>
          </table:table-cell>
          <table:table-cell table:formula="of:=IF([$'ra-sub'.S14]=5;&quot;*&quot;;ROUND([$'ra-sub'.AB14];2))" office:value-type="float" office:value="28.91" calcext:value-type="float">
            <text:p>28,91</text:p>
          </table:table-cell>
          <table:table-cell table:style-name="ce14" table:formula="of:=IF([$'ra-sub'.S14]=5;&quot;*&quot;;ROUND([$'ra-sub'.AC14];1))" office:value-type="float" office:value="-179.8" calcext:value-type="float">
            <text:p>-179,8</text:p>
          </table:table-cell>
          <table:table-cell table:style-name="ce32" table:formula="of:=IF([$'ra-sub'.S14]=5;&quot;*&quot;;['ra-sub'.I14])" office:value-type="float" office:value="74.678172" calcext:value-type="float">
            <text:p>74,7</text:p>
          </table:table-cell>
          <table:table-cell table:style-name="ce14" table:formula="of:=IF(['ra-sub'.S14]=11;1;&quot;&quot;)">
            <text:p/>
          </table:table-cell>
          <table:table-cell table:style-name="ce14" table:formula="of:=IFERROR(IF([.I15]=0;ABS(CEILING([.C15]));ABS(([.I15]-CEILING([.C15]))/[.I15]));&quot;*&quot;)" office:value-type="float" office:value="18.9" calcext:value-type="float">
            <text:p>18,9</text:p>
          </table:table-cell>
          <table:table-cell table:style-name="ce14" table:formula="of:=IFERROR([.I15]-CEILING([.C15]);&quot;*&quot;)" office:value-type="float" office:value="189" calcext:value-type="float">
            <text:p>189,0</text:p>
          </table:table-cell>
          <table:table-cell table:formula="of:=IF(AND([$'exact-sub'.S14]=5;[$'exact-sub'.N14]=1);&quot;*&quot;;ROUND([$'exact-sub'.J14];1))" office:value-type="float" office:value="-179.8" calcext:value-type="float">
            <text:p>-179,8</text:p>
          </table:table-cell>
          <table:table-cell table:formula="of:=[$'exact-sub'.K14]" office:value-type="float" office:value="10" calcext:value-type="float">
            <text:p>10</text:p>
          </table:table-cell>
          <table:table-cell table:formula="of:=IF([$'exact-sub'.L14]&lt;1000000;[$'exact-sub'.L14];&quot;*&quot;)" office:value-type="string" office:string-value="*" calcext:value-type="string">
            <text:p>*</text:p>
          </table:table-cell>
          <table:table-cell table:formula="of:=IF([$'exact-sub'.S14]=5;&quot;*&quot;;[$'exact-sub'.I14])" office:value-type="string" office:string-value="*" calcext:value-type="string">
            <text:p>*</text:p>
          </table:table-cell>
          <table:table-cell table:style-name="ce19" table:formula="of:=[$'ra-sub'.AE14]" office:value-type="float" office:value="4" calcext:value-type="float">
            <text:p>4</text:p>
          </table:table-cell>
          <table:table-cell table:style-name="ce19" table:formula="of:=IF([$'bcpa-sub-t600'.AE14]=&quot;&quot;;&quot;*&quot;;[$'bcpa-sub-t600'.AE14])" office:value-type="float" office:value="-1" calcext:value-type="float">
            <text:p>-1</text:p>
          </table:table-cell>
          <table:table-cell table:style-name="ce19" table:formula="of:=[$'blpl-sub-t300'.AE14]" office:value-type="float" office:value="1" calcext:value-type="float">
            <text:p>1</text:p>
          </table:table-cell>
          <table:table-cell table:style-name="ce19" table:formula="of:=[$'sbpl-sub-t300'.AE14]" office:value-type="float" office:value="1" calcext:value-type="float">
            <text:p>1</text:p>
          </table:table-cell>
          <table:table-cell table:formula="of:=MIN([.L15:.O15])" office:value-type="float" office:value="-1" calcext:value-type="float">
            <text:p>-1</text:p>
          </table:table-cell>
          <table:table-cell table:formula="of:=IFERROR(ABS([.L15]-CEILING([.$C15]));&quot;*&quot;)" office:value-type="float" office:value="183" calcext:value-type="float">
            <text:p>183</text:p>
          </table:table-cell>
          <table:table-cell table:formula="of:=IFERROR(ABS([.M15]-CEILING([.$C15]));&quot;*&quot;)" office:value-type="float" office:value="178" calcext:value-type="float">
            <text:p>178</text:p>
          </table:table-cell>
          <table:table-cell table:formula="of:=IFERROR(ABS([.N15]-CEILING([.$C15]));&quot;*&quot;)" office:value-type="float" office:value="180" calcext:value-type="float">
            <text:p>180</text:p>
          </table:table-cell>
          <table:table-cell table:formula="of:=IFERROR(ABS([.O15]-CEILING([.$C15]));&quot;*&quot;)" office:value-type="float" office:value="180" calcext:value-type="float">
            <text:p>180</text:p>
          </table:table-cell>
          <table:table-cell table:formula="of:=IFERROR(ABS(([.L15]-CEILING([.$C15]))/CEILING([.$C15]));&quot;*&quot;)" office:value-type="float" office:value="1.02234636871508" calcext:value-type="float">
            <text:p>1,02234636871508</text:p>
          </table:table-cell>
          <table:table-cell table:style-name="ce15" table:formula="of:=IFERROR(ABS(([.M15]-CEILING([.$C15]))/CEILING([.$C15]));&quot;*&quot;)" office:value-type="float" office:value="0.994413407821229" calcext:value-type="float">
            <text:p>0,994413407821229</text:p>
          </table:table-cell>
          <table:table-cell table:formula="of:=IFERROR(ABS(([.N15]-CEILING([.$C15]))/CEILING([.$C15]));&quot;*&quot;)" office:value-type="float" office:value="1.00558659217877" calcext:value-type="float">
            <text:p>1,00558659217877</text:p>
          </table:table-cell>
          <table:table-cell table:formula="of:=IFERROR(ABS(([.O15]-CEILING([.$C15]))/CEILING([.$C15]));&quot;*&quot;)" office:value-type="float" office:value="1.00558659217877" calcext:value-type="float">
            <text:p>1,00558659217877</text:p>
          </table:table-cell>
          <table:table-cell table:formula="of:=IF([.L15]=[.$P15];1;&quot;&quot;)">
            <text:p/>
          </table:table-cell>
          <table:table-cell table:formula="of:=IF([.M15]=[.$P15];1;&quot;&quot;)" office:value-type="float" office:value="1" calcext:value-type="float">
            <text:p>1</text:p>
          </table:table-cell>
          <table:table-cell table:formula="of:=IF([.N15]=[.$P15];1;&quot;&quot;)">
            <text:p/>
          </table:table-cell>
          <table:table-cell table:formula="of:=IF([.O15]=[.$P15];1;&quot;&quot;)">
            <text:p/>
          </table:table-cell>
          <table:table-cell/>
          <table:table-cell office:value-type="string" calcext:value-type="string">
            <text:p>Root time</text:p>
          </table:table-cell>
          <table:table-cell office:value-type="string" calcext:value-type="string">
            <text:p>avg</text:p>
          </table:table-cell>
          <table:table-cell table:formula="of:=ROUND(AVERAGE([.D3:.D300]);1)" office:value-type="float" office:value="130.6" calcext:value-type="float">
            <text:p>130,6</text:p>
          </table:table-cell>
          <table:table-cell table:number-columns-repeated="4"/>
          <table:table-cell table:formula="of:=CONCATENATE([.A15];&quot;&amp;&quot;;[.B15];&quot;&amp;&quot;;IF([.E15]=1;CONCATENATE(&quot;\h{&quot;;[.C15];&quot;}&quot;);[.C15]);&quot;&amp;&quot;;[.H15];&quot;&amp;&quot;;IF([.J15]=0;CONCATENATE(&quot;\uu{&quot;;[.I15];&quot;}&quot;);[.I15]);&quot;&amp;&quot;;IF([.L15]=[.P15];CONCATENATE(&quot;\h{&quot;;[.L15];&quot;}&quot;);[.L15]);&quot;&amp;&quot;;IF([.M15]=[.P15];CONCATENATE(&quot;\h{&quot;;[.M15];&quot;}&quot;);[.M15]);&quot;&amp;&quot;;IF([.N15]=[.P15];CONCATENATE(&quot;\h{&quot;;[.N15];&quot;}&quot;);[.N15]);&quot;&amp;&quot;;IF([.O15]=[.P15];CONCATENATE(&quot;\h{&quot;;[.O15];&quot;}&quot;);[.O15]);&quot;\\\hline&quot;)" office:value-type="string" office:string-value="r20-20-250-1&amp;28,91&amp;-179,8&amp;-179,8&amp;10&amp;4&amp;\h{-1}&amp;1&amp;1\\\hline" calcext:value-type="string">
            <text:p>r20-20-250-1&amp;28,91&amp;-179,8&amp;-179,8&amp;10&amp;4&amp;\h{-1}&amp;1&amp;1\\\hline</text:p>
          </table:table-cell>
          <table:table-cell table:number-columns-repeated="10"/>
        </table:table-row>
        <table:table-row table:style-name="ro2">
          <table:table-cell table:formula="of:=[$'ra-sub'.AA15]" office:value-type="string" office:string-value="r20-20-250-2" calcext:value-type="string">
            <text:p>r20-20-250-2</text:p>
          </table:table-cell>
          <table:table-cell table:formula="of:=IF([$'ra-sub'.S15]=5;&quot;*&quot;;ROUND([$'ra-sub'.AB15];2))" office:value-type="float" office:value="29.19" calcext:value-type="float">
            <text:p>29,19</text:p>
          </table:table-cell>
          <table:table-cell table:style-name="ce14" table:formula="of:=IF([$'ra-sub'.S15]=5;&quot;*&quot;;ROUND([$'ra-sub'.AC15];1))" office:value-type="float" office:value="-180.9" calcext:value-type="float">
            <text:p>-180,9</text:p>
          </table:table-cell>
          <table:table-cell table:style-name="ce32" table:formula="of:=IF([$'ra-sub'.S15]=5;&quot;*&quot;;['ra-sub'.I15])" office:value-type="float" office:value="87.361219" calcext:value-type="float">
            <text:p>87,4</text:p>
          </table:table-cell>
          <table:table-cell table:style-name="ce14" table:formula="of:=IF(['ra-sub'.S15]=11;1;&quot;&quot;)">
            <text:p/>
          </table:table-cell>
          <table:table-cell table:style-name="ce14" table:formula="of:=IFERROR(IF([.I16]=0;ABS(CEILING([.C16]));ABS(([.I16]-CEILING([.C16]))/[.I16]));&quot;*&quot;)" office:value-type="float" office:value="181" calcext:value-type="float">
            <text:p>181,0</text:p>
          </table:table-cell>
          <table:table-cell table:style-name="ce14" table:formula="of:=IFERROR([.I16]-CEILING([.C16]);&quot;*&quot;)" office:value-type="float" office:value="181" calcext:value-type="float">
            <text:p>181,0</text:p>
          </table:table-cell>
          <table:table-cell table:formula="of:=IF(AND([$'exact-sub'.S15]=5;[$'exact-sub'.N15]=1);&quot;*&quot;;ROUND([$'exact-sub'.J15];1))" office:value-type="float" office:value="-180.8" calcext:value-type="float">
            <text:p>-180,8</text:p>
          </table:table-cell>
          <table:table-cell table:formula="of:=[$'exact-sub'.K15]" office:value-type="float" office:value="1" calcext:value-type="float">
            <text:p>1</text:p>
          </table:table-cell>
          <table:table-cell table:formula="of:=IF([$'exact-sub'.L15]&lt;1000000;[$'exact-sub'.L15];&quot;*&quot;)" office:value-type="string" office:string-value="*" calcext:value-type="string">
            <text:p>*</text:p>
          </table:table-cell>
          <table:table-cell table:formula="of:=IF([$'exact-sub'.S15]=5;&quot;*&quot;;[$'exact-sub'.I15])" office:value-type="string" office:string-value="*" calcext:value-type="string">
            <text:p>*</text:p>
          </table:table-cell>
          <table:table-cell table:style-name="ce19" table:formula="of:=[$'ra-sub'.AE15]" office:value-type="float" office:value="2" calcext:value-type="float">
            <text:p>2</text:p>
          </table:table-cell>
          <table:table-cell table:style-name="ce19" table:formula="of:=IF([$'bcpa-sub-t600'.AE15]=&quot;&quot;;&quot;*&quot;;[$'bcpa-sub-t600'.AE15])" office:value-type="float" office:value="0" calcext:value-type="float">
            <text:p>0</text:p>
          </table:table-cell>
          <table:table-cell table:style-name="ce19" table:formula="of:=[$'blpl-sub-t300'.AE15]" office:value-type="float" office:value="1" calcext:value-type="float">
            <text:p>1</text:p>
          </table:table-cell>
          <table:table-cell table:style-name="ce19" table:formula="of:=[$'sbpl-sub-t300'.AE15]" office:value-type="float" office:value="0" calcext:value-type="float">
            <text:p>0</text:p>
          </table:table-cell>
          <table:table-cell table:formula="of:=MIN([.L16:.O16])" office:value-type="float" office:value="0" calcext:value-type="float">
            <text:p>0</text:p>
          </table:table-cell>
          <table:table-cell table:formula="of:=IFERROR(ABS([.L16]-CEILING([.$C16]));&quot;*&quot;)" office:value-type="float" office:value="182" calcext:value-type="float">
            <text:p>182</text:p>
          </table:table-cell>
          <table:table-cell table:formula="of:=IFERROR(ABS([.M16]-CEILING([.$C16]));&quot;*&quot;)" office:value-type="float" office:value="180" calcext:value-type="float">
            <text:p>180</text:p>
          </table:table-cell>
          <table:table-cell table:formula="of:=IFERROR(ABS([.N16]-CEILING([.$C16]));&quot;*&quot;)" office:value-type="float" office:value="181" calcext:value-type="float">
            <text:p>181</text:p>
          </table:table-cell>
          <table:table-cell table:formula="of:=IFERROR(ABS([.O16]-CEILING([.$C16]));&quot;*&quot;)" office:value-type="float" office:value="180" calcext:value-type="float">
            <text:p>180</text:p>
          </table:table-cell>
          <table:table-cell table:formula="of:=IFERROR(ABS(([.L16]-CEILING([.$C16]))/CEILING([.$C16]));&quot;*&quot;)" office:value-type="float" office:value="1.01111111111111" calcext:value-type="float">
            <text:p>1,01111111111111</text:p>
          </table:table-cell>
          <table:table-cell table:style-name="ce15" table:formula="of:=IFERROR(ABS(([.M16]-CEILING([.$C16]))/CEILING([.$C16]));&quot;*&quot;)" office:value-type="float" office:value="1" calcext:value-type="float">
            <text:p>1</text:p>
          </table:table-cell>
          <table:table-cell table:formula="of:=IFERROR(ABS(([.N16]-CEILING([.$C16]))/CEILING([.$C16]));&quot;*&quot;)" office:value-type="float" office:value="1.00555555555556" calcext:value-type="float">
            <text:p>1,00555555555556</text:p>
          </table:table-cell>
          <table:table-cell table:formula="of:=IFERROR(ABS(([.O16]-CEILING([.$C16]))/CEILING([.$C16]));&quot;*&quot;)" office:value-type="float" office:value="1" calcext:value-type="float">
            <text:p>1</text:p>
          </table:table-cell>
          <table:table-cell table:formula="of:=IF([.L16]=[.$P16];1;&quot;&quot;)">
            <text:p/>
          </table:table-cell>
          <table:table-cell table:formula="of:=IF([.M16]=[.$P16];1;&quot;&quot;)" office:value-type="float" office:value="1" calcext:value-type="float">
            <text:p>1</text:p>
          </table:table-cell>
          <table:table-cell table:formula="of:=IF([.N16]=[.$P16];1;&quot;&quot;)">
            <text:p/>
          </table:table-cell>
          <table:table-cell table:formula="of:=IF([.O16]=[.$P16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D3:.D300]);1)" office:value-type="float" office:value="138.6" calcext:value-type="float">
            <text:p>138,6</text:p>
          </table:table-cell>
          <table:table-cell table:number-columns-repeated="4"/>
          <table:table-cell table:formula="of:=CONCATENATE([.A16];&quot;&amp;&quot;;[.B16];&quot;&amp;&quot;;IF([.E16]=1;CONCATENATE(&quot;\h{&quot;;[.C16];&quot;}&quot;);[.C16]);&quot;&amp;&quot;;[.H16];&quot;&amp;&quot;;IF([.J16]=0;CONCATENATE(&quot;\uu{&quot;;[.I16];&quot;}&quot;);[.I16]);&quot;&amp;&quot;;IF([.L16]=[.P16];CONCATENATE(&quot;\h{&quot;;[.L16];&quot;}&quot;);[.L16]);&quot;&amp;&quot;;IF([.M16]=[.P16];CONCATENATE(&quot;\h{&quot;;[.M16];&quot;}&quot;);[.M16]);&quot;&amp;&quot;;IF([.N16]=[.P16];CONCATENATE(&quot;\h{&quot;;[.N16];&quot;}&quot;);[.N16]);&quot;&amp;&quot;;IF([.O16]=[.P16];CONCATENATE(&quot;\h{&quot;;[.O16];&quot;}&quot;);[.O16]);&quot;\\\hline&quot;)" office:value-type="string" office:string-value="r20-20-250-2&amp;29,19&amp;-180,9&amp;-180,8&amp;1&amp;2&amp;\h{0}&amp;1&amp;\h{0}\\\hline" calcext:value-type="string">
            <text:p>r20-20-250-2&amp;29,19&amp;-180,9&amp;-180,8&amp;1&amp;2&amp;\h{0}&amp;1&amp;\h{0}\\\hline</text:p>
          </table:table-cell>
          <table:table-cell table:number-columns-repeated="10"/>
        </table:table-row>
        <table:table-row table:style-name="ro2">
          <table:table-cell table:formula="of:=[$'ra-sub'.AA16]" office:value-type="string" office:string-value="r20-20-500-1" calcext:value-type="string">
            <text:p>r20-20-500-1</text:p>
          </table:table-cell>
          <table:table-cell table:formula="of:=IF([$'ra-sub'.S16]=5;&quot;*&quot;;ROUND([$'ra-sub'.AB16];2))" office:value-type="string" office:string-value="*" calcext:value-type="string">
            <text:p>*</text:p>
          </table:table-cell>
          <table:table-cell table:style-name="ce14" table:formula="of:=IF([$'ra-sub'.S16]=5;&quot;*&quot;;ROUND([$'ra-sub'.AC16];1))" office:value-type="string" office:string-value="*" calcext:value-type="string">
            <text:p>*</text:p>
          </table:table-cell>
          <table:table-cell table:style-name="ce32" table:formula="of:=IF([$'ra-sub'.S16]=5;&quot;*&quot;;['ra-sub'.I16])" office:value-type="string" office:string-value="*" calcext:value-type="string">
            <text:p>*</text:p>
          </table:table-cell>
          <table:table-cell table:style-name="ce14" table:formula="of:=IF(['ra-sub'.S16]=11;1;&quot;&quot;)">
            <text:p/>
          </table:table-cell>
          <table:table-cell table:style-name="ce14" table:formula="of:=IFERROR(IF([.I17]=0;ABS(CEILING([.C17]));ABS(([.I17]-CEILING([.C17]))/[.I17]));&quot;*&quot;)" office:value-type="string" office:string-value="*" calcext:value-type="string">
            <text:p>*</text:p>
          </table:table-cell>
          <table:table-cell table:style-name="ce14" table:formula="of:=IFERROR([.I17]-CEILING([.C17]);&quot;*&quot;)" office:value-type="string" office:string-value="*" calcext:value-type="string">
            <text:p>*</text:p>
          </table:table-cell>
          <table:table-cell table:formula="of:=IF(AND([$'exact-sub'.S16]=5;[$'exact-sub'.N16]=1);&quot;*&quot;;ROUND([$'exact-sub'.J16];1))" office:value-type="float" office:value="-358.8" calcext:value-type="float">
            <text:p>-358,8</text:p>
          </table:table-cell>
          <table:table-cell table:formula="of:=[$'exact-sub'.K16]" office:value-type="float" office:value="18" calcext:value-type="float">
            <text:p>18</text:p>
          </table:table-cell>
          <table:table-cell table:formula="of:=IF([$'exact-sub'.L16]&lt;1000000;[$'exact-sub'.L16];&quot;*&quot;)" office:value-type="string" office:string-value="*" calcext:value-type="string">
            <text:p>*</text:p>
          </table:table-cell>
          <table:table-cell table:formula="of:=IF([$'exact-sub'.S16]=5;&quot;*&quot;;[$'exact-sub'.I16])" office:value-type="string" office:string-value="*" calcext:value-type="string">
            <text:p>*</text:p>
          </table:table-cell>
          <table:table-cell table:style-name="ce19" table:formula="of:=[$'ra-sub'.AE16]" office:value-type="float" office:value="17" calcext:value-type="float">
            <text:p>17</text:p>
          </table:table-cell>
          <table:table-cell table:style-name="ce19" table:formula="of:=IF([$'bcpa-sub-t600'.AE16]=&quot;&quot;;&quot;*&quot;;[$'bcpa-sub-t600'.AE16])" office:value-type="string" office:string-value="*" calcext:value-type="string">
            <text:p>*</text:p>
          </table:table-cell>
          <table:table-cell table:style-name="ce19" table:formula="of:=[$'blpl-sub-t300'.AE16]" office:value-type="float" office:value="12" calcext:value-type="float">
            <text:p>12</text:p>
          </table:table-cell>
          <table:table-cell table:style-name="ce19" table:formula="of:=[$'sbpl-sub-t300'.AE16]" office:value-type="float" office:value="8" calcext:value-type="float">
            <text:p>8</text:p>
          </table:table-cell>
          <table:table-cell table:formula="of:=MIN([.L17:.O17])" office:value-type="float" office:value="8" calcext:value-type="float">
            <text:p>8</text:p>
          </table:table-cell>
          <table:table-cell table:formula="of:=IFERROR(ABS([.L17]-CEILING([.$C17]));&quot;*&quot;)" office:value-type="string" office:string-value="*" calcext:value-type="string">
            <text:p>*</text:p>
          </table:table-cell>
          <table:table-cell table:formula="of:=IFERROR(ABS([.M17]-CEILING([.$C17]));&quot;*&quot;)" office:value-type="string" office:string-value="*" calcext:value-type="string">
            <text:p>*</text:p>
          </table:table-cell>
          <table:table-cell table:formula="of:=IFERROR(ABS([.N17]-CEILING([.$C17]));&quot;*&quot;)" office:value-type="string" office:string-value="*" calcext:value-type="string">
            <text:p>*</text:p>
          </table:table-cell>
          <table:table-cell table:formula="of:=IFERROR(ABS([.O17]-CEILING([.$C17]));&quot;*&quot;)" office:value-type="string" office:string-value="*" calcext:value-type="string">
            <text:p>*</text:p>
          </table:table-cell>
          <table:table-cell table:formula="of:=IFERROR(ABS(([.L17]-CEILING([.$C17]))/CEILING([.$C17]));&quot;*&quot;)" office:value-type="string" office:string-value="*" calcext:value-type="string">
            <text:p>*</text:p>
          </table:table-cell>
          <table:table-cell table:style-name="ce15" table:formula="of:=IFERROR(ABS(([.M17]-CEILING([.$C17]))/CEILING([.$C17]));&quot;*&quot;)" office:value-type="string" office:string-value="*" calcext:value-type="string">
            <text:p>*</text:p>
          </table:table-cell>
          <table:table-cell table:formula="of:=IFERROR(ABS(([.N17]-CEILING([.$C17]))/CEILING([.$C17]));&quot;*&quot;)" office:value-type="string" office:string-value="*" calcext:value-type="string">
            <text:p>*</text:p>
          </table:table-cell>
          <table:table-cell table:formula="of:=IFERROR(ABS(([.O17]-CEILING([.$C17]))/CEILING([.$C17]));&quot;*&quot;)" office:value-type="string" office:string-value="*" calcext:value-type="string">
            <text:p>*</text:p>
          </table:table-cell>
          <table:table-cell table:formula="of:=IF([.L17]=[.$P17];1;&quot;&quot;)">
            <text:p/>
          </table:table-cell>
          <table:table-cell table:formula="of:=IF([.M17]=[.$P17];1;&quot;&quot;)">
            <text:p/>
          </table:table-cell>
          <table:table-cell table:formula="of:=IF([.N17]=[.$P17];1;&quot;&quot;)">
            <text:p/>
          </table:table-cell>
          <table:table-cell table:formula="of:=IF([.O17]=[.$P17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B&amp;Btime</text:p>
          </table:table-cell>
          <table:table-cell office:value-type="string" calcext:value-type="string">
            <text:p>avg</text:p>
          </table:table-cell>
          <table:table-cell table:style-name="ce29" table:formula="of:=IFERROR(ROUND(AVERAGE([.K3:.K300]);1);&quot;*&quot;)" office:value-type="string" office:string-value="*" calcext:value-type="string">
            <text:p>*</text:p>
          </table:table-cell>
          <table:table-cell table:number-columns-repeated="4"/>
          <table:table-cell table:formula="of:=CONCATENATE([.A17];&quot;&amp;&quot;;[.B17];&quot;&amp;&quot;;IF([.E17]=1;CONCATENATE(&quot;\h{&quot;;[.C17];&quot;}&quot;);[.C17]);&quot;&amp;&quot;;[.H17];&quot;&amp;&quot;;IF([.J17]=0;CONCATENATE(&quot;\uu{&quot;;[.I17];&quot;}&quot;);[.I17]);&quot;&amp;&quot;;IF([.L17]=[.P17];CONCATENATE(&quot;\h{&quot;;[.L17];&quot;}&quot;);[.L17]);&quot;&amp;&quot;;IF([.M17]=[.P17];CONCATENATE(&quot;\h{&quot;;[.M17];&quot;}&quot;);[.M17]);&quot;&amp;&quot;;IF([.N17]=[.P17];CONCATENATE(&quot;\h{&quot;;[.N17];&quot;}&quot;);[.N17]);&quot;&amp;&quot;;IF([.O17]=[.P17];CONCATENATE(&quot;\h{&quot;;[.O17];&quot;}&quot;);[.O17]);&quot;\\\hline&quot;)" office:value-type="string" office:string-value="r20-20-500-1&amp;*&amp;*&amp;-358,8&amp;18&amp;17&amp;*&amp;12&amp;\h{8}\\\hline" calcext:value-type="string">
            <text:p>r20-20-500-1&amp;*&amp;*&amp;-358,8&amp;18&amp;17&amp;*&amp;12&amp;\h{8}\\\hline</text:p>
          </table:table-cell>
          <table:table-cell table:number-columns-repeated="10"/>
        </table:table-row>
        <table:table-row table:style-name="ro2">
          <table:table-cell table:formula="of:=[$'ra-sub'.AA17]" office:value-type="string" office:string-value="r20-20-500-2" calcext:value-type="string">
            <text:p>r20-20-500-2</text:p>
          </table:table-cell>
          <table:table-cell table:formula="of:=IF([$'ra-sub'.S17]=5;&quot;*&quot;;ROUND([$'ra-sub'.AB17];2))" office:value-type="float" office:value="19.12" calcext:value-type="float">
            <text:p>19,12</text:p>
          </table:table-cell>
          <table:table-cell table:style-name="ce14" table:formula="of:=IF([$'ra-sub'.S17]=5;&quot;*&quot;;ROUND([$'ra-sub'.AC17];1))" office:value-type="float" office:value="-361.9" calcext:value-type="float">
            <text:p>-361,9</text:p>
          </table:table-cell>
          <table:table-cell table:style-name="ce32" table:formula="of:=IF([$'ra-sub'.S17]=5;&quot;*&quot;;['ra-sub'.I17])" office:value-type="float" office:value="226.669144" calcext:value-type="float">
            <text:p>226,7</text:p>
          </table:table-cell>
          <table:table-cell table:style-name="ce14" table:formula="of:=IF(['ra-sub'.S17]=11;1;&quot;&quot;)">
            <text:p/>
          </table:table-cell>
          <table:table-cell table:style-name="ce14" table:formula="of:=IFERROR(IF([.I18]=0;ABS(CEILING([.C18]));ABS(([.I18]-CEILING([.C18]))/[.I18]));&quot;*&quot;)" office:value-type="float" office:value="91.25" calcext:value-type="float">
            <text:p>91,3</text:p>
          </table:table-cell>
          <table:table-cell table:style-name="ce14" table:formula="of:=IFERROR([.I18]-CEILING([.C18]);&quot;*&quot;)" office:value-type="float" office:value="365" calcext:value-type="float">
            <text:p>365,0</text:p>
          </table:table-cell>
          <table:table-cell table:formula="of:=IF(AND([$'exact-sub'.S17]=5;[$'exact-sub'.N17]=1);&quot;*&quot;;ROUND([$'exact-sub'.J17];1))" office:value-type="float" office:value="-361.9" calcext:value-type="float">
            <text:p>-361,9</text:p>
          </table:table-cell>
          <table:table-cell table:formula="of:=[$'exact-sub'.K17]" office:value-type="float" office:value="4" calcext:value-type="float">
            <text:p>4</text:p>
          </table:table-cell>
          <table:table-cell table:formula="of:=IF([$'exact-sub'.L17]&lt;1000000;[$'exact-sub'.L17];&quot;*&quot;)" office:value-type="string" office:string-value="*" calcext:value-type="string">
            <text:p>*</text:p>
          </table:table-cell>
          <table:table-cell table:formula="of:=IF([$'exact-sub'.S17]=5;&quot;*&quot;;[$'exact-sub'.I17])" office:value-type="string" office:string-value="*" calcext:value-type="string">
            <text:p>*</text:p>
          </table:table-cell>
          <table:table-cell table:style-name="ce19" table:formula="of:=[$'ra-sub'.AE17]" office:value-type="float" office:value="2" calcext:value-type="float">
            <text:p>2</text:p>
          </table:table-cell>
          <table:table-cell table:style-name="ce19" table:formula="of:=IF([$'bcpa-sub-t600'.AE17]=&quot;&quot;;&quot;*&quot;;[$'bcpa-sub-t600'.AE17])" office:value-type="float" office:value="1" calcext:value-type="float">
            <text:p>1</text:p>
          </table:table-cell>
          <table:table-cell table:style-name="ce19" table:formula="of:=[$'blpl-sub-t300'.AE17]" office:value-type="float" office:value="2" calcext:value-type="float">
            <text:p>2</text:p>
          </table:table-cell>
          <table:table-cell table:style-name="ce19" table:formula="of:=[$'sbpl-sub-t300'.AE17]" office:value-type="float" office:value="1" calcext:value-type="float">
            <text:p>1</text:p>
          </table:table-cell>
          <table:table-cell table:formula="of:=MIN([.L18:.O18])" office:value-type="float" office:value="1" calcext:value-type="float">
            <text:p>1</text:p>
          </table:table-cell>
          <table:table-cell table:formula="of:=IFERROR(ABS([.L18]-CEILING([.$C18]));&quot;*&quot;)" office:value-type="float" office:value="363" calcext:value-type="float">
            <text:p>363</text:p>
          </table:table-cell>
          <table:table-cell table:formula="of:=IFERROR(ABS([.M18]-CEILING([.$C18]));&quot;*&quot;)" office:value-type="float" office:value="362" calcext:value-type="float">
            <text:p>362</text:p>
          </table:table-cell>
          <table:table-cell table:formula="of:=IFERROR(ABS([.N18]-CEILING([.$C18]));&quot;*&quot;)" office:value-type="float" office:value="363" calcext:value-type="float">
            <text:p>363</text:p>
          </table:table-cell>
          <table:table-cell table:formula="of:=IFERROR(ABS([.O18]-CEILING([.$C18]));&quot;*&quot;)" office:value-type="float" office:value="362" calcext:value-type="float">
            <text:p>362</text:p>
          </table:table-cell>
          <table:table-cell table:formula="of:=IFERROR(ABS(([.L18]-CEILING([.$C18]))/CEILING([.$C18]));&quot;*&quot;)" office:value-type="float" office:value="1.00554016620499" calcext:value-type="float">
            <text:p>1,00554016620499</text:p>
          </table:table-cell>
          <table:table-cell table:style-name="ce15" table:formula="of:=IFERROR(ABS(([.M18]-CEILING([.$C18]))/CEILING([.$C18]));&quot;*&quot;)" office:value-type="float" office:value="1.00277008310249" calcext:value-type="float">
            <text:p>1,00277008310249</text:p>
          </table:table-cell>
          <table:table-cell table:formula="of:=IFERROR(ABS(([.N18]-CEILING([.$C18]))/CEILING([.$C18]));&quot;*&quot;)" office:value-type="float" office:value="1.00554016620499" calcext:value-type="float">
            <text:p>1,00554016620499</text:p>
          </table:table-cell>
          <table:table-cell table:formula="of:=IFERROR(ABS(([.O18]-CEILING([.$C18]))/CEILING([.$C18]));&quot;*&quot;)" office:value-type="float" office:value="1.00277008310249" calcext:value-type="float">
            <text:p>1,00277008310249</text:p>
          </table:table-cell>
          <table:table-cell table:formula="of:=IF([.L18]=[.$P18];1;&quot;&quot;)">
            <text:p/>
          </table:table-cell>
          <table:table-cell table:formula="of:=IF([.M18]=[.$P18];1;&quot;&quot;)" office:value-type="float" office:value="1" calcext:value-type="float">
            <text:p>1</text:p>
          </table:table-cell>
          <table:table-cell table:formula="of:=IF([.N18]=[.$P18];1;&quot;&quot;)">
            <text:p/>
          </table:table-cell>
          <table:table-cell table:formula="of:=IF([.O18]=[.$P18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style-name="ce29" table:formula="of:=IFERROR(ROUND(STDEV([.K3:.K300]);1);&quot;*&quot;)" office:value-type="string" office:string-value="*" calcext:value-type="string">
            <text:p>*</text:p>
          </table:table-cell>
          <table:table-cell table:number-columns-repeated="4"/>
          <table:table-cell table:formula="of:=CONCATENATE([.A18];&quot;&amp;&quot;;[.B18];&quot;&amp;&quot;;IF([.E18]=1;CONCATENATE(&quot;\h{&quot;;[.C18];&quot;}&quot;);[.C18]);&quot;&amp;&quot;;[.H18];&quot;&amp;&quot;;IF([.J18]=0;CONCATENATE(&quot;\uu{&quot;;[.I18];&quot;}&quot;);[.I18]);&quot;&amp;&quot;;IF([.L18]=[.P18];CONCATENATE(&quot;\h{&quot;;[.L18];&quot;}&quot;);[.L18]);&quot;&amp;&quot;;IF([.M18]=[.P18];CONCATENATE(&quot;\h{&quot;;[.M18];&quot;}&quot;);[.M18]);&quot;&amp;&quot;;IF([.N18]=[.P18];CONCATENATE(&quot;\h{&quot;;[.N18];&quot;}&quot;);[.N18]);&quot;&amp;&quot;;IF([.O18]=[.P18];CONCATENATE(&quot;\h{&quot;;[.O18];&quot;}&quot;);[.O18]);&quot;\\\hline&quot;)" office:value-type="string" office:string-value="r20-20-500-2&amp;19,12&amp;-361,9&amp;-361,9&amp;4&amp;2&amp;\h{1}&amp;2&amp;\h{1}\\\hline" calcext:value-type="string">
            <text:p>r20-20-500-2&amp;19,12&amp;-361,9&amp;-361,9&amp;4&amp;2&amp;\h{1}&amp;2&amp;\h{1}\\\hline</text:p>
          </table:table-cell>
          <table:table-cell table:number-columns-repeated="10"/>
        </table:table-row>
        <table:table-row table:style-name="ro2">
          <table:table-cell table:formula="of:=[$'ra-sub'.AA18]" office:value-type="string" office:string-value="r20-20-750-1" calcext:value-type="string">
            <text:p>r20-20-750-1</text:p>
          </table:table-cell>
          <table:table-cell table:formula="of:=IF([$'ra-sub'.S18]=5;&quot;*&quot;;ROUND([$'ra-sub'.AB18];2))" office:value-type="string" office:string-value="*" calcext:value-type="string">
            <text:p>*</text:p>
          </table:table-cell>
          <table:table-cell table:style-name="ce14" table:formula="of:=IF([$'ra-sub'.S18]=5;&quot;*&quot;;ROUND([$'ra-sub'.AC18];1))" office:value-type="string" office:string-value="*" calcext:value-type="string">
            <text:p>*</text:p>
          </table:table-cell>
          <table:table-cell table:style-name="ce32" table:formula="of:=IF([$'ra-sub'.S18]=5;&quot;*&quot;;['ra-sub'.I18])" office:value-type="string" office:string-value="*" calcext:value-type="string">
            <text:p>*</text:p>
          </table:table-cell>
          <table:table-cell table:style-name="ce14" table:formula="of:=IF(['ra-sub'.S18]=11;1;&quot;&quot;)">
            <text:p/>
          </table:table-cell>
          <table:table-cell table:style-name="ce14" table:formula="of:=IFERROR(IF([.I19]=0;ABS(CEILING([.C19]));ABS(([.I19]-CEILING([.C19]))/[.I19]));&quot;*&quot;)" office:value-type="string" office:string-value="*" calcext:value-type="string">
            <text:p>*</text:p>
          </table:table-cell>
          <table:table-cell table:style-name="ce14" table:formula="of:=IFERROR([.I19]-CEILING([.C19]);&quot;*&quot;)" office:value-type="string" office:string-value="*" calcext:value-type="string">
            <text:p>*</text:p>
          </table:table-cell>
          <table:table-cell table:formula="of:=IF(AND([$'exact-sub'.S18]=5;[$'exact-sub'.N18]=1);&quot;*&quot;;ROUND([$'exact-sub'.J18];1))" office:value-type="string" office:string-value="*" calcext:value-type="string">
            <text:p>*</text:p>
          </table:table-cell>
          <table:table-cell table:formula="of:=[$'exact-sub'.K18]" office:value-type="float" office:value="19" calcext:value-type="float">
            <text:p>19</text:p>
          </table:table-cell>
          <table:table-cell table:formula="of:=IF([$'exact-sub'.L18]&lt;1000000;[$'exact-sub'.L18];&quot;*&quot;)" office:value-type="string" office:string-value="*" calcext:value-type="string">
            <text:p>*</text:p>
          </table:table-cell>
          <table:table-cell table:formula="of:=IF([$'exact-sub'.S18]=5;&quot;*&quot;;[$'exact-sub'.I18])" office:value-type="string" office:string-value="*" calcext:value-type="string">
            <text:p>*</text:p>
          </table:table-cell>
          <table:table-cell table:style-name="ce19" table:formula="of:=[$'ra-sub'.AE18]" office:value-type="float" office:value="15" calcext:value-type="float">
            <text:p>15</text:p>
          </table:table-cell>
          <table:table-cell table:style-name="ce19" table:formula="of:=IF([$'bcpa-sub-t600'.AE18]=&quot;&quot;;&quot;*&quot;;[$'bcpa-sub-t600'.AE18])" office:value-type="string" office:string-value="*" calcext:value-type="string">
            <text:p>*</text:p>
          </table:table-cell>
          <table:table-cell table:style-name="ce19" table:formula="of:=[$'blpl-sub-t300'.AE18]" office:value-type="float" office:value="11" calcext:value-type="float">
            <text:p>11</text:p>
          </table:table-cell>
          <table:table-cell table:style-name="ce19" table:formula="of:=[$'sbpl-sub-t300'.AE18]" office:value-type="float" office:value="12" calcext:value-type="float">
            <text:p>12</text:p>
          </table:table-cell>
          <table:table-cell table:formula="of:=MIN([.L19:.O19])" office:value-type="float" office:value="11" calcext:value-type="float">
            <text:p>11</text:p>
          </table:table-cell>
          <table:table-cell table:formula="of:=IFERROR(ABS([.L19]-CEILING([.$C19]));&quot;*&quot;)" office:value-type="string" office:string-value="*" calcext:value-type="string">
            <text:p>*</text:p>
          </table:table-cell>
          <table:table-cell table:formula="of:=IFERROR(ABS([.M19]-CEILING([.$C19]));&quot;*&quot;)" office:value-type="string" office:string-value="*" calcext:value-type="string">
            <text:p>*</text:p>
          </table:table-cell>
          <table:table-cell table:formula="of:=IFERROR(ABS([.N19]-CEILING([.$C19]));&quot;*&quot;)" office:value-type="string" office:string-value="*" calcext:value-type="string">
            <text:p>*</text:p>
          </table:table-cell>
          <table:table-cell table:formula="of:=IFERROR(ABS([.O19]-CEILING([.$C19]));&quot;*&quot;)" office:value-type="string" office:string-value="*" calcext:value-type="string">
            <text:p>*</text:p>
          </table:table-cell>
          <table:table-cell table:formula="of:=IFERROR(ABS(([.L19]-CEILING([.$C19]))/CEILING([.$C19]));&quot;*&quot;)" office:value-type="string" office:string-value="*" calcext:value-type="string">
            <text:p>*</text:p>
          </table:table-cell>
          <table:table-cell table:style-name="ce15" table:formula="of:=IFERROR(ABS(([.M19]-CEILING([.$C19]))/CEILING([.$C19]));&quot;*&quot;)" office:value-type="string" office:string-value="*" calcext:value-type="string">
            <text:p>*</text:p>
          </table:table-cell>
          <table:table-cell table:formula="of:=IFERROR(ABS(([.N19]-CEILING([.$C19]))/CEILING([.$C19]));&quot;*&quot;)" office:value-type="string" office:string-value="*" calcext:value-type="string">
            <text:p>*</text:p>
          </table:table-cell>
          <table:table-cell table:formula="of:=IFERROR(ABS(([.O19]-CEILING([.$C19]))/CEILING([.$C19]));&quot;*&quot;)" office:value-type="string" office:string-value="*" calcext:value-type="string">
            <text:p>*</text:p>
          </table:table-cell>
          <table:table-cell table:formula="of:=IF([.L19]=[.$P19];1;&quot;&quot;)">
            <text:p/>
          </table:table-cell>
          <table:table-cell table:formula="of:=IF([.M19]=[.$P19];1;&quot;&quot;)">
            <text:p/>
          </table:table-cell>
          <table:table-cell table:style-name="ce24" table:formula="of:=IF([.N19]=[.$P19];1;&quot;&quot;)" office:value-type="float" office:value="1" calcext:value-type="float">
            <text:p>1</text:p>
          </table:table-cell>
          <table:table-cell table:formula="of:=IF([.O19]=[.$P19];1;&quot;&quot;)">
            <text:p/>
          </table:table-cell>
          <table:table-cell/>
          <table:table-cell office:value-type="string" calcext:value-type="string">
            <text:p>gap</text:p>
          </table:table-cell>
          <table:table-cell office:value-type="string" calcext:value-type="string">
            <text:p>avg</text:p>
          </table:table-cell>
          <table:table-cell table:formula="of:=ROUND(AVERAGE([.J3:.J300]);1)" office:value-type="float" office:value="40" calcext:value-type="float">
            <text:p>40</text:p>
          </table:table-cell>
          <table:table-cell table:number-columns-repeated="4"/>
          <table:table-cell table:formula="of:=CONCATENATE([.A19];&quot;&amp;&quot;;[.B19];&quot;&amp;&quot;;IF([.E19]=1;CONCATENATE(&quot;\h{&quot;;[.C19];&quot;}&quot;);[.C19]);&quot;&amp;&quot;;[.H19];&quot;&amp;&quot;;IF([.J19]=0;CONCATENATE(&quot;\uu{&quot;;[.I19];&quot;}&quot;);[.I19]);&quot;&amp;&quot;;IF([.L19]=[.P19];CONCATENATE(&quot;\h{&quot;;[.L19];&quot;}&quot;);[.L19]);&quot;&amp;&quot;;IF([.M19]=[.P19];CONCATENATE(&quot;\h{&quot;;[.M19];&quot;}&quot;);[.M19]);&quot;&amp;&quot;;IF([.N19]=[.P19];CONCATENATE(&quot;\h{&quot;;[.N19];&quot;}&quot;);[.N19]);&quot;&amp;&quot;;IF([.O19]=[.P19];CONCATENATE(&quot;\h{&quot;;[.O19];&quot;}&quot;);[.O19]);&quot;\\\hline&quot;)" office:value-type="string" office:string-value="r20-20-750-1&amp;*&amp;*&amp;*&amp;19&amp;15&amp;*&amp;\h{11}&amp;12\\\hline" calcext:value-type="string">
            <text:p>r20-20-750-1&amp;*&amp;*&amp;*&amp;19&amp;15&amp;*&amp;\h{11}&amp;12\\\hline</text:p>
          </table:table-cell>
          <table:table-cell table:number-columns-repeated="10"/>
        </table:table-row>
        <table:table-row table:style-name="ro2">
          <table:table-cell table:formula="of:=[$'ra-sub'.AA19]" office:value-type="string" office:string-value="r20-20-750-2" calcext:value-type="string">
            <text:p>r20-20-750-2</text:p>
          </table:table-cell>
          <table:table-cell table:formula="of:=IF([$'ra-sub'.S19]=5;&quot;*&quot;;ROUND([$'ra-sub'.AB19];2))" office:value-type="string" office:string-value="*" calcext:value-type="string">
            <text:p>*</text:p>
          </table:table-cell>
          <table:table-cell table:style-name="ce14" table:formula="of:=IF([$'ra-sub'.S19]=5;&quot;*&quot;;ROUND([$'ra-sub'.AC19];1))" office:value-type="string" office:string-value="*" calcext:value-type="string">
            <text:p>*</text:p>
          </table:table-cell>
          <table:table-cell table:style-name="ce32" table:formula="of:=IF([$'ra-sub'.S19]=5;&quot;*&quot;;['ra-sub'.I19])" office:value-type="string" office:string-value="*" calcext:value-type="string">
            <text:p>*</text:p>
          </table:table-cell>
          <table:table-cell table:style-name="ce14" table:formula="of:=IF(['ra-sub'.S19]=11;1;&quot;&quot;)">
            <text:p/>
          </table:table-cell>
          <table:table-cell table:style-name="ce14" table:formula="of:=IFERROR(IF([.I20]=0;ABS(CEILING([.C20]));ABS(([.I20]-CEILING([.C20]))/[.I20]));&quot;*&quot;)" office:value-type="string" office:string-value="*" calcext:value-type="string">
            <text:p>*</text:p>
          </table:table-cell>
          <table:table-cell table:style-name="ce14" table:formula="of:=IFERROR([.I20]-CEILING([.C20]);&quot;*&quot;)" office:value-type="string" office:string-value="*" calcext:value-type="string">
            <text:p>*</text:p>
          </table:table-cell>
          <table:table-cell table:formula="of:=IF(AND([$'exact-sub'.S19]=5;[$'exact-sub'.N19]=1);&quot;*&quot;;ROUND([$'exact-sub'.J19];1))" office:value-type="string" office:string-value="*" calcext:value-type="string">
            <text:p>*</text:p>
          </table:table-cell>
          <table:table-cell table:formula="of:=[$'exact-sub'.K19]" office:value-type="float" office:value="22" calcext:value-type="float">
            <text:p>22</text:p>
          </table:table-cell>
          <table:table-cell table:formula="of:=IF([$'exact-sub'.L19]&lt;1000000;[$'exact-sub'.L19];&quot;*&quot;)" office:value-type="string" office:string-value="*" calcext:value-type="string">
            <text:p>*</text:p>
          </table:table-cell>
          <table:table-cell table:formula="of:=IF([$'exact-sub'.S19]=5;&quot;*&quot;;[$'exact-sub'.I19])" office:value-type="string" office:string-value="*" calcext:value-type="string">
            <text:p>*</text:p>
          </table:table-cell>
          <table:table-cell table:style-name="ce19" table:formula="of:=[$'ra-sub'.AE19]" office:value-type="float" office:value="17" calcext:value-type="float">
            <text:p>17</text:p>
          </table:table-cell>
          <table:table-cell table:style-name="ce19" table:formula="of:=IF([$'bcpa-sub-t600'.AE19]=&quot;&quot;;&quot;*&quot;;[$'bcpa-sub-t600'.AE19])" office:value-type="string" office:string-value="*" calcext:value-type="string">
            <text:p>*</text:p>
          </table:table-cell>
          <table:table-cell table:style-name="ce19" table:formula="of:=[$'blpl-sub-t300'.AE19]" office:value-type="float" office:value="14" calcext:value-type="float">
            <text:p>14</text:p>
          </table:table-cell>
          <table:table-cell table:style-name="ce19" table:formula="of:=[$'sbpl-sub-t300'.AE19]" office:value-type="float" office:value="6" calcext:value-type="float">
            <text:p>6</text:p>
          </table:table-cell>
          <table:table-cell table:formula="of:=MIN([.L20:.O20])" office:value-type="float" office:value="6" calcext:value-type="float">
            <text:p>6</text:p>
          </table:table-cell>
          <table:table-cell table:formula="of:=IFERROR(ABS([.L20]-CEILING([.$C20]));&quot;*&quot;)" office:value-type="string" office:string-value="*" calcext:value-type="string">
            <text:p>*</text:p>
          </table:table-cell>
          <table:table-cell table:formula="of:=IFERROR(ABS([.M20]-CEILING([.$C20]));&quot;*&quot;)" office:value-type="string" office:string-value="*" calcext:value-type="string">
            <text:p>*</text:p>
          </table:table-cell>
          <table:table-cell table:formula="of:=IFERROR(ABS([.N20]-CEILING([.$C20]));&quot;*&quot;)" office:value-type="string" office:string-value="*" calcext:value-type="string">
            <text:p>*</text:p>
          </table:table-cell>
          <table:table-cell table:formula="of:=IFERROR(ABS([.O20]-CEILING([.$C20]));&quot;*&quot;)" office:value-type="string" office:string-value="*" calcext:value-type="string">
            <text:p>*</text:p>
          </table:table-cell>
          <table:table-cell table:formula="of:=IFERROR(ABS(([.L20]-CEILING([.$C20]))/CEILING([.$C20]));&quot;*&quot;)" office:value-type="string" office:string-value="*" calcext:value-type="string">
            <text:p>*</text:p>
          </table:table-cell>
          <table:table-cell table:style-name="ce15" table:formula="of:=IFERROR(ABS(([.M20]-CEILING([.$C20]))/CEILING([.$C20]));&quot;*&quot;)" office:value-type="string" office:string-value="*" calcext:value-type="string">
            <text:p>*</text:p>
          </table:table-cell>
          <table:table-cell table:formula="of:=IFERROR(ABS(([.N20]-CEILING([.$C20]))/CEILING([.$C20]));&quot;*&quot;)" office:value-type="string" office:string-value="*" calcext:value-type="string">
            <text:p>*</text:p>
          </table:table-cell>
          <table:table-cell table:formula="of:=IFERROR(ABS(([.O20]-CEILING([.$C20]))/CEILING([.$C20]));&quot;*&quot;)" office:value-type="string" office:string-value="*" calcext:value-type="string">
            <text:p>*</text:p>
          </table:table-cell>
          <table:table-cell table:formula="of:=IF([.L20]=[.$P20];1;&quot;&quot;)">
            <text:p/>
          </table:table-cell>
          <table:table-cell table:formula="of:=IF([.M20]=[.$P20];1;&quot;&quot;)">
            <text:p/>
          </table:table-cell>
          <table:table-cell table:formula="of:=IF([.N20]=[.$P20];1;&quot;&quot;)">
            <text:p/>
          </table:table-cell>
          <table:table-cell table:formula="of:=IF([.O20]=[.$P20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J3:.J300]);1)" office:value-type="float" office:value="56.7" calcext:value-type="float">
            <text:p>56,7</text:p>
          </table:table-cell>
          <table:table-cell table:number-columns-repeated="4"/>
          <table:table-cell table:formula="of:=CONCATENATE([.A20];&quot;&amp;&quot;;[.B20];&quot;&amp;&quot;;IF([.E20]=1;CONCATENATE(&quot;\h{&quot;;[.C20];&quot;}&quot;);[.C20]);&quot;&amp;&quot;;[.H20];&quot;&amp;&quot;;IF([.J20]=0;CONCATENATE(&quot;\uu{&quot;;[.I20];&quot;}&quot;);[.I20]);&quot;&amp;&quot;;IF([.L20]=[.P20];CONCATENATE(&quot;\h{&quot;;[.L20];&quot;}&quot;);[.L20]);&quot;&amp;&quot;;IF([.M20]=[.P20];CONCATENATE(&quot;\h{&quot;;[.M20];&quot;}&quot;);[.M20]);&quot;&amp;&quot;;IF([.N20]=[.P20];CONCATENATE(&quot;\h{&quot;;[.N20];&quot;}&quot;);[.N20]);&quot;&amp;&quot;;IF([.O20]=[.P20];CONCATENATE(&quot;\h{&quot;;[.O20];&quot;}&quot;);[.O20]);&quot;\\\hline&quot;)" office:value-type="string" office:string-value="r20-20-750-2&amp;*&amp;*&amp;*&amp;22&amp;17&amp;*&amp;14&amp;\h{6}\\\hline" calcext:value-type="string">
            <text:p>r20-20-750-2&amp;*&amp;*&amp;*&amp;22&amp;17&amp;*&amp;14&amp;\h{6}\\\hline</text:p>
          </table:table-cell>
          <table:table-cell table:number-columns-repeated="10"/>
        </table:table-row>
        <table:table-row table:style-name="ro2">
          <table:table-cell table:formula="of:=[$'ra-sub'.AA20]" office:value-type="string" office:string-value="r20-25-250-1" calcext:value-type="string">
            <text:p>r20-25-250-1</text:p>
          </table:table-cell>
          <table:table-cell table:formula="of:=IF([$'ra-sub'.S20]=5;&quot;*&quot;;ROUND([$'ra-sub'.AB20];2))" office:value-type="string" office:string-value="*" calcext:value-type="string">
            <text:p>*</text:p>
          </table:table-cell>
          <table:table-cell table:style-name="ce14" table:formula="of:=IF([$'ra-sub'.S20]=5;&quot;*&quot;;ROUND([$'ra-sub'.AC20];1))" office:value-type="string" office:string-value="*" calcext:value-type="string">
            <text:p>*</text:p>
          </table:table-cell>
          <table:table-cell table:style-name="ce32" table:formula="of:=IF([$'ra-sub'.S20]=5;&quot;*&quot;;['ra-sub'.I20])" office:value-type="string" office:string-value="*" calcext:value-type="string">
            <text:p>*</text:p>
          </table:table-cell>
          <table:table-cell table:style-name="ce14" table:formula="of:=IF(['ra-sub'.S20]=11;1;&quot;&quot;)">
            <text:p/>
          </table:table-cell>
          <table:table-cell table:style-name="ce14" table:formula="of:=IFERROR(IF([.I21]=0;ABS(CEILING([.C21]));ABS(([.I21]-CEILING([.C21]))/[.I21]));&quot;*&quot;)" office:value-type="string" office:string-value="*" calcext:value-type="string">
            <text:p>*</text:p>
          </table:table-cell>
          <table:table-cell table:style-name="ce14" table:formula="of:=IFERROR([.I21]-CEILING([.C21]);&quot;*&quot;)" office:value-type="string" office:string-value="*" calcext:value-type="string">
            <text:p>*</text:p>
          </table:table-cell>
          <table:table-cell table:formula="of:=IF(AND([$'exact-sub'.S20]=5;[$'exact-sub'.N20]=1);&quot;*&quot;;ROUND([$'exact-sub'.J20];1))" office:value-type="float" office:value="-179" calcext:value-type="float">
            <text:p>-179</text:p>
          </table:table-cell>
          <table:table-cell table:formula="of:=[$'exact-sub'.K20]" office:value-type="float" office:value="11" calcext:value-type="float">
            <text:p>11</text:p>
          </table:table-cell>
          <table:table-cell table:formula="of:=IF([$'exact-sub'.L20]&lt;1000000;[$'exact-sub'.L20];&quot;*&quot;)" office:value-type="string" office:string-value="*" calcext:value-type="string">
            <text:p>*</text:p>
          </table:table-cell>
          <table:table-cell table:formula="of:=IF([$'exact-sub'.S20]=5;&quot;*&quot;;[$'exact-sub'.I20])" office:value-type="string" office:string-value="*" calcext:value-type="string">
            <text:p>*</text:p>
          </table:table-cell>
          <table:table-cell table:style-name="ce19" table:formula="of:=[$'ra-sub'.AE20]" office:value-type="float" office:value="13" calcext:value-type="float">
            <text:p>13</text:p>
          </table:table-cell>
          <table:table-cell table:style-name="ce19" table:formula="of:=IF([$'bcpa-sub-t600'.AE20]=&quot;&quot;;&quot;*&quot;;[$'bcpa-sub-t600'.AE20])" office:value-type="string" office:string-value="*" calcext:value-type="string">
            <text:p>*</text:p>
          </table:table-cell>
          <table:table-cell table:style-name="ce19" table:formula="of:=[$'blpl-sub-t300'.AE20]" office:value-type="float" office:value="10" calcext:value-type="float">
            <text:p>10</text:p>
          </table:table-cell>
          <table:table-cell table:style-name="ce19" table:formula="of:=[$'sbpl-sub-t300'.AE20]" office:value-type="float" office:value="9" calcext:value-type="float">
            <text:p>9</text:p>
          </table:table-cell>
          <table:table-cell table:formula="of:=MIN([.L21:.O21])" office:value-type="float" office:value="9" calcext:value-type="float">
            <text:p>9</text:p>
          </table:table-cell>
          <table:table-cell table:formula="of:=IFERROR(ABS([.L21]-CEILING([.$C21]));&quot;*&quot;)" office:value-type="string" office:string-value="*" calcext:value-type="string">
            <text:p>*</text:p>
          </table:table-cell>
          <table:table-cell table:formula="of:=IFERROR(ABS([.M21]-CEILING([.$C21]));&quot;*&quot;)" office:value-type="string" office:string-value="*" calcext:value-type="string">
            <text:p>*</text:p>
          </table:table-cell>
          <table:table-cell table:formula="of:=IFERROR(ABS([.N21]-CEILING([.$C21]));&quot;*&quot;)" office:value-type="string" office:string-value="*" calcext:value-type="string">
            <text:p>*</text:p>
          </table:table-cell>
          <table:table-cell table:formula="of:=IFERROR(ABS([.O21]-CEILING([.$C21]));&quot;*&quot;)" office:value-type="string" office:string-value="*" calcext:value-type="string">
            <text:p>*</text:p>
          </table:table-cell>
          <table:table-cell table:formula="of:=IFERROR(ABS(([.L21]-CEILING([.$C21]))/CEILING([.$C21]));&quot;*&quot;)" office:value-type="string" office:string-value="*" calcext:value-type="string">
            <text:p>*</text:p>
          </table:table-cell>
          <table:table-cell table:style-name="ce15" table:formula="of:=IFERROR(ABS(([.M21]-CEILING([.$C21]))/CEILING([.$C21]));&quot;*&quot;)" office:value-type="string" office:string-value="*" calcext:value-type="string">
            <text:p>*</text:p>
          </table:table-cell>
          <table:table-cell table:formula="of:=IFERROR(ABS(([.N21]-CEILING([.$C21]))/CEILING([.$C21]));&quot;*&quot;)" office:value-type="string" office:string-value="*" calcext:value-type="string">
            <text:p>*</text:p>
          </table:table-cell>
          <table:table-cell table:formula="of:=IFERROR(ABS(([.O21]-CEILING([.$C21]))/CEILING([.$C21]));&quot;*&quot;)" office:value-type="string" office:string-value="*" calcext:value-type="string">
            <text:p>*</text:p>
          </table:table-cell>
          <table:table-cell table:formula="of:=IF([.L21]=[.$P21];1;&quot;&quot;)">
            <text:p/>
          </table:table-cell>
          <table:table-cell table:formula="of:=IF([.M21]=[.$P21];1;&quot;&quot;)">
            <text:p/>
          </table:table-cell>
          <table:table-cell table:formula="of:=IF([.N21]=[.$P21];1;&quot;&quot;)">
            <text:p/>
          </table:table-cell>
          <table:table-cell table:formula="of:=IF([.O21]=[.$P21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%opt</text:p>
          </table:table-cell>
          <table:table-cell office:value-type="string" calcext:value-type="string">
            <text:p>B&amp;B</text:p>
          </table:table-cell>
          <table:table-cell table:formula="of:=ROUND(100*COUNTIF([.J3:.J300];0)/[.AE6];1)" office:value-type="float" office:value="0" calcext:value-type="float">
            <text:p>0</text:p>
          </table:table-cell>
          <table:table-cell table:number-columns-repeated="4"/>
          <table:table-cell table:formula="of:=CONCATENATE([.A21];&quot;&amp;&quot;;[.B21];&quot;&amp;&quot;;IF([.E21]=1;CONCATENATE(&quot;\h{&quot;;[.C21];&quot;}&quot;);[.C21]);&quot;&amp;&quot;;[.H21];&quot;&amp;&quot;;IF([.J21]=0;CONCATENATE(&quot;\uu{&quot;;[.I21];&quot;}&quot;);[.I21]);&quot;&amp;&quot;;IF([.L21]=[.P21];CONCATENATE(&quot;\h{&quot;;[.L21];&quot;}&quot;);[.L21]);&quot;&amp;&quot;;IF([.M21]=[.P21];CONCATENATE(&quot;\h{&quot;;[.M21];&quot;}&quot;);[.M21]);&quot;&amp;&quot;;IF([.N21]=[.P21];CONCATENATE(&quot;\h{&quot;;[.N21];&quot;}&quot;);[.N21]);&quot;&amp;&quot;;IF([.O21]=[.P21];CONCATENATE(&quot;\h{&quot;;[.O21];&quot;}&quot;);[.O21]);&quot;\\\hline&quot;)" office:value-type="string" office:string-value="r20-25-250-1&amp;*&amp;*&amp;-179&amp;11&amp;13&amp;*&amp;10&amp;\h{9}\\\hline" calcext:value-type="string">
            <text:p>r20-25-250-1&amp;*&amp;*&amp;-179&amp;11&amp;13&amp;*&amp;10&amp;\h{9}\\\hline</text:p>
          </table:table-cell>
          <table:table-cell table:number-columns-repeated="10"/>
        </table:table-row>
        <table:table-row table:style-name="ro2">
          <table:table-cell table:formula="of:=[$'ra-sub'.AA21]" office:value-type="string" office:string-value="r20-25-250-2" calcext:value-type="string">
            <text:p>r20-25-250-2</text:p>
          </table:table-cell>
          <table:table-cell table:formula="of:=IF([$'ra-sub'.S21]=5;&quot;*&quot;;ROUND([$'ra-sub'.AB21];2))" office:value-type="float" office:value="29.63" calcext:value-type="float">
            <text:p>29,63</text:p>
          </table:table-cell>
          <table:table-cell table:style-name="ce14" table:formula="of:=IF([$'ra-sub'.S21]=5;&quot;*&quot;;ROUND([$'ra-sub'.AC21];1))" office:value-type="float" office:value="-180.5" calcext:value-type="float">
            <text:p>-180,5</text:p>
          </table:table-cell>
          <table:table-cell table:style-name="ce32" table:formula="of:=IF([$'ra-sub'.S21]=5;&quot;*&quot;;['ra-sub'.I21])" office:value-type="float" office:value="51.705117" calcext:value-type="float">
            <text:p>51,7</text:p>
          </table:table-cell>
          <table:table-cell table:style-name="ce14" table:formula="of:=IF(['ra-sub'.S21]=11;1;&quot;&quot;)">
            <text:p/>
          </table:table-cell>
          <table:table-cell table:style-name="ce14" table:formula="of:=IFERROR(IF([.I22]=0;ABS(CEILING([.C22]));ABS(([.I22]-CEILING([.C22]))/[.I22]));&quot;*&quot;)" office:value-type="float" office:value="17.3636363636364" calcext:value-type="float">
            <text:p>17,4</text:p>
          </table:table-cell>
          <table:table-cell table:style-name="ce14" table:formula="of:=IFERROR([.I22]-CEILING([.C22]);&quot;*&quot;)" office:value-type="float" office:value="191" calcext:value-type="float">
            <text:p>191,0</text:p>
          </table:table-cell>
          <table:table-cell table:formula="of:=IF(AND([$'exact-sub'.S21]=5;[$'exact-sub'.N21]=1);&quot;*&quot;;ROUND([$'exact-sub'.J21];1))" office:value-type="float" office:value="-180" calcext:value-type="float">
            <text:p>-180</text:p>
          </table:table-cell>
          <table:table-cell table:formula="of:=[$'exact-sub'.K21]" office:value-type="float" office:value="11" calcext:value-type="float">
            <text:p>11</text:p>
          </table:table-cell>
          <table:table-cell table:formula="of:=IF([$'exact-sub'.L21]&lt;1000000;[$'exact-sub'.L21];&quot;*&quot;)" office:value-type="string" office:string-value="*" calcext:value-type="string">
            <text:p>*</text:p>
          </table:table-cell>
          <table:table-cell table:formula="of:=IF([$'exact-sub'.S21]=5;&quot;*&quot;;[$'exact-sub'.I21])" office:value-type="string" office:string-value="*" calcext:value-type="string">
            <text:p>*</text:p>
          </table:table-cell>
          <table:table-cell table:style-name="ce19" table:formula="of:=[$'ra-sub'.AE21]" office:value-type="float" office:value="3" calcext:value-type="float">
            <text:p>3</text:p>
          </table:table-cell>
          <table:table-cell table:style-name="ce19" table:formula="of:=IF([$'bcpa-sub-t600'.AE21]=&quot;&quot;;&quot;*&quot;;[$'bcpa-sub-t600'.AE21])" office:value-type="float" office:value="0" calcext:value-type="float">
            <text:p>0</text:p>
          </table:table-cell>
          <table:table-cell table:style-name="ce19" table:formula="of:=[$'blpl-sub-t300'.AE21]" office:value-type="float" office:value="0" calcext:value-type="float">
            <text:p>0</text:p>
          </table:table-cell>
          <table:table-cell table:style-name="ce19" table:formula="of:=[$'sbpl-sub-t300'.AE21]" office:value-type="float" office:value="1" calcext:value-type="float">
            <text:p>1</text:p>
          </table:table-cell>
          <table:table-cell table:formula="of:=MIN([.L22:.O22])" office:value-type="float" office:value="0" calcext:value-type="float">
            <text:p>0</text:p>
          </table:table-cell>
          <table:table-cell table:formula="of:=IFERROR(ABS([.L22]-CEILING([.$C22]));&quot;*&quot;)" office:value-type="float" office:value="183" calcext:value-type="float">
            <text:p>183</text:p>
          </table:table-cell>
          <table:table-cell table:formula="of:=IFERROR(ABS([.M22]-CEILING([.$C22]));&quot;*&quot;)" office:value-type="float" office:value="180" calcext:value-type="float">
            <text:p>180</text:p>
          </table:table-cell>
          <table:table-cell table:formula="of:=IFERROR(ABS([.N22]-CEILING([.$C22]));&quot;*&quot;)" office:value-type="float" office:value="180" calcext:value-type="float">
            <text:p>180</text:p>
          </table:table-cell>
          <table:table-cell table:formula="of:=IFERROR(ABS([.O22]-CEILING([.$C22]));&quot;*&quot;)" office:value-type="float" office:value="181" calcext:value-type="float">
            <text:p>181</text:p>
          </table:table-cell>
          <table:table-cell table:formula="of:=IFERROR(ABS(([.L22]-CEILING([.$C22]))/CEILING([.$C22]));&quot;*&quot;)" office:value-type="float" office:value="1.01666666666667" calcext:value-type="float">
            <text:p>1,01666666666667</text:p>
          </table:table-cell>
          <table:table-cell table:style-name="ce15" table:formula="of:=IFERROR(ABS(([.M22]-CEILING([.$C22]))/CEILING([.$C22]));&quot;*&quot;)" office:value-type="float" office:value="1" calcext:value-type="float">
            <text:p>1</text:p>
          </table:table-cell>
          <table:table-cell table:formula="of:=IFERROR(ABS(([.N22]-CEILING([.$C22]))/CEILING([.$C22]));&quot;*&quot;)" office:value-type="float" office:value="1" calcext:value-type="float">
            <text:p>1</text:p>
          </table:table-cell>
          <table:table-cell table:formula="of:=IFERROR(ABS(([.O22]-CEILING([.$C22]))/CEILING([.$C22]));&quot;*&quot;)" office:value-type="float" office:value="1.00555555555556" calcext:value-type="float">
            <text:p>1,00555555555556</text:p>
          </table:table-cell>
          <table:table-cell table:formula="of:=IF([.L22]=[.$P22];1;&quot;&quot;)">
            <text:p/>
          </table:table-cell>
          <table:table-cell table:formula="of:=IF([.M22]=[.$P22];1;&quot;&quot;)" office:value-type="float" office:value="1" calcext:value-type="float">
            <text:p>1</text:p>
          </table:table-cell>
          <table:table-cell table:formula="of:=IF([.N22]=[.$P22];1;&quot;&quot;)" office:value-type="float" office:value="1" calcext:value-type="float">
            <text:p>1</text:p>
          </table:table-cell>
          <table:table-cell table:formula="of:=IF([.O22]=[.$P22];1;&quot;&quot;)">
            <text:p/>
          </table:table-cell>
          <table:table-cell table:number-columns-repeated="2"/>
          <table:table-cell office:value-type="string" calcext:value-type="string">
            <text:p>root</text:p>
          </table:table-cell>
          <table:table-cell table:formula="of:=ROUND(100*COUNT([.E3:.E300])/[.AE6];1)" office:value-type="float" office:value="0" calcext:value-type="float">
            <text:p>0</text:p>
          </table:table-cell>
          <table:table-cell table:number-columns-repeated="4"/>
          <table:table-cell table:formula="of:=CONCATENATE([.A22];&quot;&amp;&quot;;[.B22];&quot;&amp;&quot;;IF([.E22]=1;CONCATENATE(&quot;\h{&quot;;[.C22];&quot;}&quot;);[.C22]);&quot;&amp;&quot;;[.H22];&quot;&amp;&quot;;IF([.J22]=0;CONCATENATE(&quot;\uu{&quot;;[.I22];&quot;}&quot;);[.I22]);&quot;&amp;&quot;;IF([.L22]=[.P22];CONCATENATE(&quot;\h{&quot;;[.L22];&quot;}&quot;);[.L22]);&quot;&amp;&quot;;IF([.M22]=[.P22];CONCATENATE(&quot;\h{&quot;;[.M22];&quot;}&quot;);[.M22]);&quot;&amp;&quot;;IF([.N22]=[.P22];CONCATENATE(&quot;\h{&quot;;[.N22];&quot;}&quot;);[.N22]);&quot;&amp;&quot;;IF([.O22]=[.P22];CONCATENATE(&quot;\h{&quot;;[.O22];&quot;}&quot;);[.O22]);&quot;\\\hline&quot;)" office:value-type="string" office:string-value="r20-25-250-2&amp;29,63&amp;-180,5&amp;-180&amp;11&amp;3&amp;\h{0}&amp;\h{0}&amp;1\\\hline" calcext:value-type="string">
            <text:p>r20-25-250-2&amp;29,63&amp;-180,5&amp;-180&amp;11&amp;3&amp;\h{0}&amp;\h{0}&amp;1\\\hline</text:p>
          </table:table-cell>
          <table:table-cell table:number-columns-repeated="10"/>
        </table:table-row>
        <table:table-row table:style-name="ro2">
          <table:table-cell table:formula="of:=[$'ra-sub'.AA22]" office:value-type="string" office:string-value="r20-25-500-1" calcext:value-type="string">
            <text:p>r20-25-500-1</text:p>
          </table:table-cell>
          <table:table-cell table:formula="of:=IF([$'ra-sub'.S22]=5;&quot;*&quot;;ROUND([$'ra-sub'.AB22];2))" office:value-type="string" office:string-value="*" calcext:value-type="string">
            <text:p>*</text:p>
          </table:table-cell>
          <table:table-cell table:style-name="ce14" table:formula="of:=IF([$'ra-sub'.S22]=5;&quot;*&quot;;ROUND([$'ra-sub'.AC22];1))" office:value-type="string" office:string-value="*" calcext:value-type="string">
            <text:p>*</text:p>
          </table:table-cell>
          <table:table-cell table:style-name="ce32" table:formula="of:=IF([$'ra-sub'.S22]=5;&quot;*&quot;;['ra-sub'.I22])" office:value-type="string" office:string-value="*" calcext:value-type="string">
            <text:p>*</text:p>
          </table:table-cell>
          <table:table-cell table:style-name="ce14" table:formula="of:=IF(['ra-sub'.S22]=11;1;&quot;&quot;)">
            <text:p/>
          </table:table-cell>
          <table:table-cell table:style-name="ce14" table:formula="of:=IFERROR(IF([.I23]=0;ABS(CEILING([.C23]));ABS(([.I23]-CEILING([.C23]))/[.I23]));&quot;*&quot;)" office:value-type="string" office:string-value="*" calcext:value-type="string">
            <text:p>*</text:p>
          </table:table-cell>
          <table:table-cell table:style-name="ce14" table:formula="of:=IFERROR([.I23]-CEILING([.C23]);&quot;*&quot;)" office:value-type="string" office:string-value="*" calcext:value-type="string">
            <text:p>*</text:p>
          </table:table-cell>
          <table:table-cell table:formula="of:=IF(AND([$'exact-sub'.S22]=5;[$'exact-sub'.N22]=1);&quot;*&quot;;ROUND([$'exact-sub'.J22];1))" office:value-type="float" office:value="-358.9" calcext:value-type="float">
            <text:p>-358,9</text:p>
          </table:table-cell>
          <table:table-cell table:formula="of:=[$'exact-sub'.K22]" office:value-type="float" office:value="11" calcext:value-type="float">
            <text:p>11</text:p>
          </table:table-cell>
          <table:table-cell table:formula="of:=IF([$'exact-sub'.L22]&lt;1000000;[$'exact-sub'.L22];&quot;*&quot;)" office:value-type="string" office:string-value="*" calcext:value-type="string">
            <text:p>*</text:p>
          </table:table-cell>
          <table:table-cell table:formula="of:=IF([$'exact-sub'.S22]=5;&quot;*&quot;;[$'exact-sub'.I22])" office:value-type="string" office:string-value="*" calcext:value-type="string">
            <text:p>*</text:p>
          </table:table-cell>
          <table:table-cell table:style-name="ce19" table:formula="of:=[$'ra-sub'.AE22]" office:value-type="float" office:value="17" calcext:value-type="float">
            <text:p>17</text:p>
          </table:table-cell>
          <table:table-cell table:style-name="ce19" table:formula="of:=IF([$'bcpa-sub-t600'.AE22]=&quot;&quot;;&quot;*&quot;;[$'bcpa-sub-t600'.AE22])" office:value-type="string" office:string-value="*" calcext:value-type="string">
            <text:p>*</text:p>
          </table:table-cell>
          <table:table-cell table:style-name="ce19" table:formula="of:=[$'blpl-sub-t300'.AE22]" office:value-type="float" office:value="10" calcext:value-type="float">
            <text:p>10</text:p>
          </table:table-cell>
          <table:table-cell table:style-name="ce19" table:formula="of:=[$'sbpl-sub-t300'.AE22]" office:value-type="float" office:value="9" calcext:value-type="float">
            <text:p>9</text:p>
          </table:table-cell>
          <table:table-cell table:formula="of:=MIN([.L23:.O23])" office:value-type="float" office:value="9" calcext:value-type="float">
            <text:p>9</text:p>
          </table:table-cell>
          <table:table-cell table:formula="of:=IFERROR(ABS([.L23]-CEILING([.$C23]));&quot;*&quot;)" office:value-type="string" office:string-value="*" calcext:value-type="string">
            <text:p>*</text:p>
          </table:table-cell>
          <table:table-cell table:formula="of:=IFERROR(ABS([.M23]-CEILING([.$C23]));&quot;*&quot;)" office:value-type="string" office:string-value="*" calcext:value-type="string">
            <text:p>*</text:p>
          </table:table-cell>
          <table:table-cell table:formula="of:=IFERROR(ABS([.N23]-CEILING([.$C23]));&quot;*&quot;)" office:value-type="string" office:string-value="*" calcext:value-type="string">
            <text:p>*</text:p>
          </table:table-cell>
          <table:table-cell table:formula="of:=IFERROR(ABS([.O23]-CEILING([.$C23]));&quot;*&quot;)" office:value-type="string" office:string-value="*" calcext:value-type="string">
            <text:p>*</text:p>
          </table:table-cell>
          <table:table-cell table:formula="of:=IFERROR(ABS(([.L23]-CEILING([.$C23]))/CEILING([.$C23]));&quot;*&quot;)" office:value-type="string" office:string-value="*" calcext:value-type="string">
            <text:p>*</text:p>
          </table:table-cell>
          <table:table-cell table:style-name="ce15" table:formula="of:=IFERROR(ABS(([.M23]-CEILING([.$C23]))/CEILING([.$C23]));&quot;*&quot;)" office:value-type="string" office:string-value="*" calcext:value-type="string">
            <text:p>*</text:p>
          </table:table-cell>
          <table:table-cell table:formula="of:=IFERROR(ABS(([.N23]-CEILING([.$C23]))/CEILING([.$C23]));&quot;*&quot;)" office:value-type="string" office:string-value="*" calcext:value-type="string">
            <text:p>*</text:p>
          </table:table-cell>
          <table:table-cell table:formula="of:=IFERROR(ABS(([.O23]-CEILING([.$C23]))/CEILING([.$C23]));&quot;*&quot;)" office:value-type="string" office:string-value="*" calcext:value-type="string">
            <text:p>*</text:p>
          </table:table-cell>
          <table:table-cell table:formula="of:=IF([.L23]=[.$P23];1;&quot;&quot;)">
            <text:p/>
          </table:table-cell>
          <table:table-cell table:formula="of:=IF([.M23]=[.$P23];1;&quot;&quot;)">
            <text:p/>
          </table:table-cell>
          <table:table-cell table:formula="of:=IF([.N23]=[.$P23];1;&quot;&quot;)">
            <text:p/>
          </table:table-cell>
          <table:table-cell table:style-name="ce24" table:formula="of:=IF([.O23]=[.$P23]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gap root</text:p>
          </table:table-cell>
          <table:table-cell office:value-type="string" calcext:value-type="string">
            <text:p>avg</text:p>
          </table:table-cell>
          <table:table-cell table:formula="of:=ROUND(AVERAGE([.F3:.F300]);1)" office:value-type="float" office:value="41" calcext:value-type="float">
            <text:p>41</text:p>
          </table:table-cell>
          <table:table-cell table:number-columns-repeated="4"/>
          <table:table-cell table:formula="of:=CONCATENATE([.A23];&quot;&amp;&quot;;[.B23];&quot;&amp;&quot;;IF([.E23]=1;CONCATENATE(&quot;\h{&quot;;[.C23];&quot;}&quot;);[.C23]);&quot;&amp;&quot;;[.H23];&quot;&amp;&quot;;IF([.J23]=0;CONCATENATE(&quot;\uu{&quot;;[.I23];&quot;}&quot;);[.I23]);&quot;&amp;&quot;;IF([.L23]=[.P23];CONCATENATE(&quot;\h{&quot;;[.L23];&quot;}&quot;);[.L23]);&quot;&amp;&quot;;IF([.M23]=[.P23];CONCATENATE(&quot;\h{&quot;;[.M23];&quot;}&quot;);[.M23]);&quot;&amp;&quot;;IF([.N23]=[.P23];CONCATENATE(&quot;\h{&quot;;[.N23];&quot;}&quot;);[.N23]);&quot;&amp;&quot;;IF([.O23]=[.P23];CONCATENATE(&quot;\h{&quot;;[.O23];&quot;}&quot;);[.O23]);&quot;\\\hline&quot;)" office:value-type="string" office:string-value="r20-25-500-1&amp;*&amp;*&amp;-358,9&amp;11&amp;17&amp;*&amp;10&amp;\h{9}\\\hline" calcext:value-type="string">
            <text:p>r20-25-500-1&amp;*&amp;*&amp;-358,9&amp;11&amp;17&amp;*&amp;10&amp;\h{9}\\\hline</text:p>
          </table:table-cell>
          <table:table-cell table:number-columns-repeated="10"/>
        </table:table-row>
        <table:table-row table:style-name="ro2">
          <table:table-cell table:formula="of:=[$'ra-sub'.AA23]" office:value-type="string" office:string-value="r20-25-500-2" calcext:value-type="string">
            <text:p>r20-25-500-2</text:p>
          </table:table-cell>
          <table:table-cell table:formula="of:=IF([$'ra-sub'.S23]=5;&quot;*&quot;;ROUND([$'ra-sub'.AB23];2))" office:value-type="float" office:value="19.53" calcext:value-type="float">
            <text:p>19,53</text:p>
          </table:table-cell>
          <table:table-cell table:style-name="ce14" table:formula="of:=IF([$'ra-sub'.S23]=5;&quot;*&quot;;ROUND([$'ra-sub'.AC23];1))" office:value-type="float" office:value="-361.7" calcext:value-type="float">
            <text:p>-361,7</text:p>
          </table:table-cell>
          <table:table-cell table:style-name="ce32" table:formula="of:=IF([$'ra-sub'.S23]=5;&quot;*&quot;;['ra-sub'.I23])" office:value-type="float" office:value="274.672115" calcext:value-type="float">
            <text:p>274,7</text:p>
          </table:table-cell>
          <table:table-cell table:style-name="ce14" table:formula="of:=IF(['ra-sub'.S23]=11;1;&quot;&quot;)">
            <text:p/>
          </table:table-cell>
          <table:table-cell table:style-name="ce14" table:formula="of:=IFERROR(IF([.I24]=0;ABS(CEILING([.C24]));ABS(([.I24]-CEILING([.C24]))/[.I24]));&quot;*&quot;)" office:value-type="float" office:value="46.125" calcext:value-type="float">
            <text:p>46,1</text:p>
          </table:table-cell>
          <table:table-cell table:style-name="ce14" table:formula="of:=IFERROR([.I24]-CEILING([.C24]);&quot;*&quot;)" office:value-type="float" office:value="369" calcext:value-type="float">
            <text:p>369,0</text:p>
          </table:table-cell>
          <table:table-cell table:formula="of:=IF(AND([$'exact-sub'.S23]=5;[$'exact-sub'.N23]=1);&quot;*&quot;;ROUND([$'exact-sub'.J23];1))" office:value-type="float" office:value="-361.7" calcext:value-type="float">
            <text:p>-361,7</text:p>
          </table:table-cell>
          <table:table-cell table:formula="of:=[$'exact-sub'.K23]" office:value-type="float" office:value="8" calcext:value-type="float">
            <text:p>8</text:p>
          </table:table-cell>
          <table:table-cell table:formula="of:=IF([$'exact-sub'.L23]&lt;1000000;[$'exact-sub'.L23];&quot;*&quot;)" office:value-type="string" office:string-value="*" calcext:value-type="string">
            <text:p>*</text:p>
          </table:table-cell>
          <table:table-cell table:formula="of:=IF([$'exact-sub'.S23]=5;&quot;*&quot;;[$'exact-sub'.I23])" office:value-type="string" office:string-value="*" calcext:value-type="string">
            <text:p>*</text:p>
          </table:table-cell>
          <table:table-cell table:style-name="ce19" table:formula="of:=[$'ra-sub'.AE23]" office:value-type="float" office:value="4" calcext:value-type="float">
            <text:p>4</text:p>
          </table:table-cell>
          <table:table-cell table:style-name="ce19" table:formula="of:=IF([$'bcpa-sub-t600'.AE23]=&quot;&quot;;&quot;*&quot;;[$'bcpa-sub-t600'.AE23])" office:value-type="float" office:value="15" calcext:value-type="float">
            <text:p>15</text:p>
          </table:table-cell>
          <table:table-cell table:style-name="ce19" table:formula="of:=[$'blpl-sub-t300'.AE23]" office:value-type="float" office:value="2" calcext:value-type="float">
            <text:p>2</text:p>
          </table:table-cell>
          <table:table-cell table:style-name="ce19" table:formula="of:=[$'sbpl-sub-t300'.AE23]" office:value-type="float" office:value="4" calcext:value-type="float">
            <text:p>4</text:p>
          </table:table-cell>
          <table:table-cell table:formula="of:=MIN([.L24:.O24])" office:value-type="float" office:value="2" calcext:value-type="float">
            <text:p>2</text:p>
          </table:table-cell>
          <table:table-cell table:formula="of:=IFERROR(ABS([.L24]-CEILING([.$C24]));&quot;*&quot;)" office:value-type="float" office:value="365" calcext:value-type="float">
            <text:p>365</text:p>
          </table:table-cell>
          <table:table-cell table:formula="of:=IFERROR(ABS([.M24]-CEILING([.$C24]));&quot;*&quot;)" office:value-type="float" office:value="376" calcext:value-type="float">
            <text:p>376</text:p>
          </table:table-cell>
          <table:table-cell table:formula="of:=IFERROR(ABS([.N24]-CEILING([.$C24]));&quot;*&quot;)" office:value-type="float" office:value="363" calcext:value-type="float">
            <text:p>363</text:p>
          </table:table-cell>
          <table:table-cell table:formula="of:=IFERROR(ABS([.O24]-CEILING([.$C24]));&quot;*&quot;)" office:value-type="float" office:value="365" calcext:value-type="float">
            <text:p>365</text:p>
          </table:table-cell>
          <table:table-cell table:formula="of:=IFERROR(ABS(([.L24]-CEILING([.$C24]))/CEILING([.$C24]));&quot;*&quot;)" office:value-type="float" office:value="1.01108033240997" calcext:value-type="float">
            <text:p>1,01108033240997</text:p>
          </table:table-cell>
          <table:table-cell table:style-name="ce15" table:formula="of:=IFERROR(ABS(([.M24]-CEILING([.$C24]))/CEILING([.$C24]));&quot;*&quot;)" office:value-type="float" office:value="1.0415512465374" calcext:value-type="float">
            <text:p>1,0415512465374</text:p>
          </table:table-cell>
          <table:table-cell table:formula="of:=IFERROR(ABS(([.N24]-CEILING([.$C24]))/CEILING([.$C24]));&quot;*&quot;)" office:value-type="float" office:value="1.00554016620499" calcext:value-type="float">
            <text:p>1,00554016620499</text:p>
          </table:table-cell>
          <table:table-cell table:formula="of:=IFERROR(ABS(([.O24]-CEILING([.$C24]))/CEILING([.$C24]));&quot;*&quot;)" office:value-type="float" office:value="1.01108033240997" calcext:value-type="float">
            <text:p>1,01108033240997</text:p>
          </table:table-cell>
          <table:table-cell table:formula="of:=IF([.L24]=[.$P24];1;&quot;&quot;)">
            <text:p/>
          </table:table-cell>
          <table:table-cell table:formula="of:=IF([.M24]=[.$P24];1;&quot;&quot;)">
            <text:p/>
          </table:table-cell>
          <table:table-cell table:formula="of:=IF([.N24]=[.$P24];1;&quot;&quot;)" office:value-type="float" office:value="1" calcext:value-type="float">
            <text:p>1</text:p>
          </table:table-cell>
          <table:table-cell table:formula="of:=IF([.O24]=[.$P24];1;&quot;&quot;)">
            <text:p/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F3:.F300]);1)" office:value-type="float" office:value="47.3" calcext:value-type="float">
            <text:p>47,3</text:p>
          </table:table-cell>
          <table:table-cell table:number-columns-repeated="4"/>
          <table:table-cell table:formula="of:=CONCATENATE([.A24];&quot;&amp;&quot;;[.B24];&quot;&amp;&quot;;IF([.E24]=1;CONCATENATE(&quot;\h{&quot;;[.C24];&quot;}&quot;);[.C24]);&quot;&amp;&quot;;[.H24];&quot;&amp;&quot;;IF([.J24]=0;CONCATENATE(&quot;\uu{&quot;;[.I24];&quot;}&quot;);[.I24]);&quot;&amp;&quot;;IF([.L24]=[.P24];CONCATENATE(&quot;\h{&quot;;[.L24];&quot;}&quot;);[.L24]);&quot;&amp;&quot;;IF([.M24]=[.P24];CONCATENATE(&quot;\h{&quot;;[.M24];&quot;}&quot;);[.M24]);&quot;&amp;&quot;;IF([.N24]=[.P24];CONCATENATE(&quot;\h{&quot;;[.N24];&quot;}&quot;);[.N24]);&quot;&amp;&quot;;IF([.O24]=[.P24];CONCATENATE(&quot;\h{&quot;;[.O24];&quot;}&quot;);[.O24]);&quot;\\\hline&quot;)" office:value-type="string" office:string-value="r20-25-500-2&amp;19,53&amp;-361,7&amp;-361,7&amp;8&amp;4&amp;15&amp;\h{2}&amp;4\\\hline" calcext:value-type="string">
            <text:p>r20-25-500-2&amp;19,53&amp;-361,7&amp;-361,7&amp;8&amp;4&amp;15&amp;\h{2}&amp;4\\\hline</text:p>
          </table:table-cell>
          <table:table-cell table:number-columns-repeated="10"/>
        </table:table-row>
        <table:table-row table:style-name="ro2">
          <table:table-cell table:formula="of:=[$'ra-sub'.AA24]" office:value-type="string" office:string-value="r20-25-750-1" calcext:value-type="string">
            <text:p>r20-25-750-1</text:p>
          </table:table-cell>
          <table:table-cell table:formula="of:=IF([$'ra-sub'.S24]=5;&quot;*&quot;;ROUND([$'ra-sub'.AB24];2))" office:value-type="string" office:string-value="*" calcext:value-type="string">
            <text:p>*</text:p>
          </table:table-cell>
          <table:table-cell table:style-name="ce14" table:formula="of:=IF([$'ra-sub'.S24]=5;&quot;*&quot;;ROUND([$'ra-sub'.AC24];1))" office:value-type="string" office:string-value="*" calcext:value-type="string">
            <text:p>*</text:p>
          </table:table-cell>
          <table:table-cell table:style-name="ce32" table:formula="of:=IF([$'ra-sub'.S24]=5;&quot;*&quot;;['ra-sub'.I24])" office:value-type="string" office:string-value="*" calcext:value-type="string">
            <text:p>*</text:p>
          </table:table-cell>
          <table:table-cell table:style-name="ce14" table:formula="of:=IF(['ra-sub'.S24]=11;1;&quot;&quot;)">
            <text:p/>
          </table:table-cell>
          <table:table-cell table:style-name="ce14" table:formula="of:=IFERROR(IF([.I25]=0;ABS(CEILING([.C25]));ABS(([.I25]-CEILING([.C25]))/[.I25]));&quot;*&quot;)" office:value-type="string" office:string-value="*" calcext:value-type="string">
            <text:p>*</text:p>
          </table:table-cell>
          <table:table-cell table:style-name="ce14" table:formula="of:=IFERROR([.I25]-CEILING([.C25]);&quot;*&quot;)" office:value-type="string" office:string-value="*" calcext:value-type="string">
            <text:p>*</text:p>
          </table:table-cell>
          <table:table-cell table:formula="of:=IF(AND([$'exact-sub'.S24]=5;[$'exact-sub'.N24]=1);&quot;*&quot;;ROUND([$'exact-sub'.J24];1))" office:value-type="string" office:string-value="*" calcext:value-type="string">
            <text:p>*</text:p>
          </table:table-cell>
          <table:table-cell table:formula="of:=[$'exact-sub'.K24]" office:value-type="float" office:value="20" calcext:value-type="float">
            <text:p>20</text:p>
          </table:table-cell>
          <table:table-cell table:formula="of:=IF([$'exact-sub'.L24]&lt;1000000;[$'exact-sub'.L24];&quot;*&quot;)" office:value-type="string" office:string-value="*" calcext:value-type="string">
            <text:p>*</text:p>
          </table:table-cell>
          <table:table-cell table:formula="of:=IF([$'exact-sub'.S24]=5;&quot;*&quot;;[$'exact-sub'.I24])" office:value-type="string" office:string-value="*" calcext:value-type="string">
            <text:p>*</text:p>
          </table:table-cell>
          <table:table-cell table:style-name="ce19" table:formula="of:=[$'ra-sub'.AE24]" office:value-type="float" office:value="24" calcext:value-type="float">
            <text:p>24</text:p>
          </table:table-cell>
          <table:table-cell table:style-name="ce19" table:formula="of:=IF([$'bcpa-sub-t600'.AE24]=&quot;&quot;;&quot;*&quot;;[$'bcpa-sub-t600'.AE24])" office:value-type="string" office:string-value="*" calcext:value-type="string">
            <text:p>*</text:p>
          </table:table-cell>
          <table:table-cell table:style-name="ce19" table:formula="of:=[$'blpl-sub-t300'.AE24]" office:value-type="float" office:value="14" calcext:value-type="float">
            <text:p>14</text:p>
          </table:table-cell>
          <table:table-cell table:style-name="ce19" table:formula="of:=[$'sbpl-sub-t300'.AE24]" office:value-type="float" office:value="19" calcext:value-type="float">
            <text:p>19</text:p>
          </table:table-cell>
          <table:table-cell table:formula="of:=MIN([.L25:.O25])" office:value-type="float" office:value="14" calcext:value-type="float">
            <text:p>14</text:p>
          </table:table-cell>
          <table:table-cell table:formula="of:=IFERROR(ABS([.L25]-CEILING([.$C25]));&quot;*&quot;)" office:value-type="string" office:string-value="*" calcext:value-type="string">
            <text:p>*</text:p>
          </table:table-cell>
          <table:table-cell table:formula="of:=IFERROR(ABS([.M25]-CEILING([.$C25]));&quot;*&quot;)" office:value-type="string" office:string-value="*" calcext:value-type="string">
            <text:p>*</text:p>
          </table:table-cell>
          <table:table-cell table:formula="of:=IFERROR(ABS([.N25]-CEILING([.$C25]));&quot;*&quot;)" office:value-type="string" office:string-value="*" calcext:value-type="string">
            <text:p>*</text:p>
          </table:table-cell>
          <table:table-cell table:formula="of:=IFERROR(ABS([.O25]-CEILING([.$C25]));&quot;*&quot;)" office:value-type="string" office:string-value="*" calcext:value-type="string">
            <text:p>*</text:p>
          </table:table-cell>
          <table:table-cell table:formula="of:=IFERROR(ABS(([.L25]-CEILING([.$C25]))/CEILING([.$C25]));&quot;*&quot;)" office:value-type="string" office:string-value="*" calcext:value-type="string">
            <text:p>*</text:p>
          </table:table-cell>
          <table:table-cell table:style-name="ce15" table:formula="of:=IFERROR(ABS(([.M25]-CEILING([.$C25]))/CEILING([.$C25]));&quot;*&quot;)" office:value-type="string" office:string-value="*" calcext:value-type="string">
            <text:p>*</text:p>
          </table:table-cell>
          <table:table-cell table:formula="of:=IFERROR(ABS(([.N25]-CEILING([.$C25]))/CEILING([.$C25]));&quot;*&quot;)" office:value-type="string" office:string-value="*" calcext:value-type="string">
            <text:p>*</text:p>
          </table:table-cell>
          <table:table-cell table:formula="of:=IFERROR(ABS(([.O25]-CEILING([.$C25]))/CEILING([.$C25]));&quot;*&quot;)" office:value-type="string" office:string-value="*" calcext:value-type="string">
            <text:p>*</text:p>
          </table:table-cell>
          <table:table-cell table:formula="of:=IF([.L25]=[.$P25];1;&quot;&quot;)">
            <text:p/>
          </table:table-cell>
          <table:table-cell table:formula="of:=IF([.M25]=[.$P25];1;&quot;&quot;)">
            <text:p/>
          </table:table-cell>
          <table:table-cell table:style-name="ce24" table:formula="of:=IF([.N25]=[.$P25];1;&quot;&quot;)" office:value-type="float" office:value="1" calcext:value-type="float">
            <text:p>1</text:p>
          </table:table-cell>
          <table:table-cell table:formula="of:=IF([.O25]=[.$P25];1;&quot;&quot;)">
            <text:p/>
          </table:table-cell>
          <table:table-cell/>
          <table:table-cell office:value-type="string" calcext:value-type="string">
            <text:p>dist root</text:p>
          </table:table-cell>
          <table:table-cell office:value-type="string" calcext:value-type="string">
            <text:p>avg</text:p>
          </table:table-cell>
          <table:table-cell table:formula="of:=ROUND(AVERAGE([.G3:.G300]);1)" office:value-type="float" office:value="286" calcext:value-type="float">
            <text:p>286</text:p>
          </table:table-cell>
          <table:table-cell table:number-columns-repeated="4"/>
          <table:table-cell table:formula="of:=CONCATENATE([.A25];&quot;&amp;&quot;;[.B25];&quot;&amp;&quot;;IF([.E25]=1;CONCATENATE(&quot;\h{&quot;;[.C25];&quot;}&quot;);[.C25]);&quot;&amp;&quot;;[.H25];&quot;&amp;&quot;;IF([.J25]=0;CONCATENATE(&quot;\uu{&quot;;[.I25];&quot;}&quot;);[.I25]);&quot;&amp;&quot;;IF([.L25]=[.P25];CONCATENATE(&quot;\h{&quot;;[.L25];&quot;}&quot;);[.L25]);&quot;&amp;&quot;;IF([.M25]=[.P25];CONCATENATE(&quot;\h{&quot;;[.M25];&quot;}&quot;);[.M25]);&quot;&amp;&quot;;IF([.N25]=[.P25];CONCATENATE(&quot;\h{&quot;;[.N25];&quot;}&quot;);[.N25]);&quot;&amp;&quot;;IF([.O25]=[.P25];CONCATENATE(&quot;\h{&quot;;[.O25];&quot;}&quot;);[.O25]);&quot;\\\hline&quot;)" office:value-type="string" office:string-value="r20-25-750-1&amp;*&amp;*&amp;*&amp;20&amp;24&amp;*&amp;\h{14}&amp;19\\\hline" calcext:value-type="string">
            <text:p>r20-25-750-1&amp;*&amp;*&amp;*&amp;20&amp;24&amp;*&amp;\h{14}&amp;19\\\hline</text:p>
          </table:table-cell>
          <table:table-cell table:number-columns-repeated="10"/>
        </table:table-row>
        <table:table-row table:style-name="ro2">
          <table:table-cell table:formula="of:=[$'ra-sub'.AA25]" office:value-type="string" office:string-value="r20-25-750-2" calcext:value-type="string">
            <text:p>r20-25-750-2</text:p>
          </table:table-cell>
          <table:table-cell table:formula="of:=IF([$'ra-sub'.S25]=5;&quot;*&quot;;ROUND([$'ra-sub'.AB25];2))" office:value-type="string" office:string-value="*" calcext:value-type="string">
            <text:p>*</text:p>
          </table:table-cell>
          <table:table-cell table:style-name="ce14" table:formula="of:=IF([$'ra-sub'.S25]=5;&quot;*&quot;;ROUND([$'ra-sub'.AC25];1))" office:value-type="string" office:string-value="*" calcext:value-type="string">
            <text:p>*</text:p>
          </table:table-cell>
          <table:table-cell table:style-name="ce32" table:formula="of:=IF([$'ra-sub'.S25]=5;&quot;*&quot;;['ra-sub'.I25])" office:value-type="string" office:string-value="*" calcext:value-type="string">
            <text:p>*</text:p>
          </table:table-cell>
          <table:table-cell table:style-name="ce14" table:formula="of:=IF(['ra-sub'.S25]=11;1;&quot;&quot;)">
            <text:p/>
          </table:table-cell>
          <table:table-cell table:style-name="ce14" table:formula="of:=IFERROR(IF([.I26]=0;ABS(CEILING([.C26]));ABS(([.I26]-CEILING([.C26]))/[.I26]));&quot;*&quot;)" office:value-type="string" office:string-value="*" calcext:value-type="string">
            <text:p>*</text:p>
          </table:table-cell>
          <table:table-cell table:style-name="ce14" table:formula="of:=IFERROR([.I26]-CEILING([.C26]);&quot;*&quot;)" office:value-type="string" office:string-value="*" calcext:value-type="string">
            <text:p>*</text:p>
          </table:table-cell>
          <table:table-cell table:formula="of:=IF(AND([$'exact-sub'.S25]=5;[$'exact-sub'.N25]=1);&quot;*&quot;;ROUND([$'exact-sub'.J25];1))" office:value-type="string" office:string-value="*" calcext:value-type="string">
            <text:p>*</text:p>
          </table:table-cell>
          <table:table-cell table:formula="of:=[$'exact-sub'.K25]" office:value-type="float" office:value="21" calcext:value-type="float">
            <text:p>21</text:p>
          </table:table-cell>
          <table:table-cell table:formula="of:=IF([$'exact-sub'.L25]&lt;1000000;[$'exact-sub'.L25];&quot;*&quot;)" office:value-type="string" office:string-value="*" calcext:value-type="string">
            <text:p>*</text:p>
          </table:table-cell>
          <table:table-cell table:formula="of:=IF([$'exact-sub'.S25]=5;&quot;*&quot;;[$'exact-sub'.I25])" office:value-type="string" office:string-value="*" calcext:value-type="string">
            <text:p>*</text:p>
          </table:table-cell>
          <table:table-cell table:style-name="ce19" table:formula="of:=[$'ra-sub'.AE25]" office:value-type="float" office:value="16" calcext:value-type="float">
            <text:p>16</text:p>
          </table:table-cell>
          <table:table-cell table:style-name="ce19" table:formula="of:=IF([$'bcpa-sub-t600'.AE25]=&quot;&quot;;&quot;*&quot;;[$'bcpa-sub-t600'.AE25])" office:value-type="string" office:string-value="*" calcext:value-type="string">
            <text:p>*</text:p>
          </table:table-cell>
          <table:table-cell table:style-name="ce19" table:formula="of:=[$'blpl-sub-t300'.AE25]" office:value-type="float" office:value="14" calcext:value-type="float">
            <text:p>14</text:p>
          </table:table-cell>
          <table:table-cell table:style-name="ce19" table:formula="of:=[$'sbpl-sub-t300'.AE25]" office:value-type="float" office:value="7" calcext:value-type="float">
            <text:p>7</text:p>
          </table:table-cell>
          <table:table-cell table:formula="of:=MIN([.L26:.O26])" office:value-type="float" office:value="7" calcext:value-type="float">
            <text:p>7</text:p>
          </table:table-cell>
          <table:table-cell table:formula="of:=IFERROR(ABS([.L26]-CEILING([.$C26]));&quot;*&quot;)" office:value-type="string" office:string-value="*" calcext:value-type="string">
            <text:p>*</text:p>
          </table:table-cell>
          <table:table-cell table:formula="of:=IFERROR(ABS([.M26]-CEILING([.$C26]));&quot;*&quot;)" office:value-type="string" office:string-value="*" calcext:value-type="string">
            <text:p>*</text:p>
          </table:table-cell>
          <table:table-cell table:formula="of:=IFERROR(ABS([.N26]-CEILING([.$C26]));&quot;*&quot;)" office:value-type="string" office:string-value="*" calcext:value-type="string">
            <text:p>*</text:p>
          </table:table-cell>
          <table:table-cell table:formula="of:=IFERROR(ABS([.O26]-CEILING([.$C26]));&quot;*&quot;)" office:value-type="string" office:string-value="*" calcext:value-type="string">
            <text:p>*</text:p>
          </table:table-cell>
          <table:table-cell table:formula="of:=IFERROR(ABS(([.L26]-CEILING([.$C26]))/CEILING([.$C26]));&quot;*&quot;)" office:value-type="string" office:string-value="*" calcext:value-type="string">
            <text:p>*</text:p>
          </table:table-cell>
          <table:table-cell table:style-name="ce15" table:formula="of:=IFERROR(ABS(([.M26]-CEILING([.$C26]))/CEILING([.$C26]));&quot;*&quot;)" office:value-type="string" office:string-value="*" calcext:value-type="string">
            <text:p>*</text:p>
          </table:table-cell>
          <table:table-cell table:formula="of:=IFERROR(ABS(([.N26]-CEILING([.$C26]))/CEILING([.$C26]));&quot;*&quot;)" office:value-type="string" office:string-value="*" calcext:value-type="string">
            <text:p>*</text:p>
          </table:table-cell>
          <table:table-cell table:formula="of:=IFERROR(ABS(([.O26]-CEILING([.$C26]))/CEILING([.$C26]));&quot;*&quot;)" office:value-type="string" office:string-value="*" calcext:value-type="string">
            <text:p>*</text:p>
          </table:table-cell>
          <table:table-cell table:formula="of:=IF([.L26]=[.$P26];1;&quot;&quot;)">
            <text:p/>
          </table:table-cell>
          <table:table-cell table:formula="of:=IF([.M26]=[.$P26];1;&quot;&quot;)">
            <text:p/>
          </table:table-cell>
          <table:table-cell table:formula="of:=IF([.N26]=[.$P26];1;&quot;&quot;)">
            <text:p/>
          </table:table-cell>
          <table:table-cell table:formula="of:=IF([.O26]=[.$P26];1;&quot;&quot;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d</text:p>
          </table:table-cell>
          <table:table-cell table:formula="of:=ROUND(STDEV([.G3:.G300]);1)" office:value-type="float" office:value="132.1" calcext:value-type="float">
            <text:p>132,1</text:p>
          </table:table-cell>
          <table:table-cell table:number-columns-repeated="4"/>
          <table:table-cell table:formula="of:=CONCATENATE([.A26];&quot;&amp;&quot;;[.B26];&quot;&amp;&quot;;IF([.E26]=1;CONCATENATE(&quot;\h{&quot;;[.C26];&quot;}&quot;);[.C26]);&quot;&amp;&quot;;[.H26];&quot;&amp;&quot;;IF([.J26]=0;CONCATENATE(&quot;\uu{&quot;;[.I26];&quot;}&quot;);[.I26]);&quot;&amp;&quot;;IF([.L26]=[.P26];CONCATENATE(&quot;\h{&quot;;[.L26];&quot;}&quot;);[.L26]);&quot;&amp;&quot;;IF([.M26]=[.P26];CONCATENATE(&quot;\h{&quot;;[.M26];&quot;}&quot;);[.M26]);&quot;&amp;&quot;;IF([.N26]=[.P26];CONCATENATE(&quot;\h{&quot;;[.N26];&quot;}&quot;);[.N26]);&quot;&amp;&quot;;IF([.O26]=[.P26];CONCATENATE(&quot;\h{&quot;;[.O26];&quot;}&quot;);[.O26]);&quot;\\\hline&quot;)" office:value-type="string" office:string-value="r20-25-750-2&amp;*&amp;*&amp;*&amp;21&amp;16&amp;*&amp;14&amp;\h{7}\\\hline" calcext:value-type="string">
            <text:p>r20-25-750-2&amp;*&amp;*&amp;*&amp;21&amp;16&amp;*&amp;14&amp;\h{7}\\\hline</text:p>
          </table:table-cell>
          <table:table-cell table:number-columns-repeated="10"/>
        </table:table-row>
        <table:table-row table:style-name="ro2">
          <table:table-cell table:formula="of:=[$'ra-sub'.AA26]" office:value-type="string" office:string-value="r20-5-250-1" calcext:value-type="string">
            <text:p>r20-5-250-1</text:p>
          </table:table-cell>
          <table:table-cell table:formula="of:=IF([$'ra-sub'.S26]=5;&quot;*&quot;;ROUND([$'ra-sub'.AB26];2))" office:value-type="float" office:value="14.16" calcext:value-type="float">
            <text:p>14,16</text:p>
          </table:table-cell>
          <table:table-cell table:style-name="ce14" table:formula="of:=IF([$'ra-sub'.S26]=5;&quot;*&quot;;ROUND([$'ra-sub'.AC26];1))" office:value-type="float" office:value="-181.8" calcext:value-type="float">
            <text:p>-181,8</text:p>
          </table:table-cell>
          <table:table-cell table:style-name="ce32" table:formula="of:=IF([$'ra-sub'.S26]=5;&quot;*&quot;;['ra-sub'.I26])" office:value-type="float" office:value="3.424393" calcext:value-type="float">
            <text:p>3,4</text:p>
          </table:table-cell>
          <table:table-cell table:style-name="ce14" table:formula="of:=IF(['ra-sub'.S26]=11;1;&quot;&quot;)">
            <text:p/>
          </table:table-cell>
          <table:table-cell table:style-name="ce14" table:formula="of:=IFERROR(IF([.I27]=0;ABS(CEILING([.C27]));ABS(([.I27]-CEILING([.C27]))/[.I27]));&quot;*&quot;)" office:value-type="float" office:value="4.65625" calcext:value-type="float">
            <text:p>4,7</text:p>
          </table:table-cell>
          <table:table-cell table:style-name="ce14" table:formula="of:=IFERROR([.I27]-CEILING([.C27]);&quot;*&quot;)" office:value-type="float" office:value="149" calcext:value-type="float">
            <text:p>149,0</text:p>
          </table:table-cell>
          <table:table-cell table:formula="of:=IF(AND([$'exact-sub'.S26]=5;[$'exact-sub'.N26]=1);&quot;*&quot;;ROUND([$'exact-sub'.J26];1))" office:value-type="float" office:value="-181.7" calcext:value-type="float">
            <text:p>-181,7</text:p>
          </table:table-cell>
          <table:table-cell table:formula="of:=[$'exact-sub'.K26]" office:value-type="float" office:value="-32" calcext:value-type="float">
            <text:p>-32</text:p>
          </table:table-cell>
          <table:table-cell table:formula="of:=IF([$'exact-sub'.L26]&lt;1000000;[$'exact-sub'.L26];&quot;*&quot;)" office:value-type="float" office:value="4.679684" calcext:value-type="float">
            <text:p>4,7</text:p>
          </table:table-cell>
          <table:table-cell table:formula="of:=IF([$'exact-sub'.S26]=5;&quot;*&quot;;[$'exact-sub'.I26])" office:value-type="string" office:string-value="*" calcext:value-type="string">
            <text:p>*</text:p>
          </table:table-cell>
          <table:table-cell table:style-name="ce19" table:formula="of:=[$'ra-sub'.AE26]" office:value-type="float" office:value="-2" calcext:value-type="float">
            <text:p>-2</text:p>
          </table:table-cell>
          <table:table-cell table:style-name="ce19" table:formula="of:=IF([$'bcpa-sub-t600'.AE26]=&quot;&quot;;&quot;*&quot;;[$'bcpa-sub-t600'.AE26])" office:value-type="float" office:value="-13" calcext:value-type="float">
            <text:p>-13</text:p>
          </table:table-cell>
          <table:table-cell table:style-name="ce19" table:formula="of:=[$'blpl-sub-t300'.AE26]" office:value-type="float" office:value="-5" calcext:value-type="float">
            <text:p>-5</text:p>
          </table:table-cell>
          <table:table-cell table:style-name="ce19" table:formula="of:=[$'sbpl-sub-t300'.AE26]" office:value-type="float" office:value="-5" calcext:value-type="float">
            <text:p>-5</text:p>
          </table:table-cell>
          <table:table-cell table:formula="of:=MIN([.L27:.O27])" office:value-type="float" office:value="-13" calcext:value-type="float">
            <text:p>-13</text:p>
          </table:table-cell>
          <table:table-cell table:formula="of:=IFERROR(ABS([.L27]-CEILING([.$C27]));&quot;*&quot;)" office:value-type="float" office:value="179" calcext:value-type="float">
            <text:p>179</text:p>
          </table:table-cell>
          <table:table-cell table:formula="of:=IFERROR(ABS([.M27]-CEILING([.$C27]));&quot;*&quot;)" office:value-type="float" office:value="168" calcext:value-type="float">
            <text:p>168</text:p>
          </table:table-cell>
          <table:table-cell table:formula="of:=IFERROR(ABS([.N27]-CEILING([.$C27]));&quot;*&quot;)" office:value-type="float" office:value="176" calcext:value-type="float">
            <text:p>176</text:p>
          </table:table-cell>
          <table:table-cell table:formula="of:=IFERROR(ABS([.O27]-CEILING([.$C27]));&quot;*&quot;)" office:value-type="float" office:value="176" calcext:value-type="float">
            <text:p>176</text:p>
          </table:table-cell>
          <table:table-cell table:formula="of:=IFERROR(ABS(([.L27]-CEILING([.$C27]))/CEILING([.$C27]));&quot;*&quot;)" office:value-type="float" office:value="0.988950276243094" calcext:value-type="float">
            <text:p>0,988950276243094</text:p>
          </table:table-cell>
          <table:table-cell table:style-name="ce15" table:formula="of:=IFERROR(ABS(([.M27]-CEILING([.$C27]))/CEILING([.$C27]));&quot;*&quot;)" office:value-type="float" office:value="0.92817679558011" calcext:value-type="float">
            <text:p>0,92817679558011</text:p>
          </table:table-cell>
          <table:table-cell table:formula="of:=IFERROR(ABS(([.N27]-CEILING([.$C27]))/CEILING([.$C27]));&quot;*&quot;)" office:value-type="float" office:value="0.972375690607735" calcext:value-type="float">
            <text:p>0,972375690607735</text:p>
          </table:table-cell>
          <table:table-cell table:formula="of:=IFERROR(ABS(([.O27]-CEILING([.$C27]))/CEILING([.$C27]));&quot;*&quot;)" office:value-type="float" office:value="0.972375690607735" calcext:value-type="float">
            <text:p>0,972375690607735</text:p>
          </table:table-cell>
          <table:table-cell table:formula="of:=IF([.L27]=[.$P27];1;&quot;&quot;)">
            <text:p/>
          </table:table-cell>
          <table:table-cell table:formula="of:=IF([.M27]=[.$P27];1;&quot;&quot;)" office:value-type="float" office:value="1" calcext:value-type="float">
            <text:p>1</text:p>
          </table:table-cell>
          <table:table-cell table:formula="of:=IF([.N27]=[.$P27];1;&quot;&quot;)">
            <text:p/>
          </table:table-cell>
          <table:table-cell table:formula="of:=IF([.O27]=[.$P27];1;&quot;&quot;)">
            <text:p/>
          </table:table-cell>
          <table:table-cell table:number-columns-repeated="8"/>
          <table:table-cell table:formula="of:=CONCATENATE([.A27];&quot;&amp;&quot;;[.B27];&quot;&amp;&quot;;IF([.E27]=1;CONCATENATE(&quot;\h{&quot;;[.C27];&quot;}&quot;);[.C27]);&quot;&amp;&quot;;[.H27];&quot;&amp;&quot;;IF([.J27]=0;CONCATENATE(&quot;\uu{&quot;;[.I27];&quot;}&quot;);[.I27]);&quot;&amp;&quot;;IF([.L27]=[.P27];CONCATENATE(&quot;\h{&quot;;[.L27];&quot;}&quot;);[.L27]);&quot;&amp;&quot;;IF([.M27]=[.P27];CONCATENATE(&quot;\h{&quot;;[.M27];&quot;}&quot;);[.M27]);&quot;&amp;&quot;;IF([.N27]=[.P27];CONCATENATE(&quot;\h{&quot;;[.N27];&quot;}&quot;);[.N27]);&quot;&amp;&quot;;IF([.O27]=[.P27];CONCATENATE(&quot;\h{&quot;;[.O27];&quot;}&quot;);[.O27]);&quot;\\\hline&quot;)" office:value-type="string" office:string-value="r20-5-250-1&amp;14,16&amp;-181,8&amp;-181,7&amp;-32&amp;-2&amp;\h{-13}&amp;-5&amp;-5\\\hline" calcext:value-type="string">
            <text:p>r20-5-250-1&amp;14,16&amp;-181,8&amp;-181,7&amp;-32&amp;-2&amp;\h{-13}&amp;-5&amp;-5\\\hline</text:p>
          </table:table-cell>
          <table:table-cell table:number-columns-repeated="10"/>
        </table:table-row>
        <table:table-row table:style-name="ro2">
          <table:table-cell table:formula="of:=[$'ra-sub'.AA27]" office:value-type="string" office:string-value="r20-5-250-2" calcext:value-type="string">
            <text:p>r20-5-250-2</text:p>
          </table:table-cell>
          <table:table-cell table:formula="of:=IF([$'ra-sub'.S27]=5;&quot;*&quot;;ROUND([$'ra-sub'.AB27];2))" office:value-type="float" office:value="14.33" calcext:value-type="float">
            <text:p>14,33</text:p>
          </table:table-cell>
          <table:table-cell table:style-name="ce14" table:formula="of:=IF([$'ra-sub'.S27]=5;&quot;*&quot;;ROUND([$'ra-sub'.AC27];1))" office:value-type="float" office:value="-183.3" calcext:value-type="float">
            <text:p>-183,3</text:p>
          </table:table-cell>
          <table:table-cell table:style-name="ce32" table:formula="of:=IF([$'ra-sub'.S27]=5;&quot;*&quot;;['ra-sub'.I27])" office:value-type="float" office:value="2.563048" calcext:value-type="float">
            <text:p>2,6</text:p>
          </table:table-cell>
          <table:table-cell table:style-name="ce14" table:formula="of:=IF(['ra-sub'.S27]=11;1;&quot;&quot;)">
            <text:p/>
          </table:table-cell>
          <table:table-cell table:style-name="ce14" table:formula="of:=IFERROR(IF([.I28]=0;ABS(CEILING([.C28]));ABS(([.I28]-CEILING([.C28]))/[.I28]));&quot;*&quot;)" office:value-type="float" office:value="5.77777777777778" calcext:value-type="float">
            <text:p>5,8</text:p>
          </table:table-cell>
          <table:table-cell table:style-name="ce14" table:formula="of:=IFERROR([.I28]-CEILING([.C28]);&quot;*&quot;)" office:value-type="float" office:value="156" calcext:value-type="float">
            <text:p>156,0</text:p>
          </table:table-cell>
          <table:table-cell table:formula="of:=IF(AND([$'exact-sub'.S27]=5;[$'exact-sub'.N27]=1);&quot;*&quot;;ROUND([$'exact-sub'.J27];1))" office:value-type="float" office:value="-183.3" calcext:value-type="float">
            <text:p>-183,3</text:p>
          </table:table-cell>
          <table:table-cell table:formula="of:=[$'exact-sub'.K27]" office:value-type="float" office:value="-27" calcext:value-type="float">
            <text:p>-27</text:p>
          </table:table-cell>
          <table:table-cell table:formula="of:=IF([$'exact-sub'.L27]&lt;1000000;[$'exact-sub'.L27];&quot;*&quot;)" office:value-type="float" office:value="5.78962" calcext:value-type="float">
            <text:p>5,8</text:p>
          </table:table-cell>
          <table:table-cell table:formula="of:=IF([$'exact-sub'.S27]=5;&quot;*&quot;;[$'exact-sub'.I27])" office:value-type="string" office:string-value="*" calcext:value-type="string">
            <text:p>*</text:p>
          </table:table-cell>
          <table:table-cell table:style-name="ce19" table:formula="of:=[$'ra-sub'.AE27]" office:value-type="float" office:value="-1" calcext:value-type="float">
            <text:p>-1</text:p>
          </table:table-cell>
          <table:table-cell table:style-name="ce19" table:formula="of:=IF([$'bcpa-sub-t600'.AE27]=&quot;&quot;;&quot;*&quot;;[$'bcpa-sub-t600'.AE27])" office:value-type="float" office:value="-11" calcext:value-type="float">
            <text:p>-11</text:p>
          </table:table-cell>
          <table:table-cell table:style-name="ce19" table:formula="of:=[$'blpl-sub-t300'.AE27]" office:value-type="float" office:value="-3" calcext:value-type="float">
            <text:p>-3</text:p>
          </table:table-cell>
          <table:table-cell table:style-name="ce19" table:formula="of:=[$'sbpl-sub-t300'.AE27]" office:value-type="float" office:value="-4" calcext:value-type="float">
            <text:p>-4</text:p>
          </table:table-cell>
          <table:table-cell table:formula="of:=MIN([.L28:.O28])" office:value-type="float" office:value="-11" calcext:value-type="float">
            <text:p>-11</text:p>
          </table:table-cell>
          <table:table-cell table:formula="of:=IFERROR(ABS([.L28]-CEILING([.$C28]));&quot;*&quot;)" office:value-type="float" office:value="182" calcext:value-type="float">
            <text:p>182</text:p>
          </table:table-cell>
          <table:table-cell table:formula="of:=IFERROR(ABS([.M28]-CEILING([.$C28]));&quot;*&quot;)" office:value-type="float" office:value="172" calcext:value-type="float">
            <text:p>172</text:p>
          </table:table-cell>
          <table:table-cell table:formula="of:=IFERROR(ABS([.N28]-CEILING([.$C28]));&quot;*&quot;)" office:value-type="float" office:value="180" calcext:value-type="float">
            <text:p>180</text:p>
          </table:table-cell>
          <table:table-cell table:formula="of:=IFERROR(ABS([.O28]-CEILING([.$C28]));&quot;*&quot;)" office:value-type="float" office:value="179" calcext:value-type="float">
            <text:p>179</text:p>
          </table:table-cell>
          <table:table-cell table:formula="of:=IFERROR(ABS(([.L28]-CEILING([.$C28]))/CEILING([.$C28]));&quot;*&quot;)" office:value-type="float" office:value="0.994535519125683" calcext:value-type="float">
            <text:p>0,994535519125683</text:p>
          </table:table-cell>
          <table:table-cell table:style-name="ce15" table:formula="of:=IFERROR(ABS(([.M28]-CEILING([.$C28]))/CEILING([.$C28]));&quot;*&quot;)" office:value-type="float" office:value="0.939890710382514" calcext:value-type="float">
            <text:p>0,939890710382514</text:p>
          </table:table-cell>
          <table:table-cell table:formula="of:=IFERROR(ABS(([.N28]-CEILING([.$C28]))/CEILING([.$C28]));&quot;*&quot;)" office:value-type="float" office:value="0.983606557377049" calcext:value-type="float">
            <text:p>0,983606557377049</text:p>
          </table:table-cell>
          <table:table-cell table:formula="of:=IFERROR(ABS(([.O28]-CEILING([.$C28]))/CEILING([.$C28]));&quot;*&quot;)" office:value-type="float" office:value="0.978142076502732" calcext:value-type="float">
            <text:p>0,978142076502732</text:p>
          </table:table-cell>
          <table:table-cell table:formula="of:=IF([.L28]=[.$P28];1;&quot;&quot;)">
            <text:p/>
          </table:table-cell>
          <table:table-cell table:formula="of:=IF([.M28]=[.$P28];1;&quot;&quot;)" office:value-type="float" office:value="1" calcext:value-type="float">
            <text:p>1</text:p>
          </table:table-cell>
          <table:table-cell table:formula="of:=IF([.N28]=[.$P28];1;&quot;&quot;)">
            <text:p/>
          </table:table-cell>
          <table:table-cell table:formula="of:=IF([.O28]=[.$P28];1;&quot;&quot;)">
            <text:p/>
          </table:table-cell>
          <table:table-cell/>
          <table:table-cell office:value-type="string" calcext:value-type="string">
            <text:p>gap do SCIP = (UB-LB)/UB, mas se UB&gt;=0 e LB&lt;0 então gap = infinity</text:p>
          </table:table-cell>
          <table:table-cell table:number-columns-repeated="6"/>
          <table:table-cell table:formula="of:=CONCATENATE([.A28];&quot;&amp;&quot;;[.B28];&quot;&amp;&quot;;IF([.E28]=1;CONCATENATE(&quot;\h{&quot;;[.C28];&quot;}&quot;);[.C28]);&quot;&amp;&quot;;[.H28];&quot;&amp;&quot;;IF([.J28]=0;CONCATENATE(&quot;\uu{&quot;;[.I28];&quot;}&quot;);[.I28]);&quot;&amp;&quot;;IF([.L28]=[.P28];CONCATENATE(&quot;\h{&quot;;[.L28];&quot;}&quot;);[.L28]);&quot;&amp;&quot;;IF([.M28]=[.P28];CONCATENATE(&quot;\h{&quot;;[.M28];&quot;}&quot;);[.M28]);&quot;&amp;&quot;;IF([.N28]=[.P28];CONCATENATE(&quot;\h{&quot;;[.N28];&quot;}&quot;);[.N28]);&quot;&amp;&quot;;IF([.O28]=[.P28];CONCATENATE(&quot;\h{&quot;;[.O28];&quot;}&quot;);[.O28]);&quot;\\\hline&quot;)" office:value-type="string" office:string-value="r20-5-250-2&amp;14,33&amp;-183,3&amp;-183,3&amp;-27&amp;-1&amp;\h{-11}&amp;-3&amp;-4\\\hline" calcext:value-type="string">
            <text:p>r20-5-250-2&amp;14,33&amp;-183,3&amp;-183,3&amp;-27&amp;-1&amp;\h{-11}&amp;-3&amp;-4\\\hline</text:p>
          </table:table-cell>
          <table:table-cell table:number-columns-repeated="10"/>
        </table:table-row>
        <table:table-row table:style-name="ro2">
          <table:table-cell table:formula="of:=[$'ra-sub'.AA28]" office:value-type="string" office:string-value="r20-5-500-1" calcext:value-type="string">
            <text:p>r20-5-500-1</text:p>
          </table:table-cell>
          <table:table-cell table:formula="of:=IF([$'ra-sub'.S28]=5;&quot;*&quot;;ROUND([$'ra-sub'.AB28];2))" office:value-type="float" office:value="11.73" calcext:value-type="float">
            <text:p>11,73</text:p>
          </table:table-cell>
          <table:table-cell table:style-name="ce14" table:formula="of:=IF([$'ra-sub'.S28]=5;&quot;*&quot;;ROUND([$'ra-sub'.AC28];1))" office:value-type="float" office:value="-362.6" calcext:value-type="float">
            <text:p>-362,6</text:p>
          </table:table-cell>
          <table:table-cell table:style-name="ce32" table:formula="of:=IF([$'ra-sub'.S28]=5;&quot;*&quot;;['ra-sub'.I28])" office:value-type="float" office:value="31.396557" calcext:value-type="float">
            <text:p>31,4</text:p>
          </table:table-cell>
          <table:table-cell table:style-name="ce14" table:formula="of:=IF(['ra-sub'.S28]=11;1;&quot;&quot;)">
            <text:p/>
          </table:table-cell>
          <table:table-cell table:style-name="ce14" table:formula="of:=IFERROR(IF([.I29]=0;ABS(CEILING([.C29]));ABS(([.I29]-CEILING([.C29]))/[.I29]));&quot;*&quot;)" office:value-type="float" office:value="59.3333333333333" calcext:value-type="float">
            <text:p>59,3</text:p>
          </table:table-cell>
          <table:table-cell table:style-name="ce14" table:formula="of:=IFERROR([.I29]-CEILING([.C29]);&quot;*&quot;)" office:value-type="float" office:value="356" calcext:value-type="float">
            <text:p>356,0</text:p>
          </table:table-cell>
          <table:table-cell table:formula="of:=IF(AND([$'exact-sub'.S28]=5;[$'exact-sub'.N28]=1);&quot;*&quot;;ROUND([$'exact-sub'.J28];1))" office:value-type="float" office:value="-362" calcext:value-type="float">
            <text:p>-362</text:p>
          </table:table-cell>
          <table:table-cell table:formula="of:=[$'exact-sub'.K28]" office:value-type="float" office:value="-6" calcext:value-type="float">
            <text:p>-6</text:p>
          </table:table-cell>
          <table:table-cell table:formula="of:=IF([$'exact-sub'.L28]&lt;1000000;[$'exact-sub'.L28];&quot;*&quot;)" office:value-type="float" office:value="59.333333" calcext:value-type="float">
            <text:p>59,3</text:p>
          </table:table-cell>
          <table:table-cell table:formula="of:=IF([$'exact-sub'.S28]=5;&quot;*&quot;;[$'exact-sub'.I28])" office:value-type="string" office:string-value="*" calcext:value-type="string">
            <text:p>*</text:p>
          </table:table-cell>
          <table:table-cell table:style-name="ce19" table:formula="of:=[$'ra-sub'.AE28]" office:value-type="float" office:value="-6" calcext:value-type="float">
            <text:p>-6</text:p>
          </table:table-cell>
          <table:table-cell table:style-name="ce19" table:formula="of:=IF([$'bcpa-sub-t600'.AE28]=&quot;&quot;;&quot;*&quot;;[$'bcpa-sub-t600'.AE28])" office:value-type="float" office:value="-15" calcext:value-type="float">
            <text:p>-15</text:p>
          </table:table-cell>
          <table:table-cell table:style-name="ce19" table:formula="of:=[$'blpl-sub-t300'.AE28]" office:value-type="float" office:value="-6" calcext:value-type="float">
            <text:p>-6</text:p>
          </table:table-cell>
          <table:table-cell table:style-name="ce19" table:formula="of:=[$'sbpl-sub-t300'.AE28]" office:value-type="float" office:value="-7" calcext:value-type="float">
            <text:p>-7</text:p>
          </table:table-cell>
          <table:table-cell table:formula="of:=MIN([.L29:.O29])" office:value-type="float" office:value="-15" calcext:value-type="float">
            <text:p>-15</text:p>
          </table:table-cell>
          <table:table-cell table:formula="of:=IFERROR(ABS([.L29]-CEILING([.$C29]));&quot;*&quot;)" office:value-type="float" office:value="356" calcext:value-type="float">
            <text:p>356</text:p>
          </table:table-cell>
          <table:table-cell table:formula="of:=IFERROR(ABS([.M29]-CEILING([.$C29]));&quot;*&quot;)" office:value-type="float" office:value="347" calcext:value-type="float">
            <text:p>347</text:p>
          </table:table-cell>
          <table:table-cell table:formula="of:=IFERROR(ABS([.N29]-CEILING([.$C29]));&quot;*&quot;)" office:value-type="float" office:value="356" calcext:value-type="float">
            <text:p>356</text:p>
          </table:table-cell>
          <table:table-cell table:formula="of:=IFERROR(ABS([.O29]-CEILING([.$C29]));&quot;*&quot;)" office:value-type="float" office:value="355" calcext:value-type="float">
            <text:p>355</text:p>
          </table:table-cell>
          <table:table-cell table:formula="of:=IFERROR(ABS(([.L29]-CEILING([.$C29]))/CEILING([.$C29]));&quot;*&quot;)" office:value-type="float" office:value="0.983425414364641" calcext:value-type="float">
            <text:p>0,983425414364641</text:p>
          </table:table-cell>
          <table:table-cell table:style-name="ce15" table:formula="of:=IFERROR(ABS(([.M29]-CEILING([.$C29]))/CEILING([.$C29]));&quot;*&quot;)" office:value-type="float" office:value="0.958563535911602" calcext:value-type="float">
            <text:p>0,958563535911602</text:p>
          </table:table-cell>
          <table:table-cell table:formula="of:=IFERROR(ABS(([.N29]-CEILING([.$C29]))/CEILING([.$C29]));&quot;*&quot;)" office:value-type="float" office:value="0.983425414364641" calcext:value-type="float">
            <text:p>0,983425414364641</text:p>
          </table:table-cell>
          <table:table-cell table:formula="of:=IFERROR(ABS(([.O29]-CEILING([.$C29]))/CEILING([.$C29]));&quot;*&quot;)" office:value-type="float" office:value="0.980662983425414" calcext:value-type="float">
            <text:p>0,980662983425414</text:p>
          </table:table-cell>
          <table:table-cell table:formula="of:=IF([.L29]=[.$P29];1;&quot;&quot;)">
            <text:p/>
          </table:table-cell>
          <table:table-cell table:formula="of:=IF([.M29]=[.$P29];1;&quot;&quot;)" office:value-type="float" office:value="1" calcext:value-type="float">
            <text:p>1</text:p>
          </table:table-cell>
          <table:table-cell table:formula="of:=IF([.N29]=[.$P29];1;&quot;&quot;)">
            <text:p/>
          </table:table-cell>
          <table:table-cell table:formula="of:=IF([.O29]=[.$P29];1;&quot;&quot;)">
            <text:p/>
          </table:table-cell>
          <table:table-cell table:number-columns-repeated="8"/>
          <table:table-cell table:formula="of:=CONCATENATE([.A29];&quot;&amp;&quot;;[.B29];&quot;&amp;&quot;;IF([.E29]=1;CONCATENATE(&quot;\h{&quot;;[.C29];&quot;}&quot;);[.C29]);&quot;&amp;&quot;;[.H29];&quot;&amp;&quot;;IF([.J29]=0;CONCATENATE(&quot;\uu{&quot;;[.I29];&quot;}&quot;);[.I29]);&quot;&amp;&quot;;IF([.L29]=[.P29];CONCATENATE(&quot;\h{&quot;;[.L29];&quot;}&quot;);[.L29]);&quot;&amp;&quot;;IF([.M29]=[.P29];CONCATENATE(&quot;\h{&quot;;[.M29];&quot;}&quot;);[.M29]);&quot;&amp;&quot;;IF([.N29]=[.P29];CONCATENATE(&quot;\h{&quot;;[.N29];&quot;}&quot;);[.N29]);&quot;&amp;&quot;;IF([.O29]=[.P29];CONCATENATE(&quot;\h{&quot;;[.O29];&quot;}&quot;);[.O29]);&quot;\\\hline&quot;)" office:value-type="string" office:string-value="r20-5-500-1&amp;11,73&amp;-362,6&amp;-362&amp;-6&amp;-6&amp;\h{-15}&amp;-6&amp;-7\\\hline" calcext:value-type="string">
            <text:p>r20-5-500-1&amp;11,73&amp;-362,6&amp;-362&amp;-6&amp;-6&amp;\h{-15}&amp;-6&amp;-7\\\hline</text:p>
          </table:table-cell>
          <table:table-cell table:number-columns-repeated="10"/>
        </table:table-row>
        <table:table-row table:style-name="ro2">
          <table:table-cell table:formula="of:=[$'ra-sub'.AA29]" office:value-type="string" office:string-value="r20-5-500-2" calcext:value-type="string">
            <text:p>r20-5-500-2</text:p>
          </table:table-cell>
          <table:table-cell table:formula="of:=IF([$'ra-sub'.S29]=5;&quot;*&quot;;ROUND([$'ra-sub'.AB29];2))" office:value-type="float" office:value="11.76" calcext:value-type="float">
            <text:p>11,76</text:p>
          </table:table-cell>
          <table:table-cell table:style-name="ce14" table:formula="of:=IF([$'ra-sub'.S29]=5;&quot;*&quot;;ROUND([$'ra-sub'.AC29];1))" office:value-type="float" office:value="-363.2" calcext:value-type="float">
            <text:p>-363,2</text:p>
          </table:table-cell>
          <table:table-cell table:style-name="ce32" table:formula="of:=IF([$'ra-sub'.S29]=5;&quot;*&quot;;['ra-sub'.I29])" office:value-type="float" office:value="28.931365" calcext:value-type="float">
            <text:p>28,9</text:p>
          </table:table-cell>
          <table:table-cell table:style-name="ce14" table:formula="of:=IF(['ra-sub'.S29]=11;1;&quot;&quot;)">
            <text:p/>
          </table:table-cell>
          <table:table-cell table:style-name="ce14" table:formula="of:=IFERROR(IF([.I30]=0;ABS(CEILING([.C30]));ABS(([.I30]-CEILING([.C30]))/[.I30]));&quot;*&quot;)" office:value-type="float" office:value="7.85365853658537" calcext:value-type="float">
            <text:p>7,9</text:p>
          </table:table-cell>
          <table:table-cell table:style-name="ce14" table:formula="of:=IFERROR([.I30]-CEILING([.C30]);&quot;*&quot;)" office:value-type="float" office:value="322" calcext:value-type="float">
            <text:p>322,0</text:p>
          </table:table-cell>
          <table:table-cell table:formula="of:=IF(AND([$'exact-sub'.S29]=5;[$'exact-sub'.N29]=1);&quot;*&quot;;ROUND([$'exact-sub'.J29];1))" office:value-type="float" office:value="-363" calcext:value-type="float">
            <text:p>-363</text:p>
          </table:table-cell>
          <table:table-cell table:formula="of:=[$'exact-sub'.K29]" office:value-type="float" office:value="-41" calcext:value-type="float">
            <text:p>-41</text:p>
          </table:table-cell>
          <table:table-cell table:formula="of:=IF([$'exact-sub'.L29]&lt;1000000;[$'exact-sub'.L29];&quot;*&quot;)" office:value-type="float" office:value="7.853659" calcext:value-type="float">
            <text:p>7,9</text:p>
          </table:table-cell>
          <table:table-cell table:formula="of:=IF([$'exact-sub'.S29]=5;&quot;*&quot;;[$'exact-sub'.I29])" office:value-type="string" office:string-value="*" calcext:value-type="string">
            <text:p>*</text:p>
          </table:table-cell>
          <table:table-cell table:style-name="ce19" table:formula="of:=[$'ra-sub'.AE29]" office:value-type="float" office:value="-5" calcext:value-type="float">
            <text:p>-5</text:p>
          </table:table-cell>
          <table:table-cell table:style-name="ce19" table:formula="of:=IF([$'bcpa-sub-t600'.AE29]=&quot;&quot;;&quot;*&quot;;[$'bcpa-sub-t600'.AE29])" office:value-type="float" office:value="-6" calcext:value-type="float">
            <text:p>-6</text:p>
          </table:table-cell>
          <table:table-cell table:style-name="ce19" table:formula="of:=[$'blpl-sub-t300'.AE29]" office:value-type="float" office:value="-7" calcext:value-type="float">
            <text:p>-7</text:p>
          </table:table-cell>
          <table:table-cell table:style-name="ce19" table:formula="of:=[$'sbpl-sub-t300'.AE29]" office:value-type="float" office:value="-7" calcext:value-type="float">
            <text:p>-7</text:p>
          </table:table-cell>
          <table:table-cell table:formula="of:=MIN([.L30:.O30])" office:value-type="float" office:value="-7" calcext:value-type="float">
            <text:p>-7</text:p>
          </table:table-cell>
          <table:table-cell table:formula="of:=IFERROR(ABS([.L30]-CEILING([.$C30]));&quot;*&quot;)" office:value-type="float" office:value="358" calcext:value-type="float">
            <text:p>358</text:p>
          </table:table-cell>
          <table:table-cell table:formula="of:=IFERROR(ABS([.M30]-CEILING([.$C30]));&quot;*&quot;)" office:value-type="float" office:value="357" calcext:value-type="float">
            <text:p>357</text:p>
          </table:table-cell>
          <table:table-cell table:formula="of:=IFERROR(ABS([.N30]-CEILING([.$C30]));&quot;*&quot;)" office:value-type="float" office:value="356" calcext:value-type="float">
            <text:p>356</text:p>
          </table:table-cell>
          <table:table-cell table:formula="of:=IFERROR(ABS([.O30]-CEILING([.$C30]));&quot;*&quot;)" office:value-type="float" office:value="356" calcext:value-type="float">
            <text:p>356</text:p>
          </table:table-cell>
          <table:table-cell table:formula="of:=IFERROR(ABS(([.L30]-CEILING([.$C30]))/CEILING([.$C30]));&quot;*&quot;)" office:value-type="float" office:value="0.986225895316804" calcext:value-type="float">
            <text:p>0,986225895316804</text:p>
          </table:table-cell>
          <table:table-cell table:style-name="ce15" table:formula="of:=IFERROR(ABS(([.M30]-CEILING([.$C30]))/CEILING([.$C30]));&quot;*&quot;)" office:value-type="float" office:value="0.983471074380165" calcext:value-type="float">
            <text:p>0,983471074380165</text:p>
          </table:table-cell>
          <table:table-cell table:formula="of:=IFERROR(ABS(([.N30]-CEILING([.$C30]))/CEILING([.$C30]));&quot;*&quot;)" office:value-type="float" office:value="0.980716253443526" calcext:value-type="float">
            <text:p>0,980716253443526</text:p>
          </table:table-cell>
          <table:table-cell table:formula="of:=IFERROR(ABS(([.O30]-CEILING([.$C30]))/CEILING([.$C30]));&quot;*&quot;)" office:value-type="float" office:value="0.980716253443526" calcext:value-type="float">
            <text:p>0,980716253443526</text:p>
          </table:table-cell>
          <table:table-cell table:formula="of:=IF([.L30]=[.$P30];1;&quot;&quot;)">
            <text:p/>
          </table:table-cell>
          <table:table-cell table:formula="of:=IF([.M30]=[.$P30];1;&quot;&quot;)">
            <text:p/>
          </table:table-cell>
          <table:table-cell table:formula="of:=IF([.N30]=[.$P30];1;&quot;&quot;)" office:value-type="float" office:value="1" calcext:value-type="float">
            <text:p>1</text:p>
          </table:table-cell>
          <table:table-cell table:formula="of:=IF([.O30]=[.$P30];1;&quot;&quot;)" office:value-type="float" office:value="1" calcext:value-type="float">
            <text:p>1</text:p>
          </table:table-cell>
          <table:table-cell table:number-columns-repeated="8"/>
          <table:table-cell table:formula="of:=CONCATENATE([.A30];&quot;&amp;&quot;;[.B30];&quot;&amp;&quot;;IF([.E30]=1;CONCATENATE(&quot;\h{&quot;;[.C30];&quot;}&quot;);[.C30]);&quot;&amp;&quot;;[.H30];&quot;&amp;&quot;;IF([.J30]=0;CONCATENATE(&quot;\uu{&quot;;[.I30];&quot;}&quot;);[.I30]);&quot;&amp;&quot;;IF([.L30]=[.P30];CONCATENATE(&quot;\h{&quot;;[.L30];&quot;}&quot;);[.L30]);&quot;&amp;&quot;;IF([.M30]=[.P30];CONCATENATE(&quot;\h{&quot;;[.M30];&quot;}&quot;);[.M30]);&quot;&amp;&quot;;IF([.N30]=[.P30];CONCATENATE(&quot;\h{&quot;;[.N30];&quot;}&quot;);[.N30]);&quot;&amp;&quot;;IF([.O30]=[.P30];CONCATENATE(&quot;\h{&quot;;[.O30];&quot;}&quot;);[.O30]);&quot;\\\hline&quot;)" office:value-type="string" office:string-value="r20-5-500-2&amp;11,76&amp;-363,2&amp;-363&amp;-41&amp;-5&amp;-6&amp;\h{-7}&amp;\h{-7}\\\hline" calcext:value-type="string">
            <text:p>r20-5-500-2&amp;11,76&amp;-363,2&amp;-363&amp;-41&amp;-5&amp;-6&amp;\h{-7}&amp;\h{-7}\\\hline</text:p>
          </table:table-cell>
          <table:table-cell table:number-columns-repeated="10"/>
        </table:table-row>
        <table:table-row table:style-name="ro2">
          <table:table-cell table:formula="of:=[$'ra-sub'.AA30]" office:value-type="string" office:string-value="r20-5-750-1" calcext:value-type="string">
            <text:p>r20-5-750-1</text:p>
          </table:table-cell>
          <table:table-cell table:formula="of:=IF([$'ra-sub'.S30]=5;&quot;*&quot;;ROUND([$'ra-sub'.AB30];2))" office:value-type="float" office:value="10.77" calcext:value-type="float">
            <text:p>10,77</text:p>
          </table:table-cell>
          <table:table-cell table:style-name="ce14" table:formula="of:=IF([$'ra-sub'.S30]=5;&quot;*&quot;;ROUND([$'ra-sub'.AC30];1))" office:value-type="float" office:value="-542.9" calcext:value-type="float">
            <text:p>-542,9</text:p>
          </table:table-cell>
          <table:table-cell table:style-name="ce32" table:formula="of:=IF([$'ra-sub'.S30]=5;&quot;*&quot;;['ra-sub'.I30])" office:value-type="float" office:value="105.494207" calcext:value-type="float">
            <text:p>105,5</text:p>
          </table:table-cell>
          <table:table-cell table:style-name="ce14" table:formula="of:=IF(['ra-sub'.S30]=11;1;&quot;&quot;)">
            <text:p/>
          </table:table-cell>
          <table:table-cell table:style-name="ce14" table:formula="of:=IFERROR(IF([.I31]=0;ABS(CEILING([.C31]));ABS(([.I31]-CEILING([.C31]))/[.I31]));&quot;*&quot;)" office:value-type="float" office:value="44.1666666666667" calcext:value-type="float">
            <text:p>44,2</text:p>
          </table:table-cell>
          <table:table-cell table:style-name="ce14" table:formula="of:=IFERROR([.I31]-CEILING([.C31]);&quot;*&quot;)" office:value-type="float" office:value="530" calcext:value-type="float">
            <text:p>530,0</text:p>
          </table:table-cell>
          <table:table-cell table:formula="of:=IF(AND([$'exact-sub'.S30]=5;[$'exact-sub'.N30]=1);&quot;*&quot;;ROUND([$'exact-sub'.J30];1))" office:value-type="float" office:value="-542.9" calcext:value-type="float">
            <text:p>-542,9</text:p>
          </table:table-cell>
          <table:table-cell table:formula="of:=[$'exact-sub'.K30]" office:value-type="float" office:value="-12" calcext:value-type="float">
            <text:p>-12</text:p>
          </table:table-cell>
          <table:table-cell table:formula="of:=IF([$'exact-sub'.L30]&lt;1000000;[$'exact-sub'.L30];&quot;*&quot;)" office:value-type="float" office:value="44.241722" calcext:value-type="float">
            <text:p>44,2</text:p>
          </table:table-cell>
          <table:table-cell table:formula="of:=IF([$'exact-sub'.S30]=5;&quot;*&quot;;[$'exact-sub'.I30])" office:value-type="string" office:string-value="*" calcext:value-type="string">
            <text:p>*</text:p>
          </table:table-cell>
          <table:table-cell table:style-name="ce19" table:formula="of:=[$'ra-sub'.AE30]" office:value-type="float" office:value="-6" calcext:value-type="float">
            <text:p>-6</text:p>
          </table:table-cell>
          <table:table-cell table:style-name="ce19" table:formula="of:=IF([$'bcpa-sub-t600'.AE30]=&quot;&quot;;&quot;*&quot;;[$'bcpa-sub-t600'.AE30])" office:value-type="float" office:value="-24" calcext:value-type="float">
            <text:p>-24</text:p>
          </table:table-cell>
          <table:table-cell table:style-name="ce19" table:formula="of:=[$'blpl-sub-t300'.AE30]" office:value-type="float" office:value="-10" calcext:value-type="float">
            <text:p>-10</text:p>
          </table:table-cell>
          <table:table-cell table:style-name="ce19" table:formula="of:=[$'sbpl-sub-t300'.AE30]" office:value-type="float" office:value="-7" calcext:value-type="float">
            <text:p>-7</text:p>
          </table:table-cell>
          <table:table-cell table:formula="of:=MIN([.L31:.O31])" office:value-type="float" office:value="-24" calcext:value-type="float">
            <text:p>-24</text:p>
          </table:table-cell>
          <table:table-cell table:formula="of:=IFERROR(ABS([.L31]-CEILING([.$C31]));&quot;*&quot;)" office:value-type="float" office:value="536" calcext:value-type="float">
            <text:p>536</text:p>
          </table:table-cell>
          <table:table-cell table:formula="of:=IFERROR(ABS([.M31]-CEILING([.$C31]));&quot;*&quot;)" office:value-type="float" office:value="518" calcext:value-type="float">
            <text:p>518</text:p>
          </table:table-cell>
          <table:table-cell table:formula="of:=IFERROR(ABS([.N31]-CEILING([.$C31]));&quot;*&quot;)" office:value-type="float" office:value="532" calcext:value-type="float">
            <text:p>532</text:p>
          </table:table-cell>
          <table:table-cell table:formula="of:=IFERROR(ABS([.O31]-CEILING([.$C31]));&quot;*&quot;)" office:value-type="float" office:value="535" calcext:value-type="float">
            <text:p>535</text:p>
          </table:table-cell>
          <table:table-cell table:formula="of:=IFERROR(ABS(([.L31]-CEILING([.$C31]))/CEILING([.$C31]));&quot;*&quot;)" office:value-type="float" office:value="0.988929889298893" calcext:value-type="float">
            <text:p>0,988929889298893</text:p>
          </table:table-cell>
          <table:table-cell table:style-name="ce15" table:formula="of:=IFERROR(ABS(([.M31]-CEILING([.$C31]))/CEILING([.$C31]));&quot;*&quot;)" office:value-type="float" office:value="0.955719557195572" calcext:value-type="float">
            <text:p>0,955719557195572</text:p>
          </table:table-cell>
          <table:table-cell table:formula="of:=IFERROR(ABS(([.N31]-CEILING([.$C31]))/CEILING([.$C31]));&quot;*&quot;)" office:value-type="float" office:value="0.981549815498155" calcext:value-type="float">
            <text:p>0,981549815498155</text:p>
          </table:table-cell>
          <table:table-cell table:formula="of:=IFERROR(ABS(([.O31]-CEILING([.$C31]))/CEILING([.$C31]));&quot;*&quot;)" office:value-type="float" office:value="0.987084870848708" calcext:value-type="float">
            <text:p>0,987084870848708</text:p>
          </table:table-cell>
          <table:table-cell table:formula="of:=IF([.L31]=[.$P31];1;&quot;&quot;)">
            <text:p/>
          </table:table-cell>
          <table:table-cell table:formula="of:=IF([.M31]=[.$P31];1;&quot;&quot;)" office:value-type="float" office:value="1" calcext:value-type="float">
            <text:p>1</text:p>
          </table:table-cell>
          <table:table-cell table:formula="of:=IF([.N31]=[.$P31];1;&quot;&quot;)">
            <text:p/>
          </table:table-cell>
          <table:table-cell table:formula="of:=IF([.O31]=[.$P31];1;&quot;&quot;)">
            <text:p/>
          </table:table-cell>
          <table:table-cell table:number-columns-repeated="8"/>
          <table:table-cell table:formula="of:=CONCATENATE([.A31];&quot;&amp;&quot;;[.B31];&quot;&amp;&quot;;IF([.E31]=1;CONCATENATE(&quot;\h{&quot;;[.C31];&quot;}&quot;);[.C31]);&quot;&amp;&quot;;[.H31];&quot;&amp;&quot;;IF([.J31]=0;CONCATENATE(&quot;\uu{&quot;;[.I31];&quot;}&quot;);[.I31]);&quot;&amp;&quot;;IF([.L31]=[.P31];CONCATENATE(&quot;\h{&quot;;[.L31];&quot;}&quot;);[.L31]);&quot;&amp;&quot;;IF([.M31]=[.P31];CONCATENATE(&quot;\h{&quot;;[.M31];&quot;}&quot;);[.M31]);&quot;&amp;&quot;;IF([.N31]=[.P31];CONCATENATE(&quot;\h{&quot;;[.N31];&quot;}&quot;);[.N31]);&quot;&amp;&quot;;IF([.O31]=[.P31];CONCATENATE(&quot;\h{&quot;;[.O31];&quot;}&quot;);[.O31]);&quot;\\\hline&quot;)" office:value-type="string" office:string-value="r20-5-750-1&amp;10,77&amp;-542,9&amp;-542,9&amp;-12&amp;-6&amp;\h{-24}&amp;-10&amp;-7\\\hline" calcext:value-type="string">
            <text:p>r20-5-750-1&amp;10,77&amp;-542,9&amp;-542,9&amp;-12&amp;-6&amp;\h{-24}&amp;-10&amp;-7\\\hline</text:p>
          </table:table-cell>
          <table:table-cell table:number-columns-repeated="10"/>
        </table:table-row>
        <table:table-row table:style-name="ro2">
          <table:table-cell table:formula="of:=[$'ra-sub'.AA31]" office:value-type="string" office:string-value="r20-5-750-2" calcext:value-type="string">
            <text:p>r20-5-750-2</text:p>
          </table:table-cell>
          <table:table-cell table:formula="of:=IF([$'ra-sub'.S31]=5;&quot;*&quot;;ROUND([$'ra-sub'.AB31];2))" office:value-type="float" office:value="11.68" calcext:value-type="float">
            <text:p>11,68</text:p>
          </table:table-cell>
          <table:table-cell table:style-name="ce14" table:formula="of:=IF([$'ra-sub'.S31]=5;&quot;*&quot;;ROUND([$'ra-sub'.AC31];1))" office:value-type="float" office:value="-543.4" calcext:value-type="float">
            <text:p>-543,4</text:p>
          </table:table-cell>
          <table:table-cell table:style-name="ce32" table:formula="of:=IF([$'ra-sub'.S31]=5;&quot;*&quot;;['ra-sub'.I31])" office:value-type="float" office:value="131.741205" calcext:value-type="float">
            <text:p>131,7</text:p>
          </table:table-cell>
          <table:table-cell table:style-name="ce14" table:formula="of:=IF(['ra-sub'.S31]=11;1;&quot;&quot;)">
            <text:p/>
          </table:table-cell>
          <table:table-cell table:style-name="ce14" table:formula="of:=IFERROR(IF([.I32]=0;ABS(CEILING([.C32]));ABS(([.I32]-CEILING([.C32]))/[.I32]));&quot;*&quot;)" office:value-type="float" office:value="61.3333333333333" calcext:value-type="float">
            <text:p>61,3</text:p>
          </table:table-cell>
          <table:table-cell table:style-name="ce14" table:formula="of:=IFERROR([.I32]-CEILING([.C32]);&quot;*&quot;)" office:value-type="float" office:value="552" calcext:value-type="float">
            <text:p>552,0</text:p>
          </table:table-cell>
          <table:table-cell table:formula="of:=IF(AND([$'exact-sub'.S31]=5;[$'exact-sub'.N31]=1);&quot;*&quot;;ROUND([$'exact-sub'.J31];1))" office:value-type="float" office:value="-543.4" calcext:value-type="float">
            <text:p>-543,4</text:p>
          </table:table-cell>
          <table:table-cell table:formula="of:=[$'exact-sub'.K31]" office:value-type="float" office:value="9" calcext:value-type="float">
            <text:p>9</text:p>
          </table:table-cell>
          <table:table-cell table:formula="of:=IF([$'exact-sub'.L31]&lt;1000000;[$'exact-sub'.L31];&quot;*&quot;)" office:value-type="string" office:string-value="*" calcext:value-type="string">
            <text:p>*</text:p>
          </table:table-cell>
          <table:table-cell table:formula="of:=IF([$'exact-sub'.S31]=5;&quot;*&quot;;[$'exact-sub'.I31])" office:value-type="string" office:string-value="*" calcext:value-type="string">
            <text:p>*</text:p>
          </table:table-cell>
          <table:table-cell table:style-name="ce19" table:formula="of:=[$'ra-sub'.AE31]" office:value-type="float" office:value="-2" calcext:value-type="float">
            <text:p>-2</text:p>
          </table:table-cell>
          <table:table-cell table:style-name="ce19" table:formula="of:=IF([$'bcpa-sub-t600'.AE31]=&quot;&quot;;&quot;*&quot;;[$'bcpa-sub-t600'.AE31])" office:value-type="float" office:value="-21" calcext:value-type="float">
            <text:p>-21</text:p>
          </table:table-cell>
          <table:table-cell table:style-name="ce19" table:formula="of:=[$'blpl-sub-t300'.AE31]" office:value-type="float" office:value="-5" calcext:value-type="float">
            <text:p>-5</text:p>
          </table:table-cell>
          <table:table-cell table:style-name="ce19" table:formula="of:=[$'sbpl-sub-t300'.AE31]" office:value-type="float" office:value="-2" calcext:value-type="float">
            <text:p>-2</text:p>
          </table:table-cell>
          <table:table-cell table:formula="of:=MIN([.L32:.O32])" office:value-type="float" office:value="-21" calcext:value-type="float">
            <text:p>-21</text:p>
          </table:table-cell>
          <table:table-cell table:formula="of:=IFERROR(ABS([.L32]-CEILING([.$C32]));&quot;*&quot;)" office:value-type="float" office:value="541" calcext:value-type="float">
            <text:p>541</text:p>
          </table:table-cell>
          <table:table-cell table:formula="of:=IFERROR(ABS([.M32]-CEILING([.$C32]));&quot;*&quot;)" office:value-type="float" office:value="522" calcext:value-type="float">
            <text:p>522</text:p>
          </table:table-cell>
          <table:table-cell table:formula="of:=IFERROR(ABS([.N32]-CEILING([.$C32]));&quot;*&quot;)" office:value-type="float" office:value="538" calcext:value-type="float">
            <text:p>538</text:p>
          </table:table-cell>
          <table:table-cell table:formula="of:=IFERROR(ABS([.O32]-CEILING([.$C32]));&quot;*&quot;)" office:value-type="float" office:value="541" calcext:value-type="float">
            <text:p>541</text:p>
          </table:table-cell>
          <table:table-cell table:formula="of:=IFERROR(ABS(([.L32]-CEILING([.$C32]))/CEILING([.$C32]));&quot;*&quot;)" office:value-type="float" office:value="0.996316758747698" calcext:value-type="float">
            <text:p>0,996316758747698</text:p>
          </table:table-cell>
          <table:table-cell table:style-name="ce15" table:formula="of:=IFERROR(ABS(([.M32]-CEILING([.$C32]))/CEILING([.$C32]));&quot;*&quot;)" office:value-type="float" office:value="0.961325966850829" calcext:value-type="float">
            <text:p>0,961325966850829</text:p>
          </table:table-cell>
          <table:table-cell table:formula="of:=IFERROR(ABS(([.N32]-CEILING([.$C32]))/CEILING([.$C32]));&quot;*&quot;)" office:value-type="float" office:value="0.990791896869245" calcext:value-type="float">
            <text:p>0,990791896869245</text:p>
          </table:table-cell>
          <table:table-cell table:formula="of:=IFERROR(ABS(([.O32]-CEILING([.$C32]))/CEILING([.$C32]));&quot;*&quot;)" office:value-type="float" office:value="0.996316758747698" calcext:value-type="float">
            <text:p>0,996316758747698</text:p>
          </table:table-cell>
          <table:table-cell table:formula="of:=IF([.L32]=[.$P32];1;&quot;&quot;)">
            <text:p/>
          </table:table-cell>
          <table:table-cell table:formula="of:=IF([.M32]=[.$P32];1;&quot;&quot;)" office:value-type="float" office:value="1" calcext:value-type="float">
            <text:p>1</text:p>
          </table:table-cell>
          <table:table-cell table:formula="of:=IF([.N32]=[.$P32];1;&quot;&quot;)">
            <text:p/>
          </table:table-cell>
          <table:table-cell table:formula="of:=IF([.O32]=[.$P32];1;&quot;&quot;)">
            <text:p/>
          </table:table-cell>
          <table:table-cell table:number-columns-repeated="8"/>
          <table:table-cell table:formula="of:=CONCATENATE([.A32];&quot;&amp;&quot;;[.B32];&quot;&amp;&quot;;IF([.E32]=1;CONCATENATE(&quot;\h{&quot;;[.C32];&quot;}&quot;);[.C32]);&quot;&amp;&quot;;[.H32];&quot;&amp;&quot;;IF([.J32]=0;CONCATENATE(&quot;\uu{&quot;;[.I32];&quot;}&quot;);[.I32]);&quot;&amp;&quot;;IF([.L32]=[.P32];CONCATENATE(&quot;\h{&quot;;[.L32];&quot;}&quot;);[.L32]);&quot;&amp;&quot;;IF([.M32]=[.P32];CONCATENATE(&quot;\h{&quot;;[.M32];&quot;}&quot;);[.M32]);&quot;&amp;&quot;;IF([.N32]=[.P32];CONCATENATE(&quot;\h{&quot;;[.N32];&quot;}&quot;);[.N32]);&quot;&amp;&quot;;IF([.O32]=[.P32];CONCATENATE(&quot;\h{&quot;;[.O32];&quot;}&quot;);[.O32]);&quot;\\\hline&quot;)" office:value-type="string" office:string-value="r20-5-750-2&amp;11,68&amp;-543,4&amp;-543,4&amp;9&amp;-2&amp;\h{-21}&amp;-5&amp;-2\\\hline" calcext:value-type="string">
            <text:p>r20-5-750-2&amp;11,68&amp;-543,4&amp;-543,4&amp;9&amp;-2&amp;\h{-21}&amp;-5&amp;-2\\\hline</text:p>
          </table:table-cell>
          <table:table-cell table:number-columns-repeated="10"/>
        </table:table-row>
        <table:table-row table:style-name="ro2">
          <table:table-cell table:formula="of:=[$'ra-sub'.AA32]" office:value-type="string" office:string-value="r4-10-250-1" calcext:value-type="string">
            <text:p>r4-10-250-1</text:p>
          </table:table-cell>
          <table:table-cell table:formula="of:=IF([$'ra-sub'.S32]=5;&quot;*&quot;;ROUND([$'ra-sub'.AB32];2))" office:value-type="float" office:value="38.42" calcext:value-type="float">
            <text:p>38,42</text:p>
          </table:table-cell>
          <table:table-cell table:style-name="ce14" table:formula="of:=IF([$'ra-sub'.S32]=5;&quot;*&quot;;ROUND([$'ra-sub'.AC32];1))" office:value-type="float" office:value="-143" calcext:value-type="float">
            <text:p>-143,0</text:p>
          </table:table-cell>
          <table:table-cell table:style-name="ce32" table:formula="of:=IF([$'ra-sub'.S32]=5;&quot;*&quot;;['ra-sub'.I32])" office:value-type="float" office:value="6.982404" calcext:value-type="float">
            <text:p>7,0</text:p>
          </table:table-cell>
          <table:table-cell table:style-name="ce14" table:formula="of:=IF(['ra-sub'.S32]=11;1;&quot;&quot;)">
            <text:p/>
          </table:table-cell>
          <table:table-cell table:style-name="ce14" table:formula="of:=IFERROR(IF([.I33]=0;ABS(CEILING([.C33]));ABS(([.I33]-CEILING([.C33]))/[.I33]));&quot;*&quot;)" office:value-type="float" office:value="46.6666666666667" calcext:value-type="float">
            <text:p>46,7</text:p>
          </table:table-cell>
          <table:table-cell table:style-name="ce14" table:formula="of:=IFERROR([.I33]-CEILING([.C33]);&quot;*&quot;)" office:value-type="float" office:value="140" calcext:value-type="float">
            <text:p>140,0</text:p>
          </table:table-cell>
          <table:table-cell table:formula="of:=IF(AND([$'exact-sub'.S32]=5;[$'exact-sub'.N32]=1);&quot;*&quot;;ROUND([$'exact-sub'.J32];1))" office:value-type="float" office:value="-142.9" calcext:value-type="float">
            <text:p>-142,9</text:p>
          </table:table-cell>
          <table:table-cell table:formula="of:=[$'exact-sub'.K32]" office:value-type="float" office:value="-3" calcext:value-type="float">
            <text:p>-3</text:p>
          </table:table-cell>
          <table:table-cell table:formula="of:=IF([$'exact-sub'.L32]&lt;1000000;[$'exact-sub'.L32];&quot;*&quot;)" office:value-type="float" office:value="46.638704" calcext:value-type="float">
            <text:p>46,6</text:p>
          </table:table-cell>
          <table:table-cell table:formula="of:=IF([$'exact-sub'.S32]=5;&quot;*&quot;;[$'exact-sub'.I32])" office:value-type="string" office:string-value="*" calcext:value-type="string">
            <text:p>*</text:p>
          </table:table-cell>
          <table:table-cell table:style-name="ce19" table:formula="of:=[$'ra-sub'.AE32]" office:value-type="float" office:value="0" calcext:value-type="float">
            <text:p>0</text:p>
          </table:table-cell>
          <table:table-cell table:style-name="ce19" table:formula="of:=IF([$'bcpa-sub-t600'.AE32]=&quot;&quot;;&quot;*&quot;;[$'bcpa-sub-t600'.AE32])" office:value-type="float" office:value="1" calcext:value-type="float">
            <text:p>1</text:p>
          </table:table-cell>
          <table:table-cell table:style-name="ce19" table:formula="of:=[$'blpl-sub-t300'.AE32]" office:value-type="float" office:value="-4" calcext:value-type="float">
            <text:p>-4</text:p>
          </table:table-cell>
          <table:table-cell table:style-name="ce19" table:formula="of:=[$'sbpl-sub-t300'.AE32]" office:value-type="float" office:value="-5" calcext:value-type="float">
            <text:p>-5</text:p>
          </table:table-cell>
          <table:table-cell table:formula="of:=MIN([.L33:.O33])" office:value-type="float" office:value="-5" calcext:value-type="float">
            <text:p>-5</text:p>
          </table:table-cell>
          <table:table-cell table:formula="of:=IFERROR(ABS([.L33]-CEILING([.$C33]));&quot;*&quot;)" office:value-type="float" office:value="143" calcext:value-type="float">
            <text:p>143</text:p>
          </table:table-cell>
          <table:table-cell table:formula="of:=IFERROR(ABS([.M33]-CEILING([.$C33]));&quot;*&quot;)" office:value-type="float" office:value="144" calcext:value-type="float">
            <text:p>144</text:p>
          </table:table-cell>
          <table:table-cell table:formula="of:=IFERROR(ABS([.N33]-CEILING([.$C33]));&quot;*&quot;)" office:value-type="float" office:value="139" calcext:value-type="float">
            <text:p>139</text:p>
          </table:table-cell>
          <table:table-cell table:formula="of:=IFERROR(ABS([.O33]-CEILING([.$C33]));&quot;*&quot;)" office:value-type="float" office:value="138" calcext:value-type="float">
            <text:p>138</text:p>
          </table:table-cell>
          <table:table-cell table:formula="of:=IFERROR(ABS(([.L33]-CEILING([.$C33]))/CEILING([.$C33]));&quot;*&quot;)" office:value-type="float" office:value="1" calcext:value-type="float">
            <text:p>1</text:p>
          </table:table-cell>
          <table:table-cell table:style-name="ce15" table:formula="of:=IFERROR(ABS(([.M33]-CEILING([.$C33]))/CEILING([.$C33]));&quot;*&quot;)" office:value-type="float" office:value="1.00699300699301" calcext:value-type="float">
            <text:p>1,00699300699301</text:p>
          </table:table-cell>
          <table:table-cell table:formula="of:=IFERROR(ABS(([.N33]-CEILING([.$C33]))/CEILING([.$C33]));&quot;*&quot;)" office:value-type="float" office:value="0.972027972027972" calcext:value-type="float">
            <text:p>0,972027972027972</text:p>
          </table:table-cell>
          <table:table-cell table:formula="of:=IFERROR(ABS(([.O33]-CEILING([.$C33]))/CEILING([.$C33]));&quot;*&quot;)" office:value-type="float" office:value="0.965034965034965" calcext:value-type="float">
            <text:p>0,965034965034965</text:p>
          </table:table-cell>
          <table:table-cell table:formula="of:=IF([.L33]=[.$P33];1;&quot;&quot;)">
            <text:p/>
          </table:table-cell>
          <table:table-cell table:formula="of:=IF([.M33]=[.$P33];1;&quot;&quot;)">
            <text:p/>
          </table:table-cell>
          <table:table-cell table:formula="of:=IF([.N33]=[.$P33];1;&quot;&quot;)">
            <text:p/>
          </table:table-cell>
          <table:table-cell table:formula="of:=IF([.O33]=[.$P33];1;&quot;&quot;)" office:value-type="float" office:value="1" calcext:value-type="float">
            <text:p>1</text:p>
          </table:table-cell>
          <table:table-cell table:number-columns-repeated="8"/>
          <table:table-cell table:formula="of:=CONCATENATE([.A33];&quot;&amp;&quot;;[.B33];&quot;&amp;&quot;;IF([.E33]=1;CONCATENATE(&quot;\h{&quot;;[.C33];&quot;}&quot;);[.C33]);&quot;&amp;&quot;;[.H33];&quot;&amp;&quot;;IF([.J33]=0;CONCATENATE(&quot;\uu{&quot;;[.I33];&quot;}&quot;);[.I33]);&quot;&amp;&quot;;IF([.L33]=[.P33];CONCATENATE(&quot;\h{&quot;;[.L33];&quot;}&quot;);[.L33]);&quot;&amp;&quot;;IF([.M33]=[.P33];CONCATENATE(&quot;\h{&quot;;[.M33];&quot;}&quot;);[.M33]);&quot;&amp;&quot;;IF([.N33]=[.P33];CONCATENATE(&quot;\h{&quot;;[.N33];&quot;}&quot;);[.N33]);&quot;&amp;&quot;;IF([.O33]=[.P33];CONCATENATE(&quot;\h{&quot;;[.O33];&quot;}&quot;);[.O33]);&quot;\\\hline&quot;)" office:value-type="string" office:string-value="r4-10-250-1&amp;38,42&amp;-143&amp;-142,9&amp;-3&amp;0&amp;1&amp;-4&amp;\h{-5}\\\hline" calcext:value-type="string">
            <text:p>r4-10-250-1&amp;38,42&amp;-143&amp;-142,9&amp;-3&amp;0&amp;1&amp;-4&amp;\h{-5}\\\hline</text:p>
          </table:table-cell>
          <table:table-cell table:number-columns-repeated="10"/>
        </table:table-row>
        <table:table-row table:style-name="ro2">
          <table:table-cell table:formula="of:=[$'ra-sub'.AA33]" office:value-type="string" office:string-value="r4-10-250-2" calcext:value-type="string">
            <text:p>r4-10-250-2</text:p>
          </table:table-cell>
          <table:table-cell table:formula="of:=IF([$'ra-sub'.S33]=5;&quot;*&quot;;ROUND([$'ra-sub'.AB33];2))" office:value-type="float" office:value="34.03" calcext:value-type="float">
            <text:p>34,03</text:p>
          </table:table-cell>
          <table:table-cell table:style-name="ce14" table:formula="of:=IF([$'ra-sub'.S33]=5;&quot;*&quot;;ROUND([$'ra-sub'.AC33];1))" office:value-type="float" office:value="-143.2" calcext:value-type="float">
            <text:p>-143,2</text:p>
          </table:table-cell>
          <table:table-cell table:style-name="ce32" table:formula="of:=IF([$'ra-sub'.S33]=5;&quot;*&quot;;['ra-sub'.I33])" office:value-type="float" office:value="5.416636" calcext:value-type="float">
            <text:p>5,4</text:p>
          </table:table-cell>
          <table:table-cell table:style-name="ce14" table:formula="of:=IF(['ra-sub'.S33]=11;1;&quot;&quot;)">
            <text:p/>
          </table:table-cell>
          <table:table-cell table:style-name="ce14" table:formula="of:=IFERROR(IF([.I34]=0;ABS(CEILING([.C34]));ABS(([.I34]-CEILING([.C34]))/[.I34]));&quot;*&quot;)" office:value-type="float" office:value="29.6" calcext:value-type="float">
            <text:p>29,6</text:p>
          </table:table-cell>
          <table:table-cell table:style-name="ce14" table:formula="of:=IFERROR([.I34]-CEILING([.C34]);&quot;*&quot;)" office:value-type="float" office:value="148" calcext:value-type="float">
            <text:p>148,0</text:p>
          </table:table-cell>
          <table:table-cell table:formula="of:=IF(AND([$'exact-sub'.S33]=5;[$'exact-sub'.N33]=1);&quot;*&quot;;ROUND([$'exact-sub'.J33];1))" office:value-type="float" office:value="-143.1" calcext:value-type="float">
            <text:p>-143,1</text:p>
          </table:table-cell>
          <table:table-cell table:formula="of:=[$'exact-sub'.K33]" office:value-type="float" office:value="5" calcext:value-type="float">
            <text:p>5</text:p>
          </table:table-cell>
          <table:table-cell table:formula="of:=IF([$'exact-sub'.L33]&lt;1000000;[$'exact-sub'.L33];&quot;*&quot;)" office:value-type="string" office:string-value="*" calcext:value-type="string">
            <text:p>*</text:p>
          </table:table-cell>
          <table:table-cell table:formula="of:=IF([$'exact-sub'.S33]=5;&quot;*&quot;;[$'exact-sub'.I33])" office:value-type="string" office:string-value="*" calcext:value-type="string">
            <text:p>*</text:p>
          </table:table-cell>
          <table:table-cell table:style-name="ce19" table:formula="of:=[$'ra-sub'.AE33]" office:value-type="float" office:value="5" calcext:value-type="float">
            <text:p>5</text:p>
          </table:table-cell>
          <table:table-cell table:style-name="ce19" table:formula="of:=IF([$'bcpa-sub-t600'.AE33]=&quot;&quot;;&quot;*&quot;;[$'bcpa-sub-t600'.AE33])" office:value-type="float" office:value="4" calcext:value-type="float">
            <text:p>4</text:p>
          </table:table-cell>
          <table:table-cell table:style-name="ce19" table:formula="of:=[$'blpl-sub-t300'.AE33]" office:value-type="float" office:value="-1" calcext:value-type="float">
            <text:p>-1</text:p>
          </table:table-cell>
          <table:table-cell table:style-name="ce19" table:formula="of:=[$'sbpl-sub-t300'.AE33]" office:value-type="float" office:value="0" calcext:value-type="float">
            <text:p>0</text:p>
          </table:table-cell>
          <table:table-cell table:formula="of:=MIN([.L34:.O34])" office:value-type="float" office:value="-1" calcext:value-type="float">
            <text:p>-1</text:p>
          </table:table-cell>
          <table:table-cell table:formula="of:=IFERROR(ABS([.L34]-CEILING([.$C34]));&quot;*&quot;)" office:value-type="float" office:value="148" calcext:value-type="float">
            <text:p>148</text:p>
          </table:table-cell>
          <table:table-cell table:formula="of:=IFERROR(ABS([.M34]-CEILING([.$C34]));&quot;*&quot;)" office:value-type="float" office:value="147" calcext:value-type="float">
            <text:p>147</text:p>
          </table:table-cell>
          <table:table-cell table:formula="of:=IFERROR(ABS([.N34]-CEILING([.$C34]));&quot;*&quot;)" office:value-type="float" office:value="142" calcext:value-type="float">
            <text:p>142</text:p>
          </table:table-cell>
          <table:table-cell table:formula="of:=IFERROR(ABS([.O34]-CEILING([.$C34]));&quot;*&quot;)" office:value-type="float" office:value="143" calcext:value-type="float">
            <text:p>143</text:p>
          </table:table-cell>
          <table:table-cell table:formula="of:=IFERROR(ABS(([.L34]-CEILING([.$C34]))/CEILING([.$C34]));&quot;*&quot;)" office:value-type="float" office:value="1.03496503496504" calcext:value-type="float">
            <text:p>1,03496503496504</text:p>
          </table:table-cell>
          <table:table-cell table:style-name="ce15" table:formula="of:=IFERROR(ABS(([.M34]-CEILING([.$C34]))/CEILING([.$C34]));&quot;*&quot;)" office:value-type="float" office:value="1.02797202797203" calcext:value-type="float">
            <text:p>1,02797202797203</text:p>
          </table:table-cell>
          <table:table-cell table:formula="of:=IFERROR(ABS(([.N34]-CEILING([.$C34]))/CEILING([.$C34]));&quot;*&quot;)" office:value-type="float" office:value="0.993006993006993" calcext:value-type="float">
            <text:p>0,993006993006993</text:p>
          </table:table-cell>
          <table:table-cell table:formula="of:=IFERROR(ABS(([.O34]-CEILING([.$C34]))/CEILING([.$C34]));&quot;*&quot;)" office:value-type="float" office:value="1" calcext:value-type="float">
            <text:p>1</text:p>
          </table:table-cell>
          <table:table-cell table:formula="of:=IF([.L34]=[.$P34];1;&quot;&quot;)">
            <text:p/>
          </table:table-cell>
          <table:table-cell table:formula="of:=IF([.M34]=[.$P34];1;&quot;&quot;)">
            <text:p/>
          </table:table-cell>
          <table:table-cell table:style-name="ce24" table:formula="of:=IF([.N34]=[.$P34];1;&quot;&quot;)" office:value-type="float" office:value="1" calcext:value-type="float">
            <text:p>1</text:p>
          </table:table-cell>
          <table:table-cell table:formula="of:=IF([.O34]=[.$P34];1;&quot;&quot;)">
            <text:p/>
          </table:table-cell>
          <table:table-cell table:number-columns-repeated="8"/>
          <table:table-cell table:formula="of:=CONCATENATE([.A34];&quot;&amp;&quot;;[.B34];&quot;&amp;&quot;;IF([.E34]=1;CONCATENATE(&quot;\h{&quot;;[.C34];&quot;}&quot;);[.C34]);&quot;&amp;&quot;;[.H34];&quot;&amp;&quot;;IF([.J34]=0;CONCATENATE(&quot;\uu{&quot;;[.I34];&quot;}&quot;);[.I34]);&quot;&amp;&quot;;IF([.L34]=[.P34];CONCATENATE(&quot;\h{&quot;;[.L34];&quot;}&quot;);[.L34]);&quot;&amp;&quot;;IF([.M34]=[.P34];CONCATENATE(&quot;\h{&quot;;[.M34];&quot;}&quot;);[.M34]);&quot;&amp;&quot;;IF([.N34]=[.P34];CONCATENATE(&quot;\h{&quot;;[.N34];&quot;}&quot;);[.N34]);&quot;&amp;&quot;;IF([.O34]=[.P34];CONCATENATE(&quot;\h{&quot;;[.O34];&quot;}&quot;);[.O34]);&quot;\\\hline&quot;)" office:value-type="string" office:string-value="r4-10-250-2&amp;34,03&amp;-143,2&amp;-143,1&amp;5&amp;5&amp;4&amp;\h{-1}&amp;0\\\hline" calcext:value-type="string">
            <text:p>r4-10-250-2&amp;34,03&amp;-143,2&amp;-143,1&amp;5&amp;5&amp;4&amp;\h{-1}&amp;0\\\hline</text:p>
          </table:table-cell>
          <table:table-cell table:number-columns-repeated="10"/>
        </table:table-row>
        <table:table-row table:style-name="ro2">
          <table:table-cell table:formula="of:=[$'ra-sub'.AA34]" office:value-type="string" office:string-value="r4-10-500-1" calcext:value-type="string">
            <text:p>r4-10-500-1</text:p>
          </table:table-cell>
          <table:table-cell table:formula="of:=IF([$'ra-sub'.S34]=5;&quot;*&quot;;ROUND([$'ra-sub'.AB34];2))" office:value-type="float" office:value="39.86" calcext:value-type="float">
            <text:p>39,86</text:p>
          </table:table-cell>
          <table:table-cell table:style-name="ce14" table:formula="of:=IF([$'ra-sub'.S34]=5;&quot;*&quot;;ROUND([$'ra-sub'.AC34];1))" office:value-type="float" office:value="-283.4" calcext:value-type="float">
            <text:p>-283,4</text:p>
          </table:table-cell>
          <table:table-cell table:style-name="ce32" table:formula="of:=IF([$'ra-sub'.S34]=5;&quot;*&quot;;['ra-sub'.I34])" office:value-type="float" office:value="76.323371" calcext:value-type="float">
            <text:p>76,3</text:p>
          </table:table-cell>
          <table:table-cell table:style-name="ce14" table:formula="of:=IF(['ra-sub'.S34]=11;1;&quot;&quot;)">
            <text:p/>
          </table:table-cell>
          <table:table-cell table:style-name="ce14" table:formula="of:=IFERROR(IF([.I35]=0;ABS(CEILING([.C35]));ABS(([.I35]-CEILING([.C35]))/[.I35]));&quot;*&quot;)" office:value-type="float" office:value="142.5" calcext:value-type="float">
            <text:p>142,5</text:p>
          </table:table-cell>
          <table:table-cell table:style-name="ce14" table:formula="of:=IFERROR([.I35]-CEILING([.C35]);&quot;*&quot;)" office:value-type="float" office:value="285" calcext:value-type="float">
            <text:p>285,0</text:p>
          </table:table-cell>
          <table:table-cell table:formula="of:=IF(AND([$'exact-sub'.S34]=5;[$'exact-sub'.N34]=1);&quot;*&quot;;ROUND([$'exact-sub'.J34];1))" office:value-type="float" office:value="-283.4" calcext:value-type="float">
            <text:p>-283,4</text:p>
          </table:table-cell>
          <table:table-cell table:formula="of:=[$'exact-sub'.K34]" office:value-type="float" office:value="2" calcext:value-type="float">
            <text:p>2</text:p>
          </table:table-cell>
          <table:table-cell table:formula="of:=IF([$'exact-sub'.L34]&lt;1000000;[$'exact-sub'.L34];&quot;*&quot;)" office:value-type="string" office:string-value="*" calcext:value-type="string">
            <text:p>*</text:p>
          </table:table-cell>
          <table:table-cell table:formula="of:=IF([$'exact-sub'.S34]=5;&quot;*&quot;;[$'exact-sub'.I34])" office:value-type="string" office:string-value="*" calcext:value-type="string">
            <text:p>*</text:p>
          </table:table-cell>
          <table:table-cell table:style-name="ce19" table:formula="of:=[$'ra-sub'.AE34]" office:value-type="float" office:value="8" calcext:value-type="float">
            <text:p>8</text:p>
          </table:table-cell>
          <table:table-cell table:style-name="ce19" table:formula="of:=IF([$'bcpa-sub-t600'.AE34]=&quot;&quot;;&quot;*&quot;;[$'bcpa-sub-t600'.AE34])" office:value-type="float" office:value="14" calcext:value-type="float">
            <text:p>14</text:p>
          </table:table-cell>
          <table:table-cell table:style-name="ce19" table:formula="of:=[$'blpl-sub-t300'.AE34]" office:value-type="float" office:value="-6" calcext:value-type="float">
            <text:p>-6</text:p>
          </table:table-cell>
          <table:table-cell table:style-name="ce19" table:formula="of:=[$'sbpl-sub-t300'.AE34]" office:value-type="float" office:value="-3" calcext:value-type="float">
            <text:p>-3</text:p>
          </table:table-cell>
          <table:table-cell table:formula="of:=MIN([.L35:.O35])" office:value-type="float" office:value="-6" calcext:value-type="float">
            <text:p>-6</text:p>
          </table:table-cell>
          <table:table-cell table:formula="of:=IFERROR(ABS([.L35]-CEILING([.$C35]));&quot;*&quot;)" office:value-type="float" office:value="291" calcext:value-type="float">
            <text:p>291</text:p>
          </table:table-cell>
          <table:table-cell table:formula="of:=IFERROR(ABS([.M35]-CEILING([.$C35]));&quot;*&quot;)" office:value-type="float" office:value="297" calcext:value-type="float">
            <text:p>297</text:p>
          </table:table-cell>
          <table:table-cell table:formula="of:=IFERROR(ABS([.N35]-CEILING([.$C35]));&quot;*&quot;)" office:value-type="float" office:value="277" calcext:value-type="float">
            <text:p>277</text:p>
          </table:table-cell>
          <table:table-cell table:formula="of:=IFERROR(ABS([.O35]-CEILING([.$C35]));&quot;*&quot;)" office:value-type="float" office:value="280" calcext:value-type="float">
            <text:p>280</text:p>
          </table:table-cell>
          <table:table-cell table:formula="of:=IFERROR(ABS(([.L35]-CEILING([.$C35]))/CEILING([.$C35]));&quot;*&quot;)" office:value-type="float" office:value="1.02826855123675" calcext:value-type="float">
            <text:p>1,02826855123675</text:p>
          </table:table-cell>
          <table:table-cell table:style-name="ce15" table:formula="of:=IFERROR(ABS(([.M35]-CEILING([.$C35]))/CEILING([.$C35]));&quot;*&quot;)" office:value-type="float" office:value="1.04946996466431" calcext:value-type="float">
            <text:p>1,04946996466431</text:p>
          </table:table-cell>
          <table:table-cell table:formula="of:=IFERROR(ABS(([.N35]-CEILING([.$C35]))/CEILING([.$C35]));&quot;*&quot;)" office:value-type="float" office:value="0.978798586572438" calcext:value-type="float">
            <text:p>0,978798586572438</text:p>
          </table:table-cell>
          <table:table-cell table:formula="of:=IFERROR(ABS(([.O35]-CEILING([.$C35]))/CEILING([.$C35]));&quot;*&quot;)" office:value-type="float" office:value="0.989399293286219" calcext:value-type="float">
            <text:p>0,989399293286219</text:p>
          </table:table-cell>
          <table:table-cell table:formula="of:=IF([.L35]=[.$P35];1;&quot;&quot;)">
            <text:p/>
          </table:table-cell>
          <table:table-cell table:formula="of:=IF([.M35]=[.$P35];1;&quot;&quot;)">
            <text:p/>
          </table:table-cell>
          <table:table-cell table:formula="of:=IF([.N35]=[.$P35];1;&quot;&quot;)" office:value-type="float" office:value="1" calcext:value-type="float">
            <text:p>1</text:p>
          </table:table-cell>
          <table:table-cell table:formula="of:=IF([.O35]=[.$P35];1;&quot;&quot;)">
            <text:p/>
          </table:table-cell>
          <table:table-cell table:number-columns-repeated="8"/>
          <table:table-cell table:formula="of:=CONCATENATE([.A35];&quot;&amp;&quot;;[.B35];&quot;&amp;&quot;;IF([.E35]=1;CONCATENATE(&quot;\h{&quot;;[.C35];&quot;}&quot;);[.C35]);&quot;&amp;&quot;;[.H35];&quot;&amp;&quot;;IF([.J35]=0;CONCATENATE(&quot;\uu{&quot;;[.I35];&quot;}&quot;);[.I35]);&quot;&amp;&quot;;IF([.L35]=[.P35];CONCATENATE(&quot;\h{&quot;;[.L35];&quot;}&quot;);[.L35]);&quot;&amp;&quot;;IF([.M35]=[.P35];CONCATENATE(&quot;\h{&quot;;[.M35];&quot;}&quot;);[.M35]);&quot;&amp;&quot;;IF([.N35]=[.P35];CONCATENATE(&quot;\h{&quot;;[.N35];&quot;}&quot;);[.N35]);&quot;&amp;&quot;;IF([.O35]=[.P35];CONCATENATE(&quot;\h{&quot;;[.O35];&quot;}&quot;);[.O35]);&quot;\\\hline&quot;)" office:value-type="string" office:string-value="r4-10-500-1&amp;39,86&amp;-283,4&amp;-283,4&amp;2&amp;8&amp;14&amp;\h{-6}&amp;-3\\\hline" calcext:value-type="string">
            <text:p>r4-10-500-1&amp;39,86&amp;-283,4&amp;-283,4&amp;2&amp;8&amp;14&amp;\h{-6}&amp;-3\\\hline</text:p>
          </table:table-cell>
          <table:table-cell table:number-columns-repeated="10"/>
        </table:table-row>
        <table:table-row table:style-name="ro2">
          <table:table-cell table:formula="of:=[$'ra-sub'.AA35]" office:value-type="string" office:string-value="r4-10-500-2" calcext:value-type="string">
            <text:p>r4-10-500-2</text:p>
          </table:table-cell>
          <table:table-cell table:formula="of:=IF([$'ra-sub'.S35]=5;&quot;*&quot;;ROUND([$'ra-sub'.AB35];2))" office:value-type="float" office:value="33.13" calcext:value-type="float">
            <text:p>33,13</text:p>
          </table:table-cell>
          <table:table-cell table:style-name="ce14" table:formula="of:=IF([$'ra-sub'.S35]=5;&quot;*&quot;;ROUND([$'ra-sub'.AC35];1))" office:value-type="float" office:value="-286.6" calcext:value-type="float">
            <text:p>-286,6</text:p>
          </table:table-cell>
          <table:table-cell table:style-name="ce32" table:formula="of:=IF([$'ra-sub'.S35]=5;&quot;*&quot;;['ra-sub'.I35])" office:value-type="float" office:value="70.050076" calcext:value-type="float">
            <text:p>70,1</text:p>
          </table:table-cell>
          <table:table-cell table:style-name="ce14" table:formula="of:=IF(['ra-sub'.S35]=11;1;&quot;&quot;)">
            <text:p/>
          </table:table-cell>
          <table:table-cell table:style-name="ce14" table:formula="of:=IFERROR(IF([.I36]=0;ABS(CEILING([.C36]));ABS(([.I36]-CEILING([.C36]))/[.I36]));&quot;*&quot;)" office:value-type="float" office:value="16.8888888888889" calcext:value-type="float">
            <text:p>16,9</text:p>
          </table:table-cell>
          <table:table-cell table:style-name="ce14" table:formula="of:=IFERROR([.I36]-CEILING([.C36]);&quot;*&quot;)" office:value-type="float" office:value="304" calcext:value-type="float">
            <text:p>304,0</text:p>
          </table:table-cell>
          <table:table-cell table:formula="of:=IF(AND([$'exact-sub'.S35]=5;[$'exact-sub'.N35]=1);&quot;*&quot;;ROUND([$'exact-sub'.J35];1))" office:value-type="float" office:value="-286.6" calcext:value-type="float">
            <text:p>-286,6</text:p>
          </table:table-cell>
          <table:table-cell table:formula="of:=[$'exact-sub'.K35]" office:value-type="float" office:value="18" calcext:value-type="float">
            <text:p>18</text:p>
          </table:table-cell>
          <table:table-cell table:formula="of:=IF([$'exact-sub'.L35]&lt;1000000;[$'exact-sub'.L35];&quot;*&quot;)" office:value-type="string" office:string-value="*" calcext:value-type="string">
            <text:p>*</text:p>
          </table:table-cell>
          <table:table-cell table:formula="of:=IF([$'exact-sub'.S35]=5;&quot;*&quot;;[$'exact-sub'.I35])" office:value-type="string" office:string-value="*" calcext:value-type="string">
            <text:p>*</text:p>
          </table:table-cell>
          <table:table-cell table:style-name="ce19" table:formula="of:=[$'ra-sub'.AE35]" office:value-type="float" office:value="1" calcext:value-type="float">
            <text:p>1</text:p>
          </table:table-cell>
          <table:table-cell table:style-name="ce19" table:formula="of:=IF([$'bcpa-sub-t600'.AE35]=&quot;&quot;;&quot;*&quot;;[$'bcpa-sub-t600'.AE35])" office:value-type="float" office:value="26" calcext:value-type="float">
            <text:p>26</text:p>
          </table:table-cell>
          <table:table-cell table:style-name="ce19" table:formula="of:=[$'blpl-sub-t300'.AE35]" office:value-type="float" office:value="-4" calcext:value-type="float">
            <text:p>-4</text:p>
          </table:table-cell>
          <table:table-cell table:style-name="ce19" table:formula="of:=[$'sbpl-sub-t300'.AE35]" office:value-type="float" office:value="-4" calcext:value-type="float">
            <text:p>-4</text:p>
          </table:table-cell>
          <table:table-cell table:formula="of:=MIN([.L36:.O36])" office:value-type="float" office:value="-4" calcext:value-type="float">
            <text:p>-4</text:p>
          </table:table-cell>
          <table:table-cell table:formula="of:=IFERROR(ABS([.L36]-CEILING([.$C36]));&quot;*&quot;)" office:value-type="float" office:value="287" calcext:value-type="float">
            <text:p>287</text:p>
          </table:table-cell>
          <table:table-cell table:formula="of:=IFERROR(ABS([.M36]-CEILING([.$C36]));&quot;*&quot;)" office:value-type="float" office:value="312" calcext:value-type="float">
            <text:p>312</text:p>
          </table:table-cell>
          <table:table-cell table:formula="of:=IFERROR(ABS([.N36]-CEILING([.$C36]));&quot;*&quot;)" office:value-type="float" office:value="282" calcext:value-type="float">
            <text:p>282</text:p>
          </table:table-cell>
          <table:table-cell table:formula="of:=IFERROR(ABS([.O36]-CEILING([.$C36]));&quot;*&quot;)" office:value-type="float" office:value="282" calcext:value-type="float">
            <text:p>282</text:p>
          </table:table-cell>
          <table:table-cell table:formula="of:=IFERROR(ABS(([.L36]-CEILING([.$C36]))/CEILING([.$C36]));&quot;*&quot;)" office:value-type="float" office:value="1.0034965034965" calcext:value-type="float">
            <text:p>1,0034965034965</text:p>
          </table:table-cell>
          <table:table-cell table:style-name="ce15" table:formula="of:=IFERROR(ABS(([.M36]-CEILING([.$C36]))/CEILING([.$C36]));&quot;*&quot;)" office:value-type="float" office:value="1.09090909090909" calcext:value-type="float">
            <text:p>1,09090909090909</text:p>
          </table:table-cell>
          <table:table-cell table:formula="of:=IFERROR(ABS(([.N36]-CEILING([.$C36]))/CEILING([.$C36]));&quot;*&quot;)" office:value-type="float" office:value="0.986013986013986" calcext:value-type="float">
            <text:p>0,986013986013986</text:p>
          </table:table-cell>
          <table:table-cell table:formula="of:=IFERROR(ABS(([.O36]-CEILING([.$C36]))/CEILING([.$C36]));&quot;*&quot;)" office:value-type="float" office:value="0.986013986013986" calcext:value-type="float">
            <text:p>0,986013986013986</text:p>
          </table:table-cell>
          <table:table-cell table:formula="of:=IF([.L36]=[.$P36];1;&quot;&quot;)">
            <text:p/>
          </table:table-cell>
          <table:table-cell table:formula="of:=IF([.M36]=[.$P36];1;&quot;&quot;)">
            <text:p/>
          </table:table-cell>
          <table:table-cell table:style-name="ce24" table:formula="of:=IF([.N36]=[.$P36];1;&quot;&quot;)" office:value-type="float" office:value="1" calcext:value-type="float">
            <text:p>1</text:p>
          </table:table-cell>
          <table:table-cell table:formula="of:=IF([.O36]=[.$P36];1;&quot;&quot;)" office:value-type="float" office:value="1" calcext:value-type="float">
            <text:p>1</text:p>
          </table:table-cell>
          <table:table-cell table:number-columns-repeated="8"/>
          <table:table-cell table:formula="of:=CONCATENATE([.A36];&quot;&amp;&quot;;[.B36];&quot;&amp;&quot;;IF([.E36]=1;CONCATENATE(&quot;\h{&quot;;[.C36];&quot;}&quot;);[.C36]);&quot;&amp;&quot;;[.H36];&quot;&amp;&quot;;IF([.J36]=0;CONCATENATE(&quot;\uu{&quot;;[.I36];&quot;}&quot;);[.I36]);&quot;&amp;&quot;;IF([.L36]=[.P36];CONCATENATE(&quot;\h{&quot;;[.L36];&quot;}&quot;);[.L36]);&quot;&amp;&quot;;IF([.M36]=[.P36];CONCATENATE(&quot;\h{&quot;;[.M36];&quot;}&quot;);[.M36]);&quot;&amp;&quot;;IF([.N36]=[.P36];CONCATENATE(&quot;\h{&quot;;[.N36];&quot;}&quot;);[.N36]);&quot;&amp;&quot;;IF([.O36]=[.P36];CONCATENATE(&quot;\h{&quot;;[.O36];&quot;}&quot;);[.O36]);&quot;\\\hline&quot;)" office:value-type="string" office:string-value="r4-10-500-2&amp;33,13&amp;-286,6&amp;-286,6&amp;18&amp;1&amp;26&amp;\h{-4}&amp;\h{-4}\\\hline" calcext:value-type="string">
            <text:p>r4-10-500-2&amp;33,13&amp;-286,6&amp;-286,6&amp;18&amp;1&amp;26&amp;\h{-4}&amp;\h{-4}\\\hline</text:p>
          </table:table-cell>
          <table:table-cell table:number-columns-repeated="10"/>
        </table:table-row>
        <table:table-row table:style-name="ro2">
          <table:table-cell table:formula="of:=[$'ra-sub'.AA36]" office:value-type="string" office:string-value="r4-10-750-1" calcext:value-type="string">
            <text:p>r4-10-750-1</text:p>
          </table:table-cell>
          <table:table-cell table:formula="of:=IF([$'ra-sub'.S36]=5;&quot;*&quot;;ROUND([$'ra-sub'.AB36];2))" office:value-type="float" office:value="40.12" calcext:value-type="float">
            <text:p>40,12</text:p>
          </table:table-cell>
          <table:table-cell table:style-name="ce14" table:formula="of:=IF([$'ra-sub'.S36]=5;&quot;*&quot;;ROUND([$'ra-sub'.AC36];1))" office:value-type="float" office:value="-424.1" calcext:value-type="float">
            <text:p>-424,1</text:p>
          </table:table-cell>
          <table:table-cell table:style-name="ce32" table:formula="of:=IF([$'ra-sub'.S36]=5;&quot;*&quot;;['ra-sub'.I36])" office:value-type="float" office:value="325.439143" calcext:value-type="float">
            <text:p>325,4</text:p>
          </table:table-cell>
          <table:table-cell table:style-name="ce14" table:formula="of:=IF(['ra-sub'.S36]=11;1;&quot;&quot;)">
            <text:p/>
          </table:table-cell>
          <table:table-cell table:style-name="ce14" table:formula="of:=IFERROR(IF([.I37]=0;ABS(CEILING([.C37]));ABS(([.I37]-CEILING([.C37]))/[.I37]));&quot;*&quot;)" office:value-type="float" office:value="12.4594594594595" calcext:value-type="float">
            <text:p>12,5</text:p>
          </table:table-cell>
          <table:table-cell table:style-name="ce14" table:formula="of:=IFERROR([.I37]-CEILING([.C37]);&quot;*&quot;)" office:value-type="float" office:value="461" calcext:value-type="float">
            <text:p>461,0</text:p>
          </table:table-cell>
          <table:table-cell table:formula="of:=IF(AND([$'exact-sub'.S36]=5;[$'exact-sub'.N36]=1);&quot;*&quot;;ROUND([$'exact-sub'.J36];1))" office:value-type="float" office:value="-424.1" calcext:value-type="float">
            <text:p>-424,1</text:p>
          </table:table-cell>
          <table:table-cell table:formula="of:=[$'exact-sub'.K36]" office:value-type="float" office:value="37" calcext:value-type="float">
            <text:p>37</text:p>
          </table:table-cell>
          <table:table-cell table:formula="of:=IF([$'exact-sub'.L36]&lt;1000000;[$'exact-sub'.L36];&quot;*&quot;)" office:value-type="string" office:string-value="*" calcext:value-type="string">
            <text:p>*</text:p>
          </table:table-cell>
          <table:table-cell table:formula="of:=IF([$'exact-sub'.S36]=5;&quot;*&quot;;[$'exact-sub'.I36])" office:value-type="string" office:string-value="*" calcext:value-type="string">
            <text:p>*</text:p>
          </table:table-cell>
          <table:table-cell table:style-name="ce19" table:formula="of:=[$'ra-sub'.AE36]" office:value-type="float" office:value="3" calcext:value-type="float">
            <text:p>3</text:p>
          </table:table-cell>
          <table:table-cell table:style-name="ce19" table:formula="of:=IF([$'bcpa-sub-t600'.AE36]=&quot;&quot;;&quot;*&quot;;[$'bcpa-sub-t600'.AE36])" office:value-type="float" office:value="43" calcext:value-type="float">
            <text:p>43</text:p>
          </table:table-cell>
          <table:table-cell table:style-name="ce19" table:formula="of:=[$'blpl-sub-t300'.AE36]" office:value-type="float" office:value="-2" calcext:value-type="float">
            <text:p>-2</text:p>
          </table:table-cell>
          <table:table-cell table:style-name="ce19" table:formula="of:=[$'sbpl-sub-t300'.AE36]" office:value-type="float" office:value="-7" calcext:value-type="float">
            <text:p>-7</text:p>
          </table:table-cell>
          <table:table-cell table:formula="of:=MIN([.L37:.O37])" office:value-type="float" office:value="-7" calcext:value-type="float">
            <text:p>-7</text:p>
          </table:table-cell>
          <table:table-cell table:formula="of:=IFERROR(ABS([.L37]-CEILING([.$C37]));&quot;*&quot;)" office:value-type="float" office:value="427" calcext:value-type="float">
            <text:p>427</text:p>
          </table:table-cell>
          <table:table-cell table:formula="of:=IFERROR(ABS([.M37]-CEILING([.$C37]));&quot;*&quot;)" office:value-type="float" office:value="467" calcext:value-type="float">
            <text:p>467</text:p>
          </table:table-cell>
          <table:table-cell table:formula="of:=IFERROR(ABS([.N37]-CEILING([.$C37]));&quot;*&quot;)" office:value-type="float" office:value="422" calcext:value-type="float">
            <text:p>422</text:p>
          </table:table-cell>
          <table:table-cell table:formula="of:=IFERROR(ABS([.O37]-CEILING([.$C37]));&quot;*&quot;)" office:value-type="float" office:value="417" calcext:value-type="float">
            <text:p>417</text:p>
          </table:table-cell>
          <table:table-cell table:formula="of:=IFERROR(ABS(([.L37]-CEILING([.$C37]))/CEILING([.$C37]));&quot;*&quot;)" office:value-type="float" office:value="1.00707547169811" calcext:value-type="float">
            <text:p>1,00707547169811</text:p>
          </table:table-cell>
          <table:table-cell table:style-name="ce15" table:formula="of:=IFERROR(ABS(([.M37]-CEILING([.$C37]))/CEILING([.$C37]));&quot;*&quot;)" office:value-type="float" office:value="1.10141509433962" calcext:value-type="float">
            <text:p>1,10141509433962</text:p>
          </table:table-cell>
          <table:table-cell table:formula="of:=IFERROR(ABS(([.N37]-CEILING([.$C37]))/CEILING([.$C37]));&quot;*&quot;)" office:value-type="float" office:value="0.995283018867924" calcext:value-type="float">
            <text:p>0,995283018867924</text:p>
          </table:table-cell>
          <table:table-cell table:formula="of:=IFERROR(ABS(([.O37]-CEILING([.$C37]))/CEILING([.$C37]));&quot;*&quot;)" office:value-type="float" office:value="0.983490566037736" calcext:value-type="float">
            <text:p>0,983490566037736</text:p>
          </table:table-cell>
          <table:table-cell table:formula="of:=IF([.L37]=[.$P37];1;&quot;&quot;)">
            <text:p/>
          </table:table-cell>
          <table:table-cell table:formula="of:=IF([.M37]=[.$P37];1;&quot;&quot;)">
            <text:p/>
          </table:table-cell>
          <table:table-cell table:formula="of:=IF([.N37]=[.$P37];1;&quot;&quot;)">
            <text:p/>
          </table:table-cell>
          <table:table-cell table:formula="of:=IF([.O37]=[.$P37];1;&quot;&quot;)" office:value-type="float" office:value="1" calcext:value-type="float">
            <text:p>1</text:p>
          </table:table-cell>
          <table:table-cell table:number-columns-repeated="8"/>
          <table:table-cell table:formula="of:=CONCATENATE([.A37];&quot;&amp;&quot;;[.B37];&quot;&amp;&quot;;IF([.E37]=1;CONCATENATE(&quot;\h{&quot;;[.C37];&quot;}&quot;);[.C37]);&quot;&amp;&quot;;[.H37];&quot;&amp;&quot;;IF([.J37]=0;CONCATENATE(&quot;\uu{&quot;;[.I37];&quot;}&quot;);[.I37]);&quot;&amp;&quot;;IF([.L37]=[.P37];CONCATENATE(&quot;\h{&quot;;[.L37];&quot;}&quot;);[.L37]);&quot;&amp;&quot;;IF([.M37]=[.P37];CONCATENATE(&quot;\h{&quot;;[.M37];&quot;}&quot;);[.M37]);&quot;&amp;&quot;;IF([.N37]=[.P37];CONCATENATE(&quot;\h{&quot;;[.N37];&quot;}&quot;);[.N37]);&quot;&amp;&quot;;IF([.O37]=[.P37];CONCATENATE(&quot;\h{&quot;;[.O37];&quot;}&quot;);[.O37]);&quot;\\\hline&quot;)" office:value-type="string" office:string-value="r4-10-750-1&amp;40,12&amp;-424,1&amp;-424,1&amp;37&amp;3&amp;43&amp;-2&amp;\h{-7}\\\hline" calcext:value-type="string">
            <text:p>r4-10-750-1&amp;40,12&amp;-424,1&amp;-424,1&amp;37&amp;3&amp;43&amp;-2&amp;\h{-7}\\\hline</text:p>
          </table:table-cell>
          <table:table-cell table:number-columns-repeated="10"/>
        </table:table-row>
        <table:table-row table:style-name="ro2">
          <table:table-cell table:formula="of:=[$'ra-sub'.AA37]" office:value-type="string" office:string-value="r4-10-750-2" calcext:value-type="string">
            <text:p>r4-10-750-2</text:p>
          </table:table-cell>
          <table:table-cell table:formula="of:=IF([$'ra-sub'.S37]=5;&quot;*&quot;;ROUND([$'ra-sub'.AB37];2))" office:value-type="float" office:value="31.43" calcext:value-type="float">
            <text:p>31,43</text:p>
          </table:table-cell>
          <table:table-cell table:style-name="ce14" table:formula="of:=IF([$'ra-sub'.S37]=5;&quot;*&quot;;ROUND([$'ra-sub'.AC37];1))" office:value-type="float" office:value="-425.7" calcext:value-type="float">
            <text:p>-425,7</text:p>
          </table:table-cell>
          <table:table-cell table:style-name="ce32" table:formula="of:=IF([$'ra-sub'.S37]=5;&quot;*&quot;;['ra-sub'.I37])" office:value-type="float" office:value="274.250837" calcext:value-type="float">
            <text:p>274,3</text:p>
          </table:table-cell>
          <table:table-cell table:style-name="ce14" table:formula="of:=IF(['ra-sub'.S37]=11;1;&quot;&quot;)">
            <text:p/>
          </table:table-cell>
          <table:table-cell table:style-name="ce14" table:formula="of:=IFERROR(IF([.I38]=0;ABS(CEILING([.C38]));ABS(([.I38]-CEILING([.C38]))/[.I38]));&quot;*&quot;)" office:value-type="float" office:value="15.1666666666667" calcext:value-type="float">
            <text:p>15,2</text:p>
          </table:table-cell>
          <table:table-cell table:style-name="ce14" table:formula="of:=IFERROR([.I38]-CEILING([.C38]);&quot;*&quot;)" office:value-type="float" office:value="455" calcext:value-type="float">
            <text:p>455,0</text:p>
          </table:table-cell>
          <table:table-cell table:formula="of:=IF(AND([$'exact-sub'.S37]=5;[$'exact-sub'.N37]=1);&quot;*&quot;;ROUND([$'exact-sub'.J37];1))" office:value-type="float" office:value="-425.7" calcext:value-type="float">
            <text:p>-425,7</text:p>
          </table:table-cell>
          <table:table-cell table:formula="of:=[$'exact-sub'.K37]" office:value-type="float" office:value="30" calcext:value-type="float">
            <text:p>30</text:p>
          </table:table-cell>
          <table:table-cell table:formula="of:=IF([$'exact-sub'.L37]&lt;1000000;[$'exact-sub'.L37];&quot;*&quot;)" office:value-type="string" office:string-value="*" calcext:value-type="string">
            <text:p>*</text:p>
          </table:table-cell>
          <table:table-cell table:formula="of:=IF([$'exact-sub'.S37]=5;&quot;*&quot;;[$'exact-sub'.I37])" office:value-type="string" office:string-value="*" calcext:value-type="string">
            <text:p>*</text:p>
          </table:table-cell>
          <table:table-cell table:style-name="ce19" table:formula="of:=[$'ra-sub'.AE37]" office:value-type="float" office:value="5" calcext:value-type="float">
            <text:p>5</text:p>
          </table:table-cell>
          <table:table-cell table:style-name="ce19" table:formula="of:=IF([$'bcpa-sub-t600'.AE37]=&quot;&quot;;&quot;*&quot;;[$'bcpa-sub-t600'.AE37])" office:value-type="float" office:value="41" calcext:value-type="float">
            <text:p>41</text:p>
          </table:table-cell>
          <table:table-cell table:style-name="ce19" table:formula="of:=[$'blpl-sub-t300'.AE37]" office:value-type="float" office:value="-2" calcext:value-type="float">
            <text:p>-2</text:p>
          </table:table-cell>
          <table:table-cell table:style-name="ce19" table:formula="of:=[$'sbpl-sub-t300'.AE37]" office:value-type="float" office:value="-1" calcext:value-type="float">
            <text:p>-1</text:p>
          </table:table-cell>
          <table:table-cell table:formula="of:=MIN([.L38:.O38])" office:value-type="float" office:value="-2" calcext:value-type="float">
            <text:p>-2</text:p>
          </table:table-cell>
          <table:table-cell table:formula="of:=IFERROR(ABS([.L38]-CEILING([.$C38]));&quot;*&quot;)" office:value-type="float" office:value="430" calcext:value-type="float">
            <text:p>430</text:p>
          </table:table-cell>
          <table:table-cell table:formula="of:=IFERROR(ABS([.M38]-CEILING([.$C38]));&quot;*&quot;)" office:value-type="float" office:value="466" calcext:value-type="float">
            <text:p>466</text:p>
          </table:table-cell>
          <table:table-cell table:formula="of:=IFERROR(ABS([.N38]-CEILING([.$C38]));&quot;*&quot;)" office:value-type="float" office:value="423" calcext:value-type="float">
            <text:p>423</text:p>
          </table:table-cell>
          <table:table-cell table:formula="of:=IFERROR(ABS([.O38]-CEILING([.$C38]));&quot;*&quot;)" office:value-type="float" office:value="424" calcext:value-type="float">
            <text:p>424</text:p>
          </table:table-cell>
          <table:table-cell table:formula="of:=IFERROR(ABS(([.L38]-CEILING([.$C38]))/CEILING([.$C38]));&quot;*&quot;)" office:value-type="float" office:value="1.01176470588235" calcext:value-type="float">
            <text:p>1,01176470588235</text:p>
          </table:table-cell>
          <table:table-cell table:style-name="ce15" table:formula="of:=IFERROR(ABS(([.M38]-CEILING([.$C38]))/CEILING([.$C38]));&quot;*&quot;)" office:value-type="float" office:value="1.09647058823529" calcext:value-type="float">
            <text:p>1,09647058823529</text:p>
          </table:table-cell>
          <table:table-cell table:formula="of:=IFERROR(ABS(([.N38]-CEILING([.$C38]))/CEILING([.$C38]));&quot;*&quot;)" office:value-type="float" office:value="0.995294117647059" calcext:value-type="float">
            <text:p>0,995294117647059</text:p>
          </table:table-cell>
          <table:table-cell table:formula="of:=IFERROR(ABS(([.O38]-CEILING([.$C38]))/CEILING([.$C38]));&quot;*&quot;)" office:value-type="float" office:value="0.997647058823529" calcext:value-type="float">
            <text:p>0,997647058823529</text:p>
          </table:table-cell>
          <table:table-cell table:formula="of:=IF([.L38]=[.$P38];1;&quot;&quot;)">
            <text:p/>
          </table:table-cell>
          <table:table-cell table:formula="of:=IF([.M38]=[.$P38];1;&quot;&quot;)">
            <text:p/>
          </table:table-cell>
          <table:table-cell table:formula="of:=IF([.N38]=[.$P38];1;&quot;&quot;)" office:value-type="float" office:value="1" calcext:value-type="float">
            <text:p>1</text:p>
          </table:table-cell>
          <table:table-cell table:formula="of:=IF([.O38]=[.$P38];1;&quot;&quot;)">
            <text:p/>
          </table:table-cell>
          <table:table-cell table:number-columns-repeated="8"/>
          <table:table-cell table:formula="of:=CONCATENATE([.A38];&quot;&amp;&quot;;[.B38];&quot;&amp;&quot;;IF([.E38]=1;CONCATENATE(&quot;\h{&quot;;[.C38];&quot;}&quot;);[.C38]);&quot;&amp;&quot;;[.H38];&quot;&amp;&quot;;IF([.J38]=0;CONCATENATE(&quot;\uu{&quot;;[.I38];&quot;}&quot;);[.I38]);&quot;&amp;&quot;;IF([.L38]=[.P38];CONCATENATE(&quot;\h{&quot;;[.L38];&quot;}&quot;);[.L38]);&quot;&amp;&quot;;IF([.M38]=[.P38];CONCATENATE(&quot;\h{&quot;;[.M38];&quot;}&quot;);[.M38]);&quot;&amp;&quot;;IF([.N38]=[.P38];CONCATENATE(&quot;\h{&quot;;[.N38];&quot;}&quot;);[.N38]);&quot;&amp;&quot;;IF([.O38]=[.P38];CONCATENATE(&quot;\h{&quot;;[.O38];&quot;}&quot;);[.O38]);&quot;\\\hline&quot;)" office:value-type="string" office:string-value="r4-10-750-2&amp;31,43&amp;-425,7&amp;-425,7&amp;30&amp;5&amp;41&amp;\h{-2}&amp;-1\\\hline" calcext:value-type="string">
            <text:p>r4-10-750-2&amp;31,43&amp;-425,7&amp;-425,7&amp;30&amp;5&amp;41&amp;\h{-2}&amp;-1\\\hline</text:p>
          </table:table-cell>
          <table:table-cell table:number-columns-repeated="10"/>
        </table:table-row>
        <table:table-row table:style-name="ro2">
          <table:table-cell table:formula="of:=[$'ra-sub'.AA38]" office:value-type="string" office:string-value="r4-15-250-1" calcext:value-type="string">
            <text:p>r4-15-250-1</text:p>
          </table:table-cell>
          <table:table-cell table:formula="of:=IF([$'ra-sub'.S38]=5;&quot;*&quot;;ROUND([$'ra-sub'.AB38];2))" office:value-type="float" office:value="44.04" calcext:value-type="float">
            <text:p>44,04</text:p>
          </table:table-cell>
          <table:table-cell table:style-name="ce14" table:formula="of:=IF([$'ra-sub'.S38]=5;&quot;*&quot;;ROUND([$'ra-sub'.AC38];1))" office:value-type="float" office:value="-140.5" calcext:value-type="float">
            <text:p>-140,5</text:p>
          </table:table-cell>
          <table:table-cell table:style-name="ce32" table:formula="of:=IF([$'ra-sub'.S38]=5;&quot;*&quot;;['ra-sub'.I38])" office:value-type="float" office:value="31.131279" calcext:value-type="float">
            <text:p>31,1</text:p>
          </table:table-cell>
          <table:table-cell table:style-name="ce14" table:formula="of:=IF(['ra-sub'.S38]=11;1;&quot;&quot;)">
            <text:p/>
          </table:table-cell>
          <table:table-cell table:style-name="ce14" table:formula="of:=IFERROR(IF([.I39]=0;ABS(CEILING([.C39]));ABS(([.I39]-CEILING([.C39]))/[.I39]));&quot;*&quot;)" office:value-type="float" office:value="36" calcext:value-type="float">
            <text:p>36,0</text:p>
          </table:table-cell>
          <table:table-cell table:style-name="ce14" table:formula="of:=IFERROR([.I39]-CEILING([.C39]);&quot;*&quot;)" office:value-type="float" office:value="144" calcext:value-type="float">
            <text:p>144,0</text:p>
          </table:table-cell>
          <table:table-cell table:formula="of:=IF(AND([$'exact-sub'.S38]=5;[$'exact-sub'.N38]=1);&quot;*&quot;;ROUND([$'exact-sub'.J38];1))" office:value-type="float" office:value="-140" calcext:value-type="float">
            <text:p>-140</text:p>
          </table:table-cell>
          <table:table-cell table:formula="of:=[$'exact-sub'.K38]" office:value-type="float" office:value="4" calcext:value-type="float">
            <text:p>4</text:p>
          </table:table-cell>
          <table:table-cell table:formula="of:=IF([$'exact-sub'.L38]&lt;1000000;[$'exact-sub'.L38];&quot;*&quot;)" office:value-type="string" office:string-value="*" calcext:value-type="string">
            <text:p>*</text:p>
          </table:table-cell>
          <table:table-cell table:formula="of:=IF([$'exact-sub'.S38]=5;&quot;*&quot;;[$'exact-sub'.I38])" office:value-type="string" office:string-value="*" calcext:value-type="string">
            <text:p>*</text:p>
          </table:table-cell>
          <table:table-cell table:style-name="ce19" table:formula="of:=[$'ra-sub'.AE38]" office:value-type="float" office:value="2" calcext:value-type="float">
            <text:p>2</text:p>
          </table:table-cell>
          <table:table-cell table:style-name="ce19" table:formula="of:=IF([$'bcpa-sub-t600'.AE38]=&quot;&quot;;&quot;*&quot;;[$'bcpa-sub-t600'.AE38])" office:value-type="float" office:value="9" calcext:value-type="float">
            <text:p>9</text:p>
          </table:table-cell>
          <table:table-cell table:style-name="ce19" table:formula="of:=[$'blpl-sub-t300'.AE38]" office:value-type="float" office:value="-1" calcext:value-type="float">
            <text:p>-1</text:p>
          </table:table-cell>
          <table:table-cell table:style-name="ce19" table:formula="of:=[$'sbpl-sub-t300'.AE38]" office:value-type="float" office:value="-1" calcext:value-type="float">
            <text:p>-1</text:p>
          </table:table-cell>
          <table:table-cell table:formula="of:=MIN([.L39:.O39])" office:value-type="float" office:value="-1" calcext:value-type="float">
            <text:p>-1</text:p>
          </table:table-cell>
          <table:table-cell table:formula="of:=IFERROR(ABS([.L39]-CEILING([.$C39]));&quot;*&quot;)" office:value-type="float" office:value="142" calcext:value-type="float">
            <text:p>142</text:p>
          </table:table-cell>
          <table:table-cell table:formula="of:=IFERROR(ABS([.M39]-CEILING([.$C39]));&quot;*&quot;)" office:value-type="float" office:value="149" calcext:value-type="float">
            <text:p>149</text:p>
          </table:table-cell>
          <table:table-cell table:formula="of:=IFERROR(ABS([.N39]-CEILING([.$C39]));&quot;*&quot;)" office:value-type="float" office:value="139" calcext:value-type="float">
            <text:p>139</text:p>
          </table:table-cell>
          <table:table-cell table:formula="of:=IFERROR(ABS([.O39]-CEILING([.$C39]));&quot;*&quot;)" office:value-type="float" office:value="139" calcext:value-type="float">
            <text:p>139</text:p>
          </table:table-cell>
          <table:table-cell table:formula="of:=IFERROR(ABS(([.L39]-CEILING([.$C39]))/CEILING([.$C39]));&quot;*&quot;)" office:value-type="float" office:value="1.01428571428571" calcext:value-type="float">
            <text:p>1,01428571428571</text:p>
          </table:table-cell>
          <table:table-cell table:style-name="ce15" table:formula="of:=IFERROR(ABS(([.M39]-CEILING([.$C39]))/CEILING([.$C39]));&quot;*&quot;)" office:value-type="float" office:value="1.06428571428571" calcext:value-type="float">
            <text:p>1,06428571428571</text:p>
          </table:table-cell>
          <table:table-cell table:formula="of:=IFERROR(ABS(([.N39]-CEILING([.$C39]))/CEILING([.$C39]));&quot;*&quot;)" office:value-type="float" office:value="0.992857142857143" calcext:value-type="float">
            <text:p>0,992857142857143</text:p>
          </table:table-cell>
          <table:table-cell table:formula="of:=IFERROR(ABS(([.O39]-CEILING([.$C39]))/CEILING([.$C39]));&quot;*&quot;)" office:value-type="float" office:value="0.992857142857143" calcext:value-type="float">
            <text:p>0,992857142857143</text:p>
          </table:table-cell>
          <table:table-cell table:formula="of:=IF([.L39]=[.$P39];1;&quot;&quot;)">
            <text:p/>
          </table:table-cell>
          <table:table-cell table:formula="of:=IF([.M39]=[.$P39];1;&quot;&quot;)">
            <text:p/>
          </table:table-cell>
          <table:table-cell table:style-name="ce24" table:formula="of:=IF([.N39]=[.$P39];1;&quot;&quot;)" office:value-type="float" office:value="1" calcext:value-type="float">
            <text:p>1</text:p>
          </table:table-cell>
          <table:table-cell table:formula="of:=IF([.O39]=[.$P39];1;&quot;&quot;)" office:value-type="float" office:value="1" calcext:value-type="float">
            <text:p>1</text:p>
          </table:table-cell>
          <table:table-cell table:number-columns-repeated="8"/>
          <table:table-cell table:formula="of:=CONCATENATE([.A39];&quot;&amp;&quot;;[.B39];&quot;&amp;&quot;;IF([.E39]=1;CONCATENATE(&quot;\h{&quot;;[.C39];&quot;}&quot;);[.C39]);&quot;&amp;&quot;;[.H39];&quot;&amp;&quot;;IF([.J39]=0;CONCATENATE(&quot;\uu{&quot;;[.I39];&quot;}&quot;);[.I39]);&quot;&amp;&quot;;IF([.L39]=[.P39];CONCATENATE(&quot;\h{&quot;;[.L39];&quot;}&quot;);[.L39]);&quot;&amp;&quot;;IF([.M39]=[.P39];CONCATENATE(&quot;\h{&quot;;[.M39];&quot;}&quot;);[.M39]);&quot;&amp;&quot;;IF([.N39]=[.P39];CONCATENATE(&quot;\h{&quot;;[.N39];&quot;}&quot;);[.N39]);&quot;&amp;&quot;;IF([.O39]=[.P39];CONCATENATE(&quot;\h{&quot;;[.O39];&quot;}&quot;);[.O39]);&quot;\\\hline&quot;)" office:value-type="string" office:string-value="r4-15-250-1&amp;44,04&amp;-140,5&amp;-140&amp;4&amp;2&amp;9&amp;\h{-1}&amp;\h{-1}\\\hline" calcext:value-type="string">
            <text:p>r4-15-250-1&amp;44,04&amp;-140,5&amp;-140&amp;4&amp;2&amp;9&amp;\h{-1}&amp;\h{-1}\\\hline</text:p>
          </table:table-cell>
          <table:table-cell table:number-columns-repeated="10"/>
        </table:table-row>
        <table:table-row table:style-name="ro2">
          <table:table-cell table:formula="of:=[$'ra-sub'.AA39]" office:value-type="string" office:string-value="r4-15-250-2" calcext:value-type="string">
            <text:p>r4-15-250-2</text:p>
          </table:table-cell>
          <table:table-cell table:formula="of:=IF([$'ra-sub'.S39]=5;&quot;*&quot;;ROUND([$'ra-sub'.AB39];2))" office:value-type="float" office:value="36.37" calcext:value-type="float">
            <text:p>36,37</text:p>
          </table:table-cell>
          <table:table-cell table:style-name="ce14" table:formula="of:=IF([$'ra-sub'.S39]=5;&quot;*&quot;;ROUND([$'ra-sub'.AC39];1))" office:value-type="float" office:value="-141.4" calcext:value-type="float">
            <text:p>-141,4</text:p>
          </table:table-cell>
          <table:table-cell table:style-name="ce32" table:formula="of:=IF([$'ra-sub'.S39]=5;&quot;*&quot;;['ra-sub'.I39])" office:value-type="float" office:value="12.161677" calcext:value-type="float">
            <text:p>12,2</text:p>
          </table:table-cell>
          <table:table-cell table:style-name="ce14" table:formula="of:=IF(['ra-sub'.S39]=11;1;&quot;&quot;)">
            <text:p/>
          </table:table-cell>
          <table:table-cell table:style-name="ce14" table:formula="of:=IFERROR(IF([.I40]=0;ABS(CEILING([.C40]));ABS(([.I40]-CEILING([.C40]))/[.I40]));&quot;*&quot;)" office:value-type="float" office:value="19.1428571428571" calcext:value-type="float">
            <text:p>19,1</text:p>
          </table:table-cell>
          <table:table-cell table:style-name="ce14" table:formula="of:=IFERROR([.I40]-CEILING([.C40]);&quot;*&quot;)" office:value-type="float" office:value="134" calcext:value-type="float">
            <text:p>134,0</text:p>
          </table:table-cell>
          <table:table-cell table:formula="of:=IF(AND([$'exact-sub'.S39]=5;[$'exact-sub'.N39]=1);&quot;*&quot;;ROUND([$'exact-sub'.J39];1))" office:value-type="float" office:value="-141.3" calcext:value-type="float">
            <text:p>-141,3</text:p>
          </table:table-cell>
          <table:table-cell table:formula="of:=[$'exact-sub'.K39]" office:value-type="float" office:value="-7" calcext:value-type="float">
            <text:p>-7</text:p>
          </table:table-cell>
          <table:table-cell table:formula="of:=IF([$'exact-sub'.L39]&lt;1000000;[$'exact-sub'.L39];&quot;*&quot;)" office:value-type="float" office:value="19.190409" calcext:value-type="float">
            <text:p>19,2</text:p>
          </table:table-cell>
          <table:table-cell table:formula="of:=IF([$'exact-sub'.S39]=5;&quot;*&quot;;[$'exact-sub'.I39])" office:value-type="string" office:string-value="*" calcext:value-type="string">
            <text:p>*</text:p>
          </table:table-cell>
          <table:table-cell table:style-name="ce19" table:formula="of:=[$'ra-sub'.AE39]" office:value-type="float" office:value="5" calcext:value-type="float">
            <text:p>5</text:p>
          </table:table-cell>
          <table:table-cell table:style-name="ce19" table:formula="of:=IF([$'bcpa-sub-t600'.AE39]=&quot;&quot;;&quot;*&quot;;[$'bcpa-sub-t600'.AE39])" office:value-type="float" office:value="6" calcext:value-type="float">
            <text:p>6</text:p>
          </table:table-cell>
          <table:table-cell table:style-name="ce19" table:formula="of:=[$'blpl-sub-t300'.AE39]" office:value-type="float" office:value="0" calcext:value-type="float">
            <text:p>0</text:p>
          </table:table-cell>
          <table:table-cell table:style-name="ce19" table:formula="of:=[$'sbpl-sub-t300'.AE39]" office:value-type="float" office:value="0" calcext:value-type="float">
            <text:p>0</text:p>
          </table:table-cell>
          <table:table-cell table:formula="of:=MIN([.L40:.O40])" office:value-type="float" office:value="0" calcext:value-type="float">
            <text:p>0</text:p>
          </table:table-cell>
          <table:table-cell table:formula="of:=IFERROR(ABS([.L40]-CEILING([.$C40]));&quot;*&quot;)" office:value-type="float" office:value="146" calcext:value-type="float">
            <text:p>146</text:p>
          </table:table-cell>
          <table:table-cell table:formula="of:=IFERROR(ABS([.M40]-CEILING([.$C40]));&quot;*&quot;)" office:value-type="float" office:value="147" calcext:value-type="float">
            <text:p>147</text:p>
          </table:table-cell>
          <table:table-cell table:formula="of:=IFERROR(ABS([.N40]-CEILING([.$C40]));&quot;*&quot;)" office:value-type="float" office:value="141" calcext:value-type="float">
            <text:p>141</text:p>
          </table:table-cell>
          <table:table-cell table:formula="of:=IFERROR(ABS([.O40]-CEILING([.$C40]));&quot;*&quot;)" office:value-type="float" office:value="141" calcext:value-type="float">
            <text:p>141</text:p>
          </table:table-cell>
          <table:table-cell table:formula="of:=IFERROR(ABS(([.L40]-CEILING([.$C40]))/CEILING([.$C40]));&quot;*&quot;)" office:value-type="float" office:value="1.0354609929078" calcext:value-type="float">
            <text:p>1,0354609929078</text:p>
          </table:table-cell>
          <table:table-cell table:style-name="ce15" table:formula="of:=IFERROR(ABS(([.M40]-CEILING([.$C40]))/CEILING([.$C40]));&quot;*&quot;)" office:value-type="float" office:value="1.04255319148936" calcext:value-type="float">
            <text:p>1,04255319148936</text:p>
          </table:table-cell>
          <table:table-cell table:formula="of:=IFERROR(ABS(([.N40]-CEILING([.$C40]))/CEILING([.$C40]));&quot;*&quot;)" office:value-type="float" office:value="1" calcext:value-type="float">
            <text:p>1</text:p>
          </table:table-cell>
          <table:table-cell table:formula="of:=IFERROR(ABS(([.O40]-CEILING([.$C40]))/CEILING([.$C40]));&quot;*&quot;)" office:value-type="float" office:value="1" calcext:value-type="float">
            <text:p>1</text:p>
          </table:table-cell>
          <table:table-cell table:formula="of:=IF([.L40]=[.$P40];1;&quot;&quot;)">
            <text:p/>
          </table:table-cell>
          <table:table-cell table:formula="of:=IF([.M40]=[.$P40];1;&quot;&quot;)">
            <text:p/>
          </table:table-cell>
          <table:table-cell table:style-name="ce24" table:formula="of:=IF([.N40]=[.$P40];1;&quot;&quot;)" office:value-type="float" office:value="1" calcext:value-type="float">
            <text:p>1</text:p>
          </table:table-cell>
          <table:table-cell table:formula="of:=IF([.O40]=[.$P40];1;&quot;&quot;)" office:value-type="float" office:value="1" calcext:value-type="float">
            <text:p>1</text:p>
          </table:table-cell>
          <table:table-cell table:number-columns-repeated="8"/>
          <table:table-cell table:formula="of:=CONCATENATE([.A40];&quot;&amp;&quot;;[.B40];&quot;&amp;&quot;;IF([.E40]=1;CONCATENATE(&quot;\h{&quot;;[.C40];&quot;}&quot;);[.C40]);&quot;&amp;&quot;;[.H40];&quot;&amp;&quot;;IF([.J40]=0;CONCATENATE(&quot;\uu{&quot;;[.I40];&quot;}&quot;);[.I40]);&quot;&amp;&quot;;IF([.L40]=[.P40];CONCATENATE(&quot;\h{&quot;;[.L40];&quot;}&quot;);[.L40]);&quot;&amp;&quot;;IF([.M40]=[.P40];CONCATENATE(&quot;\h{&quot;;[.M40];&quot;}&quot;);[.M40]);&quot;&amp;&quot;;IF([.N40]=[.P40];CONCATENATE(&quot;\h{&quot;;[.N40];&quot;}&quot;);[.N40]);&quot;&amp;&quot;;IF([.O40]=[.P40];CONCATENATE(&quot;\h{&quot;;[.O40];&quot;}&quot;);[.O40]);&quot;\\\hline&quot;)" office:value-type="string" office:string-value="r4-15-250-2&amp;36,37&amp;-141,4&amp;-141,3&amp;-7&amp;5&amp;6&amp;\h{0}&amp;\h{0}\\\hline" calcext:value-type="string">
            <text:p>r4-15-250-2&amp;36,37&amp;-141,4&amp;-141,3&amp;-7&amp;5&amp;6&amp;\h{0}&amp;\h{0}\\\hline</text:p>
          </table:table-cell>
          <table:table-cell table:number-columns-repeated="10"/>
        </table:table-row>
        <table:table-row table:style-name="ro2">
          <table:table-cell table:formula="of:=[$'ra-sub'.AA40]" office:value-type="string" office:string-value="r4-15-500-1" calcext:value-type="string">
            <text:p>r4-15-500-1</text:p>
          </table:table-cell>
          <table:table-cell table:formula="of:=IF([$'ra-sub'.S40]=5;&quot;*&quot;;ROUND([$'ra-sub'.AB40];2))" office:value-type="float" office:value="41.77" calcext:value-type="float">
            <text:p>41,77</text:p>
          </table:table-cell>
          <table:table-cell table:style-name="ce14" table:formula="of:=IF([$'ra-sub'.S40]=5;&quot;*&quot;;ROUND([$'ra-sub'.AC40];1))" office:value-type="float" office:value="-281.5" calcext:value-type="float">
            <text:p>-281,5</text:p>
          </table:table-cell>
          <table:table-cell table:style-name="ce32" table:formula="of:=IF([$'ra-sub'.S40]=5;&quot;*&quot;;['ra-sub'.I40])" office:value-type="float" office:value="196.694797" calcext:value-type="float">
            <text:p>196,7</text:p>
          </table:table-cell>
          <table:table-cell table:style-name="ce14" table:formula="of:=IF(['ra-sub'.S40]=11;1;&quot;&quot;)">
            <text:p/>
          </table:table-cell>
          <table:table-cell table:style-name="ce14" table:formula="of:=IFERROR(IF([.I41]=0;ABS(CEILING([.C41]));ABS(([.I41]-CEILING([.C41]))/[.I41]));&quot;*&quot;)" office:value-type="float" office:value="8.39473684210526" calcext:value-type="float">
            <text:p>8,4</text:p>
          </table:table-cell>
          <table:table-cell table:style-name="ce14" table:formula="of:=IFERROR([.I41]-CEILING([.C41]);&quot;*&quot;)" office:value-type="float" office:value="319" calcext:value-type="float">
            <text:p>319,0</text:p>
          </table:table-cell>
          <table:table-cell table:formula="of:=IF(AND([$'exact-sub'.S40]=5;[$'exact-sub'.N40]=1);&quot;*&quot;;ROUND([$'exact-sub'.J40];1))" office:value-type="float" office:value="-281.5" calcext:value-type="float">
            <text:p>-281,5</text:p>
          </table:table-cell>
          <table:table-cell table:formula="of:=[$'exact-sub'.K40]" office:value-type="float" office:value="38" calcext:value-type="float">
            <text:p>38</text:p>
          </table:table-cell>
          <table:table-cell table:formula="of:=IF([$'exact-sub'.L40]&lt;1000000;[$'exact-sub'.L40];&quot;*&quot;)" office:value-type="string" office:string-value="*" calcext:value-type="string">
            <text:p>*</text:p>
          </table:table-cell>
          <table:table-cell table:formula="of:=IF([$'exact-sub'.S40]=5;&quot;*&quot;;[$'exact-sub'.I40])" office:value-type="string" office:string-value="*" calcext:value-type="string">
            <text:p>*</text:p>
          </table:table-cell>
          <table:table-cell table:style-name="ce19" table:formula="of:=[$'ra-sub'.AE40]" office:value-type="float" office:value="12" calcext:value-type="float">
            <text:p>12</text:p>
          </table:table-cell>
          <table:table-cell table:style-name="ce19" table:formula="of:=IF([$'bcpa-sub-t600'.AE40]=&quot;&quot;;&quot;*&quot;;[$'bcpa-sub-t600'.AE40])" office:value-type="float" office:value="30" calcext:value-type="float">
            <text:p>30</text:p>
          </table:table-cell>
          <table:table-cell table:style-name="ce19" table:formula="of:=[$'blpl-sub-t300'.AE40]" office:value-type="float" office:value="2" calcext:value-type="float">
            <text:p>2</text:p>
          </table:table-cell>
          <table:table-cell table:style-name="ce19" table:formula="of:=[$'sbpl-sub-t300'.AE40]" office:value-type="float" office:value="0" calcext:value-type="float">
            <text:p>0</text:p>
          </table:table-cell>
          <table:table-cell table:formula="of:=MIN([.L41:.O41])" office:value-type="float" office:value="0" calcext:value-type="float">
            <text:p>0</text:p>
          </table:table-cell>
          <table:table-cell table:formula="of:=IFERROR(ABS([.L41]-CEILING([.$C41]));&quot;*&quot;)" office:value-type="float" office:value="293" calcext:value-type="float">
            <text:p>293</text:p>
          </table:table-cell>
          <table:table-cell table:formula="of:=IFERROR(ABS([.M41]-CEILING([.$C41]));&quot;*&quot;)" office:value-type="float" office:value="311" calcext:value-type="float">
            <text:p>311</text:p>
          </table:table-cell>
          <table:table-cell table:formula="of:=IFERROR(ABS([.N41]-CEILING([.$C41]));&quot;*&quot;)" office:value-type="float" office:value="283" calcext:value-type="float">
            <text:p>283</text:p>
          </table:table-cell>
          <table:table-cell table:formula="of:=IFERROR(ABS([.O41]-CEILING([.$C41]));&quot;*&quot;)" office:value-type="float" office:value="281" calcext:value-type="float">
            <text:p>281</text:p>
          </table:table-cell>
          <table:table-cell table:formula="of:=IFERROR(ABS(([.L41]-CEILING([.$C41]))/CEILING([.$C41]));&quot;*&quot;)" office:value-type="float" office:value="1.04270462633452" calcext:value-type="float">
            <text:p>1,04270462633452</text:p>
          </table:table-cell>
          <table:table-cell table:style-name="ce15" table:formula="of:=IFERROR(ABS(([.M41]-CEILING([.$C41]))/CEILING([.$C41]));&quot;*&quot;)" office:value-type="float" office:value="1.1067615658363" calcext:value-type="float">
            <text:p>1,1067615658363</text:p>
          </table:table-cell>
          <table:table-cell table:formula="of:=IFERROR(ABS(([.N41]-CEILING([.$C41]))/CEILING([.$C41]));&quot;*&quot;)" office:value-type="float" office:value="1.00711743772242" calcext:value-type="float">
            <text:p>1,00711743772242</text:p>
          </table:table-cell>
          <table:table-cell table:formula="of:=IFERROR(ABS(([.O41]-CEILING([.$C41]))/CEILING([.$C41]));&quot;*&quot;)" office:value-type="float" office:value="1" calcext:value-type="float">
            <text:p>1</text:p>
          </table:table-cell>
          <table:table-cell table:formula="of:=IF([.L41]=[.$P41];1;&quot;&quot;)">
            <text:p/>
          </table:table-cell>
          <table:table-cell table:formula="of:=IF([.M41]=[.$P41];1;&quot;&quot;)">
            <text:p/>
          </table:table-cell>
          <table:table-cell table:formula="of:=IF([.N41]=[.$P41];1;&quot;&quot;)">
            <text:p/>
          </table:table-cell>
          <table:table-cell table:formula="of:=IF([.O41]=[.$P41];1;&quot;&quot;)" office:value-type="float" office:value="1" calcext:value-type="float">
            <text:p>1</text:p>
          </table:table-cell>
          <table:table-cell table:number-columns-repeated="8"/>
          <table:table-cell table:formula="of:=CONCATENATE([.A41];&quot;&amp;&quot;;[.B41];&quot;&amp;&quot;;IF([.E41]=1;CONCATENATE(&quot;\h{&quot;;[.C41];&quot;}&quot;);[.C41]);&quot;&amp;&quot;;[.H41];&quot;&amp;&quot;;IF([.J41]=0;CONCATENATE(&quot;\uu{&quot;;[.I41];&quot;}&quot;);[.I41]);&quot;&amp;&quot;;IF([.L41]=[.P41];CONCATENATE(&quot;\h{&quot;;[.L41];&quot;}&quot;);[.L41]);&quot;&amp;&quot;;IF([.M41]=[.P41];CONCATENATE(&quot;\h{&quot;;[.M41];&quot;}&quot;);[.M41]);&quot;&amp;&quot;;IF([.N41]=[.P41];CONCATENATE(&quot;\h{&quot;;[.N41];&quot;}&quot;);[.N41]);&quot;&amp;&quot;;IF([.O41]=[.P41];CONCATENATE(&quot;\h{&quot;;[.O41];&quot;}&quot;);[.O41]);&quot;\\\hline&quot;)" office:value-type="string" office:string-value="r4-15-500-1&amp;41,77&amp;-281,5&amp;-281,5&amp;38&amp;12&amp;30&amp;2&amp;\h{0}\\\hline" calcext:value-type="string">
            <text:p>r4-15-500-1&amp;41,77&amp;-281,5&amp;-281,5&amp;38&amp;12&amp;30&amp;2&amp;\h{0}\\\hline</text:p>
          </table:table-cell>
          <table:table-cell table:number-columns-repeated="10"/>
        </table:table-row>
        <table:table-row table:style-name="ro2">
          <table:table-cell table:formula="of:=[$'ra-sub'.AA41]" office:value-type="string" office:string-value="r4-15-500-2" calcext:value-type="string">
            <text:p>r4-15-500-2</text:p>
          </table:table-cell>
          <table:table-cell table:formula="of:=IF([$'ra-sub'.S41]=5;&quot;*&quot;;ROUND([$'ra-sub'.AB41];2))" office:value-type="float" office:value="35.91" calcext:value-type="float">
            <text:p>35,91</text:p>
          </table:table-cell>
          <table:table-cell table:style-name="ce14" table:formula="of:=IF([$'ra-sub'.S41]=5;&quot;*&quot;;ROUND([$'ra-sub'.AC41];1))" office:value-type="float" office:value="-282.9" calcext:value-type="float">
            <text:p>-282,9</text:p>
          </table:table-cell>
          <table:table-cell table:style-name="ce32" table:formula="of:=IF([$'ra-sub'.S41]=5;&quot;*&quot;;['ra-sub'.I41])" office:value-type="float" office:value="241.583976" calcext:value-type="float">
            <text:p>241,6</text:p>
          </table:table-cell>
          <table:table-cell table:style-name="ce14" table:formula="of:=IF(['ra-sub'.S41]=11;1;&quot;&quot;)">
            <text:p/>
          </table:table-cell>
          <table:table-cell table:style-name="ce14" table:formula="of:=IFERROR(IF([.I42]=0;ABS(CEILING([.C42]));ABS(([.I42]-CEILING([.C42]))/[.I42]));&quot;*&quot;)" office:value-type="float" office:value="12.28" calcext:value-type="float">
            <text:p>12,3</text:p>
          </table:table-cell>
          <table:table-cell table:style-name="ce14" table:formula="of:=IFERROR([.I42]-CEILING([.C42]);&quot;*&quot;)" office:value-type="float" office:value="307" calcext:value-type="float">
            <text:p>307,0</text:p>
          </table:table-cell>
          <table:table-cell table:formula="of:=IF(AND([$'exact-sub'.S41]=5;[$'exact-sub'.N41]=1);&quot;*&quot;;ROUND([$'exact-sub'.J41];1))" office:value-type="float" office:value="-282.9" calcext:value-type="float">
            <text:p>-282,9</text:p>
          </table:table-cell>
          <table:table-cell table:formula="of:=[$'exact-sub'.K41]" office:value-type="float" office:value="25" calcext:value-type="float">
            <text:p>25</text:p>
          </table:table-cell>
          <table:table-cell table:formula="of:=IF([$'exact-sub'.L41]&lt;1000000;[$'exact-sub'.L41];&quot;*&quot;)" office:value-type="string" office:string-value="*" calcext:value-type="string">
            <text:p>*</text:p>
          </table:table-cell>
          <table:table-cell table:formula="of:=IF([$'exact-sub'.S41]=5;&quot;*&quot;;[$'exact-sub'.I41])" office:value-type="string" office:string-value="*" calcext:value-type="string">
            <text:p>*</text:p>
          </table:table-cell>
          <table:table-cell table:style-name="ce19" table:formula="of:=[$'ra-sub'.AE41]" office:value-type="float" office:value="10" calcext:value-type="float">
            <text:p>10</text:p>
          </table:table-cell>
          <table:table-cell table:style-name="ce19" table:formula="of:=IF([$'bcpa-sub-t600'.AE41]=&quot;&quot;;&quot;*&quot;;[$'bcpa-sub-t600'.AE41])" office:value-type="float" office:value="37" calcext:value-type="float">
            <text:p>37</text:p>
          </table:table-cell>
          <table:table-cell table:style-name="ce19" table:formula="of:=[$'blpl-sub-t300'.AE41]" office:value-type="float" office:value="3" calcext:value-type="float">
            <text:p>3</text:p>
          </table:table-cell>
          <table:table-cell table:style-name="ce19" table:formula="of:=[$'sbpl-sub-t300'.AE41]" office:value-type="float" office:value="4" calcext:value-type="float">
            <text:p>4</text:p>
          </table:table-cell>
          <table:table-cell table:formula="of:=MIN([.L42:.O42])" office:value-type="float" office:value="3" calcext:value-type="float">
            <text:p>3</text:p>
          </table:table-cell>
          <table:table-cell table:formula="of:=IFERROR(ABS([.L42]-CEILING([.$C42]));&quot;*&quot;)" office:value-type="float" office:value="292" calcext:value-type="float">
            <text:p>292</text:p>
          </table:table-cell>
          <table:table-cell table:formula="of:=IFERROR(ABS([.M42]-CEILING([.$C42]));&quot;*&quot;)" office:value-type="float" office:value="319" calcext:value-type="float">
            <text:p>319</text:p>
          </table:table-cell>
          <table:table-cell table:formula="of:=IFERROR(ABS([.N42]-CEILING([.$C42]));&quot;*&quot;)" office:value-type="float" office:value="285" calcext:value-type="float">
            <text:p>285</text:p>
          </table:table-cell>
          <table:table-cell table:formula="of:=IFERROR(ABS([.O42]-CEILING([.$C42]));&quot;*&quot;)" office:value-type="float" office:value="286" calcext:value-type="float">
            <text:p>286</text:p>
          </table:table-cell>
          <table:table-cell table:formula="of:=IFERROR(ABS(([.L42]-CEILING([.$C42]))/CEILING([.$C42]));&quot;*&quot;)" office:value-type="float" office:value="1.0354609929078" calcext:value-type="float">
            <text:p>1,0354609929078</text:p>
          </table:table-cell>
          <table:table-cell table:style-name="ce15" table:formula="of:=IFERROR(ABS(([.M42]-CEILING([.$C42]))/CEILING([.$C42]));&quot;*&quot;)" office:value-type="float" office:value="1.13120567375887" calcext:value-type="float">
            <text:p>1,13120567375887</text:p>
          </table:table-cell>
          <table:table-cell table:formula="of:=IFERROR(ABS(([.N42]-CEILING([.$C42]))/CEILING([.$C42]));&quot;*&quot;)" office:value-type="float" office:value="1.01063829787234" calcext:value-type="float">
            <text:p>1,01063829787234</text:p>
          </table:table-cell>
          <table:table-cell table:formula="of:=IFERROR(ABS(([.O42]-CEILING([.$C42]))/CEILING([.$C42]));&quot;*&quot;)" office:value-type="float" office:value="1.01418439716312" calcext:value-type="float">
            <text:p>1,01418439716312</text:p>
          </table:table-cell>
          <table:table-cell table:formula="of:=IF([.L42]=[.$P42];1;&quot;&quot;)">
            <text:p/>
          </table:table-cell>
          <table:table-cell table:formula="of:=IF([.M42]=[.$P42];1;&quot;&quot;)">
            <text:p/>
          </table:table-cell>
          <table:table-cell table:style-name="ce24" table:formula="of:=IF([.N42]=[.$P42];1;&quot;&quot;)" office:value-type="float" office:value="1" calcext:value-type="float">
            <text:p>1</text:p>
          </table:table-cell>
          <table:table-cell table:formula="of:=IF([.O42]=[.$P42];1;&quot;&quot;)">
            <text:p/>
          </table:table-cell>
          <table:table-cell table:number-columns-repeated="8"/>
          <table:table-cell table:formula="of:=CONCATENATE([.A42];&quot;&amp;&quot;;[.B42];&quot;&amp;&quot;;IF([.E42]=1;CONCATENATE(&quot;\h{&quot;;[.C42];&quot;}&quot;);[.C42]);&quot;&amp;&quot;;[.H42];&quot;&amp;&quot;;IF([.J42]=0;CONCATENATE(&quot;\uu{&quot;;[.I42];&quot;}&quot;);[.I42]);&quot;&amp;&quot;;IF([.L42]=[.P42];CONCATENATE(&quot;\h{&quot;;[.L42];&quot;}&quot;);[.L42]);&quot;&amp;&quot;;IF([.M42]=[.P42];CONCATENATE(&quot;\h{&quot;;[.M42];&quot;}&quot;);[.M42]);&quot;&amp;&quot;;IF([.N42]=[.P42];CONCATENATE(&quot;\h{&quot;;[.N42];&quot;}&quot;);[.N42]);&quot;&amp;&quot;;IF([.O42]=[.P42];CONCATENATE(&quot;\h{&quot;;[.O42];&quot;}&quot;);[.O42]);&quot;\\\hline&quot;)" office:value-type="string" office:string-value="r4-15-500-2&amp;35,91&amp;-282,9&amp;-282,9&amp;25&amp;10&amp;37&amp;\h{3}&amp;4\\\hline" calcext:value-type="string">
            <text:p>r4-15-500-2&amp;35,91&amp;-282,9&amp;-282,9&amp;25&amp;10&amp;37&amp;\h{3}&amp;4\\\hline</text:p>
          </table:table-cell>
          <table:table-cell table:number-columns-repeated="10"/>
        </table:table-row>
        <table:table-row table:style-name="ro2">
          <table:table-cell table:formula="of:=[$'ra-sub'.AA42]" office:value-type="string" office:string-value="r4-15-750-1" calcext:value-type="string">
            <text:p>r4-15-750-1</text:p>
          </table:table-cell>
          <table:table-cell table:formula="of:=IF([$'ra-sub'.S42]=5;&quot;*&quot;;ROUND([$'ra-sub'.AB42];2))" office:value-type="string" office:string-value="*" calcext:value-type="string">
            <text:p>*</text:p>
          </table:table-cell>
          <table:table-cell table:style-name="ce14" table:formula="of:=IF([$'ra-sub'.S42]=5;&quot;*&quot;;ROUND([$'ra-sub'.AC42];1))" office:value-type="string" office:string-value="*" calcext:value-type="string">
            <text:p>*</text:p>
          </table:table-cell>
          <table:table-cell table:style-name="ce32" table:formula="of:=IF([$'ra-sub'.S42]=5;&quot;*&quot;;['ra-sub'.I42])" office:value-type="string" office:string-value="*" calcext:value-type="string">
            <text:p>*</text:p>
          </table:table-cell>
          <table:table-cell table:style-name="ce14" table:formula="of:=IF(['ra-sub'.S42]=11;1;&quot;&quot;)">
            <text:p/>
          </table:table-cell>
          <table:table-cell table:style-name="ce14" table:formula="of:=IFERROR(IF([.I43]=0;ABS(CEILING([.C43]));ABS(([.I43]-CEILING([.C43]))/[.I43]));&quot;*&quot;)" office:value-type="string" office:string-value="*" calcext:value-type="string">
            <text:p>*</text:p>
          </table:table-cell>
          <table:table-cell table:style-name="ce14" table:formula="of:=IFERROR([.I43]-CEILING([.C43]);&quot;*&quot;)" office:value-type="string" office:string-value="*" calcext:value-type="string">
            <text:p>*</text:p>
          </table:table-cell>
          <table:table-cell table:formula="of:=IF(AND([$'exact-sub'.S42]=5;[$'exact-sub'.N42]=1);&quot;*&quot;;ROUND([$'exact-sub'.J42];1))" office:value-type="float" office:value="-422.6" calcext:value-type="float">
            <text:p>-422,6</text:p>
          </table:table-cell>
          <table:table-cell table:formula="of:=[$'exact-sub'.K42]" office:value-type="float" office:value="39" calcext:value-type="float">
            <text:p>39</text:p>
          </table:table-cell>
          <table:table-cell table:formula="of:=IF([$'exact-sub'.L42]&lt;1000000;[$'exact-sub'.L42];&quot;*&quot;)" office:value-type="string" office:string-value="*" calcext:value-type="string">
            <text:p>*</text:p>
          </table:table-cell>
          <table:table-cell table:formula="of:=IF([$'exact-sub'.S42]=5;&quot;*&quot;;[$'exact-sub'.I42])" office:value-type="string" office:string-value="*" calcext:value-type="string">
            <text:p>*</text:p>
          </table:table-cell>
          <table:table-cell table:style-name="ce19" table:formula="of:=[$'ra-sub'.AE42]" office:value-type="float" office:value="31" calcext:value-type="float">
            <text:p>31</text:p>
          </table:table-cell>
          <table:table-cell table:style-name="ce19" table:formula="of:=IF([$'bcpa-sub-t600'.AE42]=&quot;&quot;;&quot;*&quot;;[$'bcpa-sub-t600'.AE42])" office:value-type="string" office:string-value="*" calcext:value-type="string">
            <text:p>*</text:p>
          </table:table-cell>
          <table:table-cell table:style-name="ce19" table:formula="of:=[$'blpl-sub-t300'.AE42]" office:value-type="float" office:value="12" calcext:value-type="float">
            <text:p>12</text:p>
          </table:table-cell>
          <table:table-cell table:style-name="ce19" table:formula="of:=[$'sbpl-sub-t300'.AE42]" office:value-type="float" office:value="10" calcext:value-type="float">
            <text:p>10</text:p>
          </table:table-cell>
          <table:table-cell table:formula="of:=MIN([.L43:.O43])" office:value-type="float" office:value="10" calcext:value-type="float">
            <text:p>10</text:p>
          </table:table-cell>
          <table:table-cell table:formula="of:=IFERROR(ABS([.L43]-CEILING([.$C43]));&quot;*&quot;)" office:value-type="string" office:string-value="*" calcext:value-type="string">
            <text:p>*</text:p>
          </table:table-cell>
          <table:table-cell table:formula="of:=IFERROR(ABS([.M43]-CEILING([.$C43]));&quot;*&quot;)" office:value-type="string" office:string-value="*" calcext:value-type="string">
            <text:p>*</text:p>
          </table:table-cell>
          <table:table-cell table:formula="of:=IFERROR(ABS([.N43]-CEILING([.$C43]));&quot;*&quot;)" office:value-type="string" office:string-value="*" calcext:value-type="string">
            <text:p>*</text:p>
          </table:table-cell>
          <table:table-cell table:formula="of:=IFERROR(ABS([.O43]-CEILING([.$C43]));&quot;*&quot;)" office:value-type="string" office:string-value="*" calcext:value-type="string">
            <text:p>*</text:p>
          </table:table-cell>
          <table:table-cell table:formula="of:=IFERROR(ABS(([.L43]-CEILING([.$C43]))/CEILING([.$C43]));&quot;*&quot;)" office:value-type="string" office:string-value="*" calcext:value-type="string">
            <text:p>*</text:p>
          </table:table-cell>
          <table:table-cell table:style-name="ce15" table:formula="of:=IFERROR(ABS(([.M43]-CEILING([.$C43]))/CEILING([.$C43]));&quot;*&quot;)" office:value-type="string" office:string-value="*" calcext:value-type="string">
            <text:p>*</text:p>
          </table:table-cell>
          <table:table-cell table:formula="of:=IFERROR(ABS(([.N43]-CEILING([.$C43]))/CEILING([.$C43]));&quot;*&quot;)" office:value-type="string" office:string-value="*" calcext:value-type="string">
            <text:p>*</text:p>
          </table:table-cell>
          <table:table-cell table:formula="of:=IFERROR(ABS(([.O43]-CEILING([.$C43]))/CEILING([.$C43]));&quot;*&quot;)" office:value-type="string" office:string-value="*" calcext:value-type="string">
            <text:p>*</text:p>
          </table:table-cell>
          <table:table-cell table:formula="of:=IF([.L43]=[.$P43];1;&quot;&quot;)">
            <text:p/>
          </table:table-cell>
          <table:table-cell table:formula="of:=IF([.M43]=[.$P43];1;&quot;&quot;)">
            <text:p/>
          </table:table-cell>
          <table:table-cell table:formula="of:=IF([.N43]=[.$P43];1;&quot;&quot;)">
            <text:p/>
          </table:table-cell>
          <table:table-cell table:formula="of:=IF([.O43]=[.$P43];1;&quot;&quot;)" office:value-type="float" office:value="1" calcext:value-type="float">
            <text:p>1</text:p>
          </table:table-cell>
          <table:table-cell table:number-columns-repeated="8"/>
          <table:table-cell table:formula="of:=CONCATENATE([.A43];&quot;&amp;&quot;;[.B43];&quot;&amp;&quot;;IF([.E43]=1;CONCATENATE(&quot;\h{&quot;;[.C43];&quot;}&quot;);[.C43]);&quot;&amp;&quot;;[.H43];&quot;&amp;&quot;;IF([.J43]=0;CONCATENATE(&quot;\uu{&quot;;[.I43];&quot;}&quot;);[.I43]);&quot;&amp;&quot;;IF([.L43]=[.P43];CONCATENATE(&quot;\h{&quot;;[.L43];&quot;}&quot;);[.L43]);&quot;&amp;&quot;;IF([.M43]=[.P43];CONCATENATE(&quot;\h{&quot;;[.M43];&quot;}&quot;);[.M43]);&quot;&amp;&quot;;IF([.N43]=[.P43];CONCATENATE(&quot;\h{&quot;;[.N43];&quot;}&quot;);[.N43]);&quot;&amp;&quot;;IF([.O43]=[.P43];CONCATENATE(&quot;\h{&quot;;[.O43];&quot;}&quot;);[.O43]);&quot;\\\hline&quot;)" office:value-type="string" office:string-value="r4-15-750-1&amp;*&amp;*&amp;-422,6&amp;39&amp;31&amp;*&amp;12&amp;\h{10}\\\hline" calcext:value-type="string">
            <text:p>r4-15-750-1&amp;*&amp;*&amp;-422,6&amp;39&amp;31&amp;*&amp;12&amp;\h{10}\\\hline</text:p>
          </table:table-cell>
          <table:table-cell table:number-columns-repeated="10"/>
        </table:table-row>
        <table:table-row table:style-name="ro2">
          <table:table-cell table:formula="of:=[$'ra-sub'.AA43]" office:value-type="string" office:string-value="r4-15-750-2" calcext:value-type="string">
            <text:p>r4-15-750-2</text:p>
          </table:table-cell>
          <table:table-cell table:formula="of:=IF([$'ra-sub'.S43]=5;&quot;*&quot;;ROUND([$'ra-sub'.AB43];2))" office:value-type="float" office:value="26.08" calcext:value-type="float">
            <text:p>26,08</text:p>
          </table:table-cell>
          <table:table-cell table:style-name="ce14" table:formula="of:=IF([$'ra-sub'.S43]=5;&quot;*&quot;;ROUND([$'ra-sub'.AC43];1))" office:value-type="float" office:value="-428.1" calcext:value-type="float">
            <text:p>-428,1</text:p>
          </table:table-cell>
          <table:table-cell table:style-name="ce32" table:formula="of:=IF([$'ra-sub'.S43]=5;&quot;*&quot;;['ra-sub'.I43])" office:value-type="float" office:value="493.462846" calcext:value-type="float">
            <text:p>493,5</text:p>
          </table:table-cell>
          <table:table-cell table:style-name="ce14" table:formula="of:=IF(['ra-sub'.S43]=11;1;&quot;&quot;)">
            <text:p/>
          </table:table-cell>
          <table:table-cell table:style-name="ce14" table:formula="of:=IFERROR(IF([.I44]=0;ABS(CEILING([.C44]));ABS(([.I44]-CEILING([.C44]))/[.I44]));&quot;*&quot;)" office:value-type="float" office:value="18.8333333333333" calcext:value-type="float">
            <text:p>18,8</text:p>
          </table:table-cell>
          <table:table-cell table:style-name="ce14" table:formula="of:=IFERROR([.I44]-CEILING([.C44]);&quot;*&quot;)" office:value-type="float" office:value="452" calcext:value-type="float">
            <text:p>452,0</text:p>
          </table:table-cell>
          <table:table-cell table:formula="of:=IF(AND([$'exact-sub'.S43]=5;[$'exact-sub'.N43]=1);&quot;*&quot;;ROUND([$'exact-sub'.J43];1))" office:value-type="float" office:value="-428.1" calcext:value-type="float">
            <text:p>-428,1</text:p>
          </table:table-cell>
          <table:table-cell table:formula="of:=[$'exact-sub'.K43]" office:value-type="float" office:value="24" calcext:value-type="float">
            <text:p>24</text:p>
          </table:table-cell>
          <table:table-cell table:formula="of:=IF([$'exact-sub'.L43]&lt;1000000;[$'exact-sub'.L43];&quot;*&quot;)" office:value-type="string" office:string-value="*" calcext:value-type="string">
            <text:p>*</text:p>
          </table:table-cell>
          <table:table-cell table:formula="of:=IF([$'exact-sub'.S43]=5;&quot;*&quot;;[$'exact-sub'.I43])" office:value-type="string" office:string-value="*" calcext:value-type="string">
            <text:p>*</text:p>
          </table:table-cell>
          <table:table-cell table:style-name="ce19" table:formula="of:=[$'ra-sub'.AE43]" office:value-type="float" office:value="18" calcext:value-type="float">
            <text:p>18</text:p>
          </table:table-cell>
          <table:table-cell table:style-name="ce19" table:formula="of:=IF([$'bcpa-sub-t600'.AE43]=&quot;&quot;;&quot;*&quot;;[$'bcpa-sub-t600'.AE43])" office:value-type="float" office:value="24" calcext:value-type="float">
            <text:p>24</text:p>
          </table:table-cell>
          <table:table-cell table:style-name="ce19" table:formula="of:=[$'blpl-sub-t300'.AE43]" office:value-type="float" office:value="5" calcext:value-type="float">
            <text:p>5</text:p>
          </table:table-cell>
          <table:table-cell table:style-name="ce19" table:formula="of:=[$'sbpl-sub-t300'.AE43]" office:value-type="float" office:value="0" calcext:value-type="float">
            <text:p>0</text:p>
          </table:table-cell>
          <table:table-cell table:formula="of:=MIN([.L44:.O44])" office:value-type="float" office:value="0" calcext:value-type="float">
            <text:p>0</text:p>
          </table:table-cell>
          <table:table-cell table:formula="of:=IFERROR(ABS([.L44]-CEILING([.$C44]));&quot;*&quot;)" office:value-type="float" office:value="446" calcext:value-type="float">
            <text:p>446</text:p>
          </table:table-cell>
          <table:table-cell table:formula="of:=IFERROR(ABS([.M44]-CEILING([.$C44]));&quot;*&quot;)" office:value-type="float" office:value="452" calcext:value-type="float">
            <text:p>452</text:p>
          </table:table-cell>
          <table:table-cell table:formula="of:=IFERROR(ABS([.N44]-CEILING([.$C44]));&quot;*&quot;)" office:value-type="float" office:value="433" calcext:value-type="float">
            <text:p>433</text:p>
          </table:table-cell>
          <table:table-cell table:formula="of:=IFERROR(ABS([.O44]-CEILING([.$C44]));&quot;*&quot;)" office:value-type="float" office:value="428" calcext:value-type="float">
            <text:p>428</text:p>
          </table:table-cell>
          <table:table-cell table:formula="of:=IFERROR(ABS(([.L44]-CEILING([.$C44]))/CEILING([.$C44]));&quot;*&quot;)" office:value-type="float" office:value="1.04205607476636" calcext:value-type="float">
            <text:p>1,04205607476636</text:p>
          </table:table-cell>
          <table:table-cell table:style-name="ce15" table:formula="of:=IFERROR(ABS(([.M44]-CEILING([.$C44]))/CEILING([.$C44]));&quot;*&quot;)" office:value-type="float" office:value="1.05607476635514" calcext:value-type="float">
            <text:p>1,05607476635514</text:p>
          </table:table-cell>
          <table:table-cell table:formula="of:=IFERROR(ABS(([.N44]-CEILING([.$C44]))/CEILING([.$C44]));&quot;*&quot;)" office:value-type="float" office:value="1.01168224299065" calcext:value-type="float">
            <text:p>1,01168224299065</text:p>
          </table:table-cell>
          <table:table-cell table:formula="of:=IFERROR(ABS(([.O44]-CEILING([.$C44]))/CEILING([.$C44]));&quot;*&quot;)" office:value-type="float" office:value="1" calcext:value-type="float">
            <text:p>1</text:p>
          </table:table-cell>
          <table:table-cell table:formula="of:=IF([.L44]=[.$P44];1;&quot;&quot;)">
            <text:p/>
          </table:table-cell>
          <table:table-cell table:formula="of:=IF([.M44]=[.$P44];1;&quot;&quot;)">
            <text:p/>
          </table:table-cell>
          <table:table-cell table:formula="of:=IF([.N44]=[.$P44];1;&quot;&quot;)">
            <text:p/>
          </table:table-cell>
          <table:table-cell table:formula="of:=IF([.O44]=[.$P44];1;&quot;&quot;)" office:value-type="float" office:value="1" calcext:value-type="float">
            <text:p>1</text:p>
          </table:table-cell>
          <table:table-cell table:number-columns-repeated="8"/>
          <table:table-cell table:formula="of:=CONCATENATE([.A44];&quot;&amp;&quot;;[.B44];&quot;&amp;&quot;;IF([.E44]=1;CONCATENATE(&quot;\h{&quot;;[.C44];&quot;}&quot;);[.C44]);&quot;&amp;&quot;;[.H44];&quot;&amp;&quot;;IF([.J44]=0;CONCATENATE(&quot;\uu{&quot;;[.I44];&quot;}&quot;);[.I44]);&quot;&amp;&quot;;IF([.L44]=[.P44];CONCATENATE(&quot;\h{&quot;;[.L44];&quot;}&quot;);[.L44]);&quot;&amp;&quot;;IF([.M44]=[.P44];CONCATENATE(&quot;\h{&quot;;[.M44];&quot;}&quot;);[.M44]);&quot;&amp;&quot;;IF([.N44]=[.P44];CONCATENATE(&quot;\h{&quot;;[.N44];&quot;}&quot;);[.N44]);&quot;&amp;&quot;;IF([.O44]=[.P44];CONCATENATE(&quot;\h{&quot;;[.O44];&quot;}&quot;);[.O44]);&quot;\\\hline&quot;)" office:value-type="string" office:string-value="r4-15-750-2&amp;26,08&amp;-428,1&amp;-428,1&amp;24&amp;18&amp;24&amp;5&amp;\h{0}\\\hline" calcext:value-type="string">
            <text:p>r4-15-750-2&amp;26,08&amp;-428,1&amp;-428,1&amp;24&amp;18&amp;24&amp;5&amp;\h{0}\\\hline</text:p>
          </table:table-cell>
          <table:table-cell table:number-columns-repeated="10"/>
        </table:table-row>
        <table:table-row table:style-name="ro2">
          <table:table-cell table:formula="of:=[$'ra-sub'.AA44]" office:value-type="string" office:string-value="r4-20-250-1" calcext:value-type="string">
            <text:p>r4-20-250-1</text:p>
          </table:table-cell>
          <table:table-cell table:formula="of:=IF([$'ra-sub'.S44]=5;&quot;*&quot;;ROUND([$'ra-sub'.AB44];2))" office:value-type="float" office:value="38.67" calcext:value-type="float">
            <text:p>38,67</text:p>
          </table:table-cell>
          <table:table-cell table:style-name="ce14" table:formula="of:=IF([$'ra-sub'.S44]=5;&quot;*&quot;;ROUND([$'ra-sub'.AC44];1))" office:value-type="float" office:value="-140.6" calcext:value-type="float">
            <text:p>-140,6</text:p>
          </table:table-cell>
          <table:table-cell table:style-name="ce32" table:formula="of:=IF([$'ra-sub'.S44]=5;&quot;*&quot;;['ra-sub'.I44])" office:value-type="float" office:value="48.290848" calcext:value-type="float">
            <text:p>48,3</text:p>
          </table:table-cell>
          <table:table-cell table:style-name="ce14" table:formula="of:=IF(['ra-sub'.S44]=11;1;&quot;&quot;)">
            <text:p/>
          </table:table-cell>
          <table:table-cell table:style-name="ce14" table:formula="of:=IFERROR(IF([.I45]=0;ABS(CEILING([.C45]));ABS(([.I45]-CEILING([.C45]))/[.I45]));&quot;*&quot;)" office:value-type="float" office:value="69" calcext:value-type="float">
            <text:p>69,0</text:p>
          </table:table-cell>
          <table:table-cell table:style-name="ce14" table:formula="of:=IFERROR([.I45]-CEILING([.C45]);&quot;*&quot;)" office:value-type="float" office:value="138" calcext:value-type="float">
            <text:p>138,0</text:p>
          </table:table-cell>
          <table:table-cell table:formula="of:=IF(AND([$'exact-sub'.S44]=5;[$'exact-sub'.N44]=1);&quot;*&quot;;ROUND([$'exact-sub'.J44];1))" office:value-type="float" office:value="-140.6" calcext:value-type="float">
            <text:p>-140,6</text:p>
          </table:table-cell>
          <table:table-cell table:formula="of:=[$'exact-sub'.K44]" office:value-type="float" office:value="-2" calcext:value-type="float">
            <text:p>-2</text:p>
          </table:table-cell>
          <table:table-cell table:formula="of:=IF([$'exact-sub'.L44]&lt;1000000;[$'exact-sub'.L44];&quot;*&quot;)" office:value-type="float" office:value="69.275549" calcext:value-type="float">
            <text:p>69,3</text:p>
          </table:table-cell>
          <table:table-cell table:formula="of:=IF([$'exact-sub'.S44]=5;&quot;*&quot;;[$'exact-sub'.I44])" office:value-type="string" office:string-value="*" calcext:value-type="string">
            <text:p>*</text:p>
          </table:table-cell>
          <table:table-cell table:style-name="ce19" table:formula="of:=[$'ra-sub'.AE44]" office:value-type="float" office:value="5" calcext:value-type="float">
            <text:p>5</text:p>
          </table:table-cell>
          <table:table-cell table:style-name="ce19" table:formula="of:=IF([$'bcpa-sub-t600'.AE44]=&quot;&quot;;&quot;*&quot;;[$'bcpa-sub-t600'.AE44])" office:value-type="float" office:value="12" calcext:value-type="float">
            <text:p>12</text:p>
          </table:table-cell>
          <table:table-cell table:style-name="ce19" table:formula="of:=[$'blpl-sub-t300'.AE44]" office:value-type="float" office:value="0" calcext:value-type="float">
            <text:p>0</text:p>
          </table:table-cell>
          <table:table-cell table:style-name="ce19" table:formula="of:=[$'sbpl-sub-t300'.AE44]" office:value-type="float" office:value="0" calcext:value-type="float">
            <text:p>0</text:p>
          </table:table-cell>
          <table:table-cell table:formula="of:=MIN([.L45:.O45])" office:value-type="float" office:value="0" calcext:value-type="float">
            <text:p>0</text:p>
          </table:table-cell>
          <table:table-cell table:formula="of:=IFERROR(ABS([.L45]-CEILING([.$C45]));&quot;*&quot;)" office:value-type="float" office:value="145" calcext:value-type="float">
            <text:p>145</text:p>
          </table:table-cell>
          <table:table-cell table:formula="of:=IFERROR(ABS([.M45]-CEILING([.$C45]));&quot;*&quot;)" office:value-type="float" office:value="152" calcext:value-type="float">
            <text:p>152</text:p>
          </table:table-cell>
          <table:table-cell table:formula="of:=IFERROR(ABS([.N45]-CEILING([.$C45]));&quot;*&quot;)" office:value-type="float" office:value="140" calcext:value-type="float">
            <text:p>140</text:p>
          </table:table-cell>
          <table:table-cell table:formula="of:=IFERROR(ABS([.O45]-CEILING([.$C45]));&quot;*&quot;)" office:value-type="float" office:value="140" calcext:value-type="float">
            <text:p>140</text:p>
          </table:table-cell>
          <table:table-cell table:formula="of:=IFERROR(ABS(([.L45]-CEILING([.$C45]))/CEILING([.$C45]));&quot;*&quot;)" office:value-type="float" office:value="1.03571428571429" calcext:value-type="float">
            <text:p>1,03571428571429</text:p>
          </table:table-cell>
          <table:table-cell table:style-name="ce15" table:formula="of:=IFERROR(ABS(([.M45]-CEILING([.$C45]))/CEILING([.$C45]));&quot;*&quot;)" office:value-type="float" office:value="1.08571428571429" calcext:value-type="float">
            <text:p>1,08571428571429</text:p>
          </table:table-cell>
          <table:table-cell table:formula="of:=IFERROR(ABS(([.N45]-CEILING([.$C45]))/CEILING([.$C45]));&quot;*&quot;)" office:value-type="float" office:value="1" calcext:value-type="float">
            <text:p>1</text:p>
          </table:table-cell>
          <table:table-cell table:formula="of:=IFERROR(ABS(([.O45]-CEILING([.$C45]))/CEILING([.$C45]));&quot;*&quot;)" office:value-type="float" office:value="1" calcext:value-type="float">
            <text:p>1</text:p>
          </table:table-cell>
          <table:table-cell table:formula="of:=IF([.L45]=[.$P45];1;&quot;&quot;)">
            <text:p/>
          </table:table-cell>
          <table:table-cell table:formula="of:=IF([.M45]=[.$P45];1;&quot;&quot;)">
            <text:p/>
          </table:table-cell>
          <table:table-cell table:style-name="ce24" table:formula="of:=IF([.N45]=[.$P45];1;&quot;&quot;)" office:value-type="float" office:value="1" calcext:value-type="float">
            <text:p>1</text:p>
          </table:table-cell>
          <table:table-cell table:formula="of:=IF([.O45]=[.$P45];1;&quot;&quot;)" office:value-type="float" office:value="1" calcext:value-type="float">
            <text:p>1</text:p>
          </table:table-cell>
          <table:table-cell table:number-columns-repeated="8"/>
          <table:table-cell table:formula="of:=CONCATENATE([.A45];&quot;&amp;&quot;;[.B45];&quot;&amp;&quot;;IF([.E45]=1;CONCATENATE(&quot;\h{&quot;;[.C45];&quot;}&quot;);[.C45]);&quot;&amp;&quot;;[.H45];&quot;&amp;&quot;;IF([.J45]=0;CONCATENATE(&quot;\uu{&quot;;[.I45];&quot;}&quot;);[.I45]);&quot;&amp;&quot;;IF([.L45]=[.P45];CONCATENATE(&quot;\h{&quot;;[.L45];&quot;}&quot;);[.L45]);&quot;&amp;&quot;;IF([.M45]=[.P45];CONCATENATE(&quot;\h{&quot;;[.M45];&quot;}&quot;);[.M45]);&quot;&amp;&quot;;IF([.N45]=[.P45];CONCATENATE(&quot;\h{&quot;;[.N45];&quot;}&quot;);[.N45]);&quot;&amp;&quot;;IF([.O45]=[.P45];CONCATENATE(&quot;\h{&quot;;[.O45];&quot;}&quot;);[.O45]);&quot;\\\hline&quot;)" office:value-type="string" office:string-value="r4-20-250-1&amp;38,67&amp;-140,6&amp;-140,6&amp;-2&amp;5&amp;12&amp;\h{0}&amp;\h{0}\\\hline" calcext:value-type="string">
            <text:p>r4-20-250-1&amp;38,67&amp;-140,6&amp;-140,6&amp;-2&amp;5&amp;12&amp;\h{0}&amp;\h{0}\\\hline</text:p>
          </table:table-cell>
          <table:table-cell table:number-columns-repeated="10"/>
        </table:table-row>
        <table:table-row table:style-name="ro2">
          <table:table-cell table:formula="of:=[$'ra-sub'.AA45]" office:value-type="string" office:string-value="r4-20-250-2" calcext:value-type="string">
            <text:p>r4-20-250-2</text:p>
          </table:table-cell>
          <table:table-cell table:formula="of:=IF([$'ra-sub'.S45]=5;&quot;*&quot;;ROUND([$'ra-sub'.AB45];2))" office:value-type="float" office:value="25.57" calcext:value-type="float">
            <text:p>25,57</text:p>
          </table:table-cell>
          <table:table-cell table:style-name="ce14" table:formula="of:=IF([$'ra-sub'.S45]=5;&quot;*&quot;;ROUND([$'ra-sub'.AC45];1))" office:value-type="float" office:value="-142" calcext:value-type="float">
            <text:p>-142,0</text:p>
          </table:table-cell>
          <table:table-cell table:style-name="ce32" table:formula="of:=IF([$'ra-sub'.S45]=5;&quot;*&quot;;['ra-sub'.I45])" office:value-type="float" office:value="24.902899" calcext:value-type="float">
            <text:p>24,9</text:p>
          </table:table-cell>
          <table:table-cell table:style-name="ce14" table:formula="of:=IF(['ra-sub'.S45]=11;1;&quot;&quot;)">
            <text:p/>
          </table:table-cell>
          <table:table-cell table:style-name="ce14" table:formula="of:=IFERROR(IF([.I46]=0;ABS(CEILING([.C46]));ABS(([.I46]-CEILING([.C46]))/[.I46]));&quot;*&quot;)" office:value-type="float" office:value="48.3333333333333" calcext:value-type="float">
            <text:p>48,3</text:p>
          </table:table-cell>
          <table:table-cell table:style-name="ce14" table:formula="of:=IFERROR([.I46]-CEILING([.C46]);&quot;*&quot;)" office:value-type="float" office:value="145" calcext:value-type="float">
            <text:p>145,0</text:p>
          </table:table-cell>
          <table:table-cell table:formula="of:=IF(AND([$'exact-sub'.S45]=5;[$'exact-sub'.N45]=1);&quot;*&quot;;ROUND([$'exact-sub'.J45];1))" office:value-type="float" office:value="-142" calcext:value-type="float">
            <text:p>-142</text:p>
          </table:table-cell>
          <table:table-cell table:formula="of:=[$'exact-sub'.K45]" office:value-type="float" office:value="3" calcext:value-type="float">
            <text:p>3</text:p>
          </table:table-cell>
          <table:table-cell table:formula="of:=IF([$'exact-sub'.L45]&lt;1000000;[$'exact-sub'.L45];&quot;*&quot;)" office:value-type="string" office:string-value="*" calcext:value-type="string">
            <text:p>*</text:p>
          </table:table-cell>
          <table:table-cell table:formula="of:=IF([$'exact-sub'.S45]=5;&quot;*&quot;;[$'exact-sub'.I45])" office:value-type="string" office:string-value="*" calcext:value-type="string">
            <text:p>*</text:p>
          </table:table-cell>
          <table:table-cell table:style-name="ce19" table:formula="of:=[$'ra-sub'.AE45]" office:value-type="float" office:value="6" calcext:value-type="float">
            <text:p>6</text:p>
          </table:table-cell>
          <table:table-cell table:style-name="ce19" table:formula="of:=IF([$'bcpa-sub-t600'.AE45]=&quot;&quot;;&quot;*&quot;;[$'bcpa-sub-t600'.AE45])" office:value-type="float" office:value="10" calcext:value-type="float">
            <text:p>10</text:p>
          </table:table-cell>
          <table:table-cell table:style-name="ce19" table:formula="of:=[$'blpl-sub-t300'.AE45]" office:value-type="float" office:value="2" calcext:value-type="float">
            <text:p>2</text:p>
          </table:table-cell>
          <table:table-cell table:style-name="ce19" table:formula="of:=[$'sbpl-sub-t300'.AE45]" office:value-type="float" office:value="2" calcext:value-type="float">
            <text:p>2</text:p>
          </table:table-cell>
          <table:table-cell table:formula="of:=MIN([.L46:.O46])" office:value-type="float" office:value="2" calcext:value-type="float">
            <text:p>2</text:p>
          </table:table-cell>
          <table:table-cell table:formula="of:=IFERROR(ABS([.L46]-CEILING([.$C46]));&quot;*&quot;)" office:value-type="float" office:value="148" calcext:value-type="float">
            <text:p>148</text:p>
          </table:table-cell>
          <table:table-cell table:formula="of:=IFERROR(ABS([.M46]-CEILING([.$C46]));&quot;*&quot;)" office:value-type="float" office:value="152" calcext:value-type="float">
            <text:p>152</text:p>
          </table:table-cell>
          <table:table-cell table:formula="of:=IFERROR(ABS([.N46]-CEILING([.$C46]));&quot;*&quot;)" office:value-type="float" office:value="144" calcext:value-type="float">
            <text:p>144</text:p>
          </table:table-cell>
          <table:table-cell table:formula="of:=IFERROR(ABS([.O46]-CEILING([.$C46]));&quot;*&quot;)" office:value-type="float" office:value="144" calcext:value-type="float">
            <text:p>144</text:p>
          </table:table-cell>
          <table:table-cell table:formula="of:=IFERROR(ABS(([.L46]-CEILING([.$C46]))/CEILING([.$C46]));&quot;*&quot;)" office:value-type="float" office:value="1.04225352112676" calcext:value-type="float">
            <text:p>1,04225352112676</text:p>
          </table:table-cell>
          <table:table-cell table:style-name="ce15" table:formula="of:=IFERROR(ABS(([.M46]-CEILING([.$C46]))/CEILING([.$C46]));&quot;*&quot;)" office:value-type="float" office:value="1.07042253521127" calcext:value-type="float">
            <text:p>1,07042253521127</text:p>
          </table:table-cell>
          <table:table-cell table:formula="of:=IFERROR(ABS(([.N46]-CEILING([.$C46]))/CEILING([.$C46]));&quot;*&quot;)" office:value-type="float" office:value="1.01408450704225" calcext:value-type="float">
            <text:p>1,01408450704225</text:p>
          </table:table-cell>
          <table:table-cell table:formula="of:=IFERROR(ABS(([.O46]-CEILING([.$C46]))/CEILING([.$C46]));&quot;*&quot;)" office:value-type="float" office:value="1.01408450704225" calcext:value-type="float">
            <text:p>1,01408450704225</text:p>
          </table:table-cell>
          <table:table-cell table:formula="of:=IF([.L46]=[.$P46];1;&quot;&quot;)">
            <text:p/>
          </table:table-cell>
          <table:table-cell table:formula="of:=IF([.M46]=[.$P46];1;&quot;&quot;)">
            <text:p/>
          </table:table-cell>
          <table:table-cell table:style-name="ce24" table:formula="of:=IF([.N46]=[.$P46];1;&quot;&quot;)" office:value-type="float" office:value="1" calcext:value-type="float">
            <text:p>1</text:p>
          </table:table-cell>
          <table:table-cell table:formula="of:=IF([.O46]=[.$P46];1;&quot;&quot;)" office:value-type="float" office:value="1" calcext:value-type="float">
            <text:p>1</text:p>
          </table:table-cell>
          <table:table-cell table:number-columns-repeated="8"/>
          <table:table-cell table:formula="of:=CONCATENATE([.A46];&quot;&amp;&quot;;[.B46];&quot;&amp;&quot;;IF([.E46]=1;CONCATENATE(&quot;\h{&quot;;[.C46];&quot;}&quot;);[.C46]);&quot;&amp;&quot;;[.H46];&quot;&amp;&quot;;IF([.J46]=0;CONCATENATE(&quot;\uu{&quot;;[.I46];&quot;}&quot;);[.I46]);&quot;&amp;&quot;;IF([.L46]=[.P46];CONCATENATE(&quot;\h{&quot;;[.L46];&quot;}&quot;);[.L46]);&quot;&amp;&quot;;IF([.M46]=[.P46];CONCATENATE(&quot;\h{&quot;;[.M46];&quot;}&quot;);[.M46]);&quot;&amp;&quot;;IF([.N46]=[.P46];CONCATENATE(&quot;\h{&quot;;[.N46];&quot;}&quot;);[.N46]);&quot;&amp;&quot;;IF([.O46]=[.P46];CONCATENATE(&quot;\h{&quot;;[.O46];&quot;}&quot;);[.O46]);&quot;\\\hline&quot;)" office:value-type="string" office:string-value="r4-20-250-2&amp;25,57&amp;-142&amp;-142&amp;3&amp;6&amp;10&amp;\h{2}&amp;\h{2}\\\hline" calcext:value-type="string">
            <text:p>r4-20-250-2&amp;25,57&amp;-142&amp;-142&amp;3&amp;6&amp;10&amp;\h{2}&amp;\h{2}\\\hline</text:p>
          </table:table-cell>
          <table:table-cell table:number-columns-repeated="10"/>
        </table:table-row>
        <table:table-row table:style-name="ro2">
          <table:table-cell table:formula="of:=[$'ra-sub'.AA46]" office:value-type="string" office:string-value="r4-20-500-1" calcext:value-type="string">
            <text:p>r4-20-500-1</text:p>
          </table:table-cell>
          <table:table-cell table:formula="of:=IF([$'ra-sub'.S46]=5;&quot;*&quot;;ROUND([$'ra-sub'.AB46];2))" office:value-type="float" office:value="32.42" calcext:value-type="float">
            <text:p>32,42</text:p>
          </table:table-cell>
          <table:table-cell table:style-name="ce14" table:formula="of:=IF([$'ra-sub'.S46]=5;&quot;*&quot;;ROUND([$'ra-sub'.AC46];1))" office:value-type="float" office:value="-283" calcext:value-type="float">
            <text:p>-283,0</text:p>
          </table:table-cell>
          <table:table-cell table:style-name="ce32" table:formula="of:=IF([$'ra-sub'.S46]=5;&quot;*&quot;;['ra-sub'.I46])" office:value-type="float" office:value="275.477336" calcext:value-type="float">
            <text:p>275,5</text:p>
          </table:table-cell>
          <table:table-cell table:style-name="ce14" table:formula="of:=IF(['ra-sub'.S46]=11;1;&quot;&quot;)">
            <text:p/>
          </table:table-cell>
          <table:table-cell table:style-name="ce14" table:formula="of:=IFERROR(IF([.I47]=0;ABS(CEILING([.C47]));ABS(([.I47]-CEILING([.C47]))/[.I47]));&quot;*&quot;)" office:value-type="float" office:value="15.8947368421053" calcext:value-type="float">
            <text:p>15,9</text:p>
          </table:table-cell>
          <table:table-cell table:style-name="ce14" table:formula="of:=IFERROR([.I47]-CEILING([.C47]);&quot;*&quot;)" office:value-type="float" office:value="302" calcext:value-type="float">
            <text:p>302,0</text:p>
          </table:table-cell>
          <table:table-cell table:formula="of:=IF(AND([$'exact-sub'.S46]=5;[$'exact-sub'.N46]=1);&quot;*&quot;;ROUND([$'exact-sub'.J46];1))" office:value-type="float" office:value="-283" calcext:value-type="float">
            <text:p>-283</text:p>
          </table:table-cell>
          <table:table-cell table:formula="of:=[$'exact-sub'.K46]" office:value-type="float" office:value="19" calcext:value-type="float">
            <text:p>19</text:p>
          </table:table-cell>
          <table:table-cell table:formula="of:=IF([$'exact-sub'.L46]&lt;1000000;[$'exact-sub'.L46];&quot;*&quot;)" office:value-type="string" office:string-value="*" calcext:value-type="string">
            <text:p>*</text:p>
          </table:table-cell>
          <table:table-cell table:formula="of:=IF([$'exact-sub'.S46]=5;&quot;*&quot;;[$'exact-sub'.I46])" office:value-type="string" office:string-value="*" calcext:value-type="string">
            <text:p>*</text:p>
          </table:table-cell>
          <table:table-cell table:style-name="ce19" table:formula="of:=[$'ra-sub'.AE46]" office:value-type="float" office:value="10" calcext:value-type="float">
            <text:p>10</text:p>
          </table:table-cell>
          <table:table-cell table:style-name="ce19" table:formula="of:=IF([$'bcpa-sub-t600'.AE46]=&quot;&quot;;&quot;*&quot;;[$'bcpa-sub-t600'.AE46])" office:value-type="float" office:value="38" calcext:value-type="float">
            <text:p>38</text:p>
          </table:table-cell>
          <table:table-cell table:style-name="ce19" table:formula="of:=[$'blpl-sub-t300'.AE46]" office:value-type="float" office:value="3" calcext:value-type="float">
            <text:p>3</text:p>
          </table:table-cell>
          <table:table-cell table:style-name="ce19" table:formula="of:=[$'sbpl-sub-t300'.AE46]" office:value-type="float" office:value="1" calcext:value-type="float">
            <text:p>1</text:p>
          </table:table-cell>
          <table:table-cell table:formula="of:=MIN([.L47:.O47])" office:value-type="float" office:value="1" calcext:value-type="float">
            <text:p>1</text:p>
          </table:table-cell>
          <table:table-cell table:formula="of:=IFERROR(ABS([.L47]-CEILING([.$C47]));&quot;*&quot;)" office:value-type="float" office:value="293" calcext:value-type="float">
            <text:p>293</text:p>
          </table:table-cell>
          <table:table-cell table:formula="of:=IFERROR(ABS([.M47]-CEILING([.$C47]));&quot;*&quot;)" office:value-type="float" office:value="321" calcext:value-type="float">
            <text:p>321</text:p>
          </table:table-cell>
          <table:table-cell table:formula="of:=IFERROR(ABS([.N47]-CEILING([.$C47]));&quot;*&quot;)" office:value-type="float" office:value="286" calcext:value-type="float">
            <text:p>286</text:p>
          </table:table-cell>
          <table:table-cell table:formula="of:=IFERROR(ABS([.O47]-CEILING([.$C47]));&quot;*&quot;)" office:value-type="float" office:value="284" calcext:value-type="float">
            <text:p>284</text:p>
          </table:table-cell>
          <table:table-cell table:formula="of:=IFERROR(ABS(([.L47]-CEILING([.$C47]))/CEILING([.$C47]));&quot;*&quot;)" office:value-type="float" office:value="1.03533568904594" calcext:value-type="float">
            <text:p>1,03533568904594</text:p>
          </table:table-cell>
          <table:table-cell table:style-name="ce15" table:formula="of:=IFERROR(ABS(([.M47]-CEILING([.$C47]))/CEILING([.$C47]));&quot;*&quot;)" office:value-type="float" office:value="1.13427561837456" calcext:value-type="float">
            <text:p>1,13427561837456</text:p>
          </table:table-cell>
          <table:table-cell table:formula="of:=IFERROR(ABS(([.N47]-CEILING([.$C47]))/CEILING([.$C47]));&quot;*&quot;)" office:value-type="float" office:value="1.01060070671378" calcext:value-type="float">
            <text:p>1,01060070671378</text:p>
          </table:table-cell>
          <table:table-cell table:formula="of:=IFERROR(ABS(([.O47]-CEILING([.$C47]))/CEILING([.$C47]));&quot;*&quot;)" office:value-type="float" office:value="1.00353356890459" calcext:value-type="float">
            <text:p>1,00353356890459</text:p>
          </table:table-cell>
          <table:table-cell table:formula="of:=IF([.L47]=[.$P47];1;&quot;&quot;)">
            <text:p/>
          </table:table-cell>
          <table:table-cell table:formula="of:=IF([.M47]=[.$P47];1;&quot;&quot;)">
            <text:p/>
          </table:table-cell>
          <table:table-cell table:formula="of:=IF([.N47]=[.$P47];1;&quot;&quot;)">
            <text:p/>
          </table:table-cell>
          <table:table-cell table:formula="of:=IF([.O47]=[.$P47];1;&quot;&quot;)" office:value-type="float" office:value="1" calcext:value-type="float">
            <text:p>1</text:p>
          </table:table-cell>
          <table:table-cell table:number-columns-repeated="8"/>
          <table:table-cell table:formula="of:=CONCATENATE([.A47];&quot;&amp;&quot;;[.B47];&quot;&amp;&quot;;IF([.E47]=1;CONCATENATE(&quot;\h{&quot;;[.C47];&quot;}&quot;);[.C47]);&quot;&amp;&quot;;[.H47];&quot;&amp;&quot;;IF([.J47]=0;CONCATENATE(&quot;\uu{&quot;;[.I47];&quot;}&quot;);[.I47]);&quot;&amp;&quot;;IF([.L47]=[.P47];CONCATENATE(&quot;\h{&quot;;[.L47];&quot;}&quot;);[.L47]);&quot;&amp;&quot;;IF([.M47]=[.P47];CONCATENATE(&quot;\h{&quot;;[.M47];&quot;}&quot;);[.M47]);&quot;&amp;&quot;;IF([.N47]=[.P47];CONCATENATE(&quot;\h{&quot;;[.N47];&quot;}&quot;);[.N47]);&quot;&amp;&quot;;IF([.O47]=[.P47];CONCATENATE(&quot;\h{&quot;;[.O47];&quot;}&quot;);[.O47]);&quot;\\\hline&quot;)" office:value-type="string" office:string-value="r4-20-500-1&amp;32,42&amp;-283&amp;-283&amp;19&amp;10&amp;38&amp;3&amp;\h{1}\\\hline" calcext:value-type="string">
            <text:p>r4-20-500-1&amp;32,42&amp;-283&amp;-283&amp;19&amp;10&amp;38&amp;3&amp;\h{1}\\\hline</text:p>
          </table:table-cell>
          <table:table-cell table:number-columns-repeated="10"/>
        </table:table-row>
        <table:table-row table:style-name="ro2">
          <table:table-cell table:formula="of:=[$'ra-sub'.AA47]" office:value-type="string" office:string-value="r4-20-500-2" calcext:value-type="string">
            <text:p>r4-20-500-2</text:p>
          </table:table-cell>
          <table:table-cell table:formula="of:=IF([$'ra-sub'.S47]=5;&quot;*&quot;;ROUND([$'ra-sub'.AB47];2))" office:value-type="float" office:value="31.08" calcext:value-type="float">
            <text:p>31,08</text:p>
          </table:table-cell>
          <table:table-cell table:style-name="ce14" table:formula="of:=IF([$'ra-sub'.S47]=5;&quot;*&quot;;ROUND([$'ra-sub'.AC47];1))" office:value-type="float" office:value="-283.1" calcext:value-type="float">
            <text:p>-283,1</text:p>
          </table:table-cell>
          <table:table-cell table:style-name="ce32" table:formula="of:=IF([$'ra-sub'.S47]=5;&quot;*&quot;;['ra-sub'.I47])" office:value-type="float" office:value="241.63709" calcext:value-type="float">
            <text:p>241,6</text:p>
          </table:table-cell>
          <table:table-cell table:style-name="ce14" table:formula="of:=IF(['ra-sub'.S47]=11;1;&quot;&quot;)">
            <text:p/>
          </table:table-cell>
          <table:table-cell table:style-name="ce14" table:formula="of:=IFERROR(IF([.I48]=0;ABS(CEILING([.C48]));ABS(([.I48]-CEILING([.C48]))/[.I48]));&quot;*&quot;)" office:value-type="float" office:value="13.304347826087" calcext:value-type="float">
            <text:p>13,3</text:p>
          </table:table-cell>
          <table:table-cell table:style-name="ce14" table:formula="of:=IFERROR([.I48]-CEILING([.C48]);&quot;*&quot;)" office:value-type="float" office:value="306" calcext:value-type="float">
            <text:p>306,0</text:p>
          </table:table-cell>
          <table:table-cell table:formula="of:=IF(AND([$'exact-sub'.S47]=5;[$'exact-sub'.N47]=1);&quot;*&quot;;ROUND([$'exact-sub'.J47];1))" office:value-type="float" office:value="-283.1" calcext:value-type="float">
            <text:p>-283,1</text:p>
          </table:table-cell>
          <table:table-cell table:formula="of:=[$'exact-sub'.K47]" office:value-type="float" office:value="23" calcext:value-type="float">
            <text:p>23</text:p>
          </table:table-cell>
          <table:table-cell table:formula="of:=IF([$'exact-sub'.L47]&lt;1000000;[$'exact-sub'.L47];&quot;*&quot;)" office:value-type="string" office:string-value="*" calcext:value-type="string">
            <text:p>*</text:p>
          </table:table-cell>
          <table:table-cell table:formula="of:=IF([$'exact-sub'.S47]=5;&quot;*&quot;;[$'exact-sub'.I47])" office:value-type="string" office:string-value="*" calcext:value-type="string">
            <text:p>*</text:p>
          </table:table-cell>
          <table:table-cell table:style-name="ce19" table:formula="of:=[$'ra-sub'.AE47]" office:value-type="float" office:value="9" calcext:value-type="float">
            <text:p>9</text:p>
          </table:table-cell>
          <table:table-cell table:style-name="ce19" table:formula="of:=IF([$'bcpa-sub-t600'.AE47]=&quot;&quot;;&quot;*&quot;;[$'bcpa-sub-t600'.AE47])" office:value-type="float" office:value="34" calcext:value-type="float">
            <text:p>34</text:p>
          </table:table-cell>
          <table:table-cell table:style-name="ce19" table:formula="of:=[$'blpl-sub-t300'.AE47]" office:value-type="float" office:value="1" calcext:value-type="float">
            <text:p>1</text:p>
          </table:table-cell>
          <table:table-cell table:style-name="ce19" table:formula="of:=[$'sbpl-sub-t300'.AE47]" office:value-type="float" office:value="1" calcext:value-type="float">
            <text:p>1</text:p>
          </table:table-cell>
          <table:table-cell table:formula="of:=MIN([.L48:.O48])" office:value-type="float" office:value="1" calcext:value-type="float">
            <text:p>1</text:p>
          </table:table-cell>
          <table:table-cell table:formula="of:=IFERROR(ABS([.L48]-CEILING([.$C48]));&quot;*&quot;)" office:value-type="float" office:value="292" calcext:value-type="float">
            <text:p>292</text:p>
          </table:table-cell>
          <table:table-cell table:formula="of:=IFERROR(ABS([.M48]-CEILING([.$C48]));&quot;*&quot;)" office:value-type="float" office:value="317" calcext:value-type="float">
            <text:p>317</text:p>
          </table:table-cell>
          <table:table-cell table:formula="of:=IFERROR(ABS([.N48]-CEILING([.$C48]));&quot;*&quot;)" office:value-type="float" office:value="284" calcext:value-type="float">
            <text:p>284</text:p>
          </table:table-cell>
          <table:table-cell table:formula="of:=IFERROR(ABS([.O48]-CEILING([.$C48]));&quot;*&quot;)" office:value-type="float" office:value="284" calcext:value-type="float">
            <text:p>284</text:p>
          </table:table-cell>
          <table:table-cell table:formula="of:=IFERROR(ABS(([.L48]-CEILING([.$C48]))/CEILING([.$C48]));&quot;*&quot;)" office:value-type="float" office:value="1.03180212014134" calcext:value-type="float">
            <text:p>1,03180212014134</text:p>
          </table:table-cell>
          <table:table-cell table:style-name="ce15" table:formula="of:=IFERROR(ABS(([.M48]-CEILING([.$C48]))/CEILING([.$C48]));&quot;*&quot;)" office:value-type="float" office:value="1.12014134275618" calcext:value-type="float">
            <text:p>1,12014134275618</text:p>
          </table:table-cell>
          <table:table-cell table:formula="of:=IFERROR(ABS(([.N48]-CEILING([.$C48]))/CEILING([.$C48]));&quot;*&quot;)" office:value-type="float" office:value="1.00353356890459" calcext:value-type="float">
            <text:p>1,00353356890459</text:p>
          </table:table-cell>
          <table:table-cell table:formula="of:=IFERROR(ABS(([.O48]-CEILING([.$C48]))/CEILING([.$C48]));&quot;*&quot;)" office:value-type="float" office:value="1.00353356890459" calcext:value-type="float">
            <text:p>1,00353356890459</text:p>
          </table:table-cell>
          <table:table-cell table:formula="of:=IF([.L48]=[.$P48];1;&quot;&quot;)">
            <text:p/>
          </table:table-cell>
          <table:table-cell table:formula="of:=IF([.M48]=[.$P48];1;&quot;&quot;)">
            <text:p/>
          </table:table-cell>
          <table:table-cell table:formula="of:=IF([.N48]=[.$P48];1;&quot;&quot;)" office:value-type="float" office:value="1" calcext:value-type="float">
            <text:p>1</text:p>
          </table:table-cell>
          <table:table-cell table:style-name="ce24" table:formula="of:=IF([.O48]=[.$P48];1;&quot;&quot;)" office:value-type="float" office:value="1" calcext:value-type="float">
            <text:p>1</text:p>
          </table:table-cell>
          <table:table-cell table:number-columns-repeated="8"/>
          <table:table-cell table:formula="of:=CONCATENATE([.A48];&quot;&amp;&quot;;[.B48];&quot;&amp;&quot;;IF([.E48]=1;CONCATENATE(&quot;\h{&quot;;[.C48];&quot;}&quot;);[.C48]);&quot;&amp;&quot;;[.H48];&quot;&amp;&quot;;IF([.J48]=0;CONCATENATE(&quot;\uu{&quot;;[.I48];&quot;}&quot;);[.I48]);&quot;&amp;&quot;;IF([.L48]=[.P48];CONCATENATE(&quot;\h{&quot;;[.L48];&quot;}&quot;);[.L48]);&quot;&amp;&quot;;IF([.M48]=[.P48];CONCATENATE(&quot;\h{&quot;;[.M48];&quot;}&quot;);[.M48]);&quot;&amp;&quot;;IF([.N48]=[.P48];CONCATENATE(&quot;\h{&quot;;[.N48];&quot;}&quot;);[.N48]);&quot;&amp;&quot;;IF([.O48]=[.P48];CONCATENATE(&quot;\h{&quot;;[.O48];&quot;}&quot;);[.O48]);&quot;\\\hline&quot;)" office:value-type="string" office:string-value="r4-20-500-2&amp;31,08&amp;-283,1&amp;-283,1&amp;23&amp;9&amp;34&amp;\h{1}&amp;\h{1}\\\hline" calcext:value-type="string">
            <text:p>r4-20-500-2&amp;31,08&amp;-283,1&amp;-283,1&amp;23&amp;9&amp;34&amp;\h{1}&amp;\h{1}\\\hline</text:p>
          </table:table-cell>
          <table:table-cell table:number-columns-repeated="10"/>
        </table:table-row>
        <table:table-row table:style-name="ro2">
          <table:table-cell table:formula="of:=[$'ra-sub'.AA48]" office:value-type="string" office:string-value="r4-20-750-1" calcext:value-type="string">
            <text:p>r4-20-750-1</text:p>
          </table:table-cell>
          <table:table-cell table:formula="of:=IF([$'ra-sub'.S48]=5;&quot;*&quot;;ROUND([$'ra-sub'.AB48];2))" office:value-type="string" office:string-value="*" calcext:value-type="string">
            <text:p>*</text:p>
          </table:table-cell>
          <table:table-cell table:style-name="ce14" table:formula="of:=IF([$'ra-sub'.S48]=5;&quot;*&quot;;ROUND([$'ra-sub'.AC48];1))" office:value-type="string" office:string-value="*" calcext:value-type="string">
            <text:p>*</text:p>
          </table:table-cell>
          <table:table-cell table:style-name="ce32" table:formula="of:=IF([$'ra-sub'.S48]=5;&quot;*&quot;;['ra-sub'.I48])" office:value-type="string" office:string-value="*" calcext:value-type="string">
            <text:p>*</text:p>
          </table:table-cell>
          <table:table-cell table:style-name="ce14" table:formula="of:=IF(['ra-sub'.S48]=11;1;&quot;&quot;)">
            <text:p/>
          </table:table-cell>
          <table:table-cell table:style-name="ce14" table:formula="of:=IFERROR(IF([.I49]=0;ABS(CEILING([.C49]));ABS(([.I49]-CEILING([.C49]))/[.I49]));&quot;*&quot;)" office:value-type="string" office:string-value="*" calcext:value-type="string">
            <text:p>*</text:p>
          </table:table-cell>
          <table:table-cell table:style-name="ce14" table:formula="of:=IFERROR([.I49]-CEILING([.C49]);&quot;*&quot;)" office:value-type="string" office:string-value="*" calcext:value-type="string">
            <text:p>*</text:p>
          </table:table-cell>
          <table:table-cell table:formula="of:=IF(AND([$'exact-sub'.S48]=5;[$'exact-sub'.N48]=1);&quot;*&quot;;ROUND([$'exact-sub'.J48];1))" office:value-type="float" office:value="-422.3" calcext:value-type="float">
            <text:p>-422,3</text:p>
          </table:table-cell>
          <table:table-cell table:formula="of:=[$'exact-sub'.K48]" office:value-type="float" office:value="37" calcext:value-type="float">
            <text:p>37</text:p>
          </table:table-cell>
          <table:table-cell table:formula="of:=IF([$'exact-sub'.L48]&lt;1000000;[$'exact-sub'.L48];&quot;*&quot;)" office:value-type="string" office:string-value="*" calcext:value-type="string">
            <text:p>*</text:p>
          </table:table-cell>
          <table:table-cell table:formula="of:=IF([$'exact-sub'.S48]=5;&quot;*&quot;;[$'exact-sub'.I48])" office:value-type="string" office:string-value="*" calcext:value-type="string">
            <text:p>*</text:p>
          </table:table-cell>
          <table:table-cell table:style-name="ce19" table:formula="of:=[$'ra-sub'.AE48]" office:value-type="float" office:value="44" calcext:value-type="float">
            <text:p>44</text:p>
          </table:table-cell>
          <table:table-cell table:style-name="ce19" table:formula="of:=IF([$'bcpa-sub-t600'.AE48]=&quot;&quot;;&quot;*&quot;;[$'bcpa-sub-t600'.AE48])" office:value-type="string" office:string-value="*" calcext:value-type="string">
            <text:p>*</text:p>
          </table:table-cell>
          <table:table-cell table:style-name="ce19" table:formula="of:=[$'blpl-sub-t300'.AE48]" office:value-type="float" office:value="24" calcext:value-type="float">
            <text:p>24</text:p>
          </table:table-cell>
          <table:table-cell table:style-name="ce19" table:formula="of:=[$'sbpl-sub-t300'.AE48]" office:value-type="float" office:value="32" calcext:value-type="float">
            <text:p>32</text:p>
          </table:table-cell>
          <table:table-cell table:formula="of:=MIN([.L49:.O49])" office:value-type="float" office:value="24" calcext:value-type="float">
            <text:p>24</text:p>
          </table:table-cell>
          <table:table-cell table:formula="of:=IFERROR(ABS([.L49]-CEILING([.$C49]));&quot;*&quot;)" office:value-type="string" office:string-value="*" calcext:value-type="string">
            <text:p>*</text:p>
          </table:table-cell>
          <table:table-cell table:formula="of:=IFERROR(ABS([.M49]-CEILING([.$C49]));&quot;*&quot;)" office:value-type="string" office:string-value="*" calcext:value-type="string">
            <text:p>*</text:p>
          </table:table-cell>
          <table:table-cell table:formula="of:=IFERROR(ABS([.N49]-CEILING([.$C49]));&quot;*&quot;)" office:value-type="string" office:string-value="*" calcext:value-type="string">
            <text:p>*</text:p>
          </table:table-cell>
          <table:table-cell table:formula="of:=IFERROR(ABS([.O49]-CEILING([.$C49]));&quot;*&quot;)" office:value-type="string" office:string-value="*" calcext:value-type="string">
            <text:p>*</text:p>
          </table:table-cell>
          <table:table-cell table:formula="of:=IFERROR(ABS(([.L49]-CEILING([.$C49]))/CEILING([.$C49]));&quot;*&quot;)" office:value-type="string" office:string-value="*" calcext:value-type="string">
            <text:p>*</text:p>
          </table:table-cell>
          <table:table-cell table:style-name="ce15" table:formula="of:=IFERROR(ABS(([.M49]-CEILING([.$C49]))/CEILING([.$C49]));&quot;*&quot;)" office:value-type="string" office:string-value="*" calcext:value-type="string">
            <text:p>*</text:p>
          </table:table-cell>
          <table:table-cell table:formula="of:=IFERROR(ABS(([.N49]-CEILING([.$C49]))/CEILING([.$C49]));&quot;*&quot;)" office:value-type="string" office:string-value="*" calcext:value-type="string">
            <text:p>*</text:p>
          </table:table-cell>
          <table:table-cell table:formula="of:=IFERROR(ABS(([.O49]-CEILING([.$C49]))/CEILING([.$C49]));&quot;*&quot;)" office:value-type="string" office:string-value="*" calcext:value-type="string">
            <text:p>*</text:p>
          </table:table-cell>
          <table:table-cell table:formula="of:=IF([.L49]=[.$P49];1;&quot;&quot;)">
            <text:p/>
          </table:table-cell>
          <table:table-cell table:formula="of:=IF([.M49]=[.$P49];1;&quot;&quot;)">
            <text:p/>
          </table:table-cell>
          <table:table-cell table:style-name="ce24" table:formula="of:=IF([.N49]=[.$P49];1;&quot;&quot;)" office:value-type="float" office:value="1" calcext:value-type="float">
            <text:p>1</text:p>
          </table:table-cell>
          <table:table-cell table:formula="of:=IF([.O49]=[.$P49];1;&quot;&quot;)">
            <text:p/>
          </table:table-cell>
          <table:table-cell table:number-columns-repeated="8"/>
          <table:table-cell table:formula="of:=CONCATENATE([.A49];&quot;&amp;&quot;;[.B49];&quot;&amp;&quot;;IF([.E49]=1;CONCATENATE(&quot;\h{&quot;;[.C49];&quot;}&quot;);[.C49]);&quot;&amp;&quot;;[.H49];&quot;&amp;&quot;;IF([.J49]=0;CONCATENATE(&quot;\uu{&quot;;[.I49];&quot;}&quot;);[.I49]);&quot;&amp;&quot;;IF([.L49]=[.P49];CONCATENATE(&quot;\h{&quot;;[.L49];&quot;}&quot;);[.L49]);&quot;&amp;&quot;;IF([.M49]=[.P49];CONCATENATE(&quot;\h{&quot;;[.M49];&quot;}&quot;);[.M49]);&quot;&amp;&quot;;IF([.N49]=[.P49];CONCATENATE(&quot;\h{&quot;;[.N49];&quot;}&quot;);[.N49]);&quot;&amp;&quot;;IF([.O49]=[.P49];CONCATENATE(&quot;\h{&quot;;[.O49];&quot;}&quot;);[.O49]);&quot;\\\hline&quot;)" office:value-type="string" office:string-value="r4-20-750-1&amp;*&amp;*&amp;-422,3&amp;37&amp;44&amp;*&amp;\h{24}&amp;32\\\hline" calcext:value-type="string">
            <text:p>r4-20-750-1&amp;*&amp;*&amp;-422,3&amp;37&amp;44&amp;*&amp;\h{24}&amp;32\\\hline</text:p>
          </table:table-cell>
          <table:table-cell table:number-columns-repeated="10"/>
        </table:table-row>
        <table:table-row table:style-name="ro2">
          <table:table-cell table:formula="of:=[$'ra-sub'.AA49]" office:value-type="string" office:string-value="r4-20-750-2" calcext:value-type="string">
            <text:p>r4-20-750-2</text:p>
          </table:table-cell>
          <table:table-cell table:formula="of:=IF([$'ra-sub'.S49]=5;&quot;*&quot;;ROUND([$'ra-sub'.AB49];2))" office:value-type="string" office:string-value="*" calcext:value-type="string">
            <text:p>*</text:p>
          </table:table-cell>
          <table:table-cell table:style-name="ce14" table:formula="of:=IF([$'ra-sub'.S49]=5;&quot;*&quot;;ROUND([$'ra-sub'.AC49];1))" office:value-type="string" office:string-value="*" calcext:value-type="string">
            <text:p>*</text:p>
          </table:table-cell>
          <table:table-cell table:style-name="ce32" table:formula="of:=IF([$'ra-sub'.S49]=5;&quot;*&quot;;['ra-sub'.I49])" office:value-type="string" office:string-value="*" calcext:value-type="string">
            <text:p>*</text:p>
          </table:table-cell>
          <table:table-cell table:style-name="ce14" table:formula="of:=IF(['ra-sub'.S49]=11;1;&quot;&quot;)">
            <text:p/>
          </table:table-cell>
          <table:table-cell table:style-name="ce14" table:formula="of:=IFERROR(IF([.I50]=0;ABS(CEILING([.C50]));ABS(([.I50]-CEILING([.C50]))/[.I50]));&quot;*&quot;)" office:value-type="string" office:string-value="*" calcext:value-type="string">
            <text:p>*</text:p>
          </table:table-cell>
          <table:table-cell table:style-name="ce14" table:formula="of:=IFERROR([.I50]-CEILING([.C50]);&quot;*&quot;)" office:value-type="string" office:string-value="*" calcext:value-type="string">
            <text:p>*</text:p>
          </table:table-cell>
          <table:table-cell table:formula="of:=IF(AND([$'exact-sub'.S49]=5;[$'exact-sub'.N49]=1);&quot;*&quot;;ROUND([$'exact-sub'.J49];1))" office:value-type="float" office:value="-422" calcext:value-type="float">
            <text:p>-422</text:p>
          </table:table-cell>
          <table:table-cell table:formula="of:=[$'exact-sub'.K49]" office:value-type="float" office:value="39" calcext:value-type="float">
            <text:p>39</text:p>
          </table:table-cell>
          <table:table-cell table:formula="of:=IF([$'exact-sub'.L49]&lt;1000000;[$'exact-sub'.L49];&quot;*&quot;)" office:value-type="string" office:string-value="*" calcext:value-type="string">
            <text:p>*</text:p>
          </table:table-cell>
          <table:table-cell table:formula="of:=IF([$'exact-sub'.S49]=5;&quot;*&quot;;[$'exact-sub'.I49])" office:value-type="string" office:string-value="*" calcext:value-type="string">
            <text:p>*</text:p>
          </table:table-cell>
          <table:table-cell table:style-name="ce19" table:formula="of:=[$'ra-sub'.AE49]" office:value-type="float" office:value="21" calcext:value-type="float">
            <text:p>21</text:p>
          </table:table-cell>
          <table:table-cell table:style-name="ce19" table:formula="of:=IF([$'bcpa-sub-t600'.AE49]=&quot;&quot;;&quot;*&quot;;[$'bcpa-sub-t600'.AE49])" office:value-type="string" office:string-value="*" calcext:value-type="string">
            <text:p>*</text:p>
          </table:table-cell>
          <table:table-cell table:style-name="ce19" table:formula="of:=[$'blpl-sub-t300'.AE49]" office:value-type="float" office:value="10" calcext:value-type="float">
            <text:p>10</text:p>
          </table:table-cell>
          <table:table-cell table:style-name="ce19" table:formula="of:=[$'sbpl-sub-t300'.AE49]" office:value-type="float" office:value="18" calcext:value-type="float">
            <text:p>18</text:p>
          </table:table-cell>
          <table:table-cell table:formula="of:=MIN([.L50:.O50])" office:value-type="float" office:value="10" calcext:value-type="float">
            <text:p>10</text:p>
          </table:table-cell>
          <table:table-cell table:formula="of:=IFERROR(ABS([.L50]-CEILING([.$C50]));&quot;*&quot;)" office:value-type="string" office:string-value="*" calcext:value-type="string">
            <text:p>*</text:p>
          </table:table-cell>
          <table:table-cell table:formula="of:=IFERROR(ABS([.M50]-CEILING([.$C50]));&quot;*&quot;)" office:value-type="string" office:string-value="*" calcext:value-type="string">
            <text:p>*</text:p>
          </table:table-cell>
          <table:table-cell table:formula="of:=IFERROR(ABS([.N50]-CEILING([.$C50]));&quot;*&quot;)" office:value-type="string" office:string-value="*" calcext:value-type="string">
            <text:p>*</text:p>
          </table:table-cell>
          <table:table-cell table:formula="of:=IFERROR(ABS([.O50]-CEILING([.$C50]));&quot;*&quot;)" office:value-type="string" office:string-value="*" calcext:value-type="string">
            <text:p>*</text:p>
          </table:table-cell>
          <table:table-cell table:formula="of:=IFERROR(ABS(([.L50]-CEILING([.$C50]))/CEILING([.$C50]));&quot;*&quot;)" office:value-type="string" office:string-value="*" calcext:value-type="string">
            <text:p>*</text:p>
          </table:table-cell>
          <table:table-cell table:style-name="ce15" table:formula="of:=IFERROR(ABS(([.M50]-CEILING([.$C50]))/CEILING([.$C50]));&quot;*&quot;)" office:value-type="string" office:string-value="*" calcext:value-type="string">
            <text:p>*</text:p>
          </table:table-cell>
          <table:table-cell table:formula="of:=IFERROR(ABS(([.N50]-CEILING([.$C50]))/CEILING([.$C50]));&quot;*&quot;)" office:value-type="string" office:string-value="*" calcext:value-type="string">
            <text:p>*</text:p>
          </table:table-cell>
          <table:table-cell table:formula="of:=IFERROR(ABS(([.O50]-CEILING([.$C50]))/CEILING([.$C50]));&quot;*&quot;)" office:value-type="string" office:string-value="*" calcext:value-type="string">
            <text:p>*</text:p>
          </table:table-cell>
          <table:table-cell table:formula="of:=IF([.L50]=[.$P50];1;&quot;&quot;)">
            <text:p/>
          </table:table-cell>
          <table:table-cell table:formula="of:=IF([.M50]=[.$P50];1;&quot;&quot;)">
            <text:p/>
          </table:table-cell>
          <table:table-cell table:formula="of:=IF([.N50]=[.$P50];1;&quot;&quot;)" office:value-type="float" office:value="1" calcext:value-type="float">
            <text:p>1</text:p>
          </table:table-cell>
          <table:table-cell table:formula="of:=IF([.O50]=[.$P50];1;&quot;&quot;)">
            <text:p/>
          </table:table-cell>
          <table:table-cell table:number-columns-repeated="8"/>
          <table:table-cell table:formula="of:=CONCATENATE([.A50];&quot;&amp;&quot;;[.B50];&quot;&amp;&quot;;IF([.E50]=1;CONCATENATE(&quot;\h{&quot;;[.C50];&quot;}&quot;);[.C50]);&quot;&amp;&quot;;[.H50];&quot;&amp;&quot;;IF([.J50]=0;CONCATENATE(&quot;\uu{&quot;;[.I50];&quot;}&quot;);[.I50]);&quot;&amp;&quot;;IF([.L50]=[.P50];CONCATENATE(&quot;\h{&quot;;[.L50];&quot;}&quot;);[.L50]);&quot;&amp;&quot;;IF([.M50]=[.P50];CONCATENATE(&quot;\h{&quot;;[.M50];&quot;}&quot;);[.M50]);&quot;&amp;&quot;;IF([.N50]=[.P50];CONCATENATE(&quot;\h{&quot;;[.N50];&quot;}&quot;);[.N50]);&quot;&amp;&quot;;IF([.O50]=[.P50];CONCATENATE(&quot;\h{&quot;;[.O50];&quot;}&quot;);[.O50]);&quot;\\\hline&quot;)" office:value-type="string" office:string-value="r4-20-750-2&amp;*&amp;*&amp;-422&amp;39&amp;21&amp;*&amp;\h{10}&amp;18\\\hline" calcext:value-type="string">
            <text:p>r4-20-750-2&amp;*&amp;*&amp;-422&amp;39&amp;21&amp;*&amp;\h{10}&amp;18\\\hline</text:p>
          </table:table-cell>
          <table:table-cell table:number-columns-repeated="10"/>
        </table:table-row>
        <table:table-row table:style-name="ro2">
          <table:table-cell table:formula="of:=[$'ra-sub'.AA50]" office:value-type="string" office:string-value="r4-25-250-1" calcext:value-type="string">
            <text:p>r4-25-250-1</text:p>
          </table:table-cell>
          <table:table-cell table:formula="of:=IF([$'ra-sub'.S50]=5;&quot;*&quot;;ROUND([$'ra-sub'.AB50];2))" office:value-type="float" office:value="36.13" calcext:value-type="float">
            <text:p>36,13</text:p>
          </table:table-cell>
          <table:table-cell table:style-name="ce14" table:formula="of:=IF([$'ra-sub'.S50]=5;&quot;*&quot;;ROUND([$'ra-sub'.AC50];1))" office:value-type="float" office:value="-140.2" calcext:value-type="float">
            <text:p>-140,2</text:p>
          </table:table-cell>
          <table:table-cell table:style-name="ce32" table:formula="of:=IF([$'ra-sub'.S50]=5;&quot;*&quot;;['ra-sub'.I50])" office:value-type="float" office:value="94.318835" calcext:value-type="float">
            <text:p>94,3</text:p>
          </table:table-cell>
          <table:table-cell table:style-name="ce14" table:formula="of:=IF(['ra-sub'.S50]=11;1;&quot;&quot;)">
            <text:p/>
          </table:table-cell>
          <table:table-cell table:style-name="ce14" table:formula="of:=IFERROR(IF([.I51]=0;ABS(CEILING([.C51]));ABS(([.I51]-CEILING([.C51]))/[.I51]));&quot;*&quot;)" office:value-type="float" office:value="18.5" calcext:value-type="float">
            <text:p>18,5</text:p>
          </table:table-cell>
          <table:table-cell table:style-name="ce14" table:formula="of:=IFERROR([.I51]-CEILING([.C51]);&quot;*&quot;)" office:value-type="float" office:value="148" calcext:value-type="float">
            <text:p>148,0</text:p>
          </table:table-cell>
          <table:table-cell table:formula="of:=IF(AND([$'exact-sub'.S50]=5;[$'exact-sub'.N50]=1);&quot;*&quot;;ROUND([$'exact-sub'.J50];1))" office:value-type="float" office:value="-139.9" calcext:value-type="float">
            <text:p>-139,9</text:p>
          </table:table-cell>
          <table:table-cell table:formula="of:=[$'exact-sub'.K50]" office:value-type="float" office:value="8" calcext:value-type="float">
            <text:p>8</text:p>
          </table:table-cell>
          <table:table-cell table:formula="of:=IF([$'exact-sub'.L50]&lt;1000000;[$'exact-sub'.L50];&quot;*&quot;)" office:value-type="string" office:string-value="*" calcext:value-type="string">
            <text:p>*</text:p>
          </table:table-cell>
          <table:table-cell table:formula="of:=IF([$'exact-sub'.S50]=5;&quot;*&quot;;[$'exact-sub'.I50])" office:value-type="string" office:string-value="*" calcext:value-type="string">
            <text:p>*</text:p>
          </table:table-cell>
          <table:table-cell table:style-name="ce19" table:formula="of:=[$'ra-sub'.AE50]" office:value-type="float" office:value="11" calcext:value-type="float">
            <text:p>11</text:p>
          </table:table-cell>
          <table:table-cell table:style-name="ce19" table:formula="of:=IF([$'bcpa-sub-t600'.AE50]=&quot;&quot;;&quot;*&quot;;[$'bcpa-sub-t600'.AE50])" office:value-type="float" office:value="23" calcext:value-type="float">
            <text:p>23</text:p>
          </table:table-cell>
          <table:table-cell table:style-name="ce19" table:formula="of:=[$'blpl-sub-t300'.AE50]" office:value-type="float" office:value="2" calcext:value-type="float">
            <text:p>2</text:p>
          </table:table-cell>
          <table:table-cell table:style-name="ce19" table:formula="of:=[$'sbpl-sub-t300'.AE50]" office:value-type="float" office:value="3" calcext:value-type="float">
            <text:p>3</text:p>
          </table:table-cell>
          <table:table-cell table:formula="of:=MIN([.L51:.O51])" office:value-type="float" office:value="2" calcext:value-type="float">
            <text:p>2</text:p>
          </table:table-cell>
          <table:table-cell table:formula="of:=IFERROR(ABS([.L51]-CEILING([.$C51]));&quot;*&quot;)" office:value-type="float" office:value="151" calcext:value-type="float">
            <text:p>151</text:p>
          </table:table-cell>
          <table:table-cell table:formula="of:=IFERROR(ABS([.M51]-CEILING([.$C51]));&quot;*&quot;)" office:value-type="float" office:value="163" calcext:value-type="float">
            <text:p>163</text:p>
          </table:table-cell>
          <table:table-cell table:formula="of:=IFERROR(ABS([.N51]-CEILING([.$C51]));&quot;*&quot;)" office:value-type="float" office:value="142" calcext:value-type="float">
            <text:p>142</text:p>
          </table:table-cell>
          <table:table-cell table:formula="of:=IFERROR(ABS([.O51]-CEILING([.$C51]));&quot;*&quot;)" office:value-type="float" office:value="143" calcext:value-type="float">
            <text:p>143</text:p>
          </table:table-cell>
          <table:table-cell table:formula="of:=IFERROR(ABS(([.L51]-CEILING([.$C51]))/CEILING([.$C51]));&quot;*&quot;)" office:value-type="float" office:value="1.07857142857143" calcext:value-type="float">
            <text:p>1,07857142857143</text:p>
          </table:table-cell>
          <table:table-cell table:style-name="ce15" table:formula="of:=IFERROR(ABS(([.M51]-CEILING([.$C51]))/CEILING([.$C51]));&quot;*&quot;)" office:value-type="float" office:value="1.16428571428571" calcext:value-type="float">
            <text:p>1,16428571428571</text:p>
          </table:table-cell>
          <table:table-cell table:formula="of:=IFERROR(ABS(([.N51]-CEILING([.$C51]))/CEILING([.$C51]));&quot;*&quot;)" office:value-type="float" office:value="1.01428571428571" calcext:value-type="float">
            <text:p>1,01428571428571</text:p>
          </table:table-cell>
          <table:table-cell table:formula="of:=IFERROR(ABS(([.O51]-CEILING([.$C51]))/CEILING([.$C51]));&quot;*&quot;)" office:value-type="float" office:value="1.02142857142857" calcext:value-type="float">
            <text:p>1,02142857142857</text:p>
          </table:table-cell>
          <table:table-cell table:formula="of:=IF([.L51]=[.$P51];1;&quot;&quot;)">
            <text:p/>
          </table:table-cell>
          <table:table-cell table:formula="of:=IF([.M51]=[.$P51];1;&quot;&quot;)">
            <text:p/>
          </table:table-cell>
          <table:table-cell table:style-name="ce24" table:formula="of:=IF([.N51]=[.$P51];1;&quot;&quot;)" office:value-type="float" office:value="1" calcext:value-type="float">
            <text:p>1</text:p>
          </table:table-cell>
          <table:table-cell table:formula="of:=IF([.O51]=[.$P51];1;&quot;&quot;)">
            <text:p/>
          </table:table-cell>
          <table:table-cell table:number-columns-repeated="8"/>
          <table:table-cell table:formula="of:=CONCATENATE([.A51];&quot;&amp;&quot;;[.B51];&quot;&amp;&quot;;IF([.E51]=1;CONCATENATE(&quot;\h{&quot;;[.C51];&quot;}&quot;);[.C51]);&quot;&amp;&quot;;[.H51];&quot;&amp;&quot;;IF([.J51]=0;CONCATENATE(&quot;\uu{&quot;;[.I51];&quot;}&quot;);[.I51]);&quot;&amp;&quot;;IF([.L51]=[.P51];CONCATENATE(&quot;\h{&quot;;[.L51];&quot;}&quot;);[.L51]);&quot;&amp;&quot;;IF([.M51]=[.P51];CONCATENATE(&quot;\h{&quot;;[.M51];&quot;}&quot;);[.M51]);&quot;&amp;&quot;;IF([.N51]=[.P51];CONCATENATE(&quot;\h{&quot;;[.N51];&quot;}&quot;);[.N51]);&quot;&amp;&quot;;IF([.O51]=[.P51];CONCATENATE(&quot;\h{&quot;;[.O51];&quot;}&quot;);[.O51]);&quot;\\\hline&quot;)" office:value-type="string" office:string-value="r4-25-250-1&amp;36,13&amp;-140,2&amp;-139,9&amp;8&amp;11&amp;23&amp;\h{2}&amp;3\\\hline" calcext:value-type="string">
            <text:p>r4-25-250-1&amp;36,13&amp;-140,2&amp;-139,9&amp;8&amp;11&amp;23&amp;\h{2}&amp;3\\\hline</text:p>
          </table:table-cell>
          <table:table-cell table:number-columns-repeated="10"/>
        </table:table-row>
        <table:table-row table:style-name="ro2">
          <table:table-cell table:formula="of:=[$'ra-sub'.AA51]" office:value-type="string" office:string-value="r4-25-250-2" calcext:value-type="string">
            <text:p>r4-25-250-2</text:p>
          </table:table-cell>
          <table:table-cell table:formula="of:=IF([$'ra-sub'.S51]=5;&quot;*&quot;;ROUND([$'ra-sub'.AB51];2))" office:value-type="float" office:value="30" calcext:value-type="float">
            <text:p>30</text:p>
          </table:table-cell>
          <table:table-cell table:style-name="ce14" table:formula="of:=IF([$'ra-sub'.S51]=5;&quot;*&quot;;ROUND([$'ra-sub'.AC51];1))" office:value-type="float" office:value="-141" calcext:value-type="float">
            <text:p>-141,0</text:p>
          </table:table-cell>
          <table:table-cell table:style-name="ce32" table:formula="of:=IF([$'ra-sub'.S51]=5;&quot;*&quot;;['ra-sub'.I51])" office:value-type="float" office:value="47.816641" calcext:value-type="float">
            <text:p>47,8</text:p>
          </table:table-cell>
          <table:table-cell table:style-name="ce14" table:formula="of:=IF(['ra-sub'.S51]=11;1;&quot;&quot;)">
            <text:p/>
          </table:table-cell>
          <table:table-cell table:style-name="ce14" table:formula="of:=IFERROR(IF([.I52]=0;ABS(CEILING([.C52]));ABS(([.I52]-CEILING([.C52]))/[.I52]));&quot;*&quot;)" office:value-type="float" office:value="36.25" calcext:value-type="float">
            <text:p>36,3</text:p>
          </table:table-cell>
          <table:table-cell table:style-name="ce14" table:formula="of:=IFERROR([.I52]-CEILING([.C52]);&quot;*&quot;)" office:value-type="float" office:value="145" calcext:value-type="float">
            <text:p>145,0</text:p>
          </table:table-cell>
          <table:table-cell table:formula="of:=IF(AND([$'exact-sub'.S51]=5;[$'exact-sub'.N51]=1);&quot;*&quot;;ROUND([$'exact-sub'.J51];1))" office:value-type="float" office:value="-141" calcext:value-type="float">
            <text:p>-141</text:p>
          </table:table-cell>
          <table:table-cell table:formula="of:=[$'exact-sub'.K51]" office:value-type="float" office:value="4" calcext:value-type="float">
            <text:p>4</text:p>
          </table:table-cell>
          <table:table-cell table:formula="of:=IF([$'exact-sub'.L51]&lt;1000000;[$'exact-sub'.L51];&quot;*&quot;)" office:value-type="string" office:string-value="*" calcext:value-type="string">
            <text:p>*</text:p>
          </table:table-cell>
          <table:table-cell table:formula="of:=IF([$'exact-sub'.S51]=5;&quot;*&quot;;[$'exact-sub'.I51])" office:value-type="string" office:string-value="*" calcext:value-type="string">
            <text:p>*</text:p>
          </table:table-cell>
          <table:table-cell table:style-name="ce19" table:formula="of:=[$'ra-sub'.AE51]" office:value-type="float" office:value="8" calcext:value-type="float">
            <text:p>8</text:p>
          </table:table-cell>
          <table:table-cell table:style-name="ce19" table:formula="of:=IF([$'bcpa-sub-t600'.AE51]=&quot;&quot;;&quot;*&quot;;[$'bcpa-sub-t600'.AE51])" office:value-type="float" office:value="14" calcext:value-type="float">
            <text:p>14</text:p>
          </table:table-cell>
          <table:table-cell table:style-name="ce19" table:formula="of:=[$'blpl-sub-t300'.AE51]" office:value-type="float" office:value="1" calcext:value-type="float">
            <text:p>1</text:p>
          </table:table-cell>
          <table:table-cell table:style-name="ce19" table:formula="of:=[$'sbpl-sub-t300'.AE51]" office:value-type="float" office:value="2" calcext:value-type="float">
            <text:p>2</text:p>
          </table:table-cell>
          <table:table-cell table:formula="of:=MIN([.L52:.O52])" office:value-type="float" office:value="1" calcext:value-type="float">
            <text:p>1</text:p>
          </table:table-cell>
          <table:table-cell table:formula="of:=IFERROR(ABS([.L52]-CEILING([.$C52]));&quot;*&quot;)" office:value-type="float" office:value="149" calcext:value-type="float">
            <text:p>149</text:p>
          </table:table-cell>
          <table:table-cell table:formula="of:=IFERROR(ABS([.M52]-CEILING([.$C52]));&quot;*&quot;)" office:value-type="float" office:value="155" calcext:value-type="float">
            <text:p>155</text:p>
          </table:table-cell>
          <table:table-cell table:formula="of:=IFERROR(ABS([.N52]-CEILING([.$C52]));&quot;*&quot;)" office:value-type="float" office:value="142" calcext:value-type="float">
            <text:p>142</text:p>
          </table:table-cell>
          <table:table-cell table:formula="of:=IFERROR(ABS([.O52]-CEILING([.$C52]));&quot;*&quot;)" office:value-type="float" office:value="143" calcext:value-type="float">
            <text:p>143</text:p>
          </table:table-cell>
          <table:table-cell table:formula="of:=IFERROR(ABS(([.L52]-CEILING([.$C52]))/CEILING([.$C52]));&quot;*&quot;)" office:value-type="float" office:value="1.05673758865248" calcext:value-type="float">
            <text:p>1,05673758865248</text:p>
          </table:table-cell>
          <table:table-cell table:style-name="ce15" table:formula="of:=IFERROR(ABS(([.M52]-CEILING([.$C52]))/CEILING([.$C52]));&quot;*&quot;)" office:value-type="float" office:value="1.09929078014184" calcext:value-type="float">
            <text:p>1,09929078014184</text:p>
          </table:table-cell>
          <table:table-cell table:formula="of:=IFERROR(ABS(([.N52]-CEILING([.$C52]))/CEILING([.$C52]));&quot;*&quot;)" office:value-type="float" office:value="1.00709219858156" calcext:value-type="float">
            <text:p>1,00709219858156</text:p>
          </table:table-cell>
          <table:table-cell table:formula="of:=IFERROR(ABS(([.O52]-CEILING([.$C52]))/CEILING([.$C52]));&quot;*&quot;)" office:value-type="float" office:value="1.01418439716312" calcext:value-type="float">
            <text:p>1,01418439716312</text:p>
          </table:table-cell>
          <table:table-cell table:formula="of:=IF([.L52]=[.$P52];1;&quot;&quot;)">
            <text:p/>
          </table:table-cell>
          <table:table-cell table:formula="of:=IF([.M52]=[.$P52];1;&quot;&quot;)">
            <text:p/>
          </table:table-cell>
          <table:table-cell table:formula="of:=IF([.N52]=[.$P52];1;&quot;&quot;)" office:value-type="float" office:value="1" calcext:value-type="float">
            <text:p>1</text:p>
          </table:table-cell>
          <table:table-cell table:formula="of:=IF([.O52]=[.$P52];1;&quot;&quot;)">
            <text:p/>
          </table:table-cell>
          <table:table-cell table:number-columns-repeated="8"/>
          <table:table-cell table:formula="of:=CONCATENATE([.A52];&quot;&amp;&quot;;[.B52];&quot;&amp;&quot;;IF([.E52]=1;CONCATENATE(&quot;\h{&quot;;[.C52];&quot;}&quot;);[.C52]);&quot;&amp;&quot;;[.H52];&quot;&amp;&quot;;IF([.J52]=0;CONCATENATE(&quot;\uu{&quot;;[.I52];&quot;}&quot;);[.I52]);&quot;&amp;&quot;;IF([.L52]=[.P52];CONCATENATE(&quot;\h{&quot;;[.L52];&quot;}&quot;);[.L52]);&quot;&amp;&quot;;IF([.M52]=[.P52];CONCATENATE(&quot;\h{&quot;;[.M52];&quot;}&quot;);[.M52]);&quot;&amp;&quot;;IF([.N52]=[.P52];CONCATENATE(&quot;\h{&quot;;[.N52];&quot;}&quot;);[.N52]);&quot;&amp;&quot;;IF([.O52]=[.P52];CONCATENATE(&quot;\h{&quot;;[.O52];&quot;}&quot;);[.O52]);&quot;\\\hline&quot;)" office:value-type="string" office:string-value="r4-25-250-2&amp;30&amp;-141&amp;-141&amp;4&amp;8&amp;14&amp;\h{1}&amp;2\\\hline" calcext:value-type="string">
            <text:p>r4-25-250-2&amp;30&amp;-141&amp;-141&amp;4&amp;8&amp;14&amp;\h{1}&amp;2\\\hline</text:p>
          </table:table-cell>
          <table:table-cell table:number-columns-repeated="10"/>
        </table:table-row>
        <table:table-row table:style-name="ro2">
          <table:table-cell table:formula="of:=[$'ra-sub'.AA52]" office:value-type="string" office:string-value="r4-25-500-1" calcext:value-type="string">
            <text:p>r4-25-500-1</text:p>
          </table:table-cell>
          <table:table-cell table:formula="of:=IF([$'ra-sub'.S52]=5;&quot;*&quot;;ROUND([$'ra-sub'.AB52];2))" office:value-type="float" office:value="31.88" calcext:value-type="float">
            <text:p>31,88</text:p>
          </table:table-cell>
          <table:table-cell table:style-name="ce14" table:formula="of:=IF([$'ra-sub'.S52]=5;&quot;*&quot;;ROUND([$'ra-sub'.AC52];1))" office:value-type="float" office:value="-281.6" calcext:value-type="float">
            <text:p>-281,6</text:p>
          </table:table-cell>
          <table:table-cell table:style-name="ce32" table:formula="of:=IF([$'ra-sub'.S52]=5;&quot;*&quot;;['ra-sub'.I52])" office:value-type="float" office:value="412.493578" calcext:value-type="float">
            <text:p>412,5</text:p>
          </table:table-cell>
          <table:table-cell table:style-name="ce14" table:formula="of:=IF(['ra-sub'.S52]=11;1;&quot;&quot;)">
            <text:p/>
          </table:table-cell>
          <table:table-cell table:style-name="ce14" table:formula="of:=IFERROR(IF([.I53]=0;ABS(CEILING([.C53]));ABS(([.I53]-CEILING([.C53]))/[.I53]));&quot;*&quot;)" office:value-type="float" office:value="11.4074074074074" calcext:value-type="float">
            <text:p>11,4</text:p>
          </table:table-cell>
          <table:table-cell table:style-name="ce14" table:formula="of:=IFERROR([.I53]-CEILING([.C53]);&quot;*&quot;)" office:value-type="float" office:value="308" calcext:value-type="float">
            <text:p>308,0</text:p>
          </table:table-cell>
          <table:table-cell table:formula="of:=IF(AND([$'exact-sub'.S52]=5;[$'exact-sub'.N52]=1);&quot;*&quot;;ROUND([$'exact-sub'.J52];1))" office:value-type="float" office:value="-281.6" calcext:value-type="float">
            <text:p>-281,6</text:p>
          </table:table-cell>
          <table:table-cell table:formula="of:=[$'exact-sub'.K52]" office:value-type="float" office:value="27" calcext:value-type="float">
            <text:p>27</text:p>
          </table:table-cell>
          <table:table-cell table:formula="of:=IF([$'exact-sub'.L52]&lt;1000000;[$'exact-sub'.L52];&quot;*&quot;)" office:value-type="string" office:string-value="*" calcext:value-type="string">
            <text:p>*</text:p>
          </table:table-cell>
          <table:table-cell table:formula="of:=IF([$'exact-sub'.S52]=5;&quot;*&quot;;[$'exact-sub'.I52])" office:value-type="string" office:string-value="*" calcext:value-type="string">
            <text:p>*</text:p>
          </table:table-cell>
          <table:table-cell table:style-name="ce19" table:formula="of:=[$'ra-sub'.AE52]" office:value-type="float" office:value="17" calcext:value-type="float">
            <text:p>17</text:p>
          </table:table-cell>
          <table:table-cell table:style-name="ce19" table:formula="of:=IF([$'bcpa-sub-t600'.AE52]=&quot;&quot;;&quot;*&quot;;[$'bcpa-sub-t600'.AE52])" office:value-type="float" office:value="25" calcext:value-type="float">
            <text:p>25</text:p>
          </table:table-cell>
          <table:table-cell table:style-name="ce19" table:formula="of:=[$'blpl-sub-t300'.AE52]" office:value-type="float" office:value="7" calcext:value-type="float">
            <text:p>7</text:p>
          </table:table-cell>
          <table:table-cell table:style-name="ce19" table:formula="of:=[$'sbpl-sub-t300'.AE52]" office:value-type="float" office:value="8" calcext:value-type="float">
            <text:p>8</text:p>
          </table:table-cell>
          <table:table-cell table:formula="of:=MIN([.L53:.O53])" office:value-type="float" office:value="7" calcext:value-type="float">
            <text:p>7</text:p>
          </table:table-cell>
          <table:table-cell table:formula="of:=IFERROR(ABS([.L53]-CEILING([.$C53]));&quot;*&quot;)" office:value-type="float" office:value="298" calcext:value-type="float">
            <text:p>298</text:p>
          </table:table-cell>
          <table:table-cell table:formula="of:=IFERROR(ABS([.M53]-CEILING([.$C53]));&quot;*&quot;)" office:value-type="float" office:value="306" calcext:value-type="float">
            <text:p>306</text:p>
          </table:table-cell>
          <table:table-cell table:formula="of:=IFERROR(ABS([.N53]-CEILING([.$C53]));&quot;*&quot;)" office:value-type="float" office:value="288" calcext:value-type="float">
            <text:p>288</text:p>
          </table:table-cell>
          <table:table-cell table:formula="of:=IFERROR(ABS([.O53]-CEILING([.$C53]));&quot;*&quot;)" office:value-type="float" office:value="289" calcext:value-type="float">
            <text:p>289</text:p>
          </table:table-cell>
          <table:table-cell table:formula="of:=IFERROR(ABS(([.L53]-CEILING([.$C53]))/CEILING([.$C53]));&quot;*&quot;)" office:value-type="float" office:value="1.06049822064057" calcext:value-type="float">
            <text:p>1,06049822064057</text:p>
          </table:table-cell>
          <table:table-cell table:style-name="ce15" table:formula="of:=IFERROR(ABS(([.M53]-CEILING([.$C53]))/CEILING([.$C53]));&quot;*&quot;)" office:value-type="float" office:value="1.08896797153025" calcext:value-type="float">
            <text:p>1,08896797153025</text:p>
          </table:table-cell>
          <table:table-cell table:formula="of:=IFERROR(ABS(([.N53]-CEILING([.$C53]))/CEILING([.$C53]));&quot;*&quot;)" office:value-type="float" office:value="1.02491103202847" calcext:value-type="float">
            <text:p>1,02491103202847</text:p>
          </table:table-cell>
          <table:table-cell table:formula="of:=IFERROR(ABS(([.O53]-CEILING([.$C53]))/CEILING([.$C53]));&quot;*&quot;)" office:value-type="float" office:value="1.02846975088968" calcext:value-type="float">
            <text:p>1,02846975088968</text:p>
          </table:table-cell>
          <table:table-cell table:formula="of:=IF([.L53]=[.$P53];1;&quot;&quot;)">
            <text:p/>
          </table:table-cell>
          <table:table-cell table:formula="of:=IF([.M53]=[.$P53];1;&quot;&quot;)">
            <text:p/>
          </table:table-cell>
          <table:table-cell table:style-name="ce24" table:formula="of:=IF([.N53]=[.$P53];1;&quot;&quot;)" office:value-type="float" office:value="1" calcext:value-type="float">
            <text:p>1</text:p>
          </table:table-cell>
          <table:table-cell table:formula="of:=IF([.O53]=[.$P53];1;&quot;&quot;)">
            <text:p/>
          </table:table-cell>
          <table:table-cell table:number-columns-repeated="8"/>
          <table:table-cell table:formula="of:=CONCATENATE([.A53];&quot;&amp;&quot;;[.B53];&quot;&amp;&quot;;IF([.E53]=1;CONCATENATE(&quot;\h{&quot;;[.C53];&quot;}&quot;);[.C53]);&quot;&amp;&quot;;[.H53];&quot;&amp;&quot;;IF([.J53]=0;CONCATENATE(&quot;\uu{&quot;;[.I53];&quot;}&quot;);[.I53]);&quot;&amp;&quot;;IF([.L53]=[.P53];CONCATENATE(&quot;\h{&quot;;[.L53];&quot;}&quot;);[.L53]);&quot;&amp;&quot;;IF([.M53]=[.P53];CONCATENATE(&quot;\h{&quot;;[.M53];&quot;}&quot;);[.M53]);&quot;&amp;&quot;;IF([.N53]=[.P53];CONCATENATE(&quot;\h{&quot;;[.N53];&quot;}&quot;);[.N53]);&quot;&amp;&quot;;IF([.O53]=[.P53];CONCATENATE(&quot;\h{&quot;;[.O53];&quot;}&quot;);[.O53]);&quot;\\\hline&quot;)" office:value-type="string" office:string-value="r4-25-500-1&amp;31,88&amp;-281,6&amp;-281,6&amp;27&amp;17&amp;25&amp;\h{7}&amp;8\\\hline" calcext:value-type="string">
            <text:p>r4-25-500-1&amp;31,88&amp;-281,6&amp;-281,6&amp;27&amp;17&amp;25&amp;\h{7}&amp;8\\\hline</text:p>
          </table:table-cell>
          <table:table-cell table:number-columns-repeated="10"/>
        </table:table-row>
        <table:table-row table:style-name="ro2">
          <table:table-cell table:formula="of:=[$'ra-sub'.AA53]" office:value-type="string" office:string-value="r4-25-500-2" calcext:value-type="string">
            <text:p>r4-25-500-2</text:p>
          </table:table-cell>
          <table:table-cell table:formula="of:=IF([$'ra-sub'.S53]=5;&quot;*&quot;;ROUND([$'ra-sub'.AB53];2))" office:value-type="float" office:value="25.71" calcext:value-type="float">
            <text:p>25,71</text:p>
          </table:table-cell>
          <table:table-cell table:style-name="ce14" table:formula="of:=IF([$'ra-sub'.S53]=5;&quot;*&quot;;ROUND([$'ra-sub'.AC53];1))" office:value-type="float" office:value="-283.4" calcext:value-type="float">
            <text:p>-283,4</text:p>
          </table:table-cell>
          <table:table-cell table:style-name="ce32" table:formula="of:=IF([$'ra-sub'.S53]=5;&quot;*&quot;;['ra-sub'.I53])" office:value-type="float" office:value="155.860311" calcext:value-type="float">
            <text:p>155,9</text:p>
          </table:table-cell>
          <table:table-cell table:style-name="ce14" table:formula="of:=IF(['ra-sub'.S53]=11;1;&quot;&quot;)">
            <text:p/>
          </table:table-cell>
          <table:table-cell table:style-name="ce14" table:formula="of:=IFERROR(IF([.I54]=0;ABS(CEILING([.C54]));ABS(([.I54]-CEILING([.C54]))/[.I54]));&quot;*&quot;)" office:value-type="float" office:value="8.25641025641026" calcext:value-type="float">
            <text:p>8,3</text:p>
          </table:table-cell>
          <table:table-cell table:style-name="ce14" table:formula="of:=IFERROR([.I54]-CEILING([.C54]);&quot;*&quot;)" office:value-type="float" office:value="322" calcext:value-type="float">
            <text:p>322,0</text:p>
          </table:table-cell>
          <table:table-cell table:formula="of:=IF(AND([$'exact-sub'.S53]=5;[$'exact-sub'.N53]=1);&quot;*&quot;;ROUND([$'exact-sub'.J53];1))" office:value-type="float" office:value="-283.4" calcext:value-type="float">
            <text:p>-283,4</text:p>
          </table:table-cell>
          <table:table-cell table:formula="of:=[$'exact-sub'.K53]" office:value-type="float" office:value="39" calcext:value-type="float">
            <text:p>39</text:p>
          </table:table-cell>
          <table:table-cell table:formula="of:=IF([$'exact-sub'.L53]&lt;1000000;[$'exact-sub'.L53];&quot;*&quot;)" office:value-type="string" office:string-value="*" calcext:value-type="string">
            <text:p>*</text:p>
          </table:table-cell>
          <table:table-cell table:formula="of:=IF([$'exact-sub'.S53]=5;&quot;*&quot;;[$'exact-sub'.I53])" office:value-type="string" office:string-value="*" calcext:value-type="string">
            <text:p>*</text:p>
          </table:table-cell>
          <table:table-cell table:style-name="ce19" table:formula="of:=[$'ra-sub'.AE53]" office:value-type="float" office:value="11" calcext:value-type="float">
            <text:p>11</text:p>
          </table:table-cell>
          <table:table-cell table:style-name="ce19" table:formula="of:=IF([$'bcpa-sub-t600'.AE53]=&quot;&quot;;&quot;*&quot;;[$'bcpa-sub-t600'.AE53])" office:value-type="float" office:value="46" calcext:value-type="float">
            <text:p>46</text:p>
          </table:table-cell>
          <table:table-cell table:style-name="ce19" table:formula="of:=[$'blpl-sub-t300'.AE53]" office:value-type="float" office:value="5" calcext:value-type="float">
            <text:p>5</text:p>
          </table:table-cell>
          <table:table-cell table:style-name="ce19" table:formula="of:=[$'sbpl-sub-t300'.AE53]" office:value-type="float" office:value="3" calcext:value-type="float">
            <text:p>3</text:p>
          </table:table-cell>
          <table:table-cell table:formula="of:=MIN([.L54:.O54])" office:value-type="float" office:value="3" calcext:value-type="float">
            <text:p>3</text:p>
          </table:table-cell>
          <table:table-cell table:formula="of:=IFERROR(ABS([.L54]-CEILING([.$C54]));&quot;*&quot;)" office:value-type="float" office:value="294" calcext:value-type="float">
            <text:p>294</text:p>
          </table:table-cell>
          <table:table-cell table:formula="of:=IFERROR(ABS([.M54]-CEILING([.$C54]));&quot;*&quot;)" office:value-type="float" office:value="329" calcext:value-type="float">
            <text:p>329</text:p>
          </table:table-cell>
          <table:table-cell table:formula="of:=IFERROR(ABS([.N54]-CEILING([.$C54]));&quot;*&quot;)" office:value-type="float" office:value="288" calcext:value-type="float">
            <text:p>288</text:p>
          </table:table-cell>
          <table:table-cell table:formula="of:=IFERROR(ABS([.O54]-CEILING([.$C54]));&quot;*&quot;)" office:value-type="float" office:value="286" calcext:value-type="float">
            <text:p>286</text:p>
          </table:table-cell>
          <table:table-cell table:formula="of:=IFERROR(ABS(([.L54]-CEILING([.$C54]))/CEILING([.$C54]));&quot;*&quot;)" office:value-type="float" office:value="1.03886925795053" calcext:value-type="float">
            <text:p>1,03886925795053</text:p>
          </table:table-cell>
          <table:table-cell table:style-name="ce15" table:formula="of:=IFERROR(ABS(([.M54]-CEILING([.$C54]))/CEILING([.$C54]));&quot;*&quot;)" office:value-type="float" office:value="1.16254416961131" calcext:value-type="float">
            <text:p>1,16254416961131</text:p>
          </table:table-cell>
          <table:table-cell table:formula="of:=IFERROR(ABS(([.N54]-CEILING([.$C54]))/CEILING([.$C54]));&quot;*&quot;)" office:value-type="float" office:value="1.01766784452297" calcext:value-type="float">
            <text:p>1,01766784452297</text:p>
          </table:table-cell>
          <table:table-cell table:formula="of:=IFERROR(ABS(([.O54]-CEILING([.$C54]))/CEILING([.$C54]));&quot;*&quot;)" office:value-type="float" office:value="1.01060070671378" calcext:value-type="float">
            <text:p>1,01060070671378</text:p>
          </table:table-cell>
          <table:table-cell table:formula="of:=IF([.L54]=[.$P54];1;&quot;&quot;)">
            <text:p/>
          </table:table-cell>
          <table:table-cell table:formula="of:=IF([.M54]=[.$P54];1;&quot;&quot;)">
            <text:p/>
          </table:table-cell>
          <table:table-cell table:formula="of:=IF([.N54]=[.$P54];1;&quot;&quot;)">
            <text:p/>
          </table:table-cell>
          <table:table-cell table:formula="of:=IF([.O54]=[.$P54];1;&quot;&quot;)" office:value-type="float" office:value="1" calcext:value-type="float">
            <text:p>1</text:p>
          </table:table-cell>
          <table:table-cell table:number-columns-repeated="8"/>
          <table:table-cell table:formula="of:=CONCATENATE([.A54];&quot;&amp;&quot;;[.B54];&quot;&amp;&quot;;IF([.E54]=1;CONCATENATE(&quot;\h{&quot;;[.C54];&quot;}&quot;);[.C54]);&quot;&amp;&quot;;[.H54];&quot;&amp;&quot;;IF([.J54]=0;CONCATENATE(&quot;\uu{&quot;;[.I54];&quot;}&quot;);[.I54]);&quot;&amp;&quot;;IF([.L54]=[.P54];CONCATENATE(&quot;\h{&quot;;[.L54];&quot;}&quot;);[.L54]);&quot;&amp;&quot;;IF([.M54]=[.P54];CONCATENATE(&quot;\h{&quot;;[.M54];&quot;}&quot;);[.M54]);&quot;&amp;&quot;;IF([.N54]=[.P54];CONCATENATE(&quot;\h{&quot;;[.N54];&quot;}&quot;);[.N54]);&quot;&amp;&quot;;IF([.O54]=[.P54];CONCATENATE(&quot;\h{&quot;;[.O54];&quot;}&quot;);[.O54]);&quot;\\\hline&quot;)" office:value-type="string" office:string-value="r4-25-500-2&amp;25,71&amp;-283,4&amp;-283,4&amp;39&amp;11&amp;46&amp;5&amp;\h{3}\\\hline" calcext:value-type="string">
            <text:p>r4-25-500-2&amp;25,71&amp;-283,4&amp;-283,4&amp;39&amp;11&amp;46&amp;5&amp;\h{3}\\\hline</text:p>
          </table:table-cell>
          <table:table-cell table:number-columns-repeated="10"/>
        </table:table-row>
        <table:table-row table:style-name="ro2">
          <table:table-cell table:formula="of:=[$'ra-sub'.AA54]" office:value-type="string" office:string-value="r4-25-750-1" calcext:value-type="string">
            <text:p>r4-25-750-1</text:p>
          </table:table-cell>
          <table:table-cell table:formula="of:=IF([$'ra-sub'.S54]=5;&quot;*&quot;;ROUND([$'ra-sub'.AB54];2))" office:value-type="string" office:string-value="*" calcext:value-type="string">
            <text:p>*</text:p>
          </table:table-cell>
          <table:table-cell table:style-name="ce14" table:formula="of:=IF([$'ra-sub'.S54]=5;&quot;*&quot;;ROUND([$'ra-sub'.AC54];1))" office:value-type="string" office:string-value="*" calcext:value-type="string">
            <text:p>*</text:p>
          </table:table-cell>
          <table:table-cell table:style-name="ce32" table:formula="of:=IF([$'ra-sub'.S54]=5;&quot;*&quot;;['ra-sub'.I54])" office:value-type="string" office:string-value="*" calcext:value-type="string">
            <text:p>*</text:p>
          </table:table-cell>
          <table:table-cell table:style-name="ce14" table:formula="of:=IF(['ra-sub'.S54]=11;1;&quot;&quot;)">
            <text:p/>
          </table:table-cell>
          <table:table-cell table:style-name="ce14" table:formula="of:=IFERROR(IF([.I55]=0;ABS(CEILING([.C55]));ABS(([.I55]-CEILING([.C55]))/[.I55]));&quot;*&quot;)" office:value-type="string" office:string-value="*" calcext:value-type="string">
            <text:p>*</text:p>
          </table:table-cell>
          <table:table-cell table:style-name="ce14" table:formula="of:=IFERROR([.I55]-CEILING([.C55]);&quot;*&quot;)" office:value-type="string" office:string-value="*" calcext:value-type="string">
            <text:p>*</text:p>
          </table:table-cell>
          <table:table-cell table:formula="of:=IF(AND([$'exact-sub'.S54]=5;[$'exact-sub'.N54]=1);&quot;*&quot;;ROUND([$'exact-sub'.J54];1))" office:value-type="string" office:string-value="*" calcext:value-type="string">
            <text:p>*</text:p>
          </table:table-cell>
          <table:table-cell table:formula="of:=[$'exact-sub'.K54]" office:value-type="float" office:value="42" calcext:value-type="float">
            <text:p>42</text:p>
          </table:table-cell>
          <table:table-cell table:formula="of:=IF([$'exact-sub'.L54]&lt;1000000;[$'exact-sub'.L54];&quot;*&quot;)" office:value-type="string" office:string-value="*" calcext:value-type="string">
            <text:p>*</text:p>
          </table:table-cell>
          <table:table-cell table:formula="of:=IF([$'exact-sub'.S54]=5;&quot;*&quot;;[$'exact-sub'.I54])" office:value-type="string" office:string-value="*" calcext:value-type="string">
            <text:p>*</text:p>
          </table:table-cell>
          <table:table-cell table:style-name="ce19" table:formula="of:=[$'ra-sub'.AE54]" office:value-type="float" office:value="31" calcext:value-type="float">
            <text:p>31</text:p>
          </table:table-cell>
          <table:table-cell table:style-name="ce19" table:formula="of:=IF([$'bcpa-sub-t600'.AE54]=&quot;&quot;;&quot;*&quot;;[$'bcpa-sub-t600'.AE54])" office:value-type="string" office:string-value="*" calcext:value-type="string">
            <text:p>*</text:p>
          </table:table-cell>
          <table:table-cell table:style-name="ce19" table:formula="of:=[$'blpl-sub-t300'.AE54]" office:value-type="float" office:value="21" calcext:value-type="float">
            <text:p>21</text:p>
          </table:table-cell>
          <table:table-cell table:style-name="ce19" table:formula="of:=[$'sbpl-sub-t300'.AE54]" office:value-type="float" office:value="14" calcext:value-type="float">
            <text:p>14</text:p>
          </table:table-cell>
          <table:table-cell table:formula="of:=MIN([.L55:.O55])" office:value-type="float" office:value="14" calcext:value-type="float">
            <text:p>14</text:p>
          </table:table-cell>
          <table:table-cell table:formula="of:=IFERROR(ABS([.L55]-CEILING([.$C55]));&quot;*&quot;)" office:value-type="string" office:string-value="*" calcext:value-type="string">
            <text:p>*</text:p>
          </table:table-cell>
          <table:table-cell table:formula="of:=IFERROR(ABS([.M55]-CEILING([.$C55]));&quot;*&quot;)" office:value-type="string" office:string-value="*" calcext:value-type="string">
            <text:p>*</text:p>
          </table:table-cell>
          <table:table-cell table:formula="of:=IFERROR(ABS([.N55]-CEILING([.$C55]));&quot;*&quot;)" office:value-type="string" office:string-value="*" calcext:value-type="string">
            <text:p>*</text:p>
          </table:table-cell>
          <table:table-cell table:formula="of:=IFERROR(ABS([.O55]-CEILING([.$C55]));&quot;*&quot;)" office:value-type="string" office:string-value="*" calcext:value-type="string">
            <text:p>*</text:p>
          </table:table-cell>
          <table:table-cell table:formula="of:=IFERROR(ABS(([.L55]-CEILING([.$C55]))/CEILING([.$C55]));&quot;*&quot;)" office:value-type="string" office:string-value="*" calcext:value-type="string">
            <text:p>*</text:p>
          </table:table-cell>
          <table:table-cell table:style-name="ce15" table:formula="of:=IFERROR(ABS(([.M55]-CEILING([.$C55]))/CEILING([.$C55]));&quot;*&quot;)" office:value-type="string" office:string-value="*" calcext:value-type="string">
            <text:p>*</text:p>
          </table:table-cell>
          <table:table-cell table:formula="of:=IFERROR(ABS(([.N55]-CEILING([.$C55]))/CEILING([.$C55]));&quot;*&quot;)" office:value-type="string" office:string-value="*" calcext:value-type="string">
            <text:p>*</text:p>
          </table:table-cell>
          <table:table-cell table:formula="of:=IFERROR(ABS(([.O55]-CEILING([.$C55]))/CEILING([.$C55]));&quot;*&quot;)" office:value-type="string" office:string-value="*" calcext:value-type="string">
            <text:p>*</text:p>
          </table:table-cell>
          <table:table-cell table:formula="of:=IF([.L55]=[.$P55];1;&quot;&quot;)">
            <text:p/>
          </table:table-cell>
          <table:table-cell table:formula="of:=IF([.M55]=[.$P55];1;&quot;&quot;)">
            <text:p/>
          </table:table-cell>
          <table:table-cell table:formula="of:=IF([.N55]=[.$P55];1;&quot;&quot;)">
            <text:p/>
          </table:table-cell>
          <table:table-cell table:formula="of:=IF([.O55]=[.$P55];1;&quot;&quot;)" office:value-type="float" office:value="1" calcext:value-type="float">
            <text:p>1</text:p>
          </table:table-cell>
          <table:table-cell table:number-columns-repeated="8"/>
          <table:table-cell table:formula="of:=CONCATENATE([.A55];&quot;&amp;&quot;;[.B55];&quot;&amp;&quot;;IF([.E55]=1;CONCATENATE(&quot;\h{&quot;;[.C55];&quot;}&quot;);[.C55]);&quot;&amp;&quot;;[.H55];&quot;&amp;&quot;;IF([.J55]=0;CONCATENATE(&quot;\uu{&quot;;[.I55];&quot;}&quot;);[.I55]);&quot;&amp;&quot;;IF([.L55]=[.P55];CONCATENATE(&quot;\h{&quot;;[.L55];&quot;}&quot;);[.L55]);&quot;&amp;&quot;;IF([.M55]=[.P55];CONCATENATE(&quot;\h{&quot;;[.M55];&quot;}&quot;);[.M55]);&quot;&amp;&quot;;IF([.N55]=[.P55];CONCATENATE(&quot;\h{&quot;;[.N55];&quot;}&quot;);[.N55]);&quot;&amp;&quot;;IF([.O55]=[.P55];CONCATENATE(&quot;\h{&quot;;[.O55];&quot;}&quot;);[.O55]);&quot;\\\hline&quot;)" office:value-type="string" office:string-value="r4-25-750-1&amp;*&amp;*&amp;*&amp;42&amp;31&amp;*&amp;21&amp;\h{14}\\\hline" calcext:value-type="string">
            <text:p>r4-25-750-1&amp;*&amp;*&amp;*&amp;42&amp;31&amp;*&amp;21&amp;\h{14}\\\hline</text:p>
          </table:table-cell>
          <table:table-cell table:number-columns-repeated="10"/>
        </table:table-row>
        <table:table-row table:style-name="ro2">
          <table:table-cell table:formula="of:=[$'ra-sub'.AA55]" office:value-type="string" office:string-value="r4-25-750-2" calcext:value-type="string">
            <text:p>r4-25-750-2</text:p>
          </table:table-cell>
          <table:table-cell table:formula="of:=IF([$'ra-sub'.S55]=5;&quot;*&quot;;ROUND([$'ra-sub'.AB55];2))" office:value-type="string" office:string-value="*" calcext:value-type="string">
            <text:p>*</text:p>
          </table:table-cell>
          <table:table-cell table:style-name="ce14" table:formula="of:=IF([$'ra-sub'.S55]=5;&quot;*&quot;;ROUND([$'ra-sub'.AC55];1))" office:value-type="string" office:string-value="*" calcext:value-type="string">
            <text:p>*</text:p>
          </table:table-cell>
          <table:table-cell table:style-name="ce32" table:formula="of:=IF([$'ra-sub'.S55]=5;&quot;*&quot;;['ra-sub'.I55])" office:value-type="string" office:string-value="*" calcext:value-type="string">
            <text:p>*</text:p>
          </table:table-cell>
          <table:table-cell table:style-name="ce14" table:formula="of:=IF(['ra-sub'.S55]=11;1;&quot;&quot;)">
            <text:p/>
          </table:table-cell>
          <table:table-cell table:style-name="ce14" table:formula="of:=IFERROR(IF([.I56]=0;ABS(CEILING([.C56]));ABS(([.I56]-CEILING([.C56]))/[.I56]));&quot;*&quot;)" office:value-type="string" office:string-value="*" calcext:value-type="string">
            <text:p>*</text:p>
          </table:table-cell>
          <table:table-cell table:style-name="ce14" table:formula="of:=IFERROR([.I56]-CEILING([.C56]);&quot;*&quot;)" office:value-type="string" office:string-value="*" calcext:value-type="string">
            <text:p>*</text:p>
          </table:table-cell>
          <table:table-cell table:formula="of:=IF(AND([$'exact-sub'.S55]=5;[$'exact-sub'.N55]=1);&quot;*&quot;;ROUND([$'exact-sub'.J55];1))" office:value-type="float" office:value="-424.7" calcext:value-type="float">
            <text:p>-424,7</text:p>
          </table:table-cell>
          <table:table-cell table:formula="of:=[$'exact-sub'.K55]" office:value-type="float" office:value="27" calcext:value-type="float">
            <text:p>27</text:p>
          </table:table-cell>
          <table:table-cell table:formula="of:=IF([$'exact-sub'.L55]&lt;1000000;[$'exact-sub'.L55];&quot;*&quot;)" office:value-type="string" office:string-value="*" calcext:value-type="string">
            <text:p>*</text:p>
          </table:table-cell>
          <table:table-cell table:formula="of:=IF([$'exact-sub'.S55]=5;&quot;*&quot;;[$'exact-sub'.I55])" office:value-type="string" office:string-value="*" calcext:value-type="string">
            <text:p>*</text:p>
          </table:table-cell>
          <table:table-cell table:style-name="ce19" table:formula="of:=[$'ra-sub'.AE55]" office:value-type="float" office:value="37" calcext:value-type="float">
            <text:p>37</text:p>
          </table:table-cell>
          <table:table-cell table:style-name="ce19" table:formula="of:=IF([$'bcpa-sub-t600'.AE55]=&quot;&quot;;&quot;*&quot;;[$'bcpa-sub-t600'.AE55])" office:value-type="string" office:string-value="*" calcext:value-type="string">
            <text:p>*</text:p>
          </table:table-cell>
          <table:table-cell table:style-name="ce19" table:formula="of:=[$'blpl-sub-t300'.AE55]" office:value-type="float" office:value="17" calcext:value-type="float">
            <text:p>17</text:p>
          </table:table-cell>
          <table:table-cell table:style-name="ce19" table:formula="of:=[$'sbpl-sub-t300'.AE55]" office:value-type="float" office:value="26" calcext:value-type="float">
            <text:p>26</text:p>
          </table:table-cell>
          <table:table-cell table:formula="of:=MIN([.L56:.O56])" office:value-type="float" office:value="17" calcext:value-type="float">
            <text:p>17</text:p>
          </table:table-cell>
          <table:table-cell table:formula="of:=IFERROR(ABS([.L56]-CEILING([.$C56]));&quot;*&quot;)" office:value-type="string" office:string-value="*" calcext:value-type="string">
            <text:p>*</text:p>
          </table:table-cell>
          <table:table-cell table:formula="of:=IFERROR(ABS([.M56]-CEILING([.$C56]));&quot;*&quot;)" office:value-type="string" office:string-value="*" calcext:value-type="string">
            <text:p>*</text:p>
          </table:table-cell>
          <table:table-cell table:formula="of:=IFERROR(ABS([.N56]-CEILING([.$C56]));&quot;*&quot;)" office:value-type="string" office:string-value="*" calcext:value-type="string">
            <text:p>*</text:p>
          </table:table-cell>
          <table:table-cell table:formula="of:=IFERROR(ABS([.O56]-CEILING([.$C56]));&quot;*&quot;)" office:value-type="string" office:string-value="*" calcext:value-type="string">
            <text:p>*</text:p>
          </table:table-cell>
          <table:table-cell table:formula="of:=IFERROR(ABS(([.L56]-CEILING([.$C56]))/CEILING([.$C56]));&quot;*&quot;)" office:value-type="string" office:string-value="*" calcext:value-type="string">
            <text:p>*</text:p>
          </table:table-cell>
          <table:table-cell table:style-name="ce15" table:formula="of:=IFERROR(ABS(([.M56]-CEILING([.$C56]))/CEILING([.$C56]));&quot;*&quot;)" office:value-type="string" office:string-value="*" calcext:value-type="string">
            <text:p>*</text:p>
          </table:table-cell>
          <table:table-cell table:formula="of:=IFERROR(ABS(([.N56]-CEILING([.$C56]))/CEILING([.$C56]));&quot;*&quot;)" office:value-type="string" office:string-value="*" calcext:value-type="string">
            <text:p>*</text:p>
          </table:table-cell>
          <table:table-cell table:formula="of:=IFERROR(ABS(([.O56]-CEILING([.$C56]))/CEILING([.$C56]));&quot;*&quot;)" office:value-type="string" office:string-value="*" calcext:value-type="string">
            <text:p>*</text:p>
          </table:table-cell>
          <table:table-cell table:formula="of:=IF([.L56]=[.$P56];1;&quot;&quot;)">
            <text:p/>
          </table:table-cell>
          <table:table-cell table:formula="of:=IF([.M56]=[.$P56];1;&quot;&quot;)">
            <text:p/>
          </table:table-cell>
          <table:table-cell table:style-name="ce24" table:formula="of:=IF([.N56]=[.$P56];1;&quot;&quot;)" office:value-type="float" office:value="1" calcext:value-type="float">
            <text:p>1</text:p>
          </table:table-cell>
          <table:table-cell table:formula="of:=IF([.O56]=[.$P56];1;&quot;&quot;)">
            <text:p/>
          </table:table-cell>
          <table:table-cell table:number-columns-repeated="8"/>
          <table:table-cell table:formula="of:=CONCATENATE([.A56];&quot;&amp;&quot;;[.B56];&quot;&amp;&quot;;IF([.E56]=1;CONCATENATE(&quot;\h{&quot;;[.C56];&quot;}&quot;);[.C56]);&quot;&amp;&quot;;[.H56];&quot;&amp;&quot;;IF([.J56]=0;CONCATENATE(&quot;\uu{&quot;;[.I56];&quot;}&quot;);[.I56]);&quot;&amp;&quot;;IF([.L56]=[.P56];CONCATENATE(&quot;\h{&quot;;[.L56];&quot;}&quot;);[.L56]);&quot;&amp;&quot;;IF([.M56]=[.P56];CONCATENATE(&quot;\h{&quot;;[.M56];&quot;}&quot;);[.M56]);&quot;&amp;&quot;;IF([.N56]=[.P56];CONCATENATE(&quot;\h{&quot;;[.N56];&quot;}&quot;);[.N56]);&quot;&amp;&quot;;IF([.O56]=[.P56];CONCATENATE(&quot;\h{&quot;;[.O56];&quot;}&quot;);[.O56]);&quot;\\\hline&quot;)" office:value-type="string" office:string-value="r4-25-750-2&amp;*&amp;*&amp;-424,7&amp;27&amp;37&amp;*&amp;\h{17}&amp;26\\\hline" calcext:value-type="string">
            <text:p>r4-25-750-2&amp;*&amp;*&amp;-424,7&amp;27&amp;37&amp;*&amp;\h{17}&amp;26\\\hline</text:p>
          </table:table-cell>
          <table:table-cell table:number-columns-repeated="10"/>
        </table:table-row>
        <table:table-row table:style-name="ro2">
          <table:table-cell table:formula="of:=[$'ra-sub'.AA56]" office:value-type="string" office:string-value="r4-5-250-1" calcext:value-type="string">
            <text:p>r4-5-250-1</text:p>
          </table:table-cell>
          <table:table-cell table:formula="of:=IF([$'ra-sub'.S56]=5;&quot;*&quot;;ROUND([$'ra-sub'.AB56];2))" office:value-type="float" office:value="36.17" calcext:value-type="float">
            <text:p>36,17</text:p>
          </table:table-cell>
          <table:table-cell table:style-name="ce14" table:formula="of:=IF([$'ra-sub'.S56]=5;&quot;*&quot;;ROUND([$'ra-sub'.AC56];1))" office:value-type="float" office:value="-143.1" calcext:value-type="float">
            <text:p>-143,1</text:p>
          </table:table-cell>
          <table:table-cell table:style-name="ce32" table:formula="of:=IF([$'ra-sub'.S56]=5;&quot;*&quot;;['ra-sub'.I56])" office:value-type="float" office:value="2.368423" calcext:value-type="float">
            <text:p>2,4</text:p>
          </table:table-cell>
          <table:table-cell table:style-name="ce14" table:formula="of:=IF(['ra-sub'.S56]=11;1;&quot;&quot;)">
            <text:p/>
          </table:table-cell>
          <table:table-cell table:style-name="ce14" table:formula="of:=IFERROR(IF([.I57]=0;ABS(CEILING([.C57]));ABS(([.I57]-CEILING([.C57]))/[.I57]));&quot;*&quot;)" office:value-type="float" office:value="3.61290322580645" calcext:value-type="float">
            <text:p>3,6</text:p>
          </table:table-cell>
          <table:table-cell table:style-name="ce14" table:formula="of:=IFERROR([.I57]-CEILING([.C57]);&quot;*&quot;)" office:value-type="float" office:value="112" calcext:value-type="float">
            <text:p>112,0</text:p>
          </table:table-cell>
          <table:table-cell table:formula="of:=IF(AND([$'exact-sub'.S56]=5;[$'exact-sub'.N56]=1);&quot;*&quot;;ROUND([$'exact-sub'.J56];1))" office:value-type="float" office:value="-143" calcext:value-type="float">
            <text:p>-143</text:p>
          </table:table-cell>
          <table:table-cell table:formula="of:=[$'exact-sub'.K56]" office:value-type="float" office:value="-31" calcext:value-type="float">
            <text:p>-31</text:p>
          </table:table-cell>
          <table:table-cell table:formula="of:=IF([$'exact-sub'.L56]&lt;1000000;[$'exact-sub'.L56];&quot;*&quot;)" office:value-type="float" office:value="3.612996" calcext:value-type="float">
            <text:p>3,6</text:p>
          </table:table-cell>
          <table:table-cell table:formula="of:=IF([$'exact-sub'.S56]=5;&quot;*&quot;;[$'exact-sub'.I56])" office:value-type="string" office:string-value="*" calcext:value-type="string">
            <text:p>*</text:p>
          </table:table-cell>
          <table:table-cell table:style-name="ce19" table:formula="of:=[$'ra-sub'.AE56]" office:value-type="float" office:value="-3" calcext:value-type="float">
            <text:p>-3</text:p>
          </table:table-cell>
          <table:table-cell table:style-name="ce19" table:formula="of:=IF([$'bcpa-sub-t600'.AE56]=&quot;&quot;;&quot;*&quot;;[$'bcpa-sub-t600'.AE56])" office:value-type="float" office:value="-12" calcext:value-type="float">
            <text:p>-12</text:p>
          </table:table-cell>
          <table:table-cell table:style-name="ce19" table:formula="of:=[$'blpl-sub-t300'.AE56]" office:value-type="float" office:value="-11" calcext:value-type="float">
            <text:p>-11</text:p>
          </table:table-cell>
          <table:table-cell table:style-name="ce19" table:formula="of:=[$'sbpl-sub-t300'.AE56]" office:value-type="float" office:value="-10" calcext:value-type="float">
            <text:p>-10</text:p>
          </table:table-cell>
          <table:table-cell table:formula="of:=MIN([.L57:.O57])" office:value-type="float" office:value="-12" calcext:value-type="float">
            <text:p>-12</text:p>
          </table:table-cell>
          <table:table-cell table:formula="of:=IFERROR(ABS([.L57]-CEILING([.$C57]));&quot;*&quot;)" office:value-type="float" office:value="140" calcext:value-type="float">
            <text:p>140</text:p>
          </table:table-cell>
          <table:table-cell table:formula="of:=IFERROR(ABS([.M57]-CEILING([.$C57]));&quot;*&quot;)" office:value-type="float" office:value="131" calcext:value-type="float">
            <text:p>131</text:p>
          </table:table-cell>
          <table:table-cell table:formula="of:=IFERROR(ABS([.N57]-CEILING([.$C57]));&quot;*&quot;)" office:value-type="float" office:value="132" calcext:value-type="float">
            <text:p>132</text:p>
          </table:table-cell>
          <table:table-cell table:formula="of:=IFERROR(ABS([.O57]-CEILING([.$C57]));&quot;*&quot;)" office:value-type="float" office:value="133" calcext:value-type="float">
            <text:p>133</text:p>
          </table:table-cell>
          <table:table-cell table:formula="of:=IFERROR(ABS(([.L57]-CEILING([.$C57]))/CEILING([.$C57]));&quot;*&quot;)" office:value-type="float" office:value="0.979020979020979" calcext:value-type="float">
            <text:p>0,979020979020979</text:p>
          </table:table-cell>
          <table:table-cell table:style-name="ce15" table:formula="of:=IFERROR(ABS(([.M57]-CEILING([.$C57]))/CEILING([.$C57]));&quot;*&quot;)" office:value-type="float" office:value="0.916083916083916" calcext:value-type="float">
            <text:p>0,916083916083916</text:p>
          </table:table-cell>
          <table:table-cell table:formula="of:=IFERROR(ABS(([.N57]-CEILING([.$C57]))/CEILING([.$C57]));&quot;*&quot;)" office:value-type="float" office:value="0.923076923076923" calcext:value-type="float">
            <text:p>0,923076923076923</text:p>
          </table:table-cell>
          <table:table-cell table:formula="of:=IFERROR(ABS(([.O57]-CEILING([.$C57]))/CEILING([.$C57]));&quot;*&quot;)" office:value-type="float" office:value="0.93006993006993" calcext:value-type="float">
            <text:p>0,93006993006993</text:p>
          </table:table-cell>
          <table:table-cell table:formula="of:=IF([.L57]=[.$P57];1;&quot;&quot;)">
            <text:p/>
          </table:table-cell>
          <table:table-cell table:formula="of:=IF([.M57]=[.$P57];1;&quot;&quot;)" office:value-type="float" office:value="1" calcext:value-type="float">
            <text:p>1</text:p>
          </table:table-cell>
          <table:table-cell table:formula="of:=IF([.N57]=[.$P57];1;&quot;&quot;)">
            <text:p/>
          </table:table-cell>
          <table:table-cell table:formula="of:=IF([.O57]=[.$P57];1;&quot;&quot;)">
            <text:p/>
          </table:table-cell>
          <table:table-cell table:number-columns-repeated="8"/>
          <table:table-cell table:formula="of:=CONCATENATE([.A57];&quot;&amp;&quot;;[.B57];&quot;&amp;&quot;;IF([.E57]=1;CONCATENATE(&quot;\h{&quot;;[.C57];&quot;}&quot;);[.C57]);&quot;&amp;&quot;;[.H57];&quot;&amp;&quot;;IF([.J57]=0;CONCATENATE(&quot;\uu{&quot;;[.I57];&quot;}&quot;);[.I57]);&quot;&amp;&quot;;IF([.L57]=[.P57];CONCATENATE(&quot;\h{&quot;;[.L57];&quot;}&quot;);[.L57]);&quot;&amp;&quot;;IF([.M57]=[.P57];CONCATENATE(&quot;\h{&quot;;[.M57];&quot;}&quot;);[.M57]);&quot;&amp;&quot;;IF([.N57]=[.P57];CONCATENATE(&quot;\h{&quot;;[.N57];&quot;}&quot;);[.N57]);&quot;&amp;&quot;;IF([.O57]=[.P57];CONCATENATE(&quot;\h{&quot;;[.O57];&quot;}&quot;);[.O57]);&quot;\\\hline&quot;)" office:value-type="string" office:string-value="r4-5-250-1&amp;36,17&amp;-143,1&amp;-143&amp;-31&amp;-3&amp;\h{-12}&amp;-11&amp;-10\\\hline" calcext:value-type="string">
            <text:p>r4-5-250-1&amp;36,17&amp;-143,1&amp;-143&amp;-31&amp;-3&amp;\h{-12}&amp;-11&amp;-10\\\hline</text:p>
          </table:table-cell>
          <table:table-cell table:number-columns-repeated="10"/>
        </table:table-row>
        <table:table-row table:style-name="ro2">
          <table:table-cell table:formula="of:=[$'ra-sub'.AA57]" office:value-type="string" office:string-value="r4-5-250-2" calcext:value-type="string">
            <text:p>r4-5-250-2</text:p>
          </table:table-cell>
          <table:table-cell table:formula="of:=IF([$'ra-sub'.S57]=5;&quot;*&quot;;ROUND([$'ra-sub'.AB57];2))" office:value-type="float" office:value="30" calcext:value-type="float">
            <text:p>30</text:p>
          </table:table-cell>
          <table:table-cell table:style-name="ce14" table:formula="of:=IF([$'ra-sub'.S57]=5;&quot;*&quot;;ROUND([$'ra-sub'.AC57];1))" office:value-type="float" office:value="-146.3" calcext:value-type="float">
            <text:p>-146,3</text:p>
          </table:table-cell>
          <table:table-cell table:style-name="ce32" table:formula="of:=IF([$'ra-sub'.S57]=5;&quot;*&quot;;['ra-sub'.I57])" office:value-type="float" office:value="1.252477" calcext:value-type="float">
            <text:p>1,3</text:p>
          </table:table-cell>
          <table:table-cell table:style-name="ce14" table:formula="of:=IF(['ra-sub'.S57]=11;1;&quot;&quot;)">
            <text:p/>
          </table:table-cell>
          <table:table-cell table:style-name="ce14" table:formula="of:=IFERROR(IF([.I58]=0;ABS(CEILING([.C58]));ABS(([.I58]-CEILING([.C58]))/[.I58]));&quot;*&quot;)" office:value-type="float" office:value="6.3" calcext:value-type="float">
            <text:p>6,3</text:p>
          </table:table-cell>
          <table:table-cell table:style-name="ce14" table:formula="of:=IFERROR([.I58]-CEILING([.C58]);&quot;*&quot;)" office:value-type="float" office:value="126" calcext:value-type="float">
            <text:p>126,0</text:p>
          </table:table-cell>
          <table:table-cell table:formula="of:=IF(AND([$'exact-sub'.S57]=5;[$'exact-sub'.N57]=1);&quot;*&quot;;ROUND([$'exact-sub'.J57];1))" office:value-type="float" office:value="-146" calcext:value-type="float">
            <text:p>-146</text:p>
          </table:table-cell>
          <table:table-cell table:formula="of:=[$'exact-sub'.K57]" office:value-type="float" office:value="-20" calcext:value-type="float">
            <text:p>-20</text:p>
          </table:table-cell>
          <table:table-cell table:formula="of:=IF([$'exact-sub'.L57]&lt;1000000;[$'exact-sub'.L57];&quot;*&quot;)" office:value-type="float" office:value="6.3" calcext:value-type="float">
            <text:p>6,3</text:p>
          </table:table-cell>
          <table:table-cell table:formula="of:=IF([$'exact-sub'.S57]=5;&quot;*&quot;;[$'exact-sub'.I57])" office:value-type="string" office:string-value="*" calcext:value-type="string">
            <text:p>*</text:p>
          </table:table-cell>
          <table:table-cell table:style-name="ce19" table:formula="of:=[$'ra-sub'.AE57]" office:value-type="float" office:value="0" calcext:value-type="float">
            <text:p>0</text:p>
          </table:table-cell>
          <table:table-cell table:style-name="ce19" table:formula="of:=IF([$'bcpa-sub-t600'.AE57]=&quot;&quot;;&quot;*&quot;;[$'bcpa-sub-t600'.AE57])" office:value-type="float" office:value="-9" calcext:value-type="float">
            <text:p>-9</text:p>
          </table:table-cell>
          <table:table-cell table:style-name="ce19" table:formula="of:=[$'blpl-sub-t300'.AE57]" office:value-type="float" office:value="-7" calcext:value-type="float">
            <text:p>-7</text:p>
          </table:table-cell>
          <table:table-cell table:style-name="ce19" table:formula="of:=[$'sbpl-sub-t300'.AE57]" office:value-type="float" office:value="-8" calcext:value-type="float">
            <text:p>-8</text:p>
          </table:table-cell>
          <table:table-cell table:formula="of:=MIN([.L58:.O58])" office:value-type="float" office:value="-9" calcext:value-type="float">
            <text:p>-9</text:p>
          </table:table-cell>
          <table:table-cell table:formula="of:=IFERROR(ABS([.L58]-CEILING([.$C58]));&quot;*&quot;)" office:value-type="float" office:value="146" calcext:value-type="float">
            <text:p>146</text:p>
          </table:table-cell>
          <table:table-cell table:formula="of:=IFERROR(ABS([.M58]-CEILING([.$C58]));&quot;*&quot;)" office:value-type="float" office:value="137" calcext:value-type="float">
            <text:p>137</text:p>
          </table:table-cell>
          <table:table-cell table:formula="of:=IFERROR(ABS([.N58]-CEILING([.$C58]));&quot;*&quot;)" office:value-type="float" office:value="139" calcext:value-type="float">
            <text:p>139</text:p>
          </table:table-cell>
          <table:table-cell table:formula="of:=IFERROR(ABS([.O58]-CEILING([.$C58]));&quot;*&quot;)" office:value-type="float" office:value="138" calcext:value-type="float">
            <text:p>138</text:p>
          </table:table-cell>
          <table:table-cell table:formula="of:=IFERROR(ABS(([.L58]-CEILING([.$C58]))/CEILING([.$C58]));&quot;*&quot;)" office:value-type="float" office:value="1" calcext:value-type="float">
            <text:p>1</text:p>
          </table:table-cell>
          <table:table-cell table:style-name="ce15" table:formula="of:=IFERROR(ABS(([.M58]-CEILING([.$C58]))/CEILING([.$C58]));&quot;*&quot;)" office:value-type="float" office:value="0.938356164383562" calcext:value-type="float">
            <text:p>0,938356164383562</text:p>
          </table:table-cell>
          <table:table-cell table:formula="of:=IFERROR(ABS(([.N58]-CEILING([.$C58]))/CEILING([.$C58]));&quot;*&quot;)" office:value-type="float" office:value="0.952054794520548" calcext:value-type="float">
            <text:p>0,952054794520548</text:p>
          </table:table-cell>
          <table:table-cell table:formula="of:=IFERROR(ABS(([.O58]-CEILING([.$C58]))/CEILING([.$C58]));&quot;*&quot;)" office:value-type="float" office:value="0.945205479452055" calcext:value-type="float">
            <text:p>0,945205479452055</text:p>
          </table:table-cell>
          <table:table-cell table:formula="of:=IF([.L58]=[.$P58];1;&quot;&quot;)">
            <text:p/>
          </table:table-cell>
          <table:table-cell table:style-name="ce24" table:formula="of:=IF([.M58]=[.$P58];1;&quot;&quot;)" office:value-type="float" office:value="1" calcext:value-type="float">
            <text:p>1</text:p>
          </table:table-cell>
          <table:table-cell table:formula="of:=IF([.N58]=[.$P58];1;&quot;&quot;)">
            <text:p/>
          </table:table-cell>
          <table:table-cell table:formula="of:=IF([.O58]=[.$P58];1;&quot;&quot;)">
            <text:p/>
          </table:table-cell>
          <table:table-cell table:number-columns-repeated="8"/>
          <table:table-cell table:formula="of:=CONCATENATE([.A58];&quot;&amp;&quot;;[.B58];&quot;&amp;&quot;;IF([.E58]=1;CONCATENATE(&quot;\h{&quot;;[.C58];&quot;}&quot;);[.C58]);&quot;&amp;&quot;;[.H58];&quot;&amp;&quot;;IF([.J58]=0;CONCATENATE(&quot;\uu{&quot;;[.I58];&quot;}&quot;);[.I58]);&quot;&amp;&quot;;IF([.L58]=[.P58];CONCATENATE(&quot;\h{&quot;;[.L58];&quot;}&quot;);[.L58]);&quot;&amp;&quot;;IF([.M58]=[.P58];CONCATENATE(&quot;\h{&quot;;[.M58];&quot;}&quot;);[.M58]);&quot;&amp;&quot;;IF([.N58]=[.P58];CONCATENATE(&quot;\h{&quot;;[.N58];&quot;}&quot;);[.N58]);&quot;&amp;&quot;;IF([.O58]=[.P58];CONCATENATE(&quot;\h{&quot;;[.O58];&quot;}&quot;);[.O58]);&quot;\\\hline&quot;)" office:value-type="string" office:string-value="r4-5-250-2&amp;30&amp;-146,3&amp;-146&amp;-20&amp;0&amp;\h{-9}&amp;-7&amp;-8\\\hline" calcext:value-type="string">
            <text:p>r4-5-250-2&amp;30&amp;-146,3&amp;-146&amp;-20&amp;0&amp;\h{-9}&amp;-7&amp;-8\\\hline</text:p>
          </table:table-cell>
          <table:table-cell table:number-columns-repeated="10"/>
        </table:table-row>
        <table:table-row table:style-name="ro2">
          <table:table-cell table:formula="of:=[$'ra-sub'.AA58]" office:value-type="string" office:string-value="r4-5-500-1" calcext:value-type="string">
            <text:p>r4-5-500-1</text:p>
          </table:table-cell>
          <table:table-cell table:formula="of:=IF([$'ra-sub'.S58]=5;&quot;*&quot;;ROUND([$'ra-sub'.AB58];2))" office:value-type="float" office:value="36.96" calcext:value-type="float">
            <text:p>36,96</text:p>
          </table:table-cell>
          <table:table-cell table:style-name="ce14" table:formula="of:=IF([$'ra-sub'.S58]=5;&quot;*&quot;;ROUND([$'ra-sub'.AC58];1))" office:value-type="float" office:value="-285.8" calcext:value-type="float">
            <text:p>-285,8</text:p>
          </table:table-cell>
          <table:table-cell table:style-name="ce32" table:formula="of:=IF([$'ra-sub'.S58]=5;&quot;*&quot;;['ra-sub'.I58])" office:value-type="float" office:value="14.053552" calcext:value-type="float">
            <text:p>14,1</text:p>
          </table:table-cell>
          <table:table-cell table:style-name="ce14" table:formula="of:=IF(['ra-sub'.S58]=11;1;&quot;&quot;)">
            <text:p/>
          </table:table-cell>
          <table:table-cell table:style-name="ce14" table:formula="of:=IFERROR(IF([.I59]=0;ABS(CEILING([.C59]));ABS(([.I59]-CEILING([.C59]))/[.I59]));&quot;*&quot;)" office:value-type="float" office:value="3.59677419354839" calcext:value-type="float">
            <text:p>3,6</text:p>
          </table:table-cell>
          <table:table-cell table:style-name="ce14" table:formula="of:=IFERROR([.I59]-CEILING([.C59]);&quot;*&quot;)" office:value-type="float" office:value="223" calcext:value-type="float">
            <text:p>223,0</text:p>
          </table:table-cell>
          <table:table-cell table:formula="of:=IF(AND([$'exact-sub'.S58]=5;[$'exact-sub'.N58]=1);&quot;*&quot;;ROUND([$'exact-sub'.J58];1))" office:value-type="float" office:value="-285.8" calcext:value-type="float">
            <text:p>-285,8</text:p>
          </table:table-cell>
          <table:table-cell table:formula="of:=[$'exact-sub'.K58]" office:value-type="float" office:value="-62" calcext:value-type="float">
            <text:p>-62</text:p>
          </table:table-cell>
          <table:table-cell table:formula="of:=IF([$'exact-sub'.L58]&lt;1000000;[$'exact-sub'.L58];&quot;*&quot;)" office:value-type="float" office:value="3.610003" calcext:value-type="float">
            <text:p>3,6</text:p>
          </table:table-cell>
          <table:table-cell table:formula="of:=IF([$'exact-sub'.S58]=5;&quot;*&quot;;[$'exact-sub'.I58])" office:value-type="string" office:string-value="*" calcext:value-type="string">
            <text:p>*</text:p>
          </table:table-cell>
          <table:table-cell table:style-name="ce19" table:formula="of:=[$'ra-sub'.AE58]" office:value-type="float" office:value="-4" calcext:value-type="float">
            <text:p>-4</text:p>
          </table:table-cell>
          <table:table-cell table:style-name="ce19" table:formula="of:=IF([$'bcpa-sub-t600'.AE58]=&quot;&quot;;&quot;*&quot;;[$'bcpa-sub-t600'.AE58])" office:value-type="float" office:value="-21" calcext:value-type="float">
            <text:p>-21</text:p>
          </table:table-cell>
          <table:table-cell table:style-name="ce19" table:formula="of:=[$'blpl-sub-t300'.AE58]" office:value-type="float" office:value="-12" calcext:value-type="float">
            <text:p>-12</text:p>
          </table:table-cell>
          <table:table-cell table:style-name="ce19" table:formula="of:=[$'sbpl-sub-t300'.AE58]" office:value-type="float" office:value="-10" calcext:value-type="float">
            <text:p>-10</text:p>
          </table:table-cell>
          <table:table-cell table:formula="of:=MIN([.L59:.O59])" office:value-type="float" office:value="-21" calcext:value-type="float">
            <text:p>-21</text:p>
          </table:table-cell>
          <table:table-cell table:formula="of:=IFERROR(ABS([.L59]-CEILING([.$C59]));&quot;*&quot;)" office:value-type="float" office:value="281" calcext:value-type="float">
            <text:p>281</text:p>
          </table:table-cell>
          <table:table-cell table:formula="of:=IFERROR(ABS([.M59]-CEILING([.$C59]));&quot;*&quot;)" office:value-type="float" office:value="264" calcext:value-type="float">
            <text:p>264</text:p>
          </table:table-cell>
          <table:table-cell table:formula="of:=IFERROR(ABS([.N59]-CEILING([.$C59]));&quot;*&quot;)" office:value-type="float" office:value="273" calcext:value-type="float">
            <text:p>273</text:p>
          </table:table-cell>
          <table:table-cell table:formula="of:=IFERROR(ABS([.O59]-CEILING([.$C59]));&quot;*&quot;)" office:value-type="float" office:value="275" calcext:value-type="float">
            <text:p>275</text:p>
          </table:table-cell>
          <table:table-cell table:formula="of:=IFERROR(ABS(([.L59]-CEILING([.$C59]))/CEILING([.$C59]));&quot;*&quot;)" office:value-type="float" office:value="0.985964912280702" calcext:value-type="float">
            <text:p>0,985964912280702</text:p>
          </table:table-cell>
          <table:table-cell table:style-name="ce15" table:formula="of:=IFERROR(ABS(([.M59]-CEILING([.$C59]))/CEILING([.$C59]));&quot;*&quot;)" office:value-type="float" office:value="0.926315789473684" calcext:value-type="float">
            <text:p>0,926315789473684</text:p>
          </table:table-cell>
          <table:table-cell table:formula="of:=IFERROR(ABS(([.N59]-CEILING([.$C59]))/CEILING([.$C59]));&quot;*&quot;)" office:value-type="float" office:value="0.957894736842105" calcext:value-type="float">
            <text:p>0,957894736842105</text:p>
          </table:table-cell>
          <table:table-cell table:formula="of:=IFERROR(ABS(([.O59]-CEILING([.$C59]))/CEILING([.$C59]));&quot;*&quot;)" office:value-type="float" office:value="0.964912280701754" calcext:value-type="float">
            <text:p>0,964912280701754</text:p>
          </table:table-cell>
          <table:table-cell table:formula="of:=IF([.L59]=[.$P59];1;&quot;&quot;)">
            <text:p/>
          </table:table-cell>
          <table:table-cell table:formula="of:=IF([.M59]=[.$P59];1;&quot;&quot;)" office:value-type="float" office:value="1" calcext:value-type="float">
            <text:p>1</text:p>
          </table:table-cell>
          <table:table-cell table:formula="of:=IF([.N59]=[.$P59];1;&quot;&quot;)">
            <text:p/>
          </table:table-cell>
          <table:table-cell table:formula="of:=IF([.O59]=[.$P59];1;&quot;&quot;)">
            <text:p/>
          </table:table-cell>
          <table:table-cell table:number-columns-repeated="8"/>
          <table:table-cell table:formula="of:=CONCATENATE([.A59];&quot;&amp;&quot;;[.B59];&quot;&amp;&quot;;IF([.E59]=1;CONCATENATE(&quot;\h{&quot;;[.C59];&quot;}&quot;);[.C59]);&quot;&amp;&quot;;[.H59];&quot;&amp;&quot;;IF([.J59]=0;CONCATENATE(&quot;\uu{&quot;;[.I59];&quot;}&quot;);[.I59]);&quot;&amp;&quot;;IF([.L59]=[.P59];CONCATENATE(&quot;\h{&quot;;[.L59];&quot;}&quot;);[.L59]);&quot;&amp;&quot;;IF([.M59]=[.P59];CONCATENATE(&quot;\h{&quot;;[.M59];&quot;}&quot;);[.M59]);&quot;&amp;&quot;;IF([.N59]=[.P59];CONCATENATE(&quot;\h{&quot;;[.N59];&quot;}&quot;);[.N59]);&quot;&amp;&quot;;IF([.O59]=[.P59];CONCATENATE(&quot;\h{&quot;;[.O59];&quot;}&quot;);[.O59]);&quot;\\\hline&quot;)" office:value-type="string" office:string-value="r4-5-500-1&amp;36,96&amp;-285,8&amp;-285,8&amp;-62&amp;-4&amp;\h{-21}&amp;-12&amp;-10\\\hline" calcext:value-type="string">
            <text:p>r4-5-500-1&amp;36,96&amp;-285,8&amp;-285,8&amp;-62&amp;-4&amp;\h{-21}&amp;-12&amp;-10\\\hline</text:p>
          </table:table-cell>
          <table:table-cell table:number-columns-repeated="10"/>
        </table:table-row>
        <table:table-row table:style-name="ro2">
          <table:table-cell table:formula="of:=[$'ra-sub'.AA59]" office:value-type="string" office:string-value="r4-5-500-2" calcext:value-type="string">
            <text:p>r4-5-500-2</text:p>
          </table:table-cell>
          <table:table-cell table:formula="of:=IF([$'ra-sub'.S59]=5;&quot;*&quot;;ROUND([$'ra-sub'.AB59];2))" office:value-type="float" office:value="29.22" calcext:value-type="float">
            <text:p>29,22</text:p>
          </table:table-cell>
          <table:table-cell table:style-name="ce14" table:formula="of:=IF([$'ra-sub'.S59]=5;&quot;*&quot;;ROUND([$'ra-sub'.AC59];1))" office:value-type="float" office:value="-288.8" calcext:value-type="float">
            <text:p>-288,8</text:p>
          </table:table-cell>
          <table:table-cell table:style-name="ce32" table:formula="of:=IF([$'ra-sub'.S59]=5;&quot;*&quot;;['ra-sub'.I59])" office:value-type="float" office:value="11.789787" calcext:value-type="float">
            <text:p>11,8</text:p>
          </table:table-cell>
          <table:table-cell table:style-name="ce14" table:formula="of:=IF(['ra-sub'.S59]=11;1;&quot;&quot;)">
            <text:p/>
          </table:table-cell>
          <table:table-cell table:style-name="ce14" table:formula="of:=IFERROR(IF([.I60]=0;ABS(CEILING([.C60]));ABS(([.I60]-CEILING([.C60]))/[.I60]));&quot;*&quot;)" office:value-type="float" office:value="7.72727272727273" calcext:value-type="float">
            <text:p>7,7</text:p>
          </table:table-cell>
          <table:table-cell table:style-name="ce14" table:formula="of:=IFERROR([.I60]-CEILING([.C60]);&quot;*&quot;)" office:value-type="float" office:value="255" calcext:value-type="float">
            <text:p>255,0</text:p>
          </table:table-cell>
          <table:table-cell table:formula="of:=IF(AND([$'exact-sub'.S59]=5;[$'exact-sub'.N59]=1);&quot;*&quot;;ROUND([$'exact-sub'.J59];1))" office:value-type="float" office:value="-288.8" calcext:value-type="float">
            <text:p>-288,8</text:p>
          </table:table-cell>
          <table:table-cell table:formula="of:=[$'exact-sub'.K59]" office:value-type="float" office:value="-33" calcext:value-type="float">
            <text:p>-33</text:p>
          </table:table-cell>
          <table:table-cell table:formula="of:=IF([$'exact-sub'.L59]&lt;1000000;[$'exact-sub'.L59];&quot;*&quot;)" office:value-type="float" office:value="7.750348" calcext:value-type="float">
            <text:p>7,8</text:p>
          </table:table-cell>
          <table:table-cell table:formula="of:=IF([$'exact-sub'.S59]=5;&quot;*&quot;;[$'exact-sub'.I59])" office:value-type="string" office:string-value="*" calcext:value-type="string">
            <text:p>*</text:p>
          </table:table-cell>
          <table:table-cell table:style-name="ce19" table:formula="of:=[$'ra-sub'.AE59]" office:value-type="float" office:value="5" calcext:value-type="float">
            <text:p>5</text:p>
          </table:table-cell>
          <table:table-cell table:style-name="ce19" table:formula="of:=IF([$'bcpa-sub-t600'.AE59]=&quot;&quot;;&quot;*&quot;;[$'bcpa-sub-t600'.AE59])" office:value-type="float" office:value="3" calcext:value-type="float">
            <text:p>3</text:p>
          </table:table-cell>
          <table:table-cell table:style-name="ce19" table:formula="of:=[$'blpl-sub-t300'.AE59]" office:value-type="float" office:value="-8" calcext:value-type="float">
            <text:p>-8</text:p>
          </table:table-cell>
          <table:table-cell table:style-name="ce19" table:formula="of:=[$'sbpl-sub-t300'.AE59]" office:value-type="float" office:value="-4" calcext:value-type="float">
            <text:p>-4</text:p>
          </table:table-cell>
          <table:table-cell table:formula="of:=MIN([.L60:.O60])" office:value-type="float" office:value="-8" calcext:value-type="float">
            <text:p>-8</text:p>
          </table:table-cell>
          <table:table-cell table:formula="of:=IFERROR(ABS([.L60]-CEILING([.$C60]));&quot;*&quot;)" office:value-type="float" office:value="293" calcext:value-type="float">
            <text:p>293</text:p>
          </table:table-cell>
          <table:table-cell table:formula="of:=IFERROR(ABS([.M60]-CEILING([.$C60]));&quot;*&quot;)" office:value-type="float" office:value="291" calcext:value-type="float">
            <text:p>291</text:p>
          </table:table-cell>
          <table:table-cell table:formula="of:=IFERROR(ABS([.N60]-CEILING([.$C60]));&quot;*&quot;)" office:value-type="float" office:value="280" calcext:value-type="float">
            <text:p>280</text:p>
          </table:table-cell>
          <table:table-cell table:formula="of:=IFERROR(ABS([.O60]-CEILING([.$C60]));&quot;*&quot;)" office:value-type="float" office:value="284" calcext:value-type="float">
            <text:p>284</text:p>
          </table:table-cell>
          <table:table-cell table:formula="of:=IFERROR(ABS(([.L60]-CEILING([.$C60]))/CEILING([.$C60]));&quot;*&quot;)" office:value-type="float" office:value="1.01736111111111" calcext:value-type="float">
            <text:p>1,01736111111111</text:p>
          </table:table-cell>
          <table:table-cell table:style-name="ce15" table:formula="of:=IFERROR(ABS(([.M60]-CEILING([.$C60]))/CEILING([.$C60]));&quot;*&quot;)" office:value-type="float" office:value="1.01041666666667" calcext:value-type="float">
            <text:p>1,01041666666667</text:p>
          </table:table-cell>
          <table:table-cell table:formula="of:=IFERROR(ABS(([.N60]-CEILING([.$C60]))/CEILING([.$C60]));&quot;*&quot;)" office:value-type="float" office:value="0.972222222222222" calcext:value-type="float">
            <text:p>0,972222222222222</text:p>
          </table:table-cell>
          <table:table-cell table:formula="of:=IFERROR(ABS(([.O60]-CEILING([.$C60]))/CEILING([.$C60]));&quot;*&quot;)" office:value-type="float" office:value="0.986111111111111" calcext:value-type="float">
            <text:p>0,986111111111111</text:p>
          </table:table-cell>
          <table:table-cell table:formula="of:=IF([.L60]=[.$P60];1;&quot;&quot;)">
            <text:p/>
          </table:table-cell>
          <table:table-cell table:formula="of:=IF([.M60]=[.$P60];1;&quot;&quot;)">
            <text:p/>
          </table:table-cell>
          <table:table-cell table:formula="of:=IF([.N60]=[.$P60];1;&quot;&quot;)" office:value-type="float" office:value="1" calcext:value-type="float">
            <text:p>1</text:p>
          </table:table-cell>
          <table:table-cell table:formula="of:=IF([.O60]=[.$P60];1;&quot;&quot;)">
            <text:p/>
          </table:table-cell>
          <table:table-cell table:number-columns-repeated="8"/>
          <table:table-cell table:formula="of:=CONCATENATE([.A60];&quot;&amp;&quot;;[.B60];&quot;&amp;&quot;;IF([.E60]=1;CONCATENATE(&quot;\h{&quot;;[.C60];&quot;}&quot;);[.C60]);&quot;&amp;&quot;;[.H60];&quot;&amp;&quot;;IF([.J60]=0;CONCATENATE(&quot;\uu{&quot;;[.I60];&quot;}&quot;);[.I60]);&quot;&amp;&quot;;IF([.L60]=[.P60];CONCATENATE(&quot;\h{&quot;;[.L60];&quot;}&quot;);[.L60]);&quot;&amp;&quot;;IF([.M60]=[.P60];CONCATENATE(&quot;\h{&quot;;[.M60];&quot;}&quot;);[.M60]);&quot;&amp;&quot;;IF([.N60]=[.P60];CONCATENATE(&quot;\h{&quot;;[.N60];&quot;}&quot;);[.N60]);&quot;&amp;&quot;;IF([.O60]=[.P60];CONCATENATE(&quot;\h{&quot;;[.O60];&quot;}&quot;);[.O60]);&quot;\\\hline&quot;)" office:value-type="string" office:string-value="r4-5-500-2&amp;29,22&amp;-288,8&amp;-288,8&amp;-33&amp;5&amp;3&amp;\h{-8}&amp;-4\\\hline" calcext:value-type="string">
            <text:p>r4-5-500-2&amp;29,22&amp;-288,8&amp;-288,8&amp;-33&amp;5&amp;3&amp;\h{-8}&amp;-4\\\hline</text:p>
          </table:table-cell>
          <table:table-cell table:number-columns-repeated="10"/>
        </table:table-row>
        <table:table-row table:style-name="ro2">
          <table:table-cell table:formula="of:=[$'ra-sub'.AA60]" office:value-type="string" office:string-value="r4-5-750-1" calcext:value-type="string">
            <text:p>r4-5-750-1</text:p>
          </table:table-cell>
          <table:table-cell table:formula="of:=IF([$'ra-sub'.S60]=5;&quot;*&quot;;ROUND([$'ra-sub'.AB60];2))" office:value-type="float" office:value="36.71" calcext:value-type="float">
            <text:p>36,71</text:p>
          </table:table-cell>
          <table:table-cell table:style-name="ce14" table:formula="of:=IF([$'ra-sub'.S60]=5;&quot;*&quot;;ROUND([$'ra-sub'.AC60];1))" office:value-type="float" office:value="-429.3" calcext:value-type="float">
            <text:p>-429,3</text:p>
          </table:table-cell>
          <table:table-cell table:style-name="ce32" table:formula="of:=IF([$'ra-sub'.S60]=5;&quot;*&quot;;['ra-sub'.I60])" office:value-type="float" office:value="111.795183" calcext:value-type="float">
            <text:p>111,8</text:p>
          </table:table-cell>
          <table:table-cell table:style-name="ce14" table:formula="of:=IF(['ra-sub'.S60]=11;1;&quot;&quot;)">
            <text:p/>
          </table:table-cell>
          <table:table-cell table:style-name="ce14" table:formula="of:=IFERROR(IF([.I61]=0;ABS(CEILING([.C61]));ABS(([.I61]-CEILING([.C61]))/[.I61]));&quot;*&quot;)" office:value-type="float" office:value="10.9166666666667" calcext:value-type="float">
            <text:p>10,9</text:p>
          </table:table-cell>
          <table:table-cell table:style-name="ce14" table:formula="of:=IFERROR([.I61]-CEILING([.C61]);&quot;*&quot;)" office:value-type="float" office:value="393" calcext:value-type="float">
            <text:p>393,0</text:p>
          </table:table-cell>
          <table:table-cell table:formula="of:=IF(AND([$'exact-sub'.S60]=5;[$'exact-sub'.N60]=1);&quot;*&quot;;ROUND([$'exact-sub'.J60];1))" office:value-type="float" office:value="-429.3" calcext:value-type="float">
            <text:p>-429,3</text:p>
          </table:table-cell>
          <table:table-cell table:formula="of:=[$'exact-sub'.K60]" office:value-type="float" office:value="-36" calcext:value-type="float">
            <text:p>-36</text:p>
          </table:table-cell>
          <table:table-cell table:formula="of:=IF([$'exact-sub'.L60]&lt;1000000;[$'exact-sub'.L60];&quot;*&quot;)" office:value-type="float" office:value="10.925338" calcext:value-type="float">
            <text:p>10,9</text:p>
          </table:table-cell>
          <table:table-cell table:formula="of:=IF([$'exact-sub'.S60]=5;&quot;*&quot;;[$'exact-sub'.I60])" office:value-type="string" office:string-value="*" calcext:value-type="string">
            <text:p>*</text:p>
          </table:table-cell>
          <table:table-cell table:style-name="ce19" table:formula="of:=[$'ra-sub'.AE60]" office:value-type="float" office:value="-7" calcext:value-type="float">
            <text:p>-7</text:p>
          </table:table-cell>
          <table:table-cell table:style-name="ce19" table:formula="of:=IF([$'bcpa-sub-t600'.AE60]=&quot;&quot;;&quot;*&quot;;[$'bcpa-sub-t600'.AE60])" office:value-type="float" office:value="27" calcext:value-type="float">
            <text:p>27</text:p>
          </table:table-cell>
          <table:table-cell table:style-name="ce19" table:formula="of:=[$'blpl-sub-t300'.AE60]" office:value-type="float" office:value="-18" calcext:value-type="float">
            <text:p>-18</text:p>
          </table:table-cell>
          <table:table-cell table:style-name="ce19" table:formula="of:=[$'sbpl-sub-t300'.AE60]" office:value-type="float" office:value="-12" calcext:value-type="float">
            <text:p>-12</text:p>
          </table:table-cell>
          <table:table-cell table:formula="of:=MIN([.L61:.O61])" office:value-type="float" office:value="-18" calcext:value-type="float">
            <text:p>-18</text:p>
          </table:table-cell>
          <table:table-cell table:formula="of:=IFERROR(ABS([.L61]-CEILING([.$C61]));&quot;*&quot;)" office:value-type="float" office:value="422" calcext:value-type="float">
            <text:p>422</text:p>
          </table:table-cell>
          <table:table-cell table:formula="of:=IFERROR(ABS([.M61]-CEILING([.$C61]));&quot;*&quot;)" office:value-type="float" office:value="456" calcext:value-type="float">
            <text:p>456</text:p>
          </table:table-cell>
          <table:table-cell table:formula="of:=IFERROR(ABS([.N61]-CEILING([.$C61]));&quot;*&quot;)" office:value-type="float" office:value="411" calcext:value-type="float">
            <text:p>411</text:p>
          </table:table-cell>
          <table:table-cell table:formula="of:=IFERROR(ABS([.O61]-CEILING([.$C61]));&quot;*&quot;)" office:value-type="float" office:value="417" calcext:value-type="float">
            <text:p>417</text:p>
          </table:table-cell>
          <table:table-cell table:formula="of:=IFERROR(ABS(([.L61]-CEILING([.$C61]))/CEILING([.$C61]));&quot;*&quot;)" office:value-type="float" office:value="0.983682983682984" calcext:value-type="float">
            <text:p>0,983682983682984</text:p>
          </table:table-cell>
          <table:table-cell table:style-name="ce15" table:formula="of:=IFERROR(ABS(([.M61]-CEILING([.$C61]))/CEILING([.$C61]));&quot;*&quot;)" office:value-type="float" office:value="1.06293706293706" calcext:value-type="float">
            <text:p>1,06293706293706</text:p>
          </table:table-cell>
          <table:table-cell table:formula="of:=IFERROR(ABS(([.N61]-CEILING([.$C61]))/CEILING([.$C61]));&quot;*&quot;)" office:value-type="float" office:value="0.958041958041958" calcext:value-type="float">
            <text:p>0,958041958041958</text:p>
          </table:table-cell>
          <table:table-cell table:formula="of:=IFERROR(ABS(([.O61]-CEILING([.$C61]))/CEILING([.$C61]));&quot;*&quot;)" office:value-type="float" office:value="0.972027972027972" calcext:value-type="float">
            <text:p>0,972027972027972</text:p>
          </table:table-cell>
          <table:table-cell table:formula="of:=IF([.L61]=[.$P61];1;&quot;&quot;)">
            <text:p/>
          </table:table-cell>
          <table:table-cell table:formula="of:=IF([.M61]=[.$P61];1;&quot;&quot;)">
            <text:p/>
          </table:table-cell>
          <table:table-cell table:formula="of:=IF([.N61]=[.$P61];1;&quot;&quot;)" office:value-type="float" office:value="1" calcext:value-type="float">
            <text:p>1</text:p>
          </table:table-cell>
          <table:table-cell table:formula="of:=IF([.O61]=[.$P61];1;&quot;&quot;)">
            <text:p/>
          </table:table-cell>
          <table:table-cell table:number-columns-repeated="8"/>
          <table:table-cell table:formula="of:=CONCATENATE([.A61];&quot;&amp;&quot;;[.B61];&quot;&amp;&quot;;IF([.E61]=1;CONCATENATE(&quot;\h{&quot;;[.C61];&quot;}&quot;);[.C61]);&quot;&amp;&quot;;[.H61];&quot;&amp;&quot;;IF([.J61]=0;CONCATENATE(&quot;\uu{&quot;;[.I61];&quot;}&quot;);[.I61]);&quot;&amp;&quot;;IF([.L61]=[.P61];CONCATENATE(&quot;\h{&quot;;[.L61];&quot;}&quot;);[.L61]);&quot;&amp;&quot;;IF([.M61]=[.P61];CONCATENATE(&quot;\h{&quot;;[.M61];&quot;}&quot;);[.M61]);&quot;&amp;&quot;;IF([.N61]=[.P61];CONCATENATE(&quot;\h{&quot;;[.N61];&quot;}&quot;);[.N61]);&quot;&amp;&quot;;IF([.O61]=[.P61];CONCATENATE(&quot;\h{&quot;;[.O61];&quot;}&quot;);[.O61]);&quot;\\\hline&quot;)" office:value-type="string" office:string-value="r4-5-750-1&amp;36,71&amp;-429,3&amp;-429,3&amp;-36&amp;-7&amp;27&amp;\h{-18}&amp;-12\\\hline" calcext:value-type="string">
            <text:p>r4-5-750-1&amp;36,71&amp;-429,3&amp;-429,3&amp;-36&amp;-7&amp;27&amp;\h{-18}&amp;-12\\\hline</text:p>
          </table:table-cell>
          <table:table-cell table:number-columns-repeated="10"/>
        </table:table-row>
        <table:table-row table:style-name="ro2">
          <table:table-cell table:formula="of:=[$'ra-sub'.AA61]" office:value-type="string" office:string-value="r4-5-750-2" calcext:value-type="string">
            <text:p>r4-5-750-2</text:p>
          </table:table-cell>
          <table:table-cell table:formula="of:=IF([$'ra-sub'.S61]=5;&quot;*&quot;;ROUND([$'ra-sub'.AB61];2))" office:value-type="float" office:value="37.5" calcext:value-type="float">
            <text:p>37,5</text:p>
          </table:table-cell>
          <table:table-cell table:style-name="ce14" table:formula="of:=IF([$'ra-sub'.S61]=5;&quot;*&quot;;ROUND([$'ra-sub'.AC61];1))" office:value-type="float" office:value="-427" calcext:value-type="float">
            <text:p>-427,0</text:p>
          </table:table-cell>
          <table:table-cell table:style-name="ce32" table:formula="of:=IF([$'ra-sub'.S61]=5;&quot;*&quot;;['ra-sub'.I61])" office:value-type="float" office:value="57.248345" calcext:value-type="float">
            <text:p>57,2</text:p>
          </table:table-cell>
          <table:table-cell table:style-name="ce14" table:formula="of:=IF(['ra-sub'.S61]=11;1;&quot;&quot;)">
            <text:p/>
          </table:table-cell>
          <table:table-cell table:style-name="ce14" table:formula="of:=IFERROR(IF([.I62]=0;ABS(CEILING([.C62]));ABS(([.I62]-CEILING([.C62]))/[.I62]));&quot;*&quot;)" office:value-type="float" office:value="36.5833333333333" calcext:value-type="float">
            <text:p>36,6</text:p>
          </table:table-cell>
          <table:table-cell table:style-name="ce14" table:formula="of:=IFERROR([.I62]-CEILING([.C62]);&quot;*&quot;)" office:value-type="float" office:value="439" calcext:value-type="float">
            <text:p>439,0</text:p>
          </table:table-cell>
          <table:table-cell table:formula="of:=IF(AND([$'exact-sub'.S61]=5;[$'exact-sub'.N61]=1);&quot;*&quot;;ROUND([$'exact-sub'.J61];1))" office:value-type="float" office:value="-427" calcext:value-type="float">
            <text:p>-427</text:p>
          </table:table-cell>
          <table:table-cell table:formula="of:=[$'exact-sub'.K61]" office:value-type="float" office:value="12" calcext:value-type="float">
            <text:p>12</text:p>
          </table:table-cell>
          <table:table-cell table:formula="of:=IF([$'exact-sub'.L61]&lt;1000000;[$'exact-sub'.L61];&quot;*&quot;)" office:value-type="string" office:string-value="*" calcext:value-type="string">
            <text:p>*</text:p>
          </table:table-cell>
          <table:table-cell table:formula="of:=IF([$'exact-sub'.S61]=5;&quot;*&quot;;[$'exact-sub'.I61])" office:value-type="string" office:string-value="*" calcext:value-type="string">
            <text:p>*</text:p>
          </table:table-cell>
          <table:table-cell table:style-name="ce19" table:formula="of:=[$'ra-sub'.AE61]" office:value-type="float" office:value="-7" calcext:value-type="float">
            <text:p>-7</text:p>
          </table:table-cell>
          <table:table-cell table:style-name="ce19" table:formula="of:=IF([$'bcpa-sub-t600'.AE61]=&quot;&quot;;&quot;*&quot;;[$'bcpa-sub-t600'.AE61])" office:value-type="float" office:value="-17" calcext:value-type="float">
            <text:p>-17</text:p>
          </table:table-cell>
          <table:table-cell table:style-name="ce19" table:formula="of:=[$'blpl-sub-t300'.AE61]" office:value-type="float" office:value="-15" calcext:value-type="float">
            <text:p>-15</text:p>
          </table:table-cell>
          <table:table-cell table:style-name="ce19" table:formula="of:=[$'sbpl-sub-t300'.AE61]" office:value-type="float" office:value="-12" calcext:value-type="float">
            <text:p>-12</text:p>
          </table:table-cell>
          <table:table-cell table:formula="of:=MIN([.L62:.O62])" office:value-type="float" office:value="-17" calcext:value-type="float">
            <text:p>-17</text:p>
          </table:table-cell>
          <table:table-cell table:formula="of:=IFERROR(ABS([.L62]-CEILING([.$C62]));&quot;*&quot;)" office:value-type="float" office:value="420" calcext:value-type="float">
            <text:p>420</text:p>
          </table:table-cell>
          <table:table-cell table:formula="of:=IFERROR(ABS([.M62]-CEILING([.$C62]));&quot;*&quot;)" office:value-type="float" office:value="410" calcext:value-type="float">
            <text:p>410</text:p>
          </table:table-cell>
          <table:table-cell table:formula="of:=IFERROR(ABS([.N62]-CEILING([.$C62]));&quot;*&quot;)" office:value-type="float" office:value="412" calcext:value-type="float">
            <text:p>412</text:p>
          </table:table-cell>
          <table:table-cell table:formula="of:=IFERROR(ABS([.O62]-CEILING([.$C62]));&quot;*&quot;)" office:value-type="float" office:value="415" calcext:value-type="float">
            <text:p>415</text:p>
          </table:table-cell>
          <table:table-cell table:formula="of:=IFERROR(ABS(([.L62]-CEILING([.$C62]))/CEILING([.$C62]));&quot;*&quot;)" office:value-type="float" office:value="0.983606557377049" calcext:value-type="float">
            <text:p>0,983606557377049</text:p>
          </table:table-cell>
          <table:table-cell table:style-name="ce15" table:formula="of:=IFERROR(ABS(([.M62]-CEILING([.$C62]))/CEILING([.$C62]));&quot;*&quot;)" office:value-type="float" office:value="0.960187353629977" calcext:value-type="float">
            <text:p>0,960187353629977</text:p>
          </table:table-cell>
          <table:table-cell table:formula="of:=IFERROR(ABS(([.N62]-CEILING([.$C62]))/CEILING([.$C62]));&quot;*&quot;)" office:value-type="float" office:value="0.964871194379391" calcext:value-type="float">
            <text:p>0,964871194379391</text:p>
          </table:table-cell>
          <table:table-cell table:formula="of:=IFERROR(ABS(([.O62]-CEILING([.$C62]))/CEILING([.$C62]));&quot;*&quot;)" office:value-type="float" office:value="0.971896955503513" calcext:value-type="float">
            <text:p>0,971896955503513</text:p>
          </table:table-cell>
          <table:table-cell table:formula="of:=IF([.L62]=[.$P62];1;&quot;&quot;)">
            <text:p/>
          </table:table-cell>
          <table:table-cell table:formula="of:=IF([.M62]=[.$P62];1;&quot;&quot;)" office:value-type="float" office:value="1" calcext:value-type="float">
            <text:p>1</text:p>
          </table:table-cell>
          <table:table-cell table:formula="of:=IF([.N62]=[.$P62];1;&quot;&quot;)">
            <text:p/>
          </table:table-cell>
          <table:table-cell table:formula="of:=IF([.O62]=[.$P62];1;&quot;&quot;)">
            <text:p/>
          </table:table-cell>
          <table:table-cell table:number-columns-repeated="8"/>
          <table:table-cell table:formula="of:=CONCATENATE([.A62];&quot;&amp;&quot;;[.B62];&quot;&amp;&quot;;IF([.E62]=1;CONCATENATE(&quot;\h{&quot;;[.C62];&quot;}&quot;);[.C62]);&quot;&amp;&quot;;[.H62];&quot;&amp;&quot;;IF([.J62]=0;CONCATENATE(&quot;\uu{&quot;;[.I62];&quot;}&quot;);[.I62]);&quot;&amp;&quot;;IF([.L62]=[.P62];CONCATENATE(&quot;\h{&quot;;[.L62];&quot;}&quot;);[.L62]);&quot;&amp;&quot;;IF([.M62]=[.P62];CONCATENATE(&quot;\h{&quot;;[.M62];&quot;}&quot;);[.M62]);&quot;&amp;&quot;;IF([.N62]=[.P62];CONCATENATE(&quot;\h{&quot;;[.N62];&quot;}&quot;);[.N62]);&quot;&amp;&quot;;IF([.O62]=[.P62];CONCATENATE(&quot;\h{&quot;;[.O62];&quot;}&quot;);[.O62]);&quot;\\\hline&quot;)" office:value-type="string" office:string-value="r4-5-750-2&amp;37,5&amp;-427&amp;-427&amp;12&amp;-7&amp;\h{-17}&amp;-15&amp;-12\\\hline" calcext:value-type="string">
            <text:p>r4-5-750-2&amp;37,5&amp;-427&amp;-427&amp;12&amp;-7&amp;\h{-17}&amp;-15&amp;-12\\\hline</text:p>
          </table:table-cell>
          <table:table-cell table:number-columns-repeated="10"/>
        </table:table-row>
        <table:table-row table:style-name="ro1" table:number-rows-repeated="239">
          <table:table-cell table:number-columns-repeated="11"/>
          <table:table-cell table:style-name="ce19" table:number-columns-repeated="4"/>
          <table:table-cell table:number-columns-repeated="32"/>
        </table:table-row>
        <table:table-row table:style-name="ro1" table:number-rows-repeated="1048274">
          <table:table-cell table:number-columns-repeated="47"/>
        </table:table-row>
        <table:table-row table:style-name="ro1">
          <table:table-cell table:number-columns-repeated="47"/>
        </table:table-row>
        <calcext:conditional-formats>
          <calcext:conditional-format calcext:target-range-address="resumo.L3:resumo.O301">
            <calcext:condition calcext:apply-style-name="destaque" calcext:value="=[.$P3]" calcext:base-cell-address="resumo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staque" style:family="table-cell" style:parent-style-name="Default">
      <style:text-properties fo:color="#0000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36:46.370356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1:44:15.918432998</meta:creation-date>
    <dc:date>2021-02-11T21:39:01.328958842</dc:date>
    <meta:editing-duration>PT5H18M31S</meta:editing-duration>
    <meta:editing-cycles>42</meta:editing-cycles>
    <meta:generator>LibreOffice/6.1.5.2$Linux_X86_64 LibreOffice_project/10$Build-2</meta:generator>
    <meta:document-statistic meta:table-count="6" meta:cell-count="11965" meta:object-count="0"/>
  </office:meta>
</office:document-meta>
</file>